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7680000BD7500000A4246BB7A4D3A1BE866.emf" manifest:media-type="image/x-emf"/>
  <manifest:file-entry manifest:full-path="Pictures/10000001000008F30000007C7B1A35E31CC61A57.png" manifest:media-type="image/png"/>
  <manifest:file-entry manifest:full-path="Pictures/100008AC0000125D00000246A8F8F7892E021BAD.wmf" manifest:media-type="image/x-wmf"/>
  <manifest:file-entry manifest:full-path="Pictures/10000001000000DE0000001BAD1AC0DFDB74B3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family-generic="roman" style:font-pitch="variable"/>
    <style:font-face style:name="Linux Libertine S.O.Cist.4" svg:font-family="'Linux Libertine S.O.Cist.'" style:font-adornments="Běžné" style:font-family-generic="modern" style:font-pitch="variable"/>
    <style:font-face style:name="Linux Libertine S.O.Cist.:frac=1" svg:font-family="'Linux Libertine S.O.Cist.:frac=1'" style:font-adornments="Běžné"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2694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Tabulka1.203" style:family="table-row">
      <style:table-row-properties style:min-row-height="0.291in" fo:keep-together="auto"/>
    </style:style>
    <style:style style:name="P1" style:family="paragraph" style:parent-style-name="Standard">
      <style:text-properties officeooo:paragraph-rsid="0014be48"/>
    </style:style>
    <style:style style:name="P2" style:family="paragraph" style:parent-style-name="Standard">
      <style:paragraph-properties fo:text-align="center" style:justify-single-word="false" fo:hyphenation-ladder-count="2"/>
      <style:text-properties fo:color="#ff0000" loext:opacity="100%" style:font-name="Linux Libertine S.O.Cist.2" fo:font-size="12pt" fo:language="la" fo:country="VA" officeooo:paragraph-rsid="00162bad"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justify" style:justify-single-word="false" fo:hyphenation-ladder-count="2"/>
      <style:text-properties fo:color="#ff0000" loext:opacity="100%" style:font-name="Linux Libertine S.O.Cist.2" fo:font-size="12pt" fo:language="la" fo:country="VA" officeooo:paragraph-rsid="00162bad"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2"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in" fo:margin-bottom="0in" style:contextual-spacing="false" fo:line-height="100%" fo:text-align="center" style:justify-single-word="false" fo:hyphenation-ladder-count="2"/>
      <style:text-properties fo:color="#ff0000" loext:opacity="100%" style:font-name="Linux Libertine S.O.Cist.2"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2"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2"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8"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3c6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6211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3"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10497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4"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104b4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5"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120d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6"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0bd8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7"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1a0462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62ba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9" style:family="paragraph" style:parent-style-name="Table_20_Contents">
      <style:paragraph-properties fo:line-height="100%" fo:text-align="center" style:justify-single-word="false" fo:hyphenation-ladder-count="2"/>
      <style:text-properties fo:color="#ff0000" loext:opacity="100%" style:font-name="Linux Libertine S.O.Cist.2" fo:font-size="12pt" fo:language="la" fo:country="VA"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0" style:family="paragraph" style:parent-style-name="Table_20_Contents">
      <style:paragraph-properties fo:line-height="100%" fo:text-align="center" style:justify-single-word="false" fo:hyphenation-ladder-count="2"/>
      <style:text-properties fo:color="#ff0000" loext:opacity="100%" style:font-name="Linux Libertine S.O.Cist.2" fo:font-size="12pt" fo:language="la" fo:country="VA"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1" style:family="paragraph" style:parent-style-name="Table_20_Contents">
      <style:paragraph-properties fo:line-height="100%" fo:text-align="center" style:justify-single-word="false" fo:hyphenation-ladder-count="2"/>
      <style:text-properties fo:color="#ff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2" style:family="paragraph" style:parent-style-name="Table_20_Contents">
      <style:paragraph-properties fo:line-height="100%" fo:text-align="center" style:justify-single-word="false" fo:hyphenation-ladder-count="2"/>
      <style:text-properties fo:color="#ff0000" loext:opacity="100%" style:font-name="Linux Libertine S.O.Cist.2"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529a2"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paragraph-rsid="021f2d57"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officeooo:rsid="021df536" officeooo:paragraph-rsid="021df536"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top="0in" fo:margin-bottom="0in" style:contextual-spacing="false" fo:line-height="100%" fo:text-align="center" style:justify-single-word="false" fo:hyphenation-ladder-count="2"/>
      <style:text-properties fo:color="#ff0000" loext:opacity="100%" style:font-name="Linux Libertine S.O.Cist.2" fo:font-size="12pt" fo:language="la" fo:country="VA" fo:font-weight="normal" officeooo:paragraph-rsid="0013c668" style:font-size-asian="12pt" style:language-asian="zh" style:country-asian="CN" style:font-weight-asian="normal" style:font-name-complex="Times New Roman"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fo:font-weight="normal" officeooo:rsid="021df536" officeooo:paragraph-rsid="021df53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margin-top="0in" fo:margin-bottom="0in" style:contextual-spacing="false" fo:line-height="100%" fo:text-align="center" style:justify-single-word="false" fo:hyphenation-ladder-count="2"/>
      <style:text-properties fo:color="#ff0000" loext:opacity="100%" style:font-name="Linux Libertine S.O.Cist.2" fo:font-size="12pt" fo:language="la" fo:country="VA" fo:font-weight="normal" officeooo:paragraph-rsid="0013c668" style:font-size-asian="12pt" style:font-weight-asian="normal" style:font-name-complex="Times New Roman" style:font-weight-complex="normal" fo:hyphenate="tru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line-height="100%" fo:text-align="center" style:justify-single-word="false" fo:hyphenation-ladder-count="2"/>
      <style:text-properties fo:color="#ff0000" loext:opacity="100%" style:font-name="Linux Libertine S.O.Cist.2"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32"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fo:font-style="normal" officeooo:paragraph-rsid="021f2d57"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33" style:family="paragraph" style:parent-style-name="Table_20_Contents">
      <style:paragraph-properties fo:text-align="center" style:justify-single-word="false" fo:hyphenation-ladder-count="2"/>
      <style:text-properties fo:color="#ff0000" loext:opacity="100%" style:font-name="Linux Libertine S.O.Cist.2" fo:font-size="12pt" fo:language="la" fo:country="VA" fo:font-style="normal" officeooo:paragraph-rsid="021f0e7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2" fo:font-size="12pt"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35" style:family="paragraph" style:parent-style-name="Table_20_Contents">
      <style:paragraph-properties fo:line-height="115%" fo:text-align="center" style:justify-single-word="false" fo:hyphenation-ladder-count="2" style:writing-mode="lr-tb"/>
      <style:text-properties fo:color="#ff0000" loext:opacity="100%" style:font-name="Linux Libertine S.O.Cist.2"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36" style:family="paragraph" style:parent-style-name="Table_20_Contents">
      <style:paragraph-properties fo:margin-top="0.0398in" fo:margin-bottom="0in" style:contextual-spacing="false" fo:line-height="115%" fo:text-align="center" style:justify-single-word="false" fo:hyphenation-ladder-count="2" style:writing-mode="lr-tb"/>
      <style:text-properties fo:color="#ff0000" loext:opacity="100%" style:font-name="Linux Libertine S.O.Cist.2" fo:font-size="12pt" fo:letter-spacing="normal" fo:language="la" fo:country="VA" fo:font-style="normal" fo:font-weight="bold" officeooo:rsid="021df536" officeooo:paragraph-rsid="021ed573" style:font-size-asian="12pt" style:language-asian="zh" style:country-asian="CN" style:font-style-asian="normal" style:font-weight-asian="bold" style:font-size-complex="12pt" style:language-complex="hi" style:country-complex="IN"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P37" style:family="paragraph" style:parent-style-name="Table_20_Contents">
      <loext:graphic-properties draw:fill="none"/>
      <style:paragraph-properties fo:margin-left="0in" fo:margin-right="0in" fo:margin-top="0in" fo:margin-bottom="0in" style:contextual-spacing="false" fo:line-height="100%" fo:text-align="center" style:justify-single-word="false" fo:hyphenation-ladder-count="2" fo:text-indent="0.1965in" style:auto-text-indent="false" fo:background-color="transparent" text:number-lines="false" text:line-number="0"/>
      <style:text-properties fo:color="#ff0000" loext:opacity="100%" style:font-name="Linux Libertine S.O.Cist.2" fo:font-size="12pt" fo:language="cs" fo:country="CZ" fo:font-weight="normal" officeooo:paragraph-rsid="0010bd8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38" style:family="paragraph" style:parent-style-name="Table_20_Contents">
      <style:paragraph-properties fo:margin-top="0in" fo:margin-bottom="0in" style:contextual-spacing="false" fo:line-height="100%" fo:text-align="center" style:justify-single-word="false" fo:hyphenation-ladder-count="2"/>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9" style:family="paragraph" style:parent-style-name="Table_20_Contents">
      <style:paragraph-properties fo:margin-top="0in" fo:margin-bottom="0in" style:contextual-spacing="false" fo:line-height="100%" fo:text-align="center" style:justify-single-word="false" fo:hyphenation-ladder-count="2"/>
      <style:text-properties fo:color="#ff0000" loext:opacity="100%"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0"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1"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ccbe3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4"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1b935e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5"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line-height="115%" fo:text-align="center" style:justify-single-word="false" fo:hyphenation-ladder-count="2"/>
      <style:text-properties fo:color="#ff0000" loext:opacity="100%" style:font-name="Linux Libertine S.O.Cist.1" fo:font-size="12pt" fo:language="la" fo:country="VA" officeooo:paragraph-rsid="0013c668" style:font-size-asian="12pt" fo:hyphenate="tru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fo:font-style="normal" officeooo:rsid="0031de23" officeooo:paragraph-rsid="00088b8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fo:font-style="normal" officeooo:rsid="0031de23" officeooo:paragraph-rsid="01ae73c4"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49"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50" style:family="paragraph" style:parent-style-name="Table_20_Contents">
      <style:paragraph-properties fo:line-height="115%" fo:text-align="center" style:justify-single-word="false" fo:hyphenation-ladder-count="2"/>
      <style:text-properties fo:color="#ff0000" loext:opacity="100%" style:font-name="Linux Libertine S.O.Cist.1" fo:font-size="12pt" fo:language="la" fo:country="VA" fo:font-weight="normal" officeooo:paragraph-rsid="0013c668" style:font-size-asian="16pt" style:font-weight-asian="normal" style:font-size-complex="14pt" style:font-weight-complex="normal" fo:hyphenate="true" fo:hyphenation-remain-char-count="2" fo:hyphenation-push-char-count="2" loext:hyphenation-no-caps="false" loext:hyphenation-no-last-word="false" loext:hyphenation-word-char-count="no-limit" loext:hyphenation-zone="no-limit"/>
    </style:style>
    <style:style style:name="P51" style:family="paragraph" style:parent-style-name="Table_20_Contents">
      <style:paragraph-properties fo:margin-top="0in" fo:margin-bottom="0in" style:contextual-spacing="false" fo:line-height="115%" fo:text-align="center" style:justify-single-word="false" fo:hyphenation-ladder-count="2"/>
      <style:text-properties fo:color="#ff0000" loext:opacity="100%" style:font-name="Linux Libertine S.O.Cist.1" fo:font-size="12pt" officeooo:rsid="001b7e00"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2" style:family="paragraph" style:parent-style-name="Table_20_Contents">
      <style:paragraph-properties fo:line-height="115%" fo:text-align="center" style:justify-single-word="false" fo:hyphenation-ladder-count="2"/>
      <style:text-properties fo:color="#ff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text-align="center" style:justify-single-word="false" fo:hyphenation-ladder-count="2" style:writing-mode="lr-tb"/>
      <style:text-properties fo:color="#ff0000" loext:opacity="100%" style:font-name="Bookman BT S.O.Cist.1"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54" style:family="paragraph" style:parent-style-name="Table_20_Contents">
      <style:paragraph-properties fo:text-align="center" style:justify-single-word="false" fo:hyphenation-ladder-count="2" style:writing-mode="lr-tb"/>
      <style:text-properties fo:color="#ff0000" loext:opacity="100%" style:font-name="Bookman BT S.O.Cist.1" fo:font-size="12pt" fo:letter-spacing="normal" fo:language="la" fo:country="VA" fo:font-weight="normal" officeooo:paragraph-rsid="016df12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55" style:family="paragraph" style:parent-style-name="Table_20_Contents">
      <style:paragraph-properties fo:text-align="center" style:justify-single-word="false" fo:hyphenation-ladder-count="2"/>
      <style:text-properties fo:color="#ff0000" loext:opacity="100%" style:font-name="Bookman BT S.O.Cist.1"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text-align="center" style:justify-single-word="false" fo:hyphenation-ladder-count="2"/>
      <style:text-properties fo:color="#ff0000" loext:opacity="100%" style:font-name="Bookman BT S.O.Cist.1" fo:font-size="12pt" fo:letter-spacing="normal" fo:language="la" fo:country="VA" fo:font-style="normal" fo:font-weight="normal" officeooo:rsid="00b5f798" officeooo:paragraph-rsid="016df123"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margin-top="0.0201in" fo:margin-bottom="0.0201in" style:contextual-spacing="false" fo:text-align="center" style:justify-single-word="false" fo:hyphenation-ladder-count="2"/>
      <style:text-properties fo:color="#ff0000" loext:opacity="100%" style:font-name="Bookman BT S.O.Cist.1" fo:font-size="12pt" fo:letter-spacing="normal" fo:language="la" fo:country="VA" fo:font-style="normal" fo:font-weight="normal" officeooo:rsid="010c24ea" officeooo:paragraph-rsid="010c24ea"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58" style:family="paragraph" style:parent-style-name="Table_20_Contents">
      <style:paragraph-properties fo:text-align="center" style:justify-single-word="false" fo:hyphenation-ladder-count="2"/>
      <style:text-properties fo:color="#ff0000" loext:opacity="100%"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line-height="100%" fo:text-align="center" style:justify-single-word="false" fo:hyphenation-ladder-count="2"/>
      <style:text-properties fo:color="#ff0000" loext:opacity="100%" style:text-outline="true" style:font-name="Linux Libertine S.O.Cist.2" fo:font-size="12pt" fo:language="la" fo:country="VA" fo:font-weight="bold" officeooo:rsid="0019f97a" officeooo:paragraph-rsid="029843a8" style:font-size-asian="12pt" style:language-asian="zh" style:country-asian="CN" style:font-weight-asian="bold" style:font-size-complex="12pt" style:language-complex="hi" style:country-complex="IN" style:font-weight-complex="bold" loext:shadow="none" fo:hyphenate="true" fo:hyphenation-remain-char-count="2" fo:hyphenation-push-char-count="2" loext:hyphenation-no-caps="false" loext:hyphenation-no-last-word="false" loext:hyphenation-word-char-count="no-limit" loext:hyphenation-zone="no-limit"/>
    </style:style>
    <style:style style:name="P60" style:family="paragraph" style:parent-style-name="Standard">
      <style:paragraph-properties fo:text-align="justify" style:justify-single-word="false" fo:hyphenation-ladder-count="2"/>
      <style:text-properties style:font-name="Linux Libertine S.O.Cist.2" fo:font-size="12pt" fo:language="cs" fo:country="CZ" officeooo:paragraph-rsid="00162bad"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2"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2" fo:font-size="12pt" fo:language="cs" fo:country="CZ"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63"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62bad"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64" style:family="paragraph" style:parent-style-name="Table_20_Contents">
      <style:paragraph-properties fo:text-align="justify" style:justify-single-word="false" fo:hyphenation-ladder-count="2"/>
      <style:text-properties style:font-name="Linux Libertine S.O.Cist.2"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5"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6"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3c6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8"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120d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69"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529a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0"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0bd8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1"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drop-cap/>
      </style:paragraph-properties>
      <style:text-properties style:font-name="Linux Libertine S.O.Cist.2" fo:font-size="12pt" fo:language="cs" fo:country="CZ" officeooo:paragraph-rsid="0243952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2"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drop-cap/>
      </style:paragraph-properties>
      <style:text-properties style:font-name="Linux Libertine S.O.Cist.2" fo:font-size="12pt" fo:language="cs" fo:country="CZ" officeooo:paragraph-rsid="027cd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drop-cap/>
      </style:paragraph-properties>
      <style:text-properties style:font-name="Linux Libertine S.O.Cist.2" fo:font-size="12pt" fo:language="cs" fo:country="CZ" officeooo:paragraph-rsid="029f3eb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4"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2" fo:text-indent="0.1965in" style:auto-text-indent="false" fo:background-color="transparent" text:number-lines="false" text:line-number="0">
        <style:tab-stops/>
        <style:drop-cap/>
      </style:paragraph-properties>
      <style:text-properties style:font-name="Linux Libertine S.O.Cist.2" fo:font-size="12pt" fo:language="cs" fo:country="CZ" officeooo:paragraph-rsid="0010bd8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5" style:family="paragraph" style:parent-style-name="Table_20_Contents">
      <style:paragraph-properties fo:line-height="100%" fo:text-align="justify" style:justify-single-word="false" fo:hyphenation-ladder-count="2"/>
      <style:text-properties style:font-name="Linux Libertine S.O.Cist.2"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6" style:family="paragraph" style:parent-style-name="Table_20_Contents">
      <style:paragraph-properties fo:line-height="100%" fo:text-align="justify" style:justify-single-word="false" fo:hyphenation-ladder-count="2"/>
      <style:text-properties style:font-name="Linux Libertine S.O.Cist.2" fo:font-size="12pt" fo:language="cs" fo:country="CZ"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7" style:family="paragraph" style:parent-style-name="Table_20_Contents">
      <style:paragraph-properties fo:line-height="100%" fo:text-align="justify" style:justify-single-word="false" fo:hyphenation-ladder-count="2"/>
      <style:text-properties style:font-name="Linux Libertine S.O.Cist.2" fo:font-size="12pt" fo:language="cs" fo:country="CZ" officeooo:rsid="02080fff" officeooo:paragraph-rsid="02080ff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8" style:family="paragraph" style:parent-style-name="Table_20_Contents">
      <style:paragraph-properties fo:text-align="justify" style:justify-single-word="false" fo:hyphenation-ladder-count="2"/>
      <style:text-properties style:font-name="Linux Libertine S.O.Cist.2" fo:font-size="12pt" fo:language="cs" fo:country="CZ" officeooo:rsid="0067414b"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79"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style:font-name="Linux Libertine S.O.Cist.2" fo:font-size="12pt" fo:language="cs" fo:country="CZ" officeooo:rsid="019783c5" officeooo:paragraph-rsid="0258887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80" style:family="paragraph" style:parent-style-name="Table_20_Contents">
      <style:paragraph-properties fo:text-align="justify" style:justify-single-word="false" fo:hyphenation-ladder-count="2"/>
      <style:text-properties style:font-name="Linux Libertine S.O.Cist.2"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88b83" style:font-size-asian="12pt" fo:hyphenate="true" fo:hyphenation-remain-char-count="2" fo:hyphenation-push-char-count="2" loext:hyphenation-no-caps="false" loext:hyphenation-no-last-word="false" loext:hyphenation-word-char-count="no-limit" loext:hyphenation-zone="no-limit"/>
    </style:style>
    <style:style style:name="P82" style:family="paragraph" style:parent-style-name="Table_20_Contents">
      <style:paragraph-properties fo:text-align="justify" style:justify-single-word="false" fo:hyphenation-ladder-count="2"/>
      <style:text-properties style:font-name="Linux Libertine S.O.Cist.2" fo:font-size="12pt" fo:language="cs" fo:country="CZ" officeooo:paragraph-rsid="00033682" style:font-size-asian="12pt" fo:hyphenate="true" fo:hyphenation-remain-char-count="2" fo:hyphenation-push-char-count="2" loext:hyphenation-no-caps="false" loext:hyphenation-no-last-word="false" loext:hyphenation-word-char-count="no-limit" loext:hyphenation-zone="no-limit"/>
    </style:style>
    <style:style style:name="P83"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3c668" style:font-size-asian="12pt" fo:hyphenate="true" fo:hyphenation-remain-char-count="2" fo:hyphenation-push-char-count="2" loext:hyphenation-no-caps="false" loext:hyphenation-no-last-word="false" loext:hyphenation-word-char-count="no-limit" loext:hyphenation-zone="no-limit"/>
    </style:style>
    <style:style style:name="P84" style:family="paragraph" style:parent-style-name="Table_20_Contents">
      <style:paragraph-properties fo:text-align="justify" style:justify-single-word="false" fo:hyphenation-ladder-count="2"/>
      <style:text-properties style:font-name="Linux Libertine S.O.Cist.2" fo:font-size="12pt" fo:language="cs" fo:country="CZ" officeooo:paragraph-rsid="01049717" style:font-size-asian="12pt" fo:hyphenate="true" fo:hyphenation-remain-char-count="2" fo:hyphenation-push-char-count="2" loext:hyphenation-no-caps="false" loext:hyphenation-no-last-word="false" loext:hyphenation-word-char-count="no-limit" loext:hyphenation-zone="no-limit"/>
    </style:style>
    <style:style style:name="P85"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120db" style:font-size-asian="12pt" fo:hyphenate="true" fo:hyphenation-remain-char-count="2" fo:hyphenation-push-char-count="2" loext:hyphenation-no-caps="false" loext:hyphenation-no-last-word="false" loext:hyphenation-word-char-count="no-limit" loext:hyphenation-zone="no-limit"/>
    </style:style>
    <style:style style:name="P86"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529a2" style:font-size-asian="12pt" fo:hyphenate="true" fo:hyphenation-remain-char-count="2" fo:hyphenation-push-char-count="2" loext:hyphenation-no-caps="false" loext:hyphenation-no-last-word="false" loext:hyphenation-word-char-count="no-limit" loext:hyphenation-zone="no-limit"/>
    </style:style>
    <style:style style:name="P87" style:family="paragraph" style:parent-style-name="Table_20_Contents">
      <style:paragraph-properties fo:text-align="justify" style:justify-single-word="false" fo:hyphenation-ladder-count="2"/>
      <style:text-properties style:font-name="Linux Libertine S.O.Cist.2" fo:font-size="12pt" fo:language="cs" fo:country="CZ" officeooo:paragraph-rsid="00162bad" style:font-size-asian="12pt" fo:hyphenate="true" fo:hyphenation-remain-char-count="2" fo:hyphenation-push-char-count="2" loext:hyphenation-no-caps="false" loext:hyphenation-no-last-word="false" loext:hyphenation-word-char-count="no-limit" loext:hyphenation-zone="no-limit"/>
    </style:style>
    <style:style style:name="P88" style:family="paragraph" style:parent-style-name="Standard">
      <style:paragraph-properties fo:text-align="justify" style:justify-single-word="false" fo:hyphenation-ladder-count="2"/>
      <style:text-properties style:font-name="Linux Libertine S.O.Cist.2" fo:font-size="12pt" fo:language="la" fo:country="VA" officeooo:paragraph-rsid="00162bad"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89"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2" fo:font-size="12pt" fo:language="la" fo:country="VA" style:font-size-asian="12pt" style:font-name-complex="Times New Roman" style:font-weight-complex="bold" fo:hyphenate="true" fo:hyphenation-remain-char-count="2" fo:hyphenation-push-char-count="2" loext:hyphenation-no-caps="false" loext:hyphenation-no-last-word="false" loext:hyphenation-word-char-count="no-limit" loext:hyphenation-zone="no-limit"/>
    </style:style>
    <style:style style:name="P90"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2"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91" style:family="paragraph" style:parent-style-name="Table_20_Contents">
      <style:paragraph-properties fo:text-align="justify" style:justify-single-word="false" fo:hyphenation-ladder-count="2"/>
      <style:text-properties style:font-name="Linux Libertine S.O.Cist.2"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92" style:family="paragraph" style:parent-style-name="Table_20_Contents">
      <style:paragraph-properties fo:text-align="justify" style:justify-single-word="false" fo:hyphenation-ladder-count="2"/>
      <style:text-properties style:font-name="Linux Libertine S.O.Cist.2" fo:font-size="12pt" fo:language="la" fo:country="VA" officeooo:paragraph-rsid="00033682" style:font-size-asian="12pt" fo:hyphenate="true" fo:hyphenation-remain-char-count="2" fo:hyphenation-push-char-count="2" loext:hyphenation-no-caps="false" loext:hyphenation-no-last-word="false" loext:hyphenation-word-char-count="no-limit" loext:hyphenation-zone="no-limit"/>
    </style:style>
    <style:style style:name="P93" style:family="paragraph" style:parent-style-name="Table_20_Contents">
      <style:paragraph-properties fo:text-align="justify" style:justify-single-word="false" fo:hyphenation-ladder-count="2"/>
      <style:text-properties style:font-name="Linux Libertine S.O.Cist.2" fo:font-size="12pt" fo:language="la" fo:country="VA" officeooo:paragraph-rsid="00088b83" style:font-size-asian="12pt" fo:hyphenate="true" fo:hyphenation-remain-char-count="2" fo:hyphenation-push-char-count="2" loext:hyphenation-no-caps="false" loext:hyphenation-no-last-word="false" loext:hyphenation-word-char-count="no-limit" loext:hyphenation-zone="no-limit"/>
    </style:style>
    <style:style style:name="P94" style:family="paragraph" style:parent-style-name="Table_20_Contents">
      <style:paragraph-properties fo:text-align="justify" style:justify-single-word="false" fo:hyphenation-ladder-count="2"/>
      <style:text-properties style:font-name="Linux Libertine S.O.Cist.2" fo:font-size="12pt" fo:language="la" fo:country="VA" officeooo:paragraph-rsid="0013c668" style:font-size-asian="12pt" fo:hyphenate="true" fo:hyphenation-remain-char-count="2" fo:hyphenation-push-char-count="2" loext:hyphenation-no-caps="false" loext:hyphenation-no-last-word="false" loext:hyphenation-word-char-count="no-limit" loext:hyphenation-zone="no-limit"/>
    </style:style>
    <style:style style:name="P95" style:family="paragraph" style:parent-style-name="Table_20_Contents">
      <style:paragraph-properties fo:text-align="justify" style:justify-single-word="false" fo:hyphenation-ladder-count="2"/>
      <style:text-properties style:font-name="Linux Libertine S.O.Cist.2" fo:font-size="12pt" fo:language="la" fo:country="VA" officeooo:paragraph-rsid="00162bad" style:font-size-asian="12pt" fo:hyphenate="true" fo:hyphenation-remain-char-count="2" fo:hyphenation-push-char-count="2" loext:hyphenation-no-caps="false" loext:hyphenation-no-last-word="false" loext:hyphenation-word-char-count="no-limit" loext:hyphenation-zone="no-limit"/>
    </style:style>
    <style:style style:name="P96" style:family="paragraph" style:parent-style-name="Table_20_Contents">
      <style:paragraph-properties fo:text-align="justify" style:justify-single-word="false" fo:hyphenation-ladder-count="2"/>
      <style:text-properties style:font-name="Linux Libertine S.O.Cist.2" fo:font-size="12pt" fo:language="la" fo:country="VA" officeooo:paragraph-rsid="001120db" style:font-size-asian="12pt" fo:hyphenate="true" fo:hyphenation-remain-char-count="2" fo:hyphenation-push-char-count="2" loext:hyphenation-no-caps="false" loext:hyphenation-no-last-word="false" loext:hyphenation-word-char-count="no-limit" loext:hyphenation-zone="no-limit"/>
    </style:style>
    <style:style style:name="P97"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style:font-name="Linux Libertine S.O.Cist.2" fo:font-size="12pt" fo:language="la" fo:country="VA" officeooo:paragraph-rsid="021a1aa2" style:font-size-asian="12pt" fo:hyphenate="true" fo:hyphenation-remain-char-count="2" fo:hyphenation-push-char-count="2" loext:hyphenation-no-caps="false" loext:hyphenation-no-last-word="false" loext:hyphenation-word-char-count="no-limit" loext:hyphenation-zone="no-limit"/>
    </style:style>
    <style:style style:name="P98" style:family="paragraph" style:parent-style-name="Table_20_Contents">
      <style:paragraph-properties fo:line-height="100%" fo:text-align="justify" style:justify-single-word="false" fo:hyphenation-ladder-count="2"/>
      <style:text-properties style:font-name="Linux Libertine S.O.Cist.2" fo:font-size="12pt" fo:language="la" fo:country="VA"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99" style:family="paragraph" style:parent-style-name="Table_20_Contents">
      <style:paragraph-properties fo:line-height="100%" fo:text-align="justify" style:justify-single-word="false" fo:hyphenation-ladder-count="2"/>
      <style:text-properties style:font-name="Linux Libertine S.O.Cist.2" fo:font-size="12pt" fo:language="la" fo:country="VA"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0"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style:font-name="Linux Libertine S.O.Cist.2" fo:font-size="12pt" fo:language="la" fo:country="VA" officeooo:paragraph-rsid="021a1aa2"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style:font-name="Linux Libertine S.O.Cist.2" fo:font-size="12pt" fo:language="la" fo:country="VA" officeooo:paragraph-rsid="021e8496"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2"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2" fo:font-size="12pt" fo:language="la" fo:country="VA" fo:font-weight="bold" style:font-size-asian="12pt" style:font-weight-asian="bold" style:font-name-complex="Times New Roman" fo:hyphenate="true" fo:hyphenation-remain-char-count="2" fo:hyphenation-push-char-count="2" loext:hyphenation-no-caps="false" loext:hyphenation-no-last-word="false" loext:hyphenation-word-char-count="no-limit" loext:hyphenation-zone="no-limit"/>
    </style:style>
    <style:style style:name="P103"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style:font-name="Linux Libertine S.O.Cist.2" fo:font-size="12pt" fo:language="la" fo:country="VA" fo:font-style="normal" officeooo:paragraph-rsid="021a1aa2" style:font-size-asian="12pt" style:language-asian="zh" style:country-asian="CN" style:font-style-asian="normal"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04"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2" fo:font-size="12pt"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05" style:family="paragraph" style:parent-style-name="Table_20_Contents">
      <style:paragraph-properties fo:line-height="100%" fo:text-align="center" style:justify-single-word="false" fo:hyphenation-ladder-count="2"/>
      <style:text-properties style:font-name="Linux Libertine S.O.Cist.2"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06"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2" fo:hyphenate="true" fo:hyphenation-remain-char-count="2" fo:hyphenation-push-char-count="2" loext:hyphenation-no-caps="false" loext:hyphenation-no-last-word="false" loext:hyphenation-word-char-count="no-limit" loext:hyphenation-zone="no-limit"/>
    </style:style>
    <style:style style:name="P107" style:family="paragraph" style:parent-style-name="Table_20_Contents">
      <style:paragraph-properties fo:line-height="100%" fo:text-align="center" style:justify-single-word="false" fo:hyphenation-ladder-count="2"/>
      <style:text-properties style:font-name="Linux Libertine S.O.Cist.2" officeooo:paragraph-rsid="0014be48" fo:hyphenate="true" fo:hyphenation-remain-char-count="2" fo:hyphenation-push-char-count="2" loext:hyphenation-no-caps="false" loext:hyphenation-no-last-word="false" loext:hyphenation-word-char-count="no-limit" loext:hyphenation-zone="no-limit"/>
    </style:style>
    <style:style style:name="P108" style:family="paragraph" style:parent-style-name="Table_20_Contents">
      <style:paragraph-properties fo:text-align="center" style:justify-single-word="false" fo:hyphenation-ladder-count="2" style:writing-mode="lr-tb"/>
      <style:text-properties style:font-name="Linux Libertine S.O.Cist.2" fo:hyphenate="true" fo:hyphenation-remain-char-count="2" fo:hyphenation-push-char-count="2" loext:hyphenation-no-caps="false" loext:hyphenation-no-last-word="false" loext:hyphenation-word-char-count="no-limit" loext:hyphenation-zone="no-limit"/>
    </style:style>
    <style:style style:name="P109" style:family="paragraph" style:parent-style-name="Table_20_Contents">
      <style:paragraph-properties fo:text-align="center" style:justify-single-word="false" fo:hyphenation-ladder-count="2"/>
      <style:text-properties style:font-name="Linux Libertine S.O.Cist.2" officeooo:paragraph-rsid="0013c668" fo:hyphenate="true" fo:hyphenation-remain-char-count="2" fo:hyphenation-push-char-count="2" loext:hyphenation-no-caps="false" loext:hyphenation-no-last-word="false" loext:hyphenation-word-char-count="no-limit" loext:hyphenation-zone="no-limit"/>
    </style:style>
    <style:style style:name="P110" style:family="paragraph" style:parent-style-name="Table_20_Contents">
      <style:paragraph-properties fo:text-align="center" style:justify-single-word="false" fo:hyphenation-ladder-count="2"/>
      <style:text-properties style:font-name="Linux Libertine S.O.Cist.2" officeooo:paragraph-rsid="00162bad" fo:hyphenate="true" fo:hyphenation-remain-char-count="2" fo:hyphenation-push-char-count="2" loext:hyphenation-no-caps="false" loext:hyphenation-no-last-word="false" loext:hyphenation-word-char-count="no-limit" loext:hyphenation-zone="no-limit"/>
    </style:style>
    <style:style style:name="P111" style:family="paragraph" style:parent-style-name="Table_20_Contents">
      <style:paragraph-properties fo:text-align="center" style:justify-single-word="false" fo:hyphenation-ladder-count="2"/>
      <style:text-properties style:font-name="Linux Libertine S.O.Cist.2" officeooo:paragraph-rsid="021f2d57" fo:hyphenate="true" fo:hyphenation-remain-char-count="2" fo:hyphenation-push-char-count="2" loext:hyphenation-no-caps="false" loext:hyphenation-no-last-word="false" loext:hyphenation-word-char-count="no-limit" loext:hyphenation-zone="no-limit"/>
    </style:style>
    <style:style style:name="P112" style:family="paragraph" style:parent-style-name="Table_20_Contents">
      <style:paragraph-properties fo:line-height="115%" fo:text-align="center" style:justify-single-word="false" fo:hyphenation-ladder-count="2"/>
      <style:text-properties style:font-name="Linux Libertine S.O.Cist.2" officeooo:paragraph-rsid="0014be48" fo:hyphenate="true" fo:hyphenation-remain-char-count="2" fo:hyphenation-push-char-count="2" loext:hyphenation-no-caps="false" loext:hyphenation-no-last-word="false" loext:hyphenation-word-char-count="no-limit" loext:hyphenation-zone="no-limit"/>
    </style:style>
    <style:style style:name="P113" style:family="paragraph" style:parent-style-name="Table_20_Contents">
      <style:paragraph-properties fo:line-height="115%" fo:text-align="center" style:justify-single-word="false" fo:hyphenation-ladder-count="2"/>
      <style:text-properties style:font-name="Linux Libertine S.O.Cist.2" officeooo:paragraph-rsid="00088b83" fo:hyphenate="true" fo:hyphenation-remain-char-count="2" fo:hyphenation-push-char-count="2" loext:hyphenation-no-caps="false" loext:hyphenation-no-last-word="false" loext:hyphenation-word-char-count="no-limit" loext:hyphenation-zone="no-limit"/>
    </style:style>
    <style:style style:name="P114" style:family="paragraph" style:parent-style-name="Standard">
      <style:paragraph-properties fo:line-height="115%" fo:text-align="center" style:justify-single-word="false" fo:hyphenation-ladder-count="2"/>
      <style:text-properties fo:hyphenate="tru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style:paragraph-properties fo:line-height="115%" fo:text-align="center" style:justify-single-word="false" fo:hyphenation-ladder-count="2" style:writing-mode="lr-tb"/>
      <style:text-properties officeooo:paragraph-rsid="021ed573" fo:hyphenate="tru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style:paragraph-properties fo:line-height="115%" fo:text-align="center" style:justify-single-word="false" fo:hyphenation-ladder-count="2"/>
      <style:text-properties officeooo:paragraph-rsid="0014be48" fo:hyphenate="tru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style:paragraph-properties fo:line-height="115%" fo:text-align="center" style:justify-single-word="false" fo:hyphenation-ladder-count="2"/>
      <style:text-properties officeooo:paragraph-rsid="01a433c3" fo:hyphenate="tru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style:paragraph-properties fo:margin-top="0in" fo:margin-bottom="0in" style:contextual-spacing="false" fo:line-height="115%" fo:text-align="center" style:justify-single-word="false" fo:hyphenation-ladder-count="2" style:writing-mode="lr-tb"/>
      <style:text-properties style:use-window-font-color="true" loext:opacity="0%" style:font-name="Linux Libertine S.O.Cist.2" fo:font-size="12pt" fo:letter-spacing="normal" fo:language="la" fo:country="VA" fo:font-weight="normal" officeooo:rsid="00c44ae2"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style:paragraph-properties fo:margin-top="0in" fo:margin-bottom="0in" style:contextual-spacing="false" fo:line-height="115%" fo:text-align="center" style:justify-single-word="false" fo:hyphenation-ladder-count="2" style:writing-mode="lr-tb"/>
      <style:text-properties style:use-window-font-color="true" loext:opacity="0%" style:font-name="Linux Libertine S.O.Cist.2" fo:font-size="12pt" fo:letter-spacing="normal" fo:language="la" fo:country="VA" fo:font-weight="normal" officeooo:rsid="00c44ae2"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0" style:family="paragraph" style:parent-style-name="Table_20_Contents">
      <style:paragraph-properties fo:margin-top="0in" fo:margin-bottom="0in" style:contextual-spacing="false" fo:line-height="100%" fo:text-align="center" style:justify-single-word="false" fo:hyphenation-ladder-count="2" style:writing-mode="lr-tb"/>
      <style:text-properties style:use-window-font-color="true" loext:opacity="0%" style:font-name="Linux Libertine S.O.Cist.2" fo:font-size="12pt" fo:letter-spacing="normal" fo:language="la" fo:country="VA" fo:font-weight="normal" officeooo:rsid="00c44ae2"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1" style:family="paragraph" style:parent-style-name="Table_20_Contents">
      <style:paragraph-properties fo:margin-top="0in" fo:margin-bottom="0in" style:contextual-spacing="false" fo:line-height="115%" fo:text-align="center" style:justify-single-word="false" fo:hyphenation-ladder-count="2" style:writing-mode="lr-tb"/>
      <style:text-properties style:use-window-font-color="true" loext:opacity="0%" style:font-name="Linux Libertine S.O.Cist.2" fo:font-size="12pt" fo:letter-spacing="normal" fo:language="la" fo:country="VA" fo:font-weight="normal" officeooo:rsid="01fa4fab" officeooo:paragraph-rsid="01fa4f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style:paragraph-properties fo:line-height="115%" fo:text-align="center" style:justify-single-word="false" fo:hyphenation-ladder-count="2" style:writing-mode="lr-tb"/>
      <style:text-properties style:use-window-font-color="true" loext:opacity="0%" style:font-name="Linux Libertine S.O.Cist.2" fo:font-size="12pt" fo:letter-spacing="normal" fo:language="la" fo:country="VA" fo:font-style="italic" fo:font-weight="normal" officeooo:rsid="021be7e6" officeooo:paragraph-rsid="021be7e6" style:font-size-asian="12pt" style:language-asian="zh" style:country-asian="CN" style:font-style-asian="italic" style:font-weight-asian="normal" style:font-size-complex="12pt" style:language-complex="hi" style:country-complex="IN" style:font-style-complex="italic" style:font-weight-complex="normal" fo:hyphenate="tru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style:paragraph-properties fo:line-height="115%" fo:text-align="center" style:justify-single-word="false" fo:hyphenation-ladder-count="2" style:writing-mode="lr-tb"/>
      <style:text-properties style:use-window-font-color="true" loext:opacity="0%" style:font-name="Linux Libertine S.O.Cist.2" fo:font-size="12pt" fo:letter-spacing="normal" fo:language="la" fo:country="VA" fo:font-style="italic" fo:font-weight="normal" officeooo:rsid="022cfa09" officeooo:paragraph-rsid="021be7e6" style:font-size-asian="12pt" style:language-asian="zh" style:country-asian="CN" style:font-style-asian="italic" style:font-weight-asian="normal" style:font-size-complex="12pt" style:language-complex="hi" style:country-complex="IN" style:font-style-complex="italic" style:font-weight-complex="normal" fo:hyphenate="true" fo:hyphenation-remain-char-count="2" fo:hyphenation-push-char-count="2" loext:hyphenation-no-caps="false" loext:hyphenation-no-last-word="false" loext:hyphenation-word-char-count="no-limit" loext:hyphenation-zone="no-limit"/>
    </style:style>
    <style:style style:name="P124" style:family="paragraph" style:parent-style-name="Table_20_Contents">
      <style:paragraph-properties fo:text-align="center" style:justify-single-word="false" fo:hyphenation-ladder-count="2" style:writing-mode="lr-tb"/>
      <style:text-properties style:use-window-font-color="true" loext:opacity="0%" style:font-name="Linux Libertine S.O.Cist.2"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25" style:family="paragraph" style:parent-style-name="Table_20_Contents">
      <style:paragraph-properties fo:text-align="center" style:justify-single-word="false" fo:hyphenation-ladder-count="2"/>
      <style:text-properties style:use-window-font-color="true" loext:opacity="0%" style:font-name="Linux Libertine S.O.Cist.2"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26" style:family="paragraph" style:parent-style-name="Table_20_Contents">
      <style:paragraph-properties fo:line-height="100%" fo:text-align="center" style:justify-single-word="false" fo:hyphenation-ladder-count="2"/>
      <style:text-properties style:use-window-font-color="true" loext:opacity="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27" style:family="paragraph" style:parent-style-name="Table_20_Contents">
      <style:paragraph-properties fo:line-height="115%" fo:text-align="center" style:justify-single-word="false" fo:hyphenation-ladder-count="2"/>
      <style:text-properties style:use-window-font-color="true" loext:opacity="0%" style:font-name="Linux Libertine S.O.Cist.1" officeooo:rsid="000cb59c" officeooo:paragraph-rsid="0013c668" fo:hyphenate="true" fo:hyphenation-remain-char-count="2" fo:hyphenation-push-char-count="2" loext:hyphenation-no-caps="false" loext:hyphenation-no-last-word="false" loext:hyphenation-word-char-count="no-limit" loext:hyphenation-zone="no-limit"/>
    </style:style>
    <style:style style:name="P128" style:family="paragraph" style:parent-style-name="Table_20_Contents">
      <style:paragraph-properties fo:text-align="center" style:justify-single-word="false" fo:hyphenation-ladder-count="2"/>
      <style:text-properties style:use-window-font-color="true" loext:opacity="0%" style:font-name="Linux Libertine S.O.Cist.1" fo:font-size="12pt" fo:language="la" fo:country="VA" officeooo:paragraph-rsid="01b935e1"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29" style:family="paragraph" style:parent-style-name="Table_20_Contents">
      <style:paragraph-properties fo:text-align="center" style:justify-single-word="false" fo:hyphenation-ladder-count="2"/>
      <style:text-properties style:use-window-font-color="true" loext:opacity="0%" style:font-name="Linux Libertine S.O.Cist.1" fo:font-size="12pt" fo:language="la" fo:country="VA" officeooo:paragraph-rsid="00ccbe3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style:paragraph-properties fo:margin-top="0in" fo:margin-bottom="0in" style:contextual-spacing="false" fo:line-height="100%" fo:text-align="center" style:justify-single-word="false" fo:hyphenation-ladder-count="2"/>
      <style:text-properties style:font-name="Bookman BT S.O.Cist.:liga=02" fo:font-size="12pt" fo:language="la" fo:country="VA" fo:font-weight="350" officeooo:paragraph-rsid="0013c668" style:font-size-asian="12pt" style:language-asian="zh" style:country-asian="CN" style:font-weight-asian="bold"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font-weight-asian="normal" style:font-name-complex="Times New Roman" style:font-weight-complex="normal" fo:hyphenate="true" fo:hyphenation-remain-char-count="2" fo:hyphenation-push-char-count="2" loext:hyphenation-no-caps="false" loext:hyphenation-no-last-word="false" loext:hyphenation-word-char-count="no-limit" loext:hyphenation-zone="no-limit"/>
    </style:style>
    <style:style style:name="P132" style:family="paragraph" style:parent-style-name="Table_20_Contents">
      <style:paragraph-properties fo:line-height="100%" fo:text-align="center" style:justify-single-word="false" fo:hyphenation-ladder-count="2"/>
      <style:text-properties style:font-name="Bookman BT S.O.Cist.:liga=01" fo:font-size="12pt" fo:language="la" fo:country="VA" fo:font-weight="normal"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3" style:family="paragraph" style:parent-style-name="Table_20_Contents">
      <style:paragraph-properties fo:line-height="100%" fo:text-align="center" style:justify-single-word="false" fo:hyphenation-ladder-count="2"/>
      <style:text-properties style:font-name="Bookman BT S.O.Cist.:liga=01" fo:font-size="12pt" fo:language="la" fo:country="VA" fo:font-weight="normal"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4" style:family="paragraph" style:parent-style-name="Table_20_Contents">
      <style:paragraph-properties fo:line-height="100%" fo:text-align="center" style:justify-single-word="false" fo:hyphenation-ladder-count="2"/>
      <style:text-properties style:font-name="Bookman BT S.O.Cist.:liga=01" fo:font-size="12pt" fo:language="la" fo:country="VA" fo:font-weight="normal" officeooo:paragraph-rsid="01d9690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5" style:family="paragraph" style:parent-style-name="Table_20_Contents">
      <style:paragraph-properties fo:line-height="100%" fo:text-align="center" style:justify-single-word="false" fo:hyphenation-ladder-count="2"/>
      <style:text-properties style:font-name="Bookman BT S.O.Cist.:liga=01" fo:font-size="12pt" fo:language="la" fo:country="VA" fo:font-weight="normal" officeooo:paragraph-rsid="029843a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6" style:family="paragraph" style:parent-style-name="Table_20_Contents">
      <style:paragraph-properties fo:text-align="center" style:justify-single-word="false" fo:hyphenation-ladder-count="2"/>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7" style:family="paragraph" style:parent-style-name="Table_20_Contents">
      <style:paragraph-properties fo:text-align="center" style:justify-single-word="false" fo:hyphenation-ladder-count="2"/>
      <style:text-properties style:font-name="Bookman BT S.O.Cist.:liga=01" fo:font-size="12pt" fo:language="la" fo:country="VA" fo:font-weight="normal"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8" style:family="paragraph" style:parent-style-name="Table_20_Contents">
      <style:paragraph-properties fo:text-align="center" style:justify-single-word="false" fo:hyphenation-ladder-count="2"/>
      <style:text-properties style:font-name="Bookman BT S.O.Cist.:liga=01" fo:font-size="12pt" fo:language="la" fo:country="VA" fo:font-weight="normal"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39" style:family="paragraph" style:parent-style-name="Table_20_Contents">
      <style:paragraph-properties fo:margin-top="0in" fo:margin-bottom="0in" style:contextual-spacing="false" fo:line-height="100%" fo:text-align="justify" style:justify-single-word="false" fo:hyphenation-ladder-count="2"/>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0" style:family="paragraph" style:parent-style-name="Table_20_Contents">
      <style:paragraph-properties fo:margin-top="0in" fo:margin-bottom="0in" style:contextual-spacing="false" fo:line-height="100%" fo:text-align="justify" style:justify-single-word="false" fo:hyphenation-ladder-count="2"/>
      <style:text-properties fo:color="#000000" loext:opacity="100%" style:font-name="Linux Libertine S.O.Cist.1" fo:font-size="12pt" fo:language="la" fo:country="VA" officeooo:paragraph-rsid="00088b83"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1"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2"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088b83"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3" style:family="paragraph" style:parent-style-name="Table_20_Contents">
      <style:paragraph-properties fo:text-align="center" style:justify-single-word="false" fo:hyphenation-ladder-count="2"/>
      <style:text-properties fo:color="#000000" loext:opacity="100%" style:font-name="Linux Libertine S.O.Cist.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4" style:family="paragraph" style:parent-style-name="Table_20_Contents">
      <style:paragraph-properties fo:line-height="100%" fo:text-align="justify" style:justify-single-word="false" fo:hyphenation-ladder-count="2"/>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5" style:family="paragraph" style:parent-style-name="Table_20_Contents">
      <style:paragraph-properties fo:line-height="100%" fo:text-align="center" style:justify-single-word="false" fo:hyphenation-ladder-count="2"/>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6" style:family="paragraph" style:parent-style-name="Table_20_Contents">
      <style:paragraph-properties fo:text-align="justify" style:justify-single-word="false" fo:hyphenation-ladder-count="2"/>
      <style:text-properties fo:color="#000000" loext:opacity="100%" style:font-name="Linux Libertine S.O.Cist.2"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7" style:family="paragraph" style:parent-style-name="Table_20_Contents">
      <style:paragraph-properties fo:text-align="justify" style:justify-single-word="false" fo:hyphenation-ladder-count="2"/>
      <style:text-properties fo:color="#000000" loext:opacity="100%" style:font-name="Linux Libertine S.O.Cist.2" fo:font-size="12pt" fo:language="la" fo:country="VA" officeooo:paragraph-rsid="00162bad"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8"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0a648" officeooo:paragraph-rsid="021a1a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49"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8f99bd" officeooo:paragraph-rsid="021a1a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0"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8f99bd" officeooo:paragraph-rsid="021be7e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1"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8f99bd" officeooo:paragraph-rsid="021ff8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2"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8f99bd" officeooo:paragraph-rsid="0224f6c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3"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8f99bd" officeooo:paragraph-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color="#000000" loext:opacity="100%" style:font-name="Linux Libertine S.O.Cist.:frac=1" fo:font-size="12pt" fo:language="cs" fo:country="CZ" officeooo:rsid="021f0e78" officeooo:paragraph-rsid="021f0e78" style:font-size-asian="12pt" style:language-asian="zh" style:country-asian="CN" style:font-name-complex="Times New Roma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5" style:family="paragraph" style:parent-style-name="Table_20_Contents">
      <style:paragraph-properties fo:margin-left="0in" fo:margin-right="0in" fo:text-align="center" style:justify-single-word="false" fo:hyphenation-ladder-count="2" fo:text-indent="0in" style:auto-text-indent="false"/>
      <style:text-properties fo:color="#00000a" loext:opacity="100%" style:font-name="Bookman BT S.O.Cist.:liga=03" fo:font-size="12pt" fo:language="la" fo:country="VA" fo:font-style="normal" fo:font-weight="normal" officeooo:paragraph-rsid="01a22001"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style:paragraph-properties fo:text-align="center" style:justify-single-word="false" fo:hyphenation-ladder-count="2"/>
      <style:text-properties fo:color="#00000a" loext:opacity="100%" style:font-name="Bookman BT S.O.Cist.:liga=01" fo:font-size="12pt" fo:language="la" fo:country="VA" fo:font-weight="normal"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7" style:family="paragraph" style:parent-style-name="Table_20_Contents">
      <style:paragraph-properties fo:text-align="center" style:justify-single-word="false" fo:hyphenation-ladder-count="2"/>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style:paragraph-properties fo:line-height="100%" fo:text-align="center" style:justify-single-word="false" fo:hyphenation-ladder-count="2"/>
      <style:text-properties fo:color="#00000a" loext:opacity="100%" style:font-name="Bookman BT S.O.Cist.:liga=01" fo:font-size="12pt" fo:language="la" fo:country="VA" fo:font-weight="normal" officeooo:paragraph-rsid="01d9690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style:paragraph-properties fo:line-height="100%" fo:text-align="center" style:justify-single-word="false" fo:hyphenation-ladder-count="2"/>
      <style:text-properties fo:color="#00000a" loext:opacity="100%" style:font-name="Bookman BT S.O.Cist.:liga=01" fo:font-size="12pt" fo:language="la" fo:country="VA" fo:font-weight="normal" officeooo:paragraph-rsid="01e6474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0"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088b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2"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010bd8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6"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26da55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7"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062535e" officeooo:paragraph-rsid="027879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8" style:family="paragraph" style:parent-style-name="Table_20_Contents">
      <style:paragraph-properties fo:text-align="center" style:justify-single-word="false" fo:hyphenation-ladder-count="2"/>
      <style:text-properties fo:color="#00000a" loext:opacity="100%" style:font-name="Linux Libertine S.O.Cist.2" fo:font-size="12pt" fo:language="la" fo:country="VA" fo:font-weight="normal" officeooo:rsid="028db7d1" officeooo:paragraph-rsid="026da55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69" style:family="paragraph" style:parent-style-name="Table_20_Contents">
      <style:paragraph-properties fo:text-align="center" style:justify-single-word="false" fo:hyphenation-ladder-count="2"/>
      <style:text-properties fo:color="#00000a" loext:opacity="100%" style:font-name="Bookman BT S.O.Cist.:liga=02" fo:font-size="12pt" fo:language="la" fo:country="VA" fo:font-weight="350" officeooo:paragraph-rsid="0013c66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70" style:family="paragraph" style:parent-style-name="Table_20_Contents">
      <style:paragraph-properties fo:text-align="center" style:justify-single-word="false" fo:hyphenation-ladder-count="2"/>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1" style:family="paragraph" style:parent-style-name="Table_20_Contents">
      <style:paragraph-properties fo:text-align="center" style:justify-single-word="false" fo:hyphenation-ladder-count="2"/>
      <style:text-properties fo:color="#00000a" loext:opacity="100%" style:font-name="Linux Libertine S.O.Cist.:liga=0" fo:font-size="12pt" fo:language="la" fo:country="VA" fo:font-weight="normal" officeooo:paragraph-rsid="01d9121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2" style:family="paragraph" style:parent-style-name="Table_20_Contents">
      <style:paragraph-properties fo:text-align="center" style:justify-single-word="false" fo:hyphenation-ladder-count="2"/>
      <style:text-properties fo:color="#00000a" loext:opacity="100%" style:font-name="Bookman BT S.O.Cist.:liga=0" fo:font-size="12pt" fo:language="la" fo:country="VA" fo:font-weight="normal" officeooo:paragraph-rsid="001120d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3" style:family="paragraph" style:parent-style-name="Table_20_Contents">
      <style:paragraph-properties fo:line-height="115%" fo:text-align="center" style:justify-single-word="false" fo:hyphenation-ladder-count="2" style:writing-mode="lr-tb"/>
      <style:text-properties style:font-name="Bookman BT S.O.Cist." fo:hyphenate="tru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style:paragraph-properties fo:text-align="center" style:justify-single-word="false" fo:hyphenation-ladder-count="2" style:writing-mode="lr-tb"/>
      <style:text-properties style:font-name="Bookman BT S.O.Cist." fo:hyphenate="tru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style:paragraph-properties fo:text-align="center" style:justify-single-word="false" fo:hyphenation-ladder-count="2"/>
      <style:text-properties style:font-name="Bookman BT S.O.Cist." fo:hyphenate="tru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fo:text-align="justify" style:justify-single-word="false" fo:hyphenation-ladder-count="2" style:writing-mode="lr-tb">
        <style:drop-cap/>
      </style:paragraph-properties>
      <style:text-properties officeooo:paragraph-rsid="0229e117" fo:hyphenate="true" fo:hyphenation-remain-char-count="2" fo:hyphenation-push-char-count="2" loext:hyphenation-no-caps="false" loext:hyphenation-no-last-word="false" loext:hyphenation-word-char-count="no-limit" loext:hyphenation-zone="no-limit"/>
    </style:style>
    <style:style style:name="P177"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cfa09" fo:hyphenate="true" fo:hyphenation-remain-char-count="2" fo:hyphenation-push-char-count="2" loext:hyphenation-no-caps="false" loext:hyphenation-no-last-word="false" loext:hyphenation-word-char-count="no-limit" loext:hyphenation-zone="no-limit"/>
    </style:style>
    <style:style style:name="P178"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350ef8" fo:hyphenate="true" fo:hyphenation-remain-char-count="2" fo:hyphenation-push-char-count="2" loext:hyphenation-no-caps="false" loext:hyphenation-no-last-word="false" loext:hyphenation-word-char-count="no-limit" loext:hyphenation-zone="no-limit"/>
    </style:style>
    <style:style style:name="P179"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1f84a2c" fo:hyphenate="true" fo:hyphenation-remain-char-count="2" fo:hyphenation-push-char-count="2" loext:hyphenation-no-caps="false" loext:hyphenation-no-last-word="false" loext:hyphenation-word-char-count="no-limit" loext:hyphenation-zone="no-limit"/>
    </style:style>
    <style:style style:name="P180"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1f87cb1" fo:hyphenate="true" fo:hyphenation-remain-char-count="2" fo:hyphenation-push-char-count="2" loext:hyphenation-no-caps="false" loext:hyphenation-no-last-word="false" loext:hyphenation-word-char-count="no-limit" loext:hyphenation-zone="no-limit"/>
    </style:style>
    <style:style style:name="P181"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1ff9155" fo:hyphenate="true" fo:hyphenation-remain-char-count="2" fo:hyphenation-push-char-count="2" loext:hyphenation-no-caps="false" loext:hyphenation-no-last-word="false" loext:hyphenation-word-char-count="no-limit" loext:hyphenation-zone="no-limit"/>
    </style:style>
    <style:style style:name="P182"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e0887" fo:hyphenate="tru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f6e3a" fo:hyphenate="true" fo:hyphenation-remain-char-count="2" fo:hyphenation-push-char-count="2" loext:hyphenation-no-caps="false" loext:hyphenation-no-last-word="false" loext:hyphenation-word-char-count="no-limit" loext:hyphenation-zone="no-limit"/>
    </style:style>
    <style:style style:name="P184"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3198a2" fo:hyphenate="true" fo:hyphenation-remain-char-count="2" fo:hyphenation-push-char-count="2" loext:hyphenation-no-caps="false" loext:hyphenation-no-last-word="false" loext:hyphenation-word-char-count="no-limit" loext:hyphenation-zone="no-limit"/>
    </style:style>
    <style:style style:name="P185"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4f6c9" fo:hyphenate="true" fo:hyphenation-remain-char-count="2" fo:hyphenation-push-char-count="2" loext:hyphenation-no-caps="false" loext:hyphenation-no-last-word="false" loext:hyphenation-word-char-count="no-limit" loext:hyphenation-zone="no-limit"/>
    </style:style>
    <style:style style:name="P186"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55d49" fo:hyphenate="true" fo:hyphenation-remain-char-count="2" fo:hyphenation-push-char-count="2" loext:hyphenation-no-caps="false" loext:hyphenation-no-last-word="false" loext:hyphenation-word-char-count="no-limit" loext:hyphenation-zone="no-limit"/>
    </style:style>
    <style:style style:name="P187"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69dc5" fo:hyphenate="true" fo:hyphenation-remain-char-count="2" fo:hyphenation-push-char-count="2" loext:hyphenation-no-caps="false" loext:hyphenation-no-last-word="false" loext:hyphenation-word-char-count="no-limit" loext:hyphenation-zone="no-limit"/>
    </style:style>
    <style:style style:name="P188"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bd193" fo:hyphenate="true" fo:hyphenation-remain-char-count="2" fo:hyphenation-push-char-count="2" loext:hyphenation-no-caps="false" loext:hyphenation-no-last-word="false" loext:hyphenation-word-char-count="no-limit" loext:hyphenation-zone="no-limit"/>
    </style:style>
    <style:style style:name="P189"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e72dc" fo:hyphenate="true" fo:hyphenation-remain-char-count="2" fo:hyphenation-push-char-count="2" loext:hyphenation-no-caps="false" loext:hyphenation-no-last-word="false" loext:hyphenation-word-char-count="no-limit" loext:hyphenation-zone="no-limit"/>
    </style:style>
    <style:style style:name="P190"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36e3f2" fo:hyphenate="true" fo:hyphenation-remain-char-count="2" fo:hyphenation-push-char-count="2" loext:hyphenation-no-caps="false" loext:hyphenation-no-last-word="false" loext:hyphenation-word-char-count="no-limit" loext:hyphenation-zone="no-limit"/>
    </style:style>
    <style:style style:name="P191"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3b12b2"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3e1fa5" fo:hyphenate="true" fo:hyphenation-remain-char-count="2" fo:hyphenation-push-char-count="2" loext:hyphenation-no-caps="false" loext:hyphenation-no-last-word="false" loext:hyphenation-word-char-count="no-limit" loext:hyphenation-zone="no-limit"/>
    </style:style>
    <style:style style:name="P193" style:family="paragraph" style:parent-style-name="Table_20_Contents">
      <style:paragraph-properties fo:text-align="justify" style:justify-single-word="false" fo:hyphenation-ladder-count="2"/>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194"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88b83" style:font-size-asian="12pt" fo:hyphenate="true" fo:hyphenation-remain-char-count="2" fo:hyphenation-push-char-count="2" loext:hyphenation-no-caps="false" loext:hyphenation-no-last-word="false" loext:hyphenation-word-char-count="no-limit" loext:hyphenation-zone="no-limit"/>
    </style:style>
    <style:style style:name="P195"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196" style:family="paragraph" style:parent-style-name="Table_20_Contents">
      <style:paragraph-properties fo:text-align="justify" style:justify-single-word="false" fo:hyphenation-ladder-count="2"/>
      <style:text-properties style:font-name="Linux Libertine S.O.Cist.1" fo:font-size="12pt" officeooo:paragraph-rsid="0013c668" style:font-size-asian="12pt" fo:hyphenate="true" fo:hyphenation-remain-char-count="2" fo:hyphenation-push-char-count="2" loext:hyphenation-no-caps="false" loext:hyphenation-no-last-word="false" loext:hyphenation-word-char-count="no-limit" loext:hyphenation-zone="no-limit"/>
    </style:style>
    <style:style style:name="P197" style:family="paragraph" style:parent-style-name="Table_20_Contents">
      <style:paragraph-properties fo:text-align="justify" style:justify-single-word="false" fo:hyphenation-ladder-count="2"/>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98" style:family="paragraph" style:parent-style-name="Table_20_Contents">
      <style:paragraph-properties fo:text-align="justify" style:justify-single-word="false" fo:hyphenation-ladder-count="2"/>
      <style:text-properties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style:paragraph-properties fo:text-align="justify" style:justify-single-word="false" fo:hyphenation-ladder-count="2"/>
      <style:text-properties style:font-name="Linux Libertine S.O.Cist.1"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201" style:family="paragraph" style:parent-style-name="Table_20_Contents">
      <style:paragraph-properties fo:text-align="center" style:justify-single-word="false" fo:hyphenation-ladder-count="2"/>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02" style:family="paragraph" style:parent-style-name="Table_20_Contents">
      <style:paragraph-properties fo:text-align="center" style:justify-single-word="false" fo:hyphenation-ladder-count="2"/>
      <style:text-properties style:font-name="Linux Libertine S.O.Cist.1" officeooo:paragraph-rsid="00088b83" fo:hyphenate="true" fo:hyphenation-remain-char-count="2" fo:hyphenation-push-char-count="2" loext:hyphenation-no-caps="false" loext:hyphenation-no-last-word="false" loext:hyphenation-word-char-count="no-limit" loext:hyphenation-zone="no-limit"/>
    </style:style>
    <style:style style:name="P203" style:family="paragraph" style:parent-style-name="Table_20_Contents">
      <style:paragraph-properties fo:text-align="center" style:justify-single-word="false" fo:hyphenation-ladder-count="2"/>
      <style:text-properties style:font-name="Linux Libertine S.O.Cist.1" officeooo:paragraph-rsid="0031de23" fo:hyphenate="true" fo:hyphenation-remain-char-count="2" fo:hyphenation-push-char-count="2" loext:hyphenation-no-caps="false" loext:hyphenation-no-last-word="false" loext:hyphenation-word-char-count="no-limit" loext:hyphenation-zone="no-limit"/>
    </style:style>
    <style:style style:name="P204" style:family="paragraph" style:parent-style-name="Table_20_Contents">
      <style:paragraph-properties fo:line-height="115%" fo:text-align="center" style:justify-single-word="false" fo:hyphenation-ladder-count="2"/>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05"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6"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088b83"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7"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8"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13c668"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1120d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0"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162ba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1"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paragraph-rsid="021a1aa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2"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paragraph-rsid="021be7e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3" style:family="paragraph" style:parent-style-name="Table_20_Contents">
      <style:paragraph-properties fo:line-height="100%"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14be48"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4" style:family="paragraph" style:parent-style-name="Table_20_Contents">
      <style:paragraph-properties fo:line-height="100%" fo:text-align="justify" style:justify-single-word="false" fo:hyphenation-ladder-count="2"/>
      <style:text-properties fo:font-variant="normal" fo:text-transform="none" fo:color="#000000" loext:opacity="100%" style:font-name="Linux Libertine S.O.Cist.2" fo:font-size="12pt" fo:letter-spacing="normal" fo:language="la" fo:country="VA" fo:font-style="normal" fo:font-weight="normal" officeooo:paragraph-rsid="00088b83"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5"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220dac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16"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2271a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17"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22238e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18"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9" style:family="paragraph" style:parent-style-name="Table_20_Contents">
      <style:paragraph-properties fo:text-align="center" style:justify-single-word="false" fo:hyphenation-ladder-count="2"/>
      <style:text-properties style:font-name="Bookman BT S.O.Cist.:liga=0"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0"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1" style:family="paragraph" style:parent-style-name="Table_20_Contents">
      <style:paragraph-properties fo:line-height="115%" fo:text-align="center" style:justify-single-word="false" fo:hyphenation-ladder-count="2"/>
      <style:text-properties style:font-name="Cloister" fo:font-size="18pt" officeooo:paragraph-rsid="0013c668" style:font-size-asian="16pt" style:font-size-complex="14pt" fo:hyphenate="true" fo:hyphenation-remain-char-count="2" fo:hyphenation-push-char-count="2" loext:hyphenation-no-caps="false" loext:hyphenation-no-last-word="false" loext:hyphenation-word-char-count="no-limit" loext:hyphenation-zone="no-limit"/>
    </style:style>
    <style:style style:name="P222" style:family="paragraph" style:parent-style-name="Table_20_Contents">
      <style:paragraph-properties fo:margin-top="0.0201in" fo:margin-bottom="0.0201in" style:contextual-spacing="false" fo:line-height="115%" fo:text-align="center" style:justify-single-word="false" fo:hyphenation-ladder-count="2"/>
      <style:text-properties style:font-name="Cloister" fo:font-size="18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23" style:family="paragraph" style:parent-style-name="Table_20_Contents">
      <style:paragraph-properties fo:margin-top="0.0201in" fo:margin-bottom="0.0201in" style:contextual-spacing="false" fo:text-align="center" style:justify-single-word="false" fo:hyphenation-ladder-count="2"/>
      <style:text-properties style:font-name="Cloister" fo:font-size="18pt"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style:paragraph-properties fo:margin-top="0.0201in" fo:margin-bottom="0.0201in" style:contextual-spacing="false" fo:text-align="center" style:justify-single-word="false" fo:hyphenation-ladder-count="2"/>
      <style:text-properties style:font-name="Cloister" fo:font-size="18pt" officeooo:rsid="00851bd8" officeooo:paragraph-rsid="00851bd8"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25" style:family="paragraph" style:parent-style-name="Table_20_Contents">
      <style:paragraph-properties fo:margin-top="0.0201in" fo:margin-bottom="0.0201in" style:contextual-spacing="false" fo:text-align="center" style:justify-single-word="false" fo:hyphenation-ladder-count="2"/>
      <style:text-properties style:font-name="Cloister" fo:font-size="18pt" officeooo:rsid="00851bd8" officeooo:paragraph-rsid="00cb7856" style:font-size-asian="14pt" style:font-size-complex="14pt" fo:hyphenate="true" fo:hyphenation-remain-char-count="2" fo:hyphenation-push-char-count="2" loext:hyphenation-no-caps="false" loext:hyphenation-no-last-word="false" loext:hyphenation-word-char-count="no-limit" loext:hyphenation-zone="no-limit"/>
    </style:style>
    <style:style style:name="P226" style:family="paragraph" style:parent-style-name="Table_20_Contents">
      <style:paragraph-properties fo:text-align="center" style:justify-single-word="false" fo:hyphenation-ladder-count="2"/>
      <style:text-properties style:font-name="Bookman BT S.O.Cist.1" officeooo:paragraph-rsid="0034e2b4" fo:hyphenate="true" fo:hyphenation-remain-char-count="2" fo:hyphenation-push-char-count="2" loext:hyphenation-no-caps="false" loext:hyphenation-no-last-word="false" loext:hyphenation-word-char-count="no-limit" loext:hyphenation-zone="no-limit"/>
    </style:style>
    <style:style style:name="P227" style:family="paragraph" style:parent-style-name="Table_20_Contents">
      <style:paragraph-properties fo:text-align="center" style:justify-single-word="false" fo:hyphenation-ladder-count="2"/>
      <style:text-properties style:font-name="Bookman BT S.O.Cist.1" officeooo:paragraph-rsid="016df123" fo:hyphenate="true" fo:hyphenation-remain-char-count="2" fo:hyphenation-push-char-count="2" loext:hyphenation-no-caps="false" loext:hyphenation-no-last-word="false" loext:hyphenation-word-char-count="no-limit" loext:hyphenation-zone="no-limit"/>
    </style:style>
    <style:style style:name="P228" style:family="paragraph" style:parent-style-name="Table_20_Contents">
      <style:paragraph-properties fo:text-align="center" style:justify-single-word="false" fo:hyphenation-ladder-count="2"/>
      <style:text-properties officeooo:paragraph-rsid="00088b83" fo:hyphenate="true" fo:hyphenation-remain-char-count="2" fo:hyphenation-push-char-count="2" loext:hyphenation-no-caps="false" loext:hyphenation-no-last-word="false" loext:hyphenation-word-char-count="no-limit" loext:hyphenation-zone="no-limit"/>
    </style:style>
    <style:style style:name="P229" style:family="paragraph" style:parent-style-name="Table_20_Contents">
      <style:paragraph-properties fo:text-align="center" style:justify-single-word="false" fo:hyphenation-ladder-count="2"/>
      <style:text-properties officeooo:paragraph-rsid="00162bad" fo:hyphenate="true" fo:hyphenation-remain-char-count="2" fo:hyphenation-push-char-count="2" loext:hyphenation-no-caps="false" loext:hyphenation-no-last-word="false" loext:hyphenation-word-char-count="no-limit" loext:hyphenation-zone="no-limit"/>
    </style:style>
    <style:style style:name="P230" style:family="paragraph" style:parent-style-name="Table_20_Contents">
      <style:paragraph-properties fo:text-align="center" style:justify-single-word="false" fo:hyphenation-ladder-count="2"/>
      <style:text-properties officeooo:paragraph-rsid="021f0e78" fo:hyphenate="true" fo:hyphenation-remain-char-count="2" fo:hyphenation-push-char-count="2" loext:hyphenation-no-caps="false" loext:hyphenation-no-last-word="false" loext:hyphenation-word-char-count="no-limit" loext:hyphenation-zone="no-limit"/>
    </style:style>
    <style:style style:name="P231" style:family="paragraph" style:parent-style-name="Table_20_Contents">
      <style:paragraph-properties fo:text-align="center" style:justify-single-word="false" fo:hyphenation-ladder-count="2"/>
      <style:text-properties officeooo:paragraph-rsid="021f2d57" fo:hyphenate="true" fo:hyphenation-remain-char-count="2" fo:hyphenation-push-char-count="2" loext:hyphenation-no-caps="false" loext:hyphenation-no-last-word="false" loext:hyphenation-word-char-count="no-limit" loext:hyphenation-zone="no-limit"/>
    </style:style>
    <style:style style:name="P232" style:family="paragraph" style:parent-style-name="Table_20_Contents">
      <style:paragraph-properties fo:text-align="center" style:justify-single-word="false" fo:hyphenation-ladder-count="2"/>
      <style:text-properties officeooo:paragraph-rsid="0034e2b4" fo:hyphenate="true" fo:hyphenation-remain-char-count="2" fo:hyphenation-push-char-count="2" loext:hyphenation-no-caps="false" loext:hyphenation-no-last-word="false" loext:hyphenation-word-char-count="no-limit" loext:hyphenation-zone="no-limit"/>
    </style:style>
    <style:style style:name="P233" style:family="paragraph" style:parent-style-name="Table_20_Contents">
      <style:paragraph-properties fo:line-height="100%" fo:text-align="center" style:justify-single-word="false" fo:hyphenation-ladder-count="2"/>
      <style:text-properties officeooo:paragraph-rsid="0202aeaa" fo:hyphenate="true" fo:hyphenation-remain-char-count="2" fo:hyphenation-push-char-count="2" loext:hyphenation-no-caps="false" loext:hyphenation-no-last-word="false" loext:hyphenation-word-char-count="no-limit" loext:hyphenation-zone="no-limit"/>
    </style:style>
    <style:style style:name="P234"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officeooo:paragraph-rsid="0225f4a2" fo:hyphenate="true" fo:hyphenation-remain-char-count="2" fo:hyphenation-push-char-count="2" loext:hyphenation-no-caps="false" loext:hyphenation-no-last-word="false" loext:hyphenation-word-char-count="no-limit" loext:hyphenation-zone="no-limit"/>
    </style:style>
    <style:style style:name="P235"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officeooo:paragraph-rsid="0228597d" fo:hyphenate="true" fo:hyphenation-remain-char-count="2" fo:hyphenation-push-char-count="2" loext:hyphenation-no-caps="false" loext:hyphenation-no-last-word="false" loext:hyphenation-word-char-count="no-limit" loext:hyphenation-zone="no-limit"/>
    </style:style>
    <style:style style:name="P236"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officeooo:paragraph-rsid="022238e3" fo:hyphenate="true" fo:hyphenation-remain-char-count="2" fo:hyphenation-push-char-count="2" loext:hyphenation-no-caps="false" loext:hyphenation-no-last-word="false" loext:hyphenation-word-char-count="no-limit" loext:hyphenation-zone="no-limit"/>
    </style:style>
    <style:style style:name="P237"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officeooo:paragraph-rsid="0229b97b" fo:hyphenate="true" fo:hyphenation-remain-char-count="2" fo:hyphenation-push-char-count="2" loext:hyphenation-no-caps="false" loext:hyphenation-no-last-word="false" loext:hyphenation-word-char-count="no-limit" loext:hyphenation-zone="no-limit"/>
    </style:style>
    <style:style style:name="P238"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officeooo:paragraph-rsid="0229e117" fo:hyphenate="true" fo:hyphenation-remain-char-count="2" fo:hyphenation-push-char-count="2" loext:hyphenation-no-caps="false" loext:hyphenation-no-last-word="false" loext:hyphenation-word-char-count="no-limit" loext:hyphenation-zone="no-limit"/>
    </style:style>
    <style:style style:name="P239" style:family="paragraph" style:parent-style-name="Text_20_body">
      <loext:graphic-properties draw:fill="none"/>
      <style:paragraph-properties fo:margin-left="0in" fo:margin-right="0in" fo:margin-top="0in" fo:margin-bottom="0in" style:contextual-spacing="false" fo:line-height="100%" fo:text-align="justify" style:justify-single-word="false" fo:hyphenation-ladder-count="2" fo:text-indent="0.1866in" style:auto-text-indent="false" fo:background-color="transparent" style:writing-mode="lr-tb">
        <style:drop-cap/>
      </style:paragraph-properties>
      <style:text-properties officeooo:paragraph-rsid="022edfda" fo:hyphenate="true" fo:hyphenation-remain-char-count="2" fo:hyphenation-push-char-count="2" loext:hyphenation-no-caps="false" loext:hyphenation-no-last-word="false" loext:hyphenation-word-char-count="no-limit" loext:hyphenation-zone="no-limit"/>
    </style:style>
    <style:style style:name="P240" style:family="paragraph" style:parent-style-name="Table_20_Contents">
      <style:paragraph-properties fo:line-height="115%" fo:text-align="center" style:justify-single-word="false" fo:hyphenation-ladder-count="2"/>
      <style:text-properties fo:font-size="20pt" officeooo:paragraph-rsid="01a433c3"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41" style:family="paragraph" style:parent-style-name="Table_20_Contents">
      <style:paragraph-properties fo:line-height="115%" fo:text-align="center" style:justify-single-word="false" fo:hyphenation-ladder-count="2"/>
      <style:text-properties fo:font-size="24pt" officeooo:paragraph-rsid="01a433c3" style:font-size-asian="24pt" style:font-size-complex="24pt" fo:hyphenate="true" fo:hyphenation-remain-char-count="2" fo:hyphenation-push-char-count="2" loext:hyphenation-no-caps="false" loext:hyphenation-no-last-word="false" loext:hyphenation-word-char-count="no-limit" loext:hyphenation-zone="no-limit"/>
    </style:style>
    <style:style style:name="P242" style:family="paragraph" style:parent-style-name="Table_20_Contents">
      <style:paragraph-properties fo:text-align="center" style:justify-single-word="false" fo:hyphenation-ladder-count="2"/>
      <style:text-properties style:font-name="Bookman BT S.O.Cist.:liga=03" fo:font-size="12pt" fo:language="la" fo:country="VA" fo:font-style="normal" fo:font-weight="normal" officeooo:paragraph-rsid="00162ba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43" style:family="paragraph" style:parent-style-name="Table_20_Contents">
      <style:paragraph-properties fo:text-align="center" style:justify-single-word="false" fo:hyphenation-ladder-count="2"/>
      <style:text-properties style:font-name="Bookman BT S.O.Cist.:liga=03" fo:font-size="12pt" fo:language="la" fo:country="VA" fo:font-style="normal" fo:font-weight="normal" officeooo:paragraph-rsid="022c43d5"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44" style:family="paragraph" style:parent-style-name="Table_20_Contents">
      <style:paragraph-properties fo:margin-top="0.0398in" fo:margin-bottom="0in" style:contextual-spacing="false" fo:line-height="115%" fo:text-align="center" style:justify-single-word="false" fo:hyphenation-ladder-count="2"/>
      <style:text-properties style:font-name="Cloister1" fo:font-size="18pt" officeooo:paragraph-rsid="001542d2"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45" style:family="paragraph" style:parent-style-name="Table_20_Contents">
      <style:paragraph-properties fo:margin-top="0.0398in" fo:margin-bottom="0in" style:contextual-spacing="false" fo:line-height="115%" fo:text-align="center" style:justify-single-word="false" fo:hyphenation-ladder-count="2"/>
      <style:text-properties style:font-name="Cloister1" fo:font-size="18pt" officeooo:paragraph-rsid="00088b83"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46" style:family="paragraph" style:parent-style-name="Table_20_Contents">
      <style:paragraph-properties fo:margin-top="0.0398in" fo:margin-bottom="0in" style:contextual-spacing="false" fo:line-height="100%" fo:text-align="center" style:justify-single-word="false" fo:hyphenation-ladder-count="2"/>
      <style:text-properties style:font-name="Cloister1" fo:font-size="18pt" officeooo:paragraph-rsid="001542d2"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47" style:family="paragraph" style:parent-style-name="Table_20_Contents">
      <style:paragraph-properties fo:margin-top="0.0398in" fo:margin-bottom="0.0398in" style:contextual-spacing="false" fo:text-align="center" style:justify-single-word="false" fo:hyphenation-ladder-count="2"/>
      <style:text-properties style:font-name="Cloister1" fo:font-size="18pt" officeooo:paragraph-rsid="00b0a1c4"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48" style:family="paragraph" style:parent-style-name="Table_20_Contents">
      <style:paragraph-properties fo:margin-top="0.0398in" fo:margin-bottom="0.0398in" style:contextual-spacing="false" fo:text-align="center" style:justify-single-word="false" fo:hyphenation-ladder-count="2"/>
      <style:text-properties style:font-name="Cloister1" fo:font-size="18pt" officeooo:paragraph-rsid="016df123"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49" style:family="paragraph" style:parent-style-name="Table_20_Contents">
      <style:paragraph-properties fo:margin-top="0.0398in" fo:margin-bottom="0in" style:contextual-spacing="false" fo:line-height="100%" fo:text-align="center" style:justify-single-word="false" fo:hyphenation-ladder-count="2"/>
      <style:text-properties style:font-name="Cloister1" fo:font-size="22pt" officeooo:paragraph-rsid="001542d2"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50" style:family="paragraph" style:parent-style-name="Table_20_Contents">
      <style:paragraph-properties fo:margin-top="0.0398in" fo:margin-bottom="0in" style:contextual-spacing="false" fo:line-height="115%" fo:text-align="center" style:justify-single-word="false" fo:hyphenation-ladder-count="2"/>
      <style:text-properties style:font-name="Cloister1" fo:font-size="22pt" officeooo:paragraph-rsid="013c0286"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51" style:family="paragraph" style:parent-style-name="Table_20_Contents">
      <style:paragraph-properties fo:margin-top="0.0398in" fo:margin-bottom="0in" style:contextual-spacing="false" fo:line-height="115%" fo:text-align="center" style:justify-single-word="false" fo:hyphenation-ladder-count="2"/>
      <style:text-properties style:font-name="Cloister1" fo:font-size="22pt" officeooo:paragraph-rsid="02a01c52"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52" style:family="paragraph" style:parent-style-name="Table_20_Contents">
      <style:paragraph-properties fo:margin-top="0.0398in" fo:margin-bottom="0in" style:contextual-spacing="false" fo:line-height="115%" fo:text-align="center" style:justify-single-word="false" fo:hyphenation-ladder-count="2"/>
      <style:text-properties fo:font-size="18pt" officeooo:paragraph-rsid="001542d2" style:font-size-asian="18pt" style:font-size-complex="18pt" fo:hyphenate="true" fo:hyphenation-remain-char-count="2" fo:hyphenation-push-char-count="2" loext:hyphenation-no-caps="false" loext:hyphenation-no-last-word="false" loext:hyphenation-word-char-count="no-limit" loext:hyphenation-zone="no-limit"/>
    </style:style>
    <style:style style:name="P253"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style:font-name="Linux Libertine S.O.Cist.:onum=1" fo:font-size="12pt" fo:language="la" fo:country="VA" fo:font-style="italic" officeooo:paragraph-rsid="021a1aa2" style:font-size-asian="12pt" style:language-asian="zh" style:country-asian="CN" style:font-style-asian="italic" style:language-complex="hi" style:country-complex="IN" style:font-style-complex="italic" fo:hyphenate="true" fo:hyphenation-remain-char-count="2" fo:hyphenation-push-char-count="2" loext:hyphenation-no-caps="false" loext:hyphenation-no-last-word="false" loext:hyphenation-word-char-count="no-limit" loext:hyphenation-zone="no-limit"/>
    </style:style>
    <style:style style:name="P254" style:family="paragraph" style:parent-style-name="Table_20_Contents">
      <loext:graphic-properties draw:fill="none"/>
      <style:paragraph-properties fo:margin-left="0in" fo:margin-right="0in" fo:text-align="justify" style:justify-single-word="false" fo:hyphenation-ladder-count="2" fo:text-indent="0.1965in" style:auto-text-indent="false" fo:background-color="transparent" text:number-lines="false" text:line-number="0" style:writing-mode="lr-tb">
        <style:drop-cap/>
      </style:paragraph-properties>
      <style:text-properties style:font-name="Linux Libertine S.O.Cist.:frac=1" officeooo:rsid="021f0e78" officeooo:paragraph-rsid="021f0e78" fo:hyphenate="true" fo:hyphenation-remain-char-count="2" fo:hyphenation-push-char-count="2" loext:hyphenation-no-caps="false" loext:hyphenation-no-last-word="false" loext:hyphenation-word-char-count="no-limit" loext:hyphenation-zone="no-limit"/>
    </style:style>
    <style:style style:name="P255" style:family="paragraph" style:parent-style-name="Text_20_body">
      <style:paragraph-properties fo:margin-top="0in" fo:margin-bottom="0in"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6" style:family="paragraph" style:parent-style-name="Text_20_body">
      <style:paragraph-properties fo:margin-top="0in" fo:margin-bottom="0in"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7" style:family="paragraph" style:parent-style-name="Text_20_body">
      <style:paragraph-properties fo:margin-top="0in" fo:margin-bottom="0in"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8" style:family="paragraph" style:parent-style-name="Text_20_body">
      <style:paragraph-properties fo:margin-top="0in" fo:margin-bottom="0in"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9" style:family="paragraph" style:parent-style-name="Text_20_body">
      <style:paragraph-properties fo:margin-top="0in" fo:margin-bottom="0in"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0" style:family="paragraph" style:parent-style-name="Text_20_body">
      <style:paragraph-properties fo:margin-top="0in" fo:margin-bottom="0in" style:contextual-spacing="false"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1" style:family="paragraph" style:parent-style-name="Text_20_body">
      <style:paragraph-properties fo:margin-left="0in" fo:margin-right="0in" fo:margin-top="0in" fo:margin-bottom="0in" style:contextual-spacing="false" fo:line-height="100%" fo:text-align="justify" style:justify-single-word="false" fo:hyphenation-ladder-count="2" fo:text-indent="0in" style:auto-text-indent="false" style:writing-mode="lr-tb">
        <style:drop-cap style:lines="2" style:style-name="Drop_20_Caps"/>
      </style:paragraph-properties>
      <style:text-properties fo:color="#000000" loext:opacity="100%" style:font-name="Linux Libertine S.O.Cist.4" fo:font-size="12pt" fo:language="la" fo:country="VA" officeooo:paragraph-rsid="00896866" style:font-size-asian="10.5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2"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2" fo:hyphenate="true" fo:hyphenation-remain-char-count="2" fo:hyphenation-push-char-count="2" loext:hyphenation-no-caps="false" loext:hyphenation-no-last-word="false" loext:hyphenation-word-char-count="no-limit" loext:hyphenation-zone="no-limit"/>
    </style:style>
    <style:style style:name="P263"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2" fo:font-size="12pt" fo:language="la" fo:country="VA"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64"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2" fo:font-size="12pt" fo:language="la" fo:country="VA"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65"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2" fo:font-size="12pt" fo:language="la" fo:country="VA" officeooo:paragraph-rsid="021d1fd9"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66" style:family="paragraph" style:parent-style-name="Standard">
      <style:paragraph-properties fo:margin-left="0in" fo:margin-right="0in" fo:text-align="justify" style:justify-single-word="false" fo:hyphenation-ladder-count="2" fo:text-indent="0in" style:auto-text-indent="false">
        <style:drop-cap style:lines="2" style:style-name="Drop_20_Caps"/>
      </style:paragraph-properties>
      <style:text-properties style:font-name="Linux Libertine S.O.Cist.2" fo:font-size="12pt" fo:language="la" fo:country="VA" officeooo:paragraph-rsid="00162bad"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67"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2"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268" style:family="paragraph" style:parent-style-name="Standard">
      <style:paragraph-properties fo:margin-left="0in" fo:margin-right="0in" fo:text-align="justify" style:justify-single-word="false" fo:hyphenation-ladder-count="2" fo:text-indent="0in" style:auto-text-indent="false">
        <style:drop-cap style:lines="2" style:style-name="Drop_20_Caps"/>
      </style:paragraph-properties>
      <style:text-properties style:font-name="Linux Libertine S.O.Cist.2" fo:font-size="12pt" fo:language="cs" fo:country="CZ" officeooo:paragraph-rsid="00162bad" style:font-size-asian="12pt" style:language-asian="zh" style:country-asian="CN" style:font-name-complex="Times New Roma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69" style:family="paragraph" style:parent-style-name="Standard">
      <style:paragraph-properties fo:margin-left="0in" fo:margin-right="0in" fo:text-align="justify" style:justify-single-word="false" fo:hyphenation-ladder-count="2" fo:text-indent="0in" style:auto-text-indent="false">
        <style:drop-cap style:lines="2" style:style-name="Drop_20_Caps"/>
      </style:paragraph-properties>
      <style:text-properties style:font-name="Linux Libertine S.O.Cist.2" fo:font-size="12pt" fo:language="cs" fo:country="CZ" officeooo:rsid="022a6e51" officeooo:paragraph-rsid="022a6e51" style:font-size-asian="12pt" style:language-asian="zh" style:country-asian="CN" style:font-name-complex="Times New Roma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70"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2" fo:language="cs" fo:country="CZ" officeooo:paragraph-rsid="002185b8"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71"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2" fo:language="cs" fo:country="CZ"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72" style:family="paragraph" style:parent-style-name="Standard">
      <style:paragraph-properties fo:margin-top="0in" fo:margin-bottom="0in" style:contextual-spacing="false" fo:line-height="100%"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loext:hyphenation-no-last-word="false" loext:hyphenation-word-char-count="no-limit" loext:hyphenation-zone="no-limit"/>
    </style:style>
    <style:style style:name="P273"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fo:hyphenate="true" fo:hyphenation-remain-char-count="2" fo:hyphenation-push-char-count="2" loext:hyphenation-no-caps="false" loext:hyphenation-no-last-word="false" loext:hyphenation-word-char-count="no-limit" loext:hyphenation-zone="no-limit"/>
    </style:style>
    <style:style style:name="P274" style:family="paragraph" style:parent-style-name="Standard">
      <style:paragraph-properties fo:text-align="justify" style:justify-single-word="false" fo:hyphenation-ladder-count="2">
        <style:drop-cap style:lines="3" style:style-name="Iniciály_20_velké"/>
      </style:paragraph-properties>
      <style:text-properties officeooo:paragraph-rsid="00162bad" fo:hyphenate="true" fo:hyphenation-remain-char-count="2" fo:hyphenation-push-char-count="2" loext:hyphenation-no-caps="false" loext:hyphenation-no-last-word="false" loext:hyphenation-word-char-count="no-limit" loext:hyphenation-zone="no-limit"/>
    </style:style>
    <style:style style:name="P275" style:family="paragraph" style:parent-style-name="Standard">
      <style:paragraph-properties fo:margin-left="0in" fo:margin-right="0in" fo:text-align="justify" style:justify-single-word="false" fo:hyphenation-ladder-count="2" fo:text-indent="0in" style:auto-text-indent="false">
        <style:drop-cap style:lines="2" style:style-name="Drop_20_Caps"/>
      </style:paragraph-properties>
      <style:text-properties officeooo:paragraph-rsid="00162bad" fo:hyphenate="true" fo:hyphenation-remain-char-count="2" fo:hyphenation-push-char-count="2" loext:hyphenation-no-caps="false" loext:hyphenation-no-last-word="false" loext:hyphenation-word-char-count="no-limit" loext:hyphenation-zone="no-limit"/>
    </style:style>
    <style:style style:name="P276" style:family="paragraph" style:parent-style-name="Standard">
      <style:paragraph-properties fo:margin-left="0in" fo:margin-right="0in" fo:text-align="justify" style:justify-single-word="false" fo:hyphenation-ladder-count="2" fo:text-indent="0in" style:auto-text-indent="false">
        <style:drop-cap style:lines="2" style:style-name="Drop_20_Caps"/>
      </style:paragraph-properties>
      <style:text-properties officeooo:paragraph-rsid="022a6e51"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style:paragraph-properties fo:margin-left="0in" fo:margin-right="0in" fo:text-align="justify" style:justify-single-word="false" fo:hyphenation-ladder-count="2" fo:text-indent="0in" style:auto-text-indent="false">
        <style:drop-cap style:lines="2" style:style-name="Drop_20_Caps"/>
      </style:paragraph-properties>
      <style:text-properties officeooo:paragraph-rsid="022d1bb9" fo:hyphenate="true" fo:hyphenation-remain-char-count="2" fo:hyphenation-push-char-count="2" loext:hyphenation-no-caps="false" loext:hyphenation-no-last-word="false" loext:hyphenation-word-char-count="no-limit" loext:hyphenation-zone="no-limit"/>
    </style:style>
    <style:style style:name="P27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79"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3c66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2"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120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3"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529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0bd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5" style:family="paragraph" style:parent-style-name="Table_20_Contents">
      <style:paragraph-properties fo:margin-top="0in" fo:margin-bottom="0.0398in" style:contextual-spacing="false"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10bd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6"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288"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rsid="0067414b" officeooo:paragraph-rsid="01b6359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rsid="0067414b"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0"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rsid="0067414b"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rsid="0067414b" officeooo:paragraph-rsid="0013c6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b9cde" officeooo:paragraph-rsid="01b762b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b9cde"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b9cde"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f53def" officeooo:paragraph-rsid="001e3e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13c6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9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01120d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1ce2a9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8e7b1a" officeooo:paragraph-rsid="01d5d41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247838"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b82f5e" officeooo:paragraph-rsid="001ca23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ba273b" officeooo:paragraph-rsid="001ca23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rsid="00f2288c" officeooo:paragraph-rsid="001ca23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ca13c3"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cba89d"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2cb37e"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0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9783c5" officeooo:paragraph-rsid="0013c6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9783c5" officeooo:paragraph-rsid="01ca0cd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9783c5" officeooo:paragraph-rsid="0258887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9783c5" officeooo:paragraph-rsid="001120d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9783c5" officeooo:paragraph-rsid="01d5d41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2e52ee" officeooo:paragraph-rsid="0013c6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5"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243952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1c3d0d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02d0b2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01120d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1d5d41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29f3eb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1"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01529a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2"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010bd8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3"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2a25eb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2" fo:font-size="12pt" fo:language="cs" fo:country="CZ" officeooo:paragraph-rsid="027cd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af38e3" officeooo:paragraph-rsid="01092a4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40ede6" officeooo:paragraph-rsid="010c395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40ede6" officeooo:paragraph-rsid="010d452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40ede6" officeooo:paragraph-rsid="001529a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71a8fd" officeooo:paragraph-rsid="0071a8f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732b65" officeooo:paragraph-rsid="00732b6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03394" officeooo:paragraph-rsid="00303394"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03394" officeooo:paragraph-rsid="015fad0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14ec6ce" officeooo:paragraph-rsid="014ec6c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84c2e" officeooo:paragraph-rsid="01e3682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84c2e" officeooo:paragraph-rsid="01e6cba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384c2e" officeooo:paragraph-rsid="0187cd8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paragraph-rsid="0013c668" style:font-size-asian="12pt"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c1b3e0" officeooo:paragraph-rsid="0014be4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4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282f37" officeooo:paragraph-rsid="0014be4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4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4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282f37" officeooo:paragraph-rsid="00b350fe"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4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149e8a" officeooo:paragraph-rsid="0013c66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4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326de8" officeooo:paragraph-rsid="0013c66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4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12dc2a2" officeooo:paragraph-rsid="012dc2a2"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34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4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48"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2"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49"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2" fo:font-size="12pt" fo:language="la" fo:country="VA" officeooo:paragraph-rsid="00162bad"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5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2" officeooo:paragraph-rsid="0013c668" fo:hyphenate="true" fo:hyphenation-remain-char-count="2" fo:hyphenation-push-char-count="2" loext:hyphenation-no-caps="false" loext:hyphenation-no-last-word="false" loext:hyphenation-word-char-count="no-limit" loext:hyphenation-zone="no-limit"/>
    </style:style>
    <style:style style:name="P3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a0462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7"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13c66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8"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5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1120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3"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1529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4"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d9690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a0462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6" style:family="paragraph" style:parent-style-name="Table_20_Contents">
      <style:paragraph-properties fo:text-align="justify" style:justify-single-word="false" fo:hyphenation-ladder-count="4"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6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1cac70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1"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162ba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f99bd"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f99bd" officeooo:paragraph-rsid="00088b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4"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f99bd" officeooo:paragraph-rsid="0014be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f99bd" officeooo:paragraph-rsid="00162ba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7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paragraph-rsid="00088b83"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8"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7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2"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2"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3" style:family="paragraph" style:parent-style-name="Table_20_Contents">
      <style:paragraph-properties fo:margin-left="0in" fo:margin-right="0in" fo:text-align="justify" style:justify-single-word="false" fo:hyphenation-ladder-count="2" fo:text-indent="0in" style:auto-text-indent="false">
        <style:drop-cap style:lines="2" style:style-name="Drop_20_Caps"/>
      </style:paragraph-properties>
      <style:text-properties fo:color="#000000" loext:opacity="100%" style:font-name="Linux Libertine S.O.Cist.2"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6"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rsid="021f0e78" officeooo:paragraph-rsid="021f2d57" style:font-size-asian="12pt" style:language-asian="zh" style:country-asian="CN" style:font-name-complex="Times New Roma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7"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2" fo:font-size="12pt" fo:language="la" fo:country="VA" officeooo:paragraph-rsid="021f0e78" style:font-size-asian="12pt" style:language-asian="zh" style:country-asian="CN" style:font-name-complex="Times New Roma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8"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8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9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88b8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9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92" style:family="paragraph" style:parent-style-name="Table_20_Contents">
      <style:paragraph-properties fo:margin-top="0in" fo:margin-bottom="0in" style:contextual-spacing="false"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0336121" officeooo:paragraph-rsid="01ae73c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93" style:family="paragraph" style:parent-style-name="Table_20_Contents">
      <style:paragraph-properties fo:text-align="justify" style:justify-single-word="false" fo:hyphenation-ladder-count="2">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94" style:family="paragraph" style:parent-style-name="Table_20_Contents">
      <style:paragraph-properties fo:text-align="justify" style:justify-single-word="false" fo:hyphenation-ladder-count="2">
        <style:drop-cap style:lines="3" style:style-name="Iniciály_20_velké"/>
      </style:paragraph-properties>
      <style:text-propertie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95"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96" style:family="paragraph" style:parent-style-name="Table_20_Contents">
      <style:paragraph-properties fo:text-align="justify" style:justify-single-word="false" fo:hyphenation-ladder-count="2">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97"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9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088b83" fo:hyphenate="true" fo:hyphenation-remain-char-count="2" fo:hyphenation-push-char-count="2" loext:hyphenation-no-caps="false" loext:hyphenation-no-last-word="false" loext:hyphenation-word-char-count="no-limit" loext:hyphenation-zone="no-limit"/>
    </style:style>
    <style:style style:name="P399"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b762ba" fo:hyphenate="true" fo:hyphenation-remain-char-count="2" fo:hyphenation-push-char-count="2" loext:hyphenation-no-caps="false" loext:hyphenation-no-last-word="false" loext:hyphenation-word-char-count="no-limit" loext:hyphenation-zone="no-limit"/>
    </style:style>
    <style:style style:name="P40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f84a2c" fo:hyphenate="true" fo:hyphenation-remain-char-count="2" fo:hyphenation-push-char-count="2" loext:hyphenation-no-caps="false" loext:hyphenation-no-last-word="false" loext:hyphenation-word-char-count="no-limit" loext:hyphenation-zone="no-limit"/>
    </style:style>
    <style:style style:name="P40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f87cb1" fo:hyphenate="true" fo:hyphenation-remain-char-count="2" fo:hyphenation-push-char-count="2" loext:hyphenation-no-caps="false" loext:hyphenation-no-last-word="false" loext:hyphenation-word-char-count="no-limit" loext:hyphenation-zone="no-limit"/>
    </style:style>
    <style:style style:name="P402" style:family="paragraph" style:parent-style-name="Table_20_Contents">
      <style:paragraph-properties fo:text-align="justify" style:justify-single-word="false" fo:hyphenation-ladder-count="2">
        <style:drop-cap style:lines="2" style:style-name="Drop_20_Caps"/>
      </style:paragraph-properties>
      <style:text-properties fo:hyphenate="true" fo:hyphenation-remain-char-count="2" fo:hyphenation-push-char-count="2" loext:hyphenation-no-caps="false" loext:hyphenation-no-last-word="false" loext:hyphenation-word-char-count="no-limit" loext:hyphenation-zone="no-limit"/>
    </style:style>
    <style:style style:name="P403" style:family="paragraph" style:parent-style-name="Table_20_Contents">
      <style:paragraph-properties fo:text-align="justify" style:justify-single-word="false" fo:hyphenation-ladder-count="2">
        <style:drop-cap style:lines="2" style:style-name="Drop_20_Caps"/>
      </style:paragraph-properties>
      <style:text-properties officeooo:paragraph-rsid="007b3c0b" fo:hyphenate="true" fo:hyphenation-remain-char-count="2" fo:hyphenation-push-char-count="2" loext:hyphenation-no-caps="false" loext:hyphenation-no-last-word="false" loext:hyphenation-word-char-count="no-limit" loext:hyphenation-zone="no-limit"/>
    </style:style>
    <style:style style:name="P404" style:family="paragraph" style:parent-style-name="Table_20_Contents">
      <style:paragraph-properties fo:text-align="justify" style:justify-single-word="false" fo:hyphenation-ladder-count="2">
        <style:drop-cap style:lines="2" style:style-name="Drop_20_Caps"/>
      </style:paragraph-properties>
      <style:text-properties officeooo:paragraph-rsid="01bd4aee" fo:hyphenate="true" fo:hyphenation-remain-char-count="2" fo:hyphenation-push-char-count="2" loext:hyphenation-no-caps="false" loext:hyphenation-no-last-word="false" loext:hyphenation-word-char-count="no-limit" loext:hyphenation-zone="no-limit"/>
    </style:style>
    <style:style style:name="P405" style:family="paragraph" style:parent-style-name="Table_20_Contents">
      <style:paragraph-properties fo:text-align="justify" style:justify-single-word="false" fo:hyphenation-ladder-count="2">
        <style:drop-cap style:lines="2" style:style-name="Drop_20_Caps"/>
      </style:paragraph-properties>
      <style:text-properties officeooo:paragraph-rsid="0013c668" fo:hyphenate="true" fo:hyphenation-remain-char-count="2" fo:hyphenation-push-char-count="2" loext:hyphenation-no-caps="false" loext:hyphenation-no-last-word="false" loext:hyphenation-word-char-count="no-limit" loext:hyphenation-zone="no-limit"/>
    </style:style>
    <style:style style:name="P40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ff9155" fo:hyphenate="true" fo:hyphenation-remain-char-count="2" fo:hyphenation-push-char-count="2" loext:hyphenation-no-caps="false" loext:hyphenation-no-last-word="false" loext:hyphenation-word-char-count="no-limit" loext:hyphenation-zone="no-limit"/>
    </style:style>
    <style:style style:name="P40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162bad" fo:hyphenate="true" fo:hyphenation-remain-char-count="2" fo:hyphenation-push-char-count="2" loext:hyphenation-no-caps="false" loext:hyphenation-no-last-word="false" loext:hyphenation-word-char-count="no-limit" loext:hyphenation-zone="no-limit"/>
    </style:style>
    <style:style style:name="P40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03394" fo:hyphenate="true" fo:hyphenation-remain-char-count="2" fo:hyphenation-push-char-count="2" loext:hyphenation-no-caps="false" loext:hyphenation-no-last-word="false" loext:hyphenation-word-char-count="no-limit" loext:hyphenation-zone="no-limit"/>
    </style:style>
    <style:style style:name="P409"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84c2e" fo:hyphenate="true" fo:hyphenation-remain-char-count="2" fo:hyphenation-push-char-count="2" loext:hyphenation-no-caps="false" loext:hyphenation-no-last-word="false" loext:hyphenation-word-char-count="no-limit" loext:hyphenation-zone="no-limit"/>
    </style:style>
    <style:style style:name="P41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4e2b4" fo:hyphenate="true" fo:hyphenation-remain-char-count="2" fo:hyphenation-push-char-count="2" loext:hyphenation-no-caps="false" loext:hyphenation-no-last-word="false" loext:hyphenation-word-char-count="no-limit" loext:hyphenation-zone="no-limit"/>
    </style:style>
    <style:style style:name="P41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37775e" fo:hyphenate="true" fo:hyphenation-remain-char-count="2" fo:hyphenation-push-char-count="2" loext:hyphenation-no-caps="false" loext:hyphenation-no-last-word="false" loext:hyphenation-word-char-count="no-limit" loext:hyphenation-zone="no-limit"/>
    </style:style>
    <style:style style:name="P412"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28d9c5" fo:hyphenate="true" fo:hyphenation-remain-char-count="2" fo:hyphenation-push-char-count="2" loext:hyphenation-no-caps="false" loext:hyphenation-no-last-word="false" loext:hyphenation-word-char-count="no-limit" loext:hyphenation-zone="no-limit"/>
    </style:style>
    <style:style style:name="P413" style:family="paragraph" style:parent-style-name="Table_20_Contents">
      <style:paragraph-properties fo:text-align="justify" style:justify-single-word="false" fo:hyphenation-ladder-count="2">
        <style:drop-cap style:lines="2" style:style-name="Drop_20_Caps"/>
      </style:paragraph-properties>
      <style:text-properties officeooo:paragraph-rsid="0051b7b7" fo:hyphenate="true" fo:hyphenation-remain-char-count="2" fo:hyphenation-push-char-count="2" loext:hyphenation-no-caps="false" loext:hyphenation-no-last-word="false" loext:hyphenation-word-char-count="no-limit" loext:hyphenation-zone="no-limit"/>
    </style:style>
    <style:style style:name="P414" style:family="paragraph" style:parent-style-name="Table_20_Contents">
      <style:paragraph-properties fo:text-align="justify" style:justify-single-word="false" fo:hyphenation-ladder-count="2">
        <style:drop-cap style:lines="2" style:style-name="Drop_20_Caps"/>
      </style:paragraph-properties>
      <style:text-properties officeooo:paragraph-rsid="0052ba05" fo:hyphenate="true" fo:hyphenation-remain-char-count="2" fo:hyphenation-push-char-count="2" loext:hyphenation-no-caps="false" loext:hyphenation-no-last-word="false" loext:hyphenation-word-char-count="no-limit" loext:hyphenation-zone="no-limit"/>
    </style:style>
    <style:style style:name="P415"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87cd8e" fo:hyphenate="true" fo:hyphenation-remain-char-count="2" fo:hyphenation-push-char-count="2" loext:hyphenation-no-caps="false" loext:hyphenation-no-last-word="false" loext:hyphenation-word-char-count="no-limit" loext:hyphenation-zone="no-limit"/>
    </style:style>
    <style:style style:name="P416"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2a7bb56" fo:hyphenate="true" fo:hyphenation-remain-char-count="2" fo:hyphenation-push-char-count="2" loext:hyphenation-no-caps="false" loext:hyphenation-no-last-word="false" loext:hyphenation-word-char-count="no-limit" loext:hyphenation-zone="no-limit"/>
    </style:style>
    <style:style style:name="P417"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088b83" fo:hyphenate="true" fo:hyphenation-remain-char-count="2" fo:hyphenation-push-char-count="2" loext:hyphenation-no-caps="false" loext:hyphenation-no-last-word="false" loext:hyphenation-word-char-count="no-limit" loext:hyphenation-zone="no-limit"/>
    </style:style>
    <style:style style:name="P418"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088b83" fo:hyphenate="true" fo:hyphenation-remain-char-count="2" fo:hyphenation-push-char-count="2" loext:hyphenation-no-caps="false" loext:hyphenation-no-last-word="false" loext:hyphenation-word-char-count="no-limit" loext:hyphenation-zone="no-limit"/>
    </style:style>
    <style:style style:name="P419"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2906ebe" fo:hyphenate="true" fo:hyphenation-remain-char-count="2" fo:hyphenation-push-char-count="2" loext:hyphenation-no-caps="false" loext:hyphenation-no-last-word="false" loext:hyphenation-word-char-count="no-limit" loext:hyphenation-zone="no-limit"/>
    </style:style>
    <style:style style:name="P420"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162bad" fo:hyphenate="true" fo:hyphenation-remain-char-count="2" fo:hyphenation-push-char-count="2" loext:hyphenation-no-caps="false" loext:hyphenation-no-last-word="false" loext:hyphenation-word-char-count="no-limit" loext:hyphenation-zone="no-limit"/>
    </style:style>
    <style:style style:name="P42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21f2d57" fo:hyphenate="true" fo:hyphenation-remain-char-count="2" fo:hyphenation-push-char-count="2" loext:hyphenation-no-caps="false" loext:hyphenation-no-last-word="false" loext:hyphenation-word-char-count="no-limit" loext:hyphenation-zone="no-limit"/>
    </style:style>
    <style:style style:name="P422"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21f0e78" fo:hyphenate="true" fo:hyphenation-remain-char-count="2" fo:hyphenation-push-char-count="2" loext:hyphenation-no-caps="false" loext:hyphenation-no-last-word="false" loext:hyphenation-word-char-count="no-limit" loext:hyphenation-zone="no-limit"/>
    </style:style>
    <style:style style:name="P423"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cf3863" fo:hyphenate="true" fo:hyphenation-remain-char-count="2" fo:hyphenation-push-char-count="2" loext:hyphenation-no-caps="false" loext:hyphenation-no-last-word="false" loext:hyphenation-word-char-count="no-limit" loext:hyphenation-zone="no-limit"/>
    </style:style>
    <style:style style:name="P424" style:family="paragraph" style:parent-style-name="Table_20_Contents">
      <style:paragraph-properties fo:text-align="justify" style:justify-single-word="false" fo:hyphenation-ladder-count="2">
        <style:drop-cap style:lines="3" style:style-name="Iniciály_20_velké"/>
      </style:paragraph-properties>
      <style:text-properties officeooo:paragraph-rsid="0010bd8f" fo:hyphenate="true" fo:hyphenation-remain-char-count="2" fo:hyphenation-push-char-count="2" loext:hyphenation-no-caps="false" loext:hyphenation-no-last-word="false" loext:hyphenation-word-char-count="no-limit" loext:hyphenation-zone="no-limit"/>
    </style:style>
    <style:style style:name="P42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162bad" fo:hyphenate="true" fo:hyphenation-remain-char-count="2" fo:hyphenation-push-char-count="2" loext:hyphenation-no-caps="false" loext:hyphenation-no-last-word="false" loext:hyphenation-word-char-count="no-limit" loext:hyphenation-zone="no-limit"/>
    </style:style>
    <style:style style:name="P426"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2" fo:text-indent="0.1965in" style:auto-text-indent="false" fo:background-color="transparent" text:number-lines="false" text:line-number="0" style:writing-mode="lr-tb">
        <style:drop-cap/>
      </style:paragraph-properties>
      <style:text-properties officeooo:paragraph-rsid="022cfa09" fo:hyphenate="true" fo:hyphenation-remain-char-count="2" fo:hyphenation-push-char-count="2" loext:hyphenation-no-caps="false" loext:hyphenation-no-last-word="false" loext:hyphenation-word-char-count="no-limit" loext:hyphenation-zone="no-limit"/>
    </style:style>
    <style:style style:name="P427"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162bad" fo:hyphenate="true" fo:hyphenation-remain-char-count="2" fo:hyphenation-push-char-count="2" loext:hyphenation-no-caps="false" loext:hyphenation-no-last-word="false" loext:hyphenation-word-char-count="no-limit" loext:hyphenation-zone="no-limit"/>
    </style:style>
    <style:style style:name="P428"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3c668" fo:hyphenate="true" fo:hyphenation-remain-char-count="2" fo:hyphenation-push-char-count="2" loext:hyphenation-no-caps="false" loext:hyphenation-no-last-word="false" loext:hyphenation-word-char-count="no-limit" loext:hyphenation-zone="no-limit"/>
    </style:style>
    <style:style style:name="P42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787983" fo:hyphenate="true" fo:hyphenation-remain-char-count="2" fo:hyphenation-push-char-count="2" loext:hyphenation-no-caps="false" loext:hyphenation-no-last-word="false" loext:hyphenation-word-char-count="no-limit" loext:hyphenation-zone="no-limit"/>
    </style:style>
    <style:style style:name="P43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7efa53" fo:hyphenate="true" fo:hyphenation-remain-char-count="2" fo:hyphenation-push-char-count="2" loext:hyphenation-no-caps="false" loext:hyphenation-no-last-word="false" loext:hyphenation-word-char-count="no-limit" loext:hyphenation-zone="no-limit"/>
    </style:style>
    <style:style style:name="P431"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1b7b812" fo:hyphenate="true" fo:hyphenation-remain-char-count="2" fo:hyphenation-push-char-count="2" loext:hyphenation-no-caps="false" loext:hyphenation-no-last-word="false" loext:hyphenation-word-char-count="no-limit" loext:hyphenation-zone="no-limit"/>
    </style:style>
    <style:style style:name="P432"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01ca237" fo:hyphenate="true" fo:hyphenation-remain-char-count="2" fo:hyphenation-push-char-count="2" loext:hyphenation-no-caps="false" loext:hyphenation-no-last-word="false" loext:hyphenation-word-char-count="no-limit" loext:hyphenation-zone="no-limit"/>
    </style:style>
    <style:style style:name="P433"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014be48" fo:hyphenate="true" fo:hyphenation-remain-char-count="2" fo:hyphenation-push-char-count="2" loext:hyphenation-no-caps="false" loext:hyphenation-no-last-word="false" loext:hyphenation-word-char-count="no-limit" loext:hyphenation-zone="no-limit"/>
    </style:style>
    <style:style style:name="P434"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officeooo:paragraph-rsid="01b06b6a" fo:hyphenate="true" fo:hyphenation-remain-char-count="2" fo:hyphenation-push-char-count="2" loext:hyphenation-no-caps="false" loext:hyphenation-no-last-word="false" loext:hyphenation-word-char-count="no-limit" loext:hyphenation-zone="no-limit"/>
    </style:style>
    <style:style style:name="P435" style:family="paragraph" style:parent-style-name="Table_20_Contents">
      <style:paragraph-properties fo:margin-top="0in" fo:margin-bottom="0in" style:contextual-spacing="false" fo:line-height="100%" fo:text-align="justify" style:justify-single-word="false" fo:hyphenation-ladder-count="2" style:writing-mode="lr-tb">
        <style:drop-cap style:lines="3" style:style-name="Iniciály_20_velké"/>
      </style:paragraph-properties>
      <style:text-properties officeooo:paragraph-rsid="01ae73c4" fo:hyphenate="true" fo:hyphenation-remain-char-count="2" fo:hyphenation-push-char-count="2" loext:hyphenation-no-caps="false" loext:hyphenation-no-last-word="false" loext:hyphenation-word-char-count="no-limit" loext:hyphenation-zone="no-limit"/>
    </style:style>
    <style:style style:name="P43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4be48" fo:hyphenate="true" fo:hyphenation-remain-char-count="2" fo:hyphenation-push-char-count="2" loext:hyphenation-no-caps="false" loext:hyphenation-no-last-word="false" loext:hyphenation-word-char-count="no-limit" loext:hyphenation-zone="no-limit"/>
    </style:style>
    <style:style style:name="P43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ca237" fo:hyphenate="true" fo:hyphenation-remain-char-count="2" fo:hyphenation-push-char-count="2" loext:hyphenation-no-caps="false" loext:hyphenation-no-last-word="false" loext:hyphenation-word-char-count="no-limit" loext:hyphenation-zone="no-limit"/>
    </style:style>
    <style:style style:name="P43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1e3e05" fo:hyphenate="true" fo:hyphenation-remain-char-count="2" fo:hyphenation-push-char-count="2" loext:hyphenation-no-caps="false" loext:hyphenation-no-last-word="false" loext:hyphenation-word-char-count="no-limit" loext:hyphenation-zone="no-limit"/>
    </style:style>
    <style:style style:name="P43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0dfc76c" fo:hyphenate="true" fo:hyphenation-remain-char-count="2" fo:hyphenation-push-char-count="2" loext:hyphenation-no-caps="false" loext:hyphenation-no-last-word="false" loext:hyphenation-word-char-count="no-limit" loext:hyphenation-zone="no-limit"/>
    </style:style>
    <style:style style:name="P44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officeooo:paragraph-rsid="0156438e" fo:hyphenate="true" fo:hyphenation-remain-char-count="2" fo:hyphenation-push-char-count="2" loext:hyphenation-no-caps="false" loext:hyphenation-no-last-word="false" loext:hyphenation-word-char-count="no-limit" loext:hyphenation-zone="no-limit"/>
    </style:style>
    <style:style style:name="P44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ca237" fo:hyphenate="true" fo:hyphenation-remain-char-count="2" fo:hyphenation-push-char-count="2" loext:hyphenation-no-caps="false" loext:hyphenation-no-last-word="false" loext:hyphenation-word-char-count="no-limit" loext:hyphenation-zone="no-limit"/>
    </style:style>
    <style:style style:name="P442" style:family="paragraph" style:parent-style-name="Table_20_Contents">
      <style:paragraph-properties fo:line-height="100%" fo:text-align="justify" style:justify-single-word="false" fo:hyphenation-ladder-count="4" style:writing-mode="lr-tb">
        <style:drop-cap style:lines="2" style:style-name="Drop_20_Caps"/>
      </style:paragraph-properties>
      <style:text-properties officeooo:paragraph-rsid="02114d17" fo:hyphenate="true" fo:hyphenation-remain-char-count="2" fo:hyphenation-push-char-count="2" loext:hyphenation-no-caps="false" loext:hyphenation-no-last-word="false" loext:hyphenation-word-char-count="no-limit" loext:hyphenation-zone="no-limit"/>
    </style:style>
    <style:style style:name="P44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officeooo:paragraph-rsid="00088b83" fo:hyphenate="true" fo:hyphenation-remain-char-count="2" fo:hyphenation-push-char-count="2" loext:hyphenation-no-caps="false" loext:hyphenation-no-last-word="false" loext:hyphenation-word-char-count="no-limit" loext:hyphenation-zone="no-limit"/>
    </style:style>
    <style:style style:name="P44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445"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officeooo:paragraph-rsid="0013c668" fo:hyphenate="true" fo:hyphenation-remain-char-count="2" fo:hyphenation-push-char-count="2" loext:hyphenation-no-caps="false" loext:hyphenation-no-last-word="false" loext:hyphenation-word-char-count="no-limit" loext:hyphenation-zone="no-limit"/>
    </style:style>
    <style:style style:name="P44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9e1b37" officeooo:paragraph-rsid="00088b83"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47"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a09608" officeooo:paragraph-rsid="00088b83"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48"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a09608" officeooo:paragraph-rsid="00a0960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49"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052ba05" officeooo:paragraph-rsid="0052ba0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50"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fo:font-style="normal" officeooo:rsid="011c52f9" officeooo:paragraph-rsid="011c52f9"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5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a09608" officeooo:paragraph-rsid="00088b8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3"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4"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6"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51b7b7" officeooo:paragraph-rsid="0051b7b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7"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1" fo:font-size="12pt" fo:language="cs" fo:country="CZ" officeooo:rsid="0051b7b7" officeooo:paragraph-rsid="0051b7b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8"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591fb6" officeooo:paragraph-rsid="007b3c0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9"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0"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rsid="00cf3863" officeooo:paragraph-rsid="00cf3863"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1"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0d6c0ea" officeooo:paragraph-rsid="00d6c0e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2" style:family="paragraph" style:parent-style-name="Table_20_Contents">
      <style:paragraph-properties fo:text-align="justify" style:justify-single-word="false" fo:hyphenation-ladder-count="2">
        <style:drop-cap style:lines="2" style:style-name="Drop_20_Caps"/>
      </style:paragraph-properties>
      <style:text-properties style:font-name="Linux Libertine S.O.Cist.1" fo:font-size="12pt" fo:language="cs" fo:country="CZ" officeooo:rsid="0119f458" officeooo:paragraph-rsid="0119f45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3"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language="la" fo:country="VA" officeooo:paragraph-rsid="0013c668"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64"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26a841" officeooo:paragraph-rsid="001ca23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5"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282f37" officeooo:paragraph-rsid="001e3e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6"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282f37" officeooo:paragraph-rsid="00ad24a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a04cda" officeooo:paragraph-rsid="01d026f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8"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0d96c09" officeooo:paragraph-rsid="00d96c0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ddaf22" officeooo:paragraph-rsid="01d6c0c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7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officeooo:rsid="00ddaf22" officeooo:paragraph-rsid="00ddaf2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71"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3" fo:font-size="12pt" fo:language="cs" fo:country="CZ" officeooo:rsid="01244d24" officeooo:paragraph-rsid="00d96c0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7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7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a5a56d" officeooo:paragraph-rsid="001e3e0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7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3" fo:font-size="12pt" fo:language="cs" fo:country="CZ" fo:font-style="normal" officeooo:rsid="00db32d3" officeooo:paragraph-rsid="001e3e0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75"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use-window-font-color="true" loext:opacity="0%" style:font-name="Linux Libertine S.O.Cist.2" fo:font-size="12pt" fo:language="cs" fo:country="CZ" officeooo:rsid="0069da9c"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76"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use-window-font-color="true" loext:opacity="0%" style:font-name="Linux Libertine S.O.Cist.2" fo:font-size="12pt" fo:language="cs" fo:country="CZ" officeooo:rsid="0144e046" officeooo:paragraph-rsid="0144e04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1d3c59"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14be48"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1542d2"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794280"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8ed789"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08b5b3b"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02c0413"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0463fc0"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048eb24"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066f40a"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851bd8"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0cb7856"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10a286b"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fo:font-weight="normal" officeooo:rsid="013acd8d" style:font-size-asian="12pt" style:language-asian="zh" style:country-asian="CN" style:font-weight-asian="normal" style:font-size-complex="12pt" style:language-complex="hi" style:country-complex="IN" style:font-weight-complex="normal"/>
    </style:style>
    <style:style style:name="T21" style:family="text">
      <style:text-properties fo:color="#ff0000" loext:opacity="100%" fo:font-size="12pt" fo:language="la" fo:country="VA" fo:font-weight="normal" officeooo:rsid="01598b53" style:font-size-asian="12pt" style:language-asian="zh" style:country-asian="CN" style:font-weight-asian="normal" style:font-size-complex="12pt" style:language-complex="hi" style:country-complex="IN" style:font-weight-complex="normal"/>
    </style:style>
    <style:style style:name="T22" style:family="text">
      <style:text-properties fo:color="#ff0000" loext:opacity="100%" fo:font-size="12pt" fo:language="la" fo:country="VA" fo:font-weight="normal" officeooo:rsid="016df123" style:font-size-asian="12pt" style:language-asian="zh" style:country-asian="CN" style:font-weight-asian="normal" style:font-size-complex="12pt" style:language-complex="hi" style:country-complex="IN" style:font-weight-complex="normal"/>
    </style:style>
    <style:style style:name="T23" style:family="text">
      <style:text-properties fo:color="#ff0000" loext:opacity="100%" fo:font-size="12pt" fo:language="la" fo:country="VA" fo:font-weight="normal" officeooo:rsid="0188e6c0" style:font-size-asian="12pt" style:language-asian="zh" style:country-asian="CN" style:font-weight-asian="normal" style:font-size-complex="12pt" style:language-complex="hi" style:country-complex="IN" style:font-weight-complex="normal"/>
    </style:style>
    <style:style style:name="T24" style:family="text">
      <style:text-properties fo:color="#ff0000" loext:opacity="100%" fo:font-size="12pt"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25" style:family="text">
      <style:text-properties fo:color="#ff0000" loext:opacity="100%" fo:font-size="12pt" fo:language="la" fo:country="VA" fo:font-weight="normal" officeooo:rsid="01ad9089" style:font-size-asian="12pt" style:language-asian="zh" style:country-asian="CN" style:font-weight-asian="normal" style:font-size-complex="12pt" style:language-complex="hi" style:country-complex="IN" style:font-weight-complex="normal"/>
    </style:style>
    <style:style style:name="T26" style:family="text">
      <style:text-properties fo:color="#ff0000" loext:opacity="100%" fo:font-size="12pt" fo:language="la" fo:country="VA" fo:font-weight="normal" officeooo:rsid="01ae73c4" style:font-size-asian="12pt" style:language-asian="zh" style:country-asian="CN" style:font-weight-asian="normal" style:font-size-complex="12pt" style:language-complex="hi" style:country-complex="IN" style:font-weight-complex="normal"/>
    </style:style>
    <style:style style:name="T27" style:family="text">
      <style:text-properties fo:color="#ff0000" loext:opacity="1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28" style:family="text">
      <style:text-properties fo:color="#ff0000" loext:opacity="100%" fo:font-size="12pt" fo:language="la" fo:country="VA" fo:font-style="normal" fo:font-weight="normal" officeooo:rsid="01ae73c4" style:font-size-asian="12pt" style:language-asian="zh" style:country-asian="CN" style:font-style-asian="normal" style:font-weight-asian="normal" style:font-size-complex="12pt" style:language-complex="hi" style:country-complex="IN" style:font-style-complex="normal" style:font-weight-complex="normal"/>
    </style:style>
    <style:style style:name="T29"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30"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31"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32" style:family="text">
      <style:text-properties fo:color="#ff0000" loext:opacity="100%" fo:font-size="12pt" fo:language="la" fo:country="VA" style:font-size-asian="12pt" style:language-asian="zh" style:country-asian="CN" style:font-size-complex="12pt" style:language-complex="hi" style:country-complex="IN"/>
    </style:style>
    <style:style style:name="T33"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34"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35"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36"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37" style:family="text">
      <style:text-properties fo:color="#ff0000" loext:opacity="100%" fo:font-size="12pt" fo:language="la" fo:country="VA" style:font-size-asian="12pt" style:font-name-complex="Times New Roman"/>
    </style:style>
    <style:style style:name="T38" style:family="text">
      <style:text-properties fo:color="#ff0000" loext:opacity="100%" fo:font-size="12pt" fo:language="la" fo:country="VA" style:font-size-asian="12pt" style:font-name-complex="Times New Roman" style:font-weight-complex="bold"/>
    </style:style>
    <style:style style:name="T39"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40" style:family="text">
      <style:text-properties fo:color="#ff0000" loext:opacity="100%" fo:font-size="12pt" fo:letter-spacing="normal" fo:language="la" fo:country="VA" fo:font-weight="bold" officeooo:rsid="006536d5" style:font-size-asian="12pt" style:language-asian="zh" style:country-asian="CN" style:font-weight-asian="bold" style:font-size-complex="12pt" style:language-complex="hi" style:country-complex="IN" style:font-weight-complex="bold"/>
    </style:style>
    <style:style style:name="T41"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42" style:family="text">
      <style:text-properties fo:color="#ff0000" loext:opacity="100%" fo:language="la" fo:country="VA" fo:font-weight="normal" officeooo:rsid="001542d2" style:language-asian="zh" style:country-asian="CN" style:font-weight-asian="normal" style:language-complex="hi" style:country-complex="IN" style:font-weight-complex="normal"/>
    </style:style>
    <style:style style:name="T43" style:family="text">
      <style:text-properties fo:color="#ff0000" loext:opacity="100%" fo:language="la" fo:country="VA" fo:font-weight="normal" officeooo:rsid="00239e6d" style:language-asian="zh" style:country-asian="CN" style:font-weight-asian="normal" style:language-complex="hi" style:country-complex="IN" style:font-weight-complex="normal"/>
    </style:style>
    <style:style style:name="T44"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45" style:family="text">
      <style:text-properties fo:color="#ff0000" loext:opacity="100%" fo:language="la" fo:country="VA" fo:font-weight="normal" officeooo:rsid="002c0413" style:language-asian="zh" style:country-asian="CN" style:font-weight-asian="normal" style:language-complex="hi" style:country-complex="IN" style:font-weight-complex="normal"/>
    </style:style>
    <style:style style:name="T46" style:family="text">
      <style:text-properties fo:color="#ff0000" loext:opacity="100%" fo:language="la" fo:country="VA" fo:font-weight="normal" officeooo:rsid="0045046e" style:language-asian="zh" style:country-asian="CN" style:font-weight-asian="normal" style:language-complex="hi" style:country-complex="IN" style:font-weight-complex="normal"/>
    </style:style>
    <style:style style:name="T47" style:family="text">
      <style:text-properties fo:color="#ff0000" loext:opacity="100%" fo:language="la" fo:country="VA" fo:font-weight="normal" officeooo:rsid="0048eb24" style:language-asian="zh" style:country-asian="CN" style:font-weight-asian="normal" style:language-complex="hi" style:country-complex="IN" style:font-weight-complex="normal"/>
    </style:style>
    <style:style style:name="T48" style:family="text">
      <style:text-properties fo:color="#ff0000" loext:opacity="100%" fo:language="la" fo:country="VA" fo:font-weight="normal" officeooo:rsid="0066f40a" style:language-asian="zh" style:country-asian="CN" style:font-weight-asian="normal" style:language-complex="hi" style:country-complex="IN" style:font-weight-complex="normal"/>
    </style:style>
    <style:style style:name="T49" style:family="text">
      <style:text-properties fo:color="#ff0000" loext:opacity="100%" fo:language="la" fo:country="VA" fo:font-weight="normal" officeooo:rsid="0067df16" style:language-asian="zh" style:country-asian="CN" style:font-weight-asian="normal" style:language-complex="hi" style:country-complex="IN" style:font-weight-complex="normal"/>
    </style:style>
    <style:style style:name="T50" style:family="text">
      <style:text-properties fo:color="#ff0000" loext:opacity="100%" fo:language="la" fo:country="VA" fo:font-weight="normal" officeooo:rsid="00851bd8" style:language-asian="zh" style:country-asian="CN" style:font-weight-asian="normal" style:language-complex="hi" style:country-complex="IN" style:font-weight-complex="normal"/>
    </style:style>
    <style:style style:name="T51" style:family="text">
      <style:text-properties fo:color="#ff0000" loext:opacity="100%" fo:language="la" fo:country="VA" fo:font-weight="normal" officeooo:rsid="00cb7856" style:language-asian="zh" style:country-asian="CN" style:font-weight-asian="normal" style:language-complex="hi" style:country-complex="IN" style:font-weight-complex="normal"/>
    </style:style>
    <style:style style:name="T52" style:family="text">
      <style:text-properties fo:color="#ff0000" loext:opacity="100%" fo:language="la" fo:country="VA" fo:font-weight="normal" officeooo:rsid="00e8366b" style:language-asian="zh" style:country-asian="CN" style:font-weight-asian="normal" style:language-complex="hi" style:country-complex="IN" style:font-weight-complex="normal"/>
    </style:style>
    <style:style style:name="T53" style:family="text">
      <style:text-properties fo:color="#ff0000" loext:opacity="100%" fo:language="la" fo:country="VA" fo:font-weight="normal" officeooo:rsid="010c24ea" style:language-asian="zh" style:country-asian="CN" style:font-weight-asian="normal" style:language-complex="hi" style:country-complex="IN" style:font-weight-complex="normal"/>
    </style:style>
    <style:style style:name="T54" style:family="text">
      <style:text-properties fo:color="#ff0000" loext:opacity="100%" fo:language="la" fo:country="VA" fo:font-weight="normal" officeooo:rsid="013c0286" style:language-asian="zh" style:country-asian="CN" style:font-weight-asian="normal" style:language-complex="hi" style:country-complex="IN" style:font-weight-complex="normal"/>
    </style:style>
    <style:style style:name="T55" style:family="text">
      <style:text-properties fo:color="#ff0000" loext:opacity="100%" fo:language="la" fo:country="VA" fo:font-weight="normal" officeooo:rsid="0158f769" style:language-asian="zh" style:country-asian="CN" style:font-weight-asian="normal" style:language-complex="hi" style:country-complex="IN" style:font-weight-complex="normal"/>
    </style:style>
    <style:style style:name="T56" style:family="text">
      <style:text-properties fo:color="#ff0000" loext:opacity="100%" fo:language="la" fo:country="VA" fo:font-weight="normal" officeooo:rsid="01598b53" style:language-asian="zh" style:country-asian="CN" style:font-weight-asian="normal" style:language-complex="hi" style:country-complex="IN" style:font-weight-complex="normal"/>
    </style:style>
    <style:style style:name="T57" style:family="text">
      <style:text-properties fo:color="#ff0000" loext:opacity="100%" fo:language="la" fo:country="VA" fo:font-weight="normal" officeooo:rsid="016df123" style:language-asian="zh" style:country-asian="CN" style:font-weight-asian="normal" style:language-complex="hi" style:country-complex="IN" style:font-weight-complex="normal"/>
    </style:style>
    <style:style style:name="T58" style:family="text">
      <style:text-properties fo:color="#ff0000" loext:opacity="100%" fo:language="la" fo:country="VA" fo:font-weight="normal" officeooo:rsid="0188e6c0" style:language-asian="zh" style:country-asian="CN" style:font-weight-asian="normal" style:language-complex="hi" style:country-complex="IN" style:font-weight-complex="normal"/>
    </style:style>
    <style:style style:name="T59" style:family="text">
      <style:text-properties fo:color="#ff0000" loext:opacity="100%" fo:language="la" fo:country="VA" fo:font-weight="normal" officeooo:rsid="008a529c" style:language-asian="zh" style:country-asian="CN" style:font-weight-asian="normal" style:language-complex="hi" style:country-complex="IN" style:font-weight-complex="normal"/>
    </style:style>
    <style:style style:name="T60" style:family="text">
      <style:text-properties fo:color="#ff0000" loext:opacity="100%" fo:language="la" fo:country="VA" fo:font-weight="normal" officeooo:rsid="00175ef8" style:language-asian="zh" style:country-asian="CN" style:font-weight-asian="normal" style:language-complex="hi" style:country-complex="IN" style:font-weight-complex="normal"/>
    </style:style>
    <style:style style:name="T61" style:family="text">
      <style:text-properties fo:color="#ff0000" loext:opacity="100%" fo:language="la" fo:country="VA" fo:font-weight="normal" officeooo:rsid="01ad9089" style:language-asian="zh" style:country-asian="CN" style:font-weight-asian="normal" style:language-complex="hi" style:country-complex="IN" style:font-weight-complex="normal"/>
    </style:style>
    <style:style style:name="T62" style:family="text">
      <style:text-properties fo:color="#ff0000" loext:opacity="100%" fo:language="la" fo:country="VA" style:language-asian="zh" style:country-asian="CN" style:language-complex="hi" style:country-complex="IN"/>
    </style:style>
    <style:style style:name="T63" style:family="text">
      <style:text-properties fo:color="#ff0000" loext:opacity="100%" fo:language="la" fo:country="VA" officeooo:rsid="0030a648" style:language-asian="zh" style:country-asian="CN" style:language-complex="hi" style:country-complex="IN"/>
    </style:style>
    <style:style style:name="T64" style:family="text">
      <style:text-properties fo:color="#ff0000" loext:opacity="100%" fo:language="la" fo:country="VA" officeooo:rsid="00181615" style:language-asian="zh" style:country-asian="CN" style:language-complex="hi" style:country-complex="IN"/>
    </style:style>
    <style:style style:name="T65" style:family="text">
      <style:text-properties fo:color="#ff0000" loext:opacity="100%" fo:language="la" fo:country="VA" officeooo:rsid="003f71c9" style:language-asian="zh" style:country-asian="CN" style:language-complex="hi" style:country-complex="IN"/>
    </style:style>
    <style:style style:name="T66" style:family="text">
      <style:text-properties fo:color="#ff0000" loext:opacity="100%" fo:language="la" fo:country="VA" officeooo:rsid="004e7347" style:language-asian="zh" style:country-asian="CN" style:language-complex="hi" style:country-complex="IN"/>
    </style:style>
    <style:style style:name="T67" style:family="text">
      <style:text-properties fo:color="#ff0000" loext:opacity="100%" fo:language="la" fo:country="VA" officeooo:rsid="008773a1" style:language-asian="zh" style:country-asian="CN" style:language-complex="hi" style:country-complex="IN"/>
    </style:style>
    <style:style style:name="T68" style:family="text">
      <style:text-properties fo:color="#ff0000" loext:opacity="100%" fo:language="la" fo:country="VA" officeooo:rsid="00ccbe3a" style:language-asian="zh" style:country-asian="CN" style:language-complex="hi" style:country-complex="IN"/>
    </style:style>
    <style:style style:name="T69" style:family="text">
      <style:text-properties fo:color="#ff0000" loext:opacity="100%" fo:language="la" fo:country="VA" officeooo:rsid="01132cfa" style:language-asian="zh" style:country-asian="CN" style:language-complex="hi" style:country-complex="IN"/>
    </style:style>
    <style:style style:name="T70" style:family="text">
      <style:text-properties fo:color="#ff0000" loext:opacity="100%" fo:language="la" fo:country="VA" fo:font-weight="bold" style:font-weight-asian="bold" style:font-weight-complex="bold"/>
    </style:style>
    <style:style style:name="T71" style:family="text">
      <style:text-properties fo:color="#ff0000" loext:opacity="100%" fo:language="la" fo:country="VA" fo:font-weight="bold" officeooo:rsid="01b53fc8" style:font-weight-asian="bold" style:font-weight-complex="bold"/>
    </style:style>
    <style:style style:name="T72" style:family="text">
      <style:text-properties fo:color="#ff0000" loext:opacity="100%" fo:letter-spacing="0.028in" fo:language="la" fo:country="VA" fo:font-weight="normal" officeooo:rsid="0066f40a" style:language-asian="zh" style:country-asian="CN" style:font-weight-asian="normal" style:language-complex="hi" style:country-complex="IN" style:font-weight-complex="normal"/>
    </style:style>
    <style:style style:name="T73" style:family="text">
      <style:text-properties fo:color="#ff0000" loext:opacity="100%" officeooo:rsid="01ad9089"/>
    </style:style>
    <style:style style:name="T74" style:family="text">
      <style:text-properties fo:color="#ff0000" loext:opacity="100%" style:font-name="Cloister1" fo:language="la" fo:country="VA" fo:font-weight="normal" style:language-asian="zh" style:country-asian="CN" style:font-weight-asian="normal" style:language-complex="hi" style:country-complex="IN" style:font-weight-complex="normal"/>
    </style:style>
    <style:style style:name="T75" style:family="text">
      <style:text-properties fo:color="#ff0000" loext:opacity="100%" style:font-name="Cloister1" fo:language="la" fo:country="VA" fo:font-weight="normal" officeooo:rsid="01fa4fab" style:language-asian="zh" style:country-asian="CN" style:font-weight-asian="normal" style:language-complex="hi" style:country-complex="IN" style:font-weight-complex="normal"/>
    </style:style>
    <style:style style:name="T76" style:family="text">
      <style:text-properties fo:color="#ff0000" loext:opacity="100%" style:font-name="Cloister1" fo:language="la" fo:country="VA" fo:font-weight="normal" officeooo:rsid="00239e6d" style:language-asian="zh" style:country-asian="CN" style:font-weight-asian="normal" style:language-complex="hi" style:country-complex="IN" style:font-weight-complex="normal"/>
    </style:style>
    <style:style style:name="T77" style:family="text">
      <style:text-properties fo:color="#ff0000" loext:opacity="100%" style:font-name="Cloister1" fo:language="la" fo:country="VA" fo:font-weight="normal" officeooo:rsid="01074b52" style:language-asian="zh" style:country-asian="CN" style:font-weight-asian="normal" style:language-complex="hi" style:country-complex="IN" style:font-weight-complex="normal"/>
    </style:style>
    <style:style style:name="T78" style:family="text">
      <style:text-properties fo:color="#ff0000" loext:opacity="100%" style:font-name="Cloister1" fo:language="la" fo:country="VA" fo:font-weight="normal" officeooo:rsid="02146392" style:language-asian="zh" style:country-asian="CN" style:font-weight-asian="normal" style:language-complex="hi" style:country-complex="IN" style:font-weight-complex="normal"/>
    </style:style>
    <style:style style:name="T79" style:family="text">
      <style:text-properties fo:color="#ff0000" loext:opacity="100%" style:font-name="Linux Libertine S.O.Cist.2"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80" style:family="text">
      <style:text-properties fo:color="#ff0000" loext:opacity="100%" style:font-name="Linux Libertine S.O.Cist.2" fo:font-size="12pt"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81" style:family="text">
      <style:text-properties fo:color="#ff0000" loext:opacity="100%" style:font-name="Linux Libertine S.O.Cist.2" fo:font-size="12pt" fo:language="la" fo:country="VA" fo:font-weight="normal" officeooo:rsid="001542d2" style:font-size-asian="12pt" style:language-asian="zh" style:country-asian="CN" style:font-weight-asian="normal" style:font-size-complex="12pt" style:language-complex="hi" style:country-complex="IN" style:font-weight-complex="normal"/>
    </style:style>
    <style:style style:name="T82" style:family="text">
      <style:text-properties fo:color="#ff0000" loext:opacity="100%" style:font-name="Linux Libertine S.O.Cist.2" fo:font-size="12pt" fo:language="la" fo:country="VA" fo:font-weight="normal" officeooo:rsid="01fa4fab" style:font-size-asian="12pt" style:language-asian="zh" style:country-asian="CN" style:font-weight-asian="normal" style:font-size-complex="12pt" style:language-complex="hi" style:country-complex="IN" style:font-weight-complex="normal"/>
    </style:style>
    <style:style style:name="T83" style:family="text">
      <style:text-properties fo:color="#ff0000" loext:opacity="100%" style:font-name="Linux Libertine S.O.Cist.2" fo:font-size="12pt" fo:language="la" fo:country="VA" fo:font-weight="normal" officeooo:rsid="001d3c59" style:font-size-asian="12pt" style:language-asian="zh" style:country-asian="CN" style:font-weight-asian="normal" style:font-size-complex="12pt" style:language-complex="hi" style:country-complex="IN" style:font-weight-complex="normal"/>
    </style:style>
    <style:style style:name="T84" style:family="text">
      <style:text-properties fo:color="#ff0000" loext:opacity="100%" style:font-name="Linux Libertine S.O.Cist.2" fo:font-size="12pt" fo:language="la" fo:country="VA" fo:font-weight="normal" officeooo:rsid="0014be48" style:font-size-asian="12pt" style:language-asian="zh" style:country-asian="CN" style:font-weight-asian="normal" style:font-size-complex="12pt" style:language-complex="hi" style:country-complex="IN" style:font-weight-complex="normal"/>
    </style:style>
    <style:style style:name="T85" style:family="text">
      <style:text-properties fo:color="#ff0000" loext:opacity="100%" style:font-name="Linux Libertine S.O.Cist.2"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86" style:family="text">
      <style:text-properties fo:color="#ff0000" loext:opacity="100%" style:font-name="Linux Libertine S.O.Cist.2" fo:font-size="12pt" fo:language="la" fo:country="VA" fo:font-weight="normal" officeooo:rsid="00f1e1ba" style:font-size-asian="12pt" style:language-asian="zh" style:country-asian="CN" style:font-weight-asian="normal" style:font-size-complex="12pt" style:language-complex="hi" style:country-complex="IN" style:font-weight-complex="normal"/>
    </style:style>
    <style:style style:name="T87" style:family="text">
      <style:text-properties fo:color="#ff0000" loext:opacity="100%" style:font-name="Linux Libertine S.O.Cist.2" fo:font-size="12pt" fo:language="la" fo:country="VA" fo:font-weight="normal" officeooo:rsid="01074b52" style:font-size-asian="12pt" style:language-asian="zh" style:country-asian="CN" style:font-weight-asian="normal" style:font-size-complex="12pt" style:language-complex="hi" style:country-complex="IN" style:font-weight-complex="normal"/>
    </style:style>
    <style:style style:name="T88" style:family="text">
      <style:text-properties fo:color="#ff0000" loext:opacity="100%" style:font-name="Linux Libertine S.O.Cist.2" fo:font-size="12pt" fo:language="la" fo:country="VA" fo:font-weight="normal" officeooo:rsid="02146392" style:font-size-asian="12pt" style:language-asian="zh" style:country-asian="CN" style:font-weight-asian="normal" style:font-size-complex="12pt" style:language-complex="hi" style:country-complex="IN" style:font-weight-complex="normal"/>
    </style:style>
    <style:style style:name="T89" style:family="text">
      <style:text-properties fo:color="#ff0000" loext:opacity="100%" style:font-name="Linux Libertine S.O.Cist.2"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90" style:family="text">
      <style:text-properties fo:color="#ff0000" loext:opacity="100%" style:font-name="Linux Libertine S.O.Cist.2" fo:font-size="12pt" fo:language="la" fo:country="VA" style:font-size-asian="12pt" style:font-size-complex="12pt"/>
    </style:style>
    <style:style style:name="T91" style:family="text">
      <style:text-properties fo:color="#ff0000" loext:opacity="100%" style:font-name="Linux Libertine S.O.Cist.2" fo:font-size="12pt" fo:language="la" fo:country="VA" officeooo:rsid="001bf496" style:font-size-asian="12pt" style:font-size-complex="12pt"/>
    </style:style>
    <style:style style:name="T92" style:family="text">
      <style:text-properties fo:color="#ff0000" loext:opacity="100%" style:font-name="Linux Libertine S.O.Cist.2" fo:font-size="12pt" fo:language="la" fo:country="VA" officeooo:rsid="01fc0eec" style:font-size-asian="12pt" style:font-size-complex="12pt"/>
    </style:style>
    <style:style style:name="T93" style:family="text">
      <style:text-properties fo:color="#ff0000" loext:opacity="100%" style:font-name="Linux Libertine S.O.Cist.2" fo:font-size="12pt" fo:language="la" fo:country="VA" style:font-size-asian="12pt" style:language-asian="zh" style:country-asian="CN" style:font-name-complex="Times New Roman" style:font-size-complex="12pt" style:language-complex="hi" style:country-complex="IN"/>
    </style:style>
    <style:style style:name="T94" style:family="text">
      <style:text-properties fo:color="#ff0000" loext:opacity="100%" style:font-name="Linux Libertine S.O.Cist.2" fo:font-size="12pt" fo:language="la" fo:country="VA" officeooo:rsid="021f0e78" style:font-size-asian="12pt" style:language-asian="zh" style:country-asian="CN" style:font-name-complex="Times New Roman" style:font-size-complex="12pt" style:language-complex="hi" style:country-complex="IN"/>
    </style:style>
    <style:style style:name="T95" style:family="text">
      <style:text-properties fo:color="#ff0000" loext:opacity="100%" style:font-name="Linux Libertine S.O.Cist.2" fo:font-size="12pt" fo:language="la" fo:country="VA" fo:font-style="normal" style:font-size-asian="12pt" style:language-asian="zh" style:country-asian="CN" style:font-style-asian="normal" style:font-size-complex="12pt" style:language-complex="hi" style:country-complex="IN" style:font-style-complex="normal"/>
    </style:style>
    <style:style style:name="T96" style:family="text">
      <style:text-properties fo:color="#ff0000" loext:opacity="100%" style:font-name="Linux Libertine S.O.Cist.2" fo:font-size="12pt" fo:language="la" fo:country="VA" fo:font-style="normal" officeooo:rsid="0222fe25" style:font-size-asian="12pt" style:language-asian="zh" style:country-asian="CN" style:font-style-asian="normal" style:font-size-complex="12pt" style:language-complex="hi" style:country-complex="IN" style:font-style-complex="normal"/>
    </style:style>
    <style:style style:name="T97" style:family="text">
      <style:text-properties fo:color="#ff0000" loext:opacity="100%" style:font-name="Linux Libertine S.O.Cist.2" fo:font-size="12pt" fo:language="la" fo:country="VA" fo:font-style="normal" officeooo:rsid="021f0e78" style:font-size-asian="12pt" style:language-asian="zh" style:country-asian="CN" style:font-style-asian="normal" style:font-size-complex="12pt" style:language-complex="hi" style:country-complex="IN" style:font-style-complex="normal"/>
    </style:style>
    <style:style style:name="T98" style:family="text">
      <style:text-properties fo:color="#ff0000" loext:opacity="100%" style:font-name="Linux Libertine S.O.Cist.2" fo:font-size="12pt" fo:language="la" fo:country="VA" fo:font-style="normal" officeooo:rsid="021f2d57" style:font-size-asian="12pt" style:language-asian="zh" style:country-asian="CN" style:font-style-asian="normal" style:font-size-complex="12pt" style:language-complex="hi" style:country-complex="IN" style:font-style-complex="normal"/>
    </style:style>
    <style:style style:name="T99" style:family="text">
      <style:text-properties fo:color="#ff0000" loext:opacity="100%" style:font-name="Linux Libertine S.O.Cist.2" fo:font-size="12pt" fo:language="cs" fo:country="CZ" style:font-size-asian="12pt" style:language-asian="zh" style:country-asian="CN" style:language-complex="hi" style:country-complex="IN"/>
    </style:style>
    <style:style style:name="T100" style:family="text">
      <style:text-properties fo:color="#ff0000" loext:opacity="100%" style:font-name="Linux Libertine S.O.Cist.2" fo:font-size="12pt" fo:language="cs" fo:country="CZ" officeooo:rsid="022cfa09" style:font-size-asian="12pt" style:language-asian="zh" style:country-asian="CN" style:font-size-complex="12pt" style:language-complex="hi" style:country-complex="IN"/>
    </style:style>
    <style:style style:name="T101" style:family="text">
      <style:text-properties fo:color="#ff0000" loext:opacity="100%" style:font-name="Linux Libertine S.O.Cist.2" fo:font-size="12pt" fo:language="cs" fo:country="CZ" fo:font-style="normal" officeooo:rsid="022cfa09" style:font-size-asian="12pt" style:language-asian="zh" style:country-asian="CN" style:font-style-asian="normal" style:font-size-complex="12pt" style:language-complex="hi" style:country-complex="IN" style:font-style-complex="normal"/>
    </style:style>
    <style:style style:name="T102" style:family="text">
      <style:text-properties fo:color="#ff0000" loext:opacity="100%" style:font-name="Linux Libertine S.O.Cist.2"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3" style:family="text">
      <style:text-properties fo:color="#ff0000" loext:opacity="100%" style:font-name="Linux Libertine S.O.Cist.2" fo:font-size="12pt" fo:letter-spacing="normal" fo:language="cs" fo:country="CZ" fo:font-style="normal" fo:font-weight="normal" officeooo:rsid="022e088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4" style:family="text">
      <style:text-properties fo:color="#ff0000" loext:opacity="100%" style:font-name="Linux Libertine S.O.Cist.2"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5" style:family="text">
      <style:text-properties fo:color="#ff0000" loext:opacity="100%" style:font-name="Linux Libertine S.O.Cist.2" fo:font-size="12pt" fo:letter-spacing="normal" fo:language="cs" fo:country="CZ" fo:font-style="normal" fo:font-weight="normal" officeooo:rsid="022f6e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6" style:family="text">
      <style:text-properties fo:color="#ff0000" loext:opacity="100%" style:font-name="Linux Libertine S.O.Cist.2" fo:font-size="12pt" fo:letter-spacing="normal" fo:language="cs" fo:country="CZ" fo:font-style="normal" fo:font-weight="normal" officeooo:rsid="023198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7" style:family="text">
      <style:text-properties fo:color="#ff0000" loext:opacity="100%" style:font-name="Linux Libertine S.O.Cist.2" fo:font-size="12pt" fo:letter-spacing="normal" fo:language="cs" fo:country="CZ" fo:font-style="normal" fo:font-weight="normal" officeooo:rsid="0223af93"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08" style:family="text">
      <style:text-properties fo:color="#ff0000" loext:opacity="100%" style:font-name="Linux Libertine S.O.Cist.2" fo:font-size="12pt" fo:letter-spacing="normal" fo:language="cs" fo:country="CZ" fo:font-style="normal" fo:font-weight="normal" officeooo:rsid="02269dc5"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09" style:family="text">
      <style:text-properties fo:color="#ff0000" loext:opacity="100%" style:font-name="Linux Libertine S.O.Cist.2"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10" style:family="text">
      <style:text-properties fo:color="#ff0000" loext:opacity="100%" style:font-name="Linux Libertine S.O.Cist.2" fo:font-size="12pt" fo:letter-spacing="normal" fo:language="cs" fo:country="CZ" fo:font-style="normal" fo:font-weight="normal" officeooo:rsid="022d1bb9"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111" style:family="text">
      <style:text-properties fo:color="#ff0000" loext:opacity="100%" style:font-name="Linux Libertine S.O.Cist.2"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2" style:family="text">
      <style:text-properties fo:color="#ff0000" loext:opacity="100%" style:font-name="Bookman BT S.O.Cist.1"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113" style:family="text">
      <style:text-properties fo:color="#ff0000" loext:opacity="100%" style:font-name="Bookman BT S.O.Cist.1" fo:font-size="12pt" fo:language="la" fo:country="VA" fo:font-weight="normal" officeooo:rsid="002c0413" style:font-size-asian="12pt" style:language-asian="zh" style:country-asian="CN" style:font-weight-asian="normal" style:font-size-complex="12pt" style:language-complex="hi" style:country-complex="IN" style:font-weight-complex="normal"/>
    </style:style>
    <style:style style:name="T114" style:family="text">
      <style:text-properties fo:color="#ff0000" loext:opacity="100%" style:font-name="Bookman BT S.O.Cist.1" fo:font-size="12pt" fo:language="la" fo:country="VA" fo:font-weight="normal" officeooo:rsid="026b3d33" style:font-size-asian="12pt" style:language-asian="zh" style:country-asian="CN" style:font-weight-asian="normal" style:font-size-complex="12pt" style:language-complex="hi" style:country-complex="IN" style:font-weight-complex="normal"/>
    </style:style>
    <style:style style:name="T115" style:family="text">
      <style:text-properties fo:color="#ff0000" loext:opacity="100%" style:font-name="Bookman BT S.O.Cist.1" fo:font-size="12pt" fo:language="la" fo:country="VA" fo:font-weight="normal" officeooo:rsid="0051ff7b" style:font-size-asian="12pt" style:language-asian="zh" style:country-asian="CN" style:font-weight-asian="normal" style:font-size-complex="12pt" style:language-complex="hi" style:country-complex="IN" style:font-weight-complex="normal"/>
    </style:style>
    <style:style style:name="T116" style:family="text">
      <style:text-properties fo:color="#ff0000" loext:opacity="100%" style:font-name="Bookman BT S.O.Cist.1" fo:font-size="12pt" fo:language="la" fo:country="VA" fo:font-weight="normal" officeooo:rsid="008b5b3b" style:font-size-asian="12pt" style:language-asian="zh" style:country-asian="CN" style:font-weight-asian="normal" style:font-size-complex="12pt" style:language-complex="hi" style:country-complex="IN" style:font-weight-complex="normal"/>
    </style:style>
    <style:style style:name="T117" style:family="text">
      <style:text-properties fo:color="#ff0000" loext:opacity="100%" style:font-name="Bookman BT S.O.Cist.1"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18" style:family="text">
      <style:text-properties fo:color="#ff0000" loext:opacity="100%" style:font-name="Linux Libertine S.O.Cist.1" fo:font-size="12pt" fo:letter-spacing="normal" fo:language="la" fo:country="VA" fo:font-weight="bold" officeooo:rsid="01576617" style:font-size-asian="12pt" style:language-asian="zh" style:country-asian="CN" style:font-weight-asian="bold" style:font-size-complex="12pt" style:language-complex="hi" style:country-complex="IN" style:font-weight-complex="bold"/>
    </style:style>
    <style:style style:name="T119" style:family="text">
      <style:text-properties fo:color="#00000a" loext:opacity="100%"/>
    </style:style>
    <style:style style:name="T120"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121" style:family="text">
      <style:text-properties fo:color="#00000a" loext:opacity="100%" fo:language="la" fo:country="VA" fo:font-weight="normal" officeooo:rsid="00df4622" style:language-asian="zh" style:country-asian="CN" style:font-weight-asian="normal" style:language-complex="hi" style:country-complex="IN" style:font-weight-complex="normal"/>
    </style:style>
    <style:style style:name="T122" style:family="text">
      <style:text-properties fo:color="#00000a" loext:opacity="100%" fo:language="la" fo:country="VA" fo:font-weight="normal" officeooo:rsid="001542d2" style:language-asian="zh" style:country-asian="CN" style:font-weight-asian="normal" style:language-complex="hi" style:country-complex="IN" style:font-weight-complex="normal"/>
    </style:style>
    <style:style style:name="T123" style:family="text">
      <style:text-properties fo:color="#00000a" loext:opacity="100%" fo:language="la" fo:country="VA" fo:font-weight="normal" officeooo:rsid="00239e6d" style:language-asian="zh" style:country-asian="CN" style:font-weight-asian="normal" style:language-complex="hi" style:country-complex="IN" style:font-weight-complex="normal"/>
    </style:style>
    <style:style style:name="T124" style:family="text">
      <style:text-properties fo:color="#00000a" loext:opacity="100%" fo:language="la" fo:country="VA" fo:font-weight="normal" officeooo:rsid="0066f40a" style:language-asian="zh" style:country-asian="CN" style:font-weight-asian="normal" style:language-complex="hi" style:country-complex="IN" style:font-weight-complex="normal"/>
    </style:style>
    <style:style style:name="T125" style:family="text">
      <style:text-properties fo:color="#00000a" loext:opacity="100%" fo:language="la" fo:country="VA" fo:font-weight="normal" officeooo:rsid="0067df16" style:language-asian="zh" style:country-asian="CN" style:font-weight-asian="normal" style:language-complex="hi" style:country-complex="IN" style:font-weight-complex="normal"/>
    </style:style>
    <style:style style:name="T126" style:family="text">
      <style:text-properties fo:color="#00000a" loext:opacity="100%" fo:language="la" fo:country="VA" fo:font-weight="normal" officeooo:rsid="013c0286" style:language-asian="zh" style:country-asian="CN" style:font-weight-asian="normal" style:language-complex="hi" style:country-complex="IN" style:font-weight-complex="normal"/>
    </style:style>
    <style:style style:name="T127"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128" style:family="text">
      <style:text-properties fo:color="#00000a" loext:opacity="100%" fo:font-size="12pt" fo:letter-spacing="normal" fo:language="la" fo:country="VA" fo:font-weight="bold" officeooo:rsid="006536d5" style:font-size-asian="12pt" style:language-asian="zh" style:country-asian="CN" style:font-weight-asian="bold" style:font-size-complex="12pt" style:language-complex="hi" style:country-complex="IN" style:font-weight-complex="bold"/>
    </style:style>
    <style:style style:name="T129"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30" style:family="text">
      <style:text-properties fo:color="#00000a" loext:opacity="100%" fo:font-size="12pt" fo:letter-spacing="normal" fo:language="la" fo:country="VA" fo:font-weight="normal" officeooo:rsid="0048eb24" style:font-size-asian="12pt" style:language-asian="zh" style:country-asian="CN" style:font-weight-asian="normal" style:font-size-complex="12pt" style:language-complex="hi" style:country-complex="IN" style:font-weight-complex="normal"/>
    </style:style>
    <style:style style:name="T131" style:family="text">
      <style:text-properties fo:color="#00000a" loext:opacity="100%" fo:font-size="12pt" fo:letter-spacing="normal" fo:language="la" fo:country="VA" fo:font-weight="normal" officeooo:rsid="00851bd8" style:font-size-asian="12pt" style:language-asian="zh" style:country-asian="CN" style:font-weight-asian="normal" style:font-size-complex="12pt" style:language-complex="hi" style:country-complex="IN" style:font-weight-complex="normal"/>
    </style:style>
    <style:style style:name="T132" style:family="text">
      <style:text-properties fo:color="#00000a" loext:opacity="100%" fo:font-size="12pt" fo:letter-spacing="normal" fo:language="la" fo:country="VA" fo:font-weight="normal" officeooo:rsid="01ae73c4" style:font-size-asian="12pt" style:language-asian="zh" style:country-asian="CN" style:font-weight-asian="normal" style:font-size-complex="12pt" style:language-complex="hi" style:country-complex="IN" style:font-weight-complex="normal"/>
    </style:style>
    <style:style style:name="T133" style:family="text">
      <style:text-properties fo:color="#00000a" loext:opacity="100%" fo:font-size="12pt" fo:letter-spacing="normal" fo:language="la" fo:country="VA" fo:font-weight="normal" officeooo:rsid="01b53fc8" style:font-size-asian="12pt" style:language-asian="zh" style:country-asian="CN" style:font-weight-asian="normal" style:font-size-complex="12pt" style:language-complex="hi" style:country-complex="IN" style:font-weight-complex="normal"/>
    </style:style>
    <style:style style:name="T134" style:family="text">
      <style:text-properties fo:color="#00000a" loext:opacity="100%" officeooo:rsid="00eaa362"/>
    </style:style>
    <style:style style:name="T135" style:family="text">
      <style:text-properties fo:color="#00000a" loext:opacity="100%" officeooo:rsid="0120e79f"/>
    </style:style>
    <style:style style:name="T136" style:family="text">
      <style:text-properties fo:color="#00000a" loext:opacity="100%" fo:font-style="italic" officeooo:rsid="0120e79f" style:font-style-asian="italic" style:font-style-complex="italic"/>
    </style:style>
    <style:style style:name="T137" style:family="text">
      <style:text-properties fo:color="#00000a" loext:opacity="100%" officeooo:rsid="01f84a2c"/>
    </style:style>
    <style:style style:name="T138" style:family="text">
      <style:text-properties fo:color="#00000a" loext:opacity="100%" style:font-name="Cloister1" fo:language="la" fo:country="VA" fo:font-weight="normal" style:language-asian="zh" style:country-asian="CN" style:font-weight-asian="normal" style:language-complex="hi" style:country-complex="IN" style:font-weight-complex="normal"/>
    </style:style>
    <style:style style:name="T139" style:family="text">
      <style:text-properties fo:color="#00000a" loext:opacity="100%" style:font-name="Cloister1" fo:language="la" fo:country="VA" fo:font-weight="normal" officeooo:rsid="01fa4fab" style:language-asian="zh" style:country-asian="CN" style:font-weight-asian="normal" style:language-complex="hi" style:country-complex="IN" style:font-weight-complex="normal"/>
    </style:style>
    <style:style style:name="T140" style:family="text">
      <style:text-properties fo:color="#00000a" loext:opacity="100%" style:font-name="Cloister1" fo:language="la" fo:country="VA" fo:font-weight="normal" officeooo:rsid="001542d2" style:language-asian="zh" style:country-asian="CN" style:font-weight-asian="normal" style:language-complex="hi" style:country-complex="IN" style:font-weight-complex="normal"/>
    </style:style>
    <style:style style:name="T141" style:family="text">
      <style:text-properties fo:color="#00000a" loext:opacity="100%" style:font-name="Cloister1" fo:language="la" fo:country="VA" fo:font-weight="normal" officeooo:rsid="00239e6d" style:language-asian="zh" style:country-asian="CN" style:font-weight-asian="normal" style:language-complex="hi" style:country-complex="IN" style:font-weight-complex="normal"/>
    </style:style>
    <style:style style:name="T142" style:family="text">
      <style:text-properties fo:color="#00000a" loext:opacity="100%" style:font-name="Cloister1" fo:language="la" fo:country="VA" fo:font-weight="normal" officeooo:rsid="02146392" style:language-asian="zh" style:country-asian="CN" style:font-weight-asian="normal" style:language-complex="hi" style:country-complex="IN" style:font-weight-complex="normal"/>
    </style:style>
    <style:style style:name="T143" style:family="text">
      <style:text-properties fo:color="#00000a" loext:opacity="100%" style:font-name="Linux Libertine S.O.Cist.1" fo:font-size="12pt" fo:language="cs" fo:country="CZ" fo:font-style="normal" officeooo:rsid="009e1b37" style:font-size-asian="12pt" style:font-style-asian="normal" style:font-size-complex="12pt" style:font-style-complex="normal"/>
    </style:style>
    <style:style style:name="T144" style:family="text">
      <style:text-properties fo:color="#00000a" loext:opacity="100%" style:font-name="Linux Libertine S.O.Cist.1" fo:font-size="12pt" fo:language="cs" fo:country="CZ" fo:font-style="normal" officeooo:rsid="0120e79f" style:font-size-asian="12pt" style:font-style-asian="normal" style:font-size-complex="12pt" style:font-style-complex="normal"/>
    </style:style>
    <style:style style:name="T145" style:family="text">
      <style:text-properties fo:color="#00000a" loext:opacity="100%" style:font-name="Linux Libertine S.O.Cist.1" fo:font-size="12pt" fo:language="cs" fo:country="CZ" fo:font-style="normal" officeooo:rsid="00eaa362" style:font-size-asian="12pt" style:font-style-asian="normal" style:font-size-complex="12pt" style:font-style-complex="normal"/>
    </style:style>
    <style:style style:name="T146" style:family="text">
      <style:text-properties fo:color="#00000a" loext:opacity="100%" style:font-name="Linux Libertine S.O.Cist.1" fo:font-size="12pt" fo:language="cs" fo:country="CZ" fo:font-style="normal" officeooo:rsid="025e1204" style:font-size-asian="12pt" style:font-style-asian="normal" style:font-size-complex="12pt" style:font-style-complex="normal"/>
    </style:style>
    <style:style style:name="T147" style:family="text">
      <style:text-properties fo:color="#00000a" loext:opacity="100%" style:font-name="Linux Libertine S.O.Cist.1" fo:font-size="12pt" fo:letter-spacing="normal" fo:language="la" fo:country="VA" fo:font-weight="bold" officeooo:rsid="00239e6d" style:font-size-asian="12pt" style:language-asian="zh" style:country-asian="CN" style:font-weight-asian="bold" style:font-size-complex="12pt" style:language-complex="hi" style:country-complex="IN" style:font-weight-complex="bold"/>
    </style:style>
    <style:style style:name="T148" style:family="text">
      <style:text-properties fo:color="#00000a" loext:opacity="100%" style:font-name="Linux Libertine S.O.Cist.1" fo:font-size="12pt" fo:letter-spacing="normal" fo:language="la" fo:country="VA" fo:font-weight="bold" officeooo:rsid="01576617" style:font-size-asian="12pt" style:language-asian="zh" style:country-asian="CN" style:font-weight-asian="bold" style:font-size-complex="12pt" style:language-complex="hi" style:country-complex="IN" style:font-weight-complex="bold"/>
    </style:style>
    <style:style style:name="T149" style:family="text">
      <style:text-properties fo:language="la" fo:country="VA"/>
    </style:style>
    <style:style style:name="T150" style:family="text">
      <style:text-properties fo:language="la" fo:country="VA" fo:font-weight="normal" style:language-asian="zh" style:country-asian="CN" style:font-weight-asian="normal" style:language-complex="hi" style:country-complex="IN" style:font-weight-complex="normal"/>
    </style:style>
    <style:style style:name="T151" style:family="text">
      <style:text-properties fo:language="la" fo:country="VA" fo:font-weight="normal" officeooo:rsid="001b7e00" style:language-asian="zh" style:country-asian="CN" style:font-weight-asian="normal" style:language-complex="hi" style:country-complex="IN" style:font-weight-complex="normal"/>
    </style:style>
    <style:style style:name="T152" style:family="text">
      <style:text-properties fo:language="la" fo:country="VA" fo:font-weight="normal" officeooo:rsid="001542d2" style:language-asian="zh" style:country-asian="CN" style:font-weight-asian="normal" style:language-complex="hi" style:country-complex="IN" style:font-weight-complex="normal"/>
    </style:style>
    <style:style style:name="T153" style:family="text">
      <style:text-properties fo:language="la" fo:country="VA" fo:font-weight="normal" officeooo:rsid="00239e6d" style:language-asian="zh" style:country-asian="CN" style:font-weight-asian="normal" style:language-complex="hi" style:country-complex="IN" style:font-weight-complex="normal"/>
    </style:style>
    <style:style style:name="T154" style:family="text">
      <style:text-properties fo:language="la" fo:country="VA" fo:font-weight="normal" officeooo:rsid="0048eb24" style:language-asian="zh" style:country-asian="CN" style:font-weight-asian="normal" style:language-complex="hi" style:country-complex="IN" style:font-weight-complex="normal"/>
    </style:style>
    <style:style style:name="T155" style:family="text">
      <style:text-properties fo:language="la" fo:country="VA" fo:font-weight="normal" officeooo:rsid="0067df16" style:language-asian="zh" style:country-asian="CN" style:font-weight-asian="normal" style:language-complex="hi" style:country-complex="IN" style:font-weight-complex="normal"/>
    </style:style>
    <style:style style:name="T156" style:family="text">
      <style:text-properties fo:language="la" fo:country="VA" fo:font-weight="normal" officeooo:rsid="00851bd8" style:language-asian="zh" style:country-asian="CN" style:font-weight-asian="normal" style:language-complex="hi" style:country-complex="IN" style:font-weight-complex="normal"/>
    </style:style>
    <style:style style:name="T157" style:family="text">
      <style:text-properties fo:language="la" fo:country="VA" fo:font-weight="normal" officeooo:rsid="00c44ae2" style:language-asian="zh" style:country-asian="CN" style:font-weight-asian="normal" style:language-complex="hi" style:country-complex="IN" style:font-weight-complex="normal"/>
    </style:style>
    <style:style style:name="T158" style:family="text">
      <style:text-properties fo:language="la" fo:country="VA" fo:font-weight="normal" officeooo:rsid="01ad9089" style:language-asian="zh" style:country-asian="CN" style:font-weight-asian="normal" style:language-complex="hi" style:country-complex="IN" style:font-weight-complex="normal"/>
    </style:style>
    <style:style style:name="T159" style:family="text">
      <style:text-properties fo:language="la" fo:country="VA" style:language-asian="zh" style:country-asian="CN" style:language-complex="hi" style:country-complex="IN"/>
    </style:style>
    <style:style style:name="T160" style:family="text">
      <style:text-properties fo:language="la" fo:country="VA" officeooo:rsid="00b6ca30" style:language-asian="zh" style:country-asian="CN" style:language-complex="hi" style:country-complex="IN"/>
    </style:style>
    <style:style style:name="T161" style:family="text">
      <style:text-properties fo:language="la" fo:country="VA" officeooo:rsid="02146392" style:language-asian="zh" style:country-asian="CN" style:language-complex="hi" style:country-complex="IN"/>
    </style:style>
    <style:style style:name="T162" style:family="text">
      <style:text-properties fo:language="la" fo:country="VA" fo:font-weight="bold" style:font-weight-asian="bold" style:font-weight-complex="bold"/>
    </style:style>
    <style:style style:name="T163" style:family="text">
      <style:text-properties fo:language="la" fo:country="VA" fo:font-weight="bold" officeooo:rsid="01b53fc8" style:font-weight-asian="bold" style:font-weight-complex="bold"/>
    </style:style>
    <style:style style:name="T164" style:family="text">
      <style:text-properties officeooo:rsid="00df4622"/>
    </style:style>
    <style:style style:name="T165" style:family="text">
      <style:text-properties fo:font-style="italic" style:font-style-asian="italic" style:font-style-complex="italic"/>
    </style:style>
    <style:style style:name="T166" style:family="text">
      <style:text-properties fo:font-style="italic" officeooo:rsid="001e3e05" style:font-style-asian="italic" style:font-style-complex="italic"/>
    </style:style>
    <style:style style:name="T167" style:family="text">
      <style:text-properties fo:font-style="italic" officeooo:rsid="007a8ff8" style:font-style-asian="italic" style:font-style-complex="italic"/>
    </style:style>
    <style:style style:name="T168" style:family="text">
      <style:text-properties fo:font-style="italic" officeooo:rsid="0064366a" style:font-style-asian="italic" style:font-style-complex="italic"/>
    </style:style>
    <style:style style:name="T169" style:family="text">
      <style:text-properties fo:font-style="italic" officeooo:rsid="0065ca5c" style:font-style-asian="italic" style:font-style-complex="italic"/>
    </style:style>
    <style:style style:name="T170" style:family="text">
      <style:text-properties fo:font-style="italic" officeooo:rsid="00303394" style:font-style-asian="italic" style:font-style-complex="italic"/>
    </style:style>
    <style:style style:name="T171" style:family="text">
      <style:text-properties fo:font-style="italic" officeooo:rsid="00362dab" style:font-style-asian="italic" style:font-style-complex="italic"/>
    </style:style>
    <style:style style:name="T172" style:family="text">
      <style:text-properties fo:font-style="italic" officeooo:rsid="0051b7b7" style:font-style-asian="italic" style:font-style-complex="italic"/>
    </style:style>
    <style:style style:name="T173" style:family="text">
      <style:text-properties fo:font-style="italic" officeooo:rsid="00548c18" style:font-style-asian="italic" style:font-style-complex="italic"/>
    </style:style>
    <style:style style:name="T174" style:family="text">
      <style:text-properties fo:font-style="italic" officeooo:rsid="005d1234" style:font-style-asian="italic" style:font-style-complex="italic"/>
    </style:style>
    <style:style style:name="T175" style:family="text">
      <style:text-properties fo:font-style="italic" officeooo:rsid="008a5a4e" style:font-style-asian="italic" style:font-style-complex="italic"/>
    </style:style>
    <style:style style:name="T176" style:family="text">
      <style:text-properties fo:font-style="italic" officeooo:rsid="00924a2e" style:font-style-asian="italic" style:font-style-complex="italic"/>
    </style:style>
    <style:style style:name="T177" style:family="text">
      <style:text-properties fo:font-style="italic" officeooo:rsid="00958b25" style:font-style-asian="italic" style:font-style-complex="italic"/>
    </style:style>
    <style:style style:name="T178" style:family="text">
      <style:text-properties fo:font-style="italic" officeooo:rsid="00998a9f" style:font-style-asian="italic" style:font-style-complex="italic"/>
    </style:style>
    <style:style style:name="T179" style:family="text">
      <style:text-properties fo:font-style="italic" officeooo:rsid="00c28cf6" style:font-style-asian="italic" style:font-style-complex="italic"/>
    </style:style>
    <style:style style:name="T180" style:family="text">
      <style:text-properties fo:font-style="italic" officeooo:rsid="00e86753" style:font-style-asian="italic" style:font-style-complex="italic"/>
    </style:style>
    <style:style style:name="T181" style:family="text">
      <style:text-properties fo:font-style="italic" officeooo:rsid="00ebb0c6" style:font-style-asian="italic" style:font-style-complex="italic"/>
    </style:style>
    <style:style style:name="T182" style:family="text">
      <style:text-properties fo:font-style="italic" officeooo:rsid="00eca1a4" style:font-style-asian="italic" style:font-style-complex="italic"/>
    </style:style>
    <style:style style:name="T183" style:family="text">
      <style:text-properties fo:font-style="italic" officeooo:rsid="00edb4d5" style:font-style-asian="italic" style:font-style-complex="italic"/>
    </style:style>
    <style:style style:name="T184" style:family="text">
      <style:text-properties fo:font-style="italic" officeooo:rsid="011c9c56" style:font-style-asian="italic" style:font-style-complex="italic"/>
    </style:style>
    <style:style style:name="T185" style:family="text">
      <style:text-properties fo:font-style="italic" officeooo:rsid="011e9ac2" style:font-style-asian="italic" style:font-style-complex="italic"/>
    </style:style>
    <style:style style:name="T186" style:family="text">
      <style:text-properties fo:font-style="italic" officeooo:rsid="0121ab01" style:font-style-asian="italic" style:font-style-complex="italic"/>
    </style:style>
    <style:style style:name="T187" style:family="text">
      <style:text-properties fo:font-style="italic" officeooo:rsid="0122a3e4" style:font-style-asian="italic" style:font-style-complex="italic"/>
    </style:style>
    <style:style style:name="T188" style:family="text">
      <style:text-properties fo:font-style="italic" officeooo:rsid="0125bf91" style:font-style-asian="italic" style:font-style-complex="italic"/>
    </style:style>
    <style:style style:name="T189" style:family="text">
      <style:text-properties fo:font-style="italic" officeooo:rsid="012db664" style:font-style-asian="italic" style:font-style-complex="italic"/>
    </style:style>
    <style:style style:name="T190" style:family="text">
      <style:text-properties fo:font-style="italic" officeooo:rsid="012df2a6" style:font-style-asian="italic" style:font-style-complex="italic"/>
    </style:style>
    <style:style style:name="T191" style:family="text">
      <style:text-properties fo:font-style="italic" officeooo:rsid="0130cd1f" style:font-style-asian="italic" style:font-style-complex="italic"/>
    </style:style>
    <style:style style:name="T192" style:family="text">
      <style:text-properties fo:font-style="italic" officeooo:rsid="01335cfd" style:font-style-asian="italic" style:font-style-complex="italic"/>
    </style:style>
    <style:style style:name="T193" style:family="text">
      <style:text-properties fo:font-style="italic" officeooo:rsid="01354d76" style:font-style-asian="italic" style:font-style-complex="italic"/>
    </style:style>
    <style:style style:name="T194" style:family="text">
      <style:text-properties fo:font-style="italic" officeooo:rsid="0136cd24" style:font-style-asian="italic" style:font-style-complex="italic"/>
    </style:style>
    <style:style style:name="T195" style:family="text">
      <style:text-properties fo:font-style="italic" officeooo:rsid="01559b3d" style:font-style-asian="italic" style:font-style-complex="italic"/>
    </style:style>
    <style:style style:name="T196" style:family="text">
      <style:text-properties fo:font-style="italic" officeooo:rsid="015bb577" style:font-style-asian="italic" style:font-style-complex="italic"/>
    </style:style>
    <style:style style:name="T197" style:family="text">
      <style:text-properties fo:font-style="italic" officeooo:rsid="016c0d9b" style:font-style-asian="italic" style:font-style-complex="italic"/>
    </style:style>
    <style:style style:name="T198" style:family="text">
      <style:text-properties fo:font-style="italic" officeooo:rsid="01706dce" style:font-style-asian="italic" style:font-style-complex="italic"/>
    </style:style>
    <style:style style:name="T199" style:family="text">
      <style:text-properties fo:font-style="italic" officeooo:rsid="0176a13b" style:font-style-asian="italic" style:font-style-complex="italic"/>
    </style:style>
    <style:style style:name="T200" style:family="text">
      <style:text-properties fo:font-style="italic" officeooo:rsid="017739a2" style:font-style-asian="italic" style:font-style-complex="italic"/>
    </style:style>
    <style:style style:name="T201" style:family="text">
      <style:text-properties fo:font-style="italic" officeooo:rsid="017b27ff" style:font-style-asian="italic" style:font-style-complex="italic"/>
    </style:style>
    <style:style style:name="T202" style:family="text">
      <style:text-properties fo:font-style="italic" officeooo:rsid="017b831e" style:font-style-asian="italic" style:font-style-complex="italic"/>
    </style:style>
    <style:style style:name="T203" style:family="text">
      <style:text-properties fo:font-style="italic" officeooo:rsid="01822c7a" style:font-style-asian="italic" style:font-style-complex="italic"/>
    </style:style>
    <style:style style:name="T204" style:family="text">
      <style:text-properties fo:font-style="italic" officeooo:rsid="01883352" style:font-style-asian="italic" style:font-style-complex="italic"/>
    </style:style>
    <style:style style:name="T205" style:family="text">
      <style:text-properties fo:font-style="italic" officeooo:rsid="0196a5ae" style:font-style-asian="italic" style:font-style-complex="italic"/>
    </style:style>
    <style:style style:name="T206" style:family="text">
      <style:text-properties fo:font-style="italic" officeooo:rsid="004f4a0c" style:font-style-asian="italic" style:font-style-complex="italic"/>
    </style:style>
    <style:style style:name="T207" style:family="text">
      <style:text-properties fo:font-style="italic" officeooo:rsid="01521924" style:font-style-asian="italic" style:font-style-complex="italic"/>
    </style:style>
    <style:style style:name="T208" style:family="text">
      <style:text-properties fo:font-style="italic" officeooo:rsid="0050b519" style:font-style-asian="italic" style:font-style-complex="italic"/>
    </style:style>
    <style:style style:name="T209" style:family="text">
      <style:text-properties fo:font-style="italic" officeooo:rsid="0023c47c" style:font-style-asian="italic" style:font-style-complex="italic"/>
    </style:style>
    <style:style style:name="T210" style:family="text">
      <style:text-properties fo:font-style="italic" officeooo:rsid="01b238b7" style:font-style-asian="italic" style:font-style-complex="italic"/>
    </style:style>
    <style:style style:name="T211" style:family="text">
      <style:text-properties fo:font-style="italic" officeooo:rsid="01b3c5f8" style:font-style-asian="italic" style:font-style-complex="italic"/>
    </style:style>
    <style:style style:name="T212" style:family="text">
      <style:text-properties fo:font-style="italic" officeooo:rsid="010c395c" style:font-style-asian="italic" style:font-style-complex="italic"/>
    </style:style>
    <style:style style:name="T213" style:family="text">
      <style:text-properties fo:font-style="italic" officeooo:rsid="0150c414" style:font-style-asian="italic" style:font-style-complex="italic"/>
    </style:style>
    <style:style style:name="T214" style:family="text">
      <style:text-properties fo:font-style="italic" officeooo:rsid="01e6cbad" style:font-style-asian="italic" style:font-style-complex="italic"/>
    </style:style>
    <style:style style:name="T215" style:family="text">
      <style:text-properties fo:font-style="italic" officeooo:rsid="026b12d9" style:font-style-asian="italic" style:font-style-complex="italic"/>
    </style:style>
    <style:style style:name="T216" style:family="text">
      <style:text-properties fo:font-style="italic" officeooo:rsid="02744491" style:font-style-asian="italic" style:font-style-complex="italic"/>
    </style:style>
    <style:style style:name="T217" style:family="text">
      <style:text-properties fo:font-style="italic" officeooo:rsid="029c1e2b" style:font-style-asian="italic" style:font-style-complex="italic"/>
    </style:style>
    <style:style style:name="T218" style:family="text">
      <style:text-properties fo:font-style="italic" officeooo:rsid="029f3eb4" style:font-style-asian="italic" style:font-style-complex="italic"/>
    </style:style>
    <style:style style:name="T219" style:family="text">
      <style:text-properties fo:font-style="italic" officeooo:rsid="02a2a970" style:font-style-asian="italic" style:font-style-complex="italic"/>
    </style:style>
    <style:style style:name="T220" style:family="text">
      <style:text-properties fo:color="#000000" loext:opacity="100%" fo:language="la" fo:country="VA" style:language-asian="zh" style:country-asian="CN" style:language-complex="hi" style:country-complex="IN"/>
    </style:style>
    <style:style style:name="T221" style:family="text">
      <style:text-properties fo:color="#000000" loext:opacity="100%" fo:language="la" fo:country="VA" officeooo:rsid="0030a648" style:language-asian="zh" style:country-asian="CN" style:language-complex="hi" style:country-complex="IN"/>
    </style:style>
    <style:style style:name="T222" style:family="text">
      <style:text-properties fo:color="#000000" loext:opacity="100%" fo:language="la" fo:country="VA" officeooo:rsid="00b6ca30" style:language-asian="zh" style:country-asian="CN" style:language-complex="hi" style:country-complex="IN"/>
    </style:style>
    <style:style style:name="T223" style:family="text">
      <style:text-properties fo:color="#000000" loext:opacity="100%" fo:language="la" fo:country="VA" officeooo:rsid="00239e6d" style:language-asian="zh" style:country-asian="CN" style:language-complex="hi" style:country-complex="IN"/>
    </style:style>
    <style:style style:name="T224" style:family="text">
      <style:text-properties fo:color="#000000" loext:opacity="100%" fo:language="la" fo:country="VA" officeooo:rsid="004e7347" style:language-asian="zh" style:country-asian="CN" style:language-complex="hi" style:country-complex="IN"/>
    </style:style>
    <style:style style:name="T225" style:family="text">
      <style:text-properties fo:color="#000000" loext:opacity="100%" fo:font-size="12pt" fo:language="la" fo:country="VA" style:font-size-asian="12pt" style:language-asian="zh" style:country-asian="CN" style:font-size-complex="12pt" style:language-complex="hi" style:country-complex="IN"/>
    </style:style>
    <style:style style:name="T226"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227" style:family="text">
      <style:text-properties fo:color="#000000" loext:opacity="100%" fo:font-size="12pt" fo:language="la" fo:country="VA" officeooo:rsid="0028b0db" style:font-size-asian="12pt" style:language-asian="zh" style:country-asian="CN" style:font-size-complex="12pt" style:language-complex="hi" style:country-complex="IN"/>
    </style:style>
    <style:style style:name="T228"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229"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230"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231" style:family="text">
      <style:text-properties fo:color="#000000" loext:opacity="100%" fo:font-size="12pt" fo:language="la" fo:country="VA" style:font-size-asian="12pt" style:language-asian="zh" style:country-asian="CN" style:font-name-complex="Times New Roman" style:font-size-complex="12pt" style:language-complex="hi" style:country-complex="IN"/>
    </style:style>
    <style:style style:name="T232" style:family="text">
      <style:text-properties fo:color="#000000" loext:opacity="100%" fo:font-size="12pt" style:font-size-asian="12pt"/>
    </style:style>
    <style:style style:name="T233" style:family="text">
      <style:text-properties fo:color="#000000" loext:opacity="100%" style:font-name="Linux Libertine S.O.Cist.2"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4" style:family="text">
      <style:text-properties fo:color="#000000" loext:opacity="100%" style:font-name="Linux Libertine S.O.Cist.2"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5" style:family="text">
      <style:text-properties fo:color="#000000" loext:opacity="100%" style:font-name="Linux Libertine S.O.Cist.2" fo:font-size="12pt" fo:letter-spacing="normal" fo:language="la" fo:country="VA" fo:font-style="normal" fo:font-weight="normal" officeooo:rsid="022836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6" style:family="text">
      <style:text-properties fo:color="#000000" loext:opacity="100%" style:font-name="Linux Libertine S.O.Cist.2" fo:font-size="12pt" fo:letter-spacing="normal" fo:language="la" fo:country="VA" fo:font-style="normal" fo:font-weight="normal" officeooo:rsid="0229d0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7" style:family="text">
      <style:text-properties fo:color="#000000" loext:opacity="100%" style:font-name="Linux Libertine S.O.Cist.2" fo:font-size="12pt" fo:letter-spacing="normal" fo:language="la" fo:country="VA" fo:font-style="normal" fo:font-weight="normal" officeooo: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8" style:family="text">
      <style:text-properties fo:color="#000000" loext:opacity="100%" style:font-name="Linux Libertine S.O.Cist.2" fo:font-size="12pt" fo:letter-spacing="normal" fo:language="la" fo:country="VA" fo:font-style="normal" fo:font-weight="normal" officeooo:rsid="023bd68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9" style:family="text">
      <style:text-properties fo:color="#000000" loext:opacity="100%" style:font-name="Linux Libertine S.O.Cist.2"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0" style:family="text">
      <style:text-properties fo:color="#000000" loext:opacity="100%" style:font-name="Linux Libertine S.O.Cist.2" fo:font-size="12pt" fo:letter-spacing="normal" fo:language="la" fo:country="VA" fo:font-style="normal" fo:font-weight="normal" officeooo:rsid="0248891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1" style:family="text">
      <style:text-properties fo:color="#000000" loext:opacity="100%" style:font-name="Linux Libertine S.O.Cist.2" fo:font-size="12pt" fo:letter-spacing="normal" fo:language="la" fo:country="VA" fo:font-style="normal" fo:font-weight="normal" officeooo:rsid="00481ed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2" style:family="text">
      <style:text-properties fo:color="#000000" loext:opacity="100%" style:font-name="Linux Libertine S.O.Cist.2" fo:font-size="12pt" fo:letter-spacing="normal" fo:language="la" fo:country="VA" fo:font-style="normal" fo:font-weight="normal" officeooo:rsid="024ad16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3" style:family="text">
      <style:text-properties fo:color="#000000" loext:opacity="100%" style:font-name="Linux Libertine S.O.Cist.2" fo:font-size="12pt" fo:letter-spacing="normal" fo:language="la" fo:country="VA" fo:font-style="normal" fo:font-weight="normal" officeooo:rsid="0252817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4" style:family="text">
      <style:text-properties fo:color="#000000" loext:opacity="100%" style:font-name="Linux Libertine S.O.Cist.2"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5" style:family="text">
      <style:text-properties fo:color="#000000" loext:opacity="100%" style:font-name="Linux Libertine S.O.Cist.2" fo:font-size="12pt" fo:letter-spacing="normal" fo:language="cs" fo:country="CZ" fo:font-style="normal" fo:font-weight="normal" officeooo:rsid="022e088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6" style:family="text">
      <style:text-properties fo:color="#000000" loext:opacity="100%" style:font-name="Linux Libertine S.O.Cist.2"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7" style:family="text">
      <style:text-properties fo:color="#000000" loext:opacity="100%" style:font-name="Linux Libertine S.O.Cist.2" fo:font-size="12pt" fo:letter-spacing="normal" fo:language="cs" fo:country="CZ" fo:font-style="normal" fo:font-weight="normal" officeooo:rsid="022f6e3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8" style:family="text">
      <style:text-properties fo:color="#000000" loext:opacity="100%" style:font-name="Linux Libertine S.O.Cist.2" fo:font-size="12pt" fo:letter-spacing="normal" fo:language="cs" fo:country="CZ" fo:font-style="normal" fo:font-weight="normal" officeooo:rsid="023198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9" style:family="text">
      <style:text-properties fo:color="#000000" loext:opacity="100%" style:font-name="Linux Libertine S.O.Cist.2" fo:font-size="12pt" fo:letter-spacing="normal" fo:language="cs" fo:country="CZ" fo:font-style="normal" fo:font-weight="normal" officeooo:rsid="02255d4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0" style:family="text">
      <style:text-properties fo:color="#000000" loext:opacity="100%" style:font-name="Linux Libertine S.O.Cist.2" fo:font-size="12pt" fo:letter-spacing="normal" fo:language="cs" fo:country="CZ" fo:font-style="normal" fo:font-weight="normal" officeooo:rsid="02269dc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1" style:family="text">
      <style:text-properties fo:color="#000000" loext:opacity="100%" style:font-name="Linux Libertine S.O.Cist.2" fo:font-size="12pt" fo:letter-spacing="normal" fo:language="cs" fo:country="CZ" fo:font-style="normal" fo:font-weight="normal" officeooo:rsid="022836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2" style:family="text">
      <style:text-properties fo:color="#000000" loext:opacity="100%" style:font-name="Linux Libertine S.O.Cist.2" fo:font-size="12pt" fo:letter-spacing="normal" fo:language="cs" fo:country="CZ" fo:font-style="normal" fo:font-weight="normal" officeooo:rsid="022bd19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3" style:family="text">
      <style:text-properties fo:color="#000000" loext:opacity="100%" style:font-name="Linux Libertine S.O.Cist.2" fo:font-size="12pt" fo:letter-spacing="normal" fo:language="cs" fo:country="CZ" fo:font-style="normal" fo:font-weight="normal" officeooo:rsid="022c1fc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4" style:family="text">
      <style:text-properties fo:color="#000000" loext:opacity="100%" style:font-name="Linux Libertine S.O.Cist.2"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5" style:family="text">
      <style:text-properties fo:color="#000000" loext:opacity="100%" style:font-name="Linux Libertine S.O.Cist.2" fo:font-size="12pt" fo:letter-spacing="normal" fo:language="cs" fo:country="CZ" fo:font-style="normal" fo:font-weight="normal" officeooo:rsid="0230b29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6" style:family="text">
      <style:text-properties fo:color="#000000" loext:opacity="100%" style:font-name="Linux Libertine S.O.Cist.2" fo:font-size="12pt" fo:letter-spacing="normal" fo:language="cs" fo:country="CZ" fo:font-style="normal" fo:font-weight="normal" officeooo:rsid="023265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7" style:family="text">
      <style:text-properties fo:color="#000000" loext:opacity="100%" style:font-name="Linux Libertine S.O.Cist.2" fo:font-size="12pt" fo:letter-spacing="normal" fo:language="cs" fo:country="CZ" fo:font-style="normal" fo:font-weight="normal" officeooo:rsid="02332f7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8" style:family="text">
      <style:text-properties fo:color="#000000" loext:opacity="100%" style:font-name="Linux Libertine S.O.Cist.2" fo:font-size="12pt" fo:letter-spacing="normal" fo:language="cs" fo:country="CZ" fo:font-style="normal" fo:font-weight="normal" officeooo:rsid="0236e3f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9" style:family="text">
      <style:text-properties fo:color="#000000" loext:opacity="100%" style:font-name="Linux Libertine S.O.Cist.2" fo:font-size="12pt" fo:letter-spacing="normal" fo:language="cs" fo:country="CZ" fo:font-style="normal" fo:font-weight="normal" officeooo:rsid="023b12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0" style:family="text">
      <style:text-properties fo:color="#000000" loext:opacity="100%" style:font-name="Linux Libertine S.O.Cist.2" fo:font-size="12pt" fo:letter-spacing="normal" fo:language="cs" fo:country="CZ" fo:font-style="normal" fo:font-weight="normal" officeooo:rsid="021a1a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1" style:family="text">
      <style:text-properties fo:color="#000000" loext:opacity="100%" style:font-name="Linux Libertine S.O.Cist.2" fo:font-size="12pt" fo:letter-spacing="normal" fo:language="cs" fo:country="CZ" fo:font-style="normal" fo:font-weight="normal" officeooo:rsid="023c6e2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2" style:family="text">
      <style:text-properties fo:color="#000000" loext:opacity="100%" style:font-name="Linux Libertine S.O.Cist.2" fo:font-size="12pt" fo:letter-spacing="normal" fo:language="cs" fo:country="CZ" fo:font-style="normal" fo:font-weight="normal" officeooo:rsid="023e1fa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3" style:family="text">
      <style:text-properties fo:color="#000000" loext:opacity="100%" style:font-name="Linux Libertine S.O.Cist.2" fo:font-size="12pt" fo:letter-spacing="normal" fo:language="cs" fo:country="CZ" fo:font-style="normal" fo:font-weight="normal" officeooo:rsid="02424a7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4" style:family="text">
      <style:text-properties fo:color="#000000" loext:opacity="100%" style:font-name="Linux Libertine S.O.Cist.2" fo:font-size="12pt" fo:letter-spacing="normal" fo:language="cs" fo:country="CZ" fo:font-style="normal" fo:font-weight="normal" officeooo:rsid="0295df7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5" style:family="text">
      <style:text-properties fo:color="#000000" loext:opacity="100%" style:font-name="Linux Libertine S.O.Cist.2" fo:font-size="12pt" fo:letter-spacing="normal" fo:language="cs" fo:country="CZ" fo:font-style="normal" fo:font-weight="normal" officeooo:rsid="0223af93"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66" style:family="text">
      <style:text-properties fo:color="#000000" loext:opacity="100%" style:font-name="Linux Libertine S.O.Cist.2" fo:font-size="12pt" fo:letter-spacing="normal" fo:language="cs" fo:country="CZ" fo:font-style="normal" fo:font-weight="normal" officeooo:rsid="02255d49"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67" style:family="text">
      <style:text-properties fo:color="#000000" loext:opacity="100%" style:font-name="Linux Libertine S.O.Cist.2" fo:font-size="12pt" fo:letter-spacing="normal" fo:language="cs" fo:country="CZ" fo:font-style="normal" fo:font-weight="normal" officeooo:rsid="02269dc5"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68" style:family="text">
      <style:text-properties fo:color="#000000" loext:opacity="100%" style:font-name="Linux Libertine S.O.Cist.2" fo:font-size="12pt" fo:letter-spacing="normal" fo:language="cs" fo:country="CZ" fo:font-style="normal" fo:font-weight="normal" officeooo:rsid="02283603"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69" style:family="text">
      <style:text-properties fo:color="#000000" loext:opacity="100%" style:font-name="Linux Libertine S.O.Cist.2" fo:font-size="12pt" fo:letter-spacing="normal" fo:language="cs" fo:country="CZ" fo:font-style="normal" fo:font-weight="normal" officeooo:rsid="022d1bb9"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70" style:family="text">
      <style:text-properties fo:color="#000000" loext:opacity="100%" style:font-name="Linux Libertine S.O.Cist.2"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71" style:family="text">
      <style:text-properties fo:color="#000000" loext:opacity="100%" style:font-name="Linux Libertine S.O.Cist.2" fo:font-size="12pt" fo:letter-spacing="normal" fo:language="cs" fo:country="CZ" fo:font-style="normal" fo:font-weight="normal" officeooo:rsid="02326548" style:font-name-asian="Andale Sans U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style>
    <style:style style:name="T272" style:family="text">
      <style:text-properties fo:color="#000000" loext:opacity="100%" style:font-name="Linux Libertine S.O.Cist.2" fo:font-size="12pt" fo:letter-spacing="normal" fo:language="cs" fo:country="CZ" fo:font-style="italic" fo:font-weight="normal" officeooo:rsid="0236e3f2"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73" style:family="text">
      <style:text-properties fo:color="#000000" loext:opacity="100%" style:font-name="Linux Libertine S.O.Cist.2" fo:font-size="12pt" fo:letter-spacing="normal" fo:language="cs" fo:country="CZ" fo:font-style="italic" fo:font-weight="normal" officeooo:rsid="023b12b2"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74" style:family="text">
      <style:text-properties fo:color="#000000" loext:opacity="100%" style:font-name="Linux Libertine S.O.Cist.2" fo:font-size="12pt" fo:letter-spacing="normal" fo:language="cs" fo:country="CZ" fo:font-style="italic" fo:font-weight="normal" officeooo:rsid="023c6e2c"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75" style:family="text">
      <style:text-properties fo:color="#000000" loext:opacity="100%" style:font-name="Linux Libertine S.O.Cist.2" fo:font-size="12pt" fo:letter-spacing="normal" fo:language="cs" fo:country="CZ" fo:font-style="italic" fo:font-weight="normal" officeooo:rsid="023e1fa5"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276" style:family="text">
      <style:text-properties fo:color="#000000" loext:opacity="100%" style:font-name="Linux Libertine S.O.Cist.2" fo:font-size="12pt" fo:language="la" fo:country="VA" style:font-size-asian="12pt" style:language-asian="zh" style:country-asian="CN" style:font-name-complex="Times New Roman" style:font-size-complex="12pt" style:language-complex="hi" style:country-complex="IN"/>
    </style:style>
    <style:style style:name="T277" style:family="text">
      <style:text-properties fo:color="#000000" loext:opacity="100%" style:font-name="Linux Libertine S.O.Cist.2" fo:font-size="12pt" fo:language="la" fo:country="VA" officeooo:rsid="021f0e78" style:font-size-asian="12pt" style:language-asian="zh" style:country-asian="CN" style:font-name-complex="Times New Roman" style:font-size-complex="12pt" style:language-complex="hi" style:country-complex="IN"/>
    </style:style>
    <style:style style:name="T278" style:family="text">
      <style:text-properties fo:color="#000000" loext:opacity="100%" style:font-name="Linux Libertine S.O.Cist.2" fo:font-size="12pt" fo:language="la" fo:country="VA" officeooo:rsid="021f2d57" style:font-size-asian="12pt" style:language-asian="zh" style:country-asian="CN" style:font-name-complex="Times New Roman" style:font-size-complex="12pt" style:language-complex="hi" style:country-complex="IN"/>
    </style:style>
    <style:style style:name="T279" style:family="text">
      <style:text-properties fo:color="#000000" loext:opacity="100%" style:font-name="Linux Libertine S.O.Cist.2" fo:font-size="12pt" fo:language="la" fo:country="VA" officeooo:rsid="00336121" style:font-size-asian="12pt" style:language-asian="zh" style:country-asian="CN" style:font-size-complex="12pt" style:language-complex="hi" style:country-complex="IN"/>
    </style:style>
    <style:style style:name="T280" style:family="text">
      <style:text-properties fo:color="#000000" loext:opacity="100%" style:font-name="Linux Libertine S.O.Cist.2" fo:font-size="12pt" fo:language="la" fo:country="VA" officeooo:rsid="00db32d3" style:font-size-asian="12pt" style:language-asian="zh" style:country-asian="CN" style:font-size-complex="12pt" style:language-complex="hi" style:country-complex="IN"/>
    </style:style>
    <style:style style:name="T281" style:family="text">
      <style:text-properties fo:color="#000000" loext:opacity="100%" style:font-name="Linux Libertine S.O.Cist.2" fo:font-size="12pt" fo:language="la" fo:country="VA" officeooo:rsid="026b12d9" style:font-size-asian="12pt" style:language-asian="zh" style:country-asian="CN" style:font-size-complex="12pt" style:language-complex="hi" style:country-complex="IN"/>
    </style:style>
    <style:style style:name="T282" style:family="text">
      <style:text-properties fo:color="#000000" loext:opacity="100%" style:font-name="Linux Libertine S.O.Cist.2" fo:font-size="12pt" fo:language="cs" fo:country="CZ" style:font-size-asian="12pt" style:language-asian="zh" style:country-asian="CN" style:font-name-complex="Times New Roman" style:font-size-complex="12pt" style:language-complex="hi" style:country-complex="IN"/>
    </style:style>
    <style:style style:name="T283" style:family="text">
      <style:text-properties fo:color="#000000" loext:opacity="100%" style:font-name="Linux Libertine S.O.Cist.2" fo:font-size="12pt" fo:language="cs" fo:country="CZ" officeooo:rsid="021f0e78" style:font-size-asian="12pt" style:language-asian="zh" style:country-asian="CN" style:font-name-complex="Times New Roman" style:font-size-complex="12pt" style:language-complex="hi" style:country-complex="IN"/>
    </style:style>
    <style:style style:name="T284" style:family="text">
      <style:text-properties fo:color="#000000" loext:opacity="100%" style:font-name="Linux Libertine S.O.Cist.2" fo:font-size="12pt" fo:language="cs" fo:country="CZ" officeooo:rsid="021f2d57" style:font-size-asian="12pt" style:language-asian="zh" style:country-asian="CN" style:font-name-complex="Times New Roman" style:font-size-complex="12pt" style:language-complex="hi" style:country-complex="IN"/>
    </style:style>
    <style:style style:name="T285" style:family="text">
      <style:text-properties fo:color="#000000" loext:opacity="100%" style:font-name="Linux Libertine S.O.Cist.2" fo:font-size="12pt" fo:language="cs" fo:country="CZ" officeooo:rsid="0220b52c" style:font-size-asian="12pt" style:language-asian="zh" style:country-asian="CN" style:font-name-complex="Times New Roman" style:font-size-complex="12pt" style:language-complex="hi" style:country-complex="IN"/>
    </style:style>
    <style:style style:name="T286" style:family="text">
      <style:text-properties fo:color="#000000" loext:opacity="100%" style:font-name="Linux Libertine S.O.Cist.2" fo:font-size="12pt" fo:language="cs" fo:country="CZ" officeooo:rsid="0222a05a" style:font-size-asian="12pt" style:language-asian="zh" style:country-asian="CN" style:font-name-complex="Times New Roman" style:font-size-complex="12pt" style:language-complex="hi" style:country-complex="IN"/>
    </style:style>
    <style:style style:name="T287" style:family="text">
      <style:text-properties fo:color="#000000" loext:opacity="100%" style:font-name="Linux Libertine S.O.Cist.2" fo:font-size="12pt" fo:language="cs" fo:country="CZ" officeooo:rsid="022d1bb9" style:font-size-asian="12pt" style:language-asian="zh" style:country-asian="CN" style:font-name-complex="Times New Roman" style:font-size-complex="12pt" style:language-complex="hi" style:country-complex="IN"/>
    </style:style>
    <style:style style:name="T288" style:family="text">
      <style:text-properties fo:color="#000000" loext:opacity="100%" style:font-name="Linux Libertine S.O.Cist.2" fo:font-size="12pt" fo:language="cs" fo:country="CZ" officeooo:rsid="02326548" style:font-size-asian="12pt" style:language-asian="zh" style:country-asian="CN" style:font-name-complex="Times New Roman" style:font-size-complex="12pt" style:language-complex="hi" style:country-complex="IN"/>
    </style:style>
    <style:style style:name="T289" style:family="text">
      <style:text-properties fo:color="#000000" loext:opacity="100%" style:font-name="Linux Libertine S.O.Cist.2" fo:font-size="12pt" fo:language="cs" fo:country="CZ" officeooo:rsid="02332f73" style:font-size-asian="12pt" style:language-asian="zh" style:country-asian="CN" style:font-name-complex="Times New Roman" style:font-size-complex="12pt" style:language-complex="hi" style:country-complex="IN"/>
    </style:style>
    <style:style style:name="T290" style:family="text">
      <style:text-properties fo:color="#000000" loext:opacity="100%" style:font-name="Linux Libertine S.O.Cist.2" fo:font-size="12pt" fo:language="cs" fo:country="CZ" fo:font-style="italic" officeooo:rsid="022d1bb9" style:font-size-asian="12pt" style:language-asian="zh" style:country-asian="CN" style:font-style-asian="italic" style:font-name-complex="Times New Roman" style:font-size-complex="12pt" style:language-complex="hi" style:country-complex="IN" style:font-style-complex="italic"/>
    </style:style>
    <style:style style:name="T291" style:family="text">
      <style:text-properties fo:color="#000000" loext:opacity="100%" style:font-name="Linux Libertine S.O.Cist.2" fo:font-size="12pt" fo:language="cs" fo:country="CZ" fo:font-style="normal" officeooo:rsid="022d1bb9" style:font-size-asian="12pt" style:language-asian="zh" style:country-asian="CN" style:font-style-asian="normal" style:font-name-complex="Times New Roman" style:font-size-complex="12pt" style:language-complex="hi" style:country-complex="IN" style:font-style-complex="normal"/>
    </style:style>
    <style:style style:name="T292" style:family="text">
      <style:text-properties fo:color="#000000" loext:opacity="100%" style:font-name="Linux Libertine S.O.Cist.2" fo:font-size="12pt" fo:language="cs" fo:country="CZ" fo:font-style="normal" officeooo:rsid="02326548" style:font-size-asian="12pt" style:language-asian="zh" style:country-asian="CN" style:font-style-asian="normal" style:font-name-complex="Times New Roman" style:font-size-complex="12pt" style:language-complex="hi" style:country-complex="IN" style:font-style-complex="normal"/>
    </style:style>
    <style:style style:name="T293" style:family="text">
      <style:text-properties fo:color="#000000" loext:opacity="100%" officeooo:rsid="01d06897" fo:background-color="transparent" loext:char-shading-value="0" style:font-size-asian="14pt"/>
    </style:style>
    <style:style style:name="T294" style:family="text">
      <style:text-properties fo:color="#000000" loext:opacity="100%" officeooo:rsid="029c1e2b" fo:background-color="transparent" loext:char-shading-value="0" style:font-size-asian="14pt"/>
    </style:style>
    <style:style style:name="T295" style:family="text">
      <style:text-properties fo:color="#000000" loext:opacity="100%" officeooo:rsid="029de9f1" fo:background-color="transparent" loext:char-shading-value="0" style:font-size-asian="14pt"/>
    </style:style>
    <style:style style:name="T296" style:family="text">
      <style:text-properties fo:color="#000000" loext:opacity="100%" officeooo:rsid="00b280e4" fo:background-color="transparent" loext:char-shading-value="0" style:font-size-asian="14pt"/>
    </style:style>
    <style:style style:name="T297" style:family="text">
      <style:text-properties fo:color="#000000" loext:opacity="100%" officeooo:rsid="00b350fe" fo:background-color="transparent" loext:char-shading-value="0" style:font-size-asian="14pt"/>
    </style:style>
    <style:style style:name="T298" style:family="text">
      <style:text-properties fo:color="#000000" loext:opacity="100%" officeooo:rsid="00c89377" fo:background-color="transparent" loext:char-shading-value="0" style:font-size-asian="14pt"/>
    </style:style>
    <style:style style:name="T299" style:family="text">
      <style:text-properties fo:color="#000000" loext:opacity="100%" officeooo:rsid="00c2e56b" fo:background-color="transparent" loext:char-shading-value="0" style:font-size-asian="14pt"/>
    </style:style>
    <style:style style:name="T300" style:family="text">
      <style:text-properties fo:color="#000000" loext:opacity="100%" officeooo:rsid="00b3fb9b" fo:background-color="transparent" loext:char-shading-value="0" style:font-size-asian="14pt"/>
    </style:style>
    <style:style style:name="T301" style:family="text">
      <style:text-properties fo:color="#000000" loext:opacity="100%" officeooo:rsid="00c43a6a" fo:background-color="transparent" loext:char-shading-value="0" style:font-size-asian="14pt"/>
    </style:style>
    <style:style style:name="T302" style:family="text">
      <style:text-properties fo:color="#000000" loext:opacity="100%" officeooo:rsid="00b511fb" fo:background-color="transparent" loext:char-shading-value="0" style:font-size-asian="14pt"/>
    </style:style>
    <style:style style:name="T303" style:family="text">
      <style:text-properties fo:color="#000000" loext:opacity="100%" officeooo:rsid="00c5c475" fo:background-color="transparent" loext:char-shading-value="0" style:font-size-asian="14pt"/>
    </style:style>
    <style:style style:name="T304" style:family="text">
      <style:text-properties fo:color="#000000" loext:opacity="100%" officeooo:rsid="00b66b08" fo:background-color="transparent" loext:char-shading-value="0" style:font-size-asian="14pt"/>
    </style:style>
    <style:style style:name="T305" style:family="text">
      <style:text-properties fo:color="#000000" loext:opacity="100%" officeooo:rsid="00c4b3b3" fo:background-color="transparent" loext:char-shading-value="0" style:font-size-asian="14pt"/>
    </style:style>
    <style:style style:name="T306" style:family="text">
      <style:text-properties fo:color="#000000" loext:opacity="100%" officeooo:rsid="00c78c9c" fo:background-color="transparent" loext:char-shading-value="0" style:font-size-asian="14pt"/>
    </style:style>
    <style:style style:name="T307" style:family="text">
      <style:text-properties fo:color="#000000" loext:opacity="100%" officeooo:rsid="00b867a5" fo:background-color="transparent" loext:char-shading-value="0" style:font-size-asian="14pt"/>
    </style:style>
    <style:style style:name="T308" style:family="text">
      <style:text-properties fo:color="#000000" loext:opacity="100%" style:font-name="Linux Libertine S.O.Cist.1" fo:font-size="12pt" fo:language="cs" fo:country="CZ" officeooo:rsid="00336121" style:font-size-asian="12pt" style:language-asian="zh" style:country-asian="CN" style:font-size-complex="12pt" style:language-complex="hi" style:country-complex="IN"/>
    </style:style>
    <style:style style:name="T309" style:family="text">
      <style:text-properties fo:color="#000000" loext:opacity="100%" style:font-name="Linux Libertine S.O.Cist.1" fo:font-size="12pt" fo:language="cs" fo:country="CZ" officeooo:rsid="01ae73c4" style:font-size-asian="12pt" style:language-asian="zh" style:country-asian="CN" style:font-size-complex="12pt" style:language-complex="hi" style:country-complex="IN"/>
    </style:style>
    <style:style style:name="T310" style:family="text">
      <style:text-properties fo:color="#000000" loext:opacity="100%" style:font-name="Linux Libertine S.O.Cist.1" fo:font-size="12pt" fo:language="cs" fo:country="CZ" officeooo:rsid="01f84a2c" style:font-size-asian="12pt" style:language-asian="zh" style:country-asian="CN" style:font-size-complex="12pt" style:language-complex="hi" style:country-complex="IN"/>
    </style:style>
    <style:style style:name="T311" style:family="text">
      <style:text-properties fo:color="#000000" loext:opacity="100%" style:font-name="Linux Libertine S.O.Cist.1" fo:font-size="12pt" fo:language="cs" fo:country="CZ" officeooo:rsid="028fc4af" style:font-size-asian="12pt" style:language-asian="zh" style:country-asian="CN" style:font-size-complex="12pt" style:language-complex="hi" style:country-complex="IN"/>
    </style:style>
    <style:style style:name="T312" style:family="text">
      <style:text-propertie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313" style:family="text">
      <style:text-properties fo:color="#000000" loext:opacity="100%" fo:font-style="italic" officeooo:rsid="00c2e56b" fo:background-color="transparent" loext:char-shading-value="0" style:font-size-asian="14pt" style:font-style-asian="italic" style:font-style-complex="italic"/>
    </style:style>
    <style:style style:name="T314" style:family="text">
      <style:text-properties fo:language="cs" fo:country="CZ"/>
    </style:style>
    <style:style style:name="T315" style:family="text">
      <style:text-properties fo:language="cs" fo:country="CZ" officeooo:rsid="00e2e277"/>
    </style:style>
    <style:style style:name="T316" style:family="text">
      <style:text-properties fo:language="cs" fo:country="CZ" officeooo:rsid="0016d416"/>
    </style:style>
    <style:style style:name="T317" style:family="text">
      <style:text-properties fo:language="cs" fo:country="CZ" officeooo:rsid="00181615"/>
    </style:style>
    <style:style style:name="T318" style:family="text">
      <style:text-properties fo:language="cs" fo:country="CZ" officeooo:rsid="00239e6d"/>
    </style:style>
    <style:style style:name="T319" style:family="text">
      <style:text-properties fo:font-style="normal" style:font-style-asian="normal" style:font-style-complex="normal"/>
    </style:style>
    <style:style style:name="T320" style:family="text">
      <style:text-properties fo:font-style="normal" officeooo:rsid="007a8ff8" style:font-style-asian="normal" style:font-style-complex="normal"/>
    </style:style>
    <style:style style:name="T321" style:family="text">
      <style:text-properties fo:font-style="normal" officeooo:rsid="007b3c0b" style:font-style-asian="normal" style:font-style-complex="normal"/>
    </style:style>
    <style:style style:name="T322" style:family="text">
      <style:text-properties fo:font-style="normal" officeooo:rsid="0051b7b7" style:font-style-asian="normal" style:font-style-complex="normal"/>
    </style:style>
    <style:style style:name="T323" style:family="text">
      <style:text-properties fo:font-style="normal" officeooo:rsid="005d1234" style:font-style-asian="normal" style:font-style-complex="normal"/>
    </style:style>
    <style:style style:name="T324" style:family="text">
      <style:text-properties fo:font-style="normal" officeooo:rsid="008a5a4e" style:font-style-asian="normal" style:font-style-complex="normal"/>
    </style:style>
    <style:style style:name="T325" style:family="text">
      <style:text-properties fo:font-style="normal" officeooo:rsid="00e86753" style:font-style-asian="normal" style:font-style-complex="normal"/>
    </style:style>
    <style:style style:name="T326" style:family="text">
      <style:text-properties fo:font-style="normal" officeooo:rsid="00e9a9f9" style:font-style-asian="normal" style:font-style-complex="normal"/>
    </style:style>
    <style:style style:name="T327" style:family="text">
      <style:text-properties fo:font-style="normal" officeooo:rsid="00e9edc8" style:font-style-asian="normal" style:font-style-complex="normal"/>
    </style:style>
    <style:style style:name="T328" style:family="text">
      <style:text-properties fo:font-style="normal" officeooo:rsid="00ebb0c6" style:font-style-asian="normal" style:font-style-complex="normal"/>
    </style:style>
    <style:style style:name="T329" style:family="text">
      <style:text-properties fo:font-style="normal" officeooo:rsid="00eca1a4" style:font-style-asian="normal" style:font-style-complex="normal"/>
    </style:style>
    <style:style style:name="T330" style:family="text">
      <style:text-properties fo:font-style="normal" officeooo:rsid="00edb4d5" style:font-style-asian="normal" style:font-style-complex="normal"/>
    </style:style>
    <style:style style:name="T331" style:family="text">
      <style:text-properties fo:font-style="normal" officeooo:rsid="0101d18d" style:font-style-asian="normal" style:font-style-complex="normal"/>
    </style:style>
    <style:style style:name="T332" style:family="text">
      <style:text-properties fo:font-style="normal" officeooo:rsid="012db664" style:font-style-asian="normal" style:font-style-complex="normal"/>
    </style:style>
    <style:style style:name="T333" style:family="text">
      <style:text-properties fo:font-style="normal" officeooo:rsid="012dc2a2" style:font-style-asian="normal" style:font-style-complex="normal"/>
    </style:style>
    <style:style style:name="T334" style:family="text">
      <style:text-properties fo:font-style="normal" officeooo:rsid="0138ca5f" style:font-style-asian="normal" style:font-style-complex="normal"/>
    </style:style>
    <style:style style:name="T335" style:family="text">
      <style:text-properties fo:font-style="normal" officeooo:rsid="013959ac" style:font-style-asian="normal" style:font-style-complex="normal"/>
    </style:style>
    <style:style style:name="T336" style:family="text">
      <style:text-properties fo:font-style="normal" officeooo:rsid="016c0d9b" style:font-style-asian="normal" style:font-style-complex="normal"/>
    </style:style>
    <style:style style:name="T337" style:family="text">
      <style:text-properties fo:font-style="normal" officeooo:rsid="017739a2" style:font-style-asian="normal" style:font-style-complex="normal"/>
    </style:style>
    <style:style style:name="T338" style:family="text">
      <style:text-properties fo:font-style="normal" officeooo:rsid="0178a91f" style:font-style-asian="normal" style:font-style-complex="normal"/>
    </style:style>
    <style:style style:name="T339" style:family="text">
      <style:text-properties fo:font-style="normal" officeooo:rsid="017a8a36" style:font-style-asian="normal" style:font-style-complex="normal"/>
    </style:style>
    <style:style style:name="T340" style:family="text">
      <style:text-properties fo:font-style="normal" officeooo:rsid="017ae3c7" style:font-style-asian="normal" style:font-style-complex="normal"/>
    </style:style>
    <style:style style:name="T341" style:family="text">
      <style:text-properties fo:font-style="normal" officeooo:rsid="017be18f" style:font-style-asian="normal" style:font-style-complex="normal"/>
    </style:style>
    <style:style style:name="T342" style:family="text">
      <style:text-properties fo:font-style="normal" officeooo:rsid="017d5796" style:font-style-asian="normal" style:font-style-complex="normal"/>
    </style:style>
    <style:style style:name="T343" style:family="text">
      <style:text-properties fo:font-style="normal" officeooo:rsid="017e5766" style:font-style-asian="normal" style:font-style-complex="normal"/>
    </style:style>
    <style:style style:name="T344" style:family="text">
      <style:text-properties fo:font-style="normal" officeooo:rsid="017f3631" style:font-style-asian="normal" style:font-style-complex="normal"/>
    </style:style>
    <style:style style:name="T345" style:family="text">
      <style:text-properties fo:font-style="normal" officeooo:rsid="017f8100" style:font-style-asian="normal" style:font-style-complex="normal"/>
    </style:style>
    <style:style style:name="T346" style:family="text">
      <style:text-properties fo:font-style="normal" officeooo:rsid="01809fa8" style:font-style-asian="normal" style:font-style-complex="normal"/>
    </style:style>
    <style:style style:name="T347" style:family="text">
      <style:text-properties fo:font-style="normal" officeooo:rsid="01822c7a" style:font-style-asian="normal" style:font-style-complex="normal"/>
    </style:style>
    <style:style style:name="T348" style:family="text">
      <style:text-properties fo:font-style="normal" officeooo:rsid="0182d0d6" style:font-style-asian="normal" style:font-style-complex="normal"/>
    </style:style>
    <style:style style:name="T349" style:family="text">
      <style:text-properties fo:font-style="normal" officeooo:rsid="0182ef9c" style:font-style-asian="normal" style:font-style-complex="normal"/>
    </style:style>
    <style:style style:name="T350" style:family="text">
      <style:text-properties fo:font-style="normal" officeooo:rsid="0183bf1a" style:font-style-asian="normal" style:font-style-complex="normal"/>
    </style:style>
    <style:style style:name="T351" style:family="text">
      <style:text-properties fo:font-style="normal" officeooo:rsid="018536c2" style:font-style-asian="normal" style:font-style-complex="normal"/>
    </style:style>
    <style:style style:name="T352" style:family="text">
      <style:text-properties fo:font-style="normal" officeooo:rsid="0187cd8e" style:font-style-asian="normal" style:font-style-complex="normal"/>
    </style:style>
    <style:style style:name="T353" style:family="text">
      <style:text-properties fo:font-style="normal" officeooo:rsid="01883352" style:font-style-asian="normal" style:font-style-complex="normal"/>
    </style:style>
    <style:style style:name="T354" style:family="text">
      <style:text-properties fo:font-style="normal" officeooo:rsid="0196a5ae" style:font-style-asian="normal" style:font-style-complex="normal"/>
    </style:style>
    <style:style style:name="T355" style:family="text">
      <style:text-properties fo:font-style="normal" officeooo:rsid="0196b254" style:font-style-asian="normal" style:font-style-complex="normal"/>
    </style:style>
    <style:style style:name="T356" style:family="text">
      <style:text-properties fo:font-style="normal" officeooo:rsid="019c1b56" style:font-style-asian="normal" style:font-style-complex="normal"/>
    </style:style>
    <style:style style:name="T357" style:family="text">
      <style:text-properties fo:font-style="normal" officeooo:rsid="01521924" style:font-style-asian="normal" style:font-style-complex="normal"/>
    </style:style>
    <style:style style:name="T358" style:family="text">
      <style:text-properties fo:font-style="normal" officeooo:rsid="018ec27a" style:font-style-asian="normal" style:font-style-complex="normal"/>
    </style:style>
    <style:style style:name="T359" style:family="text">
      <style:text-properties fo:font-style="normal" officeooo:rsid="01b238b7" style:font-style-asian="normal" style:font-style-complex="normal"/>
    </style:style>
    <style:style style:name="T360" style:family="text">
      <style:text-properties fo:font-style="normal" officeooo:rsid="01b3c5f8" style:font-style-asian="normal" style:font-style-complex="normal"/>
    </style:style>
    <style:style style:name="T361" style:family="text">
      <style:text-properties fo:font-style="normal" officeooo:rsid="01e6cbad" style:font-style-asian="normal" style:font-style-complex="normal"/>
    </style:style>
    <style:style style:name="T362" style:family="text">
      <style:text-properties fo:font-style="normal" officeooo:rsid="01e86175" style:font-style-asian="normal" style:font-style-complex="normal"/>
    </style:style>
    <style:style style:name="T363" style:family="text">
      <style:text-properties fo:font-style="normal" officeooo:rsid="01ebaaab" style:font-style-asian="normal" style:font-style-complex="normal"/>
    </style:style>
    <style:style style:name="T364" style:family="text">
      <style:text-properties fo:font-style="normal" officeooo:rsid="01ed29eb" style:font-style-asian="normal" style:font-style-complex="normal"/>
    </style:style>
    <style:style style:name="T365" style:family="text">
      <style:text-properties fo:font-style="normal" officeooo:rsid="01f84a2c" style:font-style-asian="normal" style:font-style-complex="normal"/>
    </style:style>
    <style:style style:name="T366" style:family="text">
      <style:text-properties fo:font-style="normal" officeooo:rsid="01f87cb1" style:font-style-asian="normal" style:font-style-complex="normal"/>
    </style:style>
    <style:style style:name="T367" style:family="text">
      <style:text-properties fo:font-style="normal" officeooo:rsid="02876729" style:font-style-asian="normal" style:font-style-complex="normal"/>
    </style:style>
    <style:style style:name="T368" style:family="text">
      <style:text-properties officeooo:rsid="001c0def"/>
    </style:style>
    <style:style style:name="T369" style:family="text">
      <style:text-properties style:font-name="Linux Libertine S.O.Cist.3"/>
    </style:style>
    <style:style style:name="T370" style:family="text">
      <style:text-properties style:font-name="Linux Libertine S.O.Cist.3" officeooo:rsid="00eef438"/>
    </style:style>
    <style:style style:name="T371" style:family="text">
      <style:text-properties style:font-name="Linux Libertine S.O.Cist.3" fo:font-style="italic" officeooo:rsid="00265a44" style:font-style-asian="italic" style:font-style-complex="italic"/>
    </style:style>
    <style:style style:name="T372" style:family="text">
      <style:text-properties style:font-name="Linux Libertine S.O.Cist.3" fo:font-style="italic" officeooo:rsid="00282f37" style:font-style-asian="italic" style:font-style-complex="italic"/>
    </style:style>
    <style:style style:name="T373" style:family="text">
      <style:text-properties style:font-name="Linux Libertine S.O.Cist.3" fo:font-style="italic" officeooo:rsid="0077388a" style:font-style-asian="italic" style:font-style-complex="italic"/>
    </style:style>
    <style:style style:name="T374" style:family="text">
      <style:text-properties style:font-name="Linux Libertine S.O.Cist.3" fo:font-style="italic" officeooo:rsid="007a2370" style:font-style-asian="italic" style:font-style-complex="italic"/>
    </style:style>
    <style:style style:name="T375" style:family="text">
      <style:text-properties style:font-name="Linux Libertine S.O.Cist.3" fo:font-style="italic" officeooo:rsid="007d3764" style:font-style-asian="italic" style:font-style-complex="italic"/>
    </style:style>
    <style:style style:name="T376" style:family="text">
      <style:text-properties style:font-name="Linux Libertine S.O.Cist.3" fo:font-style="italic" officeooo:rsid="0156438e" style:font-style-asian="italic" style:font-style-complex="italic"/>
    </style:style>
    <style:style style:name="T377" style:family="text">
      <style:text-properties style:font-name="Linux Libertine S.O.Cist.3" fo:font-style="italic" officeooo:rsid="01f6c4c2" style:font-style-asian="italic" style:font-style-complex="italic"/>
    </style:style>
    <style:style style:name="T378" style:family="text">
      <style:text-properties style:font-name="Linux Libertine S.O.Cist.3" fo:font-style="italic" officeooo:rsid="02a25eb0" style:font-style-asian="italic" style:font-style-complex="italic"/>
    </style:style>
    <style:style style:name="T379" style:family="text">
      <style:text-properties style:font-name="Linux Libertine S.O.Cist.3" officeooo:rsid="00f3ae81"/>
    </style:style>
    <style:style style:name="T380" style:family="text">
      <style:text-properties style:font-name="Linux Libertine S.O.Cist.3" officeooo:rsid="001e3e05"/>
    </style:style>
    <style:style style:name="T381" style:family="text">
      <style:text-properties style:font-name="Linux Libertine S.O.Cist.3" officeooo:rsid="002175a7"/>
    </style:style>
    <style:style style:name="T382" style:family="text">
      <style:text-properties style:font-name="Linux Libertine S.O.Cist.3" officeooo:rsid="00247838"/>
    </style:style>
    <style:style style:name="T383" style:family="text">
      <style:text-properties style:font-name="Linux Libertine S.O.Cist.3" officeooo:rsid="00265a44"/>
    </style:style>
    <style:style style:name="T384" style:family="text">
      <style:text-properties style:font-name="Linux Libertine S.O.Cist.3" fo:font-style="normal" officeooo:rsid="00265a44" style:font-style-asian="normal" style:font-style-complex="normal"/>
    </style:style>
    <style:style style:name="T385" style:family="text">
      <style:text-properties style:font-name="Linux Libertine S.O.Cist.3" fo:font-style="normal" officeooo:rsid="0026a841" style:font-style-asian="normal" style:font-style-complex="normal"/>
    </style:style>
    <style:style style:name="T386" style:family="text">
      <style:text-properties style:font-name="Linux Libertine S.O.Cist.3" fo:font-style="normal" officeooo:rsid="00282f37" style:font-style-asian="normal" style:font-style-complex="normal"/>
    </style:style>
    <style:style style:name="T387" style:family="text">
      <style:text-properties style:font-name="Linux Libertine S.O.Cist.3" fo:font-style="normal" officeooo:rsid="0028a344" style:font-style-asian="normal" style:font-style-complex="normal"/>
    </style:style>
    <style:style style:name="T388" style:family="text">
      <style:text-properties style:font-name="Linux Libertine S.O.Cist.3" fo:font-style="normal" officeooo:rsid="0077388a" style:font-style-asian="normal" style:font-style-complex="normal"/>
    </style:style>
    <style:style style:name="T389" style:family="text">
      <style:text-properties style:font-name="Linux Libertine S.O.Cist.3" fo:font-style="normal" officeooo:rsid="00783b6b" style:font-style-asian="normal" style:font-style-complex="normal"/>
    </style:style>
    <style:style style:name="T390" style:family="text">
      <style:text-properties style:font-name="Linux Libertine S.O.Cist.3" fo:font-style="normal" officeooo:rsid="007a2370" style:font-style-asian="normal" style:font-style-complex="normal"/>
    </style:style>
    <style:style style:name="T391" style:family="text">
      <style:text-properties style:font-name="Linux Libertine S.O.Cist.3" fo:font-style="normal" officeooo:rsid="007ba5a8" style:font-style-asian="normal" style:font-style-complex="normal"/>
    </style:style>
    <style:style style:name="T392" style:family="text">
      <style:text-properties style:font-name="Linux Libertine S.O.Cist.3" fo:font-style="normal" officeooo:rsid="007cf298" style:font-style-asian="normal" style:font-style-complex="normal"/>
    </style:style>
    <style:style style:name="T393" style:family="text">
      <style:text-properties style:font-name="Linux Libertine S.O.Cist.3" fo:font-style="normal" officeooo:rsid="007d3764" style:font-style-asian="normal" style:font-style-complex="normal"/>
    </style:style>
    <style:style style:name="T394" style:family="text">
      <style:text-properties style:font-name="Linux Libertine S.O.Cist.3" fo:font-style="normal" officeooo:rsid="007d5e83" style:font-style-asian="normal" style:font-style-complex="normal"/>
    </style:style>
    <style:style style:name="T395" style:family="text">
      <style:text-properties style:font-name="Linux Libertine S.O.Cist.3" fo:font-style="normal" officeooo:rsid="007ee4d2" style:font-style-asian="normal" style:font-style-complex="normal"/>
    </style:style>
    <style:style style:name="T396" style:family="text">
      <style:text-properties style:font-name="Linux Libertine S.O.Cist.3" fo:font-style="normal" officeooo:rsid="0080feef" style:font-style-asian="normal" style:font-style-complex="normal"/>
    </style:style>
    <style:style style:name="T397" style:family="text">
      <style:text-properties style:font-name="Linux Libertine S.O.Cist.3" fo:font-style="normal" officeooo:rsid="00816dfa" style:font-style-asian="normal" style:font-style-complex="normal"/>
    </style:style>
    <style:style style:name="T398" style:family="text">
      <style:text-properties style:font-name="Linux Libertine S.O.Cist.3" fo:font-style="normal" officeooo:rsid="0081a7d0" style:font-style-asian="normal" style:font-style-complex="normal"/>
    </style:style>
    <style:style style:name="T399" style:family="text">
      <style:text-properties style:font-name="Linux Libertine S.O.Cist.3" fo:font-style="normal" officeooo:rsid="00836a78" style:font-style-asian="normal" style:font-style-complex="normal"/>
    </style:style>
    <style:style style:name="T400" style:family="text">
      <style:text-properties style:font-name="Linux Libertine S.O.Cist.3" fo:font-style="normal" officeooo:rsid="01ac6bb3" style:font-style-asian="normal" style:font-style-complex="normal"/>
    </style:style>
    <style:style style:name="T401" style:family="text">
      <style:text-properties style:font-name="Linux Libertine S.O.Cist.3" fo:font-style="normal" officeooo:rsid="01f6c4c2" style:font-style-asian="normal" style:font-style-complex="normal"/>
    </style:style>
    <style:style style:name="T402" style:family="text">
      <style:text-properties style:font-name="Linux Libertine S.O.Cist.3" fo:font-style="normal" officeooo:rsid="025bc9d7" style:font-style-asian="normal" style:font-style-complex="normal"/>
    </style:style>
    <style:style style:name="T403" style:family="text">
      <style:text-properties style:font-name="Linux Libertine S.O.Cist.3" officeooo:rsid="0026a841"/>
    </style:style>
    <style:style style:name="T404" style:family="text">
      <style:text-properties style:font-name="Linux Libertine S.O.Cist.3" officeooo:rsid="00282f37"/>
    </style:style>
    <style:style style:name="T405" style:family="text">
      <style:text-properties style:font-name="Linux Libertine S.O.Cist.3" officeooo:rsid="0028a344"/>
    </style:style>
    <style:style style:name="T406" style:family="text">
      <style:text-properties style:font-name="Linux Libertine S.O.Cist.3" officeooo:rsid="0074823d"/>
    </style:style>
    <style:style style:name="T407" style:family="text">
      <style:text-properties style:font-name="Linux Libertine S.O.Cist.3" officeooo:rsid="0074e04f"/>
    </style:style>
    <style:style style:name="T408" style:family="text">
      <style:text-properties style:font-name="Linux Libertine S.O.Cist.3" officeooo:rsid="0076b576"/>
    </style:style>
    <style:style style:name="T409" style:family="text">
      <style:text-properties style:font-name="Linux Libertine S.O.Cist.3" officeooo:rsid="0077388a"/>
    </style:style>
    <style:style style:name="T410" style:family="text">
      <style:text-properties style:font-name="Linux Libertine S.O.Cist.3" officeooo:rsid="00783b6b"/>
    </style:style>
    <style:style style:name="T411" style:family="text">
      <style:text-properties style:font-name="Linux Libertine S.O.Cist.3" officeooo:rsid="007a2370"/>
    </style:style>
    <style:style style:name="T412" style:family="text">
      <style:text-properties style:font-name="Linux Libertine S.O.Cist.3" officeooo:rsid="0080feef"/>
    </style:style>
    <style:style style:name="T413" style:family="text">
      <style:text-properties style:font-name="Linux Libertine S.O.Cist.3" officeooo:rsid="00816dfa"/>
    </style:style>
    <style:style style:name="T414" style:family="text">
      <style:text-properties style:font-name="Linux Libertine S.O.Cist.3" officeooo:rsid="01406c3f"/>
    </style:style>
    <style:style style:name="T415" style:family="text">
      <style:text-properties style:font-name="Linux Libertine S.O.Cist.3" officeooo:rsid="01424406"/>
    </style:style>
    <style:style style:name="T416" style:family="text">
      <style:text-properties style:font-name="Linux Libertine S.O.Cist.3" officeooo:rsid="01502722"/>
    </style:style>
    <style:style style:name="T417" style:family="text">
      <style:text-properties style:font-name="Linux Libertine S.O.Cist.3" officeooo:rsid="01ba49c4"/>
    </style:style>
    <style:style style:name="T418" style:family="text">
      <style:text-properties style:font-name="Linux Libertine S.O.Cist.3" officeooo:rsid="01cac704"/>
    </style:style>
    <style:style style:name="T419" style:family="text">
      <style:text-properties style:font-name="Linux Libertine S.O.Cist.3" officeooo:rsid="01def57f"/>
    </style:style>
    <style:style style:name="T420" style:family="text">
      <style:text-properties style:font-name="Linux Libertine S.O.Cist.3" fo:font-size="12pt" fo:language="cs" fo:country="CZ" officeooo:rsid="00eef438" style:font-size-asian="12pt" style:font-size-complex="12pt"/>
    </style:style>
    <style:style style:name="T421" style:family="text">
      <style:text-properties style:font-name="Linux Libertine S.O.Cist.3" fo:font-size="12pt" fo:language="cs" fo:country="CZ" officeooo:rsid="00203717" style:font-size-asian="12pt" style:font-size-complex="12pt"/>
    </style:style>
    <style:style style:name="T422" style:family="text">
      <style:text-properties style:font-name="Linux Libertine S.O.Cist.3" fo:font-size="12pt" fo:language="cs" fo:country="CZ" officeooo:rsid="01f5632b" style:font-size-asian="12pt" style:font-size-complex="12pt"/>
    </style:style>
    <style:style style:name="T423" style:family="text">
      <style:text-properties style:font-name="Linux Libertine S.O.Cist.3" fo:font-size="12pt" fo:language="cs" fo:country="CZ" officeooo:rsid="001faa84" style:font-size-asian="12pt" style:font-size-complex="12pt"/>
    </style:style>
    <style:style style:name="T424" style:family="text">
      <style:text-properties style:font-name="Linux Libertine S.O.Cist.3" fo:font-size="12pt" fo:language="cs" fo:country="CZ" officeooo:rsid="01b7b812" style:font-size-asian="12pt" style:font-size-complex="12pt"/>
    </style:style>
    <style:style style:name="T425" style:family="text">
      <style:text-properties style:font-name="Linux Libertine S.O.Cist.3" fo:font-size="12pt" fo:language="cs" fo:country="CZ" officeooo:rsid="002175a7" style:font-size-asian="12pt" style:font-size-complex="12pt"/>
    </style:style>
    <style:style style:name="T426" style:family="text">
      <style:text-properties style:font-name="Linux Libertine S.O.Cist.3" fo:font-size="12pt" fo:language="cs" fo:country="CZ" officeooo:rsid="01b8f439" style:font-size-asian="12pt" style:font-size-complex="12pt"/>
    </style:style>
    <style:style style:name="T427" style:family="text">
      <style:text-properties style:font-name="Linux Libertine S.O.Cist.3" fo:font-size="12pt" fo:language="cs" fo:country="CZ" officeooo:rsid="00eef62b" style:font-size-asian="12pt" style:font-size-complex="12pt"/>
    </style:style>
    <style:style style:name="T428" style:family="text">
      <style:text-properties style:font-name="Linux Libertine S.O.Cist.3" fo:font-size="12pt" fo:language="cs" fo:country="CZ" officeooo:rsid="00f3ae81" style:font-size-asian="12pt" style:font-size-complex="12pt"/>
    </style:style>
    <style:style style:name="T429" style:family="text">
      <style:text-properties style:font-name="Linux Libertine S.O.Cist.3" fo:font-size="12pt" fo:language="cs" fo:country="CZ" officeooo:rsid="01f596a4" style:font-size-asian="12pt" style:font-size-complex="12pt"/>
    </style:style>
    <style:style style:name="T430" style:family="text">
      <style:text-properties style:font-name="Linux Libertine S.O.Cist.3" fo:font-size="12pt" fo:language="cs" fo:country="CZ" officeooo:rsid="001e3e05" style:font-size-asian="12pt" style:font-size-complex="12pt"/>
    </style:style>
    <style:style style:name="T431" style:family="text">
      <style:text-properties style:font-name="Linux Libertine S.O.Cist.3" fo:font-size="12pt" fo:language="cs" fo:country="CZ" officeooo:rsid="00247838" style:font-size-asian="12pt" style:font-size-complex="12pt"/>
    </style:style>
    <style:style style:name="T432" style:family="text">
      <style:text-properties style:font-name="Linux Libertine S.O.Cist.3" fo:font-size="12pt" fo:language="cs" fo:country="CZ" officeooo:rsid="02050d00" style:font-size-asian="12pt" style:font-size-complex="12pt"/>
    </style:style>
    <style:style style:name="T433" style:family="text">
      <style:text-properties style:font-name="Linux Libertine S.O.Cist.3" fo:font-size="12pt" fo:language="cs" fo:country="CZ" officeooo:rsid="0206a9b7" style:font-size-asian="12pt" style:font-size-complex="12pt"/>
    </style:style>
    <style:style style:name="T434" style:family="text">
      <style:text-properties style:font-name="Linux Libertine S.O.Cist.3" fo:font-size="12pt" fo:language="cs" fo:country="CZ" officeooo:rsid="0026a841" style:font-size-asian="12pt" style:font-size-complex="12pt"/>
    </style:style>
    <style:style style:name="T435" style:family="text">
      <style:text-properties style:font-name="Linux Libertine S.O.Cist.3" fo:font-size="12pt" fo:language="cs" fo:country="CZ" officeooo:rsid="02080fff" style:font-size-asian="12pt" style:font-size-complex="12pt"/>
    </style:style>
    <style:style style:name="T436" style:family="text">
      <style:text-properties style:font-name="Linux Libertine S.O.Cist.3" fo:font-size="12pt" fo:language="cs" fo:country="CZ" officeooo:rsid="0208d55b" style:font-size-asian="12pt" style:font-size-complex="12pt"/>
    </style:style>
    <style:style style:name="T437" style:family="text">
      <style:text-properties style:font-name="Linux Libertine S.O.Cist.3" fo:font-size="12pt" fo:language="cs" fo:country="CZ" officeooo:rsid="0209763d" style:font-size-asian="12pt" style:font-size-complex="12pt"/>
    </style:style>
    <style:style style:name="T438" style:family="text">
      <style:text-properties style:font-name="Linux Libertine S.O.Cist.3" fo:font-size="12pt" fo:language="cs" fo:country="CZ" officeooo:rsid="0209a82e" style:font-size-asian="12pt" style:font-size-complex="12pt"/>
    </style:style>
    <style:style style:name="T439" style:family="text">
      <style:text-properties style:font-name="Linux Libertine S.O.Cist.3" fo:font-size="12pt" fo:language="cs" fo:country="CZ" officeooo:rsid="00282f37" style:font-size-asian="12pt" style:font-size-complex="12pt"/>
    </style:style>
    <style:style style:name="T440" style:family="text">
      <style:text-properties style:font-name="Linux Libertine S.O.Cist.3" fo:font-size="12pt" fo:language="cs" fo:country="CZ" officeooo:rsid="020c32ed" style:font-size-asian="12pt" style:font-size-complex="12pt"/>
    </style:style>
    <style:style style:name="T441" style:family="text">
      <style:text-properties style:font-name="Linux Libertine S.O.Cist.3" fo:font-size="12pt" fo:language="cs" fo:country="CZ" officeooo:rsid="020df69b" style:font-size-asian="12pt" style:font-size-complex="12pt"/>
    </style:style>
    <style:style style:name="T442" style:family="text">
      <style:text-properties style:font-name="Linux Libertine S.O.Cist.3" fo:font-size="12pt" fo:language="cs" fo:country="CZ" officeooo:rsid="02114d17" style:font-size-asian="12pt" style:font-size-complex="12pt"/>
    </style:style>
    <style:style style:name="T443" style:family="text">
      <style:text-properties style:font-name="Linux Libertine S.O.Cist.3" fo:font-size="12pt" fo:language="cs" fo:country="CZ" officeooo:rsid="0212c2ac" style:font-size-asian="12pt" style:font-size-complex="12pt"/>
    </style:style>
    <style:style style:name="T444" style:family="text">
      <style:text-properties style:font-name="Linux Libertine S.O.Cist.3" fo:font-size="12pt" fo:language="cs" fo:country="CZ" officeooo:rsid="028bf07b" style:font-size-asian="12pt" style:font-size-complex="12pt"/>
    </style:style>
    <style:style style:name="T445" style:family="text">
      <style:text-properties style:font-name="Linux Libertine S.O.Cist.3" fo:font-size="12pt" fo:language="cs" fo:country="CZ" officeooo:rsid="028d25cd" style:font-size-asian="12pt" style:font-size-complex="12pt"/>
    </style:style>
    <style:style style:name="T446" style:family="text">
      <style:text-properties style:font-name="Linux Libertine S.O.Cist.3" fo:font-size="12pt" fo:language="cs" fo:country="CZ" fo:font-style="italic" officeooo:rsid="00eef438" style:font-size-asian="12pt" style:font-style-asian="italic" style:font-size-complex="12pt" style:font-style-complex="italic"/>
    </style:style>
    <style:style style:name="T447" style:family="text">
      <style:text-properties style:font-name="Linux Libertine S.O.Cist.3" fo:font-size="12pt" fo:language="cs" fo:country="CZ" fo:font-style="italic" officeooo:rsid="00eef62b" style:font-size-asian="12pt" style:font-style-asian="italic" style:font-size-complex="12pt" style:font-style-complex="italic"/>
    </style:style>
    <style:style style:name="T448" style:family="text">
      <style:text-properties style:font-name="Linux Libertine S.O.Cist.3" fo:font-size="12pt" fo:language="cs" fo:country="CZ" fo:font-style="italic" officeooo:rsid="00f3ae81" style:font-size-asian="12pt" style:font-style-asian="italic" style:font-size-complex="12pt" style:font-style-complex="italic"/>
    </style:style>
    <style:style style:name="T449" style:family="text">
      <style:text-properties style:font-name="Linux Libertine S.O.Cist.3" fo:font-size="12pt" fo:language="cs" fo:country="CZ" fo:font-style="italic" officeooo:rsid="002175a7" style:font-size-asian="12pt" style:font-style-asian="italic" style:font-size-complex="12pt" style:font-style-complex="italic"/>
    </style:style>
    <style:style style:name="T450" style:family="text">
      <style:text-properties style:font-name="Linux Libertine S.O.Cist.3" fo:font-size="12pt" fo:language="cs" fo:country="CZ" fo:font-style="italic" officeooo:rsid="0026a841" style:font-size-asian="12pt" style:font-style-asian="italic" style:font-size-complex="12pt" style:font-style-complex="italic"/>
    </style:style>
    <style:style style:name="T451" style:family="text">
      <style:text-properties style:font-name="Linux Libertine S.O.Cist.3" fo:font-size="12pt" fo:language="cs" fo:country="CZ" fo:font-style="italic" officeooo:rsid="0028a344" style:font-size-asian="12pt" style:font-style-asian="italic" style:font-size-complex="12pt" style:font-style-complex="italic"/>
    </style:style>
    <style:style style:name="T452" style:family="text">
      <style:text-properties style:font-name="Linux Libertine S.O.Cist.3" fo:font-size="12pt" fo:language="cs" fo:country="CZ" fo:font-style="italic" officeooo:rsid="0209763d" style:font-size-asian="12pt" style:font-style-asian="italic" style:font-size-complex="12pt" style:font-style-complex="italic"/>
    </style:style>
    <style:style style:name="T453" style:family="text">
      <style:text-properties style:font-name="Linux Libertine S.O.Cist.3" fo:font-size="12pt" fo:language="cs" fo:country="CZ" fo:font-style="italic" officeooo:rsid="020acbb6" style:font-size-asian="12pt" style:font-style-asian="italic" style:font-size-complex="12pt" style:font-style-complex="italic"/>
    </style:style>
    <style:style style:name="T454" style:family="text">
      <style:text-properties style:font-name="Linux Libertine S.O.Cist.3" fo:font-size="12pt" fo:language="cs" fo:country="CZ" fo:font-style="italic" officeooo:rsid="020df69b" style:font-size-asian="12pt" style:font-style-asian="italic" style:font-size-complex="12pt" style:font-style-complex="italic"/>
    </style:style>
    <style:style style:name="T455" style:family="text">
      <style:text-properties style:font-name="Linux Libertine S.O.Cist.3" fo:font-size="12pt" fo:language="cs" fo:country="CZ" fo:font-style="italic" officeooo:rsid="0212c2ac" style:font-size-asian="12pt" style:font-style-asian="italic" style:font-size-complex="12pt" style:font-style-complex="italic"/>
    </style:style>
    <style:style style:name="T456" style:family="text">
      <style:text-properties style:font-name="Linux Libertine S.O.Cist.3" fo:font-size="12pt" fo:language="cs" fo:country="CZ" fo:font-style="italic" officeooo:rsid="0156438e" style:font-size-asian="12pt" style:font-style-asian="italic" style:font-size-complex="12pt" style:font-style-complex="italic"/>
    </style:style>
    <style:style style:name="T457" style:family="text">
      <style:text-properties style:font-name="Linux Libertine S.O.Cist.3" fo:font-size="12pt" fo:language="cs" fo:country="CZ" fo:font-style="italic" officeooo:rsid="028bf07b" style:font-size-asian="12pt" style:font-style-asian="italic" style:font-size-complex="12pt" style:font-style-complex="italic"/>
    </style:style>
    <style:style style:name="T458" style:family="text">
      <style:text-properties style:font-name="Linux Libertine S.O.Cist.3" fo:font-size="12pt" fo:language="cs" fo:country="CZ" fo:font-style="normal" officeooo:rsid="00f3ae81" style:font-size-asian="12pt" style:font-style-asian="normal" style:font-size-complex="12pt" style:font-style-complex="normal"/>
    </style:style>
    <style:style style:name="T459" style:family="text">
      <style:text-properties style:font-name="Linux Libertine S.O.Cist.3" fo:font-size="12pt" fo:language="cs" fo:country="CZ" fo:font-style="normal" officeooo:rsid="002175a7" style:font-size-asian="12pt" style:font-style-asian="normal" style:font-size-complex="12pt" style:font-style-complex="normal"/>
    </style:style>
    <style:style style:name="T460" style:family="text">
      <style:text-properties style:font-name="Linux Libertine S.O.Cist.3" fo:font-size="12pt" fo:language="cs" fo:country="CZ" fo:font-style="normal" officeooo:rsid="001e3e05" style:font-size-asian="12pt" style:font-style-asian="normal" style:font-size-complex="12pt" style:font-style-complex="normal"/>
    </style:style>
    <style:style style:name="T461" style:family="text">
      <style:text-properties style:font-name="Linux Libertine S.O.Cist.3" fo:font-size="12pt" fo:language="cs" fo:country="CZ" fo:font-style="normal" officeooo:rsid="01b8f439" style:font-size-asian="12pt" style:font-style-asian="normal" style:font-size-complex="12pt" style:font-style-complex="normal"/>
    </style:style>
    <style:style style:name="T462" style:family="text">
      <style:text-properties style:font-name="Linux Libertine S.O.Cist.3" fo:font-size="12pt" fo:language="cs" fo:country="CZ" fo:font-style="normal" officeooo:rsid="01f6c4c2" style:font-size-asian="12pt" style:font-style-asian="normal" style:font-size-complex="12pt" style:font-style-complex="normal"/>
    </style:style>
    <style:style style:name="T463" style:family="text">
      <style:text-properties style:font-name="Linux Libertine S.O.Cist.3" fo:font-size="12pt" fo:language="cs" fo:country="CZ" fo:font-style="normal" officeooo:rsid="0026a841" style:font-size-asian="12pt" style:font-style-asian="normal" style:font-size-complex="12pt" style:font-style-complex="normal"/>
    </style:style>
    <style:style style:name="T464" style:family="text">
      <style:text-properties style:font-name="Linux Libertine S.O.Cist.3" fo:font-size="12pt" fo:language="cs" fo:country="CZ" fo:font-style="normal" officeooo:rsid="0028a344" style:font-size-asian="12pt" style:font-style-asian="normal" style:font-size-complex="12pt" style:font-style-complex="normal"/>
    </style:style>
    <style:style style:name="T465" style:family="text">
      <style:text-properties style:font-name="Linux Libertine S.O.Cist.3" fo:font-size="12pt" fo:language="cs" fo:country="CZ" fo:font-style="normal" officeooo:rsid="01ac6bb3" style:font-size-asian="12pt" style:font-style-asian="normal" style:font-size-complex="12pt" style:font-style-complex="normal"/>
    </style:style>
    <style:style style:name="T466" style:family="text">
      <style:text-properties style:font-name="Linux Libertine S.O.Cist.3" fo:font-size="12pt" fo:language="cs" fo:country="CZ" fo:font-style="normal" officeooo:rsid="00282f37" style:font-size-asian="12pt" style:font-style-asian="normal" style:font-size-complex="12pt" style:font-style-complex="normal"/>
    </style:style>
    <style:style style:name="T467" style:family="text">
      <style:text-properties style:font-name="Linux Libertine S.O.Cist.3" fo:font-size="12pt" fo:language="cs" fo:country="CZ" fo:font-style="normal" officeooo:rsid="01f84a2c" style:font-size-asian="12pt" style:font-style-asian="normal" style:font-size-complex="12pt" style:font-style-complex="normal"/>
    </style:style>
    <style:style style:name="T468" style:family="text">
      <style:text-properties style:font-name="Linux Libertine S.O.Cist.3" fo:font-size="12pt" fo:language="cs" fo:country="CZ" fo:font-style="normal" officeooo:rsid="020acbb6" style:font-size-asian="12pt" style:font-style-asian="normal" style:font-size-complex="12pt" style:font-style-complex="normal"/>
    </style:style>
    <style:style style:name="T469" style:family="text">
      <style:text-properties style:font-name="Linux Libertine S.O.Cist.3" fo:font-size="12pt" fo:language="cs" fo:country="CZ" fo:font-style="normal" officeooo:rsid="020c32ed" style:font-size-asian="12pt" style:font-style-asian="normal" style:font-size-complex="12pt" style:font-style-complex="normal"/>
    </style:style>
    <style:style style:name="T470" style:family="text">
      <style:text-properties style:font-name="Linux Libertine S.O.Cist.3" fo:font-size="12pt" fo:language="cs" fo:country="CZ" fo:font-style="normal" officeooo:rsid="020df69b" style:font-size-asian="12pt" style:font-style-asian="normal" style:font-size-complex="12pt" style:font-style-complex="normal"/>
    </style:style>
    <style:style style:name="T471" style:family="text">
      <style:text-properties style:font-name="Linux Libertine S.O.Cist.3" fo:font-size="12pt" fo:language="cs" fo:country="CZ" fo:font-style="normal" officeooo:rsid="02109585" style:font-size-asian="12pt" style:font-style-asian="normal" style:font-size-complex="12pt" style:font-style-complex="normal"/>
    </style:style>
    <style:style style:name="T472" style:family="text">
      <style:text-properties style:font-name="Linux Libertine S.O.Cist.3" fo:font-size="12pt" fo:language="cs" fo:country="CZ" fo:font-style="normal" officeooo:rsid="0212c2ac" style:font-size-asian="12pt" style:font-style-asian="normal" style:font-size-complex="12pt" style:font-style-complex="normal"/>
    </style:style>
    <style:style style:name="T473" style:family="text">
      <style:text-properties style:font-name="Linux Libertine S.O.Cist.3" fo:font-size="12pt" fo:language="cs" fo:country="CZ" fo:font-style="normal" officeooo:rsid="01508d36" style:font-size-asian="12pt" style:font-style-asian="normal" style:font-size-complex="12pt" style:font-style-complex="normal"/>
    </style:style>
    <style:style style:name="T474" style:family="text">
      <style:text-properties style:font-name="Linux Libertine S.O.Cist.3" fo:font-size="12pt" fo:language="cs" fo:country="CZ" fo:font-style="normal" officeooo:rsid="0272fd6c" style:font-size-asian="12pt" style:font-style-asian="normal" style:font-size-complex="12pt" style:font-style-complex="normal"/>
    </style:style>
    <style:style style:name="T475" style:family="text">
      <style:text-properties style:font-name="Linux Libertine S.O.Cist.3" fo:font-size="12pt" fo:language="cs" fo:country="CZ" fo:font-style="normal" officeooo:rsid="0152511f" style:font-size-asian="12pt" style:font-style-asian="normal" style:font-size-complex="12pt" style:font-style-complex="normal"/>
    </style:style>
    <style:style style:name="T476" style:family="text">
      <style:text-properties style:font-name="Linux Libertine S.O.Cist.3" fo:font-size="12pt" fo:language="cs" fo:country="CZ" fo:font-style="normal" officeooo:rsid="0152a5de" style:font-size-asian="12pt" style:font-style-asian="normal" style:font-size-complex="12pt" style:font-style-complex="normal"/>
    </style:style>
    <style:style style:name="T477" style:family="text">
      <style:text-properties style:font-name="Linux Libertine S.O.Cist.3" fo:font-size="12pt" fo:language="cs" fo:country="CZ" fo:font-style="normal" officeooo:rsid="01531270" style:font-size-asian="12pt" style:font-style-asian="normal" style:font-size-complex="12pt" style:font-style-complex="normal"/>
    </style:style>
    <style:style style:name="T478" style:family="text">
      <style:text-properties style:font-name="Linux Libertine S.O.Cist.3" fo:font-size="12pt" fo:language="cs" fo:country="CZ" fo:font-style="normal" officeooo:rsid="01def57f" style:font-size-asian="12pt" style:font-style-asian="normal" style:font-size-complex="12pt" style:font-style-complex="normal"/>
    </style:style>
    <style:style style:name="T479" style:family="text">
      <style:text-properties style:font-name="Linux Libertine S.O.Cist.3" fo:font-size="12pt" fo:language="cs" fo:country="CZ" fo:font-style="normal" officeooo:rsid="015349ec" style:font-size-asian="12pt" style:font-style-asian="normal" style:font-size-complex="12pt" style:font-style-complex="normal"/>
    </style:style>
    <style:style style:name="T480" style:family="text">
      <style:text-properties style:font-name="Linux Libertine S.O.Cist.3" fo:font-size="12pt" fo:language="cs" fo:country="CZ" fo:font-style="normal" officeooo:rsid="0156438e" style:font-size-asian="12pt" style:font-style-asian="normal" style:font-size-complex="12pt" style:font-style-complex="normal"/>
    </style:style>
    <style:style style:name="T481" style:family="text">
      <style:text-properties style:font-name="Linux Libertine S.O.Cist.3" fo:font-size="12pt" fo:language="cs" fo:country="CZ" fo:font-style="normal" officeooo:rsid="0154ef2e" style:font-size-asian="12pt" style:font-style-asian="normal" style:font-size-complex="12pt" style:font-style-complex="normal"/>
    </style:style>
    <style:style style:name="T482" style:family="text">
      <style:text-properties style:font-name="Linux Libertine S.O.Cist.3" fo:font-size="12pt" fo:language="cs" fo:country="CZ" fo:font-style="normal" officeooo:rsid="0153f2ef" style:font-size-asian="12pt" style:font-style-asian="normal" style:font-size-complex="12pt" style:font-style-complex="normal"/>
    </style:style>
    <style:style style:name="T483" style:family="text">
      <style:text-properties style:font-name="Linux Libertine S.O.Cist.3" fo:font-size="12pt" fo:language="cs" fo:country="CZ" fo:font-style="normal" officeooo:rsid="01406c3f" style:font-size-asian="12pt" style:font-style-asian="normal" style:font-size-complex="12pt" style:font-style-complex="normal"/>
    </style:style>
    <style:style style:name="T484" style:family="text">
      <style:text-properties style:font-name="Linux Libertine S.O.Cist.3" fo:font-size="12pt" fo:language="cs" fo:country="CZ" fo:font-style="normal" officeooo:rsid="02744491" style:font-size-asian="12pt" style:font-style-asian="normal" style:font-size-complex="12pt" style:font-style-complex="normal"/>
    </style:style>
    <style:style style:name="T485" style:family="text">
      <style:text-properties style:font-name="Linux Libertine S.O.Cist.3" fo:font-size="12pt" fo:language="cs" fo:country="CZ" fo:font-style="normal" officeooo:rsid="01424406" style:font-size-asian="12pt" style:font-style-asian="normal" style:font-size-complex="12pt" style:font-style-complex="normal"/>
    </style:style>
    <style:style style:name="T486" style:family="text">
      <style:text-properties style:font-name="Linux Libertine S.O.Cist.3" fo:font-size="12pt" fo:language="cs" fo:country="CZ" fo:font-style="normal" officeooo:rsid="028d6924" style:font-size-asian="12pt" style:font-style-asian="normal" style:font-size-complex="12pt" style:font-style-complex="normal"/>
    </style:style>
    <style:style style:name="T487" style:family="text">
      <style:text-properties style:font-name="Linux Libertine S.O.Cist.3" fo:font-size="12pt" fo:language="cs" fo:country="CZ" fo:font-style="normal" officeooo:rsid="02a25eb0" style:font-size-asian="12pt" style:font-style-asian="normal" style:font-size-complex="12pt" style:font-style-complex="normal"/>
    </style:style>
    <style:style style:name="T488" style:family="text">
      <style:text-properties style:font-name="Linux Libertine S.O.Cist.3" officeooo:rsid="01f6c4c2"/>
    </style:style>
    <style:style style:name="T489" style:family="text">
      <style:text-properties style:font-name="Linux Libertine S.O.Cist.3" officeooo:rsid="01f84a2c"/>
    </style:style>
    <style:style style:name="T490" style:family="text">
      <style:text-properties style:font-name="Linux Libertine S.O.Cist.3" officeooo:rsid="029843a8"/>
    </style:style>
    <style:style style:name="T491" style:family="text">
      <style:text-properties style:font-name="Linux Libertine S.O.Cist.3" officeooo:rsid="02a25eb0"/>
    </style:style>
    <style:style style:name="T492" style:family="text">
      <style:text-properties officeooo:rsid="001e3e05"/>
    </style:style>
    <style:style style:name="T493" style:family="text">
      <style:text-properties officeooo:rsid="00202e72"/>
    </style:style>
    <style:style style:name="T494" style:family="text">
      <style:text-properties style:font-name="Linux Libertine S.O.Cist." officeooo:rsid="00202e72"/>
    </style:style>
    <style:style style:name="T495" style:family="text">
      <style:text-properties style:font-name="Linux Libertine S.O.Cist." fo:font-size="12pt" officeooo:rsid="0212d792" style:font-size-asian="12pt"/>
    </style:style>
    <style:style style:name="T496" style:family="text">
      <style:text-properties style:font-name="Linux Libertine S.O.Cist." officeooo:rsid="02271a34"/>
    </style:style>
    <style:style style:name="T497" style:family="text">
      <style:text-properties officeooo:rsid="00203717"/>
    </style:style>
    <style:style style:name="T498" style:family="text">
      <style:text-properties officeooo:rsid="00239e6d"/>
    </style:style>
    <style:style style:name="T499" style:family="text">
      <style:text-properties officeooo:rsid="00282f37"/>
    </style:style>
    <style:style style:name="T500" style:family="text">
      <style:text-properties fo:font-size="12pt" fo:language="cs" fo:country="CZ" style:font-size-asian="12pt" style:font-size-complex="12pt"/>
    </style:style>
    <style:style style:name="T501" style:family="text">
      <style:text-properties fo:font-size="12pt" fo:language="cs" fo:country="CZ" officeooo:rsid="00eaa362" style:font-size-asian="12pt" style:font-size-complex="12pt"/>
    </style:style>
    <style:style style:name="T502" style:family="text">
      <style:text-properties fo:font-size="12pt" fo:language="cs" fo:country="CZ" officeooo:rsid="0028b0db" style:font-size-asian="12pt" style:font-size-complex="12pt"/>
    </style:style>
    <style:style style:name="T503" style:family="text">
      <style:text-properties fo:font-size="12pt" fo:language="cs" fo:country="CZ" officeooo:rsid="00afa60b" style:font-size-asian="12pt" style:font-size-complex="12pt"/>
    </style:style>
    <style:style style:name="T504" style:family="text">
      <style:text-properties fo:font-size="12pt" fo:language="cs" fo:country="CZ" officeooo:rsid="001e92b2" style:font-size-asian="12pt" style:font-size-complex="12pt"/>
    </style:style>
    <style:style style:name="T505" style:family="text">
      <style:text-properties fo:font-size="12pt" fo:language="cs" fo:country="CZ" officeooo:rsid="0011dbbc" style:font-size-asian="12pt" style:font-size-complex="12pt"/>
    </style:style>
    <style:style style:name="T506" style:family="text">
      <style:text-properties fo:font-size="12pt" fo:language="cs" fo:country="CZ" officeooo:rsid="0016d416" style:font-size-asian="12pt" style:font-size-complex="12pt"/>
    </style:style>
    <style:style style:name="T507" style:family="text">
      <style:text-properties fo:font-size="12pt" fo:language="cs" fo:country="CZ" style:font-size-asian="12pt" style:language-asian="zh" style:country-asian="CN" style:language-complex="hi" style:country-complex="IN"/>
    </style:style>
    <style:style style:name="T508" style:family="text">
      <style:text-properties fo:font-size="12pt" fo:language="cs" fo:country="CZ" officeooo:rsid="01b947fa" style:font-size-asian="12pt" style:language-asian="zh" style:country-asian="CN" style:language-complex="hi" style:country-complex="IN"/>
    </style:style>
    <style:style style:name="T509" style:family="text">
      <style:text-properties fo:font-size="12pt" fo:language="cs" fo:country="CZ" officeooo:rsid="01baa597" style:font-size-asian="12pt" style:language-asian="zh" style:country-asian="CN" style:language-complex="hi" style:country-complex="IN"/>
    </style:style>
    <style:style style:name="T510" style:family="text">
      <style:text-properties fo:font-size="12pt" fo:language="cs" fo:country="CZ" officeooo:rsid="01bad0c1" style:font-size-asian="12pt" style:language-asian="zh" style:country-asian="CN" style:language-complex="hi" style:country-complex="IN"/>
    </style:style>
    <style:style style:name="T511" style:family="text">
      <style:text-properties fo:font-size="12pt" fo:language="cs" fo:country="CZ" officeooo:rsid="01c02621" style:font-size-asian="12pt" style:language-asian="zh" style:country-asian="CN" style:language-complex="hi" style:country-complex="IN"/>
    </style:style>
    <style:style style:name="T512" style:family="text">
      <style:text-properties fo:font-size="12pt" fo:language="cs" fo:country="CZ" officeooo:rsid="0291e68f" style:font-size-asian="12pt" style:language-asian="zh" style:country-asian="CN" style:language-complex="hi" style:country-complex="IN"/>
    </style:style>
    <style:style style:name="T513" style:family="text">
      <style:text-properties fo:font-size="12pt" fo:language="la" fo:country="VA" style:font-size-asian="12pt" style:language-asian="zh" style:country-asian="CN" style:font-size-complex="12pt" style:language-complex="hi" style:country-complex="IN"/>
    </style:style>
    <style:style style:name="T514" style:family="text">
      <style:text-properties fo:font-size="12pt" fo:language="la" fo:country="VA" style:font-size-asian="12pt" style:font-name-complex="Times New Roman"/>
    </style:style>
    <style:style style:name="T515" style:family="text">
      <style:text-properties fo:font-size="12pt" fo:language="la" fo:country="VA" style:font-size-asian="12pt" style:font-name-complex="Times New Roman" style:font-weight-complex="bold"/>
    </style:style>
    <style:style style:name="T516" style:family="text">
      <style:text-properties fo:font-size="12pt" fo:language="la" fo:country="VA" style:font-size-asian="12pt" style:font-name-complex="Times New Roman" style:font-size-complex="12pt"/>
    </style:style>
    <style:style style:name="T517" style:family="text">
      <style:text-properties fo:font-size="12pt" fo:language="la" fo:country="VA" officeooo:rsid="01f87cb1" style:font-size-asian="12pt" style:font-name-complex="Times New Roman" style:font-size-complex="12pt"/>
    </style:style>
    <style:style style:name="T518" style:family="text">
      <style:text-properties fo:font-size="12pt" fo:language="la" fo:country="VA" officeooo:rsid="0291e68f" style:font-size-asian="12pt" style:font-name-complex="Times New Roman" style:font-size-complex="12pt"/>
    </style:style>
    <style:style style:name="T519" style:family="text">
      <style:text-properties fo:font-size="12pt" fo:language="la" fo:country="VA" style:font-size-asian="12pt" style:font-weight-complex="bold"/>
    </style:style>
    <style:style style:name="T520" style:family="text">
      <style:text-properties fo:font-size="12pt" style:font-size-asian="12pt" style:font-name-complex="Times New Roman"/>
    </style:style>
    <style:style style:name="T521" style:family="text">
      <style:text-properties fo:font-size="12pt" officeooo:rsid="001fc989" style:font-size-asian="12pt" style:font-name-complex="Times New Roman"/>
    </style:style>
    <style:style style:name="T522" style:family="text">
      <style:text-properties fo:font-size="12pt" officeooo:rsid="0020b7d9" style:font-size-asian="12pt" style:font-name-complex="Times New Roman"/>
    </style:style>
    <style:style style:name="T523" style:family="text">
      <style:text-properties fo:font-size="12pt" officeooo:rsid="00569a21" style:font-size-asian="12pt" style:font-name-complex="Times New Roman"/>
    </style:style>
    <style:style style:name="T524" style:family="text">
      <style:text-properties fo:font-size="12pt" officeooo:rsid="01f87cb1" style:font-size-asian="12pt" style:font-name-complex="Times New Roman"/>
    </style:style>
    <style:style style:name="T525" style:family="text">
      <style:text-properties fo:font-size="12pt" officeooo:rsid="02906ebe" style:font-size-asian="12pt" style:font-name-complex="Times New Roman"/>
    </style:style>
    <style:style style:name="T526" style:family="text">
      <style:text-properties fo:font-size="12pt" officeooo:rsid="0291e68f" style:font-size-asian="12pt" style:font-name-complex="Times New Roman"/>
    </style:style>
    <style:style style:name="T527" style:family="text">
      <style:text-properties fo:font-size="12pt" fo:font-style="italic" officeooo:rsid="01f87cb1" style:font-size-asian="12pt" style:font-style-asian="italic" style:font-name-complex="Times New Roman" style:font-style-complex="italic"/>
    </style:style>
    <style:style style:name="T528" style:family="text">
      <style:text-properties officeooo:rsid="007a2c10"/>
    </style:style>
    <style:style style:name="T529" style:family="text">
      <style:text-properties officeooo:rsid="007a8ff8"/>
    </style:style>
    <style:style style:name="T530" style:family="text">
      <style:text-properties style:use-window-font-color="true" loext:opacity="0%" fo:language="la" fo:country="VA" fo:font-weight="normal" style:language-asian="zh" style:country-asian="CN" style:font-weight-asian="normal" style:language-complex="hi" style:country-complex="IN" style:font-weight-complex="normal"/>
    </style:style>
    <style:style style:name="T531" style:family="text">
      <style:text-properties style:use-window-font-color="true" loext:opacity="0%" fo:language="la" fo:country="VA" fo:font-weight="normal" officeooo:rsid="008b5b3b" style:language-asian="zh" style:country-asian="CN" style:font-weight-asian="normal" style:language-complex="hi" style:country-complex="IN" style:font-weight-complex="normal"/>
    </style:style>
    <style:style style:name="T532" style:family="text">
      <style:text-properties style:use-window-font-color="true" loext:opacity="0%" fo:language="la" fo:country="VA" fo:font-weight="normal" officeooo:rsid="00b5f798" style:language-asian="zh" style:country-asian="CN" style:font-weight-asian="normal" style:language-complex="hi" style:country-complex="IN" style:font-weight-complex="normal"/>
    </style:style>
    <style:style style:name="T533"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534" style:family="text">
      <style:text-properties style:use-window-font-color="true" loext:opacity="0%" fo:language="la" fo:country="VA" fo:font-weight="normal" officeooo:rsid="002c0413" style:language-asian="zh" style:country-asian="CN" style:font-weight-asian="normal" style:language-complex="hi" style:country-complex="IN" style:font-weight-complex="normal"/>
    </style:style>
    <style:style style:name="T535" style:family="text">
      <style:text-properties style:use-window-font-color="true" loext:opacity="0%" fo:language="la" fo:country="VA" fo:font-weight="normal" officeooo:rsid="0045046e" style:language-asian="zh" style:country-asian="CN" style:font-weight-asian="normal" style:language-complex="hi" style:country-complex="IN" style:font-weight-complex="normal"/>
    </style:style>
    <style:style style:name="T536" style:family="text">
      <style:text-properties style:use-window-font-color="true" loext:opacity="0%" fo:language="la" fo:country="VA" fo:font-weight="normal" officeooo:rsid="00cb7856" style:language-asian="zh" style:country-asian="CN" style:font-weight-asian="normal" style:language-complex="hi" style:country-complex="IN" style:font-weight-complex="normal"/>
    </style:style>
    <style:style style:name="T537" style:family="text">
      <style:text-properties style:use-window-font-color="true" loext:opacity="0%" fo:language="la" fo:country="VA" fo:font-weight="normal" officeooo:rsid="00e8366b" style:language-asian="zh" style:country-asian="CN" style:font-weight-asian="normal" style:language-complex="hi" style:country-complex="IN" style:font-weight-complex="normal"/>
    </style:style>
    <style:style style:name="T538" style:family="text">
      <style:text-properties style:use-window-font-color="true" loext:opacity="0%" fo:language="la" fo:country="VA" fo:font-weight="normal" officeooo:rsid="010c24ea" style:language-asian="zh" style:country-asian="CN" style:font-weight-asian="normal" style:language-complex="hi" style:country-complex="IN" style:font-weight-complex="normal"/>
    </style:style>
    <style:style style:name="T539" style:family="text">
      <style:text-properties style:use-window-font-color="true" loext:opacity="0%" fo:language="la" fo:country="VA" fo:font-weight="normal" officeooo:rsid="00851bd8" style:language-asian="zh" style:country-asian="CN" style:font-weight-asian="normal" style:language-complex="hi" style:country-complex="IN" style:font-weight-complex="normal"/>
    </style:style>
    <style:style style:name="T540" style:family="text">
      <style:text-properties style:use-window-font-color="true" loext:opacity="0%" fo:language="la" fo:country="VA" fo:font-weight="normal" officeooo:rsid="0158f769" style:language-asian="zh" style:country-asian="CN" style:font-weight-asian="normal" style:language-complex="hi" style:country-complex="IN" style:font-weight-complex="normal"/>
    </style:style>
    <style:style style:name="T541" style:family="text">
      <style:text-properties style:use-window-font-color="true" loext:opacity="0%" fo:language="la" fo:country="VA" fo:font-weight="normal" officeooo:rsid="01598b53" style:language-asian="zh" style:country-asian="CN" style:font-weight-asian="normal" style:language-complex="hi" style:country-complex="IN" style:font-weight-complex="normal"/>
    </style:style>
    <style:style style:name="T542" style:family="text">
      <style:text-properties style:use-window-font-color="true" loext:opacity="0%" fo:language="la" fo:country="VA" fo:font-weight="normal" officeooo:rsid="016df123" style:language-asian="zh" style:country-asian="CN" style:font-weight-asian="normal" style:language-complex="hi" style:country-complex="IN" style:font-weight-complex="normal"/>
    </style:style>
    <style:style style:name="T543" style:family="text">
      <style:text-properties style:use-window-font-color="true" loext:opacity="0%" fo:language="la" fo:country="VA" fo:font-weight="normal" officeooo:rsid="0188e6c0" style:language-asian="zh" style:country-asian="CN" style:font-weight-asian="normal" style:language-complex="hi" style:country-complex="IN" style:font-weight-complex="normal"/>
    </style:style>
    <style:style style:name="T544" style:family="text">
      <style:text-properties style:use-window-font-color="true" loext:opacity="0%" style:font-name="Linux Libertine S.O.Cist.2" fo:font-size="12pt" fo:language="cs" fo:country="CZ" officeooo:rsid="001861ed" style:font-size-asian="12pt" style:font-size-complex="12pt"/>
    </style:style>
    <style:style style:name="T545" style:family="text">
      <style:text-properties style:use-window-font-color="true" loext:opacity="0%" style:font-name="Linux Libertine S.O.Cist.2" fo:font-size="12pt" fo:language="cs" fo:country="CZ" officeooo:rsid="01f2141a" style:font-size-asian="12pt" style:font-size-complex="12pt"/>
    </style:style>
    <style:style style:name="T546" style:family="text">
      <style:text-properties style:use-window-font-color="true" loext:opacity="0%" style:font-name="Linux Libertine S.O.Cist.2" fo:font-size="12pt" fo:language="cs" fo:country="CZ" officeooo:rsid="00244fa6" style:font-size-asian="12pt" style:font-size-complex="12pt"/>
    </style:style>
    <style:style style:name="T547" style:family="text">
      <style:text-properties style:use-window-font-color="true" loext:opacity="0%" style:font-name="Linux Libertine S.O.Cist.2" fo:font-size="12pt" fo:language="cs" fo:country="CZ" officeooo:rsid="01f6c4c2" style:font-size-asian="12pt" style:font-size-complex="12pt"/>
    </style:style>
    <style:style style:name="T548" style:family="text">
      <style:text-properties style:use-window-font-color="true" loext:opacity="0%" style:font-name="Linux Libertine S.O.Cist.2" fo:font-size="12pt" fo:language="cs" fo:country="CZ" officeooo:rsid="00c5c88d" style:font-size-asian="12pt" style:font-size-complex="12pt"/>
    </style:style>
    <style:style style:name="T549" style:family="text">
      <style:text-properties style:use-window-font-color="true" loext:opacity="0%" style:font-name="Linux Libertine S.O.Cist.2" fo:font-size="12pt" fo:language="cs" fo:country="CZ" officeooo:rsid="01f84a2c" style:font-size-asian="12pt" style:font-size-complex="12pt"/>
    </style:style>
    <style:style style:name="T550" style:family="text">
      <style:text-properties style:use-window-font-color="true" loext:opacity="0%" style:font-name="Linux Libertine S.O.Cist.2" fo:font-size="12pt" fo:language="cs" fo:country="CZ" officeooo:rsid="020276b3" style:font-size-asian="12pt" style:font-size-complex="12pt"/>
    </style:style>
    <style:style style:name="T551" style:family="text">
      <style:text-properties style:use-window-font-color="true" loext:opacity="0%" style:font-name="Linux Libertine S.O.Cist.2" fo:font-size="12pt" fo:language="cs" fo:country="CZ" officeooo:rsid="0202aeaa" style:font-size-asian="12pt" style:font-size-complex="12pt"/>
    </style:style>
    <style:style style:name="T552" style:family="text">
      <style:text-properties style:use-window-font-color="true" loext:opacity="0%" style:font-name="Linux Libertine S.O.Cist.2" fo:font-size="12pt" fo:language="cs" fo:country="CZ" officeooo:rsid="02114d17" style:font-size-asian="12pt" style:font-size-complex="12pt"/>
    </style:style>
    <style:style style:name="T553" style:family="text">
      <style:text-properties style:use-window-font-color="true" loext:opacity="0%" style:font-name="Linux Libertine S.O.Cist.2" fo:font-size="12pt" fo:language="cs" fo:country="CZ" officeooo:rsid="028ee672" style:font-size-asian="12pt" style:font-size-complex="12pt"/>
    </style:style>
    <style:style style:name="T554" style:family="text">
      <style:text-properties style:use-window-font-color="true" loext:opacity="0%" style:font-name="Linux Libertine S.O.Cist.2" fo:font-size="12pt" fo:language="cs" fo:country="CZ" officeooo:rsid="0295c215" style:font-size-asian="12pt" style:font-size-complex="12pt"/>
    </style:style>
    <style:style style:name="T555" style:family="text">
      <style:text-properties style:use-window-font-color="true" loext:opacity="0%" style:font-name="Linux Libertine S.O.Cist.2" fo:font-size="12pt" fo:language="cs" fo:country="CZ" fo:font-style="italic" officeooo:rsid="001a1f76" style:font-size-asian="12pt" style:font-style-asian="italic" style:font-size-complex="12pt" style:font-style-complex="italic"/>
    </style:style>
    <style:style style:name="T556" style:family="text">
      <style:text-properties style:use-window-font-color="true" loext:opacity="0%" style:font-name="Linux Libertine S.O.Cist.2" fo:font-size="12pt" fo:language="cs" fo:country="CZ" fo:font-style="italic" officeooo:rsid="00203717" style:font-size-asian="12pt" style:font-style-asian="italic" style:font-size-complex="12pt" style:font-style-complex="italic"/>
    </style:style>
    <style:style style:name="T557" style:family="text">
      <style:text-properties style:use-window-font-color="true" loext:opacity="0%" style:font-name="Linux Libertine S.O.Cist.2" fo:font-size="12pt" fo:language="cs" fo:country="CZ" fo:font-style="normal" officeooo:rsid="01b7b812" style:font-size-asian="12pt" style:font-style-asian="normal" style:font-size-complex="12pt" style:font-style-complex="normal"/>
    </style:style>
    <style:style style:name="T558" style:family="text">
      <style:text-properties style:use-window-font-color="true" loext:opacity="0%" style:font-name="Linux Libertine S.O.Cist.2" fo:font-size="12pt" fo:language="cs" fo:country="CZ" fo:font-style="normal" officeooo:rsid="001a1f76" style:font-size-asian="12pt" style:font-style-asian="normal" style:font-size-complex="12pt" style:font-style-complex="normal"/>
    </style:style>
    <style:style style:name="T559" style:family="text">
      <style:text-properties style:use-window-font-color="true" loext:opacity="0%" style:font-name="Linux Libertine S.O.Cist.2" fo:font-size="12pt" fo:language="cs" fo:country="CZ" fo:font-style="normal" officeooo:rsid="00203717" style:font-size-asian="12pt" style:font-style-asian="normal" style:font-size-complex="12pt" style:font-style-complex="normal"/>
    </style:style>
    <style:style style:name="T560" style:family="text">
      <style:text-properties style:use-window-font-color="true" loext:opacity="0%" style:font-name="Linux Libertine S.O.Cist.2" fo:font-size="12pt" fo:language="cs" fo:country="CZ" fo:font-style="normal" officeooo:rsid="001b2cc2" style:font-size-asian="12pt" style:font-style-asian="normal" style:font-size-complex="12pt" style:font-style-complex="normal"/>
    </style:style>
    <style:style style:name="T561" style:family="text">
      <style:text-properties style:use-window-font-color="true" loext:opacity="0%" style:font-name="Linux Libertine S.O.Cist.2" fo:font-size="12pt" fo:language="cs" fo:country="CZ" fo:font-style="normal" officeooo:rsid="01f2141a" style:font-size-asian="12pt" style:font-style-asian="normal" style:font-size-complex="12pt" style:font-style-complex="normal"/>
    </style:style>
    <style:style style:name="T562" style:family="text">
      <style:text-properties style:use-window-font-color="true" loext:opacity="0%" style:font-name="Linux Libertine S.O.Cist.2" fo:font-size="12pt" fo:language="la" fo:country="VA" style:font-size-asian="12pt" style:language-asian="zh" style:country-asian="CN" style:font-size-complex="12pt" style:language-complex="hi" style:country-complex="IN"/>
    </style:style>
    <style:style style:name="T563" style:family="text">
      <style:text-properties style:use-window-font-color="true" loext:opacity="0%" style:font-name="Linux Libertine S.O.Cist.2" fo:font-size="12pt" fo:language="la" fo:country="VA" officeooo:rsid="02177acc" style:font-size-asian="12pt" style:language-asian="zh" style:country-asian="CN" style:font-size-complex="12pt" style:language-complex="hi" style:country-complex="IN"/>
    </style:style>
    <style:style style:name="T564" style:family="text">
      <style:text-properties style:use-window-font-color="true" loext:opacity="0%" style:font-name="Linux Libertine S.O.Cist.2" fo:font-size="12pt" fo:letter-spacing="normal" fo:language="la" fo:country="VA" fo:font-style="italic" fo:font-weight="normal" officeooo:rsid="021ed573" style:font-size-asian="12pt" style:language-asian="zh" style:country-asian="CN" style:font-style-asian="italic" style:font-weight-asian="normal" style:font-size-complex="12pt" style:language-complex="hi" style:country-complex="IN" style:font-style-complex="italic" style:font-weight-complex="normal"/>
    </style:style>
    <style:style style:name="T565" style:family="text">
      <style:text-properties style:use-window-font-color="true" loext:opacity="0%" style:font-name="Linux Libertine S.O.Cist.2" fo:font-size="12pt" fo:letter-spacing="normal" fo:language="la" fo:country="VA" fo:font-style="italic" fo:font-weight="normal" officeooo:rsid="021be7e6" style:font-size-asian="12pt" style:language-asian="zh" style:country-asian="CN" style:font-style-asian="italic" style:font-weight-asian="normal" style:font-size-complex="12pt" style:language-complex="hi" style:country-complex="IN" style:font-style-complex="italic" style:font-weight-complex="normal"/>
    </style:style>
    <style:style style:name="T566" style:family="text">
      <style:text-properties style:use-window-font-color="true" loext:opacity="0%" style:font-name="Linux Libertine S.O.Cist.2" fo:font-size="12pt" fo:letter-spacing="normal" fo:language="cs" fo:country="CZ" fo:font-style="normal" fo:font-weight="normal" officeooo:rsid="022e72d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67" style:family="text">
      <style:text-properties style:use-window-font-color="true" loext:opacity="0%" style:font-name="Cloister1" fo:language="la" fo:country="VA" fo:font-weight="normal" officeooo:rsid="00f1e1ba" style:language-asian="zh" style:country-asian="CN" style:font-weight-asian="normal" style:language-complex="hi" style:country-complex="IN" style:font-weight-complex="normal"/>
    </style:style>
    <style:style style:name="T568" style:family="text">
      <style:text-properties style:use-window-font-color="true" loext:opacity="0%" style:font-name="Cloister1" fo:language="la" fo:country="VA" fo:font-weight="normal" officeooo:rsid="01074b52" style:language-asian="zh" style:country-asian="CN" style:font-weight-asian="normal" style:language-complex="hi" style:country-complex="IN" style:font-weight-complex="normal"/>
    </style:style>
    <style:style style:name="T569" style:family="text">
      <style:text-properties style:use-window-font-color="true" loext:opacity="0%" style:font-name="Linux Libertine S.O.Cist.1" fo:font-size="12pt" fo:letter-spacing="normal"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570" style:family="text">
      <style:text-properties style:use-window-font-color="true" loext:opacity="0%" style:font-name="Linux Libertine S.O.Cist.1" fo:font-size="12pt" fo:letter-spacing="normal"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571" style:family="text">
      <style:text-properties officeooo:rsid="008ed789"/>
    </style:style>
    <style:style style:name="T572" style:family="text">
      <style:text-properties officeooo:rsid="0062114f"/>
    </style:style>
    <style:style style:name="T573" style:family="text">
      <style:text-properties officeooo:rsid="0064366a"/>
    </style:style>
    <style:style style:name="T574" style:family="text">
      <style:text-properties officeooo:rsid="002d0b2a"/>
    </style:style>
    <style:style style:name="T575" style:family="text">
      <style:text-properties officeooo:rsid="002e4738"/>
    </style:style>
    <style:style style:name="T576" style:family="text">
      <style:text-properties officeooo:rsid="00383718"/>
    </style:style>
    <style:style style:name="T577" style:family="text">
      <style:text-properties officeooo:rsid="003b111f"/>
    </style:style>
    <style:style style:name="T578" style:family="text">
      <style:text-properties officeooo:rsid="0045046e"/>
    </style:style>
    <style:style style:name="T579" style:family="text">
      <style:text-properties officeooo:rsid="0048eb24"/>
    </style:style>
    <style:style style:name="T580" style:family="text">
      <style:text-properties officeooo:rsid="004fafbd"/>
    </style:style>
    <style:style style:name="T581" style:family="text">
      <style:text-properties officeooo:rsid="00527532"/>
    </style:style>
    <style:style style:name="T582" style:family="text">
      <style:text-properties officeooo:rsid="00548c18"/>
    </style:style>
    <style:style style:name="T583" style:family="text">
      <style:text-properties officeooo:rsid="0063eccb"/>
    </style:style>
    <style:style style:name="T584" style:family="text">
      <style:text-properties officeooo:rsid="006dc935"/>
    </style:style>
    <style:style style:name="T585" style:family="text">
      <style:text-properties officeooo:rsid="007ba5a8"/>
    </style:style>
    <style:style style:name="T586" style:family="text">
      <style:text-properties officeooo:rsid="007d5e83"/>
    </style:style>
    <style:style style:name="T587" style:family="text">
      <style:text-properties fo:font-variant="small-caps"/>
    </style:style>
    <style:style style:name="T588" style:family="text">
      <style:text-properties fo:font-variant="small-caps" style:font-name="Linux Libertine S.O.Cist.2" fo:font-size="12pt" fo:language="cs" fo:country="CZ" style:font-size-asian="12pt" style:font-size-complex="12pt"/>
    </style:style>
    <style:style style:name="T589" style:family="text">
      <style:text-properties fo:font-variant="small-caps" style:font-name="Linux Libertine S.O.Cist.2" fo:font-size="12pt" fo:language="cs" fo:country="CZ" officeooo:rsid="018e7b1a" style:font-size-asian="12pt" style:font-size-complex="12pt"/>
    </style:style>
    <style:style style:name="T590" style:family="text">
      <style:text-properties fo:font-variant="small-caps" style:font-name="Linux Libertine S.O.Cist.2" fo:font-size="12pt" fo:language="cs" fo:country="CZ" officeooo:rsid="01b762ba" style:font-size-asian="12pt" style:font-size-complex="12pt"/>
    </style:style>
    <style:style style:name="T591" style:family="text">
      <style:text-properties fo:font-variant="small-caps" style:font-name="Linux Libertine S.O.Cist.2" fo:font-size="12pt" fo:language="cs" fo:country="CZ" officeooo:rsid="0050b519" style:font-size-asian="12pt" style:font-size-complex="12pt"/>
    </style:style>
    <style:style style:name="T592" style:family="text">
      <style:text-properties fo:font-variant="small-caps" style:font-name="Linux Libertine S.O.Cist.2" fo:font-size="12pt" fo:language="cs" fo:country="CZ" officeooo:rsid="001b2cc2" style:font-size-asian="12pt" style:font-size-complex="12pt"/>
    </style:style>
    <style:style style:name="T593" style:family="text">
      <style:text-properties fo:font-variant="small-caps" style:font-name="Linux Libertine S.O.Cist.2" fo:font-size="12pt" fo:language="cs" fo:country="CZ" officeooo:rsid="0067414b" style:font-size-asian="12pt" style:font-size-complex="12pt"/>
    </style:style>
    <style:style style:name="T594" style:family="text">
      <style:text-properties fo:font-variant="small-caps" style:font-name="Linux Libertine S.O.Cist.2" fo:font-size="12pt" fo:language="cs" fo:country="CZ" officeooo:rsid="01fd9e82" style:font-size-asian="12pt" style:font-size-complex="12pt"/>
    </style:style>
    <style:style style:name="T595" style:family="text">
      <style:text-properties fo:font-variant="small-caps" style:font-name="Linux Libertine S.O.Cist.2" fo:font-size="12pt" fo:language="cs" fo:country="CZ" officeooo:rsid="01aaae94" style:font-size-asian="12pt" style:font-size-complex="12pt"/>
    </style:style>
    <style:style style:name="T596" style:family="text">
      <style:text-properties fo:font-variant="small-caps" style:font-name="Linux Libertine S.O.Cist.2" fo:font-size="12pt" fo:language="cs" fo:country="CZ" officeooo:rsid="02031617" style:font-size-asian="12pt" style:font-size-complex="12pt"/>
    </style:style>
    <style:style style:name="T597" style:family="text">
      <style:text-properties fo:font-variant="small-caps" style:font-name="Linux Libertine S.O.Cist.2" fo:font-size="12pt" fo:language="cs" fo:country="CZ" officeooo:rsid="00303394" style:font-size-asian="12pt" style:font-size-complex="12pt"/>
    </style:style>
    <style:style style:name="T598" style:family="text">
      <style:text-properties fo:font-variant="small-caps" style:font-name="Linux Libertine S.O.Cist.2" fo:font-size="12pt" fo:language="cs" fo:country="CZ" officeooo:rsid="00384c2e" style:font-size-asian="12pt" style:font-size-complex="12pt"/>
    </style:style>
    <style:style style:name="T599" style:family="text">
      <style:text-properties fo:font-variant="small-caps" style:font-name="Linux Libertine S.O.Cist.2" fo:font-size="12pt" fo:language="cs" fo:country="CZ" officeooo:rsid="01d7cdd2" style:font-size-asian="12pt" style:font-size-complex="12pt"/>
    </style:style>
    <style:style style:name="T600" style:family="text">
      <style:text-properties fo:font-variant="small-caps" style:font-name="Linux Libertine S.O.Cist.2" fo:font-size="12pt" fo:language="cs" fo:country="CZ" officeooo:rsid="02505f52" style:font-size-asian="12pt" style:font-size-complex="12pt"/>
    </style:style>
    <style:style style:name="T601" style:family="text">
      <style:text-properties fo:font-variant="small-caps" style:font-name="Linux Libertine S.O.Cist.2" fo:font-size="12pt" fo:language="cs" fo:country="CZ" officeooo:rsid="00edb981" style:font-size-asian="12pt" style:font-size-complex="12pt"/>
    </style:style>
    <style:style style:name="T602" style:family="text">
      <style:text-properties fo:font-variant="small-caps" style:font-name="Linux Libertine S.O.Cist.2" fo:font-size="12pt" fo:language="cs" fo:country="CZ" officeooo:rsid="02787983" style:font-size-asian="12pt" style:font-size-complex="12pt"/>
    </style:style>
    <style:style style:name="T603" style:family="text">
      <style:text-properties fo:font-variant="small-caps" style:font-name="Linux Libertine S.O.Cist.2" fo:font-size="12pt" fo:language="cs" fo:country="CZ" officeooo:rsid="027eeba7" style:font-size-asian="12pt" style:font-size-complex="12pt"/>
    </style:style>
    <style:style style:name="T604" style:family="text">
      <style:text-properties fo:font-variant="small-caps" style:font-name="Linux Libertine S.O.Cist.2" fo:font-size="12pt" fo:language="cs" fo:country="CZ" officeooo:rsid="019783c5" style:font-size-asian="12pt" style:font-size-complex="12pt"/>
    </style:style>
    <style:style style:name="T605" style:family="text">
      <style:text-properties fo:font-variant="small-caps" style:font-name="Linux Libertine S.O.Cist.2" fo:font-size="12pt" fo:language="cs" fo:country="CZ" fo:font-style="normal" officeooo:rsid="020e8d6f" style:font-size-asian="12pt" style:font-style-asian="normal" style:font-size-complex="12pt" style:font-style-complex="normal"/>
    </style:style>
    <style:style style:name="T606" style:family="text">
      <style:text-properties fo:font-variant="small-caps" style:font-name="Linux Libertine S.O.Cist.2" fo:font-size="12pt" fo:language="la" fo:country="VA" style:font-size-asian="12pt" style:language-asian="zh" style:country-asian="CN" style:language-complex="hi" style:country-complex="IN"/>
    </style:style>
    <style:style style:name="T607" style:family="text">
      <style:text-properties fo:font-variant="small-caps" style:font-name="Linux Libertine S.O.Cist.2" fo:font-size="12pt" fo:language="la" fo:country="VA" style:font-size-asian="12pt" style:font-name-complex="Times New Roman" style:font-size-complex="12pt"/>
    </style:style>
    <style:style style:name="T608" style:family="text">
      <style:text-properties fo:font-variant="small-caps" officeooo:rsid="004e9f7a"/>
    </style:style>
    <style:style style:name="T609" style:family="text">
      <style:text-properties fo:font-variant="small-caps" officeooo:rsid="004f4a0c"/>
    </style:style>
    <style:style style:name="T610" style:family="text">
      <style:text-properties fo:font-variant="small-caps" officeooo:rsid="0050b519"/>
    </style:style>
    <style:style style:name="T611" style:family="text">
      <style:text-properties fo:font-variant="small-caps" officeooo:rsid="01aaae94"/>
    </style:style>
    <style:style style:name="T612" style:family="text">
      <style:text-properties fo:font-variant="small-caps" style:font-name="Linux Libertine S.O.Cist.3"/>
    </style:style>
    <style:style style:name="T613" style:family="text">
      <style:text-properties fo:font-variant="small-caps" style:font-name="Linux Libertine S.O.Cist.3" officeooo:rsid="00282f37"/>
    </style:style>
    <style:style style:name="T614" style:family="text">
      <style:text-properties fo:font-variant="small-caps" style:font-name="Linux Libertine S.O.Cist.3" officeooo:rsid="0026a841"/>
    </style:style>
    <style:style style:name="T615" style:family="text">
      <style:text-properties fo:font-variant="small-caps" style:font-name="Linux Libertine S.O.Cist.3" officeooo:rsid="00265a44"/>
    </style:style>
    <style:style style:name="T616" style:family="text">
      <style:text-properties fo:font-variant="small-caps" style:font-name="Linux Libertine S.O.Cist.3" officeooo:rsid="00247838"/>
    </style:style>
    <style:style style:name="T617" style:family="text">
      <style:text-properties fo:font-variant="small-caps" style:font-name="Linux Libertine S.O.Cist.3" officeooo:rsid="007a2370"/>
    </style:style>
    <style:style style:name="T618" style:family="text">
      <style:text-properties fo:font-variant="small-caps" style:font-name="Linux Libertine S.O.Cist.3" fo:font-size="12pt" fo:language="cs" fo:country="CZ" officeooo:rsid="00eef438" style:font-size-asian="12pt" style:font-size-complex="12pt"/>
    </style:style>
    <style:style style:name="T619" style:family="text">
      <style:text-properties fo:font-variant="small-caps" style:font-name="Linux Libertine S.O.Cist.3" fo:font-size="12pt" fo:language="cs" fo:country="CZ" officeooo:rsid="00eef62b" style:font-size-asian="12pt" style:font-size-complex="12pt"/>
    </style:style>
    <style:style style:name="T620" style:family="text">
      <style:text-properties fo:font-variant="small-caps" style:font-name="Linux Libertine S.O.Cist.3" fo:font-size="12pt" fo:language="cs" fo:country="CZ" officeooo:rsid="00f3ae81" style:font-size-asian="12pt" style:font-size-complex="12pt"/>
    </style:style>
    <style:style style:name="T621" style:family="text">
      <style:text-properties fo:font-variant="small-caps" style:font-name="Linux Libertine S.O.Cist.3" fo:font-size="12pt" fo:language="cs" fo:country="CZ" officeooo:rsid="02050d00" style:font-size-asian="12pt" style:font-size-complex="12pt"/>
    </style:style>
    <style:style style:name="T622" style:family="text">
      <style:text-properties fo:font-variant="small-caps" style:font-name="Linux Libertine S.O.Cist.3" fo:font-size="12pt" fo:language="cs" fo:country="CZ" officeooo:rsid="0206a9b7" style:font-size-asian="12pt" style:font-size-complex="12pt"/>
    </style:style>
    <style:style style:name="T623" style:family="text">
      <style:text-properties fo:font-variant="small-caps" style:font-name="Linux Libertine S.O.Cist.3" fo:font-size="12pt" fo:language="cs" fo:country="CZ" officeooo:rsid="02080fff" style:font-size-asian="12pt" style:font-size-complex="12pt"/>
    </style:style>
    <style:style style:name="T624" style:family="text">
      <style:text-properties fo:font-variant="small-caps" style:font-name="Linux Libertine S.O.Cist.3" fo:font-size="12pt" fo:language="cs" fo:country="CZ" officeooo:rsid="020c32ed" style:font-size-asian="12pt" style:font-size-complex="12pt"/>
    </style:style>
    <style:style style:name="T625" style:family="text">
      <style:text-properties fo:font-variant="small-caps" style:font-name="Linux Libertine S.O.Cist.3" fo:font-size="12pt" fo:language="cs" fo:country="CZ" officeooo:rsid="02a7bb56" style:font-size-asian="12pt" style:font-size-complex="12pt"/>
    </style:style>
    <style:style style:name="T626" style:family="text">
      <style:text-properties fo:font-variant="small-caps" style:font-name="Linux Libertine S.O.Cist.3" fo:font-size="12pt" fo:language="cs" fo:country="CZ" fo:font-style="normal" officeooo:rsid="00f3ae81" style:font-size-asian="12pt" style:font-style-asian="normal" style:font-size-complex="12pt" style:font-style-complex="normal"/>
    </style:style>
    <style:style style:name="T627" style:family="text">
      <style:text-properties fo:font-variant="small-caps" style:font-name="Linux Libertine S.O.Cist.3" fo:font-size="12pt" fo:language="cs" fo:country="CZ" fo:font-style="normal" officeooo:rsid="0026a841" style:font-size-asian="12pt" style:font-style-asian="normal" style:font-size-complex="12pt" style:font-style-complex="normal"/>
    </style:style>
    <style:style style:name="T628" style:family="text">
      <style:text-properties fo:font-variant="small-caps" style:font-name="Linux Libertine S.O.Cist.3" fo:font-size="12pt" fo:language="cs" fo:country="CZ" fo:font-style="normal" officeooo:rsid="020acbb6" style:font-size-asian="12pt" style:font-style-asian="normal" style:font-size-complex="12pt" style:font-style-complex="normal"/>
    </style:style>
    <style:style style:name="T629" style:family="text">
      <style:text-properties fo:font-variant="small-caps" style:font-name="Linux Libertine S.O.Cist.3" fo:font-size="12pt" fo:language="cs" fo:country="CZ" fo:font-style="normal" officeooo:rsid="01508d36" style:font-size-asian="12pt" style:font-style-asian="normal" style:font-size-complex="12pt" style:font-style-complex="normal"/>
    </style:style>
    <style:style style:name="T630" style:family="text">
      <style:text-properties fo:font-variant="small-caps" style:font-name="Linux Libertine S.O.Cist.3" fo:font-size="12pt" fo:language="cs" fo:country="CZ" fo:font-style="normal" officeooo:rsid="0153f2ef" style:font-size-asian="12pt" style:font-style-asian="normal" style:font-size-complex="12pt" style:font-style-complex="normal"/>
    </style:style>
    <style:style style:name="T631" style:family="text">
      <style:text-properties fo:font-variant="small-caps" style:font-name="Linux Libertine S.O.Cist.3" fo:font-size="12pt" fo:language="cs" fo:country="CZ" fo:font-style="normal" officeooo:rsid="01def57f" style:font-size-asian="12pt" style:font-style-asian="normal" style:font-size-complex="12pt" style:font-style-complex="normal"/>
    </style:style>
    <style:style style:name="T632" style:family="text">
      <style:text-properties fo:font-variant="small-caps" fo:language="cs" fo:country="CZ" officeooo:rsid="00e2e277"/>
    </style:style>
    <style:style style:name="T633" style:family="text">
      <style:text-properties fo:font-variant="small-caps" officeooo:rsid="0030a648" style:font-style-complex="normal" style:font-weight-complex="normal"/>
    </style:style>
    <style:style style:name="T634" style:family="text">
      <style:text-properties fo:font-variant="small-caps" fo:font-size="12pt" fo:language="cs" fo:country="CZ" style:font-size-asian="12pt" style:font-size-complex="12pt"/>
    </style:style>
    <style:style style:name="T635" style:family="text">
      <style:text-properties fo:font-variant="small-caps" fo:font-size="12pt" fo:language="cs" fo:country="CZ" officeooo:rsid="01b947fa" style:font-size-asian="12pt" style:language-asian="zh" style:country-asian="CN" style:language-complex="hi" style:country-complex="IN"/>
    </style:style>
    <style:style style:name="T636" style:family="text">
      <style:text-properties fo:font-variant="small-caps" fo:font-size="12pt" style:font-size-asian="12pt" style:font-name-complex="Times New Roman"/>
    </style:style>
    <style:style style:name="T637" style:family="text">
      <style:text-properties fo:font-variant="small-caps" fo:font-size="12pt" officeooo:rsid="01a2af11" style:font-size-asian="12pt" style:font-name-complex="Times New Roman"/>
    </style:style>
    <style:style style:name="T638" style:family="text">
      <style:text-properties fo:font-variant="small-caps" fo:font-size="12pt" officeooo:rsid="001d584b" style:font-size-asian="12pt" style:font-name-complex="Times New Roman"/>
    </style:style>
    <style:style style:name="T639" style:family="text">
      <style:text-properties fo:font-variant="small-caps" fo:font-size="12pt" fo:language="la" fo:country="VA" officeooo:rsid="001d584b" style:font-size-asian="12pt" style:font-name-complex="Times New Roman" style:font-weight-complex="bold"/>
    </style:style>
    <style:style style:name="T640" style:family="text">
      <style:text-properties fo:font-variant="small-caps" fo:font-size="12pt" fo:language="la" fo:country="VA" style:font-size-asian="12pt" style:font-name-complex="Times New Roman" style:font-size-complex="12pt"/>
    </style:style>
    <style:style style:name="T641" style:family="text">
      <style:text-properties fo:font-variant="small-caps" fo:color="#00000a" loext:opacity="100%"/>
    </style:style>
    <style:style style:name="T642" style:family="text">
      <style:text-properties fo:font-variant="small-caps" fo:color="#00000a" loext:opacity="100%" style:font-name="Linux Libertine S.O.Cist.1" fo:font-size="12pt" fo:language="cs" fo:country="CZ" fo:font-style="normal" officeooo:rsid="009e1b37" style:font-size-asian="12pt" style:font-style-asian="normal" style:font-size-complex="12pt" style:font-style-complex="normal"/>
    </style:style>
    <style:style style:name="T643" style:family="text">
      <style:text-properties fo:font-variant="small-caps" officeooo:rsid="01ad9089"/>
    </style:style>
    <style:style style:name="T644" style:family="text">
      <style:text-properties fo:font-variant="small-caps" officeooo:rsid="01b0f87d"/>
    </style:style>
    <style:style style:name="T645" style:family="text">
      <style:text-properties fo:font-variant="small-caps" officeooo:rsid="01b198de"/>
    </style:style>
    <style:style style:name="T646" style:family="text">
      <style:text-properties fo:font-variant="small-caps" fo:color="#000000" loext:opacity="100%" fo:font-size="12pt" style:font-size-asian="12pt"/>
    </style:style>
    <style:style style:name="T647" style:family="text">
      <style:text-properties fo:font-variant="small-caps" fo:color="#000000" loext:opacity="100%" style:font-name="Linux Libertine S.O.Cist.1" fo:font-size="12pt" fo:language="cs" fo:country="CZ" officeooo:rsid="01ae73c4" style:font-size-asian="12pt" style:language-asian="zh" style:country-asian="CN" style:font-size-complex="12pt" style:language-complex="hi" style:country-complex="IN"/>
    </style:style>
    <style:style style:name="T648" style:family="text">
      <style:text-properties fo:font-variant="small-caps" fo:color="#000000" loext:opacity="100%" style:font-name="Linux Libertine S.O.Cist.2"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49" style:family="text">
      <style:text-properties fo:font-variant="small-caps" fo:color="#000000" loext:opacity="100%" style:font-name="Linux Libertine S.O.Cist.2"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0" style:family="text">
      <style:text-properties fo:font-variant="small-caps" fo:color="#000000" loext:opacity="100%" style:font-name="Linux Libertine S.O.Cist.2" fo:font-size="12pt" fo:letter-spacing="normal" fo:language="la" fo:country="VA" fo:font-style="normal" fo:font-weight="normal" officeooo:rsid="021be7e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1" style:family="text">
      <style:text-properties fo:font-variant="small-caps" fo:color="#000000" loext:opacity="100%" style:font-name="Linux Libertine S.O.Cist.2"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52" style:family="text">
      <style:text-properties fo:font-variant="small-caps" fo:color="#000000" loext:opacity="100%" style:font-name="Linux Libertine S.O.Cist.2" fo:font-size="12pt" fo:language="la" fo:country="VA" officeooo:rsid="021f0e78" style:font-size-asian="12pt" style:language-asian="zh" style:country-asian="CN" style:font-name-complex="Times New Roman" style:font-size-complex="12pt" style:language-complex="hi" style:country-complex="IN"/>
    </style:style>
    <style:style style:name="T653" style:family="text">
      <style:text-properties fo:font-variant="small-caps" fo:color="#000000" loext:opacity="100%" style:font-name="Linux Libertine S.O.Cist.2" fo:font-size="12pt" fo:language="la" fo:country="VA" officeooo:rsid="021f2d57" style:font-size-asian="12pt" style:language-asian="zh" style:country-asian="CN" style:font-name-complex="Times New Roman" style:font-size-complex="12pt" style:language-complex="hi" style:country-complex="IN"/>
    </style:style>
    <style:style style:name="T654" style:family="text">
      <style:text-properties fo:font-variant="small-caps" fo:color="#000000" loext:opacity="100%" style:font-name="Linux Libertine S.O.Cist.2" fo:font-size="12pt" fo:language="la" fo:country="VA" officeooo:rsid="00336121" style:font-size-asian="12pt" style:language-asian="zh" style:country-asian="CN" style:font-size-complex="12pt" style:language-complex="hi" style:country-complex="IN"/>
    </style:style>
    <style:style style:name="T655" style:family="text">
      <style:text-properties fo:font-variant="small-caps" fo:color="#000000" loext:opacity="100%" style:font-name="Linux Libertine S.O.Cist.2" fo:font-size="12pt" fo:language="cs" fo:country="CZ" officeooo:rsid="021f0e78" style:font-size-asian="12pt" style:language-asian="zh" style:country-asian="CN" style:font-name-complex="Times New Roman" style:font-size-complex="12pt" style:language-complex="hi" style:country-complex="IN"/>
    </style:style>
    <style:style style:name="T656" style:family="text">
      <style:text-properties fo:font-variant="small-caps" fo:color="#000000" loext:opacity="100%" style:font-name="Linux Libertine S.O.Cist.2" fo:font-size="12pt" fo:language="cs" fo:country="CZ" officeooo:rsid="021f2d57" style:font-size-asian="12pt" style:language-asian="zh" style:country-asian="CN" style:font-name-complex="Times New Roman" style:font-size-complex="12pt" style:language-complex="hi" style:country-complex="IN"/>
    </style:style>
    <style:style style:name="T657" style:family="text">
      <style:text-properties fo:font-variant="small-caps" officeooo:rsid="003b9cde"/>
    </style:style>
    <style:style style:name="T658" style:family="text">
      <style:text-properties fo:font-variant="small-caps" officeooo:rsid="001969ea"/>
    </style:style>
    <style:style style:name="T659" style:family="text">
      <style:text-properties fo:font-variant="small-caps" officeooo:rsid="0012d7dd" style:font-size-complex="12pt"/>
    </style:style>
    <style:style style:name="T660" style:family="text">
      <style:text-properties fo:font-variant="small-caps" officeooo:rsid="01b762ba"/>
    </style:style>
    <style:style style:name="T661" style:family="text">
      <style:text-properties fo:font-variant="small-caps" officeooo:rsid="001e3e05"/>
    </style:style>
    <style:style style:name="T662" style:family="text">
      <style:text-properties fo:font-variant="small-caps" officeooo:rsid="00a7b487"/>
    </style:style>
    <style:style style:name="T663" style:family="text">
      <style:text-properties fo:font-variant="small-caps" officeooo:rsid="00af38e3"/>
    </style:style>
    <style:style style:name="T664" style:family="text">
      <style:text-properties fo:font-variant="small-caps" officeooo:rsid="004fafbd"/>
    </style:style>
    <style:style style:name="T665" style:family="text">
      <style:text-properties fo:font-variant="small-caps" officeooo:rsid="007a8ff8"/>
    </style:style>
    <style:style style:name="T666" style:family="text">
      <style:text-properties fo:font-variant="small-caps" officeooo:rsid="01cac704"/>
    </style:style>
    <style:style style:name="T667" style:family="text">
      <style:text-properties fo:font-variant="small-caps" officeooo:rsid="00b280e4"/>
    </style:style>
    <style:style style:name="T668" style:family="text">
      <style:text-properties fo:font-variant="small-caps" officeooo:rsid="00abf034"/>
    </style:style>
    <style:style style:name="T669" style:family="text">
      <style:text-properties fo:font-variant="small-caps" officeooo:rsid="0096a9d5"/>
    </style:style>
    <style:style style:name="T670" style:family="text">
      <style:text-properties fo:font-variant="small-caps" officeooo:rsid="00924a2e"/>
    </style:style>
    <style:style style:name="T671" style:family="text">
      <style:text-properties fo:font-variant="small-caps" officeooo:rsid="008a5a4e"/>
    </style:style>
    <style:style style:name="T672" style:family="text">
      <style:text-properties fo:font-variant="small-caps" style:use-window-font-color="true" loext:opacity="0%"/>
    </style:style>
    <style:style style:name="T673" style:family="text">
      <style:text-properties fo:font-variant="small-caps" style:use-window-font-color="true" loext:opacity="0%" style:font-name="Linux Libertine S.O.Cist.2" fo:font-size="12pt" fo:language="cs" fo:country="CZ" officeooo:rsid="001861ed" style:font-size-asian="12pt" style:font-size-complex="12pt"/>
    </style:style>
    <style:style style:name="T674" style:family="text">
      <style:text-properties fo:font-variant="small-caps" style:use-window-font-color="true" loext:opacity="0%" style:font-name="Linux Libertine S.O.Cist.2" fo:font-size="12pt" fo:language="cs" fo:country="CZ" officeooo:rsid="00244fa6" style:font-size-asian="12pt" style:font-size-complex="12pt"/>
    </style:style>
    <style:style style:name="T675" style:family="text">
      <style:text-properties fo:font-variant="small-caps" style:use-window-font-color="true" loext:opacity="0%" style:font-name="Linux Libertine S.O.Cist.2" fo:font-size="12pt" fo:language="cs" fo:country="CZ" officeooo:rsid="01af60a0" style:font-size-asian="12pt" style:font-size-complex="12pt"/>
    </style:style>
    <style:style style:name="T676" style:family="text">
      <style:text-properties fo:font-variant="small-caps" style:use-window-font-color="true" loext:opacity="0%" style:font-name="Linux Libertine S.O.Cist.2" fo:font-size="12pt" fo:language="cs" fo:country="CZ" officeooo:rsid="020276b3" style:font-size-asian="12pt" style:font-size-complex="12pt"/>
    </style:style>
    <style:style style:name="T677" style:family="text">
      <style:text-properties fo:font-variant="small-caps" style:use-window-font-color="true" loext:opacity="0%" style:font-name="Linux Libertine S.O.Cist.2" fo:font-size="12pt" fo:language="cs" fo:country="CZ" officeooo:rsid="011950c5" style:font-size-asian="12pt" style:font-size-complex="12pt"/>
    </style:style>
    <style:style style:name="T678" style:family="text">
      <style:text-properties fo:font-variant="small-caps" style:use-window-font-color="true" loext:opacity="0%" style:font-name="Linux Libertine S.O.Cist.2" fo:font-size="12pt" fo:language="cs" fo:country="CZ" officeooo:rsid="022c43d5" style:font-size-asian="12pt" style:font-size-complex="12pt"/>
    </style:style>
    <style:style style:name="T679" style:family="text">
      <style:text-properties fo:font-variant="small-caps" style:use-window-font-color="true" loext:opacity="0%" style:font-name="Linux Libertine S.O.Cist.2" fo:font-size="12pt" fo:language="cs" fo:country="CZ" officeooo:rsid="022cfa09" style:font-size-asian="12pt" style:font-size-complex="12pt"/>
    </style:style>
    <style:style style:name="T680" style:family="text">
      <style:text-properties fo:font-variant="small-caps" style:use-window-font-color="true" loext:opacity="0%" style:font-name="Linux Libertine S.O.Cist.2" fo:font-size="12pt" fo:language="cs" fo:country="CZ" officeooo:rsid="022e0887" style:font-size-asian="12pt" style:font-size-complex="12pt"/>
    </style:style>
    <style:style style:name="T681" style:family="text">
      <style:text-properties fo:font-variant="small-caps" style:use-window-font-color="true" loext:opacity="0%" style:font-name="Linux Libertine S.O.Cist.2" fo:font-size="12pt" fo:language="cs" fo:country="CZ" officeooo:rsid="022f6e3a" style:font-size-asian="12pt" style:font-size-complex="12pt"/>
    </style:style>
    <style:style style:name="T682" style:family="text">
      <style:text-properties fo:font-variant="small-caps" style:use-window-font-color="true" loext:opacity="0%" style:font-name="Linux Libertine S.O.Cist.2" fo:font-size="12pt" fo:language="cs" fo:country="CZ" officeooo:rsid="02350ef8" style:font-size-asian="12pt" style:font-size-complex="12pt"/>
    </style:style>
    <style:style style:name="T683" style:family="text">
      <style:text-properties fo:font-variant="small-caps" style:use-window-font-color="true" loext:opacity="0%" style:font-name="Linux Libertine S.O.Cist.2" fo:font-size="12pt" fo:language="cs" fo:country="CZ" officeooo:rsid="0236e3f2" style:font-size-asian="12pt" style:font-size-complex="12pt"/>
    </style:style>
    <style:style style:name="T684" style:family="text">
      <style:text-properties fo:font-variant="small-caps" style:use-window-font-color="true" loext:opacity="0%" style:font-name="Linux Libertine S.O.Cist.2" fo:font-size="12pt" fo:language="cs" fo:country="CZ" officeooo:rsid="02373e7e" style:font-size-asian="12pt" style:font-size-complex="12pt"/>
    </style:style>
    <style:style style:name="T685" style:family="text">
      <style:text-properties fo:font-variant="small-caps" style:use-window-font-color="true" loext:opacity="0%" style:font-name="Linux Libertine S.O.Cist.2" fo:font-size="12pt" fo:language="cs" fo:country="CZ" officeooo:rsid="023bd68b" style:font-size-asian="12pt" style:font-size-complex="12pt"/>
    </style:style>
    <style:style style:name="T686" style:family="text">
      <style:text-properties fo:font-variant="small-caps" style:use-window-font-color="true" loext:opacity="0%" style:font-name="Linux Libertine S.O.Cist.2" fo:font-size="12pt" fo:language="cs" fo:country="CZ" officeooo:rsid="0295df7a" style:font-size-asian="12pt" style:font-size-complex="12pt"/>
    </style:style>
    <style:style style:name="T687" style:family="text">
      <style:text-properties fo:font-variant="small-caps" style:use-window-font-color="true" loext:opacity="0%" style:font-name="Linux Libertine S.O.Cist.2" fo:font-size="12pt" fo:language="cs" fo:country="CZ" officeooo:rsid="0232aaf0" style:font-size-asian="12pt" style:font-name-complex="Times New Roman" style:font-size-complex="12pt"/>
    </style:style>
    <style:style style:name="T688" style:family="text">
      <style:text-properties fo:font-variant="small-caps" style:use-window-font-color="true" loext:opacity="0%" style:font-name="Linux Libertine S.O.Cist.2" fo:font-size="12pt" fo:language="cs" fo:country="CZ" style:font-size-asian="12pt" style:language-asian="zh" style:country-asian="CN" style:font-name-complex="Times New Roman" style:font-size-complex="12pt" style:language-complex="hi" style:country-complex="IN"/>
    </style:style>
    <style:style style:name="T689" style:family="text">
      <style:text-properties fo:font-variant="small-caps" style:use-window-font-color="true" loext:opacity="0%" style:font-name="Linux Libertine S.O.Cist.2" fo:font-size="12pt" fo:language="cs" fo:country="CZ" officeooo:rsid="0229d0bf" style:font-size-asian="12pt" style:language-asian="zh" style:country-asian="CN" style:font-name-complex="Times New Roman" style:font-size-complex="12pt" style:language-complex="hi" style:country-complex="IN"/>
    </style:style>
    <style:style style:name="T690" style:family="text">
      <style:text-properties fo:font-variant="small-caps" style:use-window-font-color="true" loext:opacity="0%" style:font-name="Linux Libertine S.O.Cist.2" fo:font-size="12pt" fo:language="cs" fo:country="CZ" officeooo:rsid="022d1bb9" style:font-size-asian="12pt" style:language-asian="zh" style:country-asian="CN" style:font-name-complex="Times New Roman" style:font-size-complex="12pt" style:language-complex="hi" style:country-complex="IN"/>
    </style:style>
    <style:style style:name="T691" style:family="text">
      <style:text-properties fo:font-variant="small-caps" officeooo:rsid="00e86753"/>
    </style:style>
    <style:style style:name="T692" style:family="text">
      <style:text-properties fo:font-variant="small-caps" officeooo:rsid="012be072"/>
    </style:style>
    <style:style style:name="T693" style:family="text">
      <style:text-properties fo:font-variant="small-caps" officeooo:rsid="0125bf91"/>
    </style:style>
    <style:style style:name="T694" style:family="text">
      <style:text-properties fo:font-variant="small-caps" officeooo:rsid="0067414b"/>
    </style:style>
    <style:style style:name="T695" style:family="text">
      <style:text-properties fo:font-variant="small-caps" officeooo:rsid="0148beb8"/>
    </style:style>
    <style:style style:name="T696" style:family="text">
      <style:text-properties fo:font-variant="small-caps" officeooo:rsid="015e8d75"/>
    </style:style>
    <style:style style:name="T697" style:family="text">
      <style:text-properties fo:font-variant="small-caps" officeooo:rsid="01e36825"/>
    </style:style>
    <style:style style:name="T698" style:family="text">
      <style:text-properties fo:font-variant="small-caps" officeooo:rsid="018e7b1a"/>
    </style:style>
    <style:style style:name="T699" style:family="text">
      <style:text-properties fo:font-variant="small-caps" officeooo:rsid="01706dce"/>
    </style:style>
    <style:style style:name="T700" style:family="text">
      <style:text-properties fo:font-variant="small-caps" officeooo:rsid="017b27ff"/>
    </style:style>
    <style:style style:name="T701" style:family="text">
      <style:text-properties fo:font-variant="small-caps" officeooo:rsid="01e6cbad"/>
    </style:style>
    <style:style style:name="T702" style:family="text">
      <style:text-properties fo:font-variant="small-caps" style:font-name="Linux Libertine S.O.Cist.1" fo:font-size="12pt" fo:language="cs" fo:country="CZ" style:font-size-asian="12pt" style:font-size-complex="12pt"/>
    </style:style>
    <style:style style:name="T703" style:family="text">
      <style:text-properties fo:font-variant="small-caps" style:font-name="Linux Libertine S.O.Cist.1" fo:font-size="12pt" fo:language="cs" fo:country="CZ" officeooo:rsid="00a5a7ed" style:font-size-asian="12pt" style:font-size-complex="12pt"/>
    </style:style>
    <style:style style:name="T704" style:family="text">
      <style:text-properties fo:font-variant="small-caps" style:font-name="Linux Libertine S.O.Cist.1" fo:font-size="12pt" fo:language="cs" fo:country="CZ" officeooo:rsid="007b3c0b" style:font-size-asian="12pt" style:font-size-complex="12pt"/>
    </style:style>
    <style:style style:name="T705" style:family="text">
      <style:text-properties fo:font-variant="small-caps" style:font-name="Linux Libertine S.O.Cist.1" fo:font-size="12pt" fo:language="cs" fo:country="CZ" officeooo:rsid="00d104ea" style:font-size-asian="12pt" style:font-size-complex="12pt"/>
    </style:style>
    <style:style style:name="T706" style:family="text">
      <style:text-properties fo:font-variant="small-caps" style:font-name="Linux Libertine S.O.Cist.1" fo:font-size="12pt" fo:language="cs" fo:country="CZ" officeooo:rsid="01150547" style:font-size-asian="12pt" style:font-size-complex="12pt"/>
    </style:style>
    <style:style style:name="T707" style:family="text">
      <style:text-properties fo:font-variant="small-caps" style:font-name="Linux Libertine S.O.Cist.1" fo:font-size="12pt" fo:language="cs" fo:country="CZ" fo:font-style="normal" officeooo:rsid="00d609a6" style:font-size-asian="12pt" style:font-style-asian="normal" style:font-size-complex="12pt" style:font-style-complex="normal"/>
    </style:style>
    <style:style style:name="T708" style:family="text">
      <style:text-properties fo:font-variant="small-caps" style:font-name="Linux Libertine S.O.Cist.1" fo:font-size="12pt" style:font-size-asian="12pt"/>
    </style:style>
    <style:style style:name="T709" style:family="text">
      <style:text-properties fo:font-variant="small-caps" style:font-name="Linux Libertine S.O.Cist.1" fo:font-size="12pt" officeooo:rsid="01c02621" style:font-size-asian="12pt"/>
    </style:style>
    <style:style style:name="T710" style:family="text">
      <style:text-properties fo:font-variant="small-caps" officeooo:rsid="02177acc"/>
    </style:style>
    <style:style style:name="T711" style:family="text">
      <style:text-properties fo:font-variant="small-caps" officeooo:rsid="021a1aa2"/>
    </style:style>
    <style:style style:name="T712" style:family="text">
      <style:text-properties fo:font-variant="small-caps" officeooo:rsid="0224f6c9"/>
    </style:style>
    <style:style style:name="T713" style:family="text">
      <style:text-properties fo:font-variant="small-caps" officeooo:rsid="026b12d9"/>
    </style:style>
    <style:style style:name="T714" style:family="text">
      <style:text-properties fo:font-variant="small-caps" officeooo:rsid="02744491"/>
    </style:style>
    <style:style style:name="T715" style:family="text">
      <style:text-properties fo:font-variant="small-caps" style:font-name="Linux Libertine S.O.Cist." officeooo:rsid="02744491"/>
    </style:style>
    <style:style style:name="T716" style:family="text">
      <style:text-properties fo:font-variant="small-caps" officeooo:rsid="029843a8"/>
    </style:style>
    <style:style style:name="T717" style:family="text">
      <style:text-properties fo:font-variant="small-caps" fo:color="#3465a4" loext:opacity="100%"/>
    </style:style>
    <style:style style:name="T718" style:family="text">
      <style:text-properties fo:font-variant="small-caps" fo:color="#3465a4" loext:opacity="100%" style:font-name="Linux Libertine S.O.Cist.3" fo:font-size="12pt" fo:language="cs" fo:country="CZ" fo:font-style="normal" officeooo:rsid="0153f2ef" style:font-size-asian="12pt" style:font-style-asian="normal" style:font-size-complex="12pt" style:font-style-complex="normal"/>
    </style:style>
    <style:style style:name="T719" style:family="text">
      <style:text-properties fo:font-variant="small-caps" fo:font-style="normal" officeooo:rsid="007ba5a8" style:font-style-asian="normal" style:font-style-complex="normal"/>
    </style:style>
    <style:style style:name="T720" style:family="text">
      <style:text-properties fo:font-variant="small-caps" fo:font-style="normal" officeooo:rsid="00816dfa" style:font-style-asian="normal" style:font-style-complex="normal"/>
    </style:style>
    <style:style style:name="T721" style:family="text">
      <style:text-properties officeooo:rsid="00896866"/>
    </style:style>
    <style:style style:name="T722" style:family="text">
      <style:text-properties officeooo:rsid="008a5a4e"/>
    </style:style>
    <style:style style:name="T723" style:family="text">
      <style:text-properties officeooo:rsid="008dfbd9"/>
    </style:style>
    <style:style style:name="T724" style:family="text">
      <style:text-properties officeooo:rsid="008fe311"/>
    </style:style>
    <style:style style:name="T725" style:family="text">
      <style:text-properties officeooo:rsid="0091abae"/>
    </style:style>
    <style:style style:name="T726" style:family="text">
      <style:text-properties officeooo:rsid="00924a2e"/>
    </style:style>
    <style:style style:name="T727" style:family="text">
      <style:text-properties officeooo:rsid="00958b25"/>
    </style:style>
    <style:style style:name="T728" style:family="text">
      <style:text-properties officeooo:rsid="0096a9d5"/>
    </style:style>
    <style:style style:name="T729" style:family="text">
      <style:text-properties style:text-position="sub 58%" officeooo:rsid="00958b25"/>
    </style:style>
    <style:style style:name="T730" style:family="text">
      <style:text-properties officeooo:rsid="00a141fe"/>
    </style:style>
    <style:style style:name="T731" style:family="text">
      <style:text-properties officeooo:rsid="00abf034"/>
    </style:style>
    <style:style style:name="T732" style:family="text">
      <style:text-properties officeooo:rsid="00b280e4"/>
    </style:style>
    <style:style style:name="T733" style:family="text">
      <style:text-properties officeooo:rsid="00b867a5"/>
    </style:style>
    <style:style style:name="T734" style:family="text">
      <style:text-properties officeooo:rsid="00ba4f24"/>
    </style:style>
    <style:style style:name="T735" style:family="text">
      <style:text-properties officeooo:rsid="00ccbe3a"/>
    </style:style>
    <style:style style:name="T736" style:family="text">
      <style:text-properties officeooo:rsid="00cf3863"/>
    </style:style>
    <style:style style:name="T737" style:family="text">
      <style:text-properties officeooo:rsid="00d104ea"/>
    </style:style>
    <style:style style:name="T738" style:family="text">
      <style:text-properties officeooo:rsid="00d75024"/>
    </style:style>
    <style:style style:name="T739" style:family="text">
      <style:text-properties officeooo:rsid="00d7c54d"/>
    </style:style>
    <style:style style:name="T740" style:family="text">
      <style:text-properties officeooo:rsid="00d9e773"/>
    </style:style>
    <style:style style:name="T741" style:family="text">
      <style:text-properties officeooo:rsid="00ddf6ab"/>
    </style:style>
    <style:style style:name="T742" style:family="text">
      <style:text-properties officeooo:rsid="00e3983c"/>
    </style:style>
    <style:style style:name="T743" style:family="text">
      <style:text-properties officeooo:rsid="00e4e895"/>
    </style:style>
    <style:style style:name="T744" style:family="text">
      <style:text-properties officeooo:rsid="00e86753"/>
    </style:style>
    <style:style style:name="T745" style:family="text">
      <style:text-properties officeooo:rsid="011aac86"/>
    </style:style>
    <style:style style:name="T746" style:family="text">
      <style:text-properties officeooo:rsid="011c9c56"/>
    </style:style>
    <style:style style:name="T747" style:family="text">
      <style:text-properties officeooo:rsid="011e9ac2"/>
    </style:style>
    <style:style style:name="T748" style:family="text">
      <style:text-properties officeooo:rsid="01244d24"/>
    </style:style>
    <style:style style:name="T749" style:family="text">
      <style:text-properties officeooo:rsid="0125bf91"/>
    </style:style>
    <style:style style:name="T750" style:family="text">
      <style:text-properties officeooo:rsid="012be072"/>
    </style:style>
    <style:style style:name="T751" style:family="text">
      <style:text-properties officeooo:rsid="012df2a6"/>
    </style:style>
    <style:style style:name="T752" style:family="text">
      <style:text-properties officeooo:rsid="012fb8f5"/>
    </style:style>
    <style:style style:name="T753" style:family="text">
      <style:text-properties officeooo:rsid="01461991"/>
    </style:style>
    <style:style style:name="T754" style:family="text">
      <style:text-properties officeooo:rsid="0148beb8"/>
    </style:style>
    <style:style style:name="T755" style:family="text">
      <style:text-properties officeooo:rsid="01559b3d"/>
    </style:style>
    <style:style style:name="T756" style:family="text">
      <style:text-properties officeooo:rsid="015d1cb4"/>
    </style:style>
    <style:style style:name="T757" style:family="text">
      <style:text-properties officeooo:rsid="015e8d75"/>
    </style:style>
    <style:style style:name="T758" style:family="text">
      <style:text-properties officeooo:rsid="016df123"/>
    </style:style>
    <style:style style:name="T759" style:family="text">
      <style:text-properties officeooo:rsid="01706dce"/>
    </style:style>
    <style:style style:name="T760" style:family="text">
      <style:text-properties officeooo:rsid="0171b4f9"/>
    </style:style>
    <style:style style:name="T761" style:family="text">
      <style:text-properties officeooo:rsid="017b27ff"/>
    </style:style>
    <style:style style:name="T762" style:family="text">
      <style:text-properties officeooo:rsid="018e7b1a"/>
    </style:style>
    <style:style style:name="T763" style:family="text">
      <style:text-properties officeooo:rsid="001bf496"/>
    </style:style>
    <style:style style:name="T764" style:family="text">
      <style:text-properties officeooo:rsid="004e9f7a"/>
    </style:style>
    <style:style style:name="T765" style:family="text">
      <style:text-properties officeooo:rsid="004f4a0c"/>
    </style:style>
    <style:style style:name="T766" style:family="text">
      <style:text-properties officeooo:rsid="000f3e75"/>
    </style:style>
    <style:style style:name="T767" style:family="text">
      <style:text-properties officeooo:rsid="0050b519"/>
    </style:style>
    <style:style style:name="T768" style:family="text">
      <style:text-properties officeooo:rsid="01521924"/>
    </style:style>
    <style:style style:name="T769" style:family="text">
      <style:text-properties officeooo:rsid="01a85730"/>
    </style:style>
    <style:style style:name="T770" style:family="text">
      <style:text-properties officeooo:rsid="01aaae94"/>
    </style:style>
    <style:style style:name="T771" style:family="text">
      <style:text-properties officeooo:rsid="01ac6bb3"/>
    </style:style>
    <style:style style:name="T772" style:family="text">
      <style:text-properties officeooo:rsid="00cca495"/>
    </style:style>
    <style:style style:name="T773" style:family="text">
      <style:text-properties officeooo:rsid="0030a648" style:font-style-complex="normal" style:font-weight-complex="normal"/>
    </style:style>
    <style:style style:name="T774" style:family="text">
      <style:text-properties officeooo:rsid="01ad9089"/>
    </style:style>
    <style:style style:name="T775" style:family="text">
      <style:text-properties officeooo:rsid="004a0596"/>
    </style:style>
    <style:style style:name="T776" style:family="text">
      <style:text-properties officeooo:rsid="01ae73c4"/>
    </style:style>
    <style:style style:name="T777" style:family="text">
      <style:text-properties fo:font-variant="normal" fo:text-transform="none"/>
    </style:style>
    <style:style style:name="T778" style:family="text">
      <style:text-properties fo:font-variant="normal" fo:text-transform="none" style:font-name="Linux Libertine S.O.Cist.3" fo:font-size="12pt" fo:language="cs" fo:country="CZ" fo:font-style="normal" officeooo:rsid="00282f37" style:font-size-asian="12pt" style:font-style-asian="normal" style:font-size-complex="12pt" style:font-style-complex="normal"/>
    </style:style>
    <style:style style:name="T779" style:family="text">
      <style:text-properties fo:font-variant="normal" fo:text-transform="none" style:font-name="Linux Libertine S.O.Cist.2" fo:font-size="12pt" fo:language="cs" fo:country="CZ" officeooo:rsid="01b762ba" style:font-size-asian="12pt" style:font-size-complex="12pt"/>
    </style:style>
    <style:style style:name="T780" style:family="text">
      <style:text-properties fo:font-variant="normal" fo:text-transform="none" fo:color="#000000" loext:opacity="100%" style:font-name="Linux Libertine S.O.Cist.1" fo:font-size="12pt" fo:language="cs" fo:country="CZ" officeooo:rsid="01ae73c4" style:font-size-asian="12pt" style:language-asian="zh" style:country-asian="CN" style:font-size-complex="12pt" style:language-complex="hi" style:country-complex="IN"/>
    </style:style>
    <style:style style:name="T781" style:family="text">
      <style:text-properties fo:font-variant="normal" fo:text-transform="none" fo:color="#000000" loext:opacity="100%" style:font-name="Linux Libertine S.O.Cist.1" fo:font-size="12pt" fo:language="cs" fo:country="CZ" officeooo:rsid="01f84a2c" style:font-size-asian="12pt" style:language-asian="zh" style:country-asian="CN" style:font-size-complex="12pt" style:language-complex="hi" style:country-complex="IN"/>
    </style:style>
    <style:style style:name="T782" style:family="text">
      <style:text-properties fo:font-variant="normal" fo:text-transform="none" fo:color="#00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3" style:family="text">
      <style:text-properties fo:font-variant="normal" fo:text-transform="none" fo:color="#000000" loext:opacity="100%" style:font-name="Linux Libertine S.O.Cist.2" fo:font-size="12pt" fo:letter-spacing="normal" fo:language="cs" fo:country="CZ" fo:font-style="normal" fo:font-weight="normal" officeooo:rsid="0225f4a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4" style:family="text">
      <style:text-properties fo:font-variant="normal" fo:text-transform="none" fo:color="#000000" loext:opacity="100%" style:font-name="Linux Libertine S.O.Cist.2" fo:font-size="12pt" fo:letter-spacing="normal" fo:language="cs" fo:country="CZ" fo:font-style="normal" fo:font-weight="normal" officeooo:rsid="02271a3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5" style:family="text">
      <style:text-properties fo:font-variant="normal" fo:text-transform="none" fo:color="#000000" loext:opacity="100%" style:font-name="Linux Libertine S.O.Cist.2" fo:font-size="12pt" fo:letter-spacing="normal" fo:language="cs" fo:country="CZ" fo:font-style="normal" fo:font-weight="normal" officeooo:rsid="0228597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6" style:family="text">
      <style:text-properties fo:font-variant="normal" fo:text-transform="none" fo:color="#000000" loext:opacity="100%" style:font-name="Linux Libertine S.O.Cist.2" fo:font-size="12pt" fo:letter-spacing="normal" fo:language="cs" fo:country="CZ" fo:font-style="normal" fo:font-weight="normal" officeooo:rsid="0229b97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7" style:family="text">
      <style:text-properties fo:font-variant="normal" fo:text-transform="none" fo:color="#000000" loext:opacity="100%" style:font-name="Linux Libertine S.O.Cist.2" fo:font-size="12pt" fo:letter-spacing="normal" fo:language="cs" fo:country="CZ" fo:font-style="normal" fo:font-weight="normal" officeooo:rsid="0229e1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8" style:family="text">
      <style:text-properties fo:font-variant="normal" fo:text-transform="none" fo:color="#000000" loext:opacity="100%" style:font-name="Linux Libertine S.O.Cist.2" fo:font-size="12pt" fo:letter-spacing="normal" fo:language="cs" fo:country="CZ" fo:font-style="normal" fo:font-weight="normal" officeooo:rsid="022c43d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89" style:family="text">
      <style:text-properties fo:font-variant="normal" fo:text-transform="none" fo:color="#000000" loext:opacity="100%" style:font-name="Linux Libertine S.O.Cist.2" fo:font-size="12pt" fo:letter-spacing="normal" fo:language="cs" fo:country="CZ" fo:font-style="normal" fo:font-weight="normal" officeooo:rsid="022b8b5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0" style:family="text">
      <style:text-properties fo:font-variant="normal" fo:text-transform="none" fo:color="#000000" loext:opacity="100%" style:font-name="Linux Libertine S.O.Cist.2" fo:font-size="12pt" fo:letter-spacing="normal" fo:language="cs" fo:country="CZ" fo:font-style="normal" fo:font-weight="normal" officeooo:rsid="022edfd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1" style:family="text">
      <style:text-properties fo:font-variant="normal" fo:text-transform="none" fo:color="#000000" loext:opacity="100%" style:font-name="Linux Libertine S.O.Cist.2" fo:font-size="12pt" fo:letter-spacing="normal" fo:language="cs" fo:country="CZ" fo:font-style="italic" fo:font-weight="normal" officeooo:rsid="0034e2b4"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792" style:family="text">
      <style:text-properties fo:font-variant="normal" fo:text-transform="none" fo:color="#000000" loext:opacity="100%" style:font-name="Linux Libertine S.O.Cist.2" fo:font-size="12pt" fo:letter-spacing="normal" fo:language="cs" fo:country="CZ" fo:font-style="italic" fo:font-weight="normal" officeooo:rsid="0229e117"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793" style:family="text">
      <style:text-properties fo:font-variant="normal" fo:text-transform="none" fo:color="#000000" loext:opacity="100%" style:font-name="Linux Libertine S.O.Cist.2"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4" style:family="text">
      <style:text-properties fo:font-variant="normal" fo:text-transform="none" fo:color="#ff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5" style:family="text">
      <style:text-properties fo:font-variant="normal" fo:text-transform="none" fo:color="#ff0000" loext:opacity="100%" style:font-name="Linux Libertine S.O.Cist.2"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96" style:family="text">
      <style:text-properties fo:font-variant="normal" fo:text-transform="none" style:use-window-font-color="true" loext:opacity="0%" style:font-name="Linux Libertine S.O.Cist.2" fo:font-size="12pt" fo:language="cs" fo:country="CZ" officeooo:rsid="022c43d5" style:font-size-asian="12pt" style:font-size-complex="12pt"/>
    </style:style>
    <style:style style:name="T797" style:family="text">
      <style:text-properties fo:font-variant="normal" fo:text-transform="none" style:use-window-font-color="true" loext:opacity="0%" style:font-name="Linux Libertine S.O.Cist.2" fo:font-size="12pt" fo:language="cs" fo:country="CZ" officeooo:rsid="0295df7a" style:font-size-asian="12pt" style:font-size-complex="12pt"/>
    </style:style>
    <style:style style:name="T798" style:family="text">
      <style:text-properties fo:font-variant="normal" fo:text-transform="none" officeooo:rsid="02744491"/>
    </style:style>
    <style:style style:name="T799" style:family="text">
      <style:text-properties fo:font-variant="normal" fo:text-transform="none" officeooo:rsid="01e6cbad"/>
    </style:style>
    <style:style style:name="T800" style:family="text">
      <style:text-properties fo:font-variant="normal" fo:text-transform="none" officeooo:rsid="02876729"/>
    </style:style>
    <style:style style:name="T801" style:family="text">
      <style:text-properties officeooo:rsid="01b0f87d"/>
    </style:style>
    <style:style style:name="T802" style:family="text">
      <style:text-properties officeooo:rsid="01b198de"/>
    </style:style>
    <style:style style:name="T803" style:family="text">
      <style:text-properties officeooo:rsid="003b225a"/>
    </style:style>
    <style:style style:name="T804" style:family="text">
      <style:text-properties officeooo:rsid="002e9994"/>
    </style:style>
    <style:style style:name="T805" style:family="text">
      <style:text-properties officeooo:rsid="003b9cde"/>
    </style:style>
    <style:style style:name="T806" style:family="text">
      <style:text-properties officeooo:rsid="0037710d"/>
    </style:style>
    <style:style style:name="T807" style:family="text">
      <style:text-properties officeooo:rsid="0012d7dd" style:font-size-complex="12pt"/>
    </style:style>
    <style:style style:name="T808" style:family="text">
      <style:text-properties officeooo:rsid="0022e095" style:font-size-complex="12pt"/>
    </style:style>
    <style:style style:name="T809" style:family="text">
      <style:text-properties officeooo:rsid="001b5f3b" style:font-size-complex="12pt"/>
    </style:style>
    <style:style style:name="T810" style:family="text">
      <style:text-properties officeooo:rsid="00149e8a" style:font-size-complex="12pt"/>
    </style:style>
    <style:style style:name="T811" style:family="text">
      <style:text-properties officeooo:rsid="0292dc60" style:font-size-complex="12pt"/>
    </style:style>
    <style:style style:name="T812" style:family="text">
      <style:text-properties officeooo:rsid="001b5f3b"/>
    </style:style>
    <style:style style:name="T813" style:family="text">
      <style:text-properties officeooo:rsid="00151bf5"/>
    </style:style>
    <style:style style:name="T814" style:family="text">
      <style:text-properties officeooo:rsid="001778d3"/>
    </style:style>
    <style:style style:name="T815" style:family="text">
      <style:text-properties officeooo:rsid="001969ea"/>
    </style:style>
    <style:style style:name="T816" style:family="text">
      <style:text-properties officeooo:rsid="001a5530"/>
    </style:style>
    <style:style style:name="T817" style:family="text">
      <style:text-properties officeooo:rsid="01b53fc8"/>
    </style:style>
    <style:style style:name="T818" style:family="text">
      <style:text-properties officeooo:rsid="01b63598"/>
    </style:style>
    <style:style style:name="T819" style:family="text">
      <style:text-properties officeooo:rsid="01b762ba"/>
    </style:style>
    <style:style style:name="T820" style:family="text">
      <style:text-properties officeooo:rsid="01b8f439"/>
    </style:style>
    <style:style style:name="T821" style:family="text">
      <style:text-properties officeooo:rsid="00a7b487"/>
    </style:style>
    <style:style style:name="T822" style:family="text">
      <style:text-properties officeooo:rsid="010764bb"/>
    </style:style>
    <style:style style:name="T823" style:family="text">
      <style:text-properties officeooo:rsid="00af38e3"/>
    </style:style>
    <style:style style:name="T824" style:family="text">
      <style:text-properties officeooo:rsid="0104b4f7"/>
    </style:style>
    <style:style style:name="T825" style:family="text">
      <style:text-properties officeooo:rsid="01c656e5"/>
    </style:style>
    <style:style style:name="T826" style:family="text">
      <style:text-properties officeooo:rsid="01c6d92d"/>
    </style:style>
    <style:style style:name="T827" style:family="text">
      <style:text-properties officeooo:rsid="01cac704"/>
    </style:style>
    <style:style style:name="T828" style:family="text">
      <style:text-properties fo:language="en" fo:country="US" officeooo:rsid="01cc5e1c"/>
    </style:style>
    <style:style style:name="T829" style:family="text">
      <style:text-properties officeooo:rsid="01cc5e1c"/>
    </style:style>
    <style:style style:name="T830" style:family="text">
      <style:text-properties officeooo:rsid="01ce2a9e"/>
    </style:style>
    <style:style style:name="T831" style:family="text">
      <style:text-properties officeooo:rsid="01cf2288"/>
    </style:style>
    <style:style style:name="T832" style:family="text">
      <style:text-properties officeooo:rsid="01cf25b7"/>
    </style:style>
    <style:style style:name="T833" style:family="text">
      <style:text-properties officeooo:rsid="01d026f0"/>
    </style:style>
    <style:style style:name="T834" style:family="text">
      <style:text-properties officeooo:rsid="01d35e73"/>
    </style:style>
    <style:style style:name="T835" style:family="text">
      <style:text-properties officeooo:rsid="01d4a6fa"/>
    </style:style>
    <style:style style:name="T836" style:family="text">
      <style:text-properties officeooo:rsid="01d5d41c"/>
    </style:style>
    <style:style style:name="T837" style:family="text">
      <style:text-properties officeooo:rsid="01d6c0ce"/>
    </style:style>
    <style:style style:name="T838" style:family="text">
      <style:text-properties officeooo:rsid="028db7d1"/>
    </style:style>
    <style:style style:name="T839" style:family="text">
      <style:text-properties officeooo:rsid="01d91215"/>
    </style:style>
    <style:style style:name="T840" style:family="text">
      <style:text-properties officeooo:rsid="0067414b"/>
    </style:style>
    <style:style style:name="T841" style:family="text">
      <style:text-properties officeooo:rsid="0067b222"/>
    </style:style>
    <style:style style:name="T842" style:family="text">
      <style:text-properties officeooo:rsid="01db34cd"/>
    </style:style>
    <style:style style:name="T843" style:family="text">
      <style:text-properties officeooo:rsid="01dd227d"/>
    </style:style>
    <style:style style:name="T844" style:family="text">
      <style:text-properties officeooo:rsid="01def57f"/>
    </style:style>
    <style:style style:name="T845" style:family="text">
      <style:text-properties officeooo:rsid="01e29197"/>
    </style:style>
    <style:style style:name="T846" style:family="text">
      <style:text-properties officeooo:rsid="01e36825"/>
    </style:style>
    <style:style style:name="T847" style:family="text">
      <style:text-properties officeooo:rsid="001a5733"/>
    </style:style>
    <style:style style:name="T848" style:family="text">
      <style:text-properties officeooo:rsid="01e6cbad"/>
    </style:style>
    <style:style style:name="T849" style:family="text">
      <style:text-properties officeooo:rsid="01ea2e13"/>
    </style:style>
    <style:style style:name="T850" style:family="text">
      <style:text-properties officeooo:rsid="01edd07b"/>
    </style:style>
    <style:style style:name="T851" style:family="text">
      <style:text-properties officeooo:rsid="01f2141a"/>
    </style:style>
    <style:style style:name="T852" style:family="text">
      <style:text-properties style:font-name="Linux Libertine S.O.Cist.2" fo:font-size="12pt" fo:language="cs" fo:country="CZ" style:font-size-asian="12pt" style:font-size-complex="12pt"/>
    </style:style>
    <style:style style:name="T853" style:family="text">
      <style:text-properties style:font-name="Linux Libertine S.O.Cist.2" fo:font-size="12pt" fo:language="cs" fo:country="CZ" officeooo:rsid="018e7b1a" style:font-size-asian="12pt" style:font-size-complex="12pt"/>
    </style:style>
    <style:style style:name="T854" style:family="text">
      <style:text-properties style:font-name="Linux Libertine S.O.Cist.2" fo:font-size="12pt" fo:language="cs" fo:country="CZ" officeooo:rsid="01b762ba" style:font-size-asian="12pt" style:font-size-complex="12pt"/>
    </style:style>
    <style:style style:name="T855" style:family="text">
      <style:text-properties style:font-name="Linux Libertine S.O.Cist.2" fo:font-size="12pt" fo:language="cs" fo:country="CZ" officeooo:rsid="01f2141a" style:font-size-asian="12pt" style:font-size-complex="12pt"/>
    </style:style>
    <style:style style:name="T856" style:family="text">
      <style:text-properties style:font-name="Linux Libertine S.O.Cist.2" fo:font-size="12pt" fo:language="cs" fo:country="CZ" officeooo:rsid="01f15a4f" style:font-size-asian="12pt" style:font-size-complex="12pt"/>
    </style:style>
    <style:style style:name="T857" style:family="text">
      <style:text-properties style:font-name="Linux Libertine S.O.Cist.2" fo:font-size="12pt" fo:language="cs" fo:country="CZ" officeooo:rsid="0050b519" style:font-size-asian="12pt" style:font-size-complex="12pt"/>
    </style:style>
    <style:style style:name="T858" style:family="text">
      <style:text-properties style:font-name="Linux Libertine S.O.Cist.2" fo:font-size="12pt" fo:language="cs" fo:country="CZ" officeooo:rsid="019783c5" style:font-size-asian="12pt" style:font-size-complex="12pt"/>
    </style:style>
    <style:style style:name="T859" style:family="text">
      <style:text-properties style:font-name="Linux Libertine S.O.Cist.2" fo:font-size="12pt" fo:language="cs" fo:country="CZ" officeooo:rsid="01521924" style:font-size-asian="12pt" style:font-size-complex="12pt"/>
    </style:style>
    <style:style style:name="T860" style:family="text">
      <style:text-properties style:font-name="Linux Libertine S.O.Cist.2" fo:font-size="12pt" fo:language="cs" fo:country="CZ" officeooo:rsid="001b2cc2" style:font-size-asian="12pt" style:font-size-complex="12pt"/>
    </style:style>
    <style:style style:name="T861" style:family="text">
      <style:text-properties style:font-name="Linux Libertine S.O.Cist.2" fo:font-size="12pt" fo:language="cs" fo:country="CZ" officeooo:rsid="00f2288c" style:font-size-asian="12pt" style:font-size-complex="12pt"/>
    </style:style>
    <style:style style:name="T862" style:family="text">
      <style:text-properties style:font-name="Linux Libertine S.O.Cist.2" fo:font-size="12pt" fo:language="cs" fo:country="CZ" officeooo:rsid="00eef438" style:font-size-asian="12pt" style:font-size-complex="12pt"/>
    </style:style>
    <style:style style:name="T863" style:family="text">
      <style:text-properties style:font-name="Linux Libertine S.O.Cist.2" fo:font-size="12pt" fo:language="cs" fo:country="CZ" officeooo:rsid="00eef62b" style:font-size-asian="12pt" style:font-size-complex="12pt"/>
    </style:style>
    <style:style style:name="T864" style:family="text">
      <style:text-properties style:font-name="Linux Libertine S.O.Cist.2" fo:font-size="12pt" fo:language="cs" fo:country="CZ" officeooo:rsid="00f3ae81" style:font-size-asian="12pt" style:font-size-complex="12pt"/>
    </style:style>
    <style:style style:name="T865" style:family="text">
      <style:text-properties style:font-name="Linux Libertine S.O.Cist.2" fo:font-size="12pt" fo:language="cs" fo:country="CZ" officeooo:rsid="0067414b" style:font-size-asian="12pt" style:font-size-complex="12pt"/>
    </style:style>
    <style:style style:name="T866" style:family="text">
      <style:text-properties style:font-name="Linux Libertine S.O.Cist.2" fo:font-size="12pt" fo:language="cs" fo:country="CZ" officeooo:rsid="01a90673" style:font-size-asian="12pt" style:font-size-complex="12pt"/>
    </style:style>
    <style:style style:name="T867" style:family="text">
      <style:text-properties style:font-name="Linux Libertine S.O.Cist.2" fo:font-size="12pt" fo:language="cs" fo:country="CZ" officeooo:rsid="01f6c4c2" style:font-size-asian="12pt" style:font-size-complex="12pt"/>
    </style:style>
    <style:style style:name="T868" style:family="text">
      <style:text-properties style:font-name="Linux Libertine S.O.Cist.2" fo:font-size="12pt" fo:language="cs" fo:country="CZ" officeooo:rsid="01f84a2c" style:font-size-asian="12pt" style:font-size-complex="12pt"/>
    </style:style>
    <style:style style:name="T869" style:family="text">
      <style:text-properties style:font-name="Linux Libertine S.O.Cist.2" fo:font-size="12pt" fo:language="cs" fo:country="CZ" officeooo:rsid="01f87cb1" style:font-size-asian="12pt" style:font-size-complex="12pt"/>
    </style:style>
    <style:style style:name="T870" style:family="text">
      <style:text-properties style:font-name="Linux Libertine S.O.Cist.2" fo:font-size="12pt" fo:language="cs" fo:country="CZ" officeooo:rsid="01fd9e82" style:font-size-asian="12pt" style:font-size-complex="12pt"/>
    </style:style>
    <style:style style:name="T871" style:family="text">
      <style:text-properties style:font-name="Linux Libertine S.O.Cist.2" fo:font-size="12pt" fo:language="cs" fo:country="CZ" officeooo:rsid="003b9cde" style:font-size-asian="12pt" style:font-size-complex="12pt"/>
    </style:style>
    <style:style style:name="T872" style:family="text">
      <style:text-properties style:font-name="Linux Libertine S.O.Cist.2" fo:font-size="12pt" fo:language="cs" fo:country="CZ" officeooo:rsid="01ff9155" style:font-size-asian="12pt" style:font-size-complex="12pt"/>
    </style:style>
    <style:style style:name="T873" style:family="text">
      <style:text-properties style:font-name="Linux Libertine S.O.Cist.2" fo:font-size="12pt" fo:language="cs" fo:country="CZ" officeooo:rsid="01aaae94" style:font-size-asian="12pt" style:font-size-complex="12pt"/>
    </style:style>
    <style:style style:name="T874" style:family="text">
      <style:text-properties style:font-name="Linux Libertine S.O.Cist.2" fo:font-size="12pt" fo:language="cs" fo:country="CZ" officeooo:rsid="01fe20cb" style:font-size-asian="12pt" style:font-size-complex="12pt"/>
    </style:style>
    <style:style style:name="T875" style:family="text">
      <style:text-properties style:font-name="Linux Libertine S.O.Cist.2" fo:font-size="12pt" fo:language="cs" fo:country="CZ" officeooo:rsid="00247838" style:font-size-asian="12pt" style:font-size-complex="12pt"/>
    </style:style>
    <style:style style:name="T876" style:family="text">
      <style:text-properties style:font-name="Linux Libertine S.O.Cist.2" fo:font-size="12pt" fo:language="cs" fo:country="CZ" officeooo:rsid="02031617" style:font-size-asian="12pt" style:font-size-complex="12pt"/>
    </style:style>
    <style:style style:name="T877" style:family="text">
      <style:text-properties style:font-name="Linux Libertine S.O.Cist.2" fo:font-size="12pt" fo:language="cs" fo:country="CZ" officeooo:rsid="0203b1b3" style:font-size-asian="12pt" style:font-size-complex="12pt"/>
    </style:style>
    <style:style style:name="T878" style:family="text">
      <style:text-properties style:font-name="Linux Libertine S.O.Cist.2" fo:font-size="12pt" fo:language="cs" fo:country="CZ" officeooo:rsid="02114d17" style:font-size-asian="12pt" style:font-size-complex="12pt"/>
    </style:style>
    <style:style style:name="T879" style:family="text">
      <style:text-properties style:font-name="Linux Libertine S.O.Cist.2" fo:font-size="12pt" fo:language="cs" fo:country="CZ" officeooo:rsid="0107eafd" style:font-size-asian="12pt" style:font-size-complex="12pt"/>
    </style:style>
    <style:style style:name="T880" style:family="text">
      <style:text-properties style:font-name="Linux Libertine S.O.Cist.2" fo:font-size="12pt" fo:language="cs" fo:country="CZ" officeooo:rsid="011950c5" style:font-size-asian="12pt" style:font-size-complex="12pt"/>
    </style:style>
    <style:style style:name="T881" style:family="text">
      <style:text-properties style:font-name="Linux Libertine S.O.Cist.2" fo:font-size="12pt" fo:language="cs" fo:country="CZ" officeooo:rsid="022c43d5" style:font-size-asian="12pt" style:font-size-complex="12pt"/>
    </style:style>
    <style:style style:name="T882" style:family="text">
      <style:text-properties style:font-name="Linux Libertine S.O.Cist.2" fo:font-size="12pt" fo:language="cs" fo:country="CZ" officeooo:rsid="022cfa09" style:font-size-asian="12pt" style:font-size-complex="12pt"/>
    </style:style>
    <style:style style:name="T883" style:family="text">
      <style:text-properties style:font-name="Linux Libertine S.O.Cist.2" fo:font-size="12pt" fo:language="cs" fo:country="CZ" officeooo:rsid="022e0887" style:font-size-asian="12pt" style:font-size-complex="12pt"/>
    </style:style>
    <style:style style:name="T884" style:family="text">
      <style:text-properties style:font-name="Linux Libertine S.O.Cist.2" fo:font-size="12pt" fo:language="cs" fo:country="CZ" officeooo:rsid="022f6e3a" style:font-size-asian="12pt" style:font-size-complex="12pt"/>
    </style:style>
    <style:style style:name="T885" style:family="text">
      <style:text-properties style:font-name="Linux Libertine S.O.Cist.2" fo:font-size="12pt" fo:language="cs" fo:country="CZ" officeooo:rsid="011a232c" style:font-size-asian="12pt" style:font-size-complex="12pt"/>
    </style:style>
    <style:style style:name="T886" style:family="text">
      <style:text-properties style:font-name="Linux Libertine S.O.Cist.2" fo:font-size="12pt" fo:language="cs" fo:country="CZ" officeooo:rsid="02301845" style:font-size-asian="12pt" style:font-size-complex="12pt"/>
    </style:style>
    <style:style style:name="T887" style:family="text">
      <style:text-properties style:font-name="Linux Libertine S.O.Cist.2" fo:font-size="12pt" fo:language="cs" fo:country="CZ" officeooo:rsid="023198a2" style:font-size-asian="12pt" style:font-size-complex="12pt"/>
    </style:style>
    <style:style style:name="T888" style:family="text">
      <style:text-properties style:font-name="Linux Libertine S.O.Cist.2" fo:font-size="12pt" fo:language="cs" fo:country="CZ" officeooo:rsid="022fa88a" style:font-size-asian="12pt" style:font-size-complex="12pt"/>
    </style:style>
    <style:style style:name="T889" style:family="text">
      <style:text-properties style:font-name="Linux Libertine S.O.Cist.2" fo:font-size="12pt" fo:language="cs" fo:country="CZ" officeooo:rsid="0230b29f" style:font-size-asian="12pt" style:font-size-complex="12pt"/>
    </style:style>
    <style:style style:name="T890" style:family="text">
      <style:text-properties style:font-name="Linux Libertine S.O.Cist.2" fo:font-size="12pt" fo:language="cs" fo:country="CZ" officeooo:rsid="02326548" style:font-size-asian="12pt" style:font-size-complex="12pt"/>
    </style:style>
    <style:style style:name="T891" style:family="text">
      <style:text-properties style:font-name="Linux Libertine S.O.Cist.2" fo:font-size="12pt" fo:language="cs" fo:country="CZ" officeooo:rsid="02350ef8" style:font-size-asian="12pt" style:font-size-complex="12pt"/>
    </style:style>
    <style:style style:name="T892" style:family="text">
      <style:text-properties style:font-name="Linux Libertine S.O.Cist.2" fo:font-size="12pt" fo:language="cs" fo:country="CZ" officeooo:rsid="0236e3f2" style:font-size-asian="12pt" style:font-size-complex="12pt"/>
    </style:style>
    <style:style style:name="T893" style:family="text">
      <style:text-properties style:font-name="Linux Libertine S.O.Cist.2" fo:font-size="12pt" fo:language="cs" fo:country="CZ" officeooo:rsid="02373e7e" style:font-size-asian="12pt" style:font-size-complex="12pt"/>
    </style:style>
    <style:style style:name="T894" style:family="text">
      <style:text-properties style:font-name="Linux Libertine S.O.Cist.2" fo:font-size="12pt" fo:language="cs" fo:country="CZ" officeooo:rsid="02391801" style:font-size-asian="12pt" style:font-size-complex="12pt"/>
    </style:style>
    <style:style style:name="T895" style:family="text">
      <style:text-properties style:font-name="Linux Libertine S.O.Cist.2" fo:font-size="12pt" fo:language="cs" fo:country="CZ" officeooo:rsid="023b12b2" style:font-size-asian="12pt" style:font-size-complex="12pt"/>
    </style:style>
    <style:style style:name="T896" style:family="text">
      <style:text-properties style:font-name="Linux Libertine S.O.Cist.2" fo:font-size="12pt" fo:language="cs" fo:country="CZ" officeooo:rsid="023bd68b" style:font-size-asian="12pt" style:font-size-complex="12pt"/>
    </style:style>
    <style:style style:name="T897" style:family="text">
      <style:text-properties style:font-name="Linux Libertine S.O.Cist.2" fo:font-size="12pt" fo:language="cs" fo:country="CZ" officeooo:rsid="023fc37d" style:font-size-asian="12pt" style:font-size-complex="12pt"/>
    </style:style>
    <style:style style:name="T898" style:family="text">
      <style:text-properties style:font-name="Linux Libertine S.O.Cist.2" fo:font-size="12pt" fo:language="cs" fo:country="CZ" officeooo:rsid="023fef18" style:font-size-asian="12pt" style:font-size-complex="12pt"/>
    </style:style>
    <style:style style:name="T899" style:family="text">
      <style:text-properties style:font-name="Linux Libertine S.O.Cist.2" fo:font-size="12pt" fo:language="cs" fo:country="CZ" officeooo:rsid="00303394" style:font-size-asian="12pt" style:font-size-complex="12pt"/>
    </style:style>
    <style:style style:name="T900" style:family="text">
      <style:text-properties style:font-name="Linux Libertine S.O.Cist.2" fo:font-size="12pt" fo:language="cs" fo:country="CZ" officeooo:rsid="00309332" style:font-size-asian="12pt" style:font-size-complex="12pt"/>
    </style:style>
    <style:style style:name="T901" style:family="text">
      <style:text-properties style:font-name="Linux Libertine S.O.Cist.2" fo:font-size="12pt" fo:language="cs" fo:country="CZ" officeooo:rsid="00384c2e" style:font-size-asian="12pt" style:font-size-complex="12pt"/>
    </style:style>
    <style:style style:name="T902" style:family="text">
      <style:text-properties style:font-name="Linux Libertine S.O.Cist.2" fo:font-size="12pt" fo:language="cs" fo:country="CZ" officeooo:rsid="02458518" style:font-size-asian="12pt" style:font-size-complex="12pt"/>
    </style:style>
    <style:style style:name="T903" style:family="text">
      <style:text-properties style:font-name="Linux Libertine S.O.Cist.2" fo:font-size="12pt" fo:language="cs" fo:country="CZ" officeooo:rsid="0038c31d" style:font-size-asian="12pt" style:font-size-complex="12pt"/>
    </style:style>
    <style:style style:name="T904" style:family="text">
      <style:text-properties style:font-name="Linux Libertine S.O.Cist.2" fo:font-size="12pt" fo:language="cs" fo:country="CZ" officeooo:rsid="01d7cdd2" style:font-size-asian="12pt" style:font-size-complex="12pt"/>
    </style:style>
    <style:style style:name="T905" style:family="text">
      <style:text-properties style:font-name="Linux Libertine S.O.Cist.2" fo:font-size="12pt" fo:language="cs" fo:country="CZ" officeooo:rsid="02483789" style:font-size-asian="12pt" style:font-size-complex="12pt"/>
    </style:style>
    <style:style style:name="T906" style:family="text">
      <style:text-properties style:font-name="Linux Libertine S.O.Cist.2" fo:font-size="12pt" fo:language="cs" fo:country="CZ" officeooo:rsid="02488915" style:font-size-asian="12pt" style:font-size-complex="12pt"/>
    </style:style>
    <style:style style:name="T907" style:family="text">
      <style:text-properties style:font-name="Linux Libertine S.O.Cist.2" fo:font-size="12pt" fo:language="cs" fo:country="CZ" officeooo:rsid="024a7096" style:font-size-asian="12pt" style:font-size-complex="12pt"/>
    </style:style>
    <style:style style:name="T908" style:family="text">
      <style:text-properties style:font-name="Linux Libertine S.O.Cist.2" fo:font-size="12pt" fo:language="cs" fo:country="CZ" officeooo:rsid="024ad169" style:font-size-asian="12pt" style:font-size-complex="12pt"/>
    </style:style>
    <style:style style:name="T909" style:family="text">
      <style:text-properties style:font-name="Linux Libertine S.O.Cist.2" fo:font-size="12pt" fo:language="cs" fo:country="CZ" officeooo:rsid="024c1c1c" style:font-size-asian="12pt" style:font-size-complex="12pt"/>
    </style:style>
    <style:style style:name="T910" style:family="text">
      <style:text-properties style:font-name="Linux Libertine S.O.Cist.2" fo:font-size="12pt" fo:language="cs" fo:country="CZ" officeooo:rsid="024ceb09" style:font-size-asian="12pt" style:font-size-complex="12pt"/>
    </style:style>
    <style:style style:name="T911" style:family="text">
      <style:text-properties style:font-name="Linux Libertine S.O.Cist.2" fo:font-size="12pt" fo:language="cs" fo:country="CZ" officeooo:rsid="024e593f" style:font-size-asian="12pt" style:font-size-complex="12pt"/>
    </style:style>
    <style:style style:name="T912" style:family="text">
      <style:text-properties style:font-name="Linux Libertine S.O.Cist.2" fo:font-size="12pt" fo:language="cs" fo:country="CZ" officeooo:rsid="024e8235" style:font-size-asian="12pt" style:font-size-complex="12pt"/>
    </style:style>
    <style:style style:name="T913" style:family="text">
      <style:text-properties style:font-name="Linux Libertine S.O.Cist.2" fo:font-size="12pt" fo:language="cs" fo:country="CZ" officeooo:rsid="02505f52" style:font-size-asian="12pt" style:font-size-complex="12pt"/>
    </style:style>
    <style:style style:name="T914" style:family="text">
      <style:text-properties style:font-name="Linux Libertine S.O.Cist.2" fo:font-size="12pt" fo:language="cs" fo:country="CZ" officeooo:rsid="025103c6" style:font-size-asian="12pt" style:font-size-complex="12pt"/>
    </style:style>
    <style:style style:name="T915" style:family="text">
      <style:text-properties style:font-name="Linux Libertine S.O.Cist.2" fo:font-size="12pt" fo:language="cs" fo:country="CZ" officeooo:rsid="0252817e" style:font-size-asian="12pt" style:font-size-complex="12pt"/>
    </style:style>
    <style:style style:name="T916" style:family="text">
      <style:text-properties style:font-name="Linux Libertine S.O.Cist.2" fo:font-size="12pt" fo:language="cs" fo:country="CZ" officeooo:rsid="02537b20" style:font-size-asian="12pt" style:font-size-complex="12pt"/>
    </style:style>
    <style:style style:name="T917" style:family="text">
      <style:text-properties style:font-name="Linux Libertine S.O.Cist.2" fo:font-size="12pt" fo:language="cs" fo:country="CZ" officeooo:rsid="00ccbe3a" style:font-size-asian="12pt" style:font-size-complex="12pt"/>
    </style:style>
    <style:style style:name="T918" style:family="text">
      <style:text-properties style:font-name="Linux Libertine S.O.Cist.2" fo:font-size="12pt" fo:language="cs" fo:country="CZ" officeooo:rsid="0269877c" style:font-size-asian="12pt" style:font-size-complex="12pt"/>
    </style:style>
    <style:style style:name="T919" style:family="text">
      <style:text-properties style:font-name="Linux Libertine S.O.Cist.2" fo:font-size="12pt" fo:language="cs" fo:country="CZ" officeooo:rsid="00edb981" style:font-size-asian="12pt" style:font-size-complex="12pt"/>
    </style:style>
    <style:style style:name="T920" style:family="text">
      <style:text-properties style:font-name="Linux Libertine S.O.Cist.2" fo:font-size="12pt" fo:language="cs" fo:country="CZ" officeooo:rsid="026da55d" style:font-size-asian="12pt" style:font-size-complex="12pt"/>
    </style:style>
    <style:style style:name="T921" style:family="text">
      <style:text-properties style:font-name="Linux Libertine S.O.Cist.2" fo:font-size="12pt" fo:language="cs" fo:country="CZ" officeooo:rsid="02787983" style:font-size-asian="12pt" style:font-size-complex="12pt"/>
    </style:style>
    <style:style style:name="T922" style:family="text">
      <style:text-properties style:font-name="Linux Libertine S.O.Cist.2" fo:font-size="12pt" fo:language="cs" fo:country="CZ" officeooo:rsid="0279c581" style:font-size-asian="12pt" style:font-size-complex="12pt"/>
    </style:style>
    <style:style style:name="T923" style:family="text">
      <style:text-properties style:font-name="Linux Libertine S.O.Cist.2" fo:font-size="12pt" fo:language="cs" fo:country="CZ" officeooo:rsid="027bb94a" style:font-size-asian="12pt" style:font-size-complex="12pt"/>
    </style:style>
    <style:style style:name="T924" style:family="text">
      <style:text-properties style:font-name="Linux Libertine S.O.Cist.2" fo:font-size="12pt" fo:language="cs" fo:country="CZ" officeooo:rsid="027eeba7" style:font-size-asian="12pt" style:font-size-complex="12pt"/>
    </style:style>
    <style:style style:name="T925" style:family="text">
      <style:text-properties style:font-name="Linux Libertine S.O.Cist.2" fo:font-size="12pt" fo:language="cs" fo:country="CZ" officeooo:rsid="027efa53" style:font-size-asian="12pt" style:font-size-complex="12pt"/>
    </style:style>
    <style:style style:name="T926" style:family="text">
      <style:text-properties style:font-name="Linux Libertine S.O.Cist.2" fo:font-size="12pt" fo:language="cs" fo:country="CZ" officeooo:rsid="02840c61" style:font-size-asian="12pt" style:font-size-complex="12pt"/>
    </style:style>
    <style:style style:name="T927" style:family="text">
      <style:text-properties style:font-name="Linux Libertine S.O.Cist.2" fo:font-size="12pt" fo:language="cs" fo:country="CZ" officeooo:rsid="00a075b5" style:font-size-asian="12pt" style:font-size-complex="12pt"/>
    </style:style>
    <style:style style:name="T928" style:family="text">
      <style:text-properties style:font-name="Linux Libertine S.O.Cist.2" fo:font-size="12pt" fo:language="cs" fo:country="CZ" officeooo:rsid="0285cc19" style:font-size-asian="12pt" style:font-size-complex="12pt"/>
    </style:style>
    <style:style style:name="T929" style:family="text">
      <style:text-properties style:font-name="Linux Libertine S.O.Cist.2" fo:font-size="12pt" fo:language="cs" fo:country="CZ" officeooo:rsid="02947a42" style:font-size-asian="12pt" style:font-size-complex="12pt"/>
    </style:style>
    <style:style style:name="T930" style:family="text">
      <style:text-properties style:font-name="Linux Libertine S.O.Cist.2" fo:font-size="12pt" fo:language="cs" fo:country="CZ" officeooo:rsid="02952da0" style:font-size-asian="12pt" style:font-size-complex="12pt"/>
    </style:style>
    <style:style style:name="T931" style:family="text">
      <style:text-properties style:font-name="Linux Libertine S.O.Cist.2" fo:font-size="12pt" fo:language="cs" fo:country="CZ" officeooo:rsid="0295c215" style:font-size-asian="12pt" style:font-size-complex="12pt"/>
    </style:style>
    <style:style style:name="T932" style:family="text">
      <style:text-properties style:font-name="Linux Libertine S.O.Cist.2" fo:font-size="12pt" fo:language="cs" fo:country="CZ" officeooo:rsid="0295df7a" style:font-size-asian="12pt" style:font-size-complex="12pt"/>
    </style:style>
    <style:style style:name="T933" style:family="text">
      <style:text-properties style:font-name="Linux Libertine S.O.Cist.2" fo:font-size="12pt" fo:language="cs" fo:country="CZ" officeooo:rsid="029633be" style:font-size-asian="12pt" style:font-size-complex="12pt"/>
    </style:style>
    <style:style style:name="T934" style:family="text">
      <style:text-properties style:font-name="Linux Libertine S.O.Cist.2" fo:font-size="12pt" fo:language="cs" fo:country="CZ" officeooo:rsid="02969c14" style:font-size-asian="12pt" style:font-size-complex="12pt"/>
    </style:style>
    <style:style style:name="T935" style:family="text">
      <style:text-properties style:font-name="Linux Libertine S.O.Cist.2" fo:font-size="12pt" fo:language="cs" fo:country="CZ" style:font-size-asian="12pt" style:font-name-complex="Times New Roman" style:font-size-complex="12pt"/>
    </style:style>
    <style:style style:name="T936" style:family="text">
      <style:text-properties style:font-name="Linux Libertine S.O.Cist.2" fo:font-size="12pt" fo:language="cs" fo:country="CZ" officeooo:rsid="001d584b" style:font-size-asian="12pt" style:font-name-complex="Times New Roman" style:font-size-complex="12pt"/>
    </style:style>
    <style:style style:name="T937" style:family="text">
      <style:text-properties style:font-name="Linux Libertine S.O.Cist.2" fo:font-size="12pt" fo:language="cs" fo:country="CZ" officeooo:rsid="01f87cb1" style:font-size-asian="12pt" style:font-name-complex="Times New Roman" style:font-size-complex="12pt"/>
    </style:style>
    <style:style style:name="T938" style:family="text">
      <style:text-properties style:font-name="Linux Libertine S.O.Cist.2" fo:font-size="12pt" fo:language="cs" fo:country="CZ" officeooo:rsid="001fc989" style:font-size-asian="12pt" style:font-name-complex="Times New Roman" style:font-size-complex="12pt"/>
    </style:style>
    <style:style style:name="T939" style:family="text">
      <style:text-properties style:font-name="Linux Libertine S.O.Cist.2" fo:font-size="12pt" fo:language="cs" fo:country="CZ" officeooo:rsid="0232aaf0" style:font-size-asian="12pt" style:font-name-complex="Times New Roman" style:font-size-complex="12pt"/>
    </style:style>
    <style:style style:name="T940" style:family="text">
      <style:text-properties style:font-name="Linux Libertine S.O.Cist.2" fo:font-size="12pt" fo:language="cs" fo:country="CZ" officeooo:rsid="0223af93" style:font-size-asian="12pt" style:font-name-complex="Times New Roman" style:font-size-complex="12pt"/>
    </style:style>
    <style:style style:name="T941" style:family="text">
      <style:text-properties style:font-name="Linux Libertine S.O.Cist.2" fo:font-size="12pt" fo:language="cs" fo:country="CZ" officeooo:rsid="02326548" style:font-size-asian="12pt" style:font-name-complex="Times New Roman" style:font-size-complex="12pt"/>
    </style:style>
    <style:style style:name="T942" style:family="text">
      <style:text-properties style:font-name="Linux Libertine S.O.Cist.2" fo:font-size="12pt" fo:language="cs" fo:country="CZ" officeooo:rsid="02906ebe" style:font-size-asian="12pt" style:font-name-complex="Times New Roman" style:font-size-complex="12pt"/>
    </style:style>
    <style:style style:name="T943" style:family="text">
      <style:text-properties style:font-name="Linux Libertine S.O.Cist.2" fo:font-size="12pt" fo:language="cs" fo:country="CZ" style:font-size-asian="12pt" style:language-asian="zh" style:country-asian="CN" style:font-name-complex="Times New Roman" style:language-complex="hi" style:country-complex="IN"/>
    </style:style>
    <style:style style:name="T944" style:family="text">
      <style:text-properties style:font-name="Linux Libertine S.O.Cist.2" fo:font-size="12pt" fo:language="cs" fo:country="CZ" officeooo:rsid="00569a21" style:font-size-asian="12pt" style:language-asian="zh" style:country-asian="CN" style:font-name-complex="Times New Roman" style:language-complex="hi" style:country-complex="IN"/>
    </style:style>
    <style:style style:name="T945" style:family="text">
      <style:text-properties style:font-name="Linux Libertine S.O.Cist.2" fo:font-size="12pt" fo:language="cs" fo:country="CZ" officeooo:rsid="01f87cb1" style:font-size-asian="12pt" style:language-asian="zh" style:country-asian="CN" style:font-name-complex="Times New Roman" style:language-complex="hi" style:country-complex="IN"/>
    </style:style>
    <style:style style:name="T946" style:family="text">
      <style:text-properties style:font-name="Linux Libertine S.O.Cist.2" fo:font-size="12pt" fo:language="cs" fo:country="CZ" officeooo:rsid="001fc989" style:font-size-asian="12pt" style:language-asian="zh" style:country-asian="CN" style:font-name-complex="Times New Roman" style:language-complex="hi" style:country-complex="IN"/>
    </style:style>
    <style:style style:name="T947" style:family="text">
      <style:text-properties style:font-name="Linux Libertine S.O.Cist.2" fo:font-size="12pt" fo:language="cs" fo:country="CZ" style:font-size-asian="12pt" style:language-asian="zh" style:country-asian="CN" style:font-name-complex="Times New Roman" style:font-size-complex="12pt" style:language-complex="hi" style:country-complex="IN"/>
    </style:style>
    <style:style style:name="T948" style:family="text">
      <style:text-properties style:font-name="Linux Libertine S.O.Cist.2" fo:font-size="12pt" fo:language="cs" fo:country="CZ" officeooo:rsid="02269dc5" style:font-size-asian="12pt" style:language-asian="zh" style:country-asian="CN" style:font-name-complex="Times New Roman" style:font-size-complex="12pt" style:language-complex="hi" style:country-complex="IN"/>
    </style:style>
    <style:style style:name="T949" style:family="text">
      <style:text-properties style:font-name="Linux Libertine S.O.Cist.2" fo:font-size="12pt" fo:language="cs" fo:country="CZ" officeooo:rsid="0229d0bf" style:font-size-asian="12pt" style:language-asian="zh" style:country-asian="CN" style:font-name-complex="Times New Roman" style:font-size-complex="12pt" style:language-complex="hi" style:country-complex="IN"/>
    </style:style>
    <style:style style:name="T950" style:family="text">
      <style:text-properties style:font-name="Linux Libertine S.O.Cist.2" fo:font-size="12pt" fo:language="cs" fo:country="CZ" officeooo:rsid="022a6e51" style:font-size-asian="12pt" style:language-asian="zh" style:country-asian="CN" style:font-name-complex="Times New Roman" style:font-size-complex="12pt" style:language-complex="hi" style:country-complex="IN"/>
    </style:style>
    <style:style style:name="T951" style:family="text">
      <style:text-properties style:font-name="Linux Libertine S.O.Cist.2" fo:font-size="12pt" fo:language="cs" fo:country="CZ" officeooo:rsid="022d1bb9" style:font-size-asian="12pt" style:language-asian="zh" style:country-asian="CN" style:font-name-complex="Times New Roman" style:font-size-complex="12pt" style:language-complex="hi" style:country-complex="IN"/>
    </style:style>
    <style:style style:name="T952" style:family="text">
      <style:text-properties style:font-name="Linux Libertine S.O.Cist.2" fo:font-size="12pt" fo:language="cs" fo:country="CZ" officeooo:rsid="02326548" style:font-size-asian="12pt" style:language-asian="zh" style:country-asian="CN" style:font-name-complex="Times New Roman" style:font-size-complex="12pt" style:language-complex="hi" style:country-complex="IN"/>
    </style:style>
    <style:style style:name="T953" style:family="text">
      <style:text-properties style:font-name="Linux Libertine S.O.Cist.2" fo:font-size="12pt" fo:language="cs" fo:country="CZ" style:font-size-asian="12pt" style:language-asian="zh" style:country-asian="CN" style:language-complex="hi" style:country-complex="IN"/>
    </style:style>
    <style:style style:name="T954" style:family="text">
      <style:text-properties style:font-name="Linux Libertine S.O.Cist.2" fo:font-size="12pt" fo:language="cs" fo:country="CZ" officeooo:rsid="022cfa09" style:font-size-asian="12pt" style:language-asian="zh" style:country-asian="CN" style:language-complex="hi" style:country-complex="IN"/>
    </style:style>
    <style:style style:name="T955" style:family="text">
      <style:text-properties style:font-name="Linux Libertine S.O.Cist.2" fo:font-size="12pt" fo:language="cs" fo:country="CZ" officeooo:rsid="0230b29f" style:font-size-asian="12pt" style:language-asian="zh" style:country-asian="CN" style:language-complex="hi" style:country-complex="IN"/>
    </style:style>
    <style:style style:name="T956" style:family="text">
      <style:text-properties style:font-name="Linux Libertine S.O.Cist.2" fo:font-size="12pt" fo:language="cs" fo:country="CZ" officeooo:rsid="02350ef8" style:font-size-asian="12pt" style:language-asian="zh" style:country-asian="CN" style:language-complex="hi" style:country-complex="IN"/>
    </style:style>
    <style:style style:name="T957" style:family="text">
      <style:text-properties style:font-name="Linux Libertine S.O.Cist.2" fo:font-size="12pt" fo:language="cs" fo:country="CZ" officeooo:rsid="023fc37d" style:font-size-asian="12pt" style:language-asian="zh" style:country-asian="CN" style:language-complex="hi" style:country-complex="IN"/>
    </style:style>
    <style:style style:name="T958" style:family="text">
      <style:text-properties style:font-name="Linux Libertine S.O.Cist.2" fo:font-size="12pt" fo:language="cs" fo:country="CZ" officeooo:rsid="022cfa09" style:font-size-asian="12pt" style:language-asian="zh" style:country-asian="CN" style:font-size-complex="12pt" style:language-complex="hi" style:country-complex="IN"/>
    </style:style>
    <style:style style:name="T959" style:family="text">
      <style:text-properties style:font-name="Linux Libertine S.O.Cist.2" fo:font-size="12pt" fo:language="cs" fo:country="CZ" officeooo:rsid="0230b29f" style:font-size-asian="12pt" style:language-asian="zh" style:country-asian="CN" style:font-size-complex="12pt" style:language-complex="hi" style:country-complex="IN"/>
    </style:style>
    <style:style style:name="T960" style:family="text">
      <style:text-properties style:font-name="Linux Libertine S.O.Cist.2" fo:font-size="12pt" fo:language="cs" fo:country="CZ" fo:font-style="italic" officeooo:rsid="01521924" style:font-size-asian="12pt" style:font-style-asian="italic" style:font-size-complex="12pt" style:font-style-complex="italic"/>
    </style:style>
    <style:style style:name="T961" style:family="text">
      <style:text-properties style:font-name="Linux Libertine S.O.Cist.2" fo:font-size="12pt" fo:language="cs" fo:country="CZ" fo:font-style="italic" officeooo:rsid="0050b519" style:font-size-asian="12pt" style:font-style-asian="italic" style:font-size-complex="12pt" style:font-style-complex="italic"/>
    </style:style>
    <style:style style:name="T962" style:family="text">
      <style:text-properties style:font-name="Linux Libertine S.O.Cist.2" fo:font-size="12pt" fo:language="cs" fo:country="CZ" fo:font-style="italic" officeooo:rsid="0023c47c" style:font-size-asian="12pt" style:font-style-asian="italic" style:font-size-complex="12pt" style:font-style-complex="italic"/>
    </style:style>
    <style:style style:name="T963" style:family="text">
      <style:text-properties style:font-name="Linux Libertine S.O.Cist.2" fo:font-size="12pt" fo:language="cs" fo:country="CZ" fo:font-style="italic" officeooo:rsid="001b2cc2" style:font-size-asian="12pt" style:font-style-asian="italic" style:font-size-complex="12pt" style:font-style-complex="italic"/>
    </style:style>
    <style:style style:name="T964" style:family="text">
      <style:text-properties style:font-name="Linux Libertine S.O.Cist.2" fo:font-size="12pt" fo:language="cs" fo:country="CZ" fo:font-style="italic" officeooo:rsid="001b7d4a" style:font-size-asian="12pt" style:font-style-asian="italic" style:font-size-complex="12pt" style:font-style-complex="italic"/>
    </style:style>
    <style:style style:name="T965" style:family="text">
      <style:text-properties style:font-name="Linux Libertine S.O.Cist.2" fo:font-size="12pt" fo:language="cs" fo:country="CZ" fo:font-style="italic" officeooo:rsid="01f84a2c" style:font-size-asian="12pt" style:font-style-asian="italic" style:font-size-complex="12pt" style:font-style-complex="italic"/>
    </style:style>
    <style:style style:name="T966" style:family="text">
      <style:text-properties style:font-name="Linux Libertine S.O.Cist.2" fo:font-size="12pt" fo:language="cs" fo:country="CZ" fo:font-style="italic" officeooo:rsid="0067414b" style:font-size-asian="12pt" style:font-style-asian="italic" style:font-size-complex="12pt" style:font-style-complex="italic"/>
    </style:style>
    <style:style style:name="T967" style:family="text">
      <style:text-properties style:font-name="Linux Libertine S.O.Cist.2" fo:font-size="12pt" fo:language="cs" fo:country="CZ" fo:font-style="italic" officeooo:rsid="01fd9e82" style:font-size-asian="12pt" style:font-style-asian="italic" style:font-size-complex="12pt" style:font-style-complex="italic"/>
    </style:style>
    <style:style style:name="T968" style:family="text">
      <style:text-properties style:font-name="Linux Libertine S.O.Cist.2" fo:font-size="12pt" fo:language="cs" fo:country="CZ" fo:font-style="italic" officeooo:rsid="01ff9155" style:font-size-asian="12pt" style:font-style-asian="italic" style:font-size-complex="12pt" style:font-style-complex="italic"/>
    </style:style>
    <style:style style:name="T969" style:family="text">
      <style:text-properties style:font-name="Linux Libertine S.O.Cist.2" fo:font-size="12pt" fo:language="cs" fo:country="CZ" fo:font-style="italic" officeooo:rsid="020e8d6f" style:font-size-asian="12pt" style:font-style-asian="italic" style:font-size-complex="12pt" style:font-style-complex="italic"/>
    </style:style>
    <style:style style:name="T970" style:family="text">
      <style:text-properties style:font-name="Linux Libertine S.O.Cist.2" fo:font-size="12pt" fo:language="cs" fo:country="CZ" fo:font-style="italic" officeooo:rsid="022c43d5" style:font-size-asian="12pt" style:font-style-asian="italic" style:font-size-complex="12pt" style:font-style-complex="italic"/>
    </style:style>
    <style:style style:name="T971" style:family="text">
      <style:text-properties style:font-name="Linux Libertine S.O.Cist.2" fo:font-size="12pt" fo:language="cs" fo:country="CZ" fo:font-style="italic" officeooo:rsid="022cfa09" style:font-size-asian="12pt" style:font-style-asian="italic" style:font-size-complex="12pt" style:font-style-complex="italic"/>
    </style:style>
    <style:style style:name="T972" style:family="text">
      <style:text-properties style:font-name="Linux Libertine S.O.Cist.2" fo:font-size="12pt" fo:language="cs" fo:country="CZ" fo:font-style="italic" officeooo:rsid="022f6e3a" style:font-size-asian="12pt" style:font-style-asian="italic" style:font-size-complex="12pt" style:font-style-complex="italic"/>
    </style:style>
    <style:style style:name="T973" style:family="text">
      <style:text-properties style:font-name="Linux Libertine S.O.Cist.2" fo:font-size="12pt" fo:language="cs" fo:country="CZ" fo:font-style="italic" officeooo:rsid="0230b29f" style:font-size-asian="12pt" style:font-style-asian="italic" style:font-size-complex="12pt" style:font-style-complex="italic"/>
    </style:style>
    <style:style style:name="T974" style:family="text">
      <style:text-properties style:font-name="Linux Libertine S.O.Cist.2" fo:font-size="12pt" fo:language="cs" fo:country="CZ" fo:font-style="italic" officeooo:rsid="023bd68b" style:font-size-asian="12pt" style:font-style-asian="italic" style:font-size-complex="12pt" style:font-style-complex="italic"/>
    </style:style>
    <style:style style:name="T975" style:family="text">
      <style:text-properties style:font-name="Linux Libertine S.O.Cist.2" fo:font-size="12pt" fo:language="cs" fo:country="CZ" fo:font-style="italic" officeooo:rsid="023c6e2c" style:font-size-asian="12pt" style:font-style-asian="italic" style:font-size-complex="12pt" style:font-style-complex="italic"/>
    </style:style>
    <style:style style:name="T976" style:family="text">
      <style:text-properties style:font-name="Linux Libertine S.O.Cist.2" fo:font-size="12pt" fo:language="cs" fo:country="CZ" fo:font-style="italic" officeooo:rsid="024126ca" style:font-size-asian="12pt" style:font-style-asian="italic" style:font-size-complex="12pt" style:font-style-complex="italic"/>
    </style:style>
    <style:style style:name="T977" style:family="text">
      <style:text-properties style:font-name="Linux Libertine S.O.Cist.2" fo:font-size="12pt" fo:language="cs" fo:country="CZ" fo:font-style="italic" officeooo:rsid="00341cc3" style:font-size-asian="12pt" style:font-style-asian="italic" style:font-size-complex="12pt" style:font-style-complex="italic"/>
    </style:style>
    <style:style style:name="T978" style:family="text">
      <style:text-properties style:font-name="Linux Libertine S.O.Cist.2" fo:font-size="12pt" fo:language="cs" fo:country="CZ" fo:font-style="italic" officeooo:rsid="00349845" style:font-size-asian="12pt" style:font-style-asian="italic" style:font-size-complex="12pt" style:font-style-complex="italic"/>
    </style:style>
    <style:style style:name="T979" style:family="text">
      <style:text-properties style:font-name="Linux Libertine S.O.Cist.2" fo:font-size="12pt" fo:language="cs" fo:country="CZ" fo:font-style="italic" officeooo:rsid="00362dab" style:font-size-asian="12pt" style:font-style-asian="italic" style:font-size-complex="12pt" style:font-style-complex="italic"/>
    </style:style>
    <style:style style:name="T980" style:family="text">
      <style:text-properties style:font-name="Linux Libertine S.O.Cist.2" fo:font-size="12pt" fo:language="cs" fo:country="CZ" fo:font-style="italic" officeooo:rsid="0038c31d" style:font-size-asian="12pt" style:font-style-asian="italic" style:font-size-complex="12pt" style:font-style-complex="italic"/>
    </style:style>
    <style:style style:name="T981" style:family="text">
      <style:text-properties style:font-name="Linux Libertine S.O.Cist.2" fo:font-size="12pt" fo:language="cs" fo:country="CZ" fo:font-style="italic" officeooo:rsid="0252817e" style:font-size-asian="12pt" style:font-style-asian="italic" style:font-size-complex="12pt" style:font-style-complex="italic"/>
    </style:style>
    <style:style style:name="T982" style:family="text">
      <style:text-properties style:font-name="Linux Libertine S.O.Cist.2" fo:font-size="12pt" fo:language="cs" fo:country="CZ" fo:font-style="italic" officeooo:rsid="027bb94a" style:font-size-asian="12pt" style:font-style-asian="italic" style:font-size-complex="12pt" style:font-style-complex="italic"/>
    </style:style>
    <style:style style:name="T983" style:family="text">
      <style:text-properties style:font-name="Linux Libertine S.O.Cist.2" fo:font-size="12pt" fo:language="cs" fo:country="CZ" fo:font-style="italic" officeooo:rsid="027eeba7" style:font-size-asian="12pt" style:font-style-asian="italic" style:font-size-complex="12pt" style:font-style-complex="italic"/>
    </style:style>
    <style:style style:name="T984" style:family="text">
      <style:text-properties style:font-name="Linux Libertine S.O.Cist.2" fo:font-size="12pt" fo:language="cs" fo:country="CZ" fo:font-style="italic" officeooo:rsid="00a075b5" style:font-size-asian="12pt" style:font-style-asian="italic" style:font-size-complex="12pt" style:font-style-complex="italic"/>
    </style:style>
    <style:style style:name="T985" style:family="text">
      <style:text-properties style:font-name="Linux Libertine S.O.Cist.2" fo:font-size="12pt" fo:language="cs" fo:country="CZ" fo:font-style="italic" officeooo:rsid="019783c5" style:font-size-asian="12pt" style:font-style-asian="italic" style:font-size-complex="12pt" style:font-style-complex="italic"/>
    </style:style>
    <style:style style:name="T986" style:family="text">
      <style:text-properties style:font-name="Linux Libertine S.O.Cist.2" fo:font-size="12pt" fo:language="cs" fo:country="CZ" fo:font-style="italic" officeooo:rsid="028bf07b" style:font-size-asian="12pt" style:font-style-asian="italic" style:font-size-complex="12pt" style:font-style-complex="italic"/>
    </style:style>
    <style:style style:name="T987" style:family="text">
      <style:text-properties style:font-name="Linux Libertine S.O.Cist.2" fo:font-size="12pt" fo:language="cs" fo:country="CZ" fo:font-style="italic" officeooo:rsid="02952da0" style:font-size-asian="12pt" style:font-style-asian="italic" style:font-size-complex="12pt" style:font-style-complex="italic"/>
    </style:style>
    <style:style style:name="T988" style:family="text">
      <style:text-properties style:font-name="Linux Libertine S.O.Cist.2" fo:font-size="12pt" fo:language="cs" fo:country="CZ" fo:font-style="italic" officeooo:rsid="0295df7a" style:font-size-asian="12pt" style:font-style-asian="italic" style:font-size-complex="12pt" style:font-style-complex="italic"/>
    </style:style>
    <style:style style:name="T989" style:family="text">
      <style:text-properties style:font-name="Linux Libertine S.O.Cist.2" fo:font-size="12pt" fo:language="cs" fo:country="CZ" fo:font-style="italic" officeooo:rsid="02969c14" style:font-size-asian="12pt" style:font-style-asian="italic" style:font-size-complex="12pt" style:font-style-complex="italic"/>
    </style:style>
    <style:style style:name="T990" style:family="text">
      <style:text-properties style:font-name="Linux Libertine S.O.Cist.2" fo:font-size="12pt" fo:language="cs" fo:country="CZ" fo:font-style="italic" officeooo:rsid="02350ef8" style:font-size-asian="12pt" style:language-asian="zh" style:country-asian="CN" style:font-style-asian="italic" style:font-size-complex="12pt" style:language-complex="hi" style:country-complex="IN" style:font-style-complex="italic"/>
    </style:style>
    <style:style style:name="T991" style:family="text">
      <style:text-properties style:font-name="Linux Libertine S.O.Cist.2" fo:font-size="12pt" fo:language="cs" fo:country="CZ" fo:font-style="normal" officeooo:rsid="01521924" style:font-size-asian="12pt" style:font-style-asian="normal" style:font-size-complex="12pt" style:font-style-complex="normal"/>
    </style:style>
    <style:style style:name="T992" style:family="text">
      <style:text-properties style:font-name="Linux Libertine S.O.Cist.2" fo:font-size="12pt" fo:language="cs" fo:country="CZ" fo:font-style="normal" officeooo:rsid="001b2cc2" style:font-size-asian="12pt" style:font-style-asian="normal" style:font-size-complex="12pt" style:font-style-complex="normal"/>
    </style:style>
    <style:style style:name="T993" style:family="text">
      <style:text-properties style:font-name="Linux Libertine S.O.Cist.2" fo:font-size="12pt" fo:language="cs" fo:country="CZ" fo:font-style="normal" officeooo:rsid="00203717" style:font-size-asian="12pt" style:font-style-asian="normal" style:font-size-complex="12pt" style:font-style-complex="normal"/>
    </style:style>
    <style:style style:name="T994" style:family="text">
      <style:text-properties style:font-name="Linux Libertine S.O.Cist.2" fo:font-size="12pt" fo:language="cs" fo:country="CZ" fo:font-style="normal" officeooo:rsid="01f3826f" style:font-size-asian="12pt" style:font-style-asian="normal" style:font-size-complex="12pt" style:font-style-complex="normal"/>
    </style:style>
    <style:style style:name="T995" style:family="text">
      <style:text-properties style:font-name="Linux Libertine S.O.Cist.2" fo:font-size="12pt" fo:language="cs" fo:country="CZ" fo:font-style="normal" officeooo:rsid="01b7b812" style:font-size-asian="12pt" style:font-style-asian="normal" style:font-size-complex="12pt" style:font-style-complex="normal"/>
    </style:style>
    <style:style style:name="T996" style:family="text">
      <style:text-properties style:font-name="Linux Libertine S.O.Cist.2" fo:font-size="12pt" fo:language="cs" fo:country="CZ" fo:font-style="normal" officeooo:rsid="001b7d4a" style:font-size-asian="12pt" style:font-style-asian="normal" style:font-size-complex="12pt" style:font-style-complex="normal"/>
    </style:style>
    <style:style style:name="T997" style:family="text">
      <style:text-properties style:font-name="Linux Libertine S.O.Cist.2" fo:font-size="12pt" fo:language="cs" fo:country="CZ" fo:font-style="normal" officeooo:rsid="001c0def" style:font-size-asian="12pt" style:font-style-asian="normal" style:font-size-complex="12pt" style:font-style-complex="normal"/>
    </style:style>
    <style:style style:name="T998" style:family="text">
      <style:text-properties style:font-name="Linux Libertine S.O.Cist.2" fo:font-size="12pt" fo:language="cs" fo:country="CZ" fo:font-style="normal" officeooo:rsid="00f3ae81" style:font-size-asian="12pt" style:font-style-asian="normal" style:font-size-complex="12pt" style:font-style-complex="normal"/>
    </style:style>
    <style:style style:name="T999" style:family="text">
      <style:text-properties style:font-name="Linux Libertine S.O.Cist.2" fo:font-size="12pt" fo:language="cs" fo:country="CZ" fo:font-style="normal" officeooo:rsid="00282f37" style:font-size-asian="12pt" style:font-style-asian="normal" style:font-size-complex="12pt" style:font-style-complex="normal"/>
    </style:style>
    <style:style style:name="T1000" style:family="text">
      <style:text-properties style:font-name="Linux Libertine S.O.Cist.2" fo:font-size="12pt" fo:language="cs" fo:country="CZ" fo:font-style="normal" officeooo:rsid="020e8d6f" style:font-size-asian="12pt" style:font-style-asian="normal" style:font-size-complex="12pt" style:font-style-complex="normal"/>
    </style:style>
    <style:style style:name="T1001" style:family="text">
      <style:text-properties style:font-name="Linux Libertine S.O.Cist.2" fo:font-size="12pt" fo:language="cs" fo:country="CZ" fo:font-style="normal" officeooo:rsid="021036b3" style:font-size-asian="12pt" style:font-style-asian="normal" style:font-size-complex="12pt" style:font-style-complex="normal"/>
    </style:style>
    <style:style style:name="T1002" style:family="text">
      <style:text-properties style:font-name="Linux Libertine S.O.Cist.2" fo:font-size="12pt" fo:language="cs" fo:country="CZ" fo:font-style="normal" officeooo:rsid="02109585" style:font-size-asian="12pt" style:font-style-asian="normal" style:font-size-complex="12pt" style:font-style-complex="normal"/>
    </style:style>
    <style:style style:name="T1003" style:family="text">
      <style:text-properties style:font-name="Linux Libertine S.O.Cist.2" fo:font-size="12pt" fo:language="cs" fo:country="CZ" fo:font-style="normal" officeooo:rsid="0212c2ac" style:font-size-asian="12pt" style:font-style-asian="normal" style:font-size-complex="12pt" style:font-style-complex="normal"/>
    </style:style>
    <style:style style:name="T1004" style:family="text">
      <style:text-properties style:font-name="Linux Libertine S.O.Cist.2" fo:font-size="12pt" fo:language="cs" fo:country="CZ" fo:font-style="normal" officeooo:rsid="022cfa09" style:font-size-asian="12pt" style:font-style-asian="normal" style:font-size-complex="12pt" style:font-style-complex="normal"/>
    </style:style>
    <style:style style:name="T1005" style:family="text">
      <style:text-properties style:font-name="Linux Libertine S.O.Cist.2" fo:font-size="12pt" fo:language="cs" fo:country="CZ" fo:font-style="normal" officeooo:rsid="022e0887" style:font-size-asian="12pt" style:font-style-asian="normal" style:font-size-complex="12pt" style:font-style-complex="normal"/>
    </style:style>
    <style:style style:name="T1006" style:family="text">
      <style:text-properties style:font-name="Linux Libertine S.O.Cist.2" fo:font-size="12pt" fo:language="cs" fo:country="CZ" fo:font-style="normal" officeooo:rsid="0230b29f" style:font-size-asian="12pt" style:font-style-asian="normal" style:font-size-complex="12pt" style:font-style-complex="normal"/>
    </style:style>
    <style:style style:name="T1007" style:family="text">
      <style:text-properties style:font-name="Linux Libertine S.O.Cist.2" fo:font-size="12pt" fo:language="cs" fo:country="CZ" fo:font-style="normal" officeooo:rsid="023bd68b" style:font-size-asian="12pt" style:font-style-asian="normal" style:font-size-complex="12pt" style:font-style-complex="normal"/>
    </style:style>
    <style:style style:name="T1008" style:family="text">
      <style:text-properties style:font-name="Linux Libertine S.O.Cist.2" fo:font-size="12pt" fo:language="cs" fo:country="CZ" fo:font-style="normal" officeooo:rsid="023c6e2c" style:font-size-asian="12pt" style:font-style-asian="normal" style:font-size-complex="12pt" style:font-style-complex="normal"/>
    </style:style>
    <style:style style:name="T1009" style:family="text">
      <style:text-properties style:font-name="Linux Libertine S.O.Cist.2" fo:font-size="12pt" fo:language="cs" fo:country="CZ" fo:font-style="normal" officeooo:rsid="0242cf60" style:font-size-asian="12pt" style:font-style-asian="normal" style:font-size-complex="12pt" style:font-style-complex="normal"/>
    </style:style>
    <style:style style:name="T1010" style:family="text">
      <style:text-properties style:font-name="Linux Libertine S.O.Cist.2" fo:font-size="12pt" fo:language="cs" fo:country="CZ" fo:font-style="normal" officeooo:rsid="00341cc3" style:font-size-asian="12pt" style:font-style-asian="normal" style:font-size-complex="12pt" style:font-style-complex="normal"/>
    </style:style>
    <style:style style:name="T1011" style:family="text">
      <style:text-properties style:font-name="Linux Libertine S.O.Cist.2" fo:font-size="12pt" fo:language="cs" fo:country="CZ" fo:font-style="normal" officeooo:rsid="00349845" style:font-size-asian="12pt" style:font-style-asian="normal" style:font-size-complex="12pt" style:font-style-complex="normal"/>
    </style:style>
    <style:style style:name="T1012" style:family="text">
      <style:text-properties style:font-name="Linux Libertine S.O.Cist.2" fo:font-size="12pt" fo:language="cs" fo:country="CZ" fo:font-style="normal" officeooo:rsid="00362dab" style:font-size-asian="12pt" style:font-style-asian="normal" style:font-size-complex="12pt" style:font-style-complex="normal"/>
    </style:style>
    <style:style style:name="T1013" style:family="text">
      <style:text-properties style:font-name="Linux Libertine S.O.Cist.2" fo:font-size="12pt" fo:language="cs" fo:country="CZ" fo:font-style="normal" officeooo:rsid="00383718" style:font-size-asian="12pt" style:font-style-asian="normal" style:font-size-complex="12pt" style:font-style-complex="normal"/>
    </style:style>
    <style:style style:name="T1014" style:family="text">
      <style:text-properties style:font-name="Linux Libertine S.O.Cist.2" fo:font-size="12pt" fo:language="cs" fo:country="CZ" fo:font-style="normal" officeooo:rsid="0244b255" style:font-size-asian="12pt" style:font-style-asian="normal" style:font-size-complex="12pt" style:font-style-complex="normal"/>
    </style:style>
    <style:style style:name="T1015" style:family="text">
      <style:text-properties style:font-name="Linux Libertine S.O.Cist.2" fo:font-size="12pt" fo:language="cs" fo:country="CZ" fo:font-style="normal" officeooo:rsid="00369309" style:font-size-asian="12pt" style:font-style-asian="normal" style:font-size-complex="12pt" style:font-style-complex="normal"/>
    </style:style>
    <style:style style:name="T1016" style:family="text">
      <style:text-properties style:font-name="Linux Libertine S.O.Cist.2" fo:font-size="12pt" fo:language="cs" fo:country="CZ" fo:font-style="normal" officeooo:rsid="02457a85" style:font-size-asian="12pt" style:font-style-asian="normal" style:font-size-complex="12pt" style:font-style-complex="normal"/>
    </style:style>
    <style:style style:name="T1017" style:family="text">
      <style:text-properties style:font-name="Linux Libertine S.O.Cist.2" fo:font-size="12pt" fo:language="cs" fo:country="CZ" fo:font-style="normal" officeooo:rsid="0252817e" style:font-size-asian="12pt" style:font-style-asian="normal" style:font-size-complex="12pt" style:font-style-complex="normal"/>
    </style:style>
    <style:style style:name="T1018" style:family="text">
      <style:text-properties style:font-name="Linux Libertine S.O.Cist.2" fo:font-size="12pt" fo:language="cs" fo:country="CZ" fo:font-style="normal" officeooo:rsid="02537b20" style:font-size-asian="12pt" style:font-style-asian="normal" style:font-size-complex="12pt" style:font-style-complex="normal"/>
    </style:style>
    <style:style style:name="T1019" style:family="text">
      <style:text-properties style:font-name="Linux Libertine S.O.Cist.2" fo:font-size="12pt" fo:language="cs" fo:country="CZ" fo:font-style="normal" officeooo:rsid="00dfc76c" style:font-size-asian="12pt" style:font-style-asian="normal" style:font-size-complex="12pt" style:font-style-complex="normal"/>
    </style:style>
    <style:style style:name="T1020" style:family="text">
      <style:text-properties style:font-name="Linux Libertine S.O.Cist.2" fo:font-size="12pt" fo:language="cs" fo:country="CZ" fo:font-style="normal" officeooo:rsid="01d6c0ce" style:font-size-asian="12pt" style:font-style-asian="normal" style:font-size-complex="12pt" style:font-style-complex="normal"/>
    </style:style>
    <style:style style:name="T1021" style:family="text">
      <style:text-properties style:font-name="Linux Libertine S.O.Cist.2" fo:font-size="12pt" fo:language="cs" fo:country="CZ" fo:font-style="normal" officeooo:rsid="026b12d9" style:font-size-asian="12pt" style:font-style-asian="normal" style:font-size-complex="12pt" style:font-style-complex="normal"/>
    </style:style>
    <style:style style:name="T1022" style:family="text">
      <style:text-properties style:font-name="Linux Libertine S.O.Cist.2" fo:font-size="12pt" fo:language="cs" fo:country="CZ" fo:font-style="normal" officeooo:rsid="00e4e895" style:font-size-asian="12pt" style:font-style-asian="normal" style:font-size-complex="12pt" style:font-style-complex="normal"/>
    </style:style>
    <style:style style:name="T1023" style:family="text">
      <style:text-properties style:font-name="Linux Libertine S.O.Cist.2" fo:font-size="12pt" fo:language="cs" fo:country="CZ" fo:font-style="normal" officeooo:rsid="00e1c8a7" style:font-size-asian="12pt" style:font-style-asian="normal" style:font-size-complex="12pt" style:font-style-complex="normal"/>
    </style:style>
    <style:style style:name="T1024" style:family="text">
      <style:text-properties style:font-name="Linux Libertine S.O.Cist.2" fo:font-size="12pt" fo:language="cs" fo:country="CZ" fo:font-style="normal" officeooo:rsid="027bb94a" style:font-size-asian="12pt" style:font-style-asian="normal" style:font-size-complex="12pt" style:font-style-complex="normal"/>
    </style:style>
    <style:style style:name="T1025" style:family="text">
      <style:text-properties style:font-name="Linux Libertine S.O.Cist.2" fo:font-size="12pt" fo:language="cs" fo:country="CZ" fo:font-style="normal" officeooo:rsid="027be9e5" style:font-size-asian="12pt" style:font-style-asian="normal" style:font-size-complex="12pt" style:font-style-complex="normal"/>
    </style:style>
    <style:style style:name="T1026" style:family="text">
      <style:text-properties style:font-name="Linux Libertine S.O.Cist.2" fo:font-size="12pt" fo:language="cs" fo:country="CZ" fo:font-style="normal" officeooo:rsid="027df727" style:font-size-asian="12pt" style:font-style-asian="normal" style:font-size-complex="12pt" style:font-style-complex="normal"/>
    </style:style>
    <style:style style:name="T1027" style:family="text">
      <style:text-properties style:font-name="Linux Libertine S.O.Cist.2" fo:font-size="12pt" fo:language="cs" fo:country="CZ" fo:font-style="normal" officeooo:rsid="027e5d1e" style:font-size-asian="12pt" style:font-style-asian="normal" style:font-size-complex="12pt" style:font-style-complex="normal"/>
    </style:style>
    <style:style style:name="T1028" style:family="text">
      <style:text-properties style:font-name="Linux Libertine S.O.Cist.2" fo:font-size="12pt" fo:language="cs" fo:country="CZ" fo:font-style="normal" officeooo:rsid="027eabd0" style:font-size-asian="12pt" style:font-style-asian="normal" style:font-size-complex="12pt" style:font-style-complex="normal"/>
    </style:style>
    <style:style style:name="T1029" style:family="text">
      <style:text-properties style:font-name="Linux Libertine S.O.Cist.2" fo:font-size="12pt" fo:language="cs" fo:country="CZ" fo:font-style="normal" officeooo:rsid="027eeba7" style:font-size-asian="12pt" style:font-style-asian="normal" style:font-size-complex="12pt" style:font-style-complex="normal"/>
    </style:style>
    <style:style style:name="T1030" style:family="text">
      <style:text-properties style:font-name="Linux Libertine S.O.Cist.2" fo:font-size="12pt" fo:language="cs" fo:country="CZ" fo:font-style="normal" officeooo:rsid="027efa53" style:font-size-asian="12pt" style:font-style-asian="normal" style:font-size-complex="12pt" style:font-style-complex="normal"/>
    </style:style>
    <style:style style:name="T1031" style:family="text">
      <style:text-properties style:font-name="Linux Libertine S.O.Cist.2" fo:font-size="12pt" fo:language="cs" fo:country="CZ" fo:font-style="normal" officeooo:rsid="02814a19" style:font-size-asian="12pt" style:font-style-asian="normal" style:font-size-complex="12pt" style:font-style-complex="normal"/>
    </style:style>
    <style:style style:name="T1032" style:family="text">
      <style:text-properties style:font-name="Linux Libertine S.O.Cist.2" fo:font-size="12pt" fo:language="cs" fo:country="CZ" fo:font-style="normal" officeooo:rsid="028172a9" style:font-size-asian="12pt" style:font-style-asian="normal" style:font-size-complex="12pt" style:font-style-complex="normal"/>
    </style:style>
    <style:style style:name="T1033" style:family="text">
      <style:text-properties style:font-name="Linux Libertine S.O.Cist.2" fo:font-size="12pt" fo:language="cs" fo:country="CZ" fo:font-style="normal" officeooo:rsid="02830740" style:font-size-asian="12pt" style:font-style-asian="normal" style:font-size-complex="12pt" style:font-style-complex="normal"/>
    </style:style>
    <style:style style:name="T1034" style:family="text">
      <style:text-properties style:font-name="Linux Libertine S.O.Cist.2" fo:font-size="12pt" fo:language="cs" fo:country="CZ" fo:font-style="normal" officeooo:rsid="0283daac" style:font-size-asian="12pt" style:font-style-asian="normal" style:font-size-complex="12pt" style:font-style-complex="normal"/>
    </style:style>
    <style:style style:name="T1035" style:family="text">
      <style:text-properties style:font-name="Linux Libertine S.O.Cist.2" fo:font-size="12pt" fo:language="cs" fo:country="CZ" fo:font-style="normal" officeooo:rsid="02840c61" style:font-size-asian="12pt" style:font-style-asian="normal" style:font-size-complex="12pt" style:font-style-complex="normal"/>
    </style:style>
    <style:style style:name="T1036" style:family="text">
      <style:text-properties style:font-name="Linux Libertine S.O.Cist.2" fo:font-size="12pt" fo:language="cs" fo:country="CZ" fo:font-style="normal" officeooo:rsid="019783c5" style:font-size-asian="12pt" style:font-style-asian="normal" style:font-size-complex="12pt" style:font-style-complex="normal"/>
    </style:style>
    <style:style style:name="T1037" style:family="text">
      <style:text-properties style:font-name="Linux Libertine S.O.Cist.2" fo:font-size="12pt" fo:language="cs" fo:country="CZ" fo:font-style="normal" officeooo:rsid="0198b27b" style:font-size-asian="12pt" style:font-style-asian="normal" style:font-size-complex="12pt" style:font-style-complex="normal"/>
    </style:style>
    <style:style style:name="T1038" style:family="text">
      <style:text-properties style:font-name="Linux Libertine S.O.Cist.2" fo:font-size="12pt" fo:language="cs" fo:country="CZ" fo:font-style="normal" officeooo:rsid="0288e91d" style:font-size-asian="12pt" style:font-style-asian="normal" style:font-size-complex="12pt" style:font-style-complex="normal"/>
    </style:style>
    <style:style style:name="T1039" style:family="text">
      <style:text-properties style:font-name="Linux Libertine S.O.Cist.2" fo:font-size="12pt" fo:language="cs" fo:country="CZ" fo:font-style="normal" officeooo:rsid="019a9f72" style:font-size-asian="12pt" style:font-style-asian="normal" style:font-size-complex="12pt" style:font-style-complex="normal"/>
    </style:style>
    <style:style style:name="T1040" style:family="text">
      <style:text-properties style:font-name="Linux Libertine S.O.Cist.2" fo:font-size="12pt" fo:language="cs" fo:country="CZ" fo:font-style="normal" officeooo:rsid="019b35a3" style:font-size-asian="12pt" style:font-style-asian="normal" style:font-size-complex="12pt" style:font-style-complex="normal"/>
    </style:style>
    <style:style style:name="T1041" style:family="text">
      <style:text-properties style:font-name="Linux Libertine S.O.Cist.2" fo:font-size="12pt" fo:language="cs" fo:country="CZ" fo:font-style="normal" officeooo:rsid="0295c215" style:font-size-asian="12pt" style:font-style-asian="normal" style:font-size-complex="12pt" style:font-style-complex="normal"/>
    </style:style>
    <style:style style:name="T1042" style:family="text">
      <style:text-properties style:font-name="Linux Libertine S.O.Cist.2" fo:font-size="12pt" fo:language="cs" fo:country="CZ" fo:font-style="normal" officeooo:rsid="0295df7a" style:font-size-asian="12pt" style:font-style-asian="normal" style:font-size-complex="12pt" style:font-style-complex="normal"/>
    </style:style>
    <style:style style:name="T1043" style:family="text">
      <style:text-properties style:font-name="Linux Libertine S.O.Cist.2" fo:font-size="12pt" fo:language="cs" fo:country="CZ" fo:font-style="normal" officeooo:rsid="022cfa09" style:font-size-asian="12pt" style:language-asian="zh" style:country-asian="CN" style:font-style-asian="normal" style:font-size-complex="12pt" style:language-complex="hi" style:country-complex="IN" style:font-style-complex="normal"/>
    </style:style>
    <style:style style:name="T1044" style:family="text">
      <style:text-properties style:font-name="Linux Libertine S.O.Cist.2" fo:font-size="12pt" fo:language="cs" fo:country="CZ" fo:font-style="normal" officeooo:rsid="0230b29f" style:font-size-asian="12pt" style:language-asian="zh" style:country-asian="CN" style:font-style-asian="normal" style:font-size-complex="12pt" style:language-complex="hi" style:country-complex="IN" style:font-style-complex="normal"/>
    </style:style>
    <style:style style:name="T1045" style:family="text">
      <style:text-properties style:font-name="Linux Libertine S.O.Cist.2" fo:font-size="12pt" fo:language="cs" fo:country="CZ" fo:font-style="normal" officeooo:rsid="02350ef8" style:font-size-asian="12pt" style:language-asian="zh" style:country-asian="CN" style:font-style-asian="normal" style:font-size-complex="12pt" style:language-complex="hi" style:country-complex="IN" style:font-style-complex="normal"/>
    </style:style>
    <style:style style:name="T1046" style:family="text">
      <style:text-properties style:font-name="Linux Libertine S.O.Cist.2" fo:font-size="12pt" fo:language="la" fo:country="VA" style:font-size-asian="12pt" style:language-asian="zh" style:country-asian="CN" style:language-complex="hi" style:country-complex="IN"/>
    </style:style>
    <style:style style:name="T1047" style:family="text">
      <style:text-properties style:font-name="Linux Libertine S.O.Cist.2" fo:font-size="12pt" fo:language="la" fo:country="VA" officeooo:rsid="021e8496" style:font-size-asian="12pt" style:language-asian="zh" style:country-asian="CN" style:language-complex="hi" style:country-complex="IN"/>
    </style:style>
    <style:style style:name="T1048" style:family="text">
      <style:text-properties style:font-name="Linux Libertine S.O.Cist.2" fo:font-size="12pt" fo:language="la" fo:country="VA" officeooo:rsid="022c43d5" style:font-size-asian="12pt" style:language-asian="zh" style:country-asian="CN" style:language-complex="hi" style:country-complex="IN"/>
    </style:style>
    <style:style style:name="T1049" style:family="text">
      <style:text-properties style:font-name="Linux Libertine S.O.Cist.2" fo:font-size="12pt" fo:language="la" fo:country="VA" style:font-size-asian="12pt" style:language-asian="zh" style:country-asian="CN" style:font-size-complex="12pt" style:language-complex="hi" style:country-complex="IN"/>
    </style:style>
    <style:style style:name="T1050" style:family="text">
      <style:text-properties style:font-name="Linux Libertine S.O.Cist.2" fo:font-size="12pt" fo:language="la" fo:country="VA" officeooo:rsid="0222fe25" style:font-size-asian="12pt" style:language-asian="zh" style:country-asian="CN" style:font-size-complex="12pt" style:language-complex="hi" style:country-complex="IN"/>
    </style:style>
    <style:style style:name="T1051" style:family="text">
      <style:text-properties style:font-name="Linux Libertine S.O.Cist.2" fo:font-size="12pt" fo:language="la" fo:country="VA" style:font-size-asian="12pt" style:font-name-complex="Times New Roman" style:font-size-complex="12pt"/>
    </style:style>
    <style:style style:name="T1052" style:family="text">
      <style:text-properties style:font-name="Linux Libertine S.O.Cist.2" fo:font-size="12pt" fo:language="la" fo:country="VA" officeooo:rsid="02269dc5" style:font-size-asian="12pt" style:font-name-complex="Times New Roman" style:font-size-complex="12pt"/>
    </style:style>
    <style:style style:name="T1053" style:family="text">
      <style:text-properties officeooo:rsid="01f6c4c2"/>
    </style:style>
    <style:style style:name="T1054" style:family="text">
      <style:text-properties officeooo:rsid="01f84a2c"/>
    </style:style>
    <style:style style:name="T1055" style:family="text">
      <style:text-properties style:font-name="Linux Libertine S.O.Cist.1" fo:font-size="12pt" fo:language="cs" fo:country="CZ" style:font-size-asian="12pt" style:font-size-complex="12pt"/>
    </style:style>
    <style:style style:name="T1056" style:family="text">
      <style:text-properties style:font-name="Linux Libertine S.O.Cist.1" fo:font-size="12pt" fo:language="cs" fo:country="CZ" officeooo:rsid="00a5a7ed" style:font-size-asian="12pt" style:font-size-complex="12pt"/>
    </style:style>
    <style:style style:name="T1057" style:family="text">
      <style:text-properties style:font-name="Linux Libertine S.O.Cist.1" fo:font-size="12pt" fo:language="cs" fo:country="CZ" officeooo:rsid="01f84a2c" style:font-size-asian="12pt" style:font-size-complex="12pt"/>
    </style:style>
    <style:style style:name="T1058" style:family="text">
      <style:text-properties style:font-name="Linux Libertine S.O.Cist.1" fo:font-size="12pt" fo:language="cs" fo:country="CZ" officeooo:rsid="018ec27a" style:font-size-asian="12pt" style:font-size-complex="12pt"/>
    </style:style>
    <style:style style:name="T1059" style:family="text">
      <style:text-properties style:font-name="Linux Libertine S.O.Cist.1" fo:font-size="12pt" fo:language="cs" fo:country="CZ" officeooo:rsid="007bc0bb" style:font-size-asian="12pt" style:font-size-complex="12pt"/>
    </style:style>
    <style:style style:name="T1060" style:family="text">
      <style:text-properties style:font-name="Linux Libertine S.O.Cist.1" fo:font-size="12pt" fo:language="cs" fo:country="CZ" officeooo:rsid="01f87cb1" style:font-size-asian="12pt" style:font-size-complex="12pt"/>
    </style:style>
    <style:style style:name="T1061" style:family="text">
      <style:text-properties style:font-name="Linux Libertine S.O.Cist.1" fo:font-size="12pt" fo:language="cs" fo:country="CZ" officeooo:rsid="007a2c10" style:font-size-asian="12pt" style:font-size-complex="12pt"/>
    </style:style>
    <style:style style:name="T1062" style:family="text">
      <style:text-properties style:font-name="Linux Libertine S.O.Cist.1" fo:font-size="12pt" fo:language="cs" fo:country="CZ" officeooo:rsid="007db483" style:font-size-asian="12pt" style:font-size-complex="12pt"/>
    </style:style>
    <style:style style:name="T1063" style:family="text">
      <style:text-properties style:font-name="Linux Libertine S.O.Cist.1" fo:font-size="12pt" fo:language="cs" fo:country="CZ" officeooo:rsid="00794280" style:font-size-asian="12pt" style:font-size-complex="12pt"/>
    </style:style>
    <style:style style:name="T1064" style:family="text">
      <style:text-properties style:font-name="Linux Libertine S.O.Cist.1" fo:font-size="12pt" fo:language="cs" fo:country="CZ" officeooo:rsid="007b3c0b" style:font-size-asian="12pt" style:font-size-complex="12pt"/>
    </style:style>
    <style:style style:name="T1065" style:family="text">
      <style:text-properties style:font-name="Linux Libertine S.O.Cist.1" fo:font-size="12pt" fo:language="cs" fo:country="CZ" officeooo:rsid="00d104ea" style:font-size-asian="12pt" style:font-size-complex="12pt"/>
    </style:style>
    <style:style style:name="T1066" style:family="text">
      <style:text-properties style:font-name="Linux Libertine S.O.Cist.1" fo:font-size="12pt" fo:language="cs" fo:country="CZ" officeooo:rsid="0269877c" style:font-size-asian="12pt" style:font-size-complex="12pt"/>
    </style:style>
    <style:style style:name="T1067" style:family="text">
      <style:text-properties style:font-name="Linux Libertine S.O.Cist.1" fo:font-size="12pt" fo:language="cs" fo:country="CZ" officeooo:rsid="01150547" style:font-size-asian="12pt" style:font-size-complex="12pt"/>
    </style:style>
    <style:style style:name="T1068" style:family="text">
      <style:text-properties style:font-name="Linux Libertine S.O.Cist.1" fo:font-size="12pt" fo:language="cs" fo:country="CZ" officeooo:rsid="01d96901" style:font-size-asian="12pt" style:font-size-complex="12pt"/>
    </style:style>
    <style:style style:name="T1069" style:family="text">
      <style:text-properties style:font-name="Linux Libertine S.O.Cist.1" fo:font-size="12pt" fo:language="cs" fo:country="CZ" officeooo:rsid="026f1a69" style:font-size-asian="12pt" style:font-size-complex="12pt"/>
    </style:style>
    <style:style style:name="T1070" style:family="text">
      <style:text-properties style:font-name="Linux Libertine S.O.Cist.1" fo:font-size="12pt" fo:language="cs" fo:country="CZ" officeooo:rsid="02906ebe" style:font-size-asian="12pt" style:font-size-complex="12pt"/>
    </style:style>
    <style:style style:name="T1071" style:family="text">
      <style:text-properties style:font-name="Linux Libertine S.O.Cist.1" fo:font-size="12pt" fo:language="cs" fo:country="CZ" fo:font-style="italic" officeooo:rsid="007bc0bb" style:font-size-asian="12pt" style:font-style-asian="italic" style:font-size-complex="12pt" style:font-style-complex="italic"/>
    </style:style>
    <style:style style:name="T1072" style:family="text">
      <style:text-properties style:font-name="Linux Libertine S.O.Cist.1" fo:font-size="12pt" fo:language="cs" fo:country="CZ" fo:font-style="italic" officeooo:rsid="02906ebe" style:font-size-asian="12pt" style:font-style-asian="italic" style:font-size-complex="12pt" style:font-style-complex="italic"/>
    </style:style>
    <style:style style:name="T1073" style:family="text">
      <style:text-properties style:font-name="Linux Libertine S.O.Cist.1" fo:font-size="12pt" fo:language="cs" fo:country="CZ" fo:font-style="normal" officeooo:rsid="009e1b37" style:font-size-asian="12pt" style:font-style-asian="normal" style:font-size-complex="12pt" style:font-style-complex="normal"/>
    </style:style>
    <style:style style:name="T1074" style:family="text">
      <style:text-properties style:font-name="Linux Libertine S.O.Cist.1" fo:font-size="12pt" fo:language="cs" fo:country="CZ" fo:font-style="normal" officeooo:rsid="00d609a6" style:font-size-asian="12pt" style:font-style-asian="normal" style:font-size-complex="12pt" style:font-style-complex="normal"/>
    </style:style>
    <style:style style:name="T1075" style:family="text">
      <style:text-properties style:font-name="Linux Libertine S.O.Cist.1" fo:font-size="12pt" fo:language="cs" fo:country="CZ" fo:font-style="normal" officeooo:rsid="0269877c" style:font-size-asian="12pt" style:font-style-asian="normal" style:font-size-complex="12pt" style:font-style-complex="normal"/>
    </style:style>
    <style:style style:name="T1076" style:family="text">
      <style:text-properties style:font-name="Linux Libertine S.O.Cist.1" fo:font-size="12pt" fo:language="cs" fo:country="CZ" fo:font-style="normal" officeooo:rsid="02906ebe" style:font-size-asian="12pt" style:font-style-asian="normal" style:font-size-complex="12pt" style:font-style-complex="normal"/>
    </style:style>
    <style:style style:name="T1077" style:family="text">
      <style:text-properties style:font-name="Linux Libertine S.O.Cist.1" fo:font-size="12pt" style:font-size-asian="12pt"/>
    </style:style>
    <style:style style:name="T1078" style:family="text">
      <style:text-properties style:font-name="Linux Libertine S.O.Cist.1" fo:font-size="12pt" officeooo:rsid="01bcb25b" style:font-size-asian="12pt"/>
    </style:style>
    <style:style style:name="T1079" style:family="text">
      <style:text-properties style:font-name="Linux Libertine S.O.Cist.1" fo:font-size="12pt" officeooo:rsid="0212d792" style:font-size-asian="12pt"/>
    </style:style>
    <style:style style:name="T1080" style:family="text">
      <style:text-properties style:font-name="Linux Libertine S.O.Cist.1" fo:font-size="12pt" officeooo:rsid="01bd4aee" style:font-size-asian="12pt"/>
    </style:style>
    <style:style style:name="T1081" style:family="text">
      <style:text-properties style:font-name="Linux Libertine S.O.Cist.1" fo:font-size="12pt" officeooo:rsid="01c02621" style:font-size-asian="12pt"/>
    </style:style>
    <style:style style:name="T1082" style:family="text">
      <style:text-properties style:font-name="Linux Libertine S.O.Cist.1" fo:font-size="12pt" officeooo:rsid="01bdedcc" style:font-size-asian="12pt"/>
    </style:style>
    <style:style style:name="T1083" style:family="text">
      <style:text-properties style:font-name="Linux Libertine S.O.Cist.1" fo:font-size="12pt" officeooo:rsid="01bf6896" style:font-size-asian="12pt"/>
    </style:style>
    <style:style style:name="T1084" style:family="text">
      <style:text-properties style:font-name="Linux Libertine S.O.Cist.1" fo:font-size="12pt" officeooo:rsid="01c1b5d8" style:font-size-asian="12pt"/>
    </style:style>
    <style:style style:name="T1085" style:family="text">
      <style:text-properties style:font-name="Linux Libertine S.O.Cist.1" fo:font-size="12pt" officeooo:rsid="0213d5f9" style:font-size-asian="12pt"/>
    </style:style>
    <style:style style:name="T1086" style:family="text">
      <style:text-properties style:font-name="Linux Libertine S.O.Cist.1" fo:font-size="12pt" officeooo:rsid="01c19e4b" style:font-size-asian="12pt"/>
    </style:style>
    <style:style style:name="T1087" style:family="text">
      <style:text-properties style:font-name="Linux Libertine S.O.Cist.1" fo:font-size="12pt" officeooo:rsid="02146392" style:font-size-asian="12pt"/>
    </style:style>
    <style:style style:name="T1088" style:family="text">
      <style:text-properties style:font-name="Linux Libertine S.O.Cist.1" fo:font-size="12pt" officeooo:rsid="0291e68f" style:font-size-asian="12pt"/>
    </style:style>
    <style:style style:name="T1089" style:family="text">
      <style:text-properties style:font-name="Linux Libertine S.O.Cist.1" fo:font-size="12pt" officeooo:rsid="0292dc60" style:font-size-asian="12pt"/>
    </style:style>
    <style:style style:name="T1090" style:family="text">
      <style:text-properties style:font-name="Linux Libertine S.O.Cist.1" fo:font-size="12pt" fo:font-style="italic" officeooo:rsid="01bcb25b" style:font-size-asian="12pt" style:font-style-asian="italic" style:font-style-complex="italic"/>
    </style:style>
    <style:style style:name="T1091" style:family="text">
      <style:text-properties style:font-name="Linux Libertine S.O.Cist.1" fo:font-size="12pt" fo:font-style="italic" officeooo:rsid="01bf6896" style:font-size-asian="12pt" style:font-style-asian="italic" style:font-style-complex="italic"/>
    </style:style>
    <style:style style:name="T1092" style:family="text">
      <style:text-properties style:font-name="Linux Libertine S.O.Cist.1" fo:font-size="12pt" fo:font-style="italic" officeooo:rsid="01c19e4b" style:font-size-asian="12pt" style:font-style-asian="italic" style:font-style-complex="italic"/>
    </style:style>
    <style:style style:name="T1093" style:family="text">
      <style:text-properties style:font-name="Linux Libertine S.O.Cist.1" fo:font-size="12pt" fo:font-style="italic" officeooo:rsid="01c1b5d8" style:font-size-asian="12pt" style:font-style-asian="italic" style:font-style-complex="italic"/>
    </style:style>
    <style:style style:name="T1094" style:family="text">
      <style:text-properties style:font-name="Linux Libertine S.O.Cist.1" fo:font-size="12pt" fo:font-style="italic" officeooo:rsid="02146392" style:font-size-asian="12pt" style:font-style-asian="italic" style:font-style-complex="italic"/>
    </style:style>
    <style:style style:name="T1095" style:family="text">
      <style:text-properties style:font-name="Linux Libertine S.O.Cist.1" fo:font-size="12pt" fo:font-style="normal" officeooo:rsid="01bf6896" style:font-size-asian="12pt" style:font-style-asian="normal" style:font-style-complex="normal"/>
    </style:style>
    <style:style style:name="T1096" style:family="text">
      <style:text-properties style:font-name="Linux Libertine S.O.Cist.1" fo:font-size="12pt" fo:font-style="normal" officeooo:rsid="02146392" style:font-size-asian="12pt" style:font-style-asian="normal" style:font-style-complex="normal"/>
    </style:style>
    <style:style style:name="T1097" style:family="text">
      <style:text-properties officeooo:rsid="01f87cb1"/>
    </style:style>
    <style:style style:name="T1098" style:family="text">
      <style:text-properties officeooo:rsid="01fc0eec"/>
    </style:style>
    <style:style style:name="T1099" style:family="text">
      <style:text-properties officeooo:rsid="01fc6a3b"/>
    </style:style>
    <style:style style:name="T1100" style:family="text">
      <style:text-properties style:font-name="Bookman BT S.O.Cist.:liga=01" fo:font-size="12pt" fo:language="la" fo:country="VA" fo:font-weight="normal" officeooo:rsid="0202aeaa" style:font-size-asian="12pt" style:language-asian="zh" style:country-asian="CN" style:font-weight-asian="normal" style:font-size-complex="12pt" style:language-complex="hi" style:country-complex="IN" style:font-weight-complex="normal"/>
    </style:style>
    <style:style style:name="T1101" style:family="text">
      <style:text-properties fo:font-weight="bold" style:font-weight-asian="bold" style:font-weight-complex="bold" style:text-scale="132%"/>
    </style:style>
    <style:style style:name="T1102" style:family="text">
      <style:text-properties officeooo:rsid="0208d55b"/>
    </style:style>
    <style:style style:name="T1103" style:family="text">
      <style:text-properties officeooo:rsid="020acbb6"/>
    </style:style>
    <style:style style:name="T1104" style:family="text">
      <style:text-properties officeooo:rsid="0212c513"/>
    </style:style>
    <style:style style:name="T1105" style:family="text">
      <style:text-properties officeooo:rsid="02177acc"/>
    </style:style>
    <style:style style:name="T1106" style:family="text">
      <style:text-properties officeooo:rsid="021a1aa2"/>
    </style:style>
    <style:style style:name="T1107" style:family="text">
      <style:text-properties officeooo:rsid="021be7e6"/>
    </style:style>
    <style:style style:name="T1108" style:family="text">
      <style:text-properties fo:color="#3465a4" loext:opacity="100%"/>
    </style:style>
    <style:style style:name="T1109" style:family="text">
      <style:text-properties fo:color="#3465a4" loext:opacity="100%" style:font-name="Linux Libertine S.O.Cist.2"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10" style:family="text">
      <style:text-properties fo:color="#3465a4" loext:opacity="100%" style:font-name="Linux Libertine S.O.Cist.2" fo:font-size="12pt" fo:letter-spacing="normal" fo:language="cs" fo:country="CZ" fo:font-style="normal" fo:font-weight="normal" officeooo:rsid="023c6e2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11" style:family="text">
      <style:text-properties officeooo:rsid="021d0f4e"/>
    </style:style>
    <style:style style:name="T1112" style:family="text">
      <style:text-properties officeooo:rsid="021d1fd9"/>
    </style:style>
    <style:style style:name="T1113" style:family="text">
      <style:text-properties officeooo:rsid="021dc8e4"/>
    </style:style>
    <style:style style:name="T1114" style:family="text">
      <style:text-properties officeooo:rsid="0220788d"/>
    </style:style>
    <style:style style:name="T1115" style:family="text">
      <style:text-properties officeooo:rsid="021ff8bd"/>
    </style:style>
    <style:style style:name="T1116" style:family="text">
      <style:text-properties officeooo:rsid="0224f6c9"/>
    </style:style>
    <style:style style:name="T1117" style:family="text">
      <style:text-properties officeooo:rsid="022e72dc"/>
    </style:style>
    <style:style style:name="T1118" style:family="text">
      <style:text-properties officeooo:rsid="02475bfc"/>
    </style:style>
    <style:style style:name="T1119" style:family="text">
      <style:text-properties officeooo:rsid="02546460"/>
    </style:style>
    <style:style style:name="T1120" style:family="text">
      <style:text-properties officeooo:rsid="02564cb7"/>
    </style:style>
    <style:style style:name="T1121" style:family="text">
      <style:text-properties officeooo:rsid="025c8a7b"/>
    </style:style>
    <style:style style:name="T1122" style:family="text">
      <style:text-properties officeooo:rsid="02616bdd"/>
    </style:style>
    <style:style style:name="T1123" style:family="text">
      <style:text-properties officeooo:rsid="026b12d9"/>
    </style:style>
    <style:style style:name="T1124" style:family="text">
      <style:text-properties officeooo:rsid="0272fd6c"/>
    </style:style>
    <style:style style:name="T1125" style:family="text">
      <style:text-properties officeooo:rsid="02744491"/>
    </style:style>
    <style:style style:name="T1126" style:family="text">
      <style:text-properties officeooo:rsid="02745977"/>
    </style:style>
    <style:style style:name="T1127" style:family="text">
      <style:text-properties officeooo:rsid="02755089"/>
    </style:style>
    <style:style style:name="T1128" style:family="text">
      <style:text-properties officeooo:rsid="02814a19"/>
    </style:style>
    <style:style style:name="T1129" style:family="text">
      <style:text-properties officeooo:rsid="02876729"/>
    </style:style>
    <style:style style:name="T1130" style:family="text">
      <style:text-properties officeooo:rsid="0291e68f"/>
    </style:style>
    <style:style style:name="T1131" style:family="text">
      <style:text-properties officeooo:rsid="0292dc60"/>
    </style:style>
    <style:style style:name="T1132" style:family="text">
      <style:text-properties officeooo:rsid="029aba08"/>
    </style:style>
    <style:style style:name="T1133" style:family="text">
      <style:text-properties officeooo:rsid="029c1e2b"/>
    </style:style>
    <style:style style:name="T1134" style:family="text">
      <style:text-properties officeooo:rsid="029f3eb4"/>
    </style:style>
    <style:style style:name="T1135" style:family="text">
      <style:text-properties fo:color="#2a6099" loext:opacity="100%" fo:font-style="italic" officeooo:rsid="029f3eb4" style:font-style-asian="italic" style:font-style-complex="italic"/>
    </style:style>
    <style:style style:name="T1136" style:family="text">
      <style:text-properties officeooo:rsid="02a25eb0"/>
    </style:style>
    <style:style style:name="T1137" style:family="text">
      <style:text-properties fo:font-size="10pt" fo:font-style="italic" officeooo:rsid="02a25eb0" style:font-style-asian="italic" style:font-style-complex="italic"/>
    </style:style>
    <style:style style:name="T1138" style:family="text">
      <style:text-properties officeooo:rsid="02a2a9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12"><text:span text:style-name="T2">D</text:span><text:span text:style-name="T6">OMINICA PRIMA</text:span><text:span text:style-name="T2"> </text:span><text:span text:style-name="T3">JU</text:span><text:span text:style-name="T5">L</text:span><text:span text:style-name="T3">I</text:span><text:span text:style-name="T4">I.</text:span></text:p>
            <text:p text:style-name="P244"><text:span text:style-name="T41">I</text:span><text:span text:style-name="T120">n</text:span><text:span text:style-name="T41"> F</text:span><text:span text:style-name="T120">esto </text:span></text:p>
            <text:p text:style-name="P244"><text:span text:style-name="T42">P</text:span><text:span text:style-name="T122">retiosissimi </text:span><text:span text:style-name="T42">S</text:span><text:span text:style-name="T122">anguinis</text:span></text:p>
            <text:p text:style-name="P244"><text:span text:style-name="T42">D</text:span><text:span text:style-name="T121">om</text:span><text:span text:style-name="T122">ini </text:span><text:span text:style-name="T42">N</text:span><text:span text:style-name="T41">. </text:span><text:span text:style-name="T42">J</text:span><text:span text:style-name="T152">esu</text:span><text:span text:style-name="T151"> </text:span><text:span text:style-name="T42">C</text:span><text:span text:style-name="T152">hristi</text:span></text:p>
            <text:p text:style-name="P118">M<text:span text:style-name="T164">M</text:span>. <text:span text:style-name="T164">maj.</text:span></text:p>
          </table:table-cell>
          <table:covered-table-cell/>
        </table:table-row>
        <table:table-row table:style-name="Tabulka1.1">
          <table:table-cell table:style-name="Tabulka1.A1" office:value-type="string">
            <text:p text:style-name="P156">In I. Nocturno</text:p>
            <text:p text:style-name="P160">De Epístola beáti Pauli Apóstoli ad Hebræos.</text:p>
            <text:p text:style-name="P9">Lectio j. <text:span text:style-name="T763">Cap. 9.</text:span></text:p>
            <text:p text:style-name="P278"><text:span text:style-name="T587">Christus</text:span> assístens Pontifex futurórum bonórum, per ámplius et perféctius tabernáculum non manufáctum id est, non hujus creatiónis: neque per sánguinem hircórum, aut vitulórum, sed per próprium Sánguinem introívit semel in Sancta, ætérna redemptióne invénta. Si enim sanguis hircórum, et taurórum, et cinis vítulæ aspérsus inquinátos sanctíficat ad emundatiónem carnis: quanto magis Sanguis Christi, qui per Spíritum sanctum semetípsum óbtulit immaculátum Deo, emundábit consciéntiam nostram ab opéribus mórtuis, ad serviéndum Deo vivénti?</text:p>
            <text:p text:style-name="P278"/>
          </table:table-cell>
          <table:table-cell table:style-name="Tabulka1.A1" office:value-type="string">
            <text:p text:style-name="P65"/>
            <text:p text:style-name="P65"/>
            <text:p text:style-name="P65"/>
            <text:p text:style-name="P288"><text:span text:style-name="T587">Kristus </text:span><text:span text:style-name="T818">vystoupil jako</text:span> <text:span text:style-name="T818">V</text:span>elekněz, který nám přináší <text:span text:style-name="T818">budoucí</text:span> dobr<text:span text:style-name="T818">a</text:span>, neprošel stánkem zhotoveným rukama, t<text:span text:style-name="T818">edy</text:span> <text:span text:style-name="T818">stvořeným</text:span>, nýbrž stánkem větším a dokonalejším. A nevešel do <text:span text:style-name="T819">S</text:span>vatyně s krví kozlů a telat, ale jednou provždy dal svou vlastní krev, a tak nám získal věčné vykoupení. Jestliže již pokropení krví kozlů a býků a popel jalovice posvěcuje poskvrněné <text:span text:style-name="T818">k</text:span> očiš<text:span text:style-name="T818">tění</text:span> jejich těl<text:span text:style-name="T818">a</text:span>, čím <text:span text:style-name="T818">spíše pak </text:span>krev Kristova očistí naše svědomí od mrtvých skutků k službě živému Bohu! Vždyť on přinesl sebe sama jako neposkvrněnou oběť Bohu mocí Ducha <text:span text:style-name="T818">svatého</text:span>, který nepomíjí.</text:p>
          </table:table-cell>
        </table:table-row>
        <table:table-row table:style-name="Tabulka1.1">
          <table:table-cell table:style-name="Tabulka1.A1" office:value-type="string">
            <text:p text:style-name="P9">Lectio ij.</text:p>
            <text:p text:style-name="P352"><text:span text:style-name="T587">Et</text:span> ídeo novi Testaménti mediátor est: ut morte intercedénte, in redemptiónem eárum praevaricatiónum, quæ erant sub prióri testaménto, repromissiónem accípiant qui vocáti sunt ætérnæ hæreditátis. Ubi enim testaméntum est: mors necésse est intercédat testatóris. Testaméntum enim in mórtuis confirmátum est: alióquin nondum valet, dum vivit qui testátus est. Unde nec primum quidem sine sánguine dedicátum est.</text:p>
            <text:p text:style-name="P206"/>
          </table:table-cell>
          <table:table-cell table:style-name="Tabulka1.A1" office:value-type="string">
            <text:p text:style-name="P81"/>
            <text:p text:style-name="P398"><text:span text:style-name="T589">Proto</text:span><text:span text:style-name="T853"> je Kristus prostředníkem nové </text:span><text:span text:style-name="T854">S</text:span><text:span text:style-name="T853">mlouvy, aby ti, </text:span><text:span text:style-name="T855">kteří</text:span><text:span text:style-name="T853"> jsou od Boha povoláni, přijali věčné dědictví, které jim bylo zaslíbeno</text:span><text:span text:style-name="T856">,</text:span><text:span text:style-name="T853"> neboť jeho smrt přinesla vykoupení z hříchů, spáchaných za první smlouvy. Při závěti se musí prokázat smrt toho, kdo ji ustanovil. <text:s text:c="2"/>Jen závěť zemřelých je totiž platná; nemá však platnost, dokud </text:span><text:span text:style-name="T855">ještě </text:span><text:span text:style-name="T853">žije ten, kdo ji ustanovil. </text:span><text:span text:style-name="T854">P</text:span><text:span text:style-name="T853">roto ani první smlouva nebyla uzavřena bez vylití krve.</text:span></text:p>
          </table:table-cell>
        </table:table-row>
        <table:table-row table:style-name="Tabulka1.1">
          <table:table-cell table:style-name="Tabulka1.A1" office:value-type="string">
            <text:p text:style-name="P9">Lectio iij.</text:p>
            <text:p text:style-name="P355"><text:span text:style-name="T587">Lecto</text:span> enim omni mandáto legis a Móyse univérso pópulo: accípiens sánguinem vitulórum, et hircórum cum aqua et lana coccínea, et hyssópo: ipsum quoque librum, et omnem pópulum aspérsit, dicens: Hic sanguis testaménti, quod mandávit ad vos Deus. Etiam tabernáculum, et ómnia vasa ministérii sánguine simíliter aspérsit: et ómnia pene in sánguine secúndum legem mundántur: et sine sánguinis effusióne non fit remíssio.</text:p>
            <text:p text:style-name="P93"/>
          </table:table-cell>
          <table:table-cell table:style-name="Tabulka1.A1" office:value-type="string">
            <text:p text:style-name="P81"/>
            <text:p text:style-name="P292"><text:span text:style-name="T660">K</text:span><text:span text:style-name="T587">dyž</text:span> Mojžíš všemu lidu <text:span text:style-name="T819">přečetl</text:span> všecka přikázání podle zákona, vzal krev telat a kozlů, vodu, <text:span text:style-name="T819">purpurovou</text:span> vlnu s yzopem a pokropil knihu Zákona i všechen lid. A řekl jim: „Toto je krev smlouvy, kterou vám přikázal Bůh.“ Podobně pokropil krví i stánek a všechny<text:span text:style-name="T819"> </text:span>bohoslužebné ná<text:span text:style-name="T819">doby. </text:span>Podle zákona se skoro vše očišťuje krví, a bez vylití krve není odpuštění. </text:p>
          </table:table-cell>
        </table:table-row>
        <table:table-row table:style-name="Tabulka1.1">
          <table:table-cell table:style-name="Tabulka1.A1" office:value-type="string">
            <text:p text:style-name="P9">Lectio i<text:span text:style-name="T766">v</text:span>. <text:span text:style-name="T818">Cap. 10.</text:span></text:p>
            <text:p text:style-name="P355">H<text:span text:style-name="T587">abéntes </text:span>ítaque fratres fidúciam in intróitu Sanctórum in Sánguine Christi, quam initiávit nobis viam novam, et vivéntem per velámen, id est, Carnem suam et Sacerdótem magnum super domum Dei: accedámus cum vero corde in plenitúdi<text:soft-page-break/>ne fídei, aspérsi corda a consciéntia mala, et ablúti corpus aqua munda, teneámus spei nostræ confessiónem indeclinábilem, (fidélis enim est qui repromísit) et considerémus ínvicem in provocatiónem charitátis, et bonórum óperum.</text:p>
            <text:p text:style-name="P93"/>
          </table:table-cell>
          <table:table-cell table:style-name="Tabulka1.A1" office:value-type="string">
            <text:p text:style-name="P81"/>
            <text:p text:style-name="P399"><text:span text:style-name="T590">Máme</text:span><text:span text:style-name="T591"> </text:span><text:span text:style-name="T779">tedy, bratři, důvěru, že </text:span><text:span text:style-name="T857">smíme vejít do Svatyně v Krvi Kristově, kterou nám připravil cestu novou a živou, skrze oponu, tedy své Tělo. <text:s/>Máme-li tedy tak velikého Kněze nad celým Božím domem, přistupujme před Boha s opravdovým srd</text:span><text:soft-page-break/><text:span text:style-name="T857">cem a v plnosti víry, se srdcem očištěným od zlého svědomí a s tělem obmytým čistou vodou. Držme se neotřesitelné naděje, kterou vyznáváme, (neboť ten, </text:span><text:span text:style-name="T855">který</text:span><text:span text:style-name="T857"> nám dal zaslíbení, je věrný). Mějme zájem jeden o druhého a povzbuzujme se k lásce i</text:span><text:span text:style-name="T856"> </text:span><text:span text:style-name="T857">k</text:span><text:span text:style-name="T856"> </text:span><text:span text:style-name="T857">dobrým skutkům.</text:span><text:span text:style-name="T855"> </text:span><text:span text:style-name="T859">(</text:span><text:span text:style-name="T960">ČEP,</text:span><text:span text:style-name="T961"> </text:span><text:span text:style-name="T962">upraveno</text:span><text:span text:style-name="T991">)</text:span></text:p>
          </table:table-cell>
        </table:table-row>
        <table:table-row table:style-name="Tabulka1.1">
          <table:table-cell table:style-name="Tabulka1.A1" office:value-type="string">
            <text:p text:style-name="P132">In II. Nocturno</text:p>
            <text:p text:style-name="P126">Sermo sancti Joánnis Chrysóstomi.</text:p>
            <text:p text:style-name="P21">Lectio v.</text:p>
            <text:p text:style-name="P346">V<text:span text:style-name="T587">ultis</text:span> Sánguinis Christi audíre virtútem? Redeámus ad ejus exémplum, et priórem typum recordémur, et pristínam scriptúram narrémus. In Ægypto, nocte média, Ægyptiis Deus plagam décimam minabátur, ut eórum primogénita deperírent, quia primogénitum ejus pópulum detinébant. Sed ne amata plebs Judæórum una cum illis periclitarétur, quia unus locus continébat univérsos, remédium discretiónis invéntum est. Proínde exémplum mirábile, ut discas in veritáte virtútem. Ira divínæ indignatiónis sperabátur‚ et domos síngulas mórtifer circuíbat. Quid ígitur Móyses? Occídite, inquit, agnum annículum, et sanguine ejus liníte jánuas. Quid ais, Móyses? Sanguis ovis rationálem hóminem liberáre consuévit? Valde, inquit; non eo quod sanguis est, sed quia Domínici Sánguinis per eum demonstrátur exémplum.</text:p>
            <text:p text:style-name="P347"/>
          </table:table-cell>
          <table:table-cell table:style-name="Tabulka1.A1" office:value-type="string">
            <text:p text:style-name="P75"/>
            <text:p text:style-name="P75"/>
            <text:p text:style-name="P75"/>
            <text:p text:style-name="P431"><text:span text:style-name="T673">Chtěli</text:span><text:span text:style-name="T544"> jste slyšet o moci Krve Kristovy? Přejděme tedy k jednomu takovému příkladu, připomeňme si její předobraz, a</text:span><text:span text:style-name="T545"> </text:span><text:span text:style-name="T544">povyprá</text:span><text:span text:style-name="T545">­</text:span><text:span text:style-name="T544">vějme si něco ze starých písem. V Egyptě, o</text:span><text:span text:style-name="T545"> </text:span><text:span text:style-name="T544">půlnoci, hrozil Bůh Egypťanům desátou ranou, kterou měli zahynout všichni jejich prvorození, neboť zadržovali jeho prvorozený lid. Aby však milovaný Židovský národ nebyl ohrožen spolu s</text:span><text:span text:style-name="T545"> </text:span><text:span text:style-name="T544">nimi, neboť </text:span><text:span text:style-name="T545">spolu žili</text:span><text:span text:style-name="T544"> na jednom místě, bylo nalezeno nenápadné řešení. Proto pohleď na podivuhodný příklad, abys vpravdě poznal</text:span><text:span text:style-name="T555"> </text:span><text:span text:style-name="T557">moc </text:span><text:span text:style-name="T556">krve</text:span><text:span text:style-name="T558">. Všichni očekávali hněv božského rozhořčení a</text:span><text:span text:style-name="T561"> </text:span><text:span text:style-name="T558">anděl smrti obcházel jednotlivé domy. Co na to Mojžíš? „Zabijte,“ praví, „ročního beránka a jeho krví potřete dveře.“ Co to říkáš, Mojžíši? Je </text:span><text:span text:style-name="T559">snad běžné</text:span><text:span text:style-name="T558">, aby krev beránčí osvobodila rozumného člověka? „Zajisté,“ praví, „ne proto, že je to krev, ale proto, že je </text:span><text:span text:style-name="T560">na</text:span><text:span text:style-name="T558"> ní ukázán příklad Krve Páně.“ </text:span></text:p>
          </table:table-cell>
        </table:table-row>
        <table:table-row table:style-name="Tabulka1.1">
          <table:table-cell table:style-name="Tabulka1.A1" office:value-type="string">
            <text:p text:style-name="P19">Lectio vj.</text:p>
            <text:p text:style-name="P367">N<text:span text:style-name="T587">am</text:span> sicut regnántium státuæ, quæ sine causa sunt et sermóne, nonnúmquam ad se confugiéntibus homínibus, ánima et ratióne decorátis, subveníre consuevérunt, non quia sunt ære conféc<text:span text:style-name="T851">­</text:span>tæ‚ sed quia rét<text:span text:style-name="T497">i</text:span>nent imáginem principálem; ita et sanguis ille‚ qui irrationális fuit, ánimas habéntes, hómines liberávit; non quia sanguis fuit, sed quia huius sánguinis ostendébat advéntum. Et tunc Angelus ille vastator, cum linítos postes atque áditus pervidéret, transjécit gressus‚ et non est ausus intráre. Nunc ergo si víder<text:span text:style-name="T368">i</text:span>t inimícus non póstibus impósitum sánguinem typi, sed fidélium ore lucéntem Sánguinem ver<text:span text:style-name="T368">i</text:span>tátis Christi templi póstibus ded<text:span text:style-name="T368">i</text:span>cátum, multo magis se súbtrahet.</text:p>
            <text:p text:style-name="P213"/>
          </table:table-cell>
          <table:table-cell table:style-name="Tabulka1.A1" office:value-type="string">
            <text:p text:style-name="P75"/>
            <text:p text:style-name="P436"><text:span text:style-name="T592">Neboť</text:span><text:span text:style-name="T860"> podobně i k sochám panovníků,</text:span><text:span text:style-name="T861"> </text:span><text:span text:style-name="T860">které nevládnou rozumem ani řečí, se nejednou utíkali pro pomoc lidé obdaření duší i rozumem. Ne snad proto, že sochy byly vyrobeny z bronzu, nýbrž proto, že vyobrazují jejich vládce. Tak i ona krev </text:span><text:span text:style-name="T963">berán</text:span><text:span text:style-name="T986">kova</text:span><text:span text:style-name="T992">, která nemá rozum</text:span><text:span text:style-name="T993">u</text:span><text:span text:style-name="T992">, osvobodila lidi, kteří mají duši. </text:span><text:span text:style-name="T994">N</text:span><text:span text:style-name="T992">e </text:span><text:span text:style-name="T993">snad </text:span><text:span text:style-name="T992">proto, že by to byla krev, </text:span><text:span text:style-name="T995">nýbrž</text:span><text:span text:style-name="T992"> proto, že poukazovala na příchod </text:span><text:span text:style-name="T995">K</text:span><text:span text:style-name="T992">rve </text:span><text:span text:style-name="T963">Páně. </text:span><text:span text:style-name="T996">A tehdy onen Anděl ničitel, když pohlédl na </text:span><text:span text:style-name="T964">krví </text:span><text:span text:style-name="T996">pomazané veřeje dveří, přešel je</text:span><text:span text:style-name="T994">,</text:span><text:span text:style-name="T996"> a</text:span><text:span text:style-name="T994">ni se</text:span><text:span text:style-name="T996"> neodvážil vstoupit. </text:span><text:span text:style-name="T997">Nyní tedy, pokud </text:span><text:span text:style-name="T993">někdy </text:span><text:span text:style-name="T997">nepřítel uvidí, ne </text:span><text:span text:style-name="T993">snad</text:span><text:span text:style-name="T997"> veřeje poma</text:span><text:span text:style-name="T994">­</text:span><text:span text:style-name="T997">zané krví podle tohoto předobrazu, ale Krev pravdy Kristovy, </text:span><text:span text:style-name="T995">kterak</text:span><text:span text:style-name="T997"> na ústech věřících září jako na veřejích zasvěceného chrámu, o to </text:span><text:span text:style-name="T993">spíše</text:span><text:span text:style-name="T997"> se stáhne. </text:span></text:p>
          </table:table-cell>
        </table:table-row>
        <table:table-row table:style-name="Tabulka1.1">
          <table:table-cell table:style-name="Tabulka1.A1" office:value-type="string">
            <text:p text:style-name="P19">Lectio vij.</text:p>
            <text:p text:style-name="P372">S<text:span text:style-name="T587">i</text:span> enim Angelus cessit exémplo, quanto magis terrébitur inimícus‚ si ipsam perspéxerit veritátem? Vis et áliam hujus Sánguinis scrutári virtútem? Volo. Unde primum cucúrrit inspícias, et de quo fonte manávit: De ipsa primum Cruce procéssit: latus illud Domínicum inítium fuit. Mórtuo enim, ait, Jesu‚ et adhuc in Cruce pendénte, appró<text:soft-page-break/>ximat miles, latus láncea percússit, et exinde aqua fluxit et sanguis, unum Baptísmatis symbolum, áliud Sacraménti. Ideo non ait: Exiit sanguis et aqua; sed, éxiit aqua primum et sanguis: quia primum Baptísmate dilúimur, et póstea mystério dedicámur. Latus miles apéruit, et templi sancti parietem patefécit. Et ego thesáurum præclárum invéni‚ et fulgéntes divítias me grátulor reperíre. Sic et de illo agno factum est. Judæi ovem occidérunt, et ego fructum de sacraménto cognóvi. De látere sanguis et aqua. Nolo tam fácile, audítor, tránseas tanti secréta mystérii. Restat enim mihi mystica atque secretális orátio. Dixi Baptísmatis symbolum et mysteriórum, aquam illam et sánguinem demonstráre.</text:p>
            <text:p text:style-name="P98"/>
          </table:table-cell>
          <table:table-cell table:style-name="Tabulka1.A1" office:value-type="string">
            <text:p text:style-name="P75"/>
            <text:p text:style-name="P441"><text:span text:style-name="T618">Pokud</text:span><text:span text:style-name="T420"> tedy Anděl přeš</text:span><text:span text:style-name="T421">el tento předobraz</text:span><text:span text:style-name="T420">, oč víc</text:span><text:span text:style-name="T421">e</text:span><text:span text:style-name="T420"> </text:span><text:span text:style-name="T421">bude</text:span><text:span text:style-name="T420"> vyděšen nepřítel, </text:span><text:span text:style-name="T421">když</text:span><text:span text:style-name="T420"> pohlédne na</text:span><text:span text:style-name="T422"> </text:span><text:span text:style-name="T420">tuto pravdu</text:span><text:span text:style-name="T422">?</text:span><text:span text:style-name="T420"> Chceš prozkoumat i </text:span><text:span text:style-name="T421">další druh</text:span><text:span text:style-name="T420"> moc</text:span><text:span text:style-name="T421">i</text:span><text:span text:style-name="T420"> této Krve? Chci. Uvidíš, odkud prvně vytekla a</text:span><text:span text:style-name="T422"> </text:span><text:span text:style-name="T420">z</text:span><text:span text:style-name="T422"> </text:span><text:span text:style-name="T420">jakého pramene pochází. Původně pochází ze samot</text:span><text:span text:style-name="T422">­</text:span><text:span text:style-name="T420">ného Kříže, bok Páně je jejím pramenem. Evange</text:span><text:span text:style-name="T422">­</text:span><text:span text:style-name="T420">lium praví: Když Ježíš zemřel a </text:span><text:span text:style-name="T423">ještě</text:span><text:span text:style-name="T420"> visel na </text:span><text:soft-page-break/><text:span text:style-name="T420">Kříži, </text:span><text:span text:style-name="T423">přiblížil</text:span><text:span text:style-name="T420"> se voják, probodl </text:span><text:span text:style-name="T422">mu </text:span><text:span text:style-name="T420">bok kopím, a</text:span><text:span text:style-name="T422"> </text:span><text:span text:style-name="T420">vytekla </text:span><text:span text:style-name="T422">z něj</text:span><text:span text:style-name="T420"> voda a krev, voda na znamení Křtu, </text:span><text:span text:style-name="T421">a</text:span><text:span text:style-name="T422"> </text:span><text:span text:style-name="T420">krev na znamení </text:span><text:span text:style-name="T457">Nejsvětější </text:span><text:span text:style-name="T420">Svátosti. Proto </text:span><text:span text:style-name="T421">není psáno</text:span><text:span text:style-name="T420">: vyšla krev a voda, ale vyšla nejdříve </text:span><text:span text:style-name="T422">voda</text:span><text:span text:style-name="T420"> a </text:span><text:span text:style-name="T424">potom</text:span><text:span text:style-name="T420"> </text:span><text:span text:style-name="T422">krev</text:span><text:span text:style-name="T420">. Prvně jsme totiž obmyti Křtem a </text:span><text:span text:style-name="T421">až </text:span><text:span text:style-name="T420">poté</text:span><text:span text:style-name="T421"> </text:span><text:span text:style-name="T420">uvedeni v</text:span><text:span text:style-name="T422"> </text:span><text:span text:style-name="T420">tajemství. Voják otevřel bok a ve zdi </text:span><text:span text:style-name="T421">tohoto </text:span><text:span text:style-name="T420">svatého chrámu </text:span><text:span text:style-name="T421">tedy</text:span><text:span text:style-name="T420"> udělal otvor. I já jsem našel přeslavný poklad </text:span><text:span text:style-name="T424">a</text:span><text:span text:style-name="T420"> těším se z toho, že jsem </text:span><text:span text:style-name="T444">objevil </text:span><text:span text:style-name="T420"><text:s/></text:span><text:span text:style-name="T421">t</text:span><text:span text:style-name="T445">ak</text:span><text:span text:style-name="T421"> ú</text:span><text:span text:style-name="T425">chvatné</text:span><text:span text:style-name="T420"> bohatství. Tak se to stalo i s oním beránkem. Židé zabili o</text:span><text:span text:style-name="T422">v</text:span><text:span text:style-name="T420">ci a já jsem poznal plod </text:span><text:span text:style-name="T425">toho tajemství</text:span><text:span text:style-name="T420">. Z boku vyšla krev a voda. Nechci, </text:span><text:span text:style-name="T446">milý </text:span><text:span text:style-name="T420">posluchači, abys tak snadno přešel tajemství tak veliké svátosti. Zbývá mi ještě totiž pronést velmi taj</text:span><text:span text:style-name="T445">upln</text:span><text:span text:style-name="T420">ou řeč. Řekl jsem </text:span><text:span text:style-name="T426">již</text:span><text:span text:style-name="T420">, že se ukázalo, že symboly Křtu </text:span><text:span text:style-name="T445">i oněch</text:span><text:span text:style-name="T420"> tajemství jsou tato voda a krev. </text:span><text:span text:style-name="T862"><text:s/></text:span></text:p>
          </table:table-cell>
        </table:table-row>
        <table:table-row table:style-name="Tabulka1.1">
          <table:table-cell table:style-name="Tabulka1.A1" office:value-type="string">
            <text:p text:style-name="P19">Lectio viij.</text:p>
            <text:p text:style-name="P368">E<text:span text:style-name="T587">x</text:span> his enim sancta fundáta est Ecclésia per lavácri regeneratiónem,et renovatiónem Spíritus sancti. Per Baptísma, inquam, et mystéria, quæ ex látere vidéntur esse proláta. Ex látere ígitur suo Christus ædíficávit Ecclésiam‚ sicut de látere Adam ejus conjux Heva proláta est. Nam hac de causa Paulus quoque testátur, dicens: De córpore ejus et de óssibus ejus sumus: latus vidélicet illud signíficans. Nam sicut de illo látere Deus fecit fœminam procreári: sic et de suo látere Christus aquam nobis et Sánguinem dedit, unde repararétur Ecclésia.</text:p>
            <text:p text:style-name="P213"/>
          </table:table-cell>
          <table:table-cell table:style-name="Tabulka1.A1" office:value-type="string">
            <text:p text:style-name="P75"/>
            <text:p text:style-name="P437"><text:span text:style-name="T619">Na</text:span><text:span text:style-name="T427"> </text:span><text:span text:style-name="T426">vodě a krvi</text:span><text:span text:style-name="T427"> je založena </text:span><text:span text:style-name="T445">svatá </text:span><text:span text:style-name="T427">Církev skrze znovuzrození obmytím a obnovení v Duchu svatém. Skrze </text:span><text:span text:style-name="T426">K</text:span><text:span text:style-name="T427">řest, </text:span><text:span text:style-name="T445">zdůrazňuji, třebaže víme, že ta</text:span><text:span text:style-name="T427"> tajemství pocházejí z boku </text:span><text:span text:style-name="T447">Kristova. </text:span><text:span text:style-name="T427">Ze svého boku </text:span><text:span text:style-name="T425">tedy </text:span><text:span text:style-name="T427">Kristus vybudoval Církev, </text:span><text:span text:style-name="T425">stejně</text:span><text:span text:style-name="T427"> jako z boku Adam</text:span><text:span text:style-name="T425">ov</text:span><text:span text:style-name="T427">a </text:span><text:span text:style-name="T426">byla </text:span><text:span text:style-name="T427">stvořena jeho žena Eva. </text:span><text:span text:style-name="T426">Z tohoto důvodu té</text:span><text:span text:style-name="T445">ž</text:span><text:span text:style-name="T426"> </text:span><text:span text:style-name="T427">Pavel svědčí a říká: “Jsme z j</text:span><text:span text:style-name="T423">eh</text:span><text:span text:style-name="T427">o těla a</text:span><text:span text:style-name="T422"> </text:span><text:span text:style-name="T427">z jeho kostí.” Má tím </text:span><text:span text:style-name="T422">totiž</text:span><text:span text:style-name="T425"> </text:span><text:span text:style-name="T427">na mysli jeho bok. Neboť stejně jako Bůh učinil, ž</text:span><text:span text:style-name="T425">e </text:span><text:span text:style-name="T427">z </text:span><text:span text:style-name="T447">Adamova </text:span><text:span text:style-name="T427">boku byla stvořena žena, tak i ze svého boku nám Kristus dal vodu a Krev, </text:span><text:span text:style-name="T425">aby z nich mohla </text:span><text:span text:style-name="T422">být obnovena</text:span><text:span text:style-name="T427"> Církev. </text:span><text:span text:style-name="T863"><text:s/></text:span></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2">Joánnem</text:span><text:span text:style-name="T220">.</text:span><text:span text:style-name="T62"> </text:span></text:p>
            <text:p text:style-name="P105"><text:span text:style-name="T62">Lectio ix. Cap. </text:span><text:span text:style-name="T63">1</text:span><text:span text:style-name="T64">9</text:span><text:span text:style-name="T62">.</text:span></text:p>
            <text:p text:style-name="P377">I<text:span text:style-name="T587">n</text:span> illo témpore: Cum accepísset Jesus acétum, dixit: Consummátum est. Et inclináto capite, tradidit spiritum. Et réliqua.</text:p>
            <text:p text:style-name="P144"/>
            <text:p text:style-name="P105"><text:span text:style-name="T159">Homil</text:span><text:span text:style-name="T160">í</text:span><text:span text:style-name="T159">a sancti </text:span><text:span text:style-name="T220">Augustíni Epíscopi.</text:span></text:p>
            <text:p text:style-name="P31">Tract. 120. in Joann.</text:p>
            <text:p text:style-name="P378">V<text:span text:style-name="T587">igilánti</text:span> verbo Evangelísta usus est, ut non díceret: Latus e<text:span text:style-name="T820">j</text:span>us percússit, aut vulnerávit, aut quid áliud, sed, apéruit: ut illic quodámmodo vitæ óstium panderétur, unde Sacraménta Ecclésiæ manavérunt, sine quibus ad vitam, quæ vera vita est, non <text:span text:style-name="T493">i</text:span>ntrátur. Ille Sanguis qui fusus est, in remissiónem fusus est peccatórum. Aqua illa salutáre témperat póculum: hæc et lavácrum præstat et potum. Hoc prænuntiábat, quod No<text:span text:style-name="T494">ë</text:span> in látere arcæ óstium fácere iussus est, qua intrárent animália quæ non erant dilúvio peritúra, quibus præfigurabátur Ecclésia. Propter hoc prima múlier facta est de latere viri dormiéntis, et appelláta est <text:soft-page-break/>vita matérque vivórum. Magnum quippe sígnificávit bonum, ante magnum prævaricatiónis malum. Hic secúndus Adam, inclináto capite, in Cruce dormívit: ut inde formarétur ei conjux, quæ de látere dormiéntis efflúxit. O mors, unde mórtui revivíscunt! Quid isto sanguine múndius? Quid vúlnere isto salúbrius?</text:p>
            <text:p text:style-name="P144"/>
          </table:table-cell>
          <table:table-cell table:style-name="Tabulka1.A1" office:value-type="string">
            <text:p text:style-name="P75"/>
            <text:p text:style-name="P75"/>
            <text:p text:style-name="P75"/>
            <text:p text:style-name="P350"><text:span text:style-name="T632">Za</text:span><text:span text:style-name="T315"> onoho času, </text:span><text:span text:style-name="T317">když přijal </text:span><text:span text:style-name="T315">Ježíš </text:span><text:span text:style-name="T317">ocet, řekl: „Dokonáno jest.“ A naklonil hlavu a vypustil duši</text:span><text:span text:style-name="T315">.</text:span><text:span text:style-name="T316"> </text:span><text:span text:style-name="T314">A ostatní.</text:span></text:p>
            <text:p text:style-name="P75"/>
            <text:p text:style-name="P75"/>
            <text:p text:style-name="P75"/>
            <text:p text:style-name="P432"><text:span text:style-name="T620">Evangelista</text:span><text:span text:style-name="T428"> volil slova rozvážně, aby neřekl: Bok jeho prorazil, či zranil, nebo ještě něco jiného, ale otevřel. Tam se totiž svým způsobem otevírala brána života, kterou proudí Svátosti Církve, bez nichž nelze vstoupit do toho pravého života. Ta </text:span><text:span text:style-name="T426">K</text:span><text:span text:style-name="T428">rev, která byla prolita, byla prolita na odpuštění hříchů. Ona voda ředí ten spásonosný kalich, ve kterém představuje lázeň i</text:span><text:span text:style-name="T429"> </text:span><text:span text:style-name="T428">nápoj. To předznamenává, že Noe dostal příkaz, aby na boku archy udělal otvor, kterým vstupoval</text:span><text:span text:style-name="T426">i živí tvorové</text:span><text:span text:style-name="T428">, kte</text:span><text:span text:style-name="T426">ří</text:span><text:span text:style-name="T428"> neměl</text:span><text:span text:style-name="T426">i</text:span><text:span text:style-name="T428"> být zničen</text:span><text:span text:style-name="T426">i</text:span><text:span text:style-name="T428"> potopou, což je předobraz Církve. Proto </text:span><text:span text:style-name="T425">tedy</text:span><text:span text:style-name="T428"> první žena </text:span><text:span text:style-name="T425">byla </text:span><text:span text:style-name="T428">učiněna z bo</text:span><text:span text:style-name="T430">k</text:span><text:span text:style-name="T428">u spícího muže a nazvána </text:span><text:span text:style-name="T425">byla</text:span><text:span text:style-name="T428"> Život a</text:span><text:span text:style-name="T429"> </text:span><text:span text:style-name="T428">matka živých. Zna</text:span><text:soft-page-break/><text:span text:style-name="T428">menalo to totiž veliké dobro před velikým zlem </text:span><text:span text:style-name="T448">prvního</text:span><text:span text:style-name="T428"> hříchu. Tento druhý Adam poté, co sklonil hlavu, zesnul na Kříži, aby mu odtud byla stvořena manželka, která </text:span><text:span text:style-name="T449">opět </text:span><text:span text:style-name="T458">vyšla</text:span><text:span text:style-name="T448"> </text:span><text:span text:style-name="T428">z</text:span><text:span text:style-name="T429"> </text:span><text:span text:style-name="T428">boku spícího muže. Ó</text:span><text:span text:style-name="T429"> </text:span><text:span text:style-name="T428">smrti, </text:span><text:span text:style-name="T425">díky</text:span><text:span text:style-name="T428"> </text:span><text:span text:style-name="T426">níž</text:span><text:span text:style-name="T428"> mrtví opět ožívají! Co může být čistější než tato krev? Co spásonosnější než tato rána? </text:span><text:span text:style-name="T864"><text:s/></text:span></text:p>
          </table:table-cell>
        </table:table-row>
        <table:table-row table:style-name="Tabulka1.1">
          <table:table-cell table:style-name="Tabulka1.A1" office:value-type="string">
            <text:p text:style-name="P21">Lectio x.</text:p>
            <text:p text:style-name="P380">T<text:span text:style-name="T587">enebántur</text:span> hómines captívi sub diábolo, et dæmónibus serviébant‚ sed redémpti sunt a captivitáte. Véndere enim se potuérunt, sed redímere non potuérunt. Venit Redémptor, et dedit prétium: fudit Sánguinem suum, et emit orbem terrárum. Quæritis, quid émerit? Vidéte, quid déderit, et inveníétis, quid émerit. Sanguis Christi prǽtium est. Tanti quid valet? Quid, nisi totus orbis? Quid, nisi omnes Gentes? Valde ingráti sunt prétio suo, aut multum supérbi sunt, qui dicunt, aut illud tam parum esse, ut solos Afros émerit, aut se tam magnos esse, pro quibus solis illud sit datum. Non ergo exúltent, non supérbiant: pro toto dedit, quantum dedit.</text:p>
            <text:p text:style-name="P144"/>
          </table:table-cell>
          <table:table-cell table:style-name="Tabulka1.A1" office:value-type="string">
            <text:p text:style-name="P75"/>
            <text:p text:style-name="P438"><text:span text:style-name="T626">Lidé</text:span><text:span text:style-name="T458"> byli drženi </text:span><text:span text:style-name="T459">v</text:span><text:span text:style-name="T458"> ďábl</text:span><text:span text:style-name="T459">ově</text:span><text:span text:style-name="T458"> zaj</text:span><text:span text:style-name="T459">etí</text:span><text:span text:style-name="T458"> </text:span><text:span text:style-name="T460">a </text:span><text:span text:style-name="T458">sloužili zlým duchům, avšak </text:span><text:span text:style-name="T459">byli</text:span><text:span text:style-name="T458"> z tohoto zajetí vysvobozeni. Zaprodat se </text:span><text:span text:style-name="T459">dokázali</text:span><text:span text:style-name="T458">, vysvobodit však už ne. Přišel </text:span><text:span text:style-name="T459">tedy </text:span><text:span text:style-name="T458">Spasitel a zaplatil výkupné. Prolil svou </text:span><text:span text:style-name="T461">K</text:span><text:span text:style-name="T458">rev a vykoupil celý svět. Ptáte se, co vykoupil? Pohleďte, co vydal, a shledáte, co vykoupil. Krev Kristova je výkupné. A jaká je její cena? Co </text:span><text:span text:style-name="T461">jiného</text:span><text:span text:style-name="T458"> než celý svět? Co </text:span><text:span text:style-name="T461">jiného </text:span><text:span text:style-name="T458">než všechny Národy? </text:span><text:span text:style-name="T486">Příliš</text:span><text:span text:style-name="T458"> nevděčn</text:span><text:span text:style-name="T462">í</text:span><text:span text:style-name="T458"> ohledně své ceny a </text:span><text:span text:style-name="T486">příliš</text:span><text:span text:style-name="T458"> pyšní jsou ti, kteří tvrdí buď to, že je to moc málo, </text:span><text:span text:style-name="T459">takže</text:span><text:span text:style-name="T458"> </text:span><text:span text:style-name="T448">Pán </text:span><text:span text:style-name="T458">vykoupil pouze Afričany, nebo se považují za tak veliké, že </text:span><text:span text:style-name="T459">pouze </text:span><text:span text:style-name="T458">za ně samotné bylo dáno to výkupné. Ať se nevyvyšují, ať se nepyšní, co bylo dáno, bylo dáno </text:span><text:span text:style-name="T462">za</text:span><text:span text:style-name="T458"> všechny. </text:span><text:span text:style-name="T998"><text:s/></text:span></text:p>
          </table:table-cell>
        </table:table-row>
        <table:table-row table:style-name="Tabulka1.1">
          <table:table-cell table:style-name="Tabulka1.A1" office:value-type="string">
            <text:p text:style-name="P21">Lectio xj.</text:p>
            <text:p text:style-name="P377">H<text:span text:style-name="T587">ábuit</text:span> ille Sánguinem, unde nos redímeret, et ad hoc accépit Sanguinem, ut esset, quem pro nobis rediméndis effúnderet. Sanguis Dómini tui, si vis, datus est pro te: si nolúeris esse, non est datus pro te. Forte enim dicis: Habuit Sánguinem Deus meus, quo me redímeret; sed jam cum passus est, totum dedit; Quid illi remánsit, ut det et pro me? </text:p>
            <text:p text:style-name="P144"/>
          </table:table-cell>
          <table:table-cell table:style-name="Tabulka1.A1" office:value-type="string">
            <text:p text:style-name="P75"/>
            <text:p text:style-name="P295"><text:span text:style-name="T612">Pán</text:span><text:span text:style-name="T369"> měl tedy Krev, kterou nás vykoupil, a </text:span><text:span text:style-name="T381">právě </text:span><text:span text:style-name="T369">proto přijal Krev, aby měl co za naše vykoupení prolít. Krev tvého Pána, pokud chceš, byla dána i za tebe. Pokud však nechceš, ne</text:span><text:span text:style-name="T417">byla</text:span><text:span text:style-name="T369"> za </text:span><text:span text:style-name="T380">tebe dána. Snad by sis mohl říct: „Pán můj měl Krev, kterou m</text:span><text:span text:style-name="T381">ne</text:span><text:span text:style-name="T380"> vykoupil; avšak již když trpěl, celou</text:span> <text:span text:style-name="T492">ji vydal. Co mu zbyde, aby to mohl vydat i za mne?“</text:span></text:p>
          </table:table-cell>
        </table:table-row>
        <table:table-row table:style-name="Tabulka1.1">
          <table:table-cell table:style-name="Tabulka1.A1" office:value-type="string">
            <text:p text:style-name="P21">Lectio xij.</text:p>
            <text:p text:style-name="P381">H<text:span text:style-name="T587">oc</text:span> est magnum, qui semel dedit, et pro ómnibus dedit. Sanguis Christi volénti est salus, nolénti supplícium. Quid ergo dúbitas; qui mori non vis, a secúnda pótius morte liberári, qua liberáris, si vis tóllere crucem tuam, et sequi Dóminum: quia ille tulit suam, et quæsívit servum?</text:p>
            <text:p text:style-name="P144"/>
          </table:table-cell>
          <table:table-cell table:style-name="Tabulka1.A1" office:value-type="string">
            <text:p text:style-name="P75"/>
            <text:p text:style-name="P339"><text:span text:style-name="T661">Toto</text:span><text:span text:style-name="T492"> je veliká věc, že </text:span><text:span text:style-name="T166">Pán</text:span><text:span text:style-name="T492"> dal svou Krev jednou a </text:span><text:span text:style-name="T166">hned </text:span><text:span text:style-name="T492">pro všechny. Krev Kristova je spása pro toho, kdo o ni stojí, trest pro toho, kdo ji odmítá. Proč tedy pochybuješ? Pokud nechceš zemřít, ale naopak býti vysvobozen od té druhé smrti, budeš od ní vysvobozen, pokud budeš chtít nést svůj kříž a následovat Pána. On totiž nesl ten svůj. A žádal si snad služebníka? </text:span></text:p>
          </table:table-cell>
        </table:table-row>
        <table:table-row table:style-name="Tabulka1.1">
          <table:table-cell table:style-name="Tabulka1.A1" table:number-columns-spanned="2" office:value-type="string">
            <text:p text:style-name="P107"><text:span text:style-name="T2">D</text:span><text:span text:style-name="T7">IE</text:span><text:span text:style-name="T6"> </text:span><text:span text:style-name="T7">II.</text:span><text:span text:style-name="T2"> </text:span><text:span text:style-name="T3">JU</text:span><text:span text:style-name="T5">L</text:span><text:span text:style-name="T3">I</text:span><text:span text:style-name="T4">I.</text:span></text:p>
            <text:p text:style-name="P249"><text:span text:style-name="T41">I</text:span><text:span text:style-name="T120">n</text:span><text:span text:style-name="T41"> F</text:span><text:span text:style-name="T120">esto </text:span><text:span text:style-name="T43">V</text:span><text:span text:style-name="T122">isi</text:span><text:span text:style-name="T123">tationis</text:span></text:p>
            <text:p text:style-name="P246"><text:span text:style-name="T43">B</text:span><text:span text:style-name="T123">eatæ </text:span><text:span text:style-name="T43">M</text:span><text:span text:style-name="T153">ariæ</text:span><text:span text:style-name="T151"> </text:span><text:span text:style-name="T43">V</text:span><text:span text:style-name="T152">i</text:span><text:span text:style-name="T153">rginis</text:span></text:p>
            <text:p text:style-name="P120"><text:span text:style-name="T498">Serm</text:span>. <text:span text:style-name="T498">maj. cum Octava.</text:span></text:p>
            <text:p text:style-name="P120"><draw:frame draw:style-name="fr1" draw:name="Obrázek1" text:anchor-type="char" svg:x="2.8299in" svg:y="0.0744in" svg:width="1.6252in" svg:height="0.0882in" draw:z-index="0"><draw:image xlink:href="Pictures/100007680000BD7500000A4246BB7A4D3A1BE866.emf" xlink:type="simple" xlink:show="embed" xlink:actuate="onLoad" draw:mime-type="image/x-emf"/><draw:image xlink:href="Pictures/10000001000008F30000007C7B1A35E31CC61A57.png" xlink:type="simple" xlink:show="embed" xlink:actuate="onLoad" draw:mime-type="image/png"/></draw:frame></text:p>
          </table:table-cell>
          <table:covered-table-cell/>
        </table:table-row>
        <table:table-row table:style-name="Tabulka1.1">
          <table:table-cell table:style-name="Tabulka1.A1" office:value-type="string">
            <text:p text:style-name="P156">In I. Nocturno</text:p>
            <text:p text:style-name="P160">De Cánticis Canticórum.</text:p>
            <text:p text:style-name="P9"><text:soft-page-break/>Lectio j. <text:span text:style-name="T763">Cap. 2.</text:span></text:p>
            <text:p text:style-name="P278"><text:span text:style-name="T587">Ego</text:span> flos campi, et lílium convállium. Sicut lílium inter spinas, sic amíca mea inter fílias. Sicut malus inter ligna silvárum, sic diléctus meus inter fílios. Sub umbra illíus, quem desideráveram, sedi: et fructus ejus dulcis gútturi meo. Introdúxit me in cellam vináriam, ordinávit in me charitátem. Fulcíte me flóribus, stipáte me malis: quia amóre lángueo. </text:p>
            <text:p text:style-name="P278"/>
          </table:table-cell>
          <table:table-cell table:style-name="Tabulka1.A1" office:value-type="string">
            <text:p text:style-name="P65"/>
            <text:p text:style-name="P65"/>
            <text:p text:style-name="P65"><text:soft-page-break/></text:p>
            <text:p text:style-name="P417"><text:span text:style-name="T593">Já</text:span><text:span text:style-name="T865"> </text:span><text:span text:style-name="T866">j</text:span><text:span text:style-name="T865">sem </text:span><text:span text:style-name="T866">polní kvítek</text:span><text:span text:style-name="T865">, lilie v dolinách. Jako lilie mezi trním, tak </text:span><text:span text:style-name="T866">je </text:span><text:span text:style-name="T865">má přítelkyně mezi dcerami. Jako jabloň mezi lesními stromy, tak </text:span><text:span text:style-name="T866">je </text:span><text:span text:style-name="T865">můj mil</text:span><text:span text:style-name="T866">ovan</text:span><text:span text:style-name="T865">ý mezi syny. </text:span><text:span text:style-name="T866">Ve stínu toho, jehož jsem si zamilovala, jsem usedla,</text:span><text:span text:style-name="T865"> jeho ovoce mi sládne na rtech. On mě uvedl do </text:span><text:span text:style-name="T867">vinného sklepa</text:span><text:span text:style-name="T865">, jeho prapor nade mnou je láska. Občerstvěte mě </text:span><text:span text:style-name="T866">květy</text:span><text:span text:style-name="T865">, </text:span><text:span text:style-name="T866">nasyťte</text:span><text:span text:style-name="T865"> mě jablky, neboť </text:span><text:span text:style-name="T866">se soužím </text:span><text:span text:style-name="T865">láskou.</text:span></text:p>
          </table:table-cell>
        </table:table-row>
        <table:table-row table:style-name="Tabulka1.1">
          <table:table-cell table:style-name="Tabulka1.A1" office:value-type="string">
            <text:p text:style-name="P9">Lectio ij.</text:p>
            <text:p text:style-name="P355"><text:span text:style-name="T587">Læva</text:span> ejus sub cápite meo, et déxtera illíus amplexábitur me. Adjúro vos fíliæ Jerúsalem per cápreas, cervósque campórum, ne suscitétis, neque evigiláre faciátis diléctam, quoadúsque ipsa velit. Vox dilécti mei, ecce iste venit sáliens in móntibus, transíliens colles: símilis est diléctus meus cápreæ, hinnulóque cervórum. En ipse stat post paríetem nostrum respíciens per fenéstras, prospíciens per cancéllos. </text:p>
            <text:p text:style-name="P206"/>
          </table:table-cell>
          <table:table-cell table:style-name="Tabulka1.A1" office:value-type="string">
            <text:p text:style-name="P81"/>
            <text:p text:style-name="P296"><text:span text:style-name="T609">Jeho</text:span><text:span text:style-name="T765"> levice je pod mou hlavou, jeho pravice mě objímá. Zapřísahám vás, jerusalémské dcery, při gazelách a při polních laních: nebuďte a nezburcujte </text:span><text:span text:style-name="T206">mou</text:span><text:span text:style-name="T765"> milovanou, dokud nebude chtít sama. Hlas mého milého! Hle, právě přichází, hory přeskakuje, přenáší se přes pahorky. Gazele se podobá můj milý nebo kolouškovi. Hle, právě stojí za naší zídkou, nahlíží do oken, dívá se </text:span><text:span text:style-name="T1053">skrz </text:span><text:span text:style-name="T765">mřížování.</text:span></text:p>
          </table:table-cell>
        </table:table-row>
        <table:table-row table:style-name="Tabulka1.1">
          <table:table-cell table:style-name="Tabulka1.A1" office:value-type="string">
            <text:p text:style-name="P9">Lectio iij.</text:p>
            <text:p text:style-name="P355"><text:span text:style-name="T587">En</text:span> diléctus meus lóquitur mihi: Surge, própera amíca mea, colúmba mea, formósa mea, et veni. Jam enim hiems tránsiit, imber ábiit, et recéssit. Flores apparuérunt in terra nostra, tempus putatiónis advénit : vox túrturis audíta est in terra nostra: ficus prótulit grossos suos: víneæ floréntes dedérunt odórem suum. </text:p>
            <text:p text:style-name="P93"/>
          </table:table-cell>
          <table:table-cell table:style-name="Tabulka1.A1" office:value-type="string">
            <text:p text:style-name="P81"/>
            <text:p text:style-name="P293"><text:span text:style-name="T611">Hle</text:span><text:span text:style-name="T770">, m</text:span>ůj milý <text:span text:style-name="T770">ke mně promluvil a </text:span>řekl mi: „Vstaň, <text:span text:style-name="T770">pospíchej, </text:span>má přítelkyně, <text:span text:style-name="T770">má holubičko, má krásná</text:span>, a pojď! Hle, zima <text:span text:style-name="T770">již </text:span>pominula, <text:span text:style-name="T770">deště odešly a ustoupily</text:span>. <text:span text:style-name="T770">V naší</text:span> zemi se objev<text:span text:style-name="T770">ily</text:span> květy, nadešel čas prořezávat révu; hlas hrdličky je slyšet v naší zemi. Fíkovník nasadil první plody, <text:span text:style-name="T770">kvetoucí vinice vydaly svou vůni</text:span>. </text:p>
          </table:table-cell>
        </table:table-row>
        <table:table-row table:style-name="Tabulka1.1">
          <table:table-cell table:style-name="Tabulka1.A1" office:value-type="string">
            <text:p text:style-name="P9">Lectio i<text:span text:style-name="T766">v</text:span>. </text:p>
            <text:p text:style-name="P355"><text:span text:style-name="T587">Surge</text:span>, amíca mea, speciósa mea, et veni: colúmba mea in foramínibus petræ, in cavérna macériæ, osténde mihi fáciem tuam, sonet vox tua in áuribus meis: vox eni<text:span text:style-name="T769">m tua dulcis, et fácies tua decóra. Cápite nobis vulpes párvulas, quæ demoliúntur víneas: nam vínea nostra flóruit. Diléctus meus mihi, et ego illi, qui páscitur inter lília donec aspíret dies, et inclinéntur umbræ. Revértere: símilis esto, dilécte mi, cápreæ, hinnulóque cervórum super montes Bether. </text:span></text:p>
            <text:p text:style-name="P93"/>
          </table:table-cell>
          <table:table-cell table:style-name="Tabulka1.A1" office:value-type="string">
            <text:p text:style-name="P81"/>
            <text:p text:style-name="P398"><text:span text:style-name="T591">Vstaň</text:span><text:span text:style-name="T857">, má přítelkyně, má krásná, a pojď!“ Holubičko moje v rozsedlinách skály, v úkrytu v</text:span><text:span text:style-name="T867"> </text:span><text:span text:style-name="T857">zídce, ukaž mi svou tvář, nechť zazní tvůj hlas v mých uších. Tvůj hlas je totiž sladký a tvé líce krásné! „Pochytejte nám malé lištičky, které plení vinice, neboť naše vinice rozkvetla!“ Můj milý je můj a já jsem jeho, on pase uprostřed lilií dokud se den nenadechne poprvé a stíny neustoupí. Vrať se, můj milý, budiž podoben gazele či kolouškovi na Béterských horách. <text:s text:c="2"/></text:span><text:span text:style-name="T858"><text:s/></text:span><text:span text:style-name="T859">(</text:span><text:span text:style-name="T960">ČEP,</text:span><text:span text:style-name="T961"> </text:span><text:span text:style-name="T962">upraveno</text:span><text:span text:style-name="T991">)</text:span></text:p>
          </table:table-cell>
        </table:table-row>
        <table:table-row table:style-name="Tabulka1.1">
          <table:table-cell table:style-name="Tabulka1.A1" office:value-type="string">
            <text:p text:style-name="P132">In II. Nocturno</text:p>
            <text:p text:style-name="P126">Sermo sancti Joánnis Chrysóstomi.</text:p>
            <text:p text:style-name="P21">Apud Metap. Mense Jul.</text:p>
            <text:p text:style-name="P21">Lectio v.</text:p>
            <text:p text:style-name="P347">C<text:span text:style-name="T587">um</text:span> ad nos advenísset Redémptor nostri géneris‚ venit prótinus ad suum amícum Joánnem, dum adhuc esset in ventre matris. Quem cum ex útero in útero aspexissét Joánnes, términos natúræ concútiens, exclámat: Vídeo <text:soft-page-break/>Dóminum, qui natúræ impósuit términos‚ et non expécto tempus nascéndi: novem ménsium tempus mihi non est hic necessárium: in me est enim, qui est ætérnus: egrédiar ex hoc tenebróso tabernáculo, rerum admirabílium compendiósam prædicábo cognitiónem.</text:p>
            <text:p text:style-name="P347"/>
          </table:table-cell>
          <table:table-cell table:style-name="Tabulka1.A1" office:value-type="string">
            <text:p text:style-name="P75"><text:s/></text:p>
            <text:p text:style-name="P75"/>
            <text:p text:style-name="P75"/>
            <text:p text:style-name="P75"/>
            <text:p text:style-name="P433"><text:span text:style-name="T674">Když</text:span><text:span text:style-name="T546"> k nám přicházel Spasitel lidského rodu, objevil se </text:span><text:span text:style-name="T547">náhle</text:span><text:span text:style-name="T546"> u svého přítele Jana, když byl ještě v matčině lůně. Když jej ještě v</text:span><text:span text:style-name="T547"> </text:span><text:span text:style-name="T546">děloze uviděl Jan, který byl také ještě v děloze, opřel se o stěny svého přirozeného žaláře a zvolal: „Vidím </text:span><text:soft-page-break/><text:span text:style-name="T546">Pána, který dal přírodě její zákony a nemůžu se již dočkat času narození. Není třeba, abych zde byl devět měsíců, zde je se mnou ten, který je věčný. Chci vyjít z tohoto temného příbytku a provolávat všechno, co vím o těchto podivuhodných věcech.“ </text:span></text:p>
          </table:table-cell>
        </table:table-row>
        <table:table-row table:style-name="Tabulka1.1">
          <table:table-cell table:style-name="Tabulka1.A1" office:value-type="string">
            <text:p text:style-name="P19">Lectio vj.</text:p>
            <text:p text:style-name="P368">V<text:span text:style-name="T587">ides</text:span>, o dilécte, quam sit novum et admirábile mystérium. Nondum náscitur, et sáltibus lóquitur: nondum appáret, et minas inténtat: nondum ei permíttitur clamáre‚ et per facta audítur: nondum ducit vitam, et Deum prædicat: nondum áspicit lucem, et solem índicat: nondum páritur, et próperat præcúrrere: non fert enim præsénte Dómino continéri: non sústinet natúræ expectáre términos: sed conténdit rúmpere cárcerem ventris, et studet præsignificáre veniéntem Salvatórem.</text:p>
            <text:p text:style-name="P213"/>
          </table:table-cell>
          <table:table-cell table:style-name="Tabulka1.A1" office:value-type="string">
            <text:p text:style-name="P75"/>
            <text:p text:style-name="P302"><text:span text:style-name="T587">Vidíš</text:span>, můj milovaný, jak nové a podivuhodné tajemství to je. Ještě se nenarodil a už kopáním mluví. Ještě se neobjevil a již varuje. Ještě mu není dovoleno křičet a již mluví svými skutky. Ještě nevstoupil do života a již káže o Bohu. Ještě neuzřel světlo a již poukazuje na slunce. Nedokáže se totiž udržet v Pánově přítomnosti, nedokáže již snést přirozené omezení matčina lůna, ale snaží se prolomit žalář jejího nitra a dělá vše pro to, aby poukázal na příchod Spasitele. </text:p>
          </table:table-cell>
        </table:table-row>
        <table:table-row table:style-name="Tabulka1.1">
          <table:table-cell table:style-name="Tabulka1.A1" office:value-type="string">
            <text:p text:style-name="P19">Lectio vij.</text:p>
            <text:p text:style-name="P372">S<text:span text:style-name="T587">ed</text:span> dic nobis, Joánnes, cum adhuc in tenebróso matris útero contineáris, quómodo intuéris et audis? quómodo res divínas contempláris? quómodo éxilis et exúltas? Magnum est, inquit, quod perágitur mystérium, et actus ab humána remótus comprehensióne. Mérito ínnovo naturam propter eum, qui est innovatúrus ea, quæ sunt supra natúram. </text:p>
            <text:p text:style-name="P98"/>
          </table:table-cell>
          <table:table-cell table:style-name="Tabulka1.A1" office:value-type="string">
            <text:p text:style-name="P75"/>
            <text:p text:style-name="P303"><text:span text:style-name="T616">Avšak</text:span><text:span text:style-name="T382"> řekni nám, Jane, když uzavřen jsi ještě v temné matčino lůno, jakpak můžeš vidět a</text:span><text:span text:style-name="T488"> </text:span><text:span text:style-name="T382">slyšet? Jak můžeš nahlížet božské věci? Jak můžeš skákat a jásat? Veliké jest, praví, to tajemství, které se zde odehrává, a tyto skutky vzdáleny jsou lidskému chápání. Po zásluze </text:span><text:span text:style-name="T403">dělám nové, avšak přirozené věci </text:span><text:span text:style-name="T382">kvůli tomu, který </text:span><text:span text:style-name="T403">také </text:span><text:span text:style-name="T382">bude </text:span><text:span text:style-name="T403">dělat nové věci</text:span><text:span text:style-name="T382">, </text:span><text:span text:style-name="T403">avšak </text:span><text:span text:style-name="T382">nadpřirozené.</text:span><text:span text:style-name="T370"> </text:span></text:p>
          </table:table-cell>
        </table:table-row>
        <table:table-row table:style-name="Tabulka1.1">
          <table:table-cell table:style-name="Tabulka1.A1" office:value-type="string">
            <text:p text:style-name="P19">Lectio viij.</text:p>
            <text:p text:style-name="P368">V<text:span text:style-name="T587">ídeo</text:span>, etsi adhuc in útero sim, quóniam in útero gestári vídeo solem justítiæ. Auribus percípio, quóniam nascor vox magni Verbi. Exclámo quóniam Fílium Patris unigénitum consídero carne indútum. Exúlto quóniam univérsi effectórem vídeo formam hóminis suscípere. Exílio‚ quóniam mundi Redemptórem cógito incorporátum. Præcúrro advéntum ejus, et quodámmodo vobis præeo confessióne.</text:p>
            <text:p text:style-name="P213"/>
          </table:table-cell>
          <table:table-cell table:style-name="Tabulka1.A1" office:value-type="string">
            <text:p text:style-name="P75"/>
            <text:p text:style-name="P304"><text:span text:style-name="T615">Vidím</text:span><text:span text:style-name="T383">, i když jsem ještě v děloze, neboť jsem v děloze </text:span><text:span text:style-name="T371">jeho matky </text:span><text:span text:style-name="T384">viděl, že n</text:span><text:span text:style-name="T385">osí</text:span><text:span text:style-name="T384"> slunce spravedlnosti. Mé uši slyší, neboť se rodím jako hlas velikého Slova. Zvolal jsem, protože jsem hleděl na jednorozeného Syna Otce, oděného v těle. Jásám, neboť vidím stvořitele světa, kterak přijímá podobu člověka. Vyskakuj</text:span><text:span text:style-name="T401">i </text:span><text:span text:style-name="T377">radostí</text:span><text:span text:style-name="T384">, neboť poznávám vtěleného Spasitele světa. Přijdu ještě před jeho příchodem a svým způsobem jej ještě před vámi budu vyznávat.</text:span></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3">Lucam</text:span><text:span text:style-name="T220">.</text:span><text:span text:style-name="T62"> </text:span></text:p>
            <text:p text:style-name="P105"><text:span text:style-name="T62">Lectio ix. Cap. </text:span><text:span text:style-name="T63">1</text:span><text:span text:style-name="T62">.</text:span></text:p>
            <text:p text:style-name="P377">I<text:span text:style-name="T587">n</text:span> illo témpore: Exúrgens, María ábiit in montána cum festinatióne, in civitátem Juda: et intrávit in domum Zacharíæ, et salutávit Elísabeth. Et réliqua. </text:p>
            <text:p text:style-name="P144"/>
            <text:p text:style-name="P105"><text:span text:style-name="T159">Homil</text:span><text:span text:style-name="T160">í</text:span><text:span text:style-name="T159">a sancti Ambrósii</text:span><text:span text:style-name="T220"> Epíscopi.</text:span></text:p>
            <text:p text:style-name="P31">Lib. 2. Comm. in Luc. c. 1.</text:p>
            <text:p text:style-name="P378"><text:soft-page-break/>C<text:span text:style-name="T587">ontuéndum</text:span> est, quia supérior venit ad inferiórem, ut inférior adjuvétur, María ad Elísabeth, Christus ad Joánnem. Dénique étiam póstea, ut sanctificáret baptísmum Joánnis, Dóminus venit ad baptísmum. Cito quoque advéntus Maríæ, et præséntiæ divínæ benefícia declarántur.</text:p>
            <text:p text:style-name="P144"/>
          </table:table-cell>
          <table:table-cell table:style-name="Tabulka1.A1" office:value-type="string">
            <text:p text:style-name="P75"/>
            <text:p text:style-name="P75"/>
            <text:p text:style-name="P75"/>
            <text:p text:style-name="P350"><text:span text:style-name="T632">Za</text:span><text:span text:style-name="T315"> onoho času </text:span><text:span text:style-name="T318">Maria vstala a ve spěchu odešla do hor, do města Judova. A vešla do domu Zachariášova a pozdravila Alžbětu</text:span><text:span text:style-name="T315">.</text:span><text:span text:style-name="T316"> </text:span><text:span text:style-name="T314">A ostatní.</text:span></text:p>
            <text:p text:style-name="P75"/>
            <text:p text:style-name="P75"/>
            <text:p text:style-name="P75"/>
            <text:p text:style-name="P75"/>
            <text:p text:style-name="P305"><text:soft-page-break/><text:span text:style-name="T614">Je</text:span><text:span text:style-name="T403"> třeba, abychom si uvědomili, že větší </text:span><text:span text:style-name="T405">přišli</text:span><text:span text:style-name="T403"> k menším, aby jim pomohli, Maria k Alžbětě a Kristus k Janovi.</text:span><text:span text:style-name="T379"> </text:span><text:span text:style-name="T403">Zajisté také po</text:span><text:span text:style-name="T489"> </text:span><text:span text:style-name="T403">něj</text:span><text:span text:style-name="T489">a</text:span><text:span text:style-name="T403">kém čase přišel Pán k Janovu křtu, aby </text:span><text:span text:style-name="T405">tento křest</text:span><text:span text:style-name="T403"> posvětil. Příchod Mariin a </text:span><text:span text:style-name="T405">následná </text:span><text:span text:style-name="T403">dobra spojená s božskou přítomností se </text:span><text:span text:style-name="T405">tedy </text:span><text:span text:style-name="T403">rychle ukázal</text:span><text:span text:style-name="T405">a</text:span><text:span text:style-name="T403">. </text:span></text:p>
          </table:table-cell>
        </table:table-row>
        <table:table-row table:style-name="Tabulka1.1">
          <table:table-cell table:style-name="Tabulka1.A1" office:value-type="string">
            <text:p text:style-name="P21">Lectio x.</text:p>
            <text:p text:style-name="P379">V<text:span text:style-name="T587">ide</text:span> distinctiónem, singulorúmque verbórum proprietátem. Vocem prior Elísabeth audívit, sed Joánnes prior grátiam sensit. Illa natúræ órdine audívit, iste exultávit ratióne mystérii. Illa Maríæ, iste Dómini sensit advéntum. Istæ grátiam loquúntur, illi intus operántur, pietatísque mystérium matérnis adoriúntur proféctibus: duplicíque miráculo prophétant matres spíritu parvulórum.</text:p>
            <text:p text:style-name="P144"/>
          </table:table-cell>
          <table:table-cell table:style-name="Tabulka1.A1" office:value-type="string">
            <text:p text:style-name="P75"/>
            <text:p text:style-name="P438"><text:span text:style-name="T627">Pohleď</text:span><text:span text:style-name="T463"> </text:span><text:span text:style-name="T464">tedy </text:span><text:span text:style-name="T463">na ten rozdíl a vlastnosti jednotlivých slov. Alžběta nej</text:span><text:span text:style-name="T465">pr</text:span><text:span text:style-name="T463">ve </text:span><text:span text:style-name="T465">u</text:span><text:span text:style-name="T463">slyšela </text:span><text:span text:style-name="T450">Mariin </text:span><text:span text:style-name="T463">hlas, Jan však nej</text:span><text:span text:style-name="T465">pr</text:span><text:span text:style-name="T463">ve pocítil milost. </text:span><text:span text:style-name="T466">Alžběta </text:span><text:span text:style-name="T464">j</text:span><text:span text:style-name="T465">ej</text:span><text:span text:style-name="T466"> přirozeným způsobem uslyšela, Jan tajemným způsobem zajásal. Alžběta </text:span><text:span text:style-name="T465">po</text:span><text:span text:style-name="T466">cítila příchod Mariin, Jan příchod Páně. Alžběta s Marií mluví o milosti, </text:span><text:span text:style-name="T464">Pán</text:span><text:span text:style-name="T466"> s</text:span><text:span text:style-name="T467"> </text:span><text:span text:style-name="T466">Janem uvnitř působí a zbožné tajemství ozdobí mateřskými slovy. Ve dvojnásobném zázraku tak matky prorokují </text:span><text:span text:style-name="T451">prorockým </text:span><text:span text:style-name="T466">duchem svých synů. </text:span></text:p>
          </table:table-cell>
        </table:table-row>
        <table:table-row table:style-name="Tabulka1.1">
          <table:table-cell table:style-name="Tabulka1.A1" office:value-type="string">
            <text:p text:style-name="P21">Lectio xj.</text:p>
            <text:p text:style-name="P377">E<text:span text:style-name="T587">xultávit</text:span> infans, repléta est mater. Non prius mater repléta, quam fílius: sed cum fílius esset replétus Spíritu sancto, replévit et matrem. Et unde hoc mihi, ut véniat Mater Dómini mei ad me? Hoc est, quo tantum bonum mihi áccidit ut Mater Dómini mei véniat ad m<text:span text:style-name="T499">e</text:span>? Miráculum séntio, agnósco mystérium: Mater Dómini verbo fœta, Deo plena est.</text:p>
            <text:p text:style-name="P144"/>
          </table:table-cell>
          <table:table-cell table:style-name="Tabulka1.A1" office:value-type="string">
            <text:p text:style-name="P75"/>
            <text:p text:style-name="P295"><text:span text:style-name="T613">Zajásal</text:span><text:span text:style-name="T404"> syn, </text:span><text:span text:style-name="T372">radostí </text:span><text:span text:style-name="T387">byla </text:span><text:span text:style-name="T386">naplněna matka. </text:span><text:span text:style-name="T400">M</text:span><text:span text:style-name="T386">atka však </text:span><text:span text:style-name="T400">n</text:span><text:span text:style-name="T386">ení naplněna </text:span><text:span text:style-name="T372">radostí </text:span><text:span text:style-name="T386">dříve než její syn. </text:span><text:span text:style-name="T387">K</text:span><text:span text:style-name="T386">dyž však byl syn naplněn Duchem svatým, ten </text:span><text:span text:style-name="T387">pak </text:span><text:span text:style-name="T386">naplnil i matku. „A jak se mi to stalo, že Matka mého Pána přichází ke mně?“</text:span><text:span text:style-name="T369"> </text:span><text:span text:style-name="T404">To znamená: jak se stalo, že tak </text:span><text:span text:style-name="T405">veliké </text:span><text:span text:style-name="T404">dobro se mi přihodilo, že Matka mého Pána přichází ke mně? Vidím zázrak, </text:span><text:span text:style-name="T405">cítím však</text:span><text:span text:style-name="T404"> tajemství. Matka Páně nosí Slovo, Bohem je naplněna.</text:span></text:p>
          </table:table-cell>
        </table:table-row>
        <table:table-row table:style-name="Tabulka1.1">
          <table:table-cell table:style-name="Tabulka1.A1" office:value-type="string">
            <text:p text:style-name="P21">Lectio xij.</text:p>
            <text:p text:style-name="P381">M<text:span text:style-name="T587">ansit</text:span> autem Maria cum illa ménsibus tribus, et revérsa est in domum suam. Bene indúcitur sancta María et exhibuísse offícium, et mysticum númerum custodísse. Non enim sola familiaritátis est causa quod diu mansit, sed étiam tanti Vatis proféctus. Nam si primo ingréssu tantus proféctus éxtitit, ut ad salutatiónem Maríæ exultáret infans in útero, et replerétur Spíritu sancto mater infántis: quantum putámus usu tanti témporis sanctæ Mariæ addidísse præséntiam?</text:p>
            <text:p text:style-name="P144"/>
          </table:table-cell>
          <table:table-cell table:style-name="Tabulka1.A1" office:value-type="string">
            <text:p text:style-name="P75"/>
            <text:p text:style-name="P340"><text:span text:style-name="T587">Maria</text:span> s ní zůstala po tři měsíce a navrátila se do svého domu. Dobře je zde ukázáno, že svatá Maria splnila svou povinnost <text:span text:style-name="T771">a</text:span> zachovala tento tajemný počet měsíců. To, jak dlouho zůstala, není pouze z důvodu jejich příbuznosti, ale také výrok velikého Věštce. Neboť pokud se hned při prvním setkání přihodil takový úkaz, že na pozdrav Mariin zajásalo nemluvně v lůně matky, a matka tohoto nemluvněte byla naplněna duchem svatým, jaký jiný důvod by pak měla mít právě taková doba Mariiny přítomnosti? </text:p>
          </table:table-cell>
        </table:table-row>
        <table:table-row table:style-name="Tabulka1.1">
          <table:table-cell table:style-name="Tabulka1.A1" table:number-columns-spanned="2" office:value-type="string">
            <text:p text:style-name="P113"><text:span text:style-name="T2">DIE </text:span><text:span text:style-name="T25">I</text:span><text:span text:style-name="T24">V</text:span><text:span text:style-name="T2">. </text:span><text:span text:style-name="T3">JU</text:span><text:span text:style-name="T25">L</text:span><text:span text:style-name="T3">I</text:span><text:span text:style-name="T4">I.</text:span></text:p>
            <text:p text:style-name="P245"><text:span text:style-name="T41">I</text:span><text:span text:style-name="T120">n</text:span><text:span text:style-name="T41"> F</text:span><text:span text:style-name="T120">esto</text:span><text:span text:style-name="T59"> </text:span><text:span text:style-name="T60">S</text:span><text:span text:style-name="T41">. </text:span><text:span text:style-name="T61">P</text:span><text:span text:style-name="T158">rocopi</text:span><text:span text:style-name="T157">i</text:span><text:span text:style-name="T151">,</text:span></text:p>
            <text:p text:style-name="P51"><text:span text:style-name="T157">Abbatis, </text:span><text:span text:style-name="T158">Confessoris et Patroni Regni Bohemiae</text:span><text:span text:style-name="T150">.</text:span></text:p>
            <text:p text:style-name="P119"><text:span text:style-name="T774">in </text:span><text:span text:style-name="T73">B</text:span><text:span text:style-name="T774">ohemia:</text:span> M<text:span text:style-name="T774">M</text:span>. <text:span text:style-name="T774">maj.</text:span></text:p>
          </table:table-cell>
          <table:covered-table-cell/>
        </table:table-row>
        <table:table-row table:style-name="Tabulka1.1">
          <table:table-cell table:style-name="Tabulka1.A1" office:value-type="string">
            <text:p text:style-name="P156">In I. Nocturno</text:p>
            <text:p text:style-name="P160">De libro Ecclesiástici.</text:p>
            <text:p text:style-name="P9">Lectio j. <text:span text:style-name="T763">Cap. 44.</text:span></text:p>
            <text:p text:style-name="P278"><text:soft-page-break/><text:span text:style-name="T764">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78"/>
          </table:table-cell>
          <table:table-cell table:style-name="Tabulka1.A1" office:value-type="string">
            <text:p text:style-name="P65"/>
            <text:p text:style-name="P65"/>
            <text:p text:style-name="P65"/>
            <text:p text:style-name="P289"><text:soft-page-break/><text:span text:style-name="T608">C</text:span><text:span text:style-name="T587">hvalme</text:span> slavné muže, <text:span text:style-name="T765">své </text:span>otce<text:span text:style-name="T765"> </text:span>všech <text:s/>pokolení. Mnohou slávu vyjevil Hospodin <text:span text:style-name="T765">ve své vznešenosti od věků</text:span>. Panovali ve svých královstvích, <text:span text:style-name="T206">byli to </text:span>muži proslulí svou mocí; <text:span text:style-name="T765">věhlasní svou moudrostí, Proroctvími dokazovali důstojnost Proroků</text:span>. <text:span text:style-name="T765">A vládli lidu svému ctností své moudrosti i přesvatými slovy</text:span>. </text:p>
          </table:table-cell>
        </table:table-row>
        <table:table-row table:style-name="Tabulka1.1">
          <table:table-cell table:style-name="Tabulka1.A1" office:value-type="string">
            <text:p text:style-name="P9">Lectio ij.</text:p>
            <text:p text:style-name="P352">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206"/>
          </table:table-cell>
          <table:table-cell table:style-name="Tabulka1.A1" office:value-type="string">
            <text:p text:style-name="P81"/>
            <text:p text:style-name="P296"><text:span text:style-name="T609">Byli</text:span><text:span text:style-name="T765"> natolik zkušení, že v</text:span>ymýšleli nápěvy písní a psali výpravné básně. Byli to muži bohatí <text:span text:style-name="T765">ctnostmi</text:span>, <text:span text:style-name="T765">milovali krásu </text:span><text:span text:style-name="T206">a umění</text:span>, <text:span text:style-name="T765">a</text:span> pokojně žili ve svých příbytcích. Ti všichni <text:span text:style-name="T765">dosáhli slávy </text:span>u svých současníků a za svého života byli předmětem <text:span text:style-name="T765">mnohé chvály</text:span>. <text:s/></text:p>
          </table:table-cell>
        </table:table-row>
        <table:table-row table:style-name="Tabulka1.1">
          <table:table-cell table:style-name="Tabulka1.A1" office:value-type="string">
            <text:p text:style-name="P9">Lectio iij.</text:p>
            <text:p text:style-name="P355">Q<text:span text:style-name="T60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93"/>
          </table:table-cell>
          <table:table-cell table:style-name="Tabulka1.A1" office:value-type="string">
            <text:p text:style-name="P81"/>
            <text:p text:style-name="P293"><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9">Lectio i<text:span text:style-name="T766">v</text:span>. </text:p>
            <text:p text:style-name="P355">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93"/>
          </table:table-cell>
          <table:table-cell table:style-name="Tabulka1.A1" office:value-type="string">
            <text:p text:style-name="P81"/>
            <text:p text:style-name="P400"><text:span text:style-name="T591">Svaté</text:span><text:span text:style-name="T857"> dědictví je jejich příbuzenstvo a podle smlouvy </text:span><text:span text:style-name="T965">Boží </text:span><text:span text:style-name="T857">bude žít jejich potomstvo. Synové jejich díky nim zůstanou až na věky, jejich potomstvo ani sláva nebudou vyhlazeny. Jejich těla byla v</text:span><text:span text:style-name="T868"> </text:span><text:span text:style-name="T857">pokoji pohřbena, ale jejich jméno žije v</text:span><text:span text:style-name="T868"> </text:span><text:span text:style-name="T857">dalších pokoleních. Lidé si budou vypravovat o</text:span><text:span text:style-name="T868"> </text:span><text:span text:style-name="T857">jejich moudrosti a chválu jejich bude opěvovat Církev. </text:span></text:p>
            <text:p text:style-name="P179"><text:span text:style-name="T859">(</text:span><text:span text:style-name="T960">ČEP, </text:span><text:span text:style-name="T961">hodně </text:span><text:span text:style-name="T962">upraveno</text:span><text:span text:style-name="T991">)</text:span></text:p>
          </table:table-cell>
        </table:table-row>
        <table:table-row table:style-name="Tabulka1.1">
          <table:table-cell table:style-name="Tabulka1.A1" office:value-type="string">
            <text:p text:style-name="P133">In II. Nocturno</text:p>
            <text:p text:style-name="P22">Lectio v.</text:p>
            <text:p text:style-name="P348"><text:span text:style-name="T587">Procóp</text:span><text:span text:style-name="T643">i</text:span><text:span text:style-name="T587">us</text:span> post liberálium stúdia disciplinárum in Monastério Brzewnoviénsi vitam aliquámdiu religióse tradúxit. Solitúdinis deínde amóre captus, spelúncam Sázavæ flúmini incumbént<text:span text:style-name="T774">e</text:span>m larvis ac spectris obnóxiam, quam adíre nullus audébat, magno ánimo incoléndam sibi delégit. </text:p>
            <text:p text:style-name="P348"/>
          </table:table-cell>
          <table:table-cell table:style-name="Tabulka1.A1" office:value-type="string">
            <text:p text:style-name="P76"/>
            <text:p text:style-name="P76"/>
            <text:p text:style-name="P434"><text:span text:style-name="T675">Prokop</text:span><text:span text:style-name="T548"> po svých studiích svobodných umění odešel do břevnovského Kláštera, kde se po nějaký čas věnoval řeholnímu životu. Uchvácen láskou k samotě si vybral jeskyni ležící u</text:span><text:span text:style-name="T549"> </text:span><text:span text:style-name="T548">řeky Sázavy, kterou sužovaly přízraky a zlí duchové, </text:span><text:span text:style-name="T553">a </text:span><text:span text:style-name="T548">do které se nikdo neodvážil ani vkročit, </text:span><text:span text:style-name="T553">i</text:span><text:span text:style-name="T549"> </text:span><text:span text:style-name="T548">s</text:span><text:span text:style-name="T549"> </text:span><text:span text:style-name="T548">velkou neohrožeností se v ní zabydlel.</text:span></text:p>
          </table:table-cell>
        </table:table-row>
        <table:table-row table:style-name="Tabulka1.1">
          <table:table-cell table:style-name="Tabulka1.A1" office:value-type="string">
            <text:p text:style-name="P20">Lectio vj.</text:p>
            <text:p text:style-name="P369"><text:span text:style-name="T587">Nec</text:span> Viri Sanctitátem ferre monstra diútius valuérunt ; sed contínuo dilápsa, líberam illi, quietámque ejus loci possessiónem reliquére. Ejus prodígii fama vulgáta, cum magni ad illum concúrsus fíeri cœpíssent, fácile intelléxit divíni consílii <text:soft-page-break/>non esse, ut latéret. Itaque perfectióris stúdio vitæ incénsos nonnúllos collégit, quos ad omnem sanctitátem suo præsértim exémplo informávit. </text:p>
            <text:p text:style-name="P214"/>
          </table:table-cell>
          <table:table-cell table:style-name="Tabulka1.A1" office:value-type="string">
            <text:p text:style-name="P76"/>
            <text:p text:style-name="P306"><text:span text:style-name="T644">Svatost</text:span> <text:span text:style-name="T801">tohoto Muže však nestvůry nedokázaly dále snášet. Postupně tedy zmizely a zanechaly mu toto místo volné a tiché. Vyprávění o tomto zázraku získalo mezi vším lidem velkou slávu, takže se k němu začalo scházet velké množství lidí, a tak </text:span><text:soft-page-break/><text:span text:style-name="T801">Prokop snadno poznal, že není Boží vůlí, aby zůstal skryt. Takže shromáždil muže zapálené touhou po dokonalejším životě, které hlavně svým příkladem vedl k nejvyšší svatosti.</text:span></text:p>
          </table:table-cell>
        </table:table-row>
        <table:table-row table:style-name="Tabulka1.1">
          <table:table-cell table:style-name="Tabulka1.A1" office:value-type="string">
            <text:p text:style-name="P20">Lectio vij.</text:p>
            <text:p text:style-name="P373"><text:span text:style-name="T587">Udalrícum</text:span> Bohémiæ Príncipem a venatióne fessum aqua in vinum versa recreávit. Dæmones non modo e corpóribus ejécit, sed étiam sub jugum missos aráre cómpulit. Dénique cum óbitum suum, aliáque prædixísset, virtútibus, divinísque munéribus clarus migrávit in cœlum : nec désiit post mortem miráculis coruscáre. </text:p>
            <text:p text:style-name="P99"/>
          </table:table-cell>
          <table:table-cell table:style-name="Tabulka1.A1" office:value-type="string">
            <text:p text:style-name="P76"/>
            <text:p text:style-name="P307"><text:span text:style-name="T645">Oldřicha,</text:span> č<text:span text:style-name="T802">eského Knížete, unaveného z lovu občerstvil vodou, kterou proměnil ve víno. Zlé duchy nejen vyháněl z lidí, ale také zapřáhl do jha a přinutil orat. Poté, co předpověděl svou smrt i další věci, proslaven ctnostmi i božskými dary, odešel do nebe. Ani po smrti se však nepřestal skvíti zázraky.</text:span></text:p>
          </table:table-cell>
        </table:table-row>
        <table:table-row table:style-name="Tabulka1.1">
          <table:table-cell table:style-name="Tabulka1.A1" office:value-type="string">
            <text:p text:style-name="P20">Lectio viij.</text:p>
            <text:p text:style-name="P376"><text:span text:style-name="T633">Inter</text:span><text:span text:style-name="T773"> ália illud insígne, quod cuídam, qui in magno discrímine fúgiens ejus opem imploráverat, flúvio in gláciem verso, ad iter prosequéndum viam expedívit. Illud étiam memorábile, quod, cum sui Monastérii Abbas, ut inter Sanctos referrétur in Urbe non impetráret, Innocéntium III. per somnum admónuit, ut postulátis annúeret. Nec diútius cum Pontífice laborándum fuit. Quare ab eódem anno Salútis millésimo ducentésimo quarto Sanctórum número est adscríptus. </text:span></text:p>
            <text:p text:style-name="P369"/>
          </table:table-cell>
          <table:table-cell table:style-name="Tabulka1.A1" office:value-type="string">
            <text:p text:style-name="P76"/>
            <text:p text:style-name="P308"><text:span text:style-name="T645">Jedním </text:span><text:span text:style-name="T772">z nich byl onen slavný zázrak, kdy se jeden člověk snažil uniknout velkému nebezpečí a když se snažně doprošoval jeho pomoci, </text:span><text:span text:style-name="T210">Prokop </text:span><text:span text:style-name="T359">nechal zamrznout řeku a velmi mu </text:span><text:span text:style-name="T360">tím </text:span><text:span text:style-name="T359">usnadnil další cestu. Další pamětihodný zázrak byl ten, ž</text:span><text:span text:style-name="T360">e</text:span><text:span text:style-name="T359"> Opat jeho Kláštera, když v Římě nedosáhl jeho přidání mezi Svaté </text:span><text:span text:style-name="T211">a chtěl se již vrátit domů</text:span><text:span text:style-name="T359">, </text:span><text:span text:style-name="T210">Prokop </text:span><text:span text:style-name="T359">ve snu napomenul Innocence III., aby jeho žádosti vyhověl. Od té doby již s Papežem žádné potíže nebyly. A</text:span><text:span text:style-name="T365"> </text:span><text:span text:style-name="T359">proto od toho</text:span><text:span text:style-name="T360">to</text:span><text:span text:style-name="T359"> roku Spásy 1204 je započten mezi zástupy </text:span><text:span text:style-name="T360">S</text:span><text:span text:style-name="T359">vatých. </text:span></text:p>
          </table:table-cell>
        </table:table-row>
        <table:table-row table:style-name="Tabulka1.1">
          <table:table-cell table:style-name="Tabulka1.A1" office:value-type="string">
            <text:p text:style-name="P137">In III. Nocturno</text:p>
            <text:p text:style-name="P202"><text:span text:style-name="T225">Léctio sancti Evangélii </text:span><text:span text:style-name="T226">secúndum </text:span><text:span text:style-name="T227">Mátthæum</text:span><text:span text:style-name="T225">.</text:span><text:span text:style-name="T32"> </text:span></text:p>
            <text:p text:style-name="P202"><text:span text:style-name="T32">Lectio ix. Cap. </text:span><text:span text:style-name="T33">1</text:span><text:span text:style-name="T34">2</text:span></text:p>
            <text:p text:style-name="P388"><text:span text:style-name="T587">In</text:span> illo témpore: Dixit Petrus ad Jesum: Ecce nos relíquimus ómnia, et secúti sumus te: quid ergo erit nobis? Et réliqua.</text:p>
            <text:p text:style-name="P142"/>
            <text:p text:style-name="P202"><text:span text:style-name="T513">Homilía sancti Hierónymi Presbyteri</text:span><text:span text:style-name="T225">.</text:span></text:p>
            <text:p text:style-name="P47">Lib. 3. in Matth. Cap.19. </text:p>
            <text:p text:style-name="P390"><text:span text:style-name="T587">Grandis</text:span>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142"/>
          </table:table-cell>
          <table:table-cell table:style-name="Tabulka1.A1" office:value-type="string">
            <text:p text:style-name="P194"/>
            <text:p text:style-name="P194"/>
            <text:p text:style-name="P194"/>
            <text:p text:style-name="P443"><text:span text:style-name="T634">Za</text:span><text:span text:style-name="T500"> onoho času řekl Petr Ježíšovi: Hle, </text:span><text:span text:style-name="T501">opustili</text:span><text:span text:style-name="T500"> jsme vše a následovali tě. Co tedy budeme mít? A </text:span><text:span text:style-name="T502">ostatní</text:span><text:span text:style-name="T500">.</text:span></text:p>
            <text:p text:style-name="P194"/>
            <text:p text:style-name="P194"/>
            <text:p text:style-name="P194"/>
            <text:p text:style-name="P418"><text:span text:style-name="T703">Jak</text:span><text:span text:style-name="T1056"> veliká to víra! Petr byl rybář, nebyl bohatý, pokrm získával prací svých rukou. A</text:span><text:span text:style-name="T1057"> </text:span><text:span text:style-name="T1056">přece s důvěrou říká: „Opustili jsme vše.“ A protože nestačí jen vše opustit, dodává ještě správně: „A následovali tě. Udělali jsme, co jsi přikázal. Jakou nám tedy dáš odměnu?“ </text:span></text:p>
          </table:table-cell>
        </table:table-row>
        <table:table-row table:style-name="Tabulka1.1">
          <table:table-cell table:style-name="Tabulka1.A1" office:value-type="string">
            <text:p text:style-name="P39">Lectio x.</text:p>
            <text:p text:style-name="P255"><text:span text:style-name="T587">Jesus</text:span> autem dixit illis: Amen dico vobis, quod vos, qui secúti estis me, in regeneratióne, cum séderit Fílius hóminis in sede majestátis suæ, sedé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140"/>
          </table:table-cell>
          <table:table-cell table:style-name="Tabulka1.A1" office:value-type="string">
            <text:p text:style-name="P194"/>
            <text:p text:style-name="P446"><text:span text:style-name="T641">Ježíš</text:span><text:span text:style-name="T119"> jim však řekl: „Amen pravím vám, že vy, </text:span><text:span text:style-name="T135">kteří</text:span><text:span text:style-name="T119"> jste mě následovali, až bude vše obnoveno </text:span><text:span text:style-name="T134">a</text:span><text:span text:style-name="T137"> </text:span><text:span text:style-name="T119">až se Syn člověka posadí na trůn své slávy, budete </text:span><text:span text:style-name="T135">i vy </text:span><text:span text:style-name="T119">sedět na dvanácti stolicích a budete soudit dvanáct kmenů i</text:span><text:span text:style-name="T135">s</text:span><text:span text:style-name="T119">raelských.“ Neřekl „Vy, </text:span><text:span text:style-name="T134">kteří</text:span><text:span text:style-name="T119"> jste opustili vše,“ neboť to </text:span><text:span text:style-name="T135">učinil </text:span><text:span text:style-name="T119">i filosof Kratés, a</text:span><text:span text:style-name="T137"> </text:span><text:span text:style-name="T119">bohatstvím pohrdali i mnozí jiní, ale řekl „Vy, </text:span><text:span text:style-name="T135">kteří</text:span><text:span text:style-name="T119"> jste mě následovali,“ což je přístup vlastní </text:span><text:span text:style-name="T135">A</text:span><text:span text:style-name="T119">poštolům i všem věřícím. </text:span><text:s/></text:p>
          </table:table-cell>
        </table:table-row>
        <text:soft-page-break/>
        <table:table-row table:style-name="Tabulka1.1">
          <table:table-cell table:style-name="Tabulka1.A1" office:value-type="string">
            <text:p text:style-name="P39">Lectio xj.</text:p>
            <text:p text:style-name="P257"><text:span text:style-name="T587">In</text:spa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140"/>
          </table:table-cell>
          <table:table-cell table:style-name="Tabulka1.A1" office:value-type="string">
            <text:p text:style-name="P194"/>
            <text:p text:style-name="P451"><text:span text:style-name="T641">Až</text:span><text:span text:style-name="T119"> bude vše obnoveno, až se Syn člověka posadí na trůn své slávy (až i mrtví z</text:span><text:span text:style-name="T134">e své</text:span><text:span text:style-name="T119"> porušitelnosti neporušeni vstanou), budete i vy sedět na soudních stolicích a odsoudíte dvanáct kmenů i</text:span><text:span text:style-name="T135">s</text:span><text:span text:style-name="T119">raelských, neboť zatímco vy jste uvěřili, oni uvěřit nechtěli. A každý, kdo opustil dům nebo bratry nebo sestry nebo otce nebo matku nebo manželku nebo děti či pole pro jméno mé, stonásob dostane a bude mít život věčný.</text:span> </text:p>
          </table:table-cell>
        </table:table-row>
        <table:table-row table:style-name="Tabulka1.1">
          <table:table-cell table:style-name="Tabulka1.A1" office:value-type="string">
            <text:p text:style-name="P39">Lectio xij.</text:p>
            <text:p text:style-name="P259"><text:span text:style-name="T587">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40"/>
          </table:table-cell>
          <table:table-cell table:style-name="Tabulka1.A1" office:value-type="string">
            <text:p text:style-name="P194"/>
            <text:p text:style-name="P447"><text:span text:style-name="T641">To</text:span><text:span text:style-name="T119"> místo odpovídá větě, kterou pronesl Spasitel: „Nepřišel jsem přinést mír, ale meč. Přišel jsem postavit syna proti jeho otci, dceru proti matce, snachu proti </text:span><text:span text:style-name="T134">tchyni.</text:span><text:span text:style-name="T119"> A nepřítelem člověka bude jeho vlastní rodina.“ Tedy každý, kdo pro víru v Krista a</text:span><text:span text:style-name="T137"> </text:span><text:span text:style-name="T119">hlásání </text:span><text:span text:style-name="T135">E</text:span><text:span text:style-name="T119">vangelia pohrdne všemi city a spolu s</text:span><text:span text:style-name="T137"> </text:span><text:span text:style-name="T119">nimi i bohatstvím a </text:span><text:span text:style-name="T136">veškerým</text:span><text:span text:style-name="T135"> </text:span><text:span text:style-name="T119">potěšením světa, stonásob dostane a bude mít život věčný. </text:span><text:s/></text:p>
          </table:table-cell>
        </table:table-row>
        <table:table-row table:style-name="Tabulka1.1">
          <table:table-cell table:style-name="Tabulka1.A1" office:value-type="string">
            <text:p text:style-name="P48"><text:span text:style-name="T776">Oratio</text:span>. </text:p>
            <text:p text:style-name="P392"><text:span text:style-name="T587">Plenam</text:span> in nobis ætérne Salvátor, tuæ virtútis operáre medélam : <text:span text:style-name="T1">*</text:span> ut, qui præclára Beáti Procópii Confessoris tui mérita venerámur, <text:span text:style-name="T1">§</text:span> ipsíus adjúti suffrágiis, a<text:span text:style-name="T1054"> </text:span>cunctis animárum nostrárum languóribus liberémur. Qui vivis et regnas cum Deo Patre in unitáte Spíritus Sancti Deus, <text:span text:style-name="T1">*</text:span> per ómnia sæcula saeculórum. </text:p>
            <text:p text:style-name="P392"/>
          </table:table-cell>
          <table:table-cell table:style-name="Tabulka1.A1" office:value-type="string">
            <text:p text:style-name="P48"><text:s/></text:p>
            <text:p text:style-name="P435"><text:span text:style-name="T647">Věčný</text:span><text:span text:style-name="T780"> Spasiteli, dej, ať v nás působí lék plnosti tvé ctnosti</text:span><text:span text:style-name="T781">,</text:span><text:span text:style-name="T308"> </text:span><text:span text:style-name="T309">abychom, když oslavujeme přeslavné zásluhy tvého Svatého Vyznavače Prokopa</text:span><text:span text:style-name="T308">, </text:span><text:span text:style-name="T311">s</text:span><text:span text:style-name="T309"> pomoc</text:span><text:span text:style-name="T311">í</text:span><text:span text:style-name="T309"> jeho přímluv byli zbaveni vše</text:span><text:span text:style-name="T310">ch</text:span><text:span text:style-name="T309"> nemocí našich duší</text:span><text:span text:style-name="T308">. </text:span><text:span text:style-name="T309">Jenž žiješ a kraluješ s Bohem Otcem v jednotě Ducha Svatého Bůh</text:span><text:span text:style-name="T308">, p</text:span><text:span text:style-name="T309">o všechny věky věkův</text:span><text:span text:style-name="T308">.</text:span><text:span text:style-name="T312"> </text:span></text:p>
            <text:p text:style-name="P392"/>
          </table:table-cell>
        </table:table-row>
        <table:table-row table:style-name="Tabulka1.1">
          <table:table-cell table:style-name="Tabulka1.A1" table:number-columns-spanned="2" office:value-type="string">
            <text:p text:style-name="P204"><text:span text:style-name="T27">DIE</text:span><text:span text:style-name="T2"> </text:span><text:span text:style-name="T26">V</text:span><text:span text:style-name="T2">. </text:span><text:span text:style-name="T28">JULII</text:span></text:p>
            <text:p text:style-name="P222"><text:span text:style-name="T41">I</text:span><text:span text:style-name="T120">n</text:span><text:span text:style-name="T41"> F</text:span><text:span text:style-name="T120">esto</text:span><text:span text:style-name="T41"> SS. C</text:span><text:span text:style-name="T150">yrilli et </text:span><text:span text:style-name="T41">M</text:span><text:span text:style-name="T150">ethudii.</text:span></text:p>
            <text:p text:style-name="P52">Confessorum, Pont<text:span text:style-name="T776">ificum et Apostolorum Slavoniae</text:span>.</text:p>
            <text:p text:style-name="P173"><text:span text:style-name="T127">in </text:span><text:span text:style-name="T39">B</text:span><text:span text:style-name="T127">ohemia:</text:span><text:span text:style-name="T129"> </text:span><text:span text:style-name="T132">Serm</text:span><text:span text:style-name="T129">. maj.</text:span></text:p>
          </table:table-cell>
          <table:covered-table-cell/>
        </table:table-row>
        <table:table-row table:style-name="Tabulka1.1">
          <table:table-cell table:style-name="Tabulka1.A1" office:value-type="string">
            <text:p text:style-name="P157">In I. Nocturno</text:p>
            <text:p text:style-name="P161">De libro Ecclesiástici.</text:p>
            <text:p text:style-name="P10">Lectio j. <text:span text:style-name="T763">Cap. 44.</text:span></text:p>
            <text:p text:style-name="P279"><text:span text:style-name="T764">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79"/>
          </table:table-cell>
          <table:table-cell table:style-name="Tabulka1.A1" office:value-type="string">
            <text:p text:style-name="P66"/>
            <text:p text:style-name="P66"/>
            <text:p text:style-name="P66"/>
            <text:p text:style-name="P290"><text:span text:style-name="T608">C</text:span><text:span text:style-name="T587">hvalme</text:span> slavné muže, <text:span text:style-name="T765">své </text:span>otce<text:span text:style-name="T765"> </text:span>všech <text:s/>pokolení. Mnohou slávu vyjevil Hospodin <text:span text:style-name="T765">ve své vznešenosti od věků</text:span>. Panovali ve svých královstvích, <text:span text:style-name="T206">byli to </text:span>muži proslulí svou mocí; <text:span text:style-name="T765">věhlasní svou moudrostí, Proroctvími dokazovali důstojnost Proroků</text:span>. <text:span text:style-name="T765">A vládli lidu svému ctností své moudrosti i přesvatými slovy</text:span>. </text:p>
          </table:table-cell>
        </table:table-row>
        <table:table-row table:style-name="Tabulka1.1">
          <table:table-cell table:style-name="Tabulka1.A1" office:value-type="string">
            <text:p text:style-name="P10">Lectio ij.</text:p>
            <text:p text:style-name="P353"><text:soft-page-break/>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207"/>
          </table:table-cell>
          <table:table-cell table:style-name="Tabulka1.A1" office:value-type="string">
            <text:p text:style-name="P82"/>
            <text:p text:style-name="P297"><text:soft-page-break/><text:span text:style-name="T609">Byli</text:span><text:span text:style-name="T765"> natolik zkušení, že v</text:span>ymýšleli nápěvy písní a psali výpravné básně. Byli to muži bohatí <text:span text:style-name="T765">ctnostmi</text:span>, <text:span text:style-name="T765">milovali krásu </text:span><text:span text:style-name="T206">a umění</text:span>, <text:span text:style-name="T765">a</text:span> pokojně žili ve svých příbytcích. Ti všichni <text:span text:style-name="T765">dosáhli slávy </text:span>u svých současníků a za svého života byli předmětem <text:span text:style-name="T765">mnohé chvály</text:span>. <text:s/></text:p>
          </table:table-cell>
        </table:table-row>
        <table:table-row table:style-name="Tabulka1.1">
          <table:table-cell table:style-name="Tabulka1.A1" office:value-type="string">
            <text:p text:style-name="P10">Lectio iij.</text:p>
            <text:p text:style-name="P356">Q<text:span text:style-name="T60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92"/>
          </table:table-cell>
          <table:table-cell table:style-name="Tabulka1.A1" office:value-type="string">
            <text:p text:style-name="P82"/>
            <text:p text:style-name="P294"><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10">Lectio i<text:span text:style-name="T766">v</text:span>. </text:p>
            <text:p text:style-name="P356">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92"/>
          </table:table-cell>
          <table:table-cell table:style-name="Tabulka1.A1" office:value-type="string">
            <text:p text:style-name="P82"/>
            <text:p text:style-name="P401"><text:span text:style-name="T591">Svaté</text:span><text:span text:style-name="T857"> dědictví jest příbuzenstvo jejich a podle smlouvy bude žíti potomstvo jejich. Synové jejich díky nim zůstanou až na věky, jejich potomstvo ani sláva nebudou vyhlazeny. Jejich těla byla v</text:span><text:span text:style-name="T869"> </text:span><text:span text:style-name="T857">pokoji pohřbena, ale jejich jméno žije v</text:span><text:span text:style-name="T869"> </text:span><text:span text:style-name="T857">dalších pokoleních. Lidé si budou vypravovat o</text:span><text:span text:style-name="T869"> </text:span><text:span text:style-name="T857">jejich moudrosti a chválu jejich bude opěvovat Církev. </text:span></text:p>
            <text:p text:style-name="P180"><text:span text:style-name="T859">(</text:span><text:span text:style-name="T960">ČEP, </text:span><text:span text:style-name="T961">hodně </text:span><text:span text:style-name="T962">upraveno</text:span><text:span text:style-name="T991">)</text:span></text:p>
          </table:table-cell>
        </table:table-row>
        <table:table-row table:style-name="Tabulka1.1">
          <table:table-cell table:style-name="Tabulka1.A1" office:value-type="string">
            <text:p text:style-name="P219">In II. Nocturno</text:p>
            <text:p text:style-name="P143">Ex Breviário Pragénsi et Próprio Moráviæ.</text:p>
            <text:p text:style-name="P40"><text:bookmark text:name="__DdeLink__2400_16731447091131111112"/>Lectio v.</text:p>
            <text:p text:style-name="P394"><text:span text:style-name="T587">Cyríllus</text:span> vitæ sanctitáte, rerúmque gestárum glória máxime illústris fuit. Nicoláo primo Summo Pontífice sancti Cleméntis Papae corpus Romam ab illo advéctum, atque in templo quod in ejúsdem beatíssimi Mártyris honórem ántea extrúctum fúerat, recónditum est. Methúdium hábuit fratrem vitæ génere, ac móribus plane germánum, quem ab Hadriáno secúndo ad fidem propagándam missum Joánnes octávus testátur.</text:p>
            <text:p text:style-name="P197"/>
          </table:table-cell>
          <table:table-cell table:style-name="Tabulka1.A1" office:value-type="string">
            <text:p text:style-name="P193"/>
            <text:p text:style-name="P193"/>
            <text:p text:style-name="P193"/>
            <text:p text:style-name="P419"><text:span text:style-name="T702">Cyril</text:span><text:span text:style-name="T1055"> se </text:span><text:span text:style-name="T1058">převelice</text:span><text:span text:style-name="T1055"> proslavil svatostí života </text:span><text:span text:style-name="T1059">i slávou</text:span><text:span text:style-name="T1055"> svý</text:span><text:span text:style-name="T1059">ch</text:span><text:span text:style-name="T1055"> skutků. Za </text:span><text:span text:style-name="T1058">Svatého Otce</text:span><text:span text:style-name="T1055"> Mikuláše</text:span><text:span text:style-name="T1060"> </text:span><text:span text:style-name="T1055">I. přinesl do Říma tělo svatého </text:span><text:span text:style-name="T1058">P</text:span><text:span text:style-name="T1055">apeže Klementa a v</text:span><text:span text:style-name="T1060"> </text:span><text:span text:style-name="T1055">chrámu, který byl již </text:span><text:span text:style-name="T1059">dříve</text:span><text:span text:style-name="T1055"> vystavěn ke cti tohoto přesvatého Mučedníka, je uložil. Metoděj</text:span><text:span text:style-name="T1060">e měl za bratra rodem a zajisté i </text:span><text:span text:style-name="T1055">mravy s</text:span><text:span text:style-name="T1060"> </text:span><text:span text:style-name="T1055">ním byl spřízněn. </text:span><text:span text:style-name="T1072">Papež</text:span><text:span text:style-name="T1070"> </text:span><text:span text:style-name="T1055">Hadrián</text:span><text:span text:style-name="T1060"> </text:span><text:span text:style-name="T1055">II. </text:span><text:span text:style-name="T1070">je</text:span><text:span text:style-name="T1055"> </text:span><text:span text:style-name="T1070">vy</text:span><text:span text:style-name="T1055">slal, </text:span><text:span text:style-name="T1070">aby šířili</text:span><text:span text:style-name="T1055"> víru, </text:span><text:span text:style-name="T1070">což poté stvrdil i </text:span><text:span text:style-name="T1072">jeho nástupce </text:span><text:span text:style-name="T1076">Jan VIII. </text:span></text:p>
          </table:table-cell>
        </table:table-row>
        <table:table-row table:style-name="Tabulka1.1">
          <table:table-cell table:style-name="Tabulka1.A1" office:value-type="string">
            <text:p text:style-name="P45">Lectio vj.</text:p>
            <text:p text:style-name="P396"><text:span text:style-name="T587">Multárum</text:span> regiónum gentes una cum eórum régibus ad Christi fidem perduxére; ac imprímis Swatóplucum, qui apud Morávos late imperábat. Hujus exémplo Borzivógius Bohemórum Dux, tum ejus uxor Ludmílla <text:span text:style-name="T528">M</text:span>artyrio, quam principátu clárior, liberíque Baptísmum suscepérunt. Ita Christi fides in Bohémiam‚ finitimásque provinciás fuit indúcta, consequéntibus deínde tempóribus per eósdem est mirífice propagáta.</text:p>
            <text:p text:style-name="P218"/>
          </table:table-cell>
          <table:table-cell table:style-name="Tabulka1.A1" office:value-type="string">
            <text:p text:style-name="P193"/>
            <text:p text:style-name="P402"><text:span text:style-name="T702">Lidi</text:span><text:span text:style-name="T1055"> z mnoha </text:span><text:span text:style-name="T1061">krajů</text:span><text:span text:style-name="T1055"> přivedli k víře v Krista spol</text:span><text:span text:style-name="T1062">u</text:span><text:span text:style-name="T1055"> s jejich vládci, zejména pak Svatopluka, který vládl nad velkou říši Moravanů. </text:span><text:span text:style-name="T1063">Jeho příkladu následovali jak Bořivoj, kníže Čechů, tak jeho manželka Ludmila, </text:span><text:span text:style-name="T1060">ta </text:span><text:span text:style-name="T1063">až k Mučednické smrti, která byla slav</text:span><text:span text:style-name="T1060">­</text:span><text:span text:style-name="T1063">nější než její knížecí hodnost, a také jejich děti přijaly Křest. Tak byla uvedena víra v Krista do</text:span><text:span text:style-name="T1060"> </text:span><text:span text:style-name="T1063">Čech i</text:span><text:span text:style-name="T1060"> </text:span><text:span text:style-name="T1063">okolních krajin, jejichž obyvatelé ji pak </text:span><text:span text:style-name="T1060">v </text:span><text:span text:style-name="T1063">budoucích časech podivuhodným způsobem šířili.</text:span></text:p>
          </table:table-cell>
        </table:table-row>
        <table:table-row table:style-name="Tabulka1.1">
          <table:table-cell table:style-name="Tabulka1.A1" office:value-type="string">
            <text:p text:style-name="P45">Lectio vij.</text:p>
            <text:p text:style-name="P396"><text:soft-page-break/><text:span text:style-name="T587">Delátus</text:span> ad Joánnem octávum Methúdius‚ quod ab Apostólicæ Sedis dogmátibus deflécteret Romam est accítus, coácta Synodo, cum fidem suam ómnibus probavísset, ab eódem Pontífice magno cum honóre dimíssus, ac Moráviæ Príncipi diligénter commendátus fuit, univérsis eídem parére jussis. </text:p>
            <text:p text:style-name="P200"/>
          </table:table-cell>
          <table:table-cell table:style-name="Tabulka1.A1" office:value-type="string">
            <text:p text:style-name="P193"/>
            <text:p text:style-name="P453"><text:soft-page-break/><text:span text:style-name="T529">K </text:span><text:span text:style-name="T167">papežovi </text:span><text:span text:style-name="T320">Janu VIII. se doneslo, že Metoděj se odchýlil od dogmatického učení Apoštolského stolce, takže byl povolán do Říma. </text:span><text:span text:style-name="T321">Když na příkaz Synodu osvědčil svou věrnost, tentýž </text:span><text:span text:style-name="T358">P</text:span><text:span text:style-name="T321">apež jej s</text:span><text:span text:style-name="T366"> </text:span><text:span text:style-name="T321">poctami propustil, svěřil jej pod ochranu </text:span><text:span text:style-name="T358">M</text:span><text:span text:style-name="T321">oravského </text:span><text:span text:style-name="T358">K</text:span><text:span text:style-name="T321">nížete, a všem přikázal, aby jej svědomitě poslouchali. </text:span></text:p>
          </table:table-cell>
        </table:table-row>
        <table:table-row table:style-name="Tabulka1.1">
          <table:table-cell table:style-name="Tabulka1.A1" office:value-type="string">
            <text:p text:style-name="P45">Lectio viij.</text:p>
            <text:p text:style-name="P396"><text:span text:style-name="T587">Multa</text:span> deinde passus, cum máximas, quibus premebátur angústias eídem Pontífici indicásset, consolatórias ab illo lítteras méruit accípere, quibus ad fórtiter agéndum fuit summópere animátus. Cyrílli corpus illo ipso in templo sancti Cleméntis, quod ejúsdem beatíssimi Papæ sacris relíquiis ditáverat, una cum Methúdii cinéribus religiosíssime asservátur.</text:p>
            <text:p text:style-name="P218"/>
          </table:table-cell>
          <table:table-cell table:style-name="Tabulka1.A1" office:value-type="string">
            <text:p text:style-name="P193"/>
            <text:p text:style-name="P403"><text:span text:style-name="T704">Mnohé</text:span><text:span text:style-name="T1064"> pak ještě vytrpěl a když se tomuto </text:span><text:span text:style-name="T1058">P</text:span><text:span text:style-name="T1064">apeži svěřil s nesmírnými úzkostmi, které jej </text:span><text:span text:style-name="T1062">tížily</text:span><text:span text:style-name="T1064">, </text:span><text:span text:style-name="T1059">dostalo se mu cti obdržet dopisy, ve kterých jej </text:span><text:span text:style-name="T1071">Svatý Otec</text:span><text:span text:style-name="T1059"> povzbuzoval, aby si neohroženě stál za svým. Cyrilovo tělo zbožně spočívá v tomtéž chrámu svatého Klementa, které sám </text:span><text:span text:style-name="T1062">kdysi </text:span><text:span text:style-name="T1059">posvátnými ostatky tohoto přesvatého Papeže obohatil, spolu s</text:span><text:span text:style-name="T1060"> </text:span><text:span text:style-name="T1059">prachem svatého Metoděje. </text:span></text:p>
          </table:table-cell>
        </table:table-row>
        <table:table-row table:style-name="Tabulka1.1">
          <table:table-cell table:style-name="Tabulka1.A1" office:value-type="string">
            <text:p text:style-name="P131">In III. Nocturno</text:p>
            <text:p text:style-name="P89">Léctio sancti Evangélii secúndum Matthǽum.</text:p>
            <text:p text:style-name="P106"><text:span text:style-name="T37">Lectio ix. </text:span><text:span text:style-name="T38">Cap. 24</text:span></text:p>
            <text:p text:style-name="P262"><text:span text:style-name="T515">I</text:span><text:span text:style-name="T639">n</text:span><text:span text:style-name="T515"> illo témpore: Dixit Jesus discípulis suis: Vigiláte, quia nescítis qua hora Dóminus vester ventúrus sit. Et réliqua.</text:span></text:p>
            <text:p text:style-name="P102"/>
            <text:p text:style-name="P90">Homilía sancti Hilárii Epíscopi.</text:p>
            <text:p text:style-name="P4">Commentar. In Matth. <text:span text:style-name="T775">c</text:span>. 26. in fine.</text:p>
            <text:p text:style-name="P263">U<text:span text:style-name="T587">t</text:span> ignorántiam illam diéi ómnibus táciti, non sine útilis siléntii ratióne esse scirémus vigiláre nos Dóminus propter adventum furis admónuit, et oratiónum assiduitáte deténtos, ómnibus præceptórum suórum opéribus inhærére. Furem enim esse osténdit zábulum, ad detrahénda ex nobis spólia pervígilem, et córporum nostrórum dómibus insidiantem; ut ea incuriósis nobis, et somno déditis, consiliórum suórum atque illecebrárum jáculis perfódiat. Parátos igitur esse nos cónvenit: quia diéi ignorátio inténtam sollicitú<text:span text:style-name="T1130">­</text:span>dinem suspénsæ expectatiónis exágitat.</text:p>
            <text:p text:style-name="P6"/>
          </table:table-cell>
          <table:table-cell table:style-name="Tabulka1.A1" office:value-type="string">
            <text:p text:style-name="P104"/>
            <text:p text:style-name="P104"/>
            <text:p text:style-name="P61"/>
            <text:p text:style-name="P267"><text:span text:style-name="T587">Za</text:span> onoho času řekl Ježíš učedníkům svým: „Bděte, neboť nevíte, kdy přijde váš Pán.“ A<text:span text:style-name="T1097"> </text:span>další.</text:p>
            <text:p text:style-name="P61"/>
            <text:p text:style-name="P62"/>
            <text:p text:style-name="P62"/>
            <text:p text:style-name="P272"><text:span text:style-name="T936">I</text:span><text:span text:style-name="T935"> když nikdo neví, kdy má přijít onen den, abychom si nemysleli, že ona nevědomost není z dobrého důvodu, vybízí nás Pán, abychom bděli, protože může přijít zloděj; a</text:span><text:span text:style-name="T937"> </text:span><text:span text:style-name="T935">ponořeni v usilovné modlitby se ve veškerém </text:span><text:span text:style-name="T942">svém</text:span><text:span text:style-name="T935"> díle </text:span><text:span text:style-name="T942">máme </text:span><text:span text:style-name="T935">drže</text:span><text:span text:style-name="T942">t</text:span><text:span text:style-name="T935"> všech jeho přikázání. Tím zlodějem je totiž ďábel, který je vždy dost bdělý na to, aby nám odebral naše zásluhy a vkradl se do příbytku našeho těla. A</text:span><text:span text:style-name="T937"> </text:span><text:span text:style-name="T935">zatímco my spíme a o nic se nestaráme, on je</text:span><text:span text:style-name="T937">j</text:span><text:span text:style-name="T935"> kopím svých rad a lákadel probodne. Je tedy třeba, abychom byli připraveni. </text:span><text:span text:style-name="T938">Skutečnost</text:span><text:span text:style-name="T935">, že nevíme, kdy </text:span><text:span text:style-name="T938">má </text:span><text:span text:style-name="T935">přij</text:span><text:span text:style-name="T938">ít</text:span><text:span text:style-name="T935"> onen den, nás tedy donutí, abychom </text:span><text:span text:style-name="T938">tuto</text:span><text:span text:style-name="T935"> starost měli neustále na mysli.</text:span></text:p>
          </table:table-cell>
        </table:table-row>
        <table:table-row table:style-name="Tabulka1.1">
          <table:table-cell table:style-name="Tabulka1.A1" office:value-type="string">
            <text:p text:style-name="P5">Lectio x. Cap. 27.</text:p>
            <text:p text:style-name="P264">Q<text:span text:style-name="T587">uisnam</text:span> est fidélis servus et prudens quem constítuit Dóminus super famíliam suam? Quamquam in commúne nos ad indeféssam vigi<text:span text:style-name="T1097">­</text:span>lántiæ curam adhortétur: speciálem tamen pópuli princípibus, id est Epíscopis, in expectatióne adven<text:span text:style-name="T1097">­</text:span>túque suo sollicitúdinem mandat. Hunc enim ser<text:span text:style-name="T1097">­</text:span>vum fidélem atque prudéntem, præpositum famíliæ signíficat, cómmoda atque utilitátes commíssi sibi pópuli curántem.</text:p>
            <text:p text:style-name="P34"/>
          </table:table-cell>
          <table:table-cell table:style-name="Tabulka1.A1" office:value-type="string">
            <text:p text:style-name="P61"/>
            <text:p text:style-name="P270"><text:span text:style-name="T636">Kdo</text:span><text:span text:style-name="T637">pak</text:span><text:span text:style-name="T520"> je tedy </text:span><text:span text:style-name="T524">ten </text:span><text:span text:style-name="T520">služebník věrný a </text:span><text:span text:style-name="T521">moudrý</text:span><text:span text:style-name="T520">, kterého Pán ustanovil nad svou rodinou? I když nás společně vybízí k neustálé bdělosti, posílá lidem na pomoc </text:span><text:span text:style-name="T527">svá</text:span><text:span text:style-name="T524"> </text:span><text:span text:style-name="T520">knížata, </text:span><text:span text:style-name="T521">totiž </text:span><text:span text:style-name="T523">B</text:span><text:span text:style-name="T520">iskupy, aby o ně pečovali, a společně očekávali příchodu Páně. </text:span><text:span text:style-name="T525">Biskup</text:span><text:span text:style-name="T520"> je tedy ten služebník věrný a </text:span><text:span text:style-name="T521">moudrý</text:span><text:span text:style-name="T520">, hlava rodiny, </text:span><text:span text:style-name="T521">kterého</text:span><text:span text:style-name="T520"> má Pán na mysli, </text:span><text:span text:style-name="T521">a </text:span><text:span text:style-name="T520">který se v míře přiměřené stará o všechno, co jemu svěřený lid potřebuje. </text:span></text:p>
          </table:table-cell>
        </table:table-row>
        <text:soft-page-break/>
        <table:table-row table:style-name="Tabulka1.1">
          <table:table-cell table:style-name="Tabulka1.A1" office:value-type="string">
            <text:p text:style-name="P5">Lectio xj.</text:p>
            <text:p text:style-name="P265">Q<text:span text:style-name="T587">ui</text:span> si dicto áudiens, et præcéptis obédiens erit, id est, si doctrínæ opportunitáte et veritáte infír<text:span text:style-name="T1112">­</text:span>ma confírmet, disrúpta consólidet, depraváta con<text:span text:style-name="T1097">­</text:span>vértat, et verbum vitæ in æternitátis cibum aléndæ famíliæ dispéndat, atque hæc agens, hisque ímmo<text:span text:style-name="T1112">­</text:span>rans deprehendátur, glóriam a Dómino tamquam dispensátor fidélis, et víllicus útilis co<text:span text:style-name="T1112">n</text:span>sequétur, et super ómnia bona constituétur; id est, in Dei glória collocábitur, quia nihil sit ultra, quod mélius sit.</text:p>
            <text:p text:style-name="P7"/>
          </table:table-cell>
          <table:table-cell table:style-name="Tabulka1.A1" office:value-type="string">
            <text:p text:style-name="P61"/>
            <text:p text:style-name="P273"><text:span text:style-name="T943">A pokud uslyší, co bylo řečeno a </text:span><text:span text:style-name="T944">u</text:span><text:span text:style-name="T943">poslechne, co bylo přikázáno, t</text:span><text:span text:style-name="T945">edy</text:span><text:span text:style-name="T943"> pokud příhodností a</text:span><text:span text:style-name="T945"> </text:span><text:span text:style-name="T943">pravdou Kristova učení nepevné posílí, rozpadlé spraví, pokřivené narovná a bude rozdávat slovo života jako věčný pokrm rodině, kterou má živit, a</text:span><text:span text:style-name="T945"> </text:span><text:span text:style-name="T943">bude </text:span><text:span text:style-name="T946">shledán</text:span><text:span text:style-name="T943">, </text:span><text:span text:style-name="T946">že </text:span><text:span text:style-name="T943">tyto věci činí bez chvilky oddechu, obdrží jako věrný správce slávu od Pána,</text:span><text:bookmark text:name="_GoBack12"/><text:span text:style-name="T943"> a</text:span><text:span text:style-name="T945"> </text:span><text:span text:style-name="T943">jako užitečný správce bude ustanoven nad všemi dobrými věcmi, t</text:span><text:span text:style-name="T945">edy</text:span><text:span text:style-name="T943"> bude uveden do slávy Boží, </text:span><text:span text:style-name="T946">neboť</text:span><text:span text:style-name="T943"> není nic lepšího.</text:span></text:p>
          </table:table-cell>
        </table:table-row>
        <table:table-row table:style-name="Tabulka1.1">
          <table:table-cell table:style-name="Tabulka1.A1" office:value-type="string">
            <text:p text:style-name="P5">Lectio xij.</text:p>
            <text:p text:style-name="P262"><text:span text:style-name="T516">Q</text:span><text:span text:style-name="T640">uod</text:span><text:span text:style-name="T516"> si cóntuens longam</text:span><text:span text:style-name="T149"> </text:span><text:span text:style-name="T516">Dei patiéntiam, quæ in proféctum humánæ salútis exténditur, advér</text:span><text:span text:style-name="T517">­</text:span><text:span text:style-name="T516">sum consérvos insoléscet, et sæculi malis vitiísque se tradet, præséntium tantum curam in cultu ventris exercens: desperáta die Dóminus advéniet, eumque a bonis, quæ spopónderat, dívidet, portio</text:span><text:span text:style-name="T517">­</text:span><text:span text:style-name="T516">n</text:span><text:span text:style-name="T517">é</text:span><text:span text:style-name="T516">mque ejus cum hypócritis in p</text:span><text:span text:style-name="T514">œ</text:span><text:span text:style-name="T516">næ æternitáte constítuet: quia adventum desperáverit, quia man</text:span><text:span text:style-name="T518">­</text:span><text:span text:style-name="T516">dátis non obtemperáverit, quia præséntibus studúerit.</text:span></text:p>
            <text:p text:style-name="P7"/>
          </table:table-cell>
          <table:table-cell table:style-name="Tabulka1.A1" office:value-type="string">
            <text:p text:style-name="P61"/>
            <text:p text:style-name="P271"><text:span text:style-name="T638">O</text:span><text:span text:style-name="T636">všem</text:span><text:span text:style-name="T520"> pokud se člověk spoléhá na </text:span><text:span text:style-name="T526">nezdolnou</text:span><text:span text:style-name="T521"> </text:span><text:span text:style-name="T520">trpělivost Boží, která k</text:span><text:span text:style-name="T522">u</text:span><text:span text:style-name="T520"> spáse člověka trvá ještě déle, povyšuje se nad své bližní, oddá</text:span><text:span text:style-name="T525">vá</text:span><text:span text:style-name="T520"> se špatnostem a neřestem tohoto světa, </text:span><text:span text:style-name="T522">a </text:span><text:span text:style-name="T520">z věcí přítomných se stará jen o svůj žaludek, v den nečekaný pak přijde Pán a oddělí ho od věcí, kterým se zaslíbil, a dostane podíl s pokrytci, </text:span><text:span text:style-name="T522">odsouzen</text:span><text:span text:style-name="T520"> k</text:span><text:span text:style-name="T524"> </text:span><text:span text:style-name="T520">věčnému trestu. Neboť o příchod Páně se nestaral, jeho přikázání neposlouchal, </text:span><text:span text:style-name="T522">protože</text:span><text:span text:style-name="T520"> se věnoval věcem přítomným.</text:span></text:p>
          </table:table-cell>
        </table:table-row>
        <table:table-row table:style-name="Tabulka1.1">
          <table:table-cell table:style-name="Tabulka1.A1" table:number-columns-spanned="2" office:value-type="string">
            <text:p text:style-name="P50">DIE VI<text:span text:style-name="T817">II</text:span>. <text:span text:style-name="T817">JULII</text:span>.</text:p>
            <text:p text:style-name="P221"><text:span text:style-name="T70">I</text:span><text:span text:style-name="T162">n </text:span><text:span text:style-name="T70">F</text:span><text:span text:style-name="T162">esto </text:span><text:span text:style-name="T71">B</text:span><text:span text:style-name="T70">. </text:span><text:span text:style-name="T71">E</text:span><text:span text:style-name="T163">ugenii</text:span><text:span text:style-name="T162">. </text:span></text:p>
            <text:p text:style-name="P46"><text:span text:style-name="T817">Papae</text:span> et Confessoris.</text:p>
            <text:p text:style-name="P127"><text:span text:style-name="T133">xij. Lect. et </text:span><text:span text:style-name="T519">M.</text:span></text:p>
          </table:table-cell>
          <table:covered-table-cell/>
        </table:table-row>
        <table:table-row table:style-name="Tabulka1.1">
          <table:table-cell table:style-name="Tabulka1.A1" office:value-type="string">
            <text:p text:style-name="P169">In I. Nocturno</text:p>
            <text:p text:style-name="P162">De Epístola prima beáti Pauli Apóstoli ad Timótheum.</text:p>
            <text:p text:style-name="P11">Lectio j. <text:span text:style-name="T763">Cap. 3.</text:span></text:p>
            <text:p text:style-name="P280">F<text:span text:style-name="T587">idélis</text:span> sermo: Si quis Episcopátum desíderat, bonum opus desí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280"/>
          </table:table-cell>
          <table:table-cell table:style-name="Tabulka1.A1" office:value-type="string">
            <text:p text:style-name="P67"/>
            <text:p text:style-name="P67"/>
            <text:p text:style-name="P67"/>
            <text:p text:style-name="P67"/>
            <text:p text:style-name="P291"><text:span text:style-name="T587">Věrohodné</text:span> je to<text:span text:style-name="T803">to</text:span> slovo: Kdo chce být<text:span text:style-name="T803">i</text:span> <text:span text:style-name="T803">B</text:span>iskupem, touží po krásném úkolu. Nuže, <text:span text:style-name="T803">B</text:span>iskup má být bezúhonný, jen <text:span text:style-name="T803">s </text:span>jednou <text:span text:style-name="T803">manželkou </text:span>ženatý, střídmý, rozvážný, řádný, pohostinný, schopný učit, ne pijan, ne rváč, nýbrž vlídný, smířlivý, nezištný, ne svárlivý ani lakomý. Má dobře vést <text:span text:style-name="T803">svůj dům i</text:span> rodinu a mít děti poslušné a počestné.</text:p>
          </table:table-cell>
        </table:table-row>
        <table:table-row table:style-name="Tabulka1.1">
          <table:table-cell table:style-name="Tabulka1.A1" office:value-type="string">
            <text:p text:style-name="P11">Lectio ij.</text:p>
            <text:p text:style-name="P357">S<text:span text:style-name="T587">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208"/>
          </table:table-cell>
          <table:table-cell table:style-name="Tabulka1.A1" office:value-type="string">
            <text:p text:style-name="P83"/>
            <text:p text:style-name="P298"><text:span text:style-name="T803">N</text:span><text:span text:style-name="T587">edovede-li</text:span> někdo vést svou rodinu, jak se bude starat o Boží církev? Nemá být nově pokřtěný, aby nezpyšněl a nepropadl odsouzení ďáblovu. Musí mít také dobrou pověst u těch, kdo jsou mimo církev, aby neupadl<text:span text:style-name="T1104">i</text:span> do pomluv a ďáblových nástrah. </text:p>
          </table:table-cell>
        </table:table-row>
        <table:table-row table:style-name="Tabulka1.1">
          <table:table-cell table:style-name="Tabulka1.A1" office:value-type="string">
            <text:p text:style-name="P11">Lectio iij. <text:span text:style-name="T804">Cap. 4.</text:span></text:p>
            <text:p text:style-name="P357"><text:soft-page-break/>E<text:span text:style-name="T587">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94"/>
          </table:table-cell>
          <table:table-cell table:style-name="Tabulka1.A1" office:value-type="string">
            <text:p text:style-name="P83"/>
            <text:p text:style-name="P298"><text:soft-page-break/><text:span text:style-name="T657">V</text:span><text:span text:style-name="T587">ěří</text:span><text:span text:style-name="T657">cím</text:span><text:span text:style-name="T805"> však</text:span> buď vzorem v řeči, v chování, v lásce, ve víře, v čistotě. <text:s/>Než přijdu, ujmi se předčítání, kázání, vyučování. Nezanedbávej <text:span text:style-name="T805">milost, která je v tobě</text:span>, <text:span text:style-name="T805">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11">Lectio i<text:span text:style-name="T766">v</text:span>. <text:span text:style-name="T806">Cap. 6.</text:span></text:p>
            <text:p text:style-name="P357">P<text:span text:style-name="T587">rae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94"/>
            <text:p text:style-name="P94"/>
          </table:table-cell>
          <table:table-cell table:style-name="Tabulka1.A1" office:value-type="string">
            <text:p text:style-name="P83"/>
            <text:p text:style-name="P309"><text:span text:style-name="T657">Přikazuji</text:span><text:span text:style-name="T805"> ti </text:span>před Bohem, který dává všemu život, a Kristem Ježíšem, který vydal svědectví svým dobrým vyznáním před Pontiem Pilátem, abys bez poskvrny a výtky <text:span text:style-name="T805">sloužil </text:span>své<text:span text:style-name="T805">mu</text:span> poslání až do příchodu našeho Pána Ježíše Krista. Jeho příchod zjeví v určený čas požehnaný a jediný Vládce, Král králů a Pán <text:span text:style-name="T805">panovníků.</text:span> On jediný je nesmrtelný a přebývá v nepřístupném světle; jeho nikdo z lidí neviděl, <text:span text:style-name="T805">avšak</text:span> a<text:span text:style-name="T805">ni</text:span> vidět nemůže. Jemu patří čest a <text:span text:style-name="T805">vláda na</text:span>vě<text:span text:style-name="T805">ky</text:span>. Amen. <text:s/><text:span text:style-name="T768">(</text:span><text:span text:style-name="T207">ČEP, </text:span><text:span text:style-name="T209">upraveno</text:span><text:span text:style-name="T357">)</text:span></text:p>
          </table:table-cell>
        </table:table-row>
        <table:table-row table:style-name="Tabulka1.1">
          <table:table-cell table:style-name="Tabulka1.A1" office:value-type="string">
            <text:p text:style-name="P130">In II. Nocturno</text:p>
            <text:p text:style-name="P28">Lectio v. </text:p>
            <text:p text:style-name="P463"><text:span text:style-name="T646">Eugénius</text:span><text:span text:style-name="T232"> hujus nóminis tértius, Bernárdus ántea dictus, pátria Pisánus fuit. Exácta adolescéntia, clericáli milítiæ nomen dedit, et sacerdótio póstea initiátus, ob egrégias ánimi dotes inter Canónicos Metropolitánæ Pisánæ cooptári méruit. Sancti Bernárdi, qui tunc Pisas advénerat, exémplo illéctus, eidem sese instituéndum dedit, atque in Claraválle monásticum índuit hábitum. Tanti viri disciplína ádeo profécit, ut primum Farfénsi Monastério ab eo praepósitus, deínde Abbas Cœnóbii sanctórum Vincéntii et Anastásii ad Aquas Sálvias ab Innocéntio secúndo Summo Pontífice eléctus fúerit. Quo in obeúndo múnere, cum sanctimóniae ac prudéntiæ miro splendóre inclaruísset, a Cardinálibus post Lúcii secúndi óbitum, cunctis suffrágiis Póntifex Máximus creátus est. Vix autem ab ínito Pontificátu, perduéllium turbis Ecclésiæ Románæ principátum evértere adniténtibus semel atque íterum ab Urbe discédere cógitur, sedatáque deínde tempestáte, íterum ad eam, summo honóre, et bonórum gratulatióne regréditur.</text:span></text:p>
            <text:p text:style-name="P198"/>
          </table:table-cell>
          <table:table-cell table:style-name="Tabulka1.A1" office:value-type="string">
            <text:p text:style-name="P30"/>
            <text:p text:style-name="P30"/>
            <text:p text:style-name="P445"><text:span text:style-name="T635">Evžen </text:span><text:span text:style-name="T508">toho jména třetí</text:span><text:span text:style-name="T507">, </text:span><text:span text:style-name="T508">nazývaný předtím Bernard, byl vlastí Pisánec. Když dosáhl dospělosti, vydal se do boje v řadách kleriků a zanedlouho byl vysvěcen na kněze. Pro své nesmírné duševní dary </text:span><text:span text:style-name="T509">si zasloužil býti ustanoven Kanovníkem Metropolitní kapituly v Pise. Okouzlen příkladem svatého Bernarda, který zrovna přišel do Pisy, mu svěřil svůj život a v Clairvaux oblékl mnišský hábit. Pod vedením takového velikána prospíval natolik, že jej svatý Bernard nejprve ustanovil představeným Kláštera Farfa, a později jej Svatý Otec Innocenc II. jmenoval Opatem Kláštera svatých Vincence a Anastáse v Tre Fontane. Když vykonával tento úřad a rozšířila se pověst o jeho <text:s/>podivuhodné </text:span><text:span text:style-name="T510">svatosti a moudrosti, </text:span><text:span text:style-name="T511">takže </text:span><text:span text:style-name="T510">jej</text:span><text:span text:style-name="T511"> </text:span><text:span text:style-name="T510">Kardinálové po smrti Lucia II. </text:span><text:span text:style-name="T511">j</text:span><text:span text:style-name="T510">ednomyslně zvolili Papežem. Sotva se ujal svého Pontifikátu, vtrhl</text:span><text:span text:style-name="T512">a</text:span><text:span text:style-name="T510"> do Říma vojska nepřátel, která se snažila svrhnout vládu Římské Církve. Když se to stalo podruhé, musel odtud Evžen odejít, avšak když se zanedlouho tato bouře uklidnila, opět se tam s nejvyššími poctami a přáním všeho dobrého navrátil.</text:span></text:p>
          </table:table-cell>
        </table:table-row>
        <table:table-row table:style-name="Tabulka1.1">
          <table:table-cell table:style-name="Tabulka1.A1" office:value-type="string">
            <text:p text:style-name="P43">Lectio vj.</text:p>
            <text:p text:style-name="P393"><text:span text:style-name="T587">Vitérbii</text:span> cómmorans, Angliæ Legátos, Scótiæ, Germániæ, Hispániæ et Gálliæ excépit, beáto Petro in ejus persóna obediéntiam et obséquium <text:soft-page-break/>profiténtes: itémque nonnúllos Arméniæ Epíscopos, qui ínsuper Metropolitáni ac gentis suæ nómine, de gravióribus Orientális Ecclésiæ negótiis ejus exquisivérunt senténtiam. Proféctus in Gálliam, Concília Rhemis ac Tréviris celebrávit, in quibus Eónis et Gilbérti Porretáni proscrípsit erróres, aliáque plura sapiénter constítuit ad cleri disciplínam, et Ecclésiæ libertátem. Cœnóbia deínde Claravallénse ac Cisterciénse una cum sancto Bernárdo invísit, præcláris ubíque sanctæ conversatiónis exémplis relíctis. Ab eódem Bernárdo salutária mónita exquisívit ad Ecclésiam administrándam, et Apostólicæ Sedis jura protuénda; ille vero ei pretiósum librum de Consideratióne dedit, quo Pontíficis Principísque praerogatívae et offícia cœlésti sapiéntia declarántur. Litterárum quoque cultor exímius, cum Theologíæ ac jurisprudéntiæ reformávit stúdia, tum Académicos, uti vocant, gradus instítuit quo adolescéntium ánimos alacrióres rédderet. </text:p>
            <text:p text:style-name="P198"/>
          </table:table-cell>
          <table:table-cell table:style-name="Tabulka1.A1" office:value-type="string">
            <text:p text:style-name="P196"/>
            <text:p text:style-name="P428"><text:span text:style-name="T708">Když</text:span><text:span text:style-name="T1077"> </text:span><text:span text:style-name="T1078">přebýval ve Viterbu, přijal Vyslance Anglie, Skotska, Německa, Španělska i Francie, kteří slibovali poslušnost a věrnost svatému Petru v je</text:span><text:soft-page-break/><text:span text:style-name="T1078">ho osobě; také mnoho arménských Biskupů, především jménem Metropole a svého lidu, kteří si vyžádali jeho úsudek o vážn</text:span><text:span text:style-name="T1079">ějš</text:span><text:span text:style-name="T1088">í</text:span><text:span text:style-name="T1078">ch záležitostech Východní Církve. Vydal se do Francie, kde se účastnil Koncilů v Remeši a Trevíru, na kterých vyhlásil </text:span><text:span text:style-name="T1079">za </text:span><text:span text:style-name="T1078">bludy </text:span><text:span text:style-name="T1079">učení </text:span><text:span text:style-name="T1078">Eona a Gilberta Porretánského, a mnoho jiných věcí moudře ustanovil ku kázni kněžstva a svobodě Církvi. Pak spolu se svatým Bernardem navštívil Kláštery v Clai</text:span><text:span text:style-name="T1088">r</text:span><text:span text:style-name="T1078">vaux a C</text:span><text:span text:style-name="T495">î</text:span><text:span text:style-name="T1078">teaux, a všude zanechal přeslavné příklady svatého života. Od svatého Bernarda si také vyžádal spasitelné rady ohledně spravování Církve a ochraně práv Apoštolského Stolce. On mu tedy věnoval cennou knihu De consideratione (</text:span><text:span text:style-name="T1090">Úvaha</text:span><text:span text:style-name="T1078">), která s nebeskou moudrostí pojednává o výsadách i povinnostech Biskupa a Vládce. Výtečně se též zasadil o vzdělání, když reformoval studia Theologie a práv. Zavedl totiž Akademické, jak se nazývají, stupně, s jejichž pomocí bystřil mysli mladých.</text:span></text:p>
          </table:table-cell>
        </table:table-row>
        <table:table-row table:style-name="Tabulka1.1">
          <table:table-cell table:style-name="Tabulka1.A1" office:value-type="string">
            <text:p text:style-name="P43">Lectio vij.</text:p>
            <text:p text:style-name="P393"><text:span text:style-name="T587">Singulári</text:span> pacis fovéndæ cupiditáte curas omnes inténdit ut discórdias Pisános inter et Lucénses compóneret. Decórem Domus Dei summópere diléxit: nam et Basílicam Liberiánam pulchrióri decorávit ornátu, et ália templa quamplúra aut refécit, aut pretiósis donis ditávit: Vaticánæ autem Basílicae quartam oblatiónum partem sibi de more competéntem, praeter décimam jam a sancto Leóne nono Apostolórum Príncipi attribútam, elargítus est. Henrícum imperatórem, Catholicórum príncipum nóbile exémplar, Sanctórum in album rétulit. Tandem Tíbure, quo aestívos calóres vitándi causa ab Urbe concésserat, gravi morbo implícitus, mortem justórum oppétiit octávo Idus Julii, anno millésimo centésimo quinquagésimo tértio, postquam in Petri Cáthedra sedísset annos octo, et menses quátuor. Corpus Romam delátum, cónditum fuit in Vaticáno, una cum sancti Gregórii tértii, et beáti Petri Levítæ exúviis. Sacrum porro cultum jam tunc miraculórum accedénte fulgóre, ei exhíbitum, et in áliis quoque regiónibus, ad hæc usque témpora vigéntem, Summus Póntifex Pius nonus, ex Sacrórum Rítuum Congregatiónis consúlto, ratum hábuit et confirmávit. </text:p>
            <text:p text:style-name="P198"/>
          </table:table-cell>
          <table:table-cell table:style-name="Tabulka1.A1" office:value-type="string">
            <text:p text:style-name="P196"/>
            <text:p text:style-name="P404"><text:span text:style-name="T1080">K jedinečné touze o zachování míru napnul všechny své síly, když zprostředkoval mír mezi městy Pisa a Lugo. Nanejvýš miloval </text:span><text:span text:style-name="T1081">důstojnost</text:span><text:span text:style-name="T1080"> Domu Božího, neboť Basiliku Santa Maria Maggiore </text:span><text:span text:style-name="T1082">k větší kráse vyzdobil, a mnoho jiných chrámů přestavěl či obohatil cennými dary. Vatikánské Basilice udělil navýše čtvrtinu obětních darů, které jí dle zvyku náleží, kromě </text:span><text:span text:style-name="T1079">desátku</text:span><text:span text:style-name="T1082">, kter</text:span><text:span text:style-name="T1079">ý</text:span><text:span text:style-name="T1082"> jí udělil již apoštolský Kníže svatý Lev IX. Císaře Jindřicha, vznešený příklad Katolických vládců, zanesl mezi Svaté. Nakonec byl v Tivoli, kam se uchýlil, aby unikl letnímu vedru v Římě, stižen těžkou nemocí, a smrt</text:span><text:span text:style-name="T1083">i</text:span><text:span text:style-name="T1082"> spravedlivých </text:span><text:span text:style-name="T1083">vyšel vstříc dne 8. července roku 1153 poté, co na Petrově Stolci seděl osm let a čtyři měsíce. Jeho tělo bylo přeneseno do Říma a uchováno ve Vatikánu spolu s tělesnými </text:span><text:span text:style-name="T1081">ostatky</text:span><text:span text:style-name="T1083"> svatého Řehoře III. a blahoslaveného Petra Levity. Když vznikl jeho posvátný kult, již tehdy ozářen světlem zázraků, který sílil a šířil se i do jiných zemí, Svatý Otec Pius IX. po poradě s Kongregací pro Posvátný Ritus, </text:span><text:span text:style-name="T1091">tento kult </text:span><text:span text:style-name="T1095">schválil a potvrdil.</text:span></text:p>
          </table:table-cell>
        </table:table-row>
        <table:table-row table:style-name="Tabulka1.1">
          <table:table-cell table:style-name="Tabulka1.A1" office:value-type="string">
            <text:p text:style-name="P128">Ex Epístola sancti Bernárdi Abbátis </text:p>
            <text:p text:style-name="P128">ad Eugénium tértium. </text:p>
            <text:p text:style-name="P44">Quæ est ad Dominum Papam Eugenium prima.</text:p>
            <text:p text:style-name="P43">Lectio viij.</text:p>
            <text:p text:style-name="P393"><text:soft-page-break/>L<text:span text:style-name="T587">oquar</text:span> ad Dóminum meum. Jam enim fílium dícere non áudeo, quia fílius in patrem, pater mutátus est in fílium. Qui post me venit, ante me factus est: sed non invídeo, quia quod mihi déerat, in eo me habére confido, qui non solum post me, sed étiam per me venit. Nam si dignáris, quodámmodo per Evangélium ego te génui. Quæ est ergo spes nostra, et gáudium nostrum, et coróna glóriæ? Nonne vos ante Deum? Dénique fílius sápiens glória est patris. Amodo tamen non vocáberis fílius, sed vocábitur tibi nomen novum, quod os Dómini nominávit. Hæc est mutátio déxteræ Excélsi, et multi in mutatióne ista gaudébunt. Nam, quemádmodum olim Abram in Abraham, Jacob in Israël, et, ut de tuis magis prædecessóribus tibi propónam, sicut Simon in Cepham, Saulus in Paulum: sic fílius meus Bernárdus in Patrem meum Eugénium, læta prorsus et útili, ut sperámus, translatióne promótus est. Dígitus Dei est iste, súscitans de púlvere egénum, et de stércore érigens páuperem, ut sédeat cum princípibus, et sólium glóriæ téneat. Súperest, ut facta hac mutatióne tui, ipsa quoque quæ tibi commíssa est, Dómini tui Sponsa mutétur in mélius, et jam nequáquam Sárai, sed Sara de cétero nominétur. Intéllige quæ dico: dabit enim tibi Dóminus intelléctum. </text:p>
            <text:p text:style-name="P198"/>
          </table:table-cell>
          <table:table-cell table:style-name="Tabulka1.A1" office:value-type="string">
            <text:p text:style-name="P196"/>
            <text:p text:style-name="P196"/>
            <text:p text:style-name="P196"/>
            <text:p text:style-name="P196"/>
            <text:p text:style-name="P405"><text:soft-page-break/><text:span text:style-name="T709">Chci </text:span><text:span text:style-name="T1081">promluvit k</text:span><text:span text:style-name="T1084">e</text:span><text:span text:style-name="T1081"> </text:span><text:span text:style-name="T1084">sv</text:span><text:span text:style-name="T1081">ému Pánu. Již se totiž neodvažuji říci „synu,“ neboť ze syna se stal otec a z otce stal se syn. Ten, který přichází po mně, byl již přede mnou; avšak nezávidím mu, neboť co </text:span><text:span text:style-name="T1085">ve </text:span><text:span text:style-name="T1081">mně scházelo, pevně věřím, že se nachází v tom, který přišel nejen po mně, ale také skrze mě. </text:span><text:span text:style-name="T1086">Neboť pokud dovolíš, vlastně jsem tě zrodil skrze Evangelium. Jaká je tedy naše naděje, naše radost a slavná koruna? Nejste to snad vy před Bohem? Moudrý syn je totiž chloubou </text:span><text:span text:style-name="T1089">svého</text:span><text:span text:style-name="T1086"> otce. Od nynějška tedy nebudeš nazýván synem, ale dostaneš nové jméno, které již vyřkla ústa Páně. Toto je proměna </text:span><text:span text:style-name="T1084">skrze </text:span><text:span text:style-name="T1086">pravic</text:span><text:span text:style-name="T1084">i</text:span><text:span text:style-name="T1086"> Nejvyššího a mnozí se z této proměny budou radovat. Neboť, stejně jako se kdysi z Abrama stal Abraham, z Jakoba Israel, a abych z tvých velkých předchůdců zmínil ještě nějaké, </text:span><text:span text:style-name="T1084">stejně</text:span><text:span text:style-name="T1086"> jako z Šimona stal se Kefas (</text:span><text:span text:style-name="T1092">Petr</text:span><text:span text:style-name="T1086">), ze Šavla Pavel, tak i z mého syna Bernarda stal se můj Otec Evžen. Touto radostnou a užitečnou, jak doufáme, proměnou je povýšen. Je to ten prst Boží, který z prachu pozvedá nuzného, a z </text:span><text:span text:style-name="T1085">bahna </text:span><text:span text:style-name="T1086">pozvedá chudáka, aby jej posadil spolu s knížaty, a </text:span><text:span text:style-name="T1084">obdržel</text:span><text:span text:style-name="T1086"> trůn slávy. </text:span><text:span text:style-name="T1084">Zbývá jen, aby poté, co došlo k této tvojí proměně, také ta, která ti byla svěřena, Nevěsta tvého Pána, se změnila v lepší, a již nebyla nazývána Sarai </text:span><text:span text:style-name="T1087">(</text:span><text:span text:style-name="T1094">trpká</text:span><text:span text:style-name="T1096">)</text:span><text:span text:style-name="T1084">, nýbrž pouze Sára (</text:span><text:span text:style-name="T1093">Princezna</text:span><text:span text:style-name="T1084">). </text:span><text:span text:style-name="T1089">Snaž se po</text:span><text:span text:style-name="T1084">ch</text:span><text:span text:style-name="T1089">o</text:span><text:span text:style-name="T1084">p</text:span><text:span text:style-name="T1089">it</text:span><text:span text:style-name="T1084">, co říkám. Pán ti totiž udělí porozumění.</text:span></text:p>
          </table:table-cell>
        </table:table-row>
        <table:table-row table:style-name="Tabulka1.1">
          <table:table-cell table:style-name="Tabulka1.A1" office:value-type="string">
            <text:p text:style-name="P138">In III. Nocturno</text:p>
            <text:p text:style-name="P109"><text:span text:style-name="T225">Léctio sancti Evangélii</text:span><text:span text:style-name="T228"> </text:span><text:span text:style-name="T229">secúndum </text:span><text:span text:style-name="T230">Matthæum</text:span><text:span text:style-name="T225">.</text:span><text:span text:style-name="T32"> </text:span></text:p>
            <text:p text:style-name="P109"><text:span text:style-name="T32">Lectio ix. Cap. </text:span><text:span text:style-name="T35">2</text:span><text:span text:style-name="T36">5</text:span><text:span text:style-name="T32">.</text:span></text:p>
            <text:p text:style-name="P382">I<text:span text:style-name="T587">n</text:span> illo témpore: Dixit Jesus discípulis suis parábolam hanc: Homo péregre proficíscens, vocávit servos suos, et trádidit illis bona sua. Et réliqua.</text:p>
            <text:p text:style-name="P146"/>
            <text:p text:style-name="P109"><text:span text:style-name="T513">Homilia sancti Gregórii Papæ</text:span><text:span text:style-name="T225">.</text:span></text:p>
            <text:p text:style-name="P109"><text:span text:style-name="T29">Homil</text:span><text:span text:style-name="T30">i</text:span><text:span text:style-name="T29">a </text:span><text:span text:style-name="T31">9</text:span><text:span text:style-name="T29">. in Evangelia.</text:span></text:p>
            <text:p text:style-name="P384">L<text:span text:style-name="T587">éctio</text:span> sancti Evangélii‚ fratres charíssimi, sollícite consideráre nos ádmonet, ne nos, <text:span text:style-name="T1131">q</text:span>ui plus céteris in hoc mundo accepísse áliquid cérnimur ab Auctóre mundi, grávius inde judicémur. Cum enim augéntur dona, ratiónes étiam crescunt donórum. Tanto ergo esse humílior, atque ad serviéndum prómptior quisque debet ex múnere, quanto se obligatiórem esse cónspicit in reddénda ratióne.</text:p>
            <text:p text:style-name="P146"/>
          </table:table-cell>
          <table:table-cell table:style-name="Tabulka1.A1" office:value-type="string">
            <text:p text:style-name="P83"/>
            <text:p text:style-name="P83"/>
            <text:p text:style-name="P83"/>
            <text:p text:style-name="P351"><text:span text:style-name="T500">Za onoho času, </text:span><text:span text:style-name="T503">řekl Ježíš učedníkům svým </text:span><text:span text:style-name="T504">toto podobenství</text:span><text:span text:style-name="T503">: „</text:span><text:span text:style-name="T505">Jeden člověk odcházel na cesty, svolal své služebníky a svěřil jim svůj majetek</text:span><text:span text:style-name="T503">.“</text:span><text:span text:style-name="T506"> </text:span><text:span text:style-name="T500">A ostatní.</text:span></text:p>
            <text:p text:style-name="P83"/>
            <text:p text:style-name="P83"/>
            <text:p text:style-name="P338"><text:span text:style-name="T659">Nejdražší</text:span><text:span text:style-name="T807"> bratři, čtení ze svatého Evangelia nás vybízí, abychom pečlivě uvážili</text:span><text:span text:style-name="T808">, ž</text:span><text:span text:style-name="T807">e pokud vidíme, že jsme na tomto světě dostali od Původce světa o něco více než ostatní, aby nás kvůli tomu </text:span><text:span text:style-name="T809">pak </text:span><text:span text:style-name="T807">přísněji nesoudil. Čím větší jsou totiž dary, tím </text:span><text:span text:style-name="T811">vyšší</text:span><text:span text:style-name="T807"> účty pak budeme muset složit. </text:span><text:span text:style-name="T810">Za svůj dar musí být každý o to pokornější a </text:span><text:span text:style-name="T809">tím </text:span><text:span text:style-name="T810">více připraven ke službě, oč v</text:span><text:span text:style-name="T811">yš</text:span><text:span text:style-name="T810">ší účty vidí, že bude muset složit. </text:span></text:p>
          </table:table-cell>
        </table:table-row>
        <table:table-row table:style-name="Tabulka1.1">
          <table:table-cell table:style-name="Tabulka1.A1" office:value-type="string">
            <text:p text:style-name="P23">Lectio x.</text:p>
            <text:p text:style-name="P382">E<text:span text:style-name="T587">cce</text:span> homo, qui péregre proficíscitur, servos suos vocat, eísque ad negótium talénta partítur. Post multum vero témporis positúrus ratiónem revértitur. Bene operántes pro apportáto lucro remúnerat, <text:soft-page-break/>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146"/>
          </table:table-cell>
          <table:table-cell table:style-name="Tabulka1.A1" office:value-type="string">
            <text:p text:style-name="P83"/>
            <text:p text:style-name="P343"><text:span text:style-name="T587">Podívejme</text:span> se na <text:span text:style-name="T812">toho </text:span>člověka, který vyráží na cestu,<text:span text:style-name="T812"> </text:span>svolá své služebníky a rozdělí jim peníze k obchodování. Za dlouhou dobu se pak vrací, aby si nechal složit účty. Služebníky, kteří dobře pracovali, <text:soft-page-break/>odmění za utržený zisk, <text:span text:style-name="T813">avšak služebníka, který se odvrátil od dobrého díla, zatratí. Kdo jiný tedy může být tento člověk, než náš Spasitel, který v tom těle, které přijal, odešel do nebe? Prostředí vlastní tělu je totiž země, která jako by nás vedla k putování, dokud nás Spasitel náš nepřivede do nebe.</text:span></text:p>
          </table:table-cell>
        </table:table-row>
        <table:table-row table:style-name="Tabulka1.1">
          <table:table-cell table:style-name="Tabulka1.A1" office:value-type="string">
            <text:p text:style-name="P23">Lectio xj.</text:p>
            <text:p text:style-name="P382">S<text:span text:style-name="T587">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146"/>
          </table:table-cell>
          <table:table-cell table:style-name="Tabulka1.A1" office:value-type="string">
            <text:p text:style-name="P83"/>
            <text:p text:style-name="P314"><text:span text:style-name="T587">Avšak</text:span> <text:span text:style-name="T814">tento člověk, který se vydal na cesty, svým služebníkům zanechal svůj majetek, totiž svým věrným udělil duchovní dary. A sice jednomu pět talentů, jinému dva, a dalšímu svěřil jeden. Pět je totiž tělesných smyslů, a sice zrak, sluch, chuť, čich a hmat. Pět talentů tedy vyjadřuje dar pěti smyslů, neboli poznání vnějších věcí. Dva pak označují rozum a činnost. A pod tím jedním talentem je míněn pouze rozum. </text:span></text:p>
          </table:table-cell>
        </table:table-row>
        <table:table-row table:style-name="Tabulka1.1">
          <table:table-cell table:style-name="Tabulka1.A1" office:value-type="string">
            <text:p text:style-name="P23">Lectio xij.</text:p>
            <text:p text:style-name="P382">S<text:span text:style-name="T587">ed</text:span> is, qui quinque talénta accéperat, alia quinque lucrátus est: quia sunt nonnúlli, qui, etsi intérna ac mystica penetráre nésciunt, pro intentióne tamen supérnæ patriæ docent recta quos possunt, de ipsis exterióribus, quæ accepérunt, duplum taléntum portant: dumque se a carnis petulántia, et a terrenárum rerum ámbitu, atque a visibílium voluptáte custódiunt, ab his étiam álios admonéndo compéscunt.</text:p>
            <text:p text:style-name="P382"/>
          </table:table-cell>
          <table:table-cell table:style-name="Tabulka1.A1" office:value-type="string">
            <text:p text:style-name="P83"/>
            <text:p text:style-name="P344"><text:span text:style-name="T658">Avšak</text:span><text:span text:style-name="T815"> ten, který přijal pět talentů, vydělal dalších pět: neboť jsou mnozí, kteří, i když nedokážou proniknout do věcí niterných a tajemných,</text:span> <text:span text:style-name="T816">v touze po vlasti věčné vyučují pravdu ty, které mohou, pomocí toho, co poznají z věcí vnějších. Tím získají dvojnásobek talentů. Dokud tedy sami sebe střeží před nestydatostí těla a dychtivostí po věcech pozemských, svým příkladem pomáhají i ostatním se těchto vlivů zbavit.</text:span></text:p>
          </table:table-cell>
        </table:table-row>
        <table:table-row table:style-name="Tabulka1.1">
          <table:table-cell table:style-name="Tabulka1.A1" table:number-columns-spanned="2" office:value-type="string">
            <text:p text:style-name="P116"><text:span text:style-name="T79">D</text:span><text:span text:style-name="T80">IE</text:span><text:span text:style-name="T81"> </text:span><text:span text:style-name="T80">I</text:span><text:span text:style-name="T82">X</text:span><text:span text:style-name="T80">.</text:span><text:span text:style-name="T79"> </text:span><text:span text:style-name="T83">JU</text:span><text:span text:style-name="T84">L</text:span><text:span text:style-name="T83">I</text:span><text:span text:style-name="T85">I.</text:span></text:p>
            <text:p text:style-name="P252"><text:span text:style-name="T74">I</text:span><text:span text:style-name="T138">n</text:span><text:span text:style-name="T74"> </text:span><text:span text:style-name="T75">O</text:span><text:span text:style-name="T139">c</text:span><text:span text:style-name="T138">t</text:span><text:span text:style-name="T139">ava</text:span><text:span text:style-name="T138"> </text:span><text:span text:style-name="T76">V</text:span><text:span text:style-name="T140">isi</text:span><text:span text:style-name="T141">tationis</text:span></text:p>
            <text:p text:style-name="P244"><text:span text:style-name="T43">B</text:span><text:span text:style-name="T123">eatæ </text:span><text:span text:style-name="T43">M</text:span><text:span text:style-name="T153">ariæ</text:span><text:span text:style-name="T151"> </text:span><text:span text:style-name="T43">V</text:span><text:span text:style-name="T152">i</text:span><text:span text:style-name="T153">rginis</text:span></text:p>
            <text:p text:style-name="P121">xij. Lect. et. M.</text:p>
          </table:table-cell>
          <table:covered-table-cell/>
        </table:table-row>
        <table:table-row table:style-name="Tabulka1.1">
          <table:table-cell table:style-name="Tabulka1.A1" office:value-type="string">
            <text:p text:style-name="P156">In I. Nocturno</text:p>
            <text:p text:style-name="P160">De Cánticis Canticórum.</text:p>
            <text:p text:style-name="P228"><text:span text:style-name="T90">Lectio j. </text:span><text:span text:style-name="T91">Cap. </text:span><text:span text:style-name="T92">5</text:span><text:span text:style-name="T91">.</text:span></text:p>
            <text:p text:style-name="P278"><text:span text:style-name="T587">Véniat</text:span> diléctus meus in hortum suum, et cómedat fructum pomórum suórum. Veni in hortum meum soror mea sponsa,<text:span text:style-name="T1098"> </text:span>méssui myrrham meam cum aromátibus meis: comédi favum cum melle mea, bibi vinum meum cum lacte meo: comédite amici, et bibite, et inebriámini charíssimi.</text:p>
            <text:p text:style-name="P278"/>
          </table:table-cell>
          <table:table-cell table:style-name="Tabulka1.A1" office:value-type="string">
            <text:p text:style-name="P65"/>
            <text:p text:style-name="P65"/>
            <text:p text:style-name="P65"/>
            <text:p text:style-name="P417"><text:span text:style-name="T593">Ať</text:span><text:span text:style-name="T865"> přijde milý můj do své zahrady, a jí </text:span><text:span text:style-name="T870">úrodu svých jabloní</text:span><text:span text:style-name="T865">!" </text:span><text:span text:style-name="T966">Ženich:</text:span><text:span text:style-name="T865"> „Při</text:span><text:span text:style-name="T870">jď do mé zahrady</text:span><text:span text:style-name="T865">, sestro má</text:span><text:span text:style-name="T870"> a</text:span><text:span text:style-name="T865"> nevěsto, </text:span><text:span text:style-name="T870">na</text:span><text:span text:style-name="T865">sbíra</text:span><text:span text:style-name="T870">l</text:span><text:span text:style-name="T865"> </text:span><text:span text:style-name="T870">jsem </text:span><text:span text:style-name="T865">myrhu svou s</text:span><text:span text:style-name="T870">e</text:span><text:span text:style-name="T865"> svým vonným kořením, </text:span><text:span text:style-name="T870">pojedl </text:span><text:span text:style-name="T865">plást se svým medem, </text:span><text:span text:style-name="T870">napil se svého </text:span><text:span text:style-name="T865">vín</text:span><text:span text:style-name="T870">a </text:span><text:span text:style-name="T865">se svým mlékem. Jezte, přátelé a pijte, opájejte se, nejmilejší!"</text:span></text:p>
          </table:table-cell>
        </table:table-row>
        <table:table-row table:style-name="Tabulka1.1">
          <table:table-cell table:style-name="Tabulka1.A1" office:value-type="string">
            <text:p text:style-name="P9">Lectio ij.</text:p>
            <text:p text:style-name="P355"><text:span text:style-name="T587">Ego</text:span> dórmio, et cor meum vígilat: vox dilécti mei pulsántis: Aperi mihi soror mea, amíca mea, colúmba mea, immaculáta mea. Surréxi, ut aperírem <text:soft-page-break/>dilécto meo: manus meæ stillavérunt myrrham, et dígiti mei pleni myrrha probatíssima. Péssulum óstii mei apérui dilécto meo: at ille declináverat, atque transíerat.</text:p>
            <text:p text:style-name="P206"/>
          </table:table-cell>
          <table:table-cell table:style-name="Tabulka1.A1" office:value-type="string">
            <text:p text:style-name="P81"/>
            <text:p text:style-name="P398"><text:span text:style-name="T594">Já </text:span><text:span text:style-name="T967">sice</text:span><text:span text:style-name="T853"> </text:span><text:span text:style-name="T870">s</text:span><text:span text:style-name="T853">pím, ale mé srdce bdí. Slyš</text:span><text:span text:style-name="T870">ím hlas svého</text:span><text:span text:style-name="T853"> mil</text:span><text:span text:style-name="T870">ého, když </text:span><text:span text:style-name="T853">klepe: „Otevři mi, má sestro, má přítelkyně, má holubi</text:span><text:span text:style-name="T870">čko</text:span><text:span text:style-name="T853">, má bezúhonná</text:span><text:span text:style-name="T870">."</text:span><text:span text:style-name="T853"> </text:span><text:span text:style-name="T870">Vstala jsem, </text:span><text:soft-page-break/><text:span text:style-name="T870">abych otevřela svému milému</text:span><text:span text:style-name="T853">. Z rukou mi kanula myrha, </text:span><text:span text:style-name="T870">nejlepší </text:span><text:span text:style-name="T853">myrha stékala z mých prstů</text:span><text:span text:style-name="T870">.</text:span><text:span text:style-name="T853"> </text:span><text:span text:style-name="T870">Západku svých dveří jsem otevřela svému </text:span><text:span text:style-name="T853">milému,</text:span><text:span text:style-name="T870"> on však </text:span><text:span text:style-name="T853">odbočil jinam</text:span><text:span text:style-name="T870"> a odešel</text:span><text:span text:style-name="T853">. </text:span></text:p>
            <text:p text:style-name="P296"/>
          </table:table-cell>
        </table:table-row>
        <table:table-row table:style-name="Tabulka1.1">
          <table:table-cell table:style-name="Tabulka1.A1" office:value-type="string">
            <text:p text:style-name="P9">Lectio iij.</text:p>
            <text:p text:style-name="P355"><text:span text:style-name="T587">Anima</text:span> mea liquefácta est, ut locútus est:<text:span text:style-name="T1098"> quæsívi, et non invéni illum: vocávi, et non respóndit mihi. Invenérunt me custódes qui circúmeunt civitátem: percussérunt me, et vulneravérunt me: tulérunt pállium meum mihi custódes murórum. Adjúro vos fíliæ Jerúsalem, si invenéritis diléctum meum, ut nuntiétis ei quia amóre lángueo.</text:span></text:p>
            <text:p text:style-name="P93"/>
          </table:table-cell>
          <table:table-cell table:style-name="Tabulka1.A1" office:value-type="string">
            <text:p text:style-name="P81"/>
            <text:p text:style-name="P406"><text:span text:style-name="T595">Dech</text:span><text:span text:style-name="T873"> se </text:span><text:span text:style-name="T874">m</text:span><text:span text:style-name="T929">i</text:span><text:span text:style-name="T874"> </text:span><text:span text:style-name="T873">zataj</text:span><text:span text:style-name="T874">i</text:span><text:span text:style-name="T873">l</text:span><text:span text:style-name="T874">, když </text:span><text:span text:style-name="T873">promluvil. Hledala jsem ho, ale nenašla; volala, </text:span><text:span text:style-name="T874">ale </text:span><text:span text:style-name="T873">neozval se.</text:span><text:span text:style-name="T874"> </text:span><text:span text:style-name="T873">Našli mě strážci, </text:span><text:span text:style-name="T872">kteří procházejí </text:span><text:span text:style-name="T873">městem, zbili mě </text:span><text:span text:style-name="T872">a </text:span><text:span text:style-name="T873">ranili mě; strážcové městských hradeb mi odňali </text:span><text:span text:style-name="T874">můj </text:span><text:span text:style-name="T873">pláš</text:span><text:span text:style-name="T874">ť</text:span><text:span text:style-name="T873">. „</text:span><text:span text:style-name="T872">Z</text:span><text:span text:style-name="T857">apřísahá</text:span><text:span text:style-name="T872">m</text:span><text:span text:style-name="T873"> vás, dcery jerusalemské, </text:span><text:span text:style-name="T871">naj</text:span><text:span text:style-name="T873">dete-li mého milého</text:span><text:span text:style-name="T874">,</text:span><text:span text:style-name="T873"> abyste </text:span><text:span text:style-name="T874">mu </text:span><text:span text:style-name="T873">pověděl</text:span><text:span text:style-name="T874">y</text:span><text:span text:style-name="T873">, že </text:span><text:span text:style-name="T874">se soužím </text:span><text:span text:style-name="T873">láskou." </text:span></text:p>
            <text:p text:style-name="P293"/>
          </table:table-cell>
        </table:table-row>
        <table:table-row table:style-name="Tabulka1.1">
          <table:table-cell table:style-name="Tabulka1.A1" office:value-type="string">
            <text:p text:style-name="P9">Lectio i<text:span text:style-name="T766">v</text:span>. </text:p>
            <text:p text:style-name="P355"><text:span text:style-name="T587">Qualis</text:span> est diléctus tuus ex dilécto, o pulchérrima mulíerum? qualis est diléctus tuus ex dilécto, quia sic adjurásti nos? Diléctus meus cándidus et rubicúndus, eléctus ex míllibus. Caput ejus aurum óptimum: Comæ ejus sicut elátæ palmárum, nigræ quasi corvus. Oculi ejus sicut colúmbæ super rívulos aquárum, quæ lacte sunt lotæ, et résident juxta fluénta pleníssima.</text:p>
            <text:p text:style-name="P93"/>
          </table:table-cell>
          <table:table-cell table:style-name="Tabulka1.A1" office:value-type="string">
            <text:p text:style-name="P81"/>
            <text:p text:style-name="P406"><text:span text:style-name="T591">Jaký</text:span><text:span text:style-name="T857"> je tvůj milý, </text:span><text:span text:style-name="T872">nad milé milejší</text:span><text:span text:style-name="T857">, </text:span><text:span text:style-name="T930">ó</text:span><text:span text:style-name="T857"> nejkrásnější z žen? Jaký je tvůj milý, </text:span><text:span text:style-name="T872">nad milé milejší</text:span><text:span text:style-name="T857">, že nás tak zapřísaháš?</text:span><text:span text:style-name="T872"> </text:span><text:span text:style-name="T857">Můj milý je běloskvoucí i červený, významnější nad tisíce jiných. Jeho hlava je třpytivé ryzí zlato, jeho kadeře jsou trsy palmových plodů černé jako havran. Jeho oči jsou jako holub</text:span><text:span text:style-name="T872">ice </text:span><text:span text:style-name="T857">nad potůčky vod, </text:span><text:span text:style-name="T872">jež </text:span><text:span text:style-name="T857">v mléce se koupou, podobné vsazeným drahokamům. </text:span></text:p>
            <text:p text:style-name="P181"><text:span text:style-name="T859">(</text:span><text:span text:style-name="T960">ČEP</text:span><text:span text:style-name="T968"> i Hejčl</text:span><text:span text:style-name="T960">,</text:span><text:span text:style-name="T961"> </text:span><text:span text:style-name="T968">velmi </text:span><text:span text:style-name="T962">upraveno </text:span><text:span text:style-name="T987">dle Vulgaty</text:span><text:span text:style-name="T991">)</text:span></text:p>
          </table:table-cell>
        </table:table-row>
        <table:table-row table:style-name="Tabulka1.1">
          <table:table-cell table:style-name="Tabulka1.A1" office:value-type="string">
            <text:p text:style-name="P132">In II. Nocturno</text:p>
            <text:p text:style-name="P126">Sermo sancti Bernárdi Abbátis.</text:p>
            <text:p text:style-name="P21">De verbis Apoc. c. 12. Signum magnum.</text:p>
            <text:p text:style-name="P21">Lectio v.</text:p>
            <text:p text:style-name="P347"><text:span text:style-name="T587">Veheménter</text:span> quidem nobis, dilectíssimi, vir unus et múlier una nocuére: sed, grátias Deo, per unum nihilóminus virum et mulíerem unam ómnia restaurántur; nec sine magno fœnore gratiárum. Neque enim sicut delíctum, ita et donum; sed excédit damni æstimatiónem benefícii magnitúdo. Sic nimírum prudentíssimus et clementíssimus ártifex, quod quassátum fúerat, non confrégit, sed utílius omníno refécit, ut vidélicet nobis novum formáret Adam ex véteri, et Hevam transfúnderet in Maríam.</text:p>
            <text:p text:style-name="P347"/>
          </table:table-cell>
          <table:table-cell table:style-name="Tabulka1.A1" office:value-type="string">
            <text:p text:style-name="P233"><text:span text:style-name="T852"><text:s/></text:span><text:span text:style-name="T1100"><text:s/></text:span></text:p>
            <text:p text:style-name="P75"/>
            <text:p text:style-name="P75"/>
            <text:p text:style-name="P75"/>
            <text:p text:style-name="P433"><text:span text:style-name="T676">Nesmírně</text:span><text:span text:style-name="T546"> nám</text:span><text:span text:style-name="T550">, moji nejmilejší, uškodili jeden muž a jedna žena; avšak, díky Bohu, </text:span><text:span text:style-name="T551">též </text:span><text:span text:style-name="T550">skrze jednoho muže a jednu ženu bylo vše obnoveno; </text:span><text:span text:style-name="T554">navíc jsme k tomu získali množství </text:span><text:span text:style-name="T550">milosti.</text:span><text:span text:style-name="T551"> Není to totiž tak, že </text:span><text:span text:style-name="T552">by </text:span><text:span text:style-name="T551">to, co jsme získali, <text:s/>odpovídalo velikosti hříchu; avšak hojnost získaného dobra převyšuje velikost škody. Tak byl </text:span><text:span text:style-name="T554">tedy</text:span><text:span text:style-name="T551"> přemoudrý a přelaskavý náš stvořitel. </text:span><text:span text:style-name="T554">O</text:span><text:span text:style-name="T552">n </text:span><text:span text:style-name="T551">nejenže nerozbil to, co bylo otřeseno, ale naopak mnohem lépe </text:span><text:span text:style-name="T552">to </text:span><text:span text:style-name="T551">přetvořil tak, že ze starého Adama nám utvořil nového, a Evu přelil do Marie. </text:span></text:p>
          </table:table-cell>
        </table:table-row>
        <table:table-row table:style-name="Tabulka1.1">
          <table:table-cell table:style-name="Tabulka1.A1" office:value-type="string">
            <text:p text:style-name="P19">Lectio vj.</text:p>
            <text:p text:style-name="P368"><text:span text:style-name="T587">Et</text:span> quidem suffícere póterat Christus: síquidem et nunc omnis sufficiéntia nostra ex eo est: sed nobis bonum non erat esse hóminem solum. Cóngruum magis, ut adésset nostræ reparatióni sexus utérque, quorum corruptióni neuter defuísset. Jam ítaque nec ipsa múlier benedícta in muliéribus vidébitur otiósa: inveniétur équidem locus ejus in hac reconciliatióne. Opus est enim mediatóre ad Mediatórem istum, nec alter nobis utílior, quam Maria.</text:p>
            <text:p text:style-name="P213"/>
          </table:table-cell>
          <table:table-cell table:style-name="Tabulka1.A1" office:value-type="string">
            <text:p text:style-name="P75"/>
            <text:p text:style-name="P442"><text:span text:style-name="T596">Nám</text:span><text:span text:style-name="T875"> </text:span><text:span text:style-name="T876">by totiž mohl zcela stačit Kristus, neboť i nyní všechna naše dostatečnost </text:span><text:span text:style-name="T878">vy</text:span><text:span text:style-name="T876">chází </text:span><text:span text:style-name="T878">z</text:span><text:span text:style-name="T876"> něj. </text:span><text:span text:style-name="T878">N</text:span><text:span text:style-name="T876">ebylo však pro nás dobré pouze to, že jsme lidmi. Více se hodilo, aby se na naší nápravě podílel</text:span><text:span text:style-name="T878">a</text:span><text:span text:style-name="T876"> obě pohlaví, neboť při našem pádu </text:span><text:span text:style-name="T877">ani jedno nescházelo. Nyní tedy ani </text:span><text:span text:style-name="T931">tato</text:span><text:span text:style-name="T877"> žena, požehnaná mezi </text:span><text:span text:style-name="T931">všemi </text:span><text:span text:style-name="T877">ženami, nebude </text:span><text:span text:style-name="T878">zahálet</text:span><text:span text:style-name="T877">, neboť </text:span><text:span text:style-name="T931">i</text:span><text:span text:style-name="T878"> </text:span><text:span text:style-name="T877">pro n</text:span><text:span text:style-name="T878">i</text:span><text:span text:style-name="T877"> </text:span><text:span text:style-name="T878">se </text:span><text:span text:style-name="T877">našlo místo v tomto smíření. </text:span><text:span text:style-name="T878">Je nám </text:span><text:span text:style-name="T877">totiž </text:span><text:span text:style-name="T878">třeba </text:span><text:span text:style-name="T877">prostřed</text:span><text:span text:style-name="T931">­</text:span><text:span text:style-name="T877">níka k tomuto Prostředníkovi, a nikdo </text:span><text:span text:style-name="T878">nám </text:span><text:span text:style-name="T877">zde nemůže být užitečnější než Maria. </text:span></text:p>
          </table:table-cell>
        </table:table-row>
        <text:soft-page-break/>
        <table:table-row table:style-name="Tabulka1.1">
          <table:table-cell table:style-name="Tabulka1.A1" office:value-type="string">
            <text:p text:style-name="P19">Lectio vij.</text:p>
            <text:p text:style-name="P372"><text:span text:style-name="T587">Amplectámur</text:span> Maríæ vestígia, fratres mei, et devotíssima supplicatióne beátis illíus pédibus<text:span text:style-name="T1098"> </text:span>provolvámur. Teneámus eam, nec dimittámus donec benedíxerit nobis: potens est enim. Nempe vellus est médium inter rorem et áream, múlier inter solem et lunam, María inter Christum et Ecclésiam constitúta.</text:p>
            <text:p text:style-name="P98"/>
          </table:table-cell>
          <table:table-cell table:style-name="Tabulka1.A1" office:value-type="string">
            <text:p text:style-name="P75"/>
            <text:p text:style-name="P437"><text:span text:style-name="T621">Obejměme</text:span><text:span text:style-name="T431"> </text:span><text:span text:style-name="T432">tedy </text:span><text:span text:style-name="T442">stopy </text:span><text:span text:style-name="T443">Mariiných nohou</text:span><text:span text:style-name="T432">, bratři moji, a v nanejvýš oddané prosbě </text:span><text:span text:style-name="T442">se vrhněme k </text:span><text:span text:style-name="T432">její</text:span><text:span text:style-name="T442">m</text:span><text:span text:style-name="T432"> přesvat</text:span><text:span text:style-name="T442">ým</text:span><text:span text:style-name="T432"> </text:span><text:span text:style-name="T442">nohám</text:span><text:span text:style-name="T432">. Držme ji a nepouštějme, dokud nám nepožehná, je totiž mocná. </text:span><text:span text:style-name="T443">Podobně j</text:span><text:span text:style-name="T432">ako je </text:span><text:span text:style-name="T455">stanová </text:span><text:span text:style-name="T432">plachta </text:span><text:span text:style-name="T443">prostředníkem </text:span><text:span text:style-name="T432">mezi rosou a zemí, </text:span><text:span text:style-name="T433">kterou obýváme, </text:span><text:span text:style-name="T432">žena mezi sluncem a měsícem, tak je </text:span><text:span text:style-name="T433">i </text:span><text:span text:style-name="T432">Maria ustanovena mezi Kristem a Církví.</text:span></text:p>
          </table:table-cell>
        </table:table-row>
        <table:table-row table:style-name="Tabulka1.1">
          <table:table-cell table:style-name="Tabulka1.A1" office:value-type="string">
            <text:p text:style-name="P19">Lectio viij.</text:p>
            <text:p text:style-name="P368"><text:span text:style-name="T587">Sed</text:span> forte miráris non tam vellus opértum rore, quam amíctam sole mulíerem. Magna síquidem familiáritas, sed mira omníno vicínitas solis et mulíeris. Quómodo enim in tam veheménti fervóre tam frágilis natúra subsístit? Mérito quidem admiráris, Moyses sancte, et curiósius desíderas intuéri. Verúmtamen solve calceaménta de pédibus tuis, et involúcra pone carnálium cogitatiónum, si accédere concupíscis.</text:p>
            <text:p text:style-name="P213"/>
          </table:table-cell>
          <table:table-cell table:style-name="Tabulka1.A1" office:value-type="string">
            <text:p text:style-name="P75"/>
            <text:p text:style-name="P437"><text:span text:style-name="T622">Možná </text:span><text:span text:style-name="T433">se budeš divit, že rosa nepokrývá plachtu stejně jako ženu oděnou sluncem. Je zde sice velká podobnost, avšak zcela podivuhodná je blízkost slunce a ženy. Jak totiž v tak velikém žáru může přežít tak křehká přirozenost? Právem se totiž divíš, svatý Mojžíši, a se zvědavostí toužíš pohledět. Opravdu však zuj obuv svých nohou a zakryj své tělesné myšlenky, pokud toužíš po tom, abys mohl přistoupit.</text:span></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3">Lucam</text:span><text:span text:style-name="T220">.</text:span><text:span text:style-name="T62"> </text:span></text:p>
            <text:p text:style-name="P105"><text:span text:style-name="T62">Lectio ix. Cap. </text:span><text:span text:style-name="T63">1</text:span><text:span text:style-name="T62">.</text:span></text:p>
            <text:p text:style-name="P377">I<text:span text:style-name="T587">n</text:span> illo témpore: Exúrgens, María ábiit in montána cum festinatióne, in civitátem Juda: et intrávit in domum Zacharíæ, et salutávit Elísabeth. Et réliqua. </text:p>
            <text:p text:style-name="P144"/>
            <text:p text:style-name="P145">Homilía venerábilis Bedæ Presbyteri.</text:p>
            <text:p text:style-name="P31">Sermo in Visit. Virg. Mariæ.</text:p>
            <text:p text:style-name="P378"><text:span text:style-name="T587">Léctio</text:span> sancti Evangélii, quam audívimus, fratres charíssimi, et redemptiónis nostræ nobis semper veneránda primórdia prædicat, et salutária semper humilitátis imitándæ remédia comméndat. Nam quia peste supérbiæ attáctum genus humánum períerat, decébat, ut medicaméntum humilitátis, quo sanarétur, prima mox incipiéntis salútis témpora præténderent: et quia per temeritátem sedúctæ mulieris mors in mundum introíerat, cóngruum fúerat, ut in indícium vitæ reverténtis, mulíeres se devótæ humilitátis ínvicem ac pietátis prævenírent obséquiis.</text:p>
            <text:p text:style-name="P144"/>
          </table:table-cell>
          <table:table-cell table:style-name="Tabulka1.A1" office:value-type="string">
            <text:p text:style-name="P75"/>
            <text:p text:style-name="P75"/>
            <text:p text:style-name="P75"/>
            <text:p text:style-name="P350"><text:span text:style-name="T632">Za</text:span><text:span text:style-name="T315"> onoho času </text:span><text:span text:style-name="T318">Maria vstala a ve spěchu odešla do hor, do města Judova. A vešla do domu Zachariášova a pozdravila Alžbětu</text:span><text:span text:style-name="T315">.</text:span><text:span text:style-name="T316"> </text:span><text:span text:style-name="T314">A ostatní.</text:span></text:p>
            <text:p text:style-name="P75"/>
            <text:p text:style-name="P75"/>
            <text:p text:style-name="P75"/>
            <text:p text:style-name="P77"><text:s/><text:span text:style-name="T1102"><text:s/></text:span></text:p>
            <text:p text:style-name="P432"><text:span text:style-name="T625">Č</text:span><text:span text:style-name="T623">tení</text:span><text:span text:style-name="T434"> </text:span><text:span text:style-name="T435">svatého Evangelia, které jsme právě slyšeli, nejdražší bratři, </text:span><text:span text:style-name="T436">nám </text:span><text:span text:style-name="T443">vykládá</text:span><text:span text:style-name="T436"> vždy úctyhodné počátky naší spásy, a zároveň nám doporučuje vždy </text:span><text:span text:style-name="T437">napodobovat </text:span><text:span text:style-name="T436">spásonosné léky pokory. </text:span><text:span text:style-name="T437">Protože totiž po styku s nákazou pýchy rod lidský začal hynout, slušelo se, aby lék pokory, kterým má být uzdraven, mu nabídly hned první chvíle rodícího se času spásy. A protože skrze nerozvážnost ženy, která byla svedena, vstoupila do světa smrt, bylo vhodné, aby se jako </text:span><text:span text:style-name="T443">na </text:span><text:span text:style-name="T437">zn</text:span><text:span text:style-name="T443">a</text:span><text:span text:style-name="T437">m</text:span><text:span text:style-name="T443">ení</text:span><text:span text:style-name="T437"> návratu života </text:span><text:span text:style-name="T452">právě </text:span><text:span text:style-name="T437">ženy navzájem předcházely v oddaných pro</text:span><text:span text:style-name="T438">­</text:span><text:span text:style-name="T437">jevech vzájemné pokory a laskavosti. </text:span></text:p>
          </table:table-cell>
        </table:table-row>
        <table:table-row table:style-name="Tabulka1.1">
          <table:table-cell table:style-name="Tabulka1.A1" office:value-type="string">
            <text:p text:style-name="P21">Lectio x.</text:p>
            <text:p text:style-name="P379"><text:span text:style-name="T587">Prior</text:span> ergo nobis beáta Dei Génitrix ad sublimitátem pátriæ cœléstis iter osténdit humilitátis: non minus religiónis, quam castitátis exémplo venerábilis<text:span text:style-name="T1103">.</text:span> Síquidem glória virgínei et intemeráti córporis, qualis sit vita supérnæ civitátis, ad quam suspirámus, insínuat, ubi neque nubent, neque nubéntur, sed sunt sicut Angeli Dei in cœlis: atque <text:soft-page-break/>virtútem mentis exímiam, qua ad hanc pertíngere debeámus, índicat.</text:p>
            <text:p text:style-name="P144"/>
          </table:table-cell>
          <table:table-cell table:style-name="Tabulka1.A1" office:value-type="string">
            <text:p text:style-name="P75"/>
            <text:p text:style-name="P438"><text:span text:style-name="T628">Prve</text:span><text:span text:style-name="T463"> </text:span><text:span text:style-name="T468">nám </text:span><text:span text:style-name="T464">tedy </text:span><text:span text:style-name="T468">svatá Boží Rodička ukázala cestu pokory do výšin nebeské vlasti; a to svým úctyhodným příkladem čistoty a neméně také nábožnosti. Pokud tedy sláva panenského a neporušeného těla ukazuje, jaký je asi život v nebeském městě, po kterém toužíme, kde se nikdo nežení ani nevdává, ale </text:span><text:span text:style-name="T453">lidé </text:span><text:span text:style-name="T468">jsou jako Andělé Boží v nebesích; </text:span><text:soft-page-break/><text:span text:style-name="T468">ukazuje nám také výjimečnou ctnost mysli, </text:span><text:span text:style-name="T469">skrze niž bychom měli nebeské říše dosáhnout.</text:span></text:p>
          </table:table-cell>
        </table:table-row>
        <table:table-row table:style-name="Tabulka1.1">
          <table:table-cell table:style-name="Tabulka1.A1" office:value-type="string">
            <text:p text:style-name="P21">Lectio xj.</text:p>
            <text:p text:style-name="P377"><text:span text:style-name="T587">Namque</text:span>, (sicut ex præcedénte sancti Evangélii lectióne cognóvimus) postquam Angélica visióne, et allocutióne méruit sublimári, postquam se cœlésti onustándam partu dídicit, nequáquam se de donis cœléstibus, quasi a se hæc essent, éxtulit: sed ut magis magísque donis esset apta divínis, in custódia humilitátis gressum mentis fixit, ita evangelizánti sibi Archángelo, respóndens: Ecce ancílla Dómini: fiat mihi secúndum verbum tuum.</text:p>
            <text:p text:style-name="P144"/>
          </table:table-cell>
          <table:table-cell table:style-name="Tabulka1.A1" office:value-type="string">
            <text:p text:style-name="P75"/>
            <text:p text:style-name="P438"><text:span text:style-name="T624">Neboť</text:span><text:span text:style-name="T439"> </text:span><text:span text:style-name="T440">(jak jsme již poznali z předchozího čtení </text:span><text:span text:style-name="T443">svatého </text:span><text:span text:style-name="T440">Evangelia) po andělském </text:span><text:span text:style-name="T441">vidění </text:span><text:span text:style-name="T440">a oslovení</text:span><text:span text:style-name="T441"> si </text:span><text:span text:style-name="T454">Maria </text:span><text:span text:style-name="T470">zasloužila býti povýšena. </text:span><text:span text:style-name="T472">P</text:span><text:span text:style-name="T470">oté, co se dozvěděla o to</text:span><text:span text:style-name="T472">m</text:span><text:span text:style-name="T470">, že porodí dítě seslané z nebes, nijak se nepovyšovala pro dary z nebes, jako by snad měly být od ní samotné; avšak aby </text:span><text:span text:style-name="T472">ještě</text:span><text:span text:style-name="T470"> více byla hodna božských darů, kroky své mysli namířila do bezpečí pokory, a takto odpověděla Archandělu, který jí přinášel radostnou zvěst: </text:span><text:span text:style-name="T471">„</text:span><text:span text:style-name="T470">Jsem služebnice Páně. Ať se mi stane podle tvého slova.“</text:span></text:p>
          </table:table-cell>
        </table:table-row>
        <table:table-row table:style-name="Tabulka1.1">
          <table:table-cell table:style-name="Tabulka1.A1" office:value-type="string">
            <text:p text:style-name="P21">Lectio xij.</text:p>
            <text:p text:style-name="P381"><text:span text:style-name="T587">Ut</text:span> vero ex hodiérna lectióne audívimus: eámdem, quam Angelo exhibúerat humilitátem, homínibus quoque curávit exhibére: et quod majóris<text:span text:style-name="T1099"> </text:span>est virtútis, hoc étiam minóribus. Quis enim nésciat, vírginem Deo consecrátam, mulíere Deo dédita gradum habére potiórem? Quis dúbitet Matrem Regis ætérni, jure matri mílitis præferéndam? Attamen ipsa memor Scriptúræ præcipiéntis, quanto magnus es, te in ómnibus humília, mox ut Angelus, qui loquebátur ei, ad cœléstia rédiit, surgit ac montána conscéndit; gestánsque in útero Deum, servórum Dei habitácula petit ac requírit allóquia.</text:p>
            <text:p text:style-name="P144"/>
          </table:table-cell>
          <table:table-cell table:style-name="Tabulka1.A1" office:value-type="string">
            <text:p text:style-name="P75"/>
            <text:p text:style-name="P436"><text:span text:style-name="T605">Jak</text:span><text:span text:style-name="T999"> </text:span><text:span text:style-name="T1000">jsme tedy v dnešním čtení slyšeli, </text:span><text:span text:style-name="T969">Maria</text:span><text:span text:style-name="T1000"> se starala, aby stejnou pokoru, kterou projevila vůči Andělovi, projevovala i vůči lidem</text:span><text:span text:style-name="T1001">, a co je znakem ještě větší ctnosti, i vůči </text:span><text:span text:style-name="T1003">lidem </text:span><text:span text:style-name="T1001">níže postaveným. Kdo by totiž nevěděl, že panna Bohu zasvěcená má vyšší hodnost než žena oddaná Bohu? Kdo by pochyboval, že Matka věčného Krále právem stojí </text:span><text:span text:style-name="T1041">nad</text:span><text:span text:style-name="T1001"> matkou vojáka? Přesto však Maria, pamětliva Písma, které nás učí „oč jsi větší, </text:span><text:span text:style-name="T1003">tím více se </text:span><text:span text:style-name="T1001">ve všem ponižuj,“ hned jakmile se Anděl, který k ní promluvil, navrátil do nebeské říše, </text:span><text:span text:style-name="T1002">vstala a vydala se do hor; a zatímco nesla ve svém lůně Boha, zamířila k příbytkům Božích služebníků a chtěla s nimi mluvit.</text:span></text:p>
          </table:table-cell>
        </table:table-row>
        <table:table-row table:style-name="Tabulka1.1">
          <table:table-cell table:style-name="Tabulka1.A1" table:number-columns-spanned="2" office:value-type="string">
            <text:p text:style-name="P117"><text:span text:style-name="T79">DIE </text:span><text:span text:style-name="T86">X</text:span><text:span text:style-name="T87">I</text:span><text:span text:style-name="T79">. </text:span><text:span text:style-name="T88">JULII</text:span><text:span text:style-name="T89">.</text:span></text:p>
            <text:p text:style-name="P240"><text:span text:style-name="T74">I</text:span><text:span text:style-name="T138">n</text:span><text:span text:style-name="T74"> F</text:span><text:span text:style-name="T138">esto </text:span><text:span text:style-name="T78">T</text:span><text:span text:style-name="T142">ranslationis</text:span></text:p>
            <text:p text:style-name="P241"><text:span text:style-name="T74">S. </text:span><text:span text:style-name="T77">P. N. B</text:span><text:span text:style-name="T567">e</text:span><text:span text:style-name="T568">nedicti, </text:span><text:span text:style-name="T77">A</text:span><text:span text:style-name="T568">bbatis</text:span></text:p>
            <text:p text:style-name="P114">Serm<text:span text:style-name="T159">. </text:span><text:span text:style-name="T161">maj</text:span><text:span text:style-name="T159">.</text:span></text:p>
            <text:p text:style-name="P35"><draw:frame draw:style-name="fr1" draw:name="Obrázek5" text:anchor-type="char" svg:x="2.9717in" svg:y="0.0283in" svg:width="1.2563in" svg:height="0.1575in" draw:z-index="3"><draw:image xlink:href="Pictures/100008AC0000125D00000246A8F8F7892E021BAD.wmf" xlink:type="simple" xlink:show="embed" xlink:actuate="onLoad" draw:mime-type="image/x-wmf"/><draw:image xlink:href="Pictures/10000001000000DE0000001BAD1AC0DFDB74B35F.png" xlink:type="simple" xlink:show="embed" xlink:actuate="onLoad" draw:mime-type="image/png"/></draw:frame></text:p>
            <text:p text:style-name="P122">Ex Breviario <text:span text:style-name="T1113">monastico Ordinis Sancti Benedicti, </text:span>ad usum congregationis S. Mauri in Gallia,</text:p>
            <text:p text:style-name="P123">Parisiis, 1701, atque inveniatur in aliis breviariis ejusdem ordinis.</text:p>
          </table:table-cell>
          <table:covered-table-cell/>
        </table:table-row>
        <table:table-row table:style-name="Tabulka1.1">
          <table:table-cell table:style-name="Tabulka1.A1" office:value-type="string">
            <text:p text:style-name="P157">In I. Nocturno</text:p>
            <text:p text:style-name="P161">De libro Ecclesiástici.</text:p>
            <text:p text:style-name="P10">Lectio j. <text:span text:style-name="T763">Cap. 44.</text:span></text:p>
            <text:p text:style-name="P279"><text:span text:style-name="T764">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15"><text:span text:style-name="T1">R/.</text:span> Fuit vir vitæ venerábilis, grátia Benedíctus, et nómine, ab ipso puerítiæ suæ témpore cor gerens seníle, <text:span text:style-name="T1">*</text:span> <text:span text:style-name="T496">Æ</text:span>tátem quippe móribus tránsiens, nulli <text:soft-page-break/>ánimum voluptáti dedit. </text:p>
            <text:p text:style-name="P216"><text:span text:style-name="T1">V/.</text:span> Recéssit ígitur sciénter nésciens, et sapiénter indóctus; <text:span text:style-name="T1">*</text:span> <text:span text:style-name="T496">Æ</text:span>tátem.</text:p>
            <text:p text:style-name="P287"/>
          </table:table-cell>
          <table:table-cell table:style-name="Tabulka1.A1" office:value-type="string">
            <text:p text:style-name="P66"/>
            <text:p text:style-name="P66"/>
            <text:p text:style-name="P66"/>
            <text:p text:style-name="P290"><text:span text:style-name="T608">C</text:span><text:span text:style-name="T587">hvalme</text:span> slavné muže, <text:span text:style-name="T765">své </text:span>otce<text:span text:style-name="T765"> </text:span>všech <text:s/>pokolení. Mnohou slávu vyjevil Hospodin <text:span text:style-name="T765">ve své vznešenosti od věků</text:span>. Panovali ve svých královstvích, <text:span text:style-name="T206">byli to </text:span>muži proslulí svou mocí; <text:span text:style-name="T765">věhlasní svou moudrostí, Proroctvími dokazovali důstojnost Proroků</text:span>. <text:span text:style-name="T765">A vládli lidu svému ctností své moudrosti i přesvatými slovy</text:span>. </text:p>
            <text:p text:style-name="P290"/>
            <text:p text:style-name="P239"><text:span text:style-name="T794">R/.</text:span><text:span text:style-name="T782"> B</text:span><text:span text:style-name="T783">yl to muž ctihodný</text:span><text:span text:style-name="T782">, </text:span><text:span text:style-name="T783">milostí i jménem Požehnaný (</text:span><text:span text:style-name="T791">Benedíctus</text:span><text:span text:style-name="T783">)</text:span><text:span text:style-name="T782">, o</text:span><text:span text:style-name="T783">d </text:span><text:span text:style-name="T790">samého svého dětského věku </text:span><text:span text:style-name="T784">měl srdce zkušeného muže</text:span><text:span text:style-name="T782">, </text:span><text:span text:style-name="T794">*</text:span><text:span text:style-name="T782"> </text:span><text:span text:style-name="T785">Věkem se jeho mravy </text:span><text:soft-page-break/><text:span text:style-name="T785">ne</text:span><text:span text:style-name="T790">z</text:span><text:span text:style-name="T785">měnily</text:span><text:span text:style-name="T782">, </text:span><text:span text:style-name="T785">svého ducha neobracel k potěšením</text:span><text:span text:style-name="T782">. </text:span></text:p>
            <text:p text:style-name="P234"><text:span text:style-name="T794">V/.</text:span><text:span text:style-name="T782"> O</text:span><text:span text:style-name="T785">dešel tedy vědouc</text:span><text:span text:style-name="T790">e</text:span><text:span text:style-name="T785"> nevědoucí</text:span><text:span text:style-name="T782">, </text:span><text:span text:style-name="T785">a moudře nevzdělaný</text:span><text:span text:style-name="T782">; </text:span><text:span text:style-name="T794">*</text:span><text:span text:style-name="T782"> V</text:span><text:span text:style-name="T785">ěkem</text:span><text:span text:style-name="T782">.</text:span></text:p>
          </table:table-cell>
        </table:table-row>
        <table:table-row table:style-name="Tabulka1.1">
          <table:table-cell table:style-name="Tabulka1.A1" office:value-type="string">
            <text:p text:style-name="P10">Lectio ij.</text:p>
            <text:p text:style-name="P353">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215"><text:span text:style-name="T1">R/.</text:span> Sanctus Benedíctus plus appétiit mala mundi pérpeti, quam laudes: pro Deo labóribus fatigári: <text:span text:style-name="T1">*</text:span> Quam vitæ hujus favóribus extólli. </text:p>
            <text:p text:style-name="P215"><text:span text:style-name="T1">V/.</text:span> Divína namque praevéntus grátia, magis ac magis ad supérna ánimo suspirábat. <text:span text:style-name="T1">*</text:span> Quam vitæ.</text:p>
            <text:p text:style-name="P207"/>
          </table:table-cell>
          <table:table-cell table:style-name="Tabulka1.A1" office:value-type="string">
            <text:p text:style-name="P82"/>
            <text:p text:style-name="P297"><text:span text:style-name="T609">Byli</text:span><text:span text:style-name="T765"> natolik zkušení, že v</text:span>ymýšleli nápěvy písní a psali výpravné básně. Byli to muži bohatí <text:span text:style-name="T765">ctnostmi</text:span>, <text:span text:style-name="T765">milovali krásu </text:span><text:span text:style-name="T206">a umění</text:span>, <text:span text:style-name="T765">a</text:span> pokojně žili ve svých příbytcích. Ti všichni <text:span text:style-name="T765">dosáhli slávy </text:span>u svých současníků a za svého života byli předmětem <text:span text:style-name="T765">mnohé chvály</text:span>. <text:s/></text:p>
            <text:p text:style-name="P235"><text:span text:style-name="T794">R/.</text:span><text:span text:style-name="T782"> S</text:span><text:span text:style-name="T786">vatý</text:span><text:span text:style-name="T782"> Bened</text:span><text:span text:style-name="T786">ik</text:span><text:span text:style-name="T782">t </text:span><text:span text:style-name="T786">více toužil po utrpení </text:span><text:span text:style-name="T790">pro</text:span><text:span text:style-name="T786"> špatnosti světa než po chvále</text:span><text:span text:style-name="T782">: pro </text:span><text:span text:style-name="T786">Boha být znaven útrapami</text:span><text:span text:style-name="T782">: </text:span><text:span text:style-name="T794">*</text:span><text:span text:style-name="T782"> </text:span><text:span text:style-name="T786">Spíše než tímto světem </text:span><text:span text:style-name="T790">být </text:span><text:span text:style-name="T786">vynášen</text:span><text:span text:style-name="T782">. </text:span></text:p>
            <text:p text:style-name="P235"><text:span text:style-name="T794">V/.</text:span><text:span text:style-name="T782"> </text:span><text:span text:style-name="T786">Předcházela jej totiž božská milost</text:span><text:span text:style-name="T782">, </text:span><text:span text:style-name="T786">čím dál tím více toužil po nebeské říši</text:span><text:span text:style-name="T782">. </text:span><text:span text:style-name="T794">*</text:span><text:span text:style-name="T782"> S</text:span><text:span text:style-name="T786">píše než</text:span><text:span text:style-name="T782">.</text:span></text:p>
          </table:table-cell>
        </table:table-row>
        <table:table-row table:style-name="Tabulka1.1">
          <table:table-cell table:style-name="Tabulka1.A1" office:value-type="string">
            <text:p text:style-name="P10">Lectio iij.</text:p>
            <text:p text:style-name="P356">Q<text:span text:style-name="T60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236"><text:span text:style-name="T795">R/.</text:span><text:span text:style-name="T793"> Inito consílio fratres venénum vino miscuére: quo obláto ex more ad benedicéndum patri, vir Dei signum crucis édidit: et vas pestíferi potus ita confráctum est, </text:span><text:span text:style-name="T795">*</text:span><text:span text:style-name="T793"> Ac si pro signo lápidem dedísset. </text:span></text:p>
            <text:p text:style-name="P236"><text:span text:style-name="T795">V/.</text:span><text:span text:style-name="T793"> Intelléxit prótinus vir Dei, quia potum mortis vas habúerat, quod portáre non póterat signum vitæ. </text:span><text:span text:style-name="T795">* </text:span><text:span text:style-name="T793">Ac si pro signo.</text:span></text:p>
            <text:p text:style-name="P92"/>
          </table:table-cell>
          <table:table-cell table:style-name="Tabulka1.A1" office:value-type="string">
            <text:p text:style-name="P82"/>
            <text:p text:style-name="P294"><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ext:p text:style-name="P237"><text:span text:style-name="T794">R/.</text:span><text:span text:style-name="T782"> B</text:span><text:span text:style-name="T786">ratři se smluvili a přimíchali mu jed do vína</text:span><text:span text:style-name="T782">: </text:span><text:span text:style-name="T786">když je jako obvykle podali otci, aby je požehnal</text:span><text:span text:style-name="T782">, </text:span><text:span text:style-name="T786">muž Boží učinil znamení kříže</text:span><text:span text:style-name="T782">: </text:span><text:span text:style-name="T786">a nádoba zkázonosného nápoje se tak roztříštila</text:span><text:span text:style-name="T782">, </text:span><text:span text:style-name="T794">*</text:span><text:span text:style-name="T782"> </text:span><text:span text:style-name="T786">Jako kdyby ji </text:span><text:span text:style-name="T790">na</text:span><text:span text:style-name="T786">místo znamení kříže rozbil kamenem</text:span><text:span text:style-name="T782">. </text:span></text:p>
            <text:p text:style-name="P237"><text:span text:style-name="T794">V/.</text:span><text:span text:style-name="T782"> P</text:span><text:span text:style-name="T787">oznal hned muž Boží</text:span><text:span text:style-name="T782">, </text:span><text:span text:style-name="T787">že v nádobě byl smrtonosný nápoj</text:span><text:span text:style-name="T782">, </text:span><text:span text:style-name="T787">který znamení života nedokázal snést</text:span><text:span text:style-name="T782">. </text:span><text:span text:style-name="T794">* </text:span><text:span text:style-name="T782">J</text:span><text:span text:style-name="T787">ako kdyby ji</text:span><text:span text:style-name="T782">.</text:span></text:p>
          </table:table-cell>
        </table:table-row>
        <table:table-row table:style-name="Tabulka1.1">
          <table:table-cell table:style-name="Tabulka1.A1" office:value-type="string">
            <text:p text:style-name="P10">Lectio i<text:span text:style-name="T766">v</text:span>. </text:p>
            <text:p text:style-name="P356">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217"><text:span text:style-name="T1">R/.</text:span> Dómine non aspícias peccáta mea, sed fidem hujus hóminis, qui rogat resuscitári fílium suum: et redde in hoc corpúsculum ánimum, quam tulísti. Et compléta oratióne revíxit, <text:span text:style-name="T1">*</text:span> Et sanum réddidit patri suo. </text:p>
            <text:p text:style-name="P217"><text:span text:style-name="T1">V/.</text:span> Et regrediénte ánima corpúsculum omne contrémuit, et sub óculis ómnium qui áderant, vivus appáruit. <text:span text:style-name="T1">*</text:span> Et sanum. </text:p>
            <text:p text:style-name="P217"><text:span text:style-name="T1">G</text:span>lória Patri. <text:span text:style-name="T1">*</text:span> Et sanum.</text:p>
            <text:p text:style-name="P92"/>
          </table:table-cell>
          <table:table-cell table:style-name="Tabulka1.A1" office:value-type="string">
            <text:p text:style-name="P82"/>
            <text:p text:style-name="P310"><text:span text:style-name="T610">Svaté</text:span><text:span text:style-name="T767">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p>
            <text:p text:style-name="P238"><text:span text:style-name="T794">R/.</text:span><text:span text:style-name="T782"> P</text:span><text:span text:style-name="T787">ane, nehleď na mé hříchy</text:span><text:span text:style-name="T782">, </text:span><text:span text:style-name="T787">ale na víru tohoto člověka</text:span><text:span text:style-name="T782">, </text:span><text:span text:style-name="T787">který žádá vzkříšení svého syna</text:span><text:span text:style-name="T782">: </text:span><text:span text:style-name="T787">a navrať do tohoto tělíčka duši, kterou jsi vzal</text:span><text:span text:style-name="T782">. </text:span><text:span text:style-name="T787">A když </text:span><text:span text:style-name="T792">Benedikt</text:span><text:span text:style-name="T787"> dokončil svou modlitbu, chlapec ožil</text:span><text:span text:style-name="T782">, </text:span><text:span text:style-name="T794">*</text:span><text:span text:style-name="T782"> A </text:span><text:span text:style-name="T787">z</text:span><text:span text:style-name="T788">dra</text:span><text:span text:style-name="T790">­</text:span><text:span text:style-name="T788">vého</text:span><text:span text:style-name="T787"> jej navrátil jeho otci.</text:span></text:p>
            <text:p text:style-name="P238"><text:span text:style-name="T794">V/.</text:span><text:span text:style-name="T782"> A </text:span><text:span text:style-name="T787">když vstupovala duše zpět, </text:span><text:span text:style-name="T789">celé tělíčko </text:span><text:span text:style-name="T788">se za</text:span><text:span text:style-name="T790">chvěl</text:span><text:span text:style-name="T788">o</text:span><text:span text:style-name="T782">, </text:span><text:span text:style-name="T788">a před očima všech, kteří tam byli, chlapec najednou ožil</text:span><text:span text:style-name="T782">. </text:span><text:span text:style-name="T794">*</text:span><text:span text:style-name="T782"> A </text:span><text:span text:style-name="T788">zdravého</text:span><text:span text:style-name="T782">. </text:span></text:p>
            <text:p text:style-name="P176"><text:span text:style-name="T794">S</text:span><text:span text:style-name="T782">lá</text:span><text:span text:style-name="T788">v</text:span><text:span text:style-name="T782">a O</text:span><text:span text:style-name="T788">tci</text:span><text:span text:style-name="T782">. </text:span><text:span text:style-name="T794">*</text:span><text:span text:style-name="T782"> A </text:span><text:span text:style-name="T788">zdravého</text:span><text:span text:style-name="T782">.</text:span><text:span text:style-name="T793"> </text:span><text:span text:style-name="T859">(</text:span><text:span text:style-name="T960">ČEP, </text:span><text:span text:style-name="T961">hodně </text:span><text:span text:style-name="T962">upraveno</text:span><text:span text:style-name="T991">)</text:span></text:p>
          </table:table-cell>
        </table:table-row>
        <table:table-row table:style-name="Tabulka1.1">
          <table:table-cell table:style-name="Tabulka1.A1" office:value-type="string">
            <text:p text:style-name="P242">In II. Nocturno</text:p>
            <text:p text:style-name="P124"><text:soft-page-break/>Ex Breviariis antiquioribus Ordinis sancti Benedicti.</text:p>
            <text:p text:style-name="P25">Lectio v.</text:p>
            <text:p text:style-name="P420"><text:span text:style-name="T606">Cum</text:span><text:span text:style-name="T1046"> gens Longobardórum inter cétera sua facínora, post óbitum sancti patris Benedícti, monastérium, quod in monte Cassíno constrúxerat, d</text:span><text:span text:style-name="T1047">e</text:span><text:span text:style-name="T1046">prædáta esset : ibi tamen nec unum tenére p</text:span><text:span text:style-name="T1047">ó</text:span><text:span text:style-name="T1046">tuit hóminem : sed implévit Dóminus quod fámulo suo Benedícto, qui hanc eversiónem l</text:span><text:span text:style-name="T1048">é</text:span><text:span text:style-name="T1046">gitur prædixísse, promíserat; Quod et locum ipsum Géntibus tráderet, ánimas custodíret. Fugiéntibus ítaque mónachis, et post hanc eversiónem multis effluéntibus annis, idem locus redáctus ad erémum, qui prius habitátio fúerat hóminum, coepit esse ferárum.</text:span></text:p>
            <text:p text:style-name="P100"><text:span text:style-name="T1">R/.</text:span> O laudánda sancti Benedícti mérita gloriósa, qui dum pro Christo pátriam, mundíque sprevit pompam, adéptus est ómnium contubérnium beatórum, <text:span text:style-name="T1">*</text:span> Et párticeps factus præmiórum æternórum.</text:p>
            <text:p text:style-name="P101"><text:span text:style-name="T1">V/.</text:span> Inter choros Confessórum spléndidum póssidet locum, ubi ipsum fontem ómnium intuétur bonórum. <text:span text:style-name="T1">* </text:span>Et párticeps.</text:p>
            <text:p text:style-name="P103"/>
          </table:table-cell>
          <table:table-cell table:style-name="Tabulka1.A1" office:value-type="string">
            <text:p text:style-name="P243"><text:s/></text:p>
            <text:p text:style-name="P87"><text:soft-page-break/></text:p>
            <text:p text:style-name="P87"/>
            <text:p text:style-name="P420"><text:span text:style-name="T686">P</text:span><text:span text:style-name="T678">o </text:span><text:span text:style-name="T796">smrti svatého otce Benedikta, </text:span><text:span text:style-name="T797">když </text:span><text:span text:style-name="T879">l</text:span><text:span text:style-name="T881">id Langobardů </text:span><text:span text:style-name="T888">kromě</text:span><text:span text:style-name="T881"> ostatní</text:span><text:span text:style-name="T888">ch </text:span><text:span text:style-name="T881">svý</text:span><text:span text:style-name="T888">ch </text:span><text:span text:style-name="T881">zločin</text:span><text:span text:style-name="T888">ů </text:span><text:span text:style-name="T882">také</text:span><text:span text:style-name="T881"> vyplenil klášter, který </text:span><text:span text:style-name="T988">svatý </text:span><text:span text:style-name="T970">Benedikt </text:span><text:span text:style-name="T881">vystavěl na Monte Cassino, </text:span><text:span text:style-name="T932">a to </text:span><text:span text:style-name="T881">tak</text:span><text:span text:style-name="T889">ovým způsobem, </text:span><text:span text:style-name="T881">že se tam nenašel ani jeden člověk, Pán </text:span><text:span text:style-name="T932">přece </text:span><text:span text:style-name="T881">splnil to, co slíbil svému služebníku Benediktovi, o kterém se říká, že t</text:span><text:span text:style-name="T882">u</text:span><text:span text:style-name="T881">to </text:span><text:span text:style-name="T882">zkázu předpověděl, že i když místo </text:span><text:span text:style-name="T971">kláštera </text:span><text:span text:style-name="T1004">samotné vydá pohanským Národům, životy </text:span><text:span text:style-name="T971">mnichů </text:span><text:span text:style-name="T1004">zachová. Když tedy mniši uprchli a po této zkáze uplynulo mnoho let, toto místo se proměnilo </text:span><text:span text:style-name="T1042">zpět </text:span><text:span text:style-name="T1004">v pustinu, a přestože předtím bylo lid</text:span><text:span text:style-name="T1006">ským sídlem</text:span><text:span text:style-name="T1004">, nyní začínalo býti jen obydlím divokých zvířat.</text:span></text:p>
            <text:p text:style-name="P177"><text:span text:style-name="T99">R/.</text:span><text:span text:style-name="T953"> </text:span><text:span text:style-name="T955">Ó</text:span><text:span text:style-name="T953"> </text:span><text:span text:style-name="T954">chvályhodné a slavné zásluhy svatého </text:span><text:span text:style-name="T953">Bened</text:span><text:span text:style-name="T954">ikta</text:span><text:span text:style-name="T953">, </text:span><text:span text:style-name="T954">který zatímco pro Krista zavrhl vlast i světskou slávu</text:span><text:span text:style-name="T953">, </text:span><text:span text:style-name="T954">dosáhl společenství všech svatých</text:span><text:span text:style-name="T953">, </text:span><text:span text:style-name="T99">*</text:span><text:span text:style-name="T953"> </text:span><text:span text:style-name="T954">A účastným se stal odměn věčných</text:span><text:span text:style-name="T953">.</text:span></text:p>
            <text:p text:style-name="P177"><text:span text:style-name="T101">V/.</text:span><text:span text:style-name="T1043"> Uprostřed sborů Vyznavačů je jeho místo, kde patří na samotný pramen všeho dobrého. </text:span><text:span text:style-name="T101">* </text:span><text:span text:style-name="T1043">A účast</text:span><text:span text:style-name="T1044">­</text:span><text:span text:style-name="T1043">ným.</text:span></text:p>
          </table:table-cell>
        </table:table-row>
        <table:table-row table:style-name="Tabulka1.1">
          <table:table-cell table:style-name="Tabulka1.A1" office:value-type="string">
            <text:p text:style-name="P18">Lectio vj.</text:p>
            <text:p text:style-name="P407"><text:span text:style-name="T648">Tandem</text:span><text:span text:style-name="T233"> regnánte super Francos rege Clodovæo secúndo, Dagobérti fílio, cum venerábilis Abbas Mómmolus monastério Floriacénsi præesset, unum de suis mónachis, nómine Aygúlfum, qui póstea martyr efféctus est, misit ad montem Cassínum (sicut in somnis praemónitus fúerat) ut exínde corpus ejúsdem patris Benedícti deférret. Aygúlfus mandátum quod accéperat, perfícere cúpiens, montem Cassínum, expétiit, ubi cum orásset Dóminum, quemdam venerábilem senem repériens, hæc ab eo audívit: Hac instánti nocte solitúdinis ejus locum, quem lúmine claríssimo radiáre conspéxeris, notáre diligénter invígilas : nam ibídem unde tuæ curæ finis imponátur, invénies.</text:span></text:p>
            <text:p text:style-name="P148"><text:span text:style-name="T1">R/.</text:span> Cum sanctus Bened<text:span text:style-name="T1114">í</text:span>ctus in cella consísteret, elevátis sursum óculis vidit soróris suæ ánimam de córpore ejus egréssam, <text:span text:style-name="T1">*</text:span> In colúmbæ spécie coeli secréta penetráre.</text:p>
            <text:p text:style-name="P148"><text:span text:style-name="T1">V/.</text:span> Qui tantæ ejus glóriæ congáudens, omnipoténti Deo grátias rétulit, ejúsque óbitum frátribus denuntiávit. <text:span text:style-name="T1">*</text:span> In colúmbæ.</text:p>
            <text:p text:style-name="P211"/>
          </table:table-cell>
          <table:table-cell table:style-name="Tabulka1.A1" office:value-type="string">
            <text:p text:style-name="P87"/>
            <text:p text:style-name="P407"><text:span text:style-name="T677">K</text:span><text:span text:style-name="T679">dyž</text:span><text:span text:style-name="T880"> t</text:span><text:span text:style-name="T882">edy na</text:span><text:span text:style-name="T889">d</text:span><text:span text:style-name="T882"> Franky vládl král Chlodvík II., syn Dagobertův, a ctihodný Opat Mommulus, který stál v čele kláštera Fleury, poslal jednoho z</text:span><text:span text:style-name="T889">e</text:span><text:span text:style-name="T882"> </text:span><text:span text:style-name="T889">svých </text:span><text:span text:style-name="T882">mnichů jménem Aygulf, který se poté stal mučedníkem, </text:span><text:span text:style-name="T1004">na Monte Cassino (neboť </text:span><text:span text:style-name="T1006">jej </text:span><text:span text:style-name="T1004">k tomu </text:span><text:span text:style-name="T973">svatý Benedikt </text:span><text:span text:style-name="T1004">ve snu vyzv</text:span><text:span text:style-name="T1006">al</text:span><text:span text:style-name="T1004">), aby odtud přinesl tělo téhož otce Benedikta. Aygulf toužil vyplnit poslání, které přijal, takže se vydal na </text:span><text:span text:style-name="T1006">horu </text:span><text:span text:style-name="T1004">Monte Cassino. </text:span><text:span text:style-name="T1005">Když se </text:span><text:span text:style-name="T1006">tam </text:span><text:span text:style-name="T1005">modlil k Pánu, uviděl jistého ctihodného starce, který mu řekl toto: „V této nadcházející noci v této jeho pustině si pečlivě označ místo, které uvidíš osvícené přejasným světlem na něj dopadajícím, neboť to, co tam najdeš, učiní konec tvým starostem. </text:span></text:p>
            <text:p text:style-name="P182"><text:span text:style-name="T102">R/.</text:span><text:span text:style-name="T244"> K</text:span><text:span text:style-name="T245">dyž svatý </text:span><text:span text:style-name="T244">Bened</text:span><text:span text:style-name="T245">ik</text:span><text:span text:style-name="T244">t </text:span><text:span text:style-name="T245">seděl v</text:span><text:span text:style-name="T255">e své</text:span><text:span text:style-name="T245"> cele</text:span><text:span text:style-name="T244">, </text:span><text:span text:style-name="T245">zdvihl oči vzhůru a viděl duši své sestry, jak vyšla z jejího těla</text:span><text:span text:style-name="T244">, </text:span><text:span text:style-name="T102">*</text:span><text:span text:style-name="T244"> V </text:span><text:span text:style-name="T245">podobě holubice pronikla do nebeských tajemství</text:span><text:span text:style-name="T244">.</text:span></text:p>
            <text:p text:style-name="P182"><text:span text:style-name="T103">V/.</text:span><text:span text:style-name="T245"> On se zaradoval z tak veliké její slávy, vzdal díky všemohoucímu Bohu a oznámil bratřím její odchod. </text:span><text:span text:style-name="T103">*</text:span><text:span text:style-name="T245"> V podobě holubice.</text:span></text:p>
          </table:table-cell>
        </table:table-row>
        <table:table-row table:style-name="Tabulka1.1">
          <table:table-cell table:style-name="Tabulka1.A1" office:value-type="string">
            <text:p text:style-name="P18">Lectio vij.</text:p>
            <text:p text:style-name="P375"><text:span text:style-name="T587">Nocte</text:span> ígitur insequénti evígilans Aygúlfus, et locum consíderans, beáti Benedícti sepúlchrum vidit magno lúmine coelitus illustrátum : ad quod mane reverénter accédens, quidquid ibídem réperit ; in sportélla, quam ad hoc præparáverat, <text:soft-page-break/>collocávit. Cumque ipse, et ejus sócii veniéntes in pagum Aurelianénsem, in quam prædio Bonódio nómine, consedíssent; cæcus quidam, qui beátum Benedíctum magnis vócibus invocábat, ut sibi præstáret lúmina quae negáverat natura, mox visum recépit.</text:p>
            <text:p text:style-name="P149"><text:span text:style-name="T1">R/.</text:span> Intempéstæ noctis hora vir Dei instans vigíliis assíduæ oratiónis, velut sub uno solis rádio, <text:span text:style-name="T1">*</text:span> Omnem mundum colléctum conspéxit. </text:p>
            <text:p text:style-name="P149"><text:span text:style-name="T1">V/.</text:span> Vidénti enim Creatórem angústa est omnis creatúra. <text:span text:style-name="T1">*</text:span> Omnem.</text:p>
            <text:p text:style-name="P97"/>
          </table:table-cell>
          <table:table-cell table:style-name="Tabulka1.A1" office:value-type="string">
            <text:p text:style-name="P87"/>
            <text:p text:style-name="P407"><text:span text:style-name="T677">N</text:span><text:span text:style-name="T680">ásledující</text:span><text:span text:style-name="T880"> n</text:span><text:span text:style-name="T883">oci tedy Aygulf nespal a prohlížel si to místo, když uviděl hrob svatého Benedikta osvícený z nebes velikým světlem. Když se ráno na to</text:span><text:span text:style-name="T889">to</text:span><text:span text:style-name="T883"> místo s úctou navrátil, vše, co tam našel, uložil do proutěného koše, který měl k tomuto účelu při</text:span><text:soft-page-break/><text:span text:style-name="T883">pravený. Když </text:span><text:span text:style-name="T889">pak </text:span><text:span text:style-name="T883">spolu se svými společníky přicházel</text:span><text:span text:style-name="T889">i</text:span><text:span text:style-name="T883"> do </text:span><text:span text:style-name="T884">města Orléans, kde se usadil na statku jménem Bonnée; jeden slepec </text:span><text:span text:style-name="T889">zde </text:span><text:span text:style-name="T884">vel</text:span><text:span text:style-name="T889">i</text:span><text:span text:style-name="T884">kým hlasem vzýval svatého Benedikta, aby mu udělil zrak, který mu příroda odepřela, brzo </text:span><text:span text:style-name="T889">tento slepec</text:span><text:span text:style-name="T884"> zrak opravdu obdržel.</text:span></text:p>
            <text:p text:style-name="P183"><text:span text:style-name="T104">R/.</text:span><text:span text:style-name="T246"> </text:span><text:span text:style-name="T247">Když nastala temná noc </text:span><text:span text:style-name="T255">a</text:span><text:span text:style-name="T247"> muž Boží usilovně prodléval na</text:span><text:span text:style-name="T246"> </text:span><text:span text:style-name="T247">modlitbách, jako by na něj svítil paprsek slunce</text:span><text:span text:style-name="T246">, </text:span><text:span text:style-name="T104">*</text:span><text:span text:style-name="T246"> </text:span><text:span text:style-name="T247">Hleděl na celý svět </text:span><text:span text:style-name="T264">najednou</text:span><text:span text:style-name="T246">. </text:span></text:p>
            <text:p text:style-name="P183"><text:span text:style-name="T105">V/.</text:span><text:span text:style-name="T247"> Kdo však uzřel Stvořitele, nedostatečné mu je všechno stvoření. </text:span><text:span text:style-name="T105">*</text:span><text:span text:style-name="T247"> Hleděl.</text:span></text:p>
          </table:table-cell>
        </table:table-row>
        <table:table-row table:style-name="Tabulka1.1">
          <table:table-cell table:style-name="Tabulka1.A1" office:value-type="string">
            <text:p text:style-name="P18">Lectio viij.</text:p>
            <text:p text:style-name="P375"><text:span text:style-name="T587">Corpus</text:span> ítaque beatíssimi Benedícti præfáti Mómmolus Abbas, et venerábilis Aygúlfus in Basílica sancti Petri Apóstoli posuérunt : quod tamen póstmodum in Ecclésia beátæ Vírginis ornáta decéntius, quinta die Decémbris honorífice tumulárunt. Cum enim idem Abbas Mómmolus nocte quadam oráret, súbito lux emíssa de coelo, in modum facis ante frontem ejusdem Ecclésiæ visibíliter sibi appáruit : quæ locum ubi corpus sanctíssimum repóni déberet, manifestíssime denotávit. Transláta sunt étiam ossa beátæ Scholásticae vírginis soróris ejus, quæ <text:span text:style-name="T1115">resuscitatióne</text:span> puéllæ mórtuæ et Benedicti óssibus discréta, Coenománis illáta fuérunt : ibíque magnis súmptibus ædificáta est Basílica nobílium Sanctimoniálium, quae magnis miraculórum insígnibus est illustráta.</text:p>
            <text:p text:style-name="P150"><text:span text:style-name="T1">R/.</text:span> Pater sanctus dum inténtam oculórum áciem in splendóre corúscæ lucis habére viderétur, vidit Germáni ánimam Capuáni Epíscopi, <text:span text:style-name="T1">*</text:span> In sphæra ígnea ab Angelis in cælum deférri.</text:p>
            <text:p text:style-name="P151"><text:span text:style-name="T1">V/.</text:span> Factúmque est, et reverendíssimum virum Germánum Epíscopum, is qui missus fúerat, jam defúnctum réperit. <text:span text:style-name="T1">*</text:span> In sphæra.</text:p>
            <text:p text:style-name="P151"><text:span text:style-name="T1">G</text:span>lória Patri. <text:span text:style-name="T1">* </text:span>In sphæra.</text:p>
            <text:p text:style-name="P212"/>
          </table:table-cell>
          <table:table-cell table:style-name="Tabulka1.A1" office:value-type="string">
            <text:p text:style-name="P87"/>
            <text:p text:style-name="P407"><text:span text:style-name="T681">Tělo</text:span><text:span text:style-name="T885"> </text:span><text:span text:style-name="T884">přesvatého Benedikta, o kterém zde byla řeč, tedy Opat Mommolus a ctihodný Aygulf uložili v Basilice svatého Apoštola Petra </text:span><text:span text:style-name="T972">ve svém klášteře </text:span><text:span text:style-name="T973">Fleury</text:span><text:span text:style-name="T884">; a později je s</text:span><text:span text:style-name="T889">e všemi</text:span><text:span text:style-name="T884"> poctami pohřbili do </text:span><text:span text:style-name="T890">krásně</text:span><text:span text:style-name="T889"> </text:span><text:span text:style-name="T884">vyzdobeného Kostela Panny Marie dne 5. prosince. </text:span><text:span text:style-name="T886">Když se pak tento Opat Mommolus jedné noci modlil, najednou vyšlo z nebe světlo a jako pochodeň se mu viditelně </text:span><text:span text:style-name="T890">zjevilo </text:span><text:span text:style-name="T886">v přední části tohoto kostela, což zcela jasně ukázalo </text:span><text:span text:style-name="T890">na </text:span><text:span text:style-name="T886">místo, kde má být uloženo přesvaté tělo. Přeneseny byly také ostatky svaté Scholastiky, jeho panenské sestry, které po vzkříšení mrtvé dívky byly odděleny od Benediktových ostatků, a přeneseny do kraje Maine, kde </text:span><text:span text:style-name="T887">byla velkolepě vystavěna Basilika vznešených Řeholnic, která se proslavila velikými zázračnými znameními.</text:span></text:p>
            <text:p text:style-name="P184"><text:span text:style-name="T104">R/.</text:span><text:span text:style-name="T246"> </text:span><text:span text:style-name="T248">Svatý otec, když se zdálo, že upřel veškerou sílu svých očí do světelné záře</text:span><text:span text:style-name="T246">, vidě</text:span><text:span text:style-name="T248">l</text:span><text:span text:style-name="T246"> </text:span><text:span text:style-name="T248">duši </text:span><text:span text:style-name="T246">Germán</text:span><text:span text:style-name="T248">a, kapuánského Biskupa</text:span><text:span text:style-name="T246">, </text:span><text:span text:style-name="T104">*</text:span><text:span text:style-name="T246"> </text:span><text:span text:style-name="T248">V ohnivé kouli </text:span><text:span text:style-name="T256">viděl</text:span><text:span text:style-name="T248">, jak jej Andělé odnášejí do nebe</text:span><text:span text:style-name="T246">.</text:span></text:p>
            <text:p text:style-name="P184"><text:span text:style-name="T104">V/.</text:span><text:span text:style-name="T246"> </text:span><text:span text:style-name="T248">A stalo se, že za nejdůstojnějším mužem Biskupem </text:span><text:span text:style-name="T246">Germán</text:span><text:span text:style-name="T248">e</text:span><text:span text:style-name="T246">m </text:span><text:span text:style-name="T248">vyslali </text:span><text:span text:style-name="T256">člověka</text:span><text:span text:style-name="T248">, který když tam přišel, nalezl jej již zesnulého</text:span><text:span text:style-name="T246">. </text:span><text:span text:style-name="T104">*</text:span><text:span text:style-name="T246"> </text:span><text:span text:style-name="T248">V ohnivé kouli</text:span><text:span text:style-name="T246">.</text:span></text:p>
            <text:p text:style-name="P184"><text:span text:style-name="T106">S</text:span><text:span text:style-name="T246">lá</text:span><text:span text:style-name="T248">va</text:span><text:span text:style-name="T246"> </text:span><text:span text:style-name="T248">Otci</text:span><text:span text:style-name="T246">. </text:span><text:span text:style-name="T104">* </text:span><text:span text:style-name="T248">V ohnivé kouli</text:span><text:span text:style-name="T246">.</text:span></text:p>
          </table:table-cell>
        </table:table-row>
        <table:table-row table:style-name="Tabulka1.1">
          <table:table-cell table:style-name="Tabulka1.A1" office:value-type="string">
            <text:p text:style-name="P242">In III. Nocturno</text:p>
            <text:p text:style-name="P110"><text:span text:style-name="T225">Léctio sancti Evangélii secúndum Matthǽum.</text:span><text:span text:style-name="T32"> </text:span></text:p>
            <text:p text:style-name="P25">Lectio ix. Cap. 19.</text:p>
            <text:p text:style-name="P383"><text:span text:style-name="T672">In</text:span> illo témpore: Dixit Petrus ad Jesum: Ecce nos relíquimus ómnia, et secúti sumus te: quid ergo erit nobis? Et réliqua.</text:p>
            <text:p text:style-name="P147"/>
            <text:p text:style-name="P229"><text:span text:style-name="T1049">Homilía </text:span><text:span text:style-name="T1050">sancti Hilárii Epíscopi.</text:span></text:p>
            <text:p text:style-name="P229"><text:span text:style-name="T96">Comment</text:span><text:span text:style-name="T95">. in </text:span><text:span text:style-name="T96">Matth.</text:span><text:span text:style-name="T95"> </text:span><text:span text:style-name="T96">Cap</text:span><text:span text:style-name="T95">. </text:span><text:span text:style-name="T96">20</text:span><text:span text:style-name="T95">.</text:span></text:p>
            <text:p text:style-name="P385"><text:span text:style-name="T587">Apóstoli</text:span> dictis Dómini hæc reddunt: reliquísse se ómnia, et cum ipso esse. Quibus Dóminus‚ cum séderit in majestátis suæ sede, sessúros super sedes duódecim‚ ac tótidem <text:soft-page-break/>tribus Israël judicatúros spopóndit: omnibúsque qui univérsa relíquerint propter nomen ejus‚ fructum céntupli præmii reservátum. Multos autem ex novíssimis primos futúros et ex primis futúros novís<text:span text:style-name="T1116">s</text:span>imos : multa sunt, quæ non sinunt nos símplici intelléctu dicta Evangélica suscípere.</text:p>
            <text:p text:style-name="P152"><text:span text:style-name="T1">R/.</text:span> Sanctíssime Conféssor Christi Benedícte‚ monachórum Pater, et dux; <text:span text:style-name="T1">*</text:span> Intercéde pro nostra, omniúmque salúte.</text:p>
            <text:p text:style-name="P152"><text:span text:style-name="T1">V/.</text:span> Devótæ plebi súbveni sancta intercessióne, ut tuis adjúta précibus regna cœléstia consequátur. <text:span text:style-name="T1">*</text:span> Intercéde.</text:p>
            <text:p text:style-name="P152"/>
          </table:table-cell>
          <table:table-cell table:style-name="Tabulka1.A1" office:value-type="string">
            <text:p text:style-name="P87"/>
            <text:p text:style-name="P87"/>
            <text:p text:style-name="P87"/>
            <text:p text:style-name="P268"><text:span text:style-name="T672">Za</text:span> onoho času řekl Petr Ježíšovi: Hle, opustili jsme vše a následujeme tebe. Co tedy bude s námi? A ostatní.</text:p>
            <text:p text:style-name="P88"/>
            <text:p text:style-name="P88"/>
            <text:p text:style-name="P88"/>
            <text:p text:style-name="P274"><text:span text:style-name="T687">Apoštolové</text:span><text:span text:style-name="T935"> </text:span><text:span text:style-name="T939">na slova Páně odpověděli takto: „Opustili jsme vše a jsme s tebou.“ Na to je Pán slibem ujistil, že až bude sedět na trůnu své vznešenosti, oni budou sedět na dvanácti trů</text:span><text:soft-page-break/><text:span text:style-name="T939">nech. </text:span><text:span text:style-name="T940">Také všem, kteří opustí úplně vše pro jeho jméno, bude vyhrazen plod stonásobné odměny. Mnozí ovšem z těch, kteří jsou poslední, budou prvními, a z těch, kteří jsou první, budou zase poslední</text:span><text:span text:style-name="T941">mi</text:span><text:span text:style-name="T940">. Ve slovech Evangelia jsou mnohé věci, které nás prostý rozum nedokáže pochopit. </text:span></text:p>
            <text:p text:style-name="P186"><text:span text:style-name="T104">R/.</text:span><text:span text:style-name="T246"> </text:span><text:span text:style-name="T249">Přesvatý Vyznavači Kristův Benedikte</text:span><text:span text:style-name="T246">‚ </text:span><text:span text:style-name="T249">Otče a vůdce mnichů</text:span><text:span text:style-name="T246">; </text:span><text:span text:style-name="T104">*</text:span><text:span text:style-name="T246"> </text:span><text:span text:style-name="T249">Přimlouvej se za naši spásu i za spásu všech lidí</text:span><text:span text:style-name="T246">.</text:span></text:p>
            <text:p text:style-name="P186"><text:span text:style-name="T107">V/.</text:span><text:span text:style-name="T265"> </text:span><text:span text:style-name="T266">Oddanému lidu pomoz svatou přímluvou</text:span><text:span text:style-name="T265">, </text:span><text:span text:style-name="T266">aby </text:span><text:span text:style-name="T271">pro</text:span><text:span text:style-name="T266"> pomoc tvých proseb dosáhl nebeských říší</text:span><text:span text:style-name="T265">. </text:span><text:span text:style-name="T107">*</text:span><text:span text:style-name="T265"> </text:span><text:span text:style-name="T266">Přimlouvej se</text:span><text:span text:style-name="T265">.</text:span></text:p>
          </table:table-cell>
        </table:table-row>
        <table:table-row table:style-name="Tabulka1.1">
          <table:table-cell table:style-name="Tabulka1.A1" office:value-type="string">
            <text:p text:style-name="P2">Lectio x.</text:p>
            <text:p text:style-name="P275"><text:span text:style-name="T607">Interpósitis</text:span><text:span text:style-name="T1051"> nonnúllis rebus‚ quæ ex natúra humáni sensus sibi contrária sunt, ratiónem quærere cœléstis intelligéntiæ admonémur. Apóstoli dicunt, et sequi se Christum‚ et se ómnia reliquísse. Quómodo </text:span><text:span text:style-name="T1052">í</text:span><text:span text:style-name="T1051">gitur fiunt tristes‚ et quómodo métuunt dicéntes salvum esse néminem posse? Namque et ab áliis fíeri póterat, si quid fecíssent ipsi. Deínde cum fecíssent ipsi; quare metus vel unde suscéptus est?</text:span></text:p>
            <text:p text:style-name="P185"><text:span text:style-name="T111">R/.</text:span><text:span text:style-name="T234"> Ipso anno, quo de hac vita erat exitúrus‚ quibúsdam discípulis secum conversántibus, quibúsdam longe manéntibus; </text:span><text:span text:style-name="T111">*</text:span><text:span text:style-name="T234"> Sanctíssimi sui óbitus denuntiávit diem.</text:span></text:p>
            <text:p text:style-name="P185"><text:span text:style-name="T111">V/.</text:span><text:span text:style-name="T234"> Præséntibus indícens‚ ut audíta per siléntium tégerent : abséntibus índicans, quod vel quale eis signum fíeret, quando ejus ánima de córpore ex</text:span><text:span text:style-name="T235">í</text:span><text:span text:style-name="T234">ret. </text:span><text:span text:style-name="T111">*</text:span><text:span text:style-name="T234"> Sanctíssimi.</text:span></text:p>
            <text:p text:style-name="P3"/>
          </table:table-cell>
          <table:table-cell table:style-name="Tabulka1.A1" office:value-type="string">
            <text:p text:style-name="P60"/>
            <text:p text:style-name="P275"><text:span text:style-name="T688">Pán</text:span><text:span text:style-name="T947"> nás </text:span><text:span text:style-name="T948">vybízí, abychom hledali význam nebeského poznání tím, že proti sobě položíme několik věcí, které si </text:span><text:span text:style-name="T952">ale </text:span><text:span text:style-name="T948">dle přirozenosti lidského rozumu navzájem odporují. Apoštolové říkají, že zároveň následují Krista i opustili vše. Jak by tedy mohli být najednou smutní a proč by se měli obávat a říkat, že nikdo nemůže být spasen? Neboť pokud to mohli udělat oni, </text:span><text:span text:style-name="T952">dokážou to </text:span><text:span text:style-name="T948">udělat i ostatní. P</text:span><text:span text:style-name="T952">otom</text:span><text:span text:style-name="T948"> ale, pokud to </text:span><text:span text:style-name="T952">už </text:span><text:span text:style-name="T948">udělali, proč ten strach a kde se vzal?</text:span></text:p>
            <text:p text:style-name="P187"><text:span text:style-name="T104">R/.</text:span><text:span text:style-name="T246"> </text:span><text:span text:style-name="T250">Tentýž rok, v němž měl odejít z tohoto života</text:span><text:span text:style-name="T246">‚ </text:span><text:span text:style-name="T250">některým učedníkům, kteří s ním přebývali, </text:span><text:span text:style-name="T256">a </text:span><text:span text:style-name="T250">také některým</text:span><text:span text:style-name="T251">, </text:span><text:span text:style-name="T250">kteří </text:span><text:span text:style-name="T251">přebývali daleko</text:span><text:span text:style-name="T246">; </text:span><text:span text:style-name="T104">*</text:span><text:span text:style-name="T246"> </text:span><text:span text:style-name="T250">Přesvaté své smrti oznámil den</text:span><text:span text:style-name="T246">.</text:span></text:p>
            <text:p text:style-name="P187"><text:span text:style-name="T108">V/.</text:span><text:span text:style-name="T267"> Přítomným kladl na srdce, aby to, co slyšeli, </text:span><text:span text:style-name="T268">uchovali v tajnosti </text:span><text:span text:style-name="T267">: </text:span><text:span text:style-name="T268">těm vzdáleným ukázal</text:span><text:span text:style-name="T267">, </text:span><text:span text:style-name="T268">co nebo jaké znamení jim bude dáno, až jeho duše vyjde z těla</text:span><text:span text:style-name="T267">. </text:span><text:span text:style-name="T108">*</text:span><text:span text:style-name="T267"> </text:span><text:span text:style-name="T268">Přesvaté.</text:span></text:p>
          </table:table-cell>
        </table:table-row>
        <table:table-row table:style-name="Tabulka1.1">
          <table:table-cell table:style-name="Tabulka1.A1" office:value-type="string">
            <text:p text:style-name="P2">Lectio xj.</text:p>
            <text:p text:style-name="P266"><text:span text:style-name="T587">Additur</text:span> étiam in responsióne Dómini‚ hæc apud hómines impossibília, possibília apud Deum. Nunquid apud hóminem impossibília erant quæ et Apóstoli fecísse se gloriántur : et fecísse eos Dóminus agnóscit! Omnis ítaque hic sermo est spirituális. Quid autem Dei virtúti tam possíbile est, quam ut per fidem salvet; ut per aquam regéneret; ut per crucem vincat; ut per Evangélia adóptet; ut per resurrectiónem ex morte vivíficet? Quibus audítis, Apóstoli cito credunt: seséque ómnia reliquísse profiténtur.</text:p>
            <text:p text:style-name="P185"><text:span text:style-name="T111">R/.</text:span><text:span text:style-name="T234"> Sexto die portári se in Oratórium a discípulis suis fecit, ibíque éxitum suum Domínicis sacraméntis munívit; </text:span><text:span text:style-name="T111">*</text:span><text:span text:style-name="T234"> Atque inter discipulórum manus expirávit.</text:span></text:p>
            <text:p text:style-name="P185"><text:span text:style-name="T111">V/.</text:span><text:span text:style-name="T234"> Cumque </text:span><text:span text:style-name="T236">p</text:span><text:span text:style-name="T234">er síngulos dies languor ingravésceret, eréctis in cœlum mánibus stetit. </text:span><text:span text:style-name="T111">*</text:span><text:span text:style-name="T234"> Atque.</text:span></text:p>
            <text:p text:style-name="P3"/>
          </table:table-cell>
          <table:table-cell table:style-name="Tabulka1.A1" office:value-type="string">
            <text:p text:style-name="P60"/>
            <text:p text:style-name="P276"><text:span text:style-name="T689">Ve</text:span><text:span text:style-name="T947"> </text:span><text:span text:style-name="T949">své odpovědi Pán také dodal, že toto je sice u lidí nemožné, u Boha však možné. U lidí je zajisté nemožné i to, čím se Apoštolové chlubí, že udělali; a sám Pán to uznává za správné! Celá tato řeč je </text:span><text:span text:style-name="T952">tedy </text:span><text:span text:style-name="T949">duchovní. Co je tedy </text:span><text:span text:style-name="T950">pro</text:span><text:span text:style-name="T949"> Boží milost stejně možné jako </text:span><text:span text:style-name="T950">to, že pomocí víry uzdravuje, že pomocí vody obnovuje, že pomocí kříže vítězí, že pomocí Evangelia přijímá za své, že pomocí vzkříšení z mrtvých oživuje? Když toto Apoštolové uslyšeli, rychle uvěřili a vyznali, že opravdu opustili vše.</text:span></text:p>
            <text:p text:style-name="P269"/>
            <text:p text:style-name="P188"><text:span text:style-name="T104">R/.</text:span><text:span text:style-name="T246"> </text:span><text:span text:style-name="T252">Šestého dne pak požádal učedníky, aby jej přinesli do Oratoře</text:span><text:span text:style-name="T246">, </text:span><text:span text:style-name="T252">a tam se na svou smrt připravil svátostmi Páně</text:span><text:span text:style-name="T246">; </text:span><text:span text:style-name="T104">*</text:span><text:span text:style-name="T246"> </text:span><text:span text:style-name="T252">A uprostřed </text:span><text:span text:style-name="T253">hrstky </text:span><text:span text:style-name="T252">svých učedníků vydechl naposledy</text:span><text:span text:style-name="T246">.</text:span></text:p>
            <text:p text:style-name="P188"><text:span text:style-name="T104">V/.</text:span><text:span text:style-name="T246"> </text:span><text:span text:style-name="T253">Když se jeho nemoc každým dnem zhoršovala</text:span><text:span text:style-name="T246">, </text:span><text:span text:style-name="T253">postavil se s rukama nataženýma k nebi</text:span><text:span text:style-name="T246">. </text:span><text:span text:style-name="T104">*</text:span><text:span text:style-name="T246"> </text:span><text:span text:style-name="T253">A uprostřed.</text:span></text:p>
          </table:table-cell>
        </table:table-row>
        <text:soft-page-break/>
        <table:table-row table:style-name="Tabulka1.1">
          <table:table-cell table:style-name="Tabulka1.A1" office:value-type="string">
            <text:p text:style-name="P2">Lectio xij.</text:p>
            <text:p text:style-name="P266"><text:span text:style-name="T712">S</text:span><text:span text:style-name="T587">ed</text:span> hanc eórum obediéntiam cito Dóminus remunerátur, omnem difficultátem superióris quæstiónis absólvens‚ cum dicit: Vos‚ qui secúti estis me, in regeneratióne judicábitis duódecim tribus Israël. Hæc enim illa regenerátio est, quam Apóstoli sunt secúti, quam lex indulgére non pótuit‚ quæ eos super duódecim thronos in judicándis duódecim tribubus Israël‚ in duódecim Patriarchárum glória copulávit.</text:p>
            <text:p text:style-name="P185"><text:span text:style-name="T111">R/.</text:span><text:span text:style-name="T234"> Via, recto Oriéntis trámite, ab ejus cella in c</text:span><text:span text:style-name="T237">oe</text:span><text:span text:style-name="T234">lum usque tendebátur: </text:span><text:span text:style-name="T111">* </text:span><text:span text:style-name="T234">Cui venerándo hábitu vir désuper clarus ass</text:span><text:span text:style-name="T237">í</text:span><text:span text:style-name="T234">stens‚ cujus esset via quam cérnerent, inquisívit : illi autem se nescíre professi sunt. </text:span></text:p>
            <text:p text:style-name="P152"><text:span text:style-name="T1">V/.</text:span> Quibus ipse aït : Hæc est via‚ qua diléctus Dómini Benedíctus c<text:span text:style-name="T1117">oe</text:span>los ascéndit. <text:span text:style-name="T1">*</text:span> Cui. </text:p>
            <text:p text:style-name="P152"><text:span text:style-name="T1">G</text:span>lória <text:span text:style-name="T1117">Patri</text:span>. <text:span text:style-name="T1">*</text:span> Cui.</text:p>
            <text:p text:style-name="P266"/>
          </table:table-cell>
          <table:table-cell table:style-name="Tabulka1.A1" office:value-type="string">
            <text:p text:style-name="P60"/>
            <text:p text:style-name="P277"><text:span text:style-name="T690">Avšak </text:span><text:span text:style-name="T951">tuto jejich poslušnost Pán rychle odměňuje a veškerou obtížnost předcházející otázky vyřešil tím, že řekl: „Vy, kteří jste mě následovali, při obnovení všeho </text:span><text:span text:style-name="T283">budete soudit dvanáct </text:span><text:span text:style-name="T287">kmenů</text:span><text:span text:style-name="T283"> </text:span><text:span text:style-name="T288">i</text:span><text:span text:style-name="T284">s</text:span><text:span text:style-name="T283">rael</text:span><text:span text:style-name="T288">ských</text:span><text:span text:style-name="T283">.“ </text:span><text:span text:style-name="T287">Toto je totiž to obnovení všeho, které Apoštolové následovali, které zákon nedokáže udělit, totiž tím, že budou sedět na dvanácti trůnech a soudit dvanáct kmenů israelských, je </text:span><text:span text:style-name="T290">Pán </text:span><text:span text:style-name="T292">zahrnul</text:span><text:span text:style-name="T291"> do slávy dvanácti Patriarchů.</text:span></text:p>
            <text:p text:style-name="P189"><text:span text:style-name="T104">R/.</text:span><text:span text:style-name="T246"> </text:span><text:span text:style-name="T254">Cesta</text:span><text:span text:style-name="T246">, </text:span><text:span text:style-name="T254">přímo směrem na východ</text:span><text:span text:style-name="T246">, </text:span><text:span text:style-name="T254">se z jeho cely táhla až do nebe</text:span><text:span text:style-name="T246">: </text:span><text:span text:style-name="T104">* </text:span><text:span text:style-name="T566">Přistoupil k ní z nebe jasný muž ctihodného vzezření</text:span><text:span text:style-name="T246">‚ </text:span><text:span text:style-name="T254">a ptal se, čí je ta cesta, </text:span><text:span text:style-name="T257">na</text:span><text:span text:style-name="T254"> kterou </text:span><text:span text:style-name="T257">hle</text:span><text:span text:style-name="T254">dí;</text:span><text:span text:style-name="T246"> </text:span><text:span text:style-name="T254">oni však přiznali, že nevědí</text:span><text:span text:style-name="T246">. </text:span></text:p>
            <text:p text:style-name="P153"/>
            <text:p text:style-name="P189"><text:span text:style-name="T104">V/.</text:span><text:span text:style-name="T246"> </text:span><text:span text:style-name="T254">On jim tedy řekl</text:span><text:span text:style-name="T246">: „</text:span><text:span text:style-name="T254">Toto je cesta, po které miláček Páně Benedikt vystoupil do nebe</text:span><text:span text:style-name="T246">. </text:span><text:span text:style-name="T104">*</text:span><text:span text:style-name="T246"> </text:span><text:span text:style-name="T254">Přistoupil</text:span><text:span text:style-name="T246">. </text:span></text:p>
            <text:p text:style-name="P189"><text:span text:style-name="T109">S</text:span><text:span text:style-name="T269">l</text:span><text:span text:style-name="T270">áv</text:span><text:span text:style-name="T269">a </text:span><text:span text:style-name="T270">Otci</text:span><text:span text:style-name="T269">. </text:span><text:span text:style-name="T110">*</text:span><text:span text:style-name="T269"> </text:span><text:span text:style-name="T270">Přistoupil</text:span><text:span text:style-name="T269">.</text:span></text:p>
          </table:table-cell>
        </table:table-row>
        <table:table-row table:style-name="Tabulka1.1">
          <table:table-cell table:style-name="Tabulka1.A1" office:value-type="string">
            <text:p text:style-name="P231"><text:span text:style-name="T98">Evangelium</text:span><text:span text:style-name="T95">.</text:span></text:p>
            <text:p text:style-name="P111"><text:span text:style-name="T225">Léctio sancti Evangélii secúndum Matthǽum.</text:span><text:span text:style-name="T32"> </text:span></text:p>
            <text:p text:style-name="P32">Lectio ix. Cap. 19.</text:p>
            <text:p text:style-name="P421"><text:span text:style-name="T653">In</text:span><text:span text:style-name="T276"> </text:span><text:span text:style-name="T278">illo témpore, </text:span><text:span text:style-name="T277">Dixit Petrus ad Jesum: Ecce nos relíquimus ómnia, et secúti sumus te: quid ergo erit nobis? </text:span><text:span text:style-name="T278">J</text:span><text:span text:style-name="T277">esus autem dixit illis: Amen dico vobis, quod vos, qui sec</text:span><text:span text:style-name="T278">ú</text:span><text:span text:style-name="T277">ti estis me, in regenerati</text:span><text:span text:style-name="T278">ó</text:span><text:span text:style-name="T277">ne cum s</text:span><text:span text:style-name="T278">é</text:span><text:span text:style-name="T277">derit </text:span><text:span text:style-name="T278">Fí</text:span><text:span text:style-name="T277">lius h</text:span><text:span text:style-name="T278">ó</text:span><text:span text:style-name="T277">minis in sede ma</text:span><text:span text:style-name="T278">j</text:span><text:span text:style-name="T277">est</text:span><text:span text:style-name="T278">á</text:span><text:span text:style-name="T277">tis suae, sed</text:span><text:span text:style-name="T278">é</text:span><text:span text:style-name="T277">bitis et vos super sedes du</text:span><text:span text:style-name="T278">ó</text:span><text:span text:style-name="T277">decim, </text:span><text:span text:style-name="T278">j</text:span><text:span text:style-name="T277">udic</text:span><text:span text:style-name="T278">á</text:span><text:span text:style-name="T277">ntes du</text:span><text:span text:style-name="T278">ó</text:span><text:span text:style-name="T277">decim tribus Isra</text:span><text:span text:style-name="T278">ë</text:span><text:span text:style-name="T277">l. Et omnis, qui rel</text:span><text:span text:style-name="T278">í</text:span><text:span text:style-name="T277">querit domum, vel fratres, aut sor</text:span><text:span text:style-name="T278">ó</text:span><text:span text:style-name="T277">res, aut patrem, aut matrem, aut ux</text:span><text:span text:style-name="T278">ó</text:span><text:span text:style-name="T277">re</text:span><text:span text:style-name="T278">s</text:span><text:span text:style-name="T277">, aut f</text:span><text:span text:style-name="T278">í</text:span><text:span text:style-name="T277">lios, aut agros propter nomen meum, c</text:span><text:span text:style-name="T278">é</text:span><text:span text:style-name="T277">ntuplum acc</text:span><text:span text:style-name="T278">í</text:span><text:span text:style-name="T277">piet, et vitam aet</text:span><text:span text:style-name="T278">é</text:span><text:span text:style-name="T277">rnam possid</text:span><text:span text:style-name="T278">é</text:span><text:span text:style-name="T277">bit.</text:span></text:p>
            <text:p text:style-name="P386"/>
          </table:table-cell>
          <table:table-cell table:style-name="Tabulka1.A1" office:value-type="string">
            <text:p text:style-name="P32"><text:s/></text:p>
            <text:p text:style-name="P26"><text:s/></text:p>
            <text:p text:style-name="P32"><text:s/></text:p>
            <text:p text:style-name="P421"><text:span text:style-name="T656">Za</text:span><text:span text:style-name="T282"> </text:span><text:span text:style-name="T284">onoho času řekl Petr Ježíšovi: </text:span><text:span text:style-name="T283">„Hle, my jsme opustili všec</text:span><text:span text:style-name="T289">hn</text:span><text:span text:style-name="T283">o a šli jsme za tebou! Co tedy budeme mít?“ Ježíš jim řekl: „Amen, pravím vám, až Syn člověka při obnovení všeho </text:span><text:span text:style-name="T289">zasedne</text:span><text:span text:style-name="T283"> na trůn své slávy, tehdy i vy, kteří jste mě následovali, usednete na dvanáct trůnů a budete soudit dvanáct pokolení I</text:span><text:span text:style-name="T284">s</text:span><text:span text:style-name="T283">raele. A každý, kdo opustil d</text:span><text:span text:style-name="T284">ů</text:span><text:span text:style-name="T283">m nebo bratry nebo sestry nebo otce nebo matku, </text:span><text:span text:style-name="T284">nebo manželky</text:span><text:span text:style-name="T283"> nebo děti nebo pole pro mé jméno, stokrát víc dostane a bude mít</text:span><text:span text:style-name="T289">i</text:span><text:span text:style-name="T283"> </text:span><text:span text:style-name="T284">život </text:span><text:span text:style-name="T283">věčn</text:span><text:span text:style-name="T284">ý</text:span><text:span text:style-name="T283">. </text:span></text:p>
          </table:table-cell>
        </table:table-row>
        <table:table-row table:style-name="Tabulka1.1">
          <table:table-cell table:style-name="Tabulka1.A1" office:value-type="string">
            <text:p text:style-name="P230"><text:span text:style-name="T97">Oratio</text:span><text:span text:style-name="T95">.</text:span></text:p>
            <text:p text:style-name="P422"><text:span text:style-name="T652">Excita</text:span><text:span text:style-name="T276"> Dómin</text:span><text:span text:style-name="T277">e in Ecclésia tua Spíritum, cui beátus Benedictus Abbas servívit : </text:span><text:span text:style-name="T94">*</text:span><text:span text:style-name="T277"> ut eódem nos repléti, studeámus amáre quod amávit, </text:span><text:span text:style-name="T94">§</text:span><text:span text:style-name="T277"> et ópere exercére quod dócuit. </text:span><text:span text:style-name="T94">*</text:span><text:span text:style-name="T277"> Per Dóminum nostrum Jesum Christum Fílium tuum, </text:span><text:span text:style-name="T94">§</text:span><text:span text:style-name="T277"> qui tecum vivit et regnat in unitáte ejúsdem Spíritus sancti Deus, </text:span><text:span text:style-name="T94">* </text:span><text:span text:style-name="T277">per ómnia saecula saeculórum.</text:span></text:p>
            <text:p text:style-name="P254"><text:span text:style-name="T93">R/.</text:span><text:span text:style-name="T231"> Amen.</text:span></text:p>
            <text:p text:style-name="P387"/>
          </table:table-cell>
          <table:table-cell table:style-name="Tabulka1.A1" office:value-type="string">
            <text:p text:style-name="P33"/>
            <text:p text:style-name="P422"><text:span text:style-name="T655">Probuď, </text:span><text:span text:style-name="T283">Pane, ve své Církvi Ducha, jemuž svatý Opat Benedikt sloužil; abychom </text:span><text:span text:style-name="T285">jím naplněni snažili se milovat, co on miloval, a skutky vykonávat to, co on </text:span><text:span text:style-name="T286">vy</text:span><text:span text:style-name="T285">uč</text:span><text:span text:style-name="T286">ova</text:span><text:span text:style-name="T285">l. Skrze Pána našeho Ježíše Krista, tvého Syna, který s tebou v jednotě téhož Ducha svatého žije a kraluje Bůh, po všechny věky věkův.</text:span></text:p>
            <text:p text:style-name="P154"><text:span text:style-name="T1">R/.</text:span> Amen.</text:p>
          </table:table-cell>
        </table:table-row>
        <table:table-row table:style-name="Tabulka1.1">
          <table:table-cell table:style-name="Tabulka1.A1" table:number-columns-spanned="2" office:value-type="string">
            <text:p text:style-name="P117"><text:span text:style-name="T79">DIE </text:span><text:span text:style-name="T86">X</text:span><text:span text:style-name="T87">I</text:span><text:span text:style-name="T79">. </text:span><text:span text:style-name="T88">JULII</text:span><text:span text:style-name="T89">.</text:span></text:p>
            <text:p text:style-name="P240"><text:span text:style-name="T74">I</text:span><text:span text:style-name="T138">n</text:span><text:span text:style-name="T74"> F</text:span><text:span text:style-name="T138">esto </text:span><text:span text:style-name="T78">T</text:span><text:span text:style-name="T142">ranslationis</text:span></text:p>
            <text:p text:style-name="P241"><text:span text:style-name="T74">S. </text:span><text:span text:style-name="T77">P. N. B</text:span><text:span text:style-name="T567">e</text:span><text:span text:style-name="T568">nedicti, </text:span><text:span text:style-name="T77">A</text:span><text:span text:style-name="T568">bbatis</text:span></text:p>
            <text:p text:style-name="P114">Serm<text:span text:style-name="T159">. </text:span><text:span text:style-name="T161">maj</text:span><text:span text:style-name="T159">.</text:span></text:p>
            <text:p text:style-name="P35"><draw:frame draw:style-name="fr1" draw:name="Obrázek6" text:anchor-type="char" svg:x="2.9717in" svg:y="0.0283in" svg:width="1.2563in" svg:height="0.1575in" draw:z-index="4"><draw:image xlink:href="Pictures/100008AC0000125D00000246A8F8F7892E021BAD.wmf" xlink:type="simple" xlink:show="embed" xlink:actuate="onLoad" draw:mime-type="image/x-wmf"/><draw:image xlink:href="Pictures/10000001000000DE0000001BAD1AC0DFDB74B35F.png" xlink:type="simple" xlink:show="embed" xlink:actuate="onLoad" draw:mime-type="image/png"/></draw:frame></text:p>
            <text:p text:style-name="P36"><text:soft-page-break/>Versio altera.</text:p>
            <text:p text:style-name="P115"><text:span text:style-name="T564">E</text:span><text:span text:style-name="T565">x Breviario ad usum congregationis S. Mauri, O. S. B. in Gallia,</text:span></text:p>
            <text:p text:style-name="P122">Parisiis, 1787.</text:p>
          </table:table-cell>
          <table:covered-table-cell/>
        </table:table-row>
        <table:table-row table:style-name="Tabulka1.1">
          <table:table-cell table:style-name="Tabulka1.A1" office:value-type="string">
            <text:p text:style-name="P157">In I. Nocturno</text:p>
            <text:p text:style-name="P29">Omnia ut in versione praecedenti</text:p>
            <text:p text:style-name="P279"/>
          </table:table-cell>
          <table:table-cell table:style-name="Tabulka1.A1" office:value-type="string">
            <text:p text:style-name="P66"/>
            <text:p text:style-name="P66"/>
            <text:p text:style-name="P78"/>
          </table:table-cell>
        </table:table-row>
        <table:table-row table:style-name="Tabulka1.1">
          <table:table-cell table:style-name="Tabulka1.A1" office:value-type="string">
            <text:p text:style-name="P242">In II. Nocturno</text:p>
            <text:p text:style-name="P229"><text:span text:style-name="T562">Sermo </text:span><text:span text:style-name="T563">s</text:span><text:span text:style-name="T562">an</text:span><text:span text:style-name="T563">c</text:span><text:span text:style-name="T562">i Bern</text:span><text:span text:style-name="T563">á</text:span><text:span text:style-name="T562">rdi A</text:span><text:span text:style-name="T563">b</text:span><text:span text:style-name="T562">bátis in Natáli </text:span><text:span text:style-name="T563">S</text:span><text:span text:style-name="T562">an</text:span><text:span text:style-name="T563">c</text:span><text:span text:style-name="T562">ti</text:span></text:p>
            <text:p text:style-name="P125">Patris no<text:span text:style-name="T1105">s</text:span>tri Benedi<text:span text:style-name="T1105">c</text:span>ti.</text:p>
            <text:p text:style-name="P25">Edit. Bened. n. 4. &amp; 7.</text:p>
            <text:p text:style-name="P25">Lectio v.</text:p>
            <text:p text:style-name="P349"><text:span text:style-name="T710">Ar</text:span><text:span text:style-name="T587">bor</text:span> fuit beátus Benedi<text:span text:style-name="T1105">c</text:span>tus grandis atque fru<text:span text:style-name="T1105">c</text:span>t<text:span text:style-name="T1111">í</text:span>fera. Non credébat tunc e<text:span text:style-name="T1105">ss</text:span>e fru<text:span text:style-name="T1105">ct</text:span>ific<text:span text:style-name="T1111">á</text:span>ndi tempus quand<text:span text:style-name="T1105">o</text:span> adhuc <text:span text:style-name="T1105">t</text:span>en<text:span text:style-name="T1105">t</text:span>atiónibus urgebátur; <text:span text:style-name="T1105">se</text:span>d venit tempus, et in témpore <text:span text:style-name="T1111">s</text:span>uo fructum dedit. De fructu ejus sunt illa tria; sánctitas ejus, justítia ejus, píetas ejus. Sanctitátem mirácula probant, doctrína pietátem, vita justítiam. Omníno enim valde potens est in coelis, qui tam potens éxstitit in terris; secúndum magnitúdinem grátiæ, magnitúdine glóriæ exaltátus.</text:p>
            <text:p text:style-name="P349"/>
            <text:p text:style-name="P100"><text:span text:style-name="T1">R/.</text:span> In fide sua probátus est Prophéta; <text:span text:style-name="T1106">et</text:span> <text:span text:style-name="T1">*</text:span> Ossa ejus visitáta sunt, et post mortem prophetavérunt. </text:p>
            <text:p text:style-name="P100"><text:span text:style-name="T1">V/.</text:span> Testimónium consecútus est esse justus, testimónium perhibénte Deo, et defúnctus adhuc lóquitur. <text:span text:style-name="T1">*</text:span> Ossa. </text:p>
            <text:p text:style-name="P253">Eccli. <text:span text:style-name="T319">46, 49.</text:span> Hebr. <text:span text:style-name="T319">11.</text:span></text:p>
            <text:p text:style-name="P349"/>
          </table:table-cell>
          <table:table-cell table:style-name="Tabulka1.A1" office:value-type="string">
            <text:p text:style-name="P87"/>
            <text:p text:style-name="P87"/>
            <text:p text:style-name="P87"/>
            <text:p text:style-name="P87"/>
            <text:p text:style-name="P87"/>
            <text:p text:style-name="P420"><text:span text:style-name="T682">Svatý </text:span><text:span text:style-name="T891">Benedikt byl vel</text:span><text:span text:style-name="T893">i</text:span><text:span text:style-name="T891">ký a plodný strom. </text:span><text:span text:style-name="T897">Tehdy ještě n</text:span><text:span text:style-name="T891">evěřil, že </text:span><text:span text:style-name="T897">již </text:span><text:span text:style-name="T893">nastal </text:span><text:span text:style-name="T891">čas přinést plody, neboť byl ještě sužován mnoha pokušeními; avšak </text:span><text:span text:style-name="T893">pak </text:span><text:span text:style-name="T897">ten</text:span><text:span text:style-name="T891"> čas přišel, a v tento čas příhodný vydal své plody. Z jeho plodů bychom mohli vyjmenovat tyto tři: svatost, spravedlnost a zbožnost. </text:span><text:span text:style-name="T893">S</text:span><text:span text:style-name="T891">vatost dokazují </text:span><text:span text:style-name="T893">jeho </text:span><text:span text:style-name="T891">zázraky, zbožnost jeho učení a spravedlnost jeho život. V každém případě je však velmi mocný teď v nebi, neboť tak mocným se ukázal býti už </text:span><text:span text:style-name="T893">zde </text:span><text:span text:style-name="T891">na zemi; dle velikosti </text:span><text:span text:style-name="T897">udělené </text:span><text:span text:style-name="T891">milosti byl </text:span><text:span text:style-name="T897">takto </text:span><text:span text:style-name="T891">povznesen i ve velké slávě. </text:span></text:p>
            <text:p text:style-name="P178"><text:span text:style-name="T99">R/.</text:span><text:span text:style-name="T953"> </text:span><text:span text:style-name="T956">Dle své víry zkoušen je Prorok</text:span><text:span text:style-name="T953">; </text:span><text:span text:style-name="T956">a</text:span><text:span text:style-name="T953"> </text:span><text:span text:style-name="T99">*</text:span><text:span text:style-name="T953"> </text:span><text:span text:style-name="T956">Kosti jeho lidé navštěvují</text:span><text:span text:style-name="T953">, </text:span><text:span text:style-name="T956">a </text:span><text:span text:style-name="T957">ony </text:span><text:span text:style-name="T956">prorokují </text:span><text:span text:style-name="T957">i</text:span><text:span text:style-name="T956"> po smrti</text:span><text:span text:style-name="T953">. </text:span></text:p>
            <text:p text:style-name="P178"><text:span text:style-name="T99">V/.</text:span><text:span text:style-name="T953"> </text:span><text:span text:style-name="T956">Obdržel svědectví o své spravedlnosti</text:span><text:span text:style-name="T953">, </text:span><text:span text:style-name="T956">když vydal svědectví Bohu</text:span><text:span text:style-name="T953">, </text:span><text:span text:style-name="T956">a i jako zemřelý </text:span><text:span text:style-name="T957">stále</text:span><text:span text:style-name="T956"> mluví</text:span><text:span text:style-name="T953">. </text:span><text:span text:style-name="T99">*</text:span><text:span text:style-name="T953"> </text:span><text:span text:style-name="T956">Kosti</text:span><text:span text:style-name="T953">. </text:span></text:p>
            <text:p text:style-name="P178"><text:span text:style-name="T990">Kazatel </text:span><text:span text:style-name="T1045">46, 49.</text:span><text:span text:style-name="T990"> Židům </text:span><text:span text:style-name="T1045">11.</text:span></text:p>
          </table:table-cell>
        </table:table-row>
        <table:table-row table:style-name="Tabulka1.1">
          <table:table-cell table:style-name="Tabulka1.A1" office:value-type="string">
            <text:p text:style-name="P18">Lectio vj.</text:p>
            <text:p text:style-name="P371"><text:span text:style-name="T587">Sic</text:span> ergo licet non habeámus nostra, consolátio magna nobis esse debent patróni nostri mirácula. Doctrína vero ínstruit nos, et dírigit gressus nostros in viam pacis. Porro vitæ justítia omníno róborat et ánimat nos : ut tanto magis accendámur ad agénda quæ dócuit, quanto certi sumus eum non ália docuísse quam fécerit. Sermo quidem vivus et éfficax, exémplum óperis est, plúrimum fáciens suadíbile quod dícitur, dum monstrat factíbile quod suadétur,</text:p>
            <text:p text:style-name="P148"><text:span text:style-name="T1">R/.</text:span> Virtútes non quáslibet faciébat Deus, ita ut super lánguidos deferréntur a córpore ejus sudária. <text:span text:style-name="T1">*</text:span> Et recedébant ab eis languóres. </text:p>
            <text:p text:style-name="P148"><text:span text:style-name="T1">℣.</text:span> Misericórdia tua Dómine, advéniens sanábat illos. <text:span text:style-name="T1">*</text:span> Et. </text:p>
            <text:p text:style-name="P148"><text:span text:style-name="T165">Act.</text:span> 19. <text:span text:style-name="T165">Sap.</text:span> 16.</text:p>
            <text:p text:style-name="P210"/>
          </table:table-cell>
          <table:table-cell table:style-name="Tabulka1.A1" office:value-type="string">
            <text:p text:style-name="P87"/>
            <text:p text:style-name="P407"><text:span text:style-name="T683">Takto </text:span><text:span text:style-name="T892">tedy sice ještě nemáme svou útěchu, avšak velkou útěchou nám musejí být zázraky našeho patrona. Jeho učení nás poučuje a vede naše kroky po cestě pokoje. Dále nás spravedlnost jeho života ve všem posiluje a dodává nám odvahu; abychom o to více zapáleni byli ke skutkům, které on učil, oč více jsme si jisti, že dělal pouze to, co vyučoval. Slovo je sice živé a účinné, ale příkladu je třeba, neboť lépe přesvědčuje o tom, co se říká, zatímco ukazuje, že to slovo se dá vskutku </text:span><text:span text:style-name="T898">na</text:span><text:span text:style-name="T892">plnit.</text:span></text:p>
            <text:p text:style-name="P190"><text:span text:style-name="T102">R/.</text:span><text:span text:style-name="T244"> </text:span><text:span text:style-name="T258">Zcela neobyčejné skutky milosti činil Bůh</text:span><text:span text:style-name="T244">, </text:span><text:span text:style-name="T258">takže když na nemocné položili jeho oděv</text:span><text:span text:style-name="T244">. </text:span><text:span text:style-name="T102">*</text:span><text:span text:style-name="T244"> </text:span><text:span text:style-name="T258">Ustoupily od nich jejich trápení</text:span><text:span text:style-name="T244">. </text:span></text:p>
            <text:p text:style-name="P190"><text:span text:style-name="T102">℣.</text:span><text:span text:style-name="T244"> Mi</text:span><text:span text:style-name="T258">losrdenství tvé, Pane, přišlo a uzdravilo je</text:span><text:span text:style-name="T244">. </text:span><text:span text:style-name="T102">*</text:span><text:span text:style-name="T244"> </text:span><text:span text:style-name="T258">Ustoupily</text:span><text:span text:style-name="T244">. </text:span></text:p>
            <text:p text:style-name="P190"><text:span text:style-name="T272">Skutky</text:span><text:span text:style-name="T258"> 19. </text:span><text:span text:style-name="T272">Moudrost</text:span><text:span text:style-name="T258"> 16.</text:span></text:p>
          </table:table-cell>
        </table:table-row>
        <table:table-row table:style-name="Tabulka1.1">
          <table:table-cell table:style-name="Tabulka1.A1" office:value-type="string">
            <text:p text:style-name="P18">Lectio vij.</text:p>
            <text:p text:style-name="P375"><text:span text:style-name="T587">I</text:span><text:span text:style-name="T711">n</text:span> hunc ergo modum sánctitas confórtat, píetas infórmat, justítia confírmat. Quantæ enim pie<text:soft-page-break/>tátis fuit, quod non solum præséntibus prófuit, sed étiam pro futúris sollícitus fuit? Non solum his qui tunc erant, fructum tulit haec arbor: sed usque hódie fructus ejus et manet, et crescit. Diléctus plane Deo et homínibus : cujus non sola præséntia in benedictióne fuit, sicut sunt multi dilécti Deo soli, quia soli Deo jam cógniti: sed et memória ejus étiam nunc in benedictióne est.</text:p>
            <text:p text:style-name="P375"/>
            <text:p text:style-name="P149"><text:span text:style-name="T1">R/.</text:span> Benedíctus tu in civitáte, et benedíctus in agro. <text:span text:style-name="T1">*</text:span> Benedíctus fructus terrae tuae, et benedíctae relíquiae tuae; suscitábit te Dóminus in pópulum sanctum, sicut jurávit tibi. </text:p>
            <text:p text:style-name="P149"><text:span text:style-name="T1">℣.</text:span> Qui séminat in benedictiónibus, de benedictiónibus et metet. <text:span text:style-name="T1">*</text:span> Benedíctus. </text:p>
            <text:p text:style-name="P149"><text:span text:style-name="T165">Deut.</text:span> <text:span text:style-name="T1106">2</text:span>8. <text:span text:style-name="T165">II. Cor.</text:span> 9.</text:p>
            <text:p text:style-name="P95"/>
          </table:table-cell>
          <table:table-cell table:style-name="Tabulka1.A1" office:value-type="string">
            <text:p text:style-name="P87"/>
            <text:p text:style-name="P407"><text:span text:style-name="T684">Tímto </text:span><text:span text:style-name="T893">způsobem nás tedy </text:span><text:span text:style-name="T976">jeho </text:span><text:span text:style-name="T893">svatost posiluje, zbožnost utváří, spravedlnost potvrzuje. Jak </text:span><text:soft-page-break/><text:span text:style-name="T893">velká totiž byla jeho zbožnost, že prospívala nejen jeho okolí, ale získala také nám budoucí útěchu? Tento strom přinesl plody nejen těm, kteří tehdy žili, ale až dodnes jeho plody nejen zůstávají, ale ještě rostou. Byl zajisté milý Bohu i lidem, neboť </text:span><text:span text:style-name="T894">nejen </text:span><text:span text:style-name="T893">pouhá jeho přítomnost </text:span><text:span text:style-name="T894">byla lidem ku požehnání, jak to bývá u mnohých samotnému Bohu milých, neboť jsou známí samotného Boha, ale </text:span><text:span text:style-name="T895">dokonce jen vzpomínka na něj je nám nyní ku požehnání.</text:span></text:p>
            <text:p text:style-name="P191"><text:span text:style-name="T104">R/.</text:span><text:span text:style-name="T246"> </text:span><text:span text:style-name="T259">Požehnaný jsi ve městě</text:span><text:span text:style-name="T246"> </text:span><text:span text:style-name="T259">a požehnaný i na poli</text:span><text:span text:style-name="T246">. </text:span><text:span text:style-name="T104">*</text:span><text:span text:style-name="T246"> </text:span><text:span text:style-name="T259">Požehnaný je plod tvé země</text:span><text:span text:style-name="T246"> </text:span><text:span text:style-name="T259">a požehnané jsou tvé ostatky</text:span><text:span text:style-name="T246">; </text:span><text:span text:style-name="T259">vzbudil t</text:span><text:span text:style-name="T263">ebe</text:span><text:span text:style-name="T259"> Hospodin ve svatý lid</text:span><text:span text:style-name="T246">, </text:span><text:span text:style-name="T259">jak ti slíbil</text:span><text:span text:style-name="T246">. </text:span></text:p>
            <text:p text:style-name="P191"><text:span text:style-name="T104">℣.</text:span><text:span text:style-name="T246"> </text:span><text:span text:style-name="T259">Kdo zasívá v požehnání</text:span><text:span text:style-name="T246">, </text:span><text:span text:style-name="T259">z požehnání </text:span><text:span text:style-name="T263">také</text:span><text:span text:style-name="T259"> sklízí</text:span><text:span text:style-name="T246">. </text:span><text:span text:style-name="T104">*</text:span><text:span text:style-name="T246"> </text:span><text:span text:style-name="T259">Požehnaný</text:span><text:span text:style-name="T246">. </text:span></text:p>
            <text:p text:style-name="P191"><text:span text:style-name="T273">Deut.</text:span><text:span text:style-name="T259"> </text:span><text:span text:style-name="T260">2</text:span><text:span text:style-name="T259">8. </text:span><text:span text:style-name="T273">II. Kor.</text:span><text:span text:style-name="T259"> 9.</text:span></text:p>
          </table:table-cell>
        </table:table-row>
        <table:table-row table:style-name="Tabulka1.1">
          <table:table-cell table:style-name="Tabulka1.A1" office:value-type="string">
            <text:p text:style-name="P18">Lectio viij.</text:p>
            <text:p text:style-name="P407"><text:span text:style-name="T649">U</text:span><text:span text:style-name="T650">s</text:span><text:span text:style-name="T649">que</text:span><text:span text:style-name="T234"> hódie in tríplicem amóris Dómini confessiónem, tríplici hoc fructu pascit Dómini gregem. Pascit vita, pascit doctrína, pascit et intercessióne. Per quam incess</text:span><text:span text:style-name="T238">á</text:span><text:span text:style-name="T234">nter adjúti, fructificáte et vos c</text:span><text:span text:style-name="T238">h</text:span><text:span text:style-name="T234">aríssimi, quóniam in hoc pósiti estis, ut eátis, et fructum afferátis. Unde eátis? útique a vobis ipsis, sicut scriptum est : A voluntátibus tuis avértere. Nam et de Dómino légimus, quia éxiit semináre semen suum. Ecce et hic habémus semen suum, sicut et prius fructum suum. Imitémur et hunc, fratres, quóniam ad hoc venit, ut formam nobis tráderet, et viam demonstráret.</text:span></text:p>
            <text:p text:style-name="P150"><text:span text:style-name="T1">R/.</text:span> <text:span text:style-name="T1107">V</text:span>ias tuas, Dómine, demónstra mihi: et sé<text:span text:style-name="T1107">m</text:span>itas tuas édoce me. <text:span text:style-name="T1">*</text:span> Dírige me in veritáte tua, et doce me: quia <text:span text:style-name="T1108">†</text:span> Tu es Deus Salvátor meus. </text:p>
            <text:p text:style-name="P150"><text:span text:style-name="T1">℣.</text:span> Scio, Dómine, quia non est hóminis via ejus: nec viri est ut ámbulet, et dírigat gressus suos. <text:span text:style-name="T1">*</text:span> Dírige. </text:p>
            <text:p text:style-name="P150"><text:span text:style-name="T1">℣.</text:span> Glória. </text:p>
            <text:p text:style-name="P150"><text:span text:style-name="T1108">†</text:span> Tu es. <text:span text:style-name="T165">Ps.</text:span> 24. <text:span text:style-name="T165">Jerem.</text:span> 10.</text:p>
            <text:p text:style-name="P210"/>
          </table:table-cell>
          <table:table-cell table:style-name="Tabulka1.A1" office:value-type="string">
            <text:p text:style-name="P87"/>
            <text:p text:style-name="P407"><text:span text:style-name="T685">Až </text:span><text:span text:style-name="T896">do </text:span><text:span text:style-name="T885">dne</text:span><text:span text:style-name="T896">šního dne</text:span><text:span text:style-name="T885"> </text:span><text:span text:style-name="T896">tímto trojitým vyznáním lásky Pánu a tímto jeho trojím plodem pase </text:span><text:span text:style-name="T974">Benedikt </text:span><text:span text:style-name="T1007">stádce Páně. Pase je svým životem, učením i přímluvou. V síle její neustálé pomoci přinášejte plody i vy, nejdražší, neboť takto jste zasazení, abyste </text:span><text:span text:style-name="T1008">šli a přinášeli plody. Odkud máte jít? Přece od sebe samých, neboť je psáno: „Odvracejte se od svých žádostí.“ Neboť i o Pánovi čteme, že vyšel zasít svou setbu. Pohleďte, i zde máme jeho setbu, jako</text:span><text:span text:style-name="T1009">ž</text:span><text:span text:style-name="T1008"> i dříve jeho plody. Napodobujme tedy </text:span><text:span text:style-name="T1009">také</text:span><text:span text:style-name="T1008"> </text:span><text:span text:style-name="T975">svatého Benedikta</text:span><text:span text:style-name="T1008">, bratři, neboť přišel proto, aby utvářel naše životy a ukázal nám cestu.</text:span></text:p>
            <text:p text:style-name="P192"><text:span text:style-name="T104">R/.</text:span><text:span text:style-name="T246"> </text:span><text:span text:style-name="T262">Ukaž mi své cesty, Hospodine</text:span><text:span text:style-name="T246">: </text:span><text:span text:style-name="T262">a nauč mě svým stezkám</text:span><text:span text:style-name="T246">. </text:span><text:span text:style-name="T104">*</text:span><text:span text:style-name="T246"> </text:span><text:span text:style-name="T262">Veď mě ve své pravdě a uč mě</text:span><text:span text:style-name="T246">: </text:span><text:span text:style-name="T262">neboť </text:span><text:span text:style-name="T1109">† </text:span><text:span text:style-name="T246">T</text:span><text:span text:style-name="T262">y jsi Bůh, můj Spasitel</text:span><text:span text:style-name="T246">. </text:span></text:p>
            <text:p text:style-name="P192"><text:span text:style-name="T104">℣.</text:span><text:span text:style-name="T246"> </text:span><text:span text:style-name="T262">Vím</text:span><text:span text:style-name="T246">, </text:span><text:span text:style-name="T262">Pa</text:span><text:span text:style-name="T246">ne, </text:span><text:span text:style-name="T262">že jeho cesta není cestou člověka</text:span><text:span text:style-name="T246">: </text:span><text:span text:style-name="T262">ani nenáleží člověku, aby po ní kráčel a vedl své kroky</text:span><text:span text:style-name="T246">. </text:span><text:span text:style-name="T104">*</text:span><text:span text:style-name="T246"> </text:span><text:span text:style-name="T262">Veď mě</text:span><text:span text:style-name="T246">. </text:span></text:p>
            <text:p text:style-name="P192"><text:span text:style-name="T104">℣.</text:span><text:span text:style-name="T246"> </text:span><text:span text:style-name="T262">Sláva</text:span><text:span text:style-name="T246">. </text:span></text:p>
            <text:p text:style-name="P192"><text:span text:style-name="T1110">†</text:span><text:span text:style-name="T261"> </text:span><text:span text:style-name="T262">Ty jsi Bůh, můj Spasitel</text:span><text:span text:style-name="T261">. </text:span><text:span text:style-name="T275">Žalm</text:span><text:span text:style-name="T261"> 24. </text:span><text:span text:style-name="T274">Jerem.</text:span><text:span text:style-name="T261"> 10.</text:span></text:p>
          </table:table-cell>
        </table:table-row>
        <table:table-row table:style-name="Tabulka1.1">
          <table:table-cell table:style-name="Tabulka1.A1" office:value-type="string">
            <text:p text:style-name="P242">In III. Nocturno</text:p>
            <text:p text:style-name="P27">Omnia ut in versione praecedenti.</text:p>
            <text:p text:style-name="P147"/>
          </table:table-cell>
          <table:table-cell table:style-name="Tabulka1.A1" office:value-type="string">
            <text:p text:style-name="P87"/>
            <text:p text:style-name="P63"/>
          </table:table-cell>
        </table:table-row>
        <table:table-row table:style-name="Tabulka1.1">
          <table:table-cell table:style-name="Tabulka1.A1" table:number-columns-spanned="2" office:value-type="string">
            <text:p text:style-name="P226"><text:span text:style-name="T2">DIE </text:span><text:span text:style-name="T13">X</text:span><text:span text:style-name="T9">I</text:span><text:span text:style-name="T10">I</text:span><text:span text:style-name="T2">. </text:span><text:span text:style-name="T9">J</text:span><text:span text:style-name="T11">U</text:span><text:span text:style-name="T13">L</text:span><text:span text:style-name="T11">I</text:span><text:span text:style-name="T12">I.</text:span></text:p>
            <text:p text:style-name="P247"><text:span text:style-name="T41">I</text:span><text:span text:style-name="T120">n</text:span><text:span text:style-name="T41"> F</text:span><text:span text:style-name="T120">esto</text:span><text:span text:style-name="T41"> </text:span><text:span text:style-name="T44">S</text:span><text:span text:style-name="T41">. </text:span><text:span text:style-name="T45">J</text:span><text:span text:style-name="T531">o</text:span><text:span text:style-name="T534">annis </text:span><text:span text:style-name="T45">G</text:span><text:span text:style-name="T534">ual</text:span><text:span text:style-name="T531">bert</text:span><text:span text:style-name="T532">i</text:span><text:span text:style-name="T533">,</text:span></text:p>
            <text:p text:style-name="P55"><text:span text:style-name="T571">Abbatis</text:span>.</text:p>
            <text:p text:style-name="P53">iij. Lect. et M.</text:p>
          </table:table-cell>
          <table:covered-table-cell/>
        </table:table-row>
        <table:table-row table:style-name="Tabulka1.1">
          <table:table-cell table:style-name="Tabulka1.A1" office:value-type="string">
            <text:p text:style-name="P170">In I. Nocturno</text:p>
            <text:p text:style-name="P163">De libro Ecclesiástici.</text:p>
            <text:p text:style-name="P12">Lectio j. <text:span text:style-name="T572">Cap. 31.</text:span></text:p>
            <text:p text:style-name="P281"><text:soft-page-break/>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1"/>
          </table:table-cell>
          <table:table-cell table:style-name="Tabulka1.A1" office:value-type="string">
            <text:p text:style-name="P64"/>
            <text:p text:style-name="P64"/>
            <text:p text:style-name="P64"/>
            <text:p text:style-name="P315"><text:soft-page-break/><text:span text:style-name="T587">Blaze</text:span> <text:span text:style-name="T574">muži</text:span>, který <text:span text:style-name="T574">shledán byl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p>
            <text:p text:style-name="P71"><text:span text:style-name="T573">(</text:span><text:span text:style-name="T170">ČEP</text:span><text:span text:style-name="T168">, </text:span><text:span text:style-name="T171">značně </text:span><text:span text:style-name="T169">upraveno</text:span><text:span text:style-name="T573">)</text:span></text:p>
          </table:table-cell>
        </table:table-row>
        <table:table-row table:style-name="Tabulka1.1">
          <table:table-cell table:style-name="Tabulka1.A1" office:value-type="string">
            <text:p text:style-name="P8">Lectio ij.</text:p>
            <text:p text:style-name="P358">J<text:span text:style-name="T587">oánnes</text:span> Gualbértus Floréntiæ natus miráculo Crucifíxi sibi caput inclinántis convértitur, ac invíto patre sibi comam totóndit, et hábitum monásticum índuit. Eléctus in Abbátem ad Camaldulénsis erémi íncolam Romuáldum proficíscitur, a quo sui institúti‚ (quod paulo post apud Vallem Umbrósam fundat) vaticínium áccipit; et cum plúrimis, quos in sócios adscívit, hæréticam et simoníacam pravitátem non si<text:span text:style-name="T576">ne</text:span> incómmodis, oppugnávit.</text:p>
            <text:p text:style-name="P205"/>
          </table:table-cell>
          <table:table-cell table:style-name="Tabulka1.A1" office:value-type="string">
            <text:p text:style-name="P80"/>
            <text:p text:style-name="P408"><text:span text:style-name="T597">Jan</text:span><text:span text:style-name="T899"> Gualbert, narozený ve Florencii se obrátil zázrakem, kdy mu Ukřižovaný pokynul hlavou, </text:span><text:span text:style-name="T900">a přes nevoli otce si oholil hlavu a oblékl mnišský hábit. Když byl zvolen Opatem, </text:span><text:span text:style-name="T977">odmítl tuto poctu </text:span><text:span text:style-name="T1010">a odešel </text:span><text:span text:style-name="T1011">do Kalmodulské poustevny, kterou obýval </text:span><text:span text:style-name="T978">svatý </text:span><text:span text:style-name="T1011">Romuald, od nějž přijal předpověď svého vlastního řádu (který v krátké době založil ve </text:span><text:span text:style-name="T979">vesničce </text:span><text:span text:style-name="T1011">Vallombrosa); </text:span><text:span text:style-name="T1012">a spolu s mnoha muži, které přijal za společníky, </text:span><text:span text:style-name="T1013">i přes mno</text:span><text:span text:style-name="T1014">žství</text:span><text:span text:style-name="T1013"> překážek </text:span><text:span text:style-name="T1012">bojoval s nepravost</text:span><text:span text:style-name="T1015">mi</text:span><text:span text:style-name="T1012"> </text:span><text:span text:style-name="T1016">bludů</text:span><text:span text:style-name="T1015"> a svatokupectví.</text:span></text:p>
          </table:table-cell>
        </table:table-row>
        <table:table-row table:style-name="Tabulka1.1">
          <table:table-cell table:style-name="Tabulka1.A1" office:value-type="string">
            <text:p text:style-name="P8">Lectio iij.</text:p>
            <text:p text:style-name="P359">M<text:span text:style-name="T587">ulta</text:span> fúnditus eréxit Monastéria, plúraque instauráta sanctis légibus communívit. Egenórum pater, elementórum rector, et dæmonum terror éxtitit. Demum abstinéntiis‚ vigíliis, oratiónibus et sénio conféctus, Deum sítiens, fratres cohortátus, proféssus fide, triduáno Angelórum dignátus obséquio, fere octogenárius migrávit ad Dóminum, anno millésimo septuagésimo tértio, quarto Idus Júlii.</text:p>
            <text:p text:style-name="P91"/>
          </table:table-cell>
          <table:table-cell table:style-name="Tabulka1.A1" office:value-type="string">
            <text:p text:style-name="P80"/>
            <text:p text:style-name="P409"><text:span text:style-name="T598">Od</text:span><text:span text:style-name="T901"> základ</text:span><text:span text:style-name="T902">u</text:span><text:span text:style-name="T901"> postavil mnoho Klášterů, mnohé již založené upevnil svatými zákony. Byl otcem potřebných, pánem nad živly a zlí duchové se jej děsili. Takto odříkáním, nočním bděním, modlitbami a stářím připraven, </text:span><text:span text:style-name="T980">často </text:span><text:span text:style-name="T901">žíznil po Bohu, </text:span><text:span text:style-name="T903">pak </text:span><text:span text:style-name="T901">povzbudil </text:span><text:span text:style-name="T903">své </text:span><text:span text:style-name="T901">bratry, vyznal svou víru, </text:span><text:span text:style-name="T903">byl obdařen třídenní službou Andělů, a sotva osmdesátiletý odešel k Pánu roku 1073, </text:span><text:span text:style-name="T933">dne </text:span><text:span text:style-name="T903">12. července. </text:span></text:p>
          </table:table-cell>
        </table:table-row>
        <table:table-row table:style-name="Tabulka1.1">
          <table:table-cell table:style-name="Tabulka1.A1" table:number-columns-spanned="2" office:value-type="string">
            <text:p text:style-name="P226"><text:span text:style-name="T2">DIE </text:span><text:span text:style-name="T13">X</text:span><text:span text:style-name="T9">I</text:span><text:span text:style-name="T14">V</text:span><text:span text:style-name="T2">. </text:span><text:span text:style-name="T9">J</text:span><text:span text:style-name="T11">U</text:span><text:span text:style-name="T13">L</text:span><text:span text:style-name="T11">I</text:span><text:span text:style-name="T12">I.</text:span></text:p>
            <text:p text:style-name="P247"><text:span text:style-name="T41">I</text:span><text:span text:style-name="T120">n</text:span><text:span text:style-name="T41"> F</text:span><text:span text:style-name="T120">esto</text:span><text:span text:style-name="T41"> </text:span><text:span text:style-name="T44">S</text:span><text:span text:style-name="T41">. </text:span><text:span text:style-name="T46">B</text:span><text:span text:style-name="T531">o</text:span><text:span text:style-name="T535">n</text:span><text:span text:style-name="T534">a</text:span><text:span text:style-name="T535">venturæ</text:span><text:span text:style-name="T533">,</text:span></text:p>
            <text:p text:style-name="P55"><text:span text:style-name="T578">Episcopi, Confessoris et Ecclesiæ Doct</text:span>.</text:p>
            <text:p text:style-name="P53">iij. Lect. et M.</text:p>
          </table:table-cell>
          <table:covered-table-cell/>
        </table:table-row>
        <table:table-row table:style-name="Tabulka1.1">
          <table:table-cell table:style-name="Tabulka1.A1" office:value-type="string">
            <text:p text:style-name="P170">In I. Nocturno</text:p>
            <text:p text:style-name="P163">De libro Ecclesiástici.</text:p>
            <text:p text:style-name="P12">Lectio j. <text:span text:style-name="T572">Cap. 39.</text:span></text:p>
            <text:p text:style-name="P281">S<text:span text:style-name="T587">apiéntiam</text:span> ómnium antiquórum exquíret sápiens‚ et in Prophétis vacábit. Narratiónem virórum nominatórum conservábit, et in versútias parabolárum simul introíbit. Occúlta proverbiórum exquíret, et in abscónditis parabolárum conversábitur. In médio magnatórum ministrábit‚ et in conspéctu præsidis apparébit.</text:p>
            <text:p text:style-name="P281"/>
          </table:table-cell>
          <table:table-cell table:style-name="Tabulka1.A1" office:value-type="string">
            <text:p text:style-name="P64"/>
            <text:p text:style-name="P64"/>
            <text:p text:style-name="P64"/>
            <text:p text:style-name="P316"><text:span text:style-name="T662">Takový</text:span><text:span text:style-name="T821"> muž</text:span> hledá moudrost všech starých a proroctvími se <text:span text:style-name="T1118">za</text:span>obírá. Vypravování mužů slovutných si pamatuje, a v<text:span text:style-name="T821">e skrytý význam</text:span> <text:span text:style-name="T821">podobenství hned</text:span> proniká. Tajnosti <text:span text:style-name="T821">skryté v příslovích</text:span> zkoumá, a záhadami <text:span text:style-name="T821">podobenství</text:span> se zabývá. Mezi velmoži koná službu, a před <text:span text:style-name="T821">tváří</text:span> vladařov<text:span text:style-name="T821">ou</text:span> se ukazuje. <text:span text:style-name="T573">(</text:span><text:span text:style-name="T168">Hejčl, </text:span><text:span text:style-name="T169">upraveno</text:span><text:span text:style-name="T573">)</text:span></text:p>
          </table:table-cell>
        </table:table-row>
        <table:table-row table:style-name="Tabulka1.1">
          <table:table-cell table:style-name="Tabulka1.A1" office:value-type="string">
            <text:p text:style-name="P8">Lectio ij.</text:p>
            <text:p text:style-name="P410"><text:span text:style-name="T239">B</text:span><text:span text:style-name="T651">onaventúra</text:span><text:span text:style-name="T239">, Balneorégii in Etrúria natus infans ex matris voto religióni beáti Francísci dicátur. </text:span><text:span text:style-name="T240">I</text:span><text:span text:style-name="T239">taque adoléscens in Ordinem Fratrum Mi</text:span><text:soft-page-break/><text:span text:style-name="T239">nórum adscríbi vóluit: ubi Alexandro de Ales magístro‚ ad summam doctrínæ perfectiónem brevi perv</text:span><text:span text:style-name="T242">é</text:span><text:span text:style-name="T239">nit. Unde séptimo post anno libros </text:span><text:span text:style-name="T241">Sententiárum</text:span><text:span text:style-name="T239"> Parísiis públice summa cum laude est interpretátus: quos étiam præcláris póstea commentáriis illustrávit. Post sex annos, sui Ordinis Generális Miníster Romæ factus, ea prudéntiæ ac sanctitátis laude ministérium gessit, ut in ómnium ore et admiratióne esset.</text:span></text:p>
            <text:p text:style-name="P205"/>
          </table:table-cell>
          <table:table-cell table:style-name="Tabulka1.A1" office:value-type="string">
            <text:p text:style-name="P80"/>
            <text:p text:style-name="P408"><text:span text:style-name="T599">Bonaventura</text:span><text:span text:style-name="T904"> se narodil ve m</text:span><text:span text:style-name="T905">ě</text:span><text:span text:style-name="T904">st</text:span><text:span text:style-name="T905">ě</text:span><text:span text:style-name="T904"> Bagnoregio v Etrurii a ji</text:span><text:span text:style-name="T905">ž jako nemluvně byl z přání matky </text:span><text:span text:style-name="T906">zaslíben řádu svatého Františka. </text:span><text:span text:style-name="T912">P</text:span><text:span text:style-name="T907">ak </text:span><text:span text:style-name="T934">již</text:span><text:span text:style-name="T907"> jako mladík </text:span><text:soft-page-break/><text:span text:style-name="T907">vstoupil do Řádu Menších Bratří z vlastní vůle. Zde pod vedením mistra Alexandra de Ales </text:span><text:span text:style-name="T908">v krátké době dosáhl samé dokonalosti v učení. Proto </text:span><text:span text:style-name="T909">již po sedmém roce studia v Paříži veřejně vyložil knihy Sentencí s nejvyšší pochvalou a posléze je také přeslavným komentářem </text:span><text:span text:style-name="T910">objasnil. Po šesti letech byl učiněn Generálním Představeným svého Řádu v Římě, </text:span><text:span text:style-name="T911">a všechny záležitosti spravoval s moudrostí a chvályhodnou svatostí, že o něm všichni mluvili s obdivem.</text:span></text:p>
          </table:table-cell>
        </table:table-row>
        <table:table-row table:style-name="Tabulka1.1">
          <table:table-cell table:style-name="Tabulka1.A1" office:value-type="string">
            <text:p text:style-name="P8">Lectio iij.</text:p>
            <text:p text:style-name="P411"><text:span text:style-name="T239">M</text:span><text:span text:style-name="T651">ulta</text:span><text:span text:style-name="T239"> scripsit in quibus summam eruditiónem cum pari pietátis ardóre conjúngens, lectórem docéndo movet. Quem Gregórius décimus, ejus sanctimóniæ et sapiéntiæ fama commótus, cardinálem et Epíscopum Albanénsem creávit. Eumdem adhuc vivéntem beátus Thomas Aquínas sanctum appellávit. Cum enim vitam sancti Francísci scribéntem comperísset: Sinámus, inquit, sanctum pro sancto laboráre. Migr</text:span><text:span text:style-name="T243">á</text:span><text:span text:style-name="T239">vit e vita prídie </text:span><text:span text:style-name="T243">I</text:span><text:span text:style-name="T239">dus Júlii, in Concílio Lugdunénsi, quinquagínta tres annos natus, multis éditis miráculis. Quem Xystus quartus rétulit in Sanctórum númerum.</text:span></text:p>
            <text:p text:style-name="P91"/>
          </table:table-cell>
          <table:table-cell table:style-name="Tabulka1.A1" office:value-type="string">
            <text:p text:style-name="P80"/>
            <text:p text:style-name="P409"><text:span text:style-name="T600">Napsal </text:span><text:span text:style-name="T913">mnoho spisů, v nichž spojoval nejvyšší vzdělanost se </text:span><text:span text:style-name="T916">nanejvýš</text:span><text:span text:style-name="T913"> vřelým zápalem zbož</text:span><text:span text:style-name="T916">­</text:span><text:span text:style-name="T913">nosti, a čtenáře dokázal poučit i pohnout. Řehoř X., pohnut pověstí jeho svatosti i moudrosti, jej učinil kardinálem a Biskupem Albánským. </text:span><text:span text:style-name="T914">Ještě za jeho života jej svatý Tomáš Akvinský nazval svatým. </text:span><text:span text:style-name="T915">Když </text:span><text:span text:style-name="T934">jej totiž uviděl, jak sepisuje </text:span><text:span text:style-name="T915">životopis svatého Františka, prohlásil: „</text:span><text:span text:style-name="T934">Nechme</text:span><text:span text:style-name="T915"> </text:span><text:span text:style-name="T989">tohoto </text:span><text:span text:style-name="T915">svaté</text:span><text:span text:style-name="T934">ho</text:span><text:span text:style-name="T915"> pracovat pro </text:span><text:span text:style-name="T1017">svatého </text:span><text:span text:style-name="T989">Františka</text:span><text:span text:style-name="T1017">.“ Odešel ze života dne 14. července </text:span><text:span text:style-name="T981">1274</text:span><text:span text:style-name="T1017">, </text:span><text:span text:style-name="T1018">v prů</text:span><text:span text:style-name="T1017">běh</text:span><text:span text:style-name="T1018">u</text:span><text:span text:style-name="T1017"> lyonského Koncilu, ve věku 53 let, po mnoha vykonaných zázracích. Sixtus IV. jej zanesl do počtu Svatých.</text:span></text:p>
          </table:table-cell>
        </table:table-row>
        <table:table-row table:style-name="Tabulka1.1">
          <table:table-cell table:style-name="Tabulka1.A1" table:number-columns-spanned="2" office:value-type="string">
            <text:p text:style-name="P175"><text:span text:style-name="T27">DIE</text:span><text:span text:style-name="T2"> </text:span><text:span text:style-name="T15">X</text:span><text:span text:style-name="T8">V</text:span><text:span text:style-name="T2">. </text:span><text:span text:style-name="T27">JULII</text:span></text:p>
            <text:p text:style-name="P223"><text:span text:style-name="T41">I</text:span><text:span text:style-name="T120">n</text:span><text:span text:style-name="T41"> F</text:span><text:span text:style-name="T120">esto</text:span><text:span text:style-name="T41"> S. </text:span><text:span text:style-name="T47">H</text:span><text:span text:style-name="T150">e</text:span><text:span text:style-name="T154">nrici</text:span><text:span text:style-name="T150">.</text:span></text:p>
            <text:p text:style-name="P58"><text:span text:style-name="T579">Imperatoris et </text:span>Confessor<text:span text:style-name="T579">is</text:span>.</text:p>
            <text:p text:style-name="P174"><text:span text:style-name="T127">in </text:span><text:span text:style-name="T39">B</text:span><text:span text:style-name="T127">ohemia </text:span><text:span text:style-name="T128">et </text:span><text:span text:style-name="T40">L</text:span><text:span text:style-name="T128">usatia</text:span><text:span text:style-name="T127">:</text:span><text:span text:style-name="T129"> MM. m</text:span><text:span text:style-name="T130">in</text:span><text:span text:style-name="T129">.</text:span></text:p>
          </table:table-cell>
          <table:covered-table-cell/>
        </table:table-row>
        <table:table-row table:style-name="Tabulka1.1">
          <table:table-cell table:style-name="Tabulka1.A1" office:value-type="string">
            <text:p text:style-name="P155">In I. Nocturno</text:p>
            <text:p text:style-name="P163">De libro Ecclesiástici.</text:p>
            <text:p text:style-name="P12">Lectio j. <text:span text:style-name="T572">Cap. 31.</text:span></text:p>
            <text:p text:style-name="P281">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1"/>
          </table:table-cell>
          <table:table-cell table:style-name="Tabulka1.A1" office:value-type="string">
            <text:p text:style-name="P155"><text:s/></text:p>
            <text:p text:style-name="P64"/>
            <text:p text:style-name="P64"/>
            <text:p text:style-name="P317"><text:span text:style-name="T587">Blaze</text:span> <text:span text:style-name="T574">muži</text:span>, který <text:span text:style-name="T574">shledán byl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p>
          </table:table-cell>
        </table:table-row>
        <table:table-row table:style-name="Tabulka1.1">
          <table:table-cell table:style-name="Tabulka1.A1" office:value-type="string">
            <text:p text:style-name="P13">Lectio ij. <text:span text:style-name="T822">Cap. 32.</text:span></text:p>
            <text:p text:style-name="P360">Q<text:span text:style-name="T587">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360"/>
          </table:table-cell>
          <table:table-cell table:style-name="Tabulka1.A1" office:value-type="string">
            <text:p text:style-name="P84"/>
            <text:p text:style-name="P325"><text:span text:style-name="T587">Kdo</text:span> se bojí Pána, přijme jeho učení,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13">Lectio iij. Cap. 32. et 33.</text:p>
            <text:p text:style-name="P360"><text:soft-page-break/>Q<text:span text:style-name="T587">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360"/>
          </table:table-cell>
          <table:table-cell table:style-name="Tabulka1.A1" office:value-type="string">
            <text:p text:style-name="P84"/>
            <text:p text:style-name="P326"><text:soft-page-break/><text:span text:style-name="T663">Kdo</text:span><text:span text:style-name="T823"> věří Bohu, zachovává </text:span><text:span text:style-name="T212">jeho</text:span><text:span text:style-name="T823"> přikázání, a kdo v něho doufá, nebude zahanben. Toho, kdo se bojí Pána, nepotká neštěstí, a v pokušení zachová ho Bůh a zbaví ho zlého. Moudrý nemá v nenávisti zákona, a nebude ztroskotán jako loď v bouři. Člověk rozumný, věrný jest zákonu Božímu, a zákon jest věrný jemu. </text:span></text:p>
          </table:table-cell>
        </table:table-row>
        <table:table-row table:style-name="Tabulka1.1">
          <table:table-cell table:style-name="Tabulka1.A1" office:value-type="string">
            <text:p text:style-name="P14">Lectio i<text:span text:style-name="T824">v</text:span>. <text:span text:style-name="T822">Cap. 34.</text:span></text:p>
            <text:p text:style-name="P361">S<text:span text:style-name="T587">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361"/>
          </table:table-cell>
          <table:table-cell table:style-name="Tabulka1.A1" office:value-type="string">
            <text:p text:style-name="P84"/>
            <text:p text:style-name="P327"><text:span text:style-name="T663">Duch</text:span><text:span text:style-name="T823"> těch, kdo se bojí Boha, bude chráněn, a pod pohledem jeho bude požehnán. Neboť naděje jejich se opírá o toho, který je vysvobozuje, a Boží oči hledí na ty, kdož jej milují. Kdo se bojí Pána, tomu netřeba se strachovati, ani děsiti se, neboť on jest naděje jeho. Duše toho, kdo se bojí Pána, je blahoslavená. Na koho upírá oči a kdo jest opora jeho? Oči Páně hledí na ty, kteří se ho bojí. (</text:span><text:span text:style-name="T168">Hejčl, </text:span><text:span text:style-name="T169">upraveno</text:span><text:span text:style-name="T573">) </text:span></text:p>
          </table:table-cell>
        </table:table-row>
        <table:table-row table:style-name="Tabulka1.1">
          <table:table-cell table:style-name="Tabulka1.A1" office:value-type="string">
            <text:p text:style-name="P219">In II. Nocturno</text:p>
            <text:p text:style-name="P40"><text:bookmark text:name="__DdeLink__2400_167314470911311111121"/>Lectio v.</text:p>
            <text:p text:style-name="P394">H<text:span text:style-name="T587">enrícus</text:span>, cognoménto Pius, e duce Baváriæ rex Germániæ, ac póstmodum Romanórum imperátor, temporális regni non conténtus angústiis, pro adipiscénda immortalitátis coróna sédulam ætérno Regi exhíbuit servitútem. Adépto enim império, religióni amplificándæ studióse incúmbens, ecclésias ab infidélibus destrúctas magnificéntius reparávit, plurimísque largitiónibus et prædiis locupletávit. Monastéria aliáque loca pia, vel ipse ædificávit, vel assignátis redítibus auxit.</text:p>
            <text:p text:style-name="P197"/>
          </table:table-cell>
          <table:table-cell table:style-name="Tabulka1.A1" office:value-type="string">
            <text:p text:style-name="P193"/>
            <text:p text:style-name="P193"/>
            <text:p text:style-name="P454"><text:span text:style-name="T664">Jindřich</text:span><text:span text:style-name="T580">, přezdívaný Zbožný, který se z vévody bavorského stal králem Německé říše a později i Římským císařem, nebyl spoko</text:span><text:span text:style-name="T1119">­</text:span><text:span text:style-name="T580">jen s útrapami časného království, a aby dosáhl koruny nesmrtelnosti, stal se služebníkem věčného Krále. Když se mu totiž dostalo císařské koruny, pilně se zasazoval o rozšíření nábožnosti, kostely zničené nevěřícími ještě velkolepěji opravoval a mnoha štědrými dary i statky je obohacoval. Kláštery a jiná zbožná místa buď sám zakládal, nebo pomáhal v návratu </text:span><text:span text:style-name="T172">řeholního života </text:span><text:span text:style-name="T322">do </text:span><text:span text:style-name="T323">míst</text:span><text:span text:style-name="T322"> již založených.</text:span></text:p>
          </table:table-cell>
        </table:table-row>
        <table:table-row table:style-name="Tabulka1.1">
          <table:table-cell table:style-name="Tabulka1.A1" office:value-type="string">
            <text:p text:style-name="P45">Lectio vj.</text:p>
            <text:p text:style-name="P396">E<text:span text:style-name="T587">píscopum</text:span> Bambergénsem hæreditáriis ópibus fundátum, beáto Petro, Romanóque Pontífici vectigálem fecit. Benedictum octávum a quo corónam accéperat‚ prófugum excépit, suæque Sedi restítuit. In Cassinénsi Monastério gravi deténtus infirmitáte, a sancto Benedícto, insígni miráculo sanátus est. Románam Ecclésiam amplíssimo diplómate munerátus, eídem tuéndæ bellum advérsus Græcos suscépit, et Apúliam diu ab ipsis posséssam recuperávit.</text:p>
            <text:p text:style-name="P218"/>
          </table:table-cell>
          <table:table-cell table:style-name="Tabulka1.A1" office:value-type="string">
            <text:p text:style-name="P193"/>
            <text:p text:style-name="P456"><text:span text:style-name="T587">Biskupa</text:span> <text:span text:style-name="T581">Bamberského vybavil dědičnými majetky, pro svatého Petra a římského Biskupa zřídil daň </text:span><text:span text:style-name="T174">na jeho podporu</text:span><text:span text:style-name="T581">. Benedikta VIII., který jej korunoval na římského císaře, přijal jako uprchlíka a navrátil jej na jeho Stolec. V montecassinském klášteře jej zastihla těžká choroba, svatý Benedikt jej však slavným zázrakem uzdravil. Římskou Církev obdařil mnohými výsadami, na její pomoc podnikl válku proti Řekům, a Apulii, která byla dlouho jejich vlastnictvím, znovu získal.</text:span></text:p>
          </table:table-cell>
        </table:table-row>
        <table:table-row table:style-name="Tabulka1.1">
          <table:table-cell table:style-name="Tabulka1.A1" office:value-type="string">
            <text:p text:style-name="P45">Lectio vij.</text:p>
            <text:p text:style-name="P396">N<text:span text:style-name="T587">ihil</text:span> sine précibus ággredi sólitus‚ Angelum Dómini, sanctósque Mártyres tuteláres pro se pugnántes ante áciem intérdum vidit. Divína autem protéctus ope, bárbaras natiónes précibus magis, quam armis expugnávit. Pannóniam adhuc infidélem, trádita Stéphano regi soróre sua in uxórem, eóque baptizáto, ad Christi fidem perdúxit. Virgini<text:soft-page-break/>tátem raro exémplo matrimónio junxit, sanctámque Cunegúndam, cónjugem suam, propínquis ejus, morte próximus, illibátam restítuit.</text:p>
            <text:p text:style-name="P200"/>
          </table:table-cell>
          <table:table-cell table:style-name="Tabulka1.A1" office:value-type="string">
            <text:p text:style-name="P193"/>
            <text:p text:style-name="P449"><text:span text:style-name="T665">B</text:span><text:span text:style-name="T587">yl</text:span> zvyklý nic nepodnikat bez modlitby <text:span text:style-name="T582">a občas vídal Anděla Páně a svaté Mučedníky, </text:span><text:span text:style-name="T1119">kteří za něj v předvoji </text:span><text:span text:style-name="T582">bojují jako ochránc</text:span><text:span text:style-name="T1119">i</text:span><text:span text:style-name="T582"> jeho vojska. Byl však chráněn božskou mocí, takže barbarské národy porážel spíše modlitbou než zbraněmi. Panonii (</text:span><text:span text:style-name="T173">Maďarsko</text:span><text:span text:style-name="T582">) dosud nevěřící přivedl k víře v Krista tak, že jejímu králi Štěpánovi dal za ženu svou sestru, a krá</text:span><text:soft-page-break/><text:span text:style-name="T582">le nechal pokřtít. Panictví zvláštním způsobem spojil s manželstvím a svatou Kunhutu, svou manželku, nedlouho před svou smrtí vrátil její rodině neposkvrněnou.</text:span></text:p>
          </table:table-cell>
        </table:table-row>
        <table:table-row table:style-name="Tabulka1.1">
          <table:table-cell table:style-name="Tabulka1.A1" office:value-type="string">
            <text:p text:style-name="P45">Lectio viij.</text:p>
            <text:p text:style-name="P396">D<text:span text:style-name="T587">eníque</text:span> rebus ómnibus, quæ ad impérii honórem et utilitátem pertinébant, summa prudéntia dispósitis, et illústribus per Gálliam, Itáliam ac Germániam religiósæ munificéntiæ vestígiis passim relíctis, postquam heróicæ virtútis suavíssimum odórem longe latǽque diffúderat, sanctitáte non minus, quam sceptro clarus ad regni cœléstis præmia, consummátis vitæ labóribus a Dómino vocátus est, anno salútis millésimo vigésimo quarto. Cujus corpus in Ecclésia beatórum Petri et Pauli Bambérgæ cónditum fuit; statímque ad ejus túmulum multa mirácula Deo ipsum glorificánte patráta sunt: quibus póstea rite probátis, Eugénius tértius Sanctórum número illum adscrípsit.</text:p>
            <text:p text:style-name="P218"/>
          </table:table-cell>
          <table:table-cell table:style-name="Tabulka1.A1" office:value-type="string">
            <text:p text:style-name="P193"/>
            <text:p text:style-name="P458"><text:span text:style-name="T587">Poté</text:span> s nejvyšší moudrostí uspořádal záležitosti, které se týkaly cti i užitku říše, po celé Francii, Itálii a Německu zanechal slavné stopy nábožného stavitelství, poté, co do široka a do daleka rozšířil přesladkou vůni svých hrdin<text:span text:style-name="T825">sk</text:span>ých ctností, kdy svatostí nebyl znám o nic méně než vládou svého žezla, pak útrapy života dokonal a k odměnám nebeského království jej Pán povolal roku 1024. Jeho tělo bylo uloženo v kostele svatých Petra a Pavla v Bambergu a hned byly u Boha při jeho hrobu vyproseny mnohé zázraky, kterými byl Jindřich oslaven. Když je <text:span text:style-name="T825">pak</text:span> řádně prověřil, připočetl jej Evžen III. k zástupu Svatých. </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4">Lucam</text:span><text:span text:style-name="T220">.</text:span><text:span text:style-name="T62"> </text:span></text:p>
            <text:p text:style-name="P105"><text:span text:style-name="T62">Lectio ix. Cap. </text:span><text:span text:style-name="T66">1</text:span><text:span text:style-name="T65">2</text:span><text:span text:style-name="T62">.</text:span></text:p>
            <text:p text:style-name="P377"><text:span text:style-name="T587">In</text:span> illo témpore: Dixit Jesus discípulis suis: Sint lumbi vestri præcíncti, et lucérnæ ardéntes in mánibus vestris. Et réliqua.</text:p>
            <text:p text:style-name="P144"/>
            <text:p text:style-name="P105"><text:span text:style-name="T159">Homil</text:span><text:span text:style-name="T160">í</text:span><text:span text:style-name="T159">a sancti </text:span><text:span text:style-name="T220">Gregórii Papæ.</text:span></text:p>
            <text:p text:style-name="P31">Homilia 13. in Evangelia.</text:p>
            <text:p text:style-name="P378"><text:span text:style-name="T587">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144"/>
          </table:table-cell>
          <table:table-cell table:style-name="Tabulka1.A1" office:value-type="string">
            <text:p text:style-name="P75"/>
            <text:p text:style-name="P75"/>
            <text:p text:style-name="P75"/>
            <text:p text:style-name="P329"><text:span text:style-name="T587">Za</text:span> onoho času, řekl Ježíš svým učedníkům: „<text:span text:style-name="T825">N</text:span>echť jsou bedra vaše přepásána a lampy hoří ve vašich rukách.“ A ostatní.</text:p>
            <text:p text:style-name="P75"/>
            <text:p text:style-name="P75"/>
            <text:p text:style-name="P75"/>
            <text:p text:style-name="P464"><text:span text:style-name="T587">Pán</text:span> praví: „Nechť jsou vaše bedra přepásána.“ Bedra si totiž přepásáme, když zdrženlivostí chceme zkrotit rozmary těla. Ale protože nestačí, když jen neděláme zlé věci, pokud se každý nesnažíme zapotit i při konání dobrých skutků, hned Pán dodává: „a lampy ať hoří ve vašich rukách.“ Zapálené lampy máme v rukách, když dobrými skutky dáváme svým bližním příklady světla. O těchto skutcích Pán říká: „Ať vaše světlo svítí před lidmi, aby viděli vaše dobré skutky, a oslavovali vašeho Otce, který je v nebesích.“ </text:p>
          </table:table-cell>
        </table:table-row>
        <table:table-row table:style-name="Tabulka1.1">
          <table:table-cell table:style-name="Tabulka1.A1" office:value-type="string">
            <text:p text:style-name="P21">Lectio x. </text:p>
            <text:p text:style-name="P379"><text:span text:style-name="T587">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144"><text:soft-page-break/></text:p>
          </table:table-cell>
          <table:table-cell table:style-name="Tabulka1.A1" office:value-type="string">
            <text:p text:style-name="P75"/>
            <text:p text:style-name="P472"><text:span text:style-name="T587">Jsou</text:span> zde totiž dva příkazy, přepásat bedra a držet lampy, aby v těle vládla čistota cudnosti a světlo pravdy ve skutcích. <text:span text:style-name="T825">Svému </text:span>Spasiteli se nemůžeme líbit ani bez jednoho, ani bez druhého. <text:span text:style-name="T825">Tedy</text:span> ani <text:span text:style-name="T825">pokud </text:span>někdo koná dobré skutky, ale neopustí nečisté svody těla, ani když vyniká v čistotě, avšak necvičí se v dobrých skutcích. </text:p>
          </table:table-cell>
        </table:table-row>
        <table:table-row table:style-name="Tabulka1.1">
          <table:table-cell table:style-name="Tabulka1.A1" office:value-type="string">
            <text:p text:style-name="P21">Lectio xj.</text:p>
            <text:p text:style-name="P377"><text:span text:style-name="T587">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de et prótinus súbditur: Et vos símiles homínibus exspectántibus dóminum suum, quando revertátur a núptiis: ut cum vénerit et pulsáverit, conféstim apériant ei. <text:s/></text:p>
            <text:p text:style-name="P144"/>
          </table:table-cell>
          <table:table-cell table:style-name="Tabulka1.A1" office:value-type="string">
            <text:p text:style-name="P75"/>
            <text:p text:style-name="P465"><text:span text:style-name="T825">Č</text:span><text:span text:style-name="T587">istota </text:span>není příliš významná bez dobrých skutků, ani dobré skutky nejsou nic bez čistoty. <text:s/>Avšak i když je v pořádku oboje, zbývá, pokud někdo takový je, aby svou naději směřoval k věčné vlasti a nikdy se nezdržoval špatných skutků pouze pro uznání tohoto světa, ale veškerou svou naději vložil v příchod svého Spasitele. Proto se dále dodává: „A vy, buďte podobni lidem čekajícím na svého pána, až se vrátí ze svatby a zabuší na dveře, abyste mu hned otevřeli.“ <text:s/></text:p>
          </table:table-cell>
        </table:table-row>
        <table:table-row table:style-name="Tabulka1.1">
          <table:table-cell table:style-name="Tabulka1.A1" office:value-type="string">
            <text:p text:style-name="P21">Lectio xij.</text:p>
            <text:p text:style-name="P381"><text:span text:style-name="T587">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144"/>
          </table:table-cell>
          <table:table-cell table:style-name="Tabulka1.A1" office:value-type="string">
            <text:p text:style-name="P75"/>
            <text:p text:style-name="P341"><text:span text:style-name="T587">Pán</text:span> totiž přijde, až bude pospíchat k soudu. Zatluče pak na dveře tím, <text:span text:style-name="T583">že</text:span> zdravotními potížemi bude <text:span text:style-name="T583">po</text:span>ukazovat <text:span text:style-name="T583">na </text:span>blí<text:span text:style-name="T583">žící se </text:span>smrt. Hned mu otevřeme tím, že jej s láskou přijmeme. Otevřít soudci, který tluče na dveře, <text:span text:style-name="T1120">však </text:span>nechce ten, kdo se bojí vyjít z těla. A <text:span text:style-name="T583">takový člověk se děsí </text:span>pohledu na <text:span text:style-name="T583">toho</text:span> soudce, <text:span text:style-name="T825">neboť si</text:span> pamatuje, že jej <text:span text:style-name="T1120">tento </text:span><text:span text:style-name="T583">soudce </text:span><text:span text:style-name="T1120">již</text:span><text:span text:style-name="T583"> </text:span>zavrhl. Kdo si však je jistý svými skutky <text:span text:style-name="T826">i</text:span> nadějí, <text:span text:style-name="T583">ten </text:span>soudci, který tluče na dveře, hned otevře, neboť jej rád uvidí. A když se blíží čas smrti, <text:span text:style-name="T583">už se </text:span>těší na slavnou odměnu. </text:p>
          </table:table-cell>
        </table:table-row>
        <table:table-row table:style-name="Tabulka1.1">
          <table:table-cell table:style-name="Tabulka1.A1" table:number-columns-spanned="2" office:value-type="string">
            <text:p text:style-name="P107"><text:span text:style-name="T2">D</text:span><text:span text:style-name="T7">IE</text:span><text:span text:style-name="T6"> </text:span><text:span text:style-name="T16">XV</text:span><text:span text:style-name="T7">I.</text:span><text:span text:style-name="T2"> </text:span><text:span text:style-name="T3">JU</text:span><text:span text:style-name="T5">L</text:span><text:span text:style-name="T3">I</text:span><text:span text:style-name="T4">I.</text:span></text:p>
            <text:p text:style-name="P249"><text:span text:style-name="T41">I</text:span><text:span text:style-name="T120">n</text:span><text:span text:style-name="T41"> F</text:span><text:span text:style-name="T120">esto </text:span><text:span text:style-name="T48">S</text:span><text:span text:style-name="T72">.P.N. S</text:span><text:span text:style-name="T123">t</text:span><text:span text:style-name="T124">ephani</text:span><text:span text:style-name="T123">,</text:span></text:p>
            <text:p text:style-name="P246"><text:span text:style-name="T49">T</text:span><text:span text:style-name="T123">e</text:span><text:span text:style-name="T125">rtii</text:span><text:span text:style-name="T123"> </text:span><text:span text:style-name="T49">A</text:span><text:span text:style-name="T155">bbatis</text:span><text:span text:style-name="T151"> </text:span><text:span text:style-name="T49">C</text:span><text:span text:style-name="T152">i</text:span><text:span text:style-name="T153">s</text:span><text:span text:style-name="T155">tercii</text:span></text:p>
            <text:p text:style-name="P120"><text:span text:style-name="T498">Serm</text:span>. <text:span text:style-name="T498">maj. cum Octava.</text:span></text:p>
            <text:p text:style-name="P120"><draw:frame draw:style-name="fr1" draw:name="Obrázek2" text:anchor-type="char" svg:x="2.8299in" svg:y="0.0744in" svg:width="1.6252in" svg:height="0.0882in" draw:z-index="1"><draw:image xlink:href="Pictures/100007680000BD7500000A4246BB7A4D3A1BE866.emf" xlink:type="simple" xlink:show="embed" xlink:actuate="onLoad" draw:mime-type="image/x-emf"/><draw:image xlink:href="Pictures/10000001000008F30000007C7B1A35E31CC61A57.png" xlink:type="simple" xlink:show="embed" xlink:actuate="onLoad" draw:mime-type="image/png"/></draw:frame></text:p>
          </table:table-cell>
          <table:covered-table-cell/>
        </table:table-row>
        <table:table-row table:style-name="Tabulka1.1">
          <table:table-cell table:style-name="Tabulka1.A1" office:value-type="string">
            <text:p text:style-name="P157">In I. Nocturno</text:p>
            <text:p text:style-name="P161">De libro Ecclesiástici.</text:p>
            <text:p text:style-name="P10">Lectio j. <text:span text:style-name="T763">Cap. 44.</text:span></text:p>
            <text:p text:style-name="P279"><text:span text:style-name="T764">L</text:span><text:span text:style-name="T587">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279"/>
          </table:table-cell>
          <table:table-cell table:style-name="Tabulka1.A1" office:value-type="string">
            <text:p text:style-name="P66"/>
            <text:p text:style-name="P66"/>
            <text:p text:style-name="P66"/>
            <text:p text:style-name="P290"><text:span text:style-name="T608">C</text:span><text:span text:style-name="T587">hvalme</text:span> slavné muže, <text:span text:style-name="T765">své </text:span>otce<text:span text:style-name="T765"> </text:span>všech pokolení. Mnohou slávu vyjevil Hospodin <text:span text:style-name="T765">ve své vznešenosti od věků</text:span>. Panovali ve svých královstvích, <text:span text:style-name="T206">byli to </text:span>muži proslulí svou mocí; <text:span text:style-name="T765">věhlasní svou moudrostí, Proroctvími dokazovali důstojnost Proroků</text:span>. <text:span text:style-name="T765">A vládli lidu svému ctností své moudrosti i přesvatými slovy</text:span>. </text:p>
          </table:table-cell>
        </table:table-row>
        <table:table-row table:style-name="Tabulka1.1">
          <table:table-cell table:style-name="Tabulka1.A1" office:value-type="string">
            <text:p text:style-name="P10">Lectio ij.</text:p>
            <text:p text:style-name="P353">I<text:span text:style-name="T587">n</text:span> perítia sua requiréntes modos músicos‚ et narrántes cármina scripturárum. Hómines dívites in virtúte‚ pulchritúdinis stúdium habéntes: pacificántes in dómibus suis. Omnes isti in generatiónibus gentis suæ glóriam adépti sunt, et in diébus <text:soft-page-break/>suis habéntur in láudibus.</text:p>
            <text:p text:style-name="P207"/>
          </table:table-cell>
          <table:table-cell table:style-name="Tabulka1.A1" office:value-type="string">
            <text:p text:style-name="P82"/>
            <text:p text:style-name="P297"><text:span text:style-name="T609">Byli</text:span><text:span text:style-name="T765"> natolik zkušení, že v</text:span>ymýšleli nápěvy písní a psali výpravné básně. Byli to muži bohatí <text:span text:style-name="T765">ctnostmi</text:span>, <text:span text:style-name="T765">milovali krásu </text:span><text:span text:style-name="T206">a umění</text:span>, <text:span text:style-name="T765">a</text:span> pokojně žili ve svých příbytcích. Ti všichni <text:span text:style-name="T765">dosáhli slávy </text:span>u svých současníků a za svého života byli předmětem <text:span text:style-name="T765">mnohé </text:span><text:soft-page-break/><text:span text:style-name="T765">chvály</text:span>. <text:s/></text:p>
          </table:table-cell>
        </table:table-row>
        <table:table-row table:style-name="Tabulka1.1">
          <table:table-cell table:style-name="Tabulka1.A1" office:value-type="string">
            <text:p text:style-name="P10">Lectio iij.</text:p>
            <text:p text:style-name="P356">Q<text:span text:style-name="T60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92"/>
          </table:table-cell>
          <table:table-cell table:style-name="Tabulka1.A1" office:value-type="string">
            <text:p text:style-name="P82"/>
            <text:p text:style-name="P294"><text:span text:style-name="T587">Někteří</text:span> z nich se narodili a zanechali po sobě jméno, které hlásá jejich chválu. Po jiných není ani památky; zemřeli a jako by nikdy nebyli, žili a jako by nikdy nežili, stejně tak jejich děti. Avšak jsou to muži milosrdenství, kteří zbožné konali. S potomstvem jejich navždy zůstane i jejich dobro. </text:p>
          </table:table-cell>
        </table:table-row>
        <table:table-row table:style-name="Tabulka1.1">
          <table:table-cell table:style-name="Tabulka1.A1" office:value-type="string">
            <text:p text:style-name="P10">Lectio i<text:span text:style-name="T766">v</text:span>. </text:p>
            <text:p text:style-name="P356">H<text:span text:style-name="T587">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92"/>
          </table:table-cell>
          <table:table-cell table:style-name="Tabulka1.A1" office:value-type="string">
            <text:p text:style-name="P82"/>
            <text:p text:style-name="P311"><text:span text:style-name="T610">Svaté</text:span><text:span text:style-name="T767"> dědictví jest příbuzenstvo jejich a podle smlouvy bude žíti potomstvo jejich. Synové jejich díky nim zůstanou až na věky, jejich potomstvo ani sláva nebudou vyhlazeny. Jejich těla byla v pokoji pohřbena, ale jejich jméno žije v dalších pokoleních. Lidé si budou vypravovat o jejich moudrosti a chválu jejich bude opěvovat Církev. </text:span><text:s/></text:p>
            <text:p text:style-name="P79"><text:span text:style-name="T768">(</text:span><text:span text:style-name="T207">ČEP, </text:span><text:span text:style-name="T208">hodně </text:span><text:span text:style-name="T209">upraveno</text:span><text:span text:style-name="T357">)</text:span></text:p>
          </table:table-cell>
        </table:table-row>
        <table:table-row table:style-name="Tabulka1.1">
          <table:table-cell table:style-name="Tabulka1.A1" office:value-type="string">
            <text:p text:style-name="P132">In II. Nocturno</text:p>
            <text:p text:style-name="P21">Lectio v.</text:p>
            <text:p text:style-name="P347">S<text:span text:style-name="T587">téphanus</text:span> cognoménto Hardíngus, génere nóbilis, natióne Anglus, adoléscens in Schirburnénsi Monastério hábitum índuit regulárem. In Scótiam‚ studiórum causa, mox in Gálliam Parísios transfretávit: ubi humanióribus lítteris, et sacris disciplínis ápprime instrúctus, Romam proficíscitur‚ clérico sócio sibi adjúncto‚ cum quo síngulis diébus psaltérium ex íntegro decantábat. Sacris limínibus visitátis‚ Gállias læti repetébant‚ cum ecce nova Molísmi solitúdo Stéphanum alléxit, in qua se beátis pátribus Robérto et Alberíco cómitem adjúnxit.</text:p>
            <text:p text:style-name="P347"/>
          </table:table-cell>
          <table:table-cell table:style-name="Tabulka1.A1" office:value-type="string">
            <text:p text:style-name="P135"><text:s/></text:p>
            <text:p text:style-name="P59"><text:s/></text:p>
            <text:p text:style-name="P475"><text:span text:style-name="T716">Š</text:span><text:span text:style-name="T587">těpán</text:span> příjmením Harding byl vznešeného rodu, národností Angličan. Jako mladík oblékl řeholní hábit v Klášteře ve městě Schirburn. Na studia pak šel do Skotska, brzy nato však odešel do Paříže ve Francii, kde nejdříve získal humanitní vzdělání, a pak podnikl cestu do Říma spolu s jedním klerikem, svým společníkem, s nímž každý den přezpívali celý žaltář. Když navštívili svaté <text:span text:style-name="T165">římské</text:span> prahy, šťastní se navrátili do Francie, kde hle, Štěpán poznal nový Klášter v pustině v Molesme, kam vstoupil a stal se společníkem svatých otců Roberta a Albericha. </text:p>
          </table:table-cell>
        </table:table-row>
        <table:table-row table:style-name="Tabulka1.1">
          <table:table-cell table:style-name="Tabulka1.A1" office:value-type="string">
            <text:p text:style-name="P19">Lectio vj.</text:p>
            <text:p text:style-name="P370">I<text:span text:style-name="T587">n</text:span> partem curæ assúmptus, et deformátam póstea in Molísmo disciplínam cóndolens, tantum eff<text:span text:style-name="T584">é</text:span>cit, ut cum verbum innovándæ religiónis motum fuísset, ipse primus inter primos ferventíssimo stúdio laboráverit, ac modis ómnibus instíterit‚ ut locus et Ordo Cisterciénsis instituerétur: quod approbante Hugóne Lugdunénsi Archiepiscopo Apostólicæ Sedis tunc Legáto, novum Monastérium una cum sóciis ædificávit‚ ubi primum sub sancto Robérto primo Abbáte Súpprior, mox sub Alberíco Prior efféctus, ipsi demum e vivis subláto, ómnium cálculis sufféctus est.</text:p>
            <text:p text:style-name="P213"/>
          </table:table-cell>
          <table:table-cell table:style-name="Tabulka1.A1" office:value-type="string">
            <text:p text:style-name="P75"/>
            <text:p text:style-name="P330"><text:span text:style-name="T666">Měl</text:span><text:span text:style-name="T827"> jisté obavy</text:span>, <text:span text:style-name="T827">avšak </text:span>když <text:span text:style-name="T827">u</text:span>viděl úpadek <text:span text:style-name="T827">kázně</text:span> v Molesme, jala jej taková sklíčenost, že když se rozšířila zpráva o obnovení nábožnosti, on sám byl první mezi prvními, který se tak zaníceně snažil a tvrdě pracovali, aby mohl být založen nový <text:span text:style-name="T827">C</text:span>isterciácký klášter i Řád. Když jej pak potvrdil Arcibiskup Hugo z Lyonu, který byl tehdy Vyslancem Apoštolského Stolce, spolu s druhy vystavěli nový Klášter, kde byl Štěpán nejprve Podpřevorem pod prvním Opatem svatým Robertem, krátce nato se pak stal Převorem pod opatem Alberichem.</text:p>
          </table:table-cell>
        </table:table-row>
        <table:table-row table:style-name="Tabulka1.1">
          <table:table-cell table:style-name="Tabulka1.A1" office:value-type="string">
            <text:p text:style-name="P19">Lectio vij.</text:p>
            <text:p text:style-name="P374"><text:soft-page-break/>D<text:span text:style-name="T587">ivíno</text:span> óperi persolvéndo vir ille Dei talem adhibébat reveréntiam, ut cogitatiónes suas oratórium ingressúrus, depóneret ad óstium: regulárem observántiam ádeo excolébat‚ ut cúrias príncipum a cœnóbio relegáret: paupertátem ita diligébat, ut ipsíus étiam Ecclesiásticæ suppelléctilis tenuitátem observándam pósteris demandáret. De filiórum morte, sine apparénti prole contristátus, mox per apparitiónem unius e frátribus nuper defúncti, ét per advéntum sancti Bernárdi sociorúmque ejus, miram Ordinis sui fœcunditátem Dómino revelánte futúram agnóvit.</text:p>
            <text:p text:style-name="P98"/>
          </table:table-cell>
          <table:table-cell table:style-name="Tabulka1.A1" office:value-type="string">
            <text:p text:style-name="P75"/>
            <text:p text:style-name="P331"><text:soft-page-break/><text:span text:style-name="T369">K modlitbě posvátného Officia přistupoval s takovou úctou, že když vstupoval do Oratoria, své myšlenky od</text:span><text:span text:style-name="T418">kládal</text:span><text:span text:style-name="T369"> u vstupu. Poslušnost řeholi pěstoval na takové úrovni, že </text:span><text:span text:style-name="T406">zástupce panovníků pos</text:span><text:span text:style-name="T412">í</text:span><text:span text:style-name="T406">lal pryč z kláštera. Tolik dbal na chudobu, že po svých následov</text:span><text:span text:style-name="T490">níc</text:span><text:span text:style-name="T406">ích vyžadoval </text:span><text:span text:style-name="T412">dokonce </text:span><text:span text:style-name="T490">i </text:span><text:span text:style-name="T407">skromnou výbavu kostela. </text:span><text:span text:style-name="T408">Byl velmi </text:span><text:span text:style-name="T409">zarmoucen smrtí svých </text:span><text:span text:style-name="T373">duchovních </text:span><text:span text:style-name="T388">synů a </text:span><text:span text:style-name="T396">již se </text:span><text:span text:style-name="T388">zdálo, že nebude mít dorost, </text:span><text:span text:style-name="T389">pak však poznal, nejdříve ze zjevení nedávno zemřelého bratra, pak i </text:span><text:span text:style-name="T396">po</text:span><text:span text:style-name="T389">dle příchodu svatého Bernarda a jeho společníků</text:span><text:span text:style-name="T410">, že mu tím Pán zjevil </text:span><text:span text:style-name="T413">budoucí </text:span><text:span text:style-name="T410">podivuhodnou plodnost jeho Řádu. </text:span></text:p>
          </table:table-cell>
        </table:table-row>
        <table:table-row table:style-name="Tabulka1.1">
          <table:table-cell table:style-name="Tabulka1.A1" office:value-type="string">
            <text:p text:style-name="P19">Lectio viij.</text:p>
            <text:p text:style-name="P368">M<text:span text:style-name="T587">ultiplicátam</text:span> ítaque gentem suam conspíciens, eamque simul in Dómino cólligens‚ ómnia illíus Monastéria légibus statutísque simílibus stúduit conformáre, ob idque Chartam charitátis a Callísto secúndo confirmátam, et a successóribus Summis Pontificibus collaudátam‚ cum consílio fratrum suórum compósuit. Vírgini Deíparæ summe devótus, novéllam hanc plantatiónem ipsíus addíxit clientélæ singulári: et sénio conféctus, morbis et labóribus prægravátus, cessit præfectúræ, Rainárdum sibi subst<text:span text:style-name="T585">í</text:span>tui curans, amóto Uvidóne. Tandem méritis plenus, et húmilis spíritu migrávit ad Dóminum quinto Kaléndas Aprílis anni millésimi centésimi trigésimi quarti, ejúsque corpus juxta prædecessóris Alberíci sepultúram solémniter a vicínis Abb<text:span text:style-name="T586">á</text:span>tibus appósitum fuit.</text:p>
            <text:p text:style-name="P213"/>
          </table:table-cell>
          <table:table-cell table:style-name="Tabulka1.A1" office:value-type="string">
            <text:p text:style-name="P75"/>
            <text:p text:style-name="P304"><text:span text:style-name="T617">Když</text:span><text:span text:style-name="T411"> tedy hleděl, jak utěšeně roste jeho </text:span><text:span text:style-name="T374">duchovní </text:span><text:span text:style-name="T390">potomstvo</text:span><text:span text:style-name="T384">, </text:span><text:span text:style-name="T391">aby je pak v Pánu udržel pospolu, sepsal s pomocí svých bratří </text:span><text:span text:style-name="T398">všem sobě podobným</text:span><text:span text:style-name="T391"> zákony a předpisy svého Kláštera, kter</text:span><text:span text:style-name="T398">é</text:span><text:span text:style-name="T391"> se snažil zachovávat, v </text:span><text:span text:style-name="T397">dokumentu zvaném </text:span><text:span text:style-name="T719">Chart</text:span><text:span text:style-name="T720">a</text:span><text:span text:style-name="T719"> charitatis</text:span><text:span text:style-name="T391">, kterou potvrdil papež Callixtus VI. </text:span><text:span text:style-name="T402">a</text:span><text:span text:style-name="T391"> pochvalně se o ní vyjadřovali i jeho násled</text:span><text:span text:style-name="T397">ov</text:span><text:span text:style-name="T391">níci na Petrově stolci. Panně a Bohorodičce byl převelice oddán a svou novou sadbu zasvětil její jedinečné pomoci. </text:span><text:span text:style-name="T392">Nakonec sešlý věkem, utlačov</text:span><text:span text:style-name="T399">á</text:span><text:span text:style-name="T392">n nemocemi i útrapami se vzdal </text:span><text:span text:style-name="T393">vedení </text:span><text:span text:style-name="T375">kláštera</text:span><text:span text:style-name="T393"> a jmenoval Rainarda sv</text:span><text:span text:style-name="T399">ým</text:span><text:span text:style-name="T393"> nástupce</text:span><text:span text:style-name="T399">m</text:span><text:span text:style-name="T393"> poté, co musel odvolat Uvidona. Pak pln zásluh a s duchem pokorným odešel k Pánu </text:span><text:span text:style-name="T394">dne </text:span><text:span text:style-name="T395">28</text:span><text:span text:style-name="T394">. </text:span><text:span text:style-name="T395">března</text:span><text:span text:style-name="T394"> roku 1134 a jeho tělo bylo uloženo okolními Opaty do hrobu vedle jeho předchůdce Albericha. </text:span></text:p>
          </table:table-cell>
        </table:table-row>
        <table:table-row table:style-name="Tabulka1.1">
          <table:table-cell table:style-name="Tabulka1.A1" office:value-type="string">
            <text:p text:style-name="P136">In III. Nocturno</text:p>
            <text:p text:style-name="P201"><text:span text:style-name="T225">Léctio sancti Evangélii </text:span><text:span text:style-name="T226">secúndum </text:span><text:span text:style-name="T227">Mátthæum</text:span><text:span text:style-name="T225">.</text:span><text:span text:style-name="T32"> </text:span></text:p>
            <text:p text:style-name="P201"><text:span text:style-name="T32">Lectio ix. Cap. </text:span><text:span text:style-name="T33">1</text:span><text:span text:style-name="T34">2</text:span></text:p>
            <text:p text:style-name="P389"><text:span text:style-name="T587">In</text:span> illo témpore: Dixit Petrus ad Jesum: Ecce nos relíquimus ómnia, et secúti sumus te: quid ergo erit nobis? Et réliqua.</text:p>
            <text:p text:style-name="P141"/>
            <text:p text:style-name="P203"><text:span text:style-name="T513">Homilía sancti Hierónymi Presbyteri</text:span><text:span text:style-name="T225">.</text:span></text:p>
            <text:p text:style-name="P49">Lib. 3. in Matth. Cap.19. </text:p>
            <text:p text:style-name="P391"><text:span text:style-name="T587">Grandis</text:span> fidúcia! Petrus piscátor erat, dives non fúerat, cíbos manu et arte quærébat: et tamen lóquitur confidénter, Relíquimus ómnia. Et quia non súfficit tantum relínquere, jungit quod perféctum est: Et secúti sumus te. Fécimus quod jussísti: quid ígitur nobis dabis præmii? </text:p>
            <text:p text:style-name="P141"/>
          </table:table-cell>
          <table:table-cell table:style-name="Tabulka1.A1" office:value-type="string">
            <text:p text:style-name="P193"/>
            <text:p text:style-name="P193"/>
            <text:p text:style-name="P193"/>
            <text:p text:style-name="P444"><text:span text:style-name="T634">Za</text:span><text:span text:style-name="T500"> onoho času řekl Petr Ježíšovi: Hle, </text:span><text:span text:style-name="T501">opustili</text:span><text:span text:style-name="T500"> jsme vše a následovali tě. Co tedy budeme mít? A </text:span><text:span text:style-name="T502">ostatní</text:span><text:span text:style-name="T500">.</text:span></text:p>
            <text:p text:style-name="P193"/>
            <text:p text:style-name="P193"/>
            <text:p text:style-name="P193"/>
            <text:p text:style-name="P459"><text:span text:style-name="T587">Jak</text:span> veliká to víra! Petr byl rybář, nebyl bohatý, pokrm získával prací svých rukou. A přece s důvěrou říká: „Opustili jsme vše.“ A protože nestačí jen vše opustit, dodává ještě správně: „A následovali <text:span text:style-name="T1121">jsme </text:span>tě. Udělali jsme, co jsi přikázal. Jakou nám tedy dáš odměnu?“ </text:p>
          </table:table-cell>
        </table:table-row>
        <table:table-row table:style-name="Tabulka1.1">
          <table:table-cell table:style-name="Tabulka1.A1" office:value-type="string">
            <text:p text:style-name="P38">Lectio x.</text:p>
            <text:p text:style-name="P256"><text:span text:style-name="T587">Jesus</text:span> autem dixit illis: Amen dico vobis, quod vos, qui secúti estis me, in regeneratióne, cum séderit Fílius hóminis in sede majestátis suæ, sedé<text:soft-page-break/>bitis et vos super sedes duódecim, judicántes duódecim tribus Israël. Non dixit, Qui reliquistis ómnia: hoc enim et Crates fecit philósophus, et multi álii divítias contempsérunt: sed, Qui secúti estis me: quod proprium Apostolórum est, atque credéntium. </text:p>
            <text:p text:style-name="P139"/>
          </table:table-cell>
          <table:table-cell table:style-name="Tabulka1.A1" office:value-type="string">
            <text:p text:style-name="P193"/>
            <text:p text:style-name="P412"><text:span text:style-name="T642">Ježíš</text:span><text:span text:style-name="T143"> jim však řekl: „Amen pravím vám, že vy, </text:span><text:span text:style-name="T144">kteří</text:span><text:span text:style-name="T143"> jste mě následovali, až bude vše obnoveno </text:span><text:span text:style-name="T145">a </text:span><text:span text:style-name="T143">až se Syn člověka posadí na trůn své slávy, budete </text:span><text:span text:style-name="T144">i vy </text:span><text:soft-page-break/><text:span text:style-name="T143">sedět na dvanácti </text:span><text:span text:style-name="T146">trůnech</text:span><text:span text:style-name="T143"> a budete soudit dvanáct kmenů i</text:span><text:span text:style-name="T144">s</text:span><text:span text:style-name="T143">raelských.“ Neřekl „Vy, </text:span><text:span text:style-name="T145">kteří</text:span><text:span text:style-name="T143"> jste opustili vše,“ neboť to </text:span><text:span text:style-name="T144">učinil </text:span><text:span text:style-name="T143">i filosof Kratés, a bohatstvím pohrdali i mnozí jiní, ale řekl „Vy, </text:span><text:span text:style-name="T144">kteří</text:span><text:span text:style-name="T143"> jste mě následovali“, což je přístup vlastní </text:span><text:span text:style-name="T144">A</text:span><text:span text:style-name="T143">poštolům i všem věřícím. </text:span><text:span text:style-name="T1073"><text:s/></text:span></text:p>
          </table:table-cell>
        </table:table-row>
        <table:table-row table:style-name="Tabulka1.1">
          <table:table-cell table:style-name="Tabulka1.A1" office:value-type="string">
            <text:p text:style-name="P38">Lectio xj.</text:p>
            <text:p text:style-name="P258"><text:span text:style-name="T587">In</text:span> regeneratióne, cum séderit Fílius hóminis in sede majestátis suæ (quando et mórtui de corruptióne resúrgent incorrúpti), sedébitis et vos in sóliis judicántium, condemnántes duódecim tribus Israël, quia vobis credéntibus, illi crédere noluérunt. Et omnis qui relínquerit domum, vel fratres, aut soróres, aut patrem, aut matrem, aut uxórem, aut fílios, aut agros propter nomen meum, céntuplum accípiet, et vitam æternam possidébit.</text:p>
            <text:p text:style-name="P139"/>
          </table:table-cell>
          <table:table-cell table:style-name="Tabulka1.A1" office:value-type="string">
            <text:p text:style-name="P193"/>
            <text:p text:style-name="P452"><text:span text:style-name="T641">Až</text:span><text:span text:style-name="T119"> bude vše obnoveno, až se Syn člověka posadí na trůn své slávy (až i mrtví z</text:span><text:span text:style-name="T134">e své</text:span><text:span text:style-name="T119"> porušitelnosti neporušeni vstanou), budete i vy sedět na soudních stolicích a odsoudíte dvanáct kmenů i</text:span><text:span text:style-name="T135">s</text:span><text:span text:style-name="T119">raelských, neboť zatímco vy jste uvěřili, oni uvěřit nechtěli. A každý, kdo opustil dům nebo bratry nebo sestry nebo otce nebo matku nebo manželku nebo děti či pole pro jméno mé, stonásob dostane a bude mít</text:span><text:span text:style-name="T134">i</text:span><text:span text:style-name="T119"> život věčný.</text:span> </text:p>
          </table:table-cell>
        </table:table-row>
        <table:table-row table:style-name="Tabulka1.1">
          <table:table-cell table:style-name="Tabulka1.A1" office:value-type="string">
            <text:p text:style-name="P38">Lectio xij.</text:p>
            <text:p text:style-name="P260"><text:span text:style-name="T587">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39"/>
          </table:table-cell>
          <table:table-cell table:style-name="Tabulka1.A1" office:value-type="string">
            <text:p text:style-name="P193"/>
            <text:p text:style-name="P448"><text:span text:style-name="T641">To</text:span><text:span text:style-name="T119"> místo odpovídá větě, kterou pronesl Spasitel: „Nepřišel jsem přinést mír, ale meč. Přišel jsem postavit syna proti jeho otci, dceru proti matce, snachu proti </text:span><text:span text:style-name="T134">tchyni.</text:span><text:span text:style-name="T119"> A nepřítelem člověka bude jeho vlastní rodina.“ Tedy každý, kdo pro víru v Krista a hlásání </text:span><text:span text:style-name="T135">E</text:span><text:span text:style-name="T119">vangelia pohrdne všemi city a spolu s nimi i bohatstvím a </text:span><text:span text:style-name="T136">veškerým</text:span><text:span text:style-name="T135"> </text:span><text:span text:style-name="T119">potěšením světa, stonásob dostane a bude mít život věčný. </text:span><text:s/></text:p>
          </table:table-cell>
        </table:table-row>
        <table:table-row table:style-name="Tabulka1.1">
          <table:table-cell table:style-name="Tabulka1.A1" table:number-columns-spanned="2" office:value-type="string">
            <text:p text:style-name="P175"><text:span text:style-name="T27">DIE</text:span><text:span text:style-name="T2"> </text:span><text:span text:style-name="T15">X</text:span><text:span text:style-name="T8">V</text:span><text:span text:style-name="T17">II</text:span><text:span text:style-name="T2">. </text:span><text:span text:style-name="T27">JULII</text:span></text:p>
            <text:p text:style-name="P223"><text:span text:style-name="T41">I</text:span><text:span text:style-name="T120">n</text:span><text:span text:style-name="T41"> F</text:span><text:span text:style-name="T120">esto</text:span><text:span text:style-name="T41"> </text:span><text:span text:style-name="T50">C</text:span><text:span text:style-name="T156">ommemorationis</text:span></text:p>
            <text:p text:style-name="P224"><text:span text:style-name="T41">B. M. V.</text:span><text:span text:style-name="T150"> de </text:span><text:span text:style-name="T41">M</text:span><text:span text:style-name="T150">onte </text:span><text:span text:style-name="T41">C</text:span><text:span text:style-name="T150">armelo</text:span></text:p>
            <text:p text:style-name="P108"><text:span text:style-name="T129">MM. m</text:span><text:span text:style-name="T131">aj</text:span><text:span text:style-name="T129">.</text:span></text:p>
          </table:table-cell>
          <table:covered-table-cell/>
        </table:table-row>
        <table:table-row table:style-name="Tabulka1.1">
          <table:table-cell table:style-name="Tabulka1.A1" office:value-type="string">
            <text:p text:style-name="P172">In I. Nocturno</text:p>
            <text:p text:style-name="P164">De Parábolis Salomónis.</text:p>
            <text:p text:style-name="P15">Lectio j. <text:span text:style-name="T572">Cap. 8. et 9.</text:span></text:p>
            <text:p text:style-name="P282"><text:span text:style-name="T587">Ego</text:span> sapiéntia hábito in consílio, et erudítis intérsum cogitatiónibus. Timor <text:span text:style-name="T314">D</text:span><text:span text:style-name="T828">ó</text:span><text:span text:style-name="T314">mini</text:span> odit malum : arrogántiam, et supérbiam, et viam pravam, et os bilíngue detéstor. Meum est consílium, et æquitas, mea est prudéntia, mea est fortitúdo. Per me reges regnant, et legum conditóres justa decérnunt: per me príncipes ímperant, et poténtes decérnunt justítiam. Ego diligéntes me díligo: et qui mane vígilant ad me, invénient me.</text:p>
            <text:p text:style-name="P282"/>
          </table:table-cell>
          <table:table-cell table:style-name="Tabulka1.A1" office:value-type="string">
            <text:p text:style-name="P172"><text:s/></text:p>
            <text:p text:style-name="P68"/>
            <text:p text:style-name="P68"/>
            <text:p text:style-name="P318"><text:span text:style-name="T587">Já</text:span>, Moudrost, <text:span text:style-name="T829">přebývám</text:span> <text:span text:style-name="T831">v dobrém úmyslu</text:span>, <text:span text:style-name="T831">a jsem v myšlenkách vzdělaných</text:span>. Bázeň před Hospodinem znamená nenávidět zlo; nenávidím povýšenost, pýchu, zlou cestu, <text:span text:style-name="T1132">a </text:span>proradná ústa. U mne je rada i pohotová pomoc, <text:span text:style-name="T831">má je prozřetelnost</text:span>, <text:span text:style-name="T831">má je </text:span>síla. Skrze mne králové kralují a vládci vydávají spravedlivá nařízení, skrze mne velí velitelé a všichni <text:span text:style-name="T831">mocní</text:span> soudí spravedlivě. Já miluji ty, <text:span text:style-name="T831">kteří</text:span> milují mne, a <text:span text:style-name="T831">ti, kteří</text:span> mě za úsvitu hledají, naleznou mne.</text:p>
          </table:table-cell>
        </table:table-row>
        <table:table-row table:style-name="Tabulka1.1">
          <table:table-cell table:style-name="Tabulka1.A1" office:value-type="string">
            <text:p text:style-name="P15">Lectio ij. </text:p>
            <text:p text:style-name="P362">M<text:span text:style-name="T587">ecum</text:span> sunt divítiæ, et glória, opes supérbæ, et justítia. Mélior est enim fructus meus auro, et lápide pretióso, et genímina mea argénto elécto. In viis justítiæ ámbulo, in médio semitárum judícii, ut <text:soft-page-break/>ditem diligéntes me, et thesáuros eórum répleam. Dóminus possédit me in inítio viárum suárum, ántequam quidquam fáceret a princípio.</text:p>
            <text:p text:style-name="P209"/>
          </table:table-cell>
          <table:table-cell table:style-name="Tabulka1.A1" office:value-type="string">
            <text:p text:style-name="P85"/>
            <text:p text:style-name="P299"><text:span text:style-name="T587">Bohatství</text:span> a čest jsou u mne, ustavičný dostatek i spravedlnost. Mé <text:span text:style-name="T831">plody</text:span> j<text:span text:style-name="T831">sou</text:span> lepší než ryzí zlato a <text:span text:style-name="T831">drahé kameny</text:span>, má úroda je nad v<text:span text:style-name="T831">ybrané </text:span>stříbro. Chodím <text:span text:style-name="T831">po cestách</text:span> spravedlnosti a pěšinami <text:soft-page-break/>práva, abych <text:span text:style-name="T831">obohatila ty</text:span>, k<text:span text:style-name="T831">do</text:span> mě milují, <text:span text:style-name="T831">a</text:span> napln<text:span text:style-name="T831">ila</text:span> jejich pokladnice. Hospodin mě vlastnil <text:span text:style-name="T831">na </text:span>počátk<text:span text:style-name="T831">u svých</text:span> cest, dříve než co<text:span text:style-name="T831">koliv</text:span> od <text:span text:style-name="T830">počátku </text:span>konal. </text:p>
          </table:table-cell>
        </table:table-row>
        <table:table-row table:style-name="Tabulka1.1">
          <table:table-cell table:style-name="Tabulka1.A1" office:value-type="string">
            <text:p text:style-name="P15">Lectio iij.</text:p>
            <text:p text:style-name="P362">A<text:span text:style-name="T587">b</text:span> ætérno ordináta sum, et ex antíquis ántequam terra fíeret. Nondum erant abyssi, et ego jam concépta eram: necdum fontes aquárum erúperant: necdum montes gravi mole constíterant: ante colles ego parturiébar. Beátus homo qui audit me, et qui vígilat ad fores meas quotídie, et obsérvat ad postes óstii mei.</text:p>
            <text:p text:style-name="P96"/>
          </table:table-cell>
          <table:table-cell table:style-name="Tabulka1.A1" office:value-type="string">
            <text:p text:style-name="P85"/>
            <text:p text:style-name="P300"><text:span text:style-name="T587">Od</text:span> věků jsem ustanovena, <text:span text:style-name="T832">a </text:span>od pravěku, <text:span text:style-name="T832">ještě než</text:span> země <text:span text:style-name="T832">povstala</text:span>. Ještě nebyly propastné tůně, když jsem se zrodila, ještě nebyly prameny vodami obtěžkány. Když ještě byly hory ponořeny, před pahorky jsem se narodila. Blaze člověku, který mě poslouchá, bdí u mých dveří <text:span text:style-name="T832">každý </text:span>den a střeží veřeje mého vchodu.</text:p>
          </table:table-cell>
        </table:table-row>
        <table:table-row table:style-name="Tabulka1.1">
          <table:table-cell table:style-name="Tabulka1.A1" office:value-type="string">
            <text:p text:style-name="P15">Lectio i<text:span text:style-name="T766">v</text:span>. </text:p>
            <text:p text:style-name="P362"><text:span text:style-name="T587">Qui</text:span> me invénerit, invéniet vitam, et háuriet salútem a Dómino: q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96"/>
          </table:table-cell>
          <table:table-cell table:style-name="Tabulka1.A1" office:value-type="string">
            <text:p text:style-name="P85"/>
            <text:p text:style-name="P312"><text:span text:style-name="T587">Vždyť </text:span>ten, kdo mě nalézá, nalezl život a došel <text:span text:style-name="T832">spásy </text:span>u Hospodina. Kdo <text:span text:style-name="T832">však </text:span>hřeší proti mně, <text:span text:style-name="T832">zraňuje </text:span>sv<text:span text:style-name="T832">ou</text:span> duši; všichni, kdo mě nenávidí, milují smrt. Moudrost si vystavěla dům, vytesala sedm sloupů. Porazila <text:span text:style-name="T832">k oběti </text:span>dobytče, smísila víno a prostřela svůj stůl. Vyslala své <text:span text:style-name="T832">služebnice</text:span>, <text:span text:style-name="T832">aby </text:span>vol<text:span text:style-name="T832">aly</text:span> <text:span text:style-name="T832">k pevnosti a k </text:span>městský<text:span text:style-name="T832">m</text:span> <text:span text:style-name="T832">hradbám</text:span>: „Kdo je <text:span text:style-name="T832">ještě mladý</text:span>, ať <text:span text:style-name="T832">přijde ke mně</text:span>!“ Toho, kdo nemá rozum, zve: „Pojďte, jezte můj chléb a pijte víno, které jsem <text:span text:style-name="T830">pro vás </text:span>smísila.</text:p>
          </table:table-cell>
        </table:table-row>
        <table:table-row table:style-name="Tabulka1.1">
          <table:table-cell table:style-name="Tabulka1.A1" office:value-type="string">
            <text:p text:style-name="P220">In II. Nocturno</text:p>
            <text:p text:style-name="P42"><text:bookmark text:name="__DdeLink__2400_1673144709113111111211"/>Lectio v.</text:p>
            <text:p text:style-name="P395">C<text:span text:style-name="T587">um</text:span> sacra Pentecóstes die, Apóstoli cœlitus affláti, váriis linguís loqueréntur‚ et invoc<text:span text:style-name="T722">á</text:span>to augustíssimo Jesu nómine‚ mira multa patrárent, viri plúrimi (ut fertur) qui vestígiis sanctórum Prophetárum Elíæ, ac Eliséi instíterant, et Joánnis Baptístæ præcónio ad Christi advéntum comparáti fúerant, rerum veritáte perspécta atque probáta, Evangélicam fidem conféstim amplexá<text:span text:style-name="T723">t</text:span>i sunt, ac peculiári quodam afféctu, beatíssimam Vírginem (cujus collóquiis ac familiaritáte felíciter frui potuére) adeo venerári cœpérunt ut primi ómnium in eo Montis Carméli loco, ubi Elías olim ascendéntem nébulam, <text:span text:style-name="T724">V</text:span>írginis typo insígnem, conspé<text:span text:style-name="T1122">­</text:span>xerat‚ eídem puríssimæ Vírgini sacéllum constrúxerint.</text:p>
            <text:p text:style-name="P199"/>
          </table:table-cell>
          <table:table-cell table:style-name="Tabulka1.A1" office:value-type="string">
            <text:p text:style-name="P195"/>
            <text:p text:style-name="P195"/>
            <text:p text:style-name="P455"><text:span text:style-name="T671">Když</text:span><text:span text:style-name="T722"> ve svatý den Letnic byli Apoštolové ovanuti </text:span><text:span text:style-name="T175">Duchem svatým </text:span><text:span text:style-name="T324">z nebe, </text:span><text:span text:style-name="T722">začali mluvit různými jazyky, a vzýváním převzne</text:span><text:span text:style-name="T1122">š</text:span><text:span text:style-name="T722">eného Ježíšova jména dosáhli mnoha podivuhodných věcí. Mnozí muži (jak se říká), kteří šli ve stopách Proroků Eliáše a Elisea, a kázáním Jana Křtitele byli připraveni na příchod Kristův, pohleděli na tyto věci a potvrdili jejich pravdu, pak ihned přijali víru v Evangelium a zvláštní náklonností nejblahoslavenější Pannu (byli tak šťastni, že její slova i přátelství mohli užívati) tak začali uctívat, že první ze všech právě na místě hory Karmel, kde kdysi Eliáš uzřel stoupající oblak jako předobraz slavné Panny, této nejčistší Panně postavili kapli.</text:span></text:p>
          </table:table-cell>
        </table:table-row>
        <table:table-row table:style-name="Tabulka1.1">
          <table:table-cell table:style-name="Tabulka1.A1" office:value-type="string">
            <text:p text:style-name="P45">Lectio vj.</text:p>
            <text:p text:style-name="P396">A<text:span text:style-name="T587">d</text:span> novum ergo sacéllum sæpe quotídie conveniéntes, rítibus piis, precatiónibus ac láudibus beatíssimam Vírginem, velut singulárem Ordinis tutélam colébant. Quamóbrem Fratres beátæ Maríæ de Monte Carmélo passim ab ómnibus appellári cœpérunt, eúmque títulum Summi Pontífices non modo confirmárunt, sed et Indulgéntias peculiáres <text:soft-page-break/>iis, qui eo título vel Ordinem, vel Fratres síngulos nuncupárent, concéssere.</text:p>
            <text:p text:style-name="P218"/>
          </table:table-cell>
          <table:table-cell table:style-name="Tabulka1.A1" office:value-type="string">
            <text:p text:style-name="P193"/>
            <text:p text:style-name="P457"><text:span text:style-name="T725">K této nové kapli pak často i každý den přicházeli a zbožnými obřady, modlitbami i chválami nejblahoslavenější Pannu uctívali jako obzvláštní ochranitelku svého Řádu. Proto je postupně všichni začali nazývat Bratry blahoslavené Marie z Hory Karmel. Toto jméno </text:span><text:span text:style-name="T176">a právo je užívat </text:span><text:span text:style-name="T725">pak Svatí Otcové </text:span><text:span text:style-name="T217">v Římě </text:span><text:span text:style-name="T725">nejen potvrdili, ale také udělili </text:span><text:soft-page-break/><text:span text:style-name="T725">zvláštní Odpustky všem, kdo tímto jménem nazývali tento Řád či jednotlivé jeho členy. </text:span><text:s/></text:p>
          </table:table-cell>
        </table:table-row>
        <table:table-row table:style-name="Tabulka1.1">
          <table:table-cell table:style-name="Tabulka1.A1" office:value-type="string">
            <text:p text:style-name="P45">Lectio vij.</text:p>
            <text:p text:style-name="P397">N<text:span text:style-name="T587">ec</text:span> vero nomenclatúram tantum magnificentíssima Virgo tríbuit et tutélam: verum et insígne sacri Scapuláris, quod beáto Simóni Anglico præbuit, ut cœlesti hac veste Ordo ille sacer dignoscerétur‚ et a malis ingruéntibus protegerétur. Ac demum, cum olim in Európa Ordo esset ignótus, et ob id apud Honórium tértium non pauci pro illius extinctióne instárent, ástitit Honório noctu piíssima Virgo María, planéque jussit, ut Institútum et hómines benígne complecterétur.</text:p>
            <text:p text:style-name="P200"/>
          </table:table-cell>
          <table:table-cell table:style-name="Tabulka1.A1" office:value-type="string">
            <text:p text:style-name="P193"/>
            <text:p text:style-name="P449"><text:span text:style-name="T670">Nejvznešenější</text:span><text:span text:style-name="T726"> Panna jim však neudělila pouze</text:span> <text:span text:style-name="T726">jméno a ochranu. Pravý a slavný svatý Škapulíř, který udělila blahoslavenému Angličanu jménem Simon </text:span><text:span text:style-name="T176">Stock</text:span><text:span text:style-name="T726">, aby se tímto nebeským oděvem onen posvátný Řád nejen poznal, ale byl také ochráněn před mnoha různými zly. A později, když kdysi v Evropě byl tento Řád ještě neznámý a mnoho lidí se u </text:span><text:span text:style-name="T177">papeže </text:span><text:span text:style-name="T727">Honoria III. přimlouvalo za jeho zrušení, zjevila se Honoriovi nejmilejší Panna Maria a prostě mu přikázala, aby Řád i jeho členy milostivě přijal a</text:span><text:span text:style-name="T729"> </text:span><text:span text:style-name="T727">schválil. </text:span></text:p>
          </table:table-cell>
        </table:table-row>
        <table:table-row table:style-name="Tabulka1.1">
          <table:table-cell table:style-name="Tabulka1.A1" office:value-type="string">
            <text:p text:style-name="P45">Lectio viij.</text:p>
            <text:p text:style-name="P396">N<text:span text:style-name="T587">on</text:span> in hoc tantum sæculo Ordinem sibi tam accéptum multis prærogatívis beatíssima Virgo insignívit: verum et in álio (cum ubíque et poténtia et misericórdia plúrimum váleat) fílios in Scapuláris societátem relátos, qui abstinéntiam módicam, precésque paucas eis præscríptas frequentárunt ac pro sui status ratióne castitátem coluérunt, matérno plane afflíctu, dum igne purgatórii expiántur, subíri, ac in cœléstem pátriam obténtu suo quantócius pie créditur efférre. Tot ergo tantísque benefíciis Ordo cumulátus, solémnem beatíssimæ Vírginis Comme-moratiónem ritu perpétuo ad ejúsdem Vírginis glóriam quotánnis celebrándam instítuit.</text:p>
            <text:p text:style-name="P218"/>
          </table:table-cell>
          <table:table-cell table:style-name="Tabulka1.A1" office:value-type="string">
            <text:p text:style-name="P193"/>
            <text:p text:style-name="P458"><text:span text:style-name="T669">Nejen</text:span><text:span text:style-name="T728"> na tomto světě obdařila nejblahoslavenější Panna Řád sobě tak milý mnoha přednostmi. Také na tom dalším (kde nadevše platí </text:span><text:span text:style-name="T178">její </text:span><text:span text:style-name="T728">moc a slitování) svým synům ve společenství Škapulíře sjednoceným, kteří dodržují mírnou zdrženlivost a nemnohé modlitby, které jsou jim předepsané, a podle svého stavu dodržují čistotu, v zápalu mateřské lásky slíbila, že přežijí, a až budou očištěni ohněm očistcovým, na její přímluvu je milosrdně vysvobodí a rychleji dojdou do vlasti nebeské. Řád, který byl obdařen tolika a tak velikými milostmi, ustanovil, že se každoročně bude slavit přeslavná Památka nejblahoslavenější Panny.</text:span></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4">Lucam</text:span><text:span text:style-name="T220">.</text:span><text:span text:style-name="T62"> </text:span></text:p>
            <text:p text:style-name="P105"><text:span text:style-name="T62">Lectio ix. Cap. </text:span><text:span text:style-name="T66">1</text:span><text:span text:style-name="T67">1</text:span><text:span text:style-name="T62">.</text:span></text:p>
            <text:p text:style-name="P377"><text:span text:style-name="T587">In</text:span> illo témpore: Loquénte Jesu ad turbas; extóllens vocem quædam múlier de turba, dixit illi: Beátus venter, qui te portávit. Et réliqua.</text:p>
            <text:p text:style-name="P144"/>
            <text:p text:style-name="P105"><text:span text:style-name="T159">Homil</text:span><text:span text:style-name="T160">í</text:span><text:span text:style-name="T159">a sancti </text:span><text:span text:style-name="T220">Bernárdi Abbátis.</text:span></text:p>
            <text:p text:style-name="P31">Serm. 4. de Assumpt. B. M. V.</text:p>
            <text:p text:style-name="P378">Q<text:span text:style-name="T587">uaenam</text:span> póterit lingua, etiámsi Angélica sit, dignis extóllere láudibus Vírginem Matrem; matrem autem non cujuscúmque, sed Dei? Duplex nóvitas‚ duplex prærogatíva: duplex miráculum, sed digne prorsus aptissiméque convéniens. Neque enim fílius álius vírginem‚ nec Deum décuit partus alter. Vide enim quam maniféste sibi cóncinant Vírginis nostræ cánticum‚ et nuptiále carmen: nimírum, cujus úterus, sponsi thálamus fuit. Audi Maríam in Evangélio: Respéxit, inquit, humilitátem ancíllæ suæ. Audi eámdem in epithalámio: Cum esset Rex, inquit, in accúbitu suo, <text:soft-page-break/>nardus mea dedit odórem suum. Nardus quippe herba húmilis est, et pectus purgat: ut maniféstum sit, humilitátem nardi nómine designári, cujus odor et decor invénerit grátiam apud Deum.</text:p>
            <text:p text:style-name="P144"/>
          </table:table-cell>
          <table:table-cell table:style-name="Tabulka1.A1" office:value-type="string">
            <text:p text:style-name="P75"/>
            <text:p text:style-name="P75"/>
            <text:p text:style-name="P75"/>
            <text:p text:style-name="P329"><text:span text:style-name="T587">Za</text:span> onoho času, <text:span text:style-name="T721">když mluvil </text:span>Ježíš <text:span text:style-name="T721">k zástupům, zvýšila jedna žena z davu hlas a řekla mu</text:span>: „<text:span text:style-name="T721">Blahoslavené lůno, které tě nosilo.“</text:span> A ostatní.</text:p>
            <text:p text:style-name="P75"/>
            <text:p text:style-name="P75"/>
            <text:p text:style-name="P75"/>
            <text:p text:style-name="P467"><text:span text:style-name="T587">Jaký</text:span> jen by <text:span text:style-name="T734">dokázal</text:span> jazyk, třebaže by byl Andělský, <text:span text:style-name="T730">dostatečně vychválit Pannu a Matku, matku pak ne ledajakou, ale Boží? Dvojí novinka, dvoje přislíbení. Dvojí zázrak, avšak právem velmi přiléhavý i příznačný. Totiž žádný jiný syn neobdržel tu čest býti zrozen z panny, ani Bůh se pak </text:span><text:span text:style-name="T1133">podruhé</text:span><text:span text:style-name="T730"> ne</text:span><text:span text:style-name="T1133">z</text:span><text:span text:style-name="T730">rodil. Pohleď tedy, jak očividně si odpovídají chvalozpěv naší Panny a svatební píseň. Bezpochyby její lůno byla ženichova svatební komnata. Poslyš Marii v Evangeliu: „Shlédl,“ praví, „na poníženost své služebnice.“ Poslechni si ji také ve svatební komnatě: „Když byl Král,“ praví, „na svém </text:span><text:soft-page-break/><text:span text:style-name="T730">lůžku, má myrha vydala svou vůni. Myrha je totiž prostinká rostlina a čistí hruď. To aby bylo zřejmé, že myrhou byla míněna pokora, jejíž vůně a krása nalezla milost u Boha. </text:span></text:p>
          </table:table-cell>
        </table:table-row>
        <table:table-row table:style-name="Tabulka1.1">
          <table:table-cell table:style-name="Tabulka1.A1" office:value-type="string">
            <text:p text:style-name="P21">Lectio x. </text:p>
            <text:p text:style-name="P379">S<text:span text:style-name="T587">íleat</text:span> misericórdiam tuam, Virgo beáta‚ si quis est, qui invocátam te in necessitátibus suis sibi memínerit defuísse. Nos quidem sérvuli tui céteris in virtútibus congaudémus tibi, sed in hac pótius nobis ipsis. Laudámus virginitátem, humilitátem mirámur: sed misericórdia míseris sapit dúlcius, misericórdiam ampléctimur chárius‚ recordámur sæpius, crébrius invocámus. Hæc est enim quæ totíus mundi reparatiónem obtínuit, salútem ómnium impetrávit. Constat enim pro univérso génere humáno fuísse sollícitam, cui dictum est: Ne tímeas María, invenísti grátiam, útique quam quærébas. Quis ergo misericórdiæ tuæ, o Benedícta, longitúdinem et latitúdinem, sublimitátem et profúndum queat investigáre?</text:p>
            <text:p text:style-name="P144"/>
          </table:table-cell>
          <table:table-cell table:style-name="Tabulka1.A1" office:value-type="string">
            <text:p text:style-name="P75"/>
            <text:p text:style-name="P473"><text:span text:style-name="T587">Nechť</text:span> mlčí o tvém milosrdenství, blažená Panno, pokud se najde někdo takový, kdo by tě vzýval ve svých potřebách, a <text:span text:style-name="T1133">pamatoval</text:span> by si, žes jej opustila. My totiž, tvoji nepatrní služebníci, se v určitých ctnostech radujeme s tebou, avšak v této <text:span text:style-name="T1133">ctnosti </text:span>spíše sami se sebou. Panenství chválíme, pokoru obdivujeme, avšak milosrdenství, to chutná sladce spíše ubohým, proto je nám dražší, když je obdržíme, častěji na ně vzpomínáme, a hojněji o ně prosíme. Maria je totiž ta, <text:span text:style-name="T833">jež</text:span> zajistila obnovu celého světa, získala spásu všech. Je totiž jasné, že starost o veškerý lidský rod sužovala tu, jíž bylo řečeno: „Neboj se, Maria, neboť jsi nalezla milost,“ t<text:span text:style-name="T833">edy</text:span> tu, j<text:span text:style-name="T833">i</text:span>ž jsi hledala. Kdo by <text:span text:style-name="T833">jen</text:span> <text:span text:style-name="T833">uměl</text:span> změřit, ó Požehnaná, délku <text:span text:style-name="T1133">a</text:span> šíř<text:span text:style-name="T833">ku</text:span>, výšku i <text:span text:style-name="T833">hloubku</text:span> tvého milosrdenství?</text:p>
          </table:table-cell>
        </table:table-row>
        <table:table-row table:style-name="Tabulka1.1">
          <table:table-cell table:style-name="Tabulka1.A1" office:value-type="string">
            <text:p text:style-name="P21">Lectio xj.</text:p>
            <text:p text:style-name="P261">L<text:span text:style-name="T587">ongitúdo</text:span> misericórdiæ ejus usque in diem novíssimum invocántibus eam súbvenit univérsis. Latitúdo ejus replet orbem terrárum, ut tua quoque misericórdia plena sit omnis terra. Sic et sublímitas ejus civitátis supérnæ invénit restauratiónem, et profúndum ejus sedéntibus in ténebris et in umbra mortis obtínuit redemptiónem. Per te enim cœlum replétum, inférnus evacuátus est, instaurátæ ruínæ cœléstis Jerúsalem, expectántibus míseris vita pérdita data. Sic potentíssima et piíssima cháritas et afféctu compatiéndi, et subveniéndi abúndat efféctu, æque lócuples in utróque. Ad hunc ígitur fontem sitibúnda próperet ánima nostra: ad hunc misericórdiæ cúmulum tota sollicitúdine miséria nostra recúrrat.</text:p>
            <text:p text:style-name="P144"/>
          </table:table-cell>
          <table:table-cell table:style-name="Tabulka1.A1" office:value-type="string">
            <text:p text:style-name="P75"/>
            <text:p text:style-name="P466"><text:span text:style-name="T668">Délka</text:span><text:span text:style-name="T731"> jejího milosrdenství </text:span><text:span text:style-name="T179">je taková, že </text:span><text:span text:style-name="T731">pomůže všem, kdo ji budou vzývat, až do posledního dne. Šířka její naplňuje celý okrsek světa tak, že země je plná tvého milosrdenství. Tak i výška její dosáhla obnovy nebeského města, a hloubka její až v temnotách a stínu smrti získala </text:span><text:span text:style-name="T179">duším </text:span><text:span text:style-name="T731">vykoupení. Skrze tebe se totiž naplňuje nebe, vyprazdňuje se peklo, obnovují se trosky nebeského Jerusaléma, a čekajícím ubohým se navrací život, který ztratili. Tvá takto přemocná a předobrá láska překypuje laskavou slitovností i účinnými přímluvami, stejně bohatá je v obou. K tomuto prameni tedy ať spěchá naše žíznivá duše: k této hojnosti milosrdenství ať se s nejvyšším zájmem utíká naše ubohost.</text:span></text:p>
          </table:table-cell>
        </table:table-row>
        <table:table-row table:style-name="Tabulka1.1">
          <table:table-cell table:style-name="Tabulka1.A1" office:value-type="string">
            <text:p text:style-name="P21">Serm. in Nativ. B. M. V.</text:p>
            <text:p text:style-name="P21">Lectio xij.</text:p>
            <text:p text:style-name="P381">S<text:span text:style-name="T587">ed</text:span> quid de ejus supereminéntia loquar? Cui enim Angelórum aliquándo dictum est: Spíritus sanctus supervéniet in te, et virtus Altíssimi obumbrábit tibi: ideóque et quod nascétur ex te Sanctum vocábitur Fílius Dei? Dénique Véritas de terra orta est, non de Angélica creatúra: nec Angelos, sed semen Abrahæ apprehéndit. Magnum est Angelo ut miníster sit Dómini; sed Maria sublímius quiddam méruit, ut sit Mater. Fœcúnditas ítaque Vírginis superéminens glória est, tantóque excelléntior Ange<text:soft-page-break/>lis facta múnere singulári quanto differéntius præ minístris nomen Matris accépit. Hanc invénit grátiam plena jam grátia, ut charitáte férvida, virginitáte íntegra, humilitáte devóta, fíeret nihilóminus sine viri cognitióne grávida‚ sine muliébri dolóre puérpera; Parum est: Quod ex ea natum es<text:span text:style-name="T733">t</text:span>, Sanctum vocátur, et est Fílius Dei.</text:p>
            <text:p text:style-name="P144"/>
          </table:table-cell>
          <table:table-cell table:style-name="Tabulka1.A1" office:value-type="string">
            <text:p text:style-name="P75"/>
            <text:p text:style-name="P75"/>
            <text:p text:style-name="P342"><text:span text:style-name="T667">Co</text:span><text:span text:style-name="T732"> bych však mohl říct o její výjimečnosti? Komu z Andělů kdy bylo řečeno? „Duch svatý sestoupí na tebe a moc Nejvyššího tě zastíní. </text:span><text:span text:style-name="T296">Proto také to Svaté, co se z tebe narodí, bude Syn Boží“? </text:span><text:span text:style-name="T297">A proto Pravda vzešla ze země, ne z Andělského stvoření. Ne</text:span><text:span text:style-name="T298">p</text:span><text:span text:style-name="T293">ři</text:span><text:span text:style-name="T298">jala </text:span><text:span text:style-name="T297">tedy Anděly, ale pokolení Abra</text:span><text:span text:style-name="T294">­</text:span><text:span text:style-name="T297">hámovo. Pro Anděla je velikou věcí, </text:span><text:span text:style-name="T299">když</text:span><text:span text:style-name="T297"> m</text:span><text:span text:style-name="T299">ůže</text:span><text:span text:style-name="T297"> být</text:span><text:span text:style-name="T299">i</text:span><text:span text:style-name="T297"> služebníkem Páně. Avšak Maria si zasloužila něco mnohem většího, totiž býti </text:span><text:span text:style-name="T313">jeho </text:span><text:span text:style-name="T297">Matkou. </text:span><text:span text:style-name="T313">Taková </text:span><text:span text:style-name="T300">p</text:span><text:span text:style-name="T299">l</text:span><text:span text:style-name="T300">odnost Panny je tedy naprosto výjimečná </text:span><text:span text:style-name="T301">výsada</text:span><text:span text:style-name="T300">, </text:span><text:soft-page-break/><text:span text:style-name="T302">jedinečným darem byla učiněna </text:span><text:span text:style-name="T293">tím</text:span><text:span text:style-name="T302"> vznešenější, </text:span><text:span text:style-name="T301">než jsou </text:span><text:span text:style-name="T302">Anděl</text:span><text:span text:style-name="T301">é,</text:span><text:span text:style-name="T302"> </text:span><text:span text:style-name="T303">č</text:span><text:span text:style-name="T293">ím</text:span><text:span text:style-name="T303"> snáze než</text:span><text:span text:style-name="T302"> vš</text:span><text:span text:style-name="T303">ichni</text:span><text:span text:style-name="T302"> služební</text:span><text:span text:style-name="T303">ci</text:span><text:span text:style-name="T302"> přijala jméno Matky. Takovou milost nalezla ta, která již byla milostiplná, </text:span><text:span text:style-name="T304">planu</text:span><text:span text:style-name="T305">la</text:span><text:span text:style-name="T304"> láskou, neporušen</text:span><text:span text:style-name="T305">á byla</text:span><text:span text:style-name="T304"> v panenství, oddaná v pokoře, </text:span><text:span text:style-name="T295">nicméně</text:span><text:span text:style-name="T306"> ještě</text:span><text:span text:style-name="T304"> otěhotněla, aniž by poznala muže, a porodila, aniž by poznala </text:span><text:span text:style-name="T295">porodní </text:span><text:span text:style-name="T304">bolesti. </text:span><text:span text:style-name="T307">Pokud by se to zdálo málo, „Dítě, které se z ní narodilo, je nazváno Svaté, a je to Syn Boží.“</text:span></text:p>
          </table:table-cell>
        </table:table-row>
        <table:table-row table:style-name="Tabulka1.1">
          <table:table-cell table:style-name="Tabulka1.A1" table:number-columns-spanned="2" office:value-type="string">
            <text:p text:style-name="P175"><text:span text:style-name="T27">DIE</text:span><text:span text:style-name="T2"> </text:span><text:span text:style-name="T15">X</text:span><text:span text:style-name="T18">X</text:span><text:span text:style-name="T17">II</text:span><text:span text:style-name="T2">. </text:span><text:span text:style-name="T27">JULII</text:span></text:p>
            <text:p text:style-name="P223"><text:span text:style-name="T41">I</text:span><text:span text:style-name="T120">n</text:span><text:span text:style-name="T41"> F</text:span><text:span text:style-name="T120">esto</text:span><text:span text:style-name="T41"> </text:span></text:p>
            <text:p text:style-name="P225"><text:span text:style-name="T51">S</text:span><text:span text:style-name="T41">. M</text:span><text:span text:style-name="T530">ariæ</text:span><text:span text:style-name="T51"> M</text:span><text:span text:style-name="T536">agdalenæ</text:span></text:p>
            <text:p text:style-name="P108"><text:span text:style-name="T129">MM. m</text:span><text:span text:style-name="T131">aj</text:span><text:span text:style-name="T129">.</text:span></text:p>
          </table:table-cell>
          <table:covered-table-cell/>
        </table:table-row>
        <table:table-row table:style-name="Tabulka1.1">
          <table:table-cell table:style-name="Tabulka1.A1" office:value-type="string">
            <text:p text:style-name="P172">In I. Nocturno</text:p>
            <text:p text:style-name="P164">De Cánticis Canticórum.</text:p>
            <text:p text:style-name="P15">Lectio j. <text:span text:style-name="T572">Cap. 3.</text:span></text:p>
            <text:p text:style-name="P282"><text:span text:style-name="T587">In</text:span> lectulo meo per noctes quæsívi quem diligit ánima mea: quæsívi illum, et non invéni. Surgam, et circuíbo civitátem: per vicos et platéas quæram quem díligit anima mea: quæsívi illum, et non invéni. Invenérunt me vígiles, qui custódiunt civitátem: Num quem díligit ánima mea, vidístis? Páululum cum pertransíssem eos, invéni quem díligit ánima mea: ténui eum: nec dimíttam donec introdúcam illum in domum matris meæ, et in cubículum genitrícis meæ.</text:p>
            <text:p text:style-name="P282"/>
          </table:table-cell>
          <table:table-cell table:style-name="Tabulka1.A1" office:value-type="string">
            <text:p text:style-name="P172"><text:s/></text:p>
            <text:p text:style-name="P68"/>
            <text:p text:style-name="P68"/>
            <text:p text:style-name="P319"><text:span text:style-name="T587">Noc</text:span> co noc hledala jsem na svém lůžku toho, kterého tolik miluji. Hledala jsem ho, a<text:span text:style-name="T836">le</text:span> nenalezla. Teď vstanu a obejdu město, ulice, náměstí, <text:span text:style-name="T836">hledat budu</text:span> toho, kterého tolik miluji. Hledala jsem ho, a<text:span text:style-name="T836">le</text:span> nenalezla. Našli mě strážci obcházející město: „Toho, kterého tolik miluji, jste tu neviděli?“ Potom, jen co jsem od nich odešla, hned jsem nalezla toho, kterého tolik miluji. Uchopila jsem ho a už ho nepustím, dokud ho nepřivedu do domu své matky, do pokojíku té, jež m<text:span text:style-name="T1134">ne</text:span> po<text:span text:style-name="T836">rodila</text:span>. </text:p>
          </table:table-cell>
        </table:table-row>
        <table:table-row table:style-name="Tabulka1.1">
          <table:table-cell table:style-name="Tabulka1.A1" office:value-type="string">
            <text:p text:style-name="P15">Lectio ij. <text:span text:style-name="T835">Cap. 8.</text:span></text:p>
            <text:p text:style-name="P362"><text:span text:style-name="T587">Quis</text:span> mihi det te fratrem meum sugéntem úbera matris meæ, ut invéniam te foris, et deósculer te, et jam me nemo despíciat ? Apprehéndam te, et ducam in domum matris meæ: ibi me docébis, et dabo tibi póculum ex vino condíto et mustum malórum granatórum meórum.</text:p>
            <text:p text:style-name="P209"/>
          </table:table-cell>
          <table:table-cell table:style-name="Tabulka1.A1" office:value-type="string">
            <text:p text:style-name="P85"/>
            <text:p text:style-name="P299"><text:span text:style-name="T587">Kéž </text:span>bys byl jako můj bratr, který sál z prsů mé matky! Až bych tě nalezla někde venku, políbila bych tě a nikdo by mnou nesměl pohrdat. Odvedla bych si tě, uvedla tě do domu své matky a tam bys mě poučoval. Dala bych ti pít kořenné víno, šťávu ze svých granátových jablek.</text:p>
          </table:table-cell>
        </table:table-row>
        <table:table-row table:style-name="Tabulka1.1">
          <table:table-cell table:style-name="Tabulka1.A1" office:value-type="string">
            <text:p text:style-name="P15">Lectio iij.</text:p>
            <text:p text:style-name="P362"><text:span text:style-name="T587">Læva</text:span> ejus sub cápite meo, et déxtera illíus amplexábitur me. Adjúro vos fíliæ Jerúsalem, ne suscitétis, neque evigiláre faciátis diléctam donec ipsa velit. Quæ est ista, quæ ascéndit de desérto, delíciis áffluens, innixa super diléctum suum? Sub árbore malo suscitávi te: ibi corrúpta est mater tua, ibi violáta est génitrix tua.</text:p>
            <text:p text:style-name="P96"/>
          </table:table-cell>
          <table:table-cell table:style-name="Tabulka1.A1" office:value-type="string">
            <text:p text:style-name="P85"/>
            <text:p text:style-name="P301"><text:span text:style-name="T587">Jeho</text:span> levice je pod mou hlavou, jeho pravice mě objímá. <text:span text:style-name="T1135">Ženich:</text:span><text:span text:style-name="T218"> </text:span>Zapřísahám vás, dcery jeru<text:span text:style-name="T836">s</text:span>alémské, nebuďte a nezburcujte <text:span text:style-name="T836">mou milovanou</text:span>, dokud nebude chtít sama. Kdo je ta, jež vystupuje z pouště <text:span text:style-name="T836">oplývající potěšením</text:span>, opřena o svého milého? <text:span text:style-name="T836">Vzbudila </text:span>jsem tě pod jabloní, kde tě počala tvá matka, kde <text:s/><text:span text:style-name="T836">ztratila panenství</text:span> ta, jež tě porodila. </text:p>
          </table:table-cell>
        </table:table-row>
        <table:table-row table:style-name="Tabulka1.1">
          <table:table-cell table:style-name="Tabulka1.A1" office:value-type="string">
            <text:p text:style-name="P15">Lectio i<text:span text:style-name="T766">v</text:span>. </text:p>
            <text:p text:style-name="P362"><text:span text:style-name="T587">Pone</text:span> me ut signáculum super cor tuum, ut signáculum super bráchium tuum: quia fortis est ut mors diléctio: dura sicut inférnus æmulátio, lámpades ejus lámpades ignis atque flammárum. Aquæ multæ non potuérunt extínguere charitátem, <text:soft-page-break/>nec flúmina óbruent illam.</text:p>
            <text:p text:style-name="P96"/>
          </table:table-cell>
          <table:table-cell table:style-name="Tabulka1.A1" office:value-type="string">
            <text:p text:style-name="P85"/>
            <text:p text:style-name="P313"><text:span text:style-name="T587">Polož </text:span>si mě na <text:span text:style-name="T836">své </text:span>srdce jako pečeť, jako pečeť na své rámě. Vždyť silná jako smrt je láska, neúprosná jako hrob žárlivost lásky. Žár její <text:span text:style-name="T836">je</text:span> žár ohně <text:span text:style-name="T836">i</text:span> plamen <text:span text:style-name="T165">Hospodinův</text:span>. Lásku neuhasí ani velké vody a řeky ji nezaplaví. </text:p>
          </table:table-cell>
        </table:table-row>
        <table:table-row table:style-name="Tabulka1.1">
          <table:table-cell table:style-name="Tabulka1.A1" office:value-type="string">
            <text:p text:style-name="P219">In II. Nocturno</text:p>
            <text:p text:style-name="P129"><text:bookmark text:name="__DdeLink__2400_16731447091131111112111"/>Sermo sancti Gregórii Papæ.</text:p>
            <text:p text:style-name="P41">Homilia 25. in Evangelia.</text:p>
            <text:p text:style-name="P41">Lectio v.</text:p>
            <text:p text:style-name="P394">M<text:span text:style-name="T587">aría</text:span> Magdaléne‚ quæ fúerat in civitáte peccátrix‚ amándo verit<text:span text:style-name="T736">á</text:span>tem, lavit lácrymis máculas críminis: et vox Veritátis implétur, qua dícitur: Dimíssa sunt ei peccáta multa, quia diléxit multum. Quæ enim prius frígida peccándo remánserat, póstmodum amándo fórtiter ardébat. Quæ a monuménto Dómini‚ étiam discípulis recedéntibus, non recedébat: exquirébat, quem non invénerat: flebat inquiréndo, et amóris sui igne succénsa, ejus quem ablátum crédidit‚ ardébat desidério.</text:p>
            <text:p text:style-name="P197"/>
          </table:table-cell>
          <table:table-cell table:style-name="Tabulka1.A1" office:value-type="string">
            <text:p text:style-name="P193"/>
            <text:p text:style-name="P193"/>
            <text:p text:style-name="P193"/>
            <text:p text:style-name="P193"/>
            <text:p text:style-name="P460"><text:span text:style-name="T587">Maria</text:span> Magdaléna, která bývala ve městě hříšnicí, <text:span text:style-name="T837">jata</text:span> lás<text:span text:style-name="T837">kou</text:span> k pravdě smyla <text:span text:style-name="T739">svými </text:span>slzami <text:span text:style-name="T837">po</text:span>skvrn<text:span text:style-name="T837">u</text:span> hříchu. A naplnil se hlas Pravdy, který řekl: „Odpuštěny jsou jí mnohé hříchy, neboť mnoho milovala.“ Ta, která dříve zůstávala chladná v hříchu, pak silně zaplála láskou. Ta, která od hrobu Páně neodešla, i když učedníci byli již pryč, hledala toho, kterého nalézti nemohla, s pláčem se ptala a ohněm lásky k němu zapálen<text:span text:style-name="T837">a</text:span> <text:span text:style-name="T737">hořela touhou po tom, o </text:span><text:span text:style-name="T1134">němž</text:span><text:span text:style-name="T737"> uvěřila, že jej odnesli.</text:span></text:p>
          </table:table-cell>
        </table:table-row>
        <table:table-row table:style-name="Tabulka1.1">
          <table:table-cell table:style-name="Tabulka1.A1" office:value-type="string">
            <text:p text:style-name="P45">Lectio vj.</text:p>
            <text:p text:style-name="P396">Q<text:span text:style-name="T587">uæsívit</text:span> ergo prius, et mínime invénit: perseverávit ut quæreret, unde et cóntigit ut inveníret; actúmque est, ut desidéria diláta créscerent, et crescéntia cáperent quod inveníssent. Hinc est enim, quod de eódem sponso Ecclésia in cánticis Canticórum dicit: In léctulo meo per noctes quæsívi quem díligit anima mea.</text:p>
            <text:p text:style-name="P218"/>
          </table:table-cell>
          <table:table-cell table:style-name="Tabulka1.A1" office:value-type="string">
            <text:p text:style-name="P193"/>
            <text:p text:style-name="P413"><text:span text:style-name="T705">Nejdříve</text:span><text:span text:style-name="T1065"> tedy hledala, avšak nalézti nemohla. Vytrvala v hledání, proto</text:span><text:span text:style-name="T1066"> se jí také podařilo </text:span><text:span text:style-name="T1065">nal</text:span><text:span text:style-name="T1066">é</text:span><text:span text:style-name="T1065">z</text:span><text:span text:style-name="T1066">t</text:span><text:span text:style-name="T1065">. Stalo se totiž, že její touha časem rostla, a rostla tak dlouho, </text:span><text:span text:style-name="T1066">a</text:span><text:span text:style-name="T1065">ž nakonec dosáhla toho, co hledala. Tak také Církev o tomto ženichovi zpívá v Písni písní: „Na svém lůžku jsem po nocích hledala toho, jejž miluje má duše.“ </text:span></text:p>
          </table:table-cell>
        </table:table-row>
        <table:table-row table:style-name="Tabulka1.1">
          <table:table-cell table:style-name="Tabulka1.A1" office:value-type="string">
            <text:p text:style-name="P45">Lectio vij.</text:p>
            <text:p text:style-name="P396">D<text:span text:style-name="T587">iléctum</text:span> namque in léctulo quærimus, quando in præséntis vitæ aliquántula réquie Redemptóris nostri desidério suspirámus. Per noctem quærimus: quia etsi jam in illo mens vígilat, tamen adhuc óculus calígat. Sed qui diléctum suum non invénit, restat ut surgat, civitátem circúmeat, id est, sanctam electórum Ecclésiam mente et inquisitióne percúrrat: quia sunt nonnúlli étiam vitæ sæculáris, qui imitándum áliquid hábeant de actióne virtútis.</text:p>
            <text:p text:style-name="P200"/>
          </table:table-cell>
          <table:table-cell table:style-name="Tabulka1.A1" office:value-type="string">
            <text:p text:style-name="P193"/>
            <text:p text:style-name="P414"><text:span text:style-name="T707">Milovaného</text:span><text:span text:style-name="T1074"> totiž hledáme na lůžku, když ve chvílích odpočinku tohoto života vzdycháme touhou po </text:span><text:span text:style-name="T1075">svém </text:span><text:span text:style-name="T1074">Spasiteli. Po nocích hledáme, neboť i když v Pánu již naše mysl bdí, oko je ještě zakalené. Avšak kdo svého milovaného nenalezne, nezbývá, než aby vstal a prošel celé město, tedy prozkoumal svatou Církev vyvolených svou myslí i otázkami, neboť i ve světě žijí mnozí lidé, od nichž můžeme napodobit něco, co nás přivede k ctnostnému životu.</text:span></text:p>
          </table:table-cell>
        </table:table-row>
        <table:table-row table:style-name="Tabulka1.1">
          <table:table-cell table:style-name="Tabulka1.A1" office:value-type="string">
            <text:p text:style-name="P45">Lectio viij.</text:p>
            <text:p text:style-name="P396">Q<text:span text:style-name="T587">uaeréntes</text:span> autem nos vígiles invéniunt‚ qui custódiunt civitátem: quia sancti Patres, qui Ecclésiæ statum custódiunt, bonis nostris stúdiis occúrrunt‚ ut suo vel verbo, vel scripto nos dóceant. Quos cum páululum pertransímus‚ invenímus quem dilígimus: quia Redémptor noster etsi humilitáte homo inter hómines, divinitáte tamen super hómines fuit.</text:p>
            <text:p text:style-name="P218"/>
          </table:table-cell>
          <table:table-cell table:style-name="Tabulka1.A1" office:value-type="string">
            <text:p text:style-name="P193"/>
            <text:p text:style-name="P461"><text:span text:style-name="T587">Když</text:span> však hledáme, najdou nás strážci, kteří hlídají město. Neboť svatí Otcové, kteří střeží stav Církve, <text:span text:style-name="T738">se v průběhu našich dobrých snah objeví, aby nás svým slovem či písmem poučili. Toto když projdeme, třebaže jen trochu, nalezneme toho, jejž milujeme. Neboť náš Spasitel, i když ve svém ponížení stal se člověkem mezi lidmi, ve svém božství byl vždy nad lidmi.</text:span></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4">Lucam</text:span><text:span text:style-name="T220">.</text:span><text:span text:style-name="T62"> </text:span></text:p>
            <text:p text:style-name="P105"><text:soft-page-break/><text:span text:style-name="T62">Lectio ix. Cap. </text:span><text:span text:style-name="T68">7</text:span><text:span text:style-name="T62">.</text:span></text:p>
            <text:p text:style-name="P377">I<text:span text:style-name="T587">n</text:span> illo témpore: Rog<text:span text:style-name="T735">á</text:span>bat Jesum quidam de Pharisæis, ut manducáret cum illo. Et ingréssus domum Pharisæi, discúbuit. Et réliqua.</text:p>
            <text:p text:style-name="P144"/>
            <text:p text:style-name="P145">Homilía sancti Augustíni Epíscopi.</text:p>
            <text:p text:style-name="P31">Lib. 50. Homil. 23. tom. 10.</text:p>
            <text:p text:style-name="P378">E<text:span text:style-name="T587">vangélium</text:span> cum legerétur, attentíssime audístis: et res gesta, narráta atque versáta est ante óculos cordis vestri. Vidístis enim non carne, sed mente Dóminum Jesum Christum in domo Pharisæi recumbéntem, et ab illo invitátum non fastidiéntem. Vidístis étiam in civitáte mulíerem famósam, mala útique fama, quæ erat peccátrix, non invitátam irruísse convívio, ubi suus médicus recumbébat, et quæsísse pia impudéntia sanitátem: írruens, quasi importúna convívio opportúna benefício.</text:p>
            <text:p text:style-name="P144"/>
          </table:table-cell>
          <table:table-cell table:style-name="Tabulka1.A1" office:value-type="string">
            <text:p text:style-name="P75"/>
            <text:p text:style-name="P75"/>
            <text:p text:style-name="P75"><text:soft-page-break/></text:p>
            <text:p text:style-name="P436"><text:span text:style-name="T588">Za</text:span><text:span text:style-name="T852"> onoho času, </text:span><text:span text:style-name="T917">pozval Ježíše jeden z Fari</text:span><text:span text:style-name="T918">s</text:span><text:span text:style-name="T917">eů, aby s ním pojedl. Vešel tedy do domu Fari</text:span><text:span text:style-name="T918">s</text:span><text:span text:style-name="T917">eova a posadil se ke stolu</text:span><text:span text:style-name="T852">. A ostatní.</text:span></text:p>
            <text:p text:style-name="P75"/>
            <text:p text:style-name="P75"/>
            <text:p text:style-name="P75"/>
            <text:p text:style-name="P468"><text:span text:style-name="T587">Po</text:span><text:span text:style-name="T713">kud </text:span>jste <text:span text:style-name="T1123">pozorně </text:span>poslouchali, když se četlo Evangelium, jeho příběh, jeho vyprávění i události j<text:span text:style-name="T1123">sou</text:span> nyní před očima vašeho srdce. <text:span text:style-name="T837">Uzřeli</text:span> jste tedy n<text:span text:style-name="T742">ikoliv </text:span>tělesně, ale v<text:span text:style-name="T742">e své</text:span> mysli, <text:span text:style-name="T740">našeho </text:span>Pána Ježíše Krista, <text:span text:style-name="T1134">kter</text:span>ak sedí u stolu v domě <text:span text:style-name="T837">F</text:span>ariseově, <text:span text:style-name="T740">kam přišel na jeho pozvání, a neštítil se ho. Viděli jste také ženu ve městě známou, známou ovšem nechvalně, neboť to byla hříšnice. Ta sice nebyla pozvaná, přesto však pronikla na hostinu, kde seděl její lékař, aby ve zbožné nestydatosti nalezla své uzdravení. Pronikla tam v touze po uzdravení se stejnou chutí, jako by šla na hostinu.</text:span></text:p>
          </table:table-cell>
        </table:table-row>
        <table:table-row table:style-name="Tabulka1.1">
          <table:table-cell table:style-name="Tabulka1.A1" office:value-type="string">
            <text:p text:style-name="P21">Lectio x. </text:p>
            <text:p text:style-name="P436"><text:span text:style-name="T279">N</text:span><text:span text:style-name="T654">óverat</text:span><text:span text:style-name="T279"> enim quanto morbo laboráret: et illum ad sanándum esse idóneum, ad quem vénerat, sciébat. Accéssit ergo non ad caput Dómini, sed ad pedes. Et quæ diu male ambuláverat, vestígia recta quæréb</text:span><text:span text:style-name="T280">a</text:span><text:span text:style-name="T279">t. Prius fudit l</text:span><text:span text:style-name="T281">á</text:span><text:span text:style-name="T279">crymas cordis, et lavit Dómini pedes obséquio confessiónis‚ capíllis suis tersit, osculáta est, unxit: tácita loquebátur‚ non sermónem promébat, sed devotiónem ostendébat.</text:span></text:p>
            <text:p text:style-name="P144"/>
          </table:table-cell>
          <table:table-cell table:style-name="Tabulka1.A1" office:value-type="string">
            <text:p text:style-name="P75"/>
            <text:p text:style-name="P474"><text:span text:style-name="T587">Znala</text:span> totiž, jakou nemocí trpí, a věděla, že ten, za kterým přichází, je pro ni <text:span text:style-name="T1123">ten </text:span>nejlepší lékař. Proto nepřistoupila k hlavě Páně, ale k jeho nohám. A ta, která dlouho kráčela po cestě hříchu, nyní hledala správnou cestu. Nejprve prolila pravé slzy <text:span text:style-name="T837">ze </text:span>srdce a umyla Pánu nohy náležitým vyznáním, <text:span text:style-name="T837">pak je </text:span>svými vlasy utřela, celé zlíbala, mastí pomazala. Mlčíc hovořila, ani slovo nepronesla, ukázala však svou oddanost. </text:p>
          </table:table-cell>
        </table:table-row>
        <table:table-row table:style-name="Tabulka1.1">
          <table:table-cell table:style-name="Tabulka1.A1" office:value-type="string">
            <text:p text:style-name="P21">Lectio xj.</text:p>
            <text:p text:style-name="P261">Q<text:span text:style-name="T587">uia</text:span> ergo tétigit Dóminum rigándo, osculándo, tergéndo, ungéndo pedes ejus, Pharisæus, quis invitáverat Dóminum Jesum Christum, quia ex illo génere erat hóminum superbórum‚ de quibus Isaías Propheta dicit: Qui dicunt, Recéde longe a me: noli me tangere, quóniam mundus sum: putávit Dóminum nescísse mulíerem.</text:p>
            <text:p text:style-name="P144"/>
          </table:table-cell>
          <table:table-cell table:style-name="Tabulka1.A1" office:value-type="string">
            <text:p text:style-name="P75"/>
            <text:p text:style-name="P469"><text:span text:style-name="T587">Když</text:span> se totiž dot<text:span text:style-name="T743">ý</text:span>k<text:span text:style-name="T743">a</text:span>la Pána <text:span text:style-name="T741">tím, že svlažila, líbala, osušila a pomazala jeho nohy, Fariseus, který pozval Pána Ježíše Krista, si myslel, že Pán tu ženu nezná. Byl totiž z toho druhu pyšných lidí, o kterých prorok Isajáš řekl: „</text:span><text:span text:style-name="T215">jsou to</text:span><text:span text:style-name="T1123"> t</text:span><text:span text:style-name="T741">i, kteří říkají: 'Odstup daleko ode mě, nedotýkej se mě, neboť jsem čistý.'“ </text:span></text:p>
          </table:table-cell>
        </table:table-row>
        <table:table-row table:style-name="Tabulka1.1">
          <table:table-cell table:style-name="Tabulka1.A1" office:value-type="string">
            <text:p text:style-name="P21">Lectio xij.</text:p>
            <text:p text:style-name="P381">O Pharisæe invitátor, et irrísor Dómini! Dóminum pascis, et a quo pascéndus sis, non intélligis? Unde scis Dóminum nescísse quæ fúerit illa múlier, nisi quia permíssa est accédere, nisi quia illo patiénte, osculáta est pedes eius, nisi quia tersit, nisi quia unxit? Accéssit autem ad Dóminum immúnda‚ ut redíret munda. Accéssit ægra, ut redíret sana. Accéssit conféssa‚ ut redíret proféssa.</text:p>
            <text:p text:style-name="P144"/>
          </table:table-cell>
          <table:table-cell table:style-name="Tabulka1.A1" office:value-type="string">
            <text:p text:style-name="P75"/>
            <text:p text:style-name="P439"><text:span text:style-name="T1019">Ó </text:span><text:span text:style-name="T1020">F</text:span><text:span text:style-name="T1019">ari</text:span><text:span text:style-name="T1020">s</text:span><text:span text:style-name="T1019">ei, </text:span><text:span text:style-name="T1021">ty</text:span><text:span text:style-name="T1019"> zveš Pána, a </text:span><text:span text:style-name="T1022">přitom se mu </text:span><text:span text:style-name="T1019">vysmíváš! </text:span><text:span text:style-name="T1022">Dáváš </text:span><text:span text:style-name="T1019">Pán</text:span><text:span text:style-name="T1022">u jíst</text:span><text:span text:style-name="T1019">, ale nevíš, od koho by</text:span><text:span text:style-name="T1022">s</text:span><text:span text:style-name="T1019"> měl </text:span><text:span text:style-name="T1022">ty sám dostat pokrm</text:span><text:span text:style-name="T1019">? </text:span><text:span text:style-name="T1020">Jak můžeš vědět</text:span><text:span text:style-name="T1019">, že Pán ne</text:span><text:span text:style-name="T1020">tušil</text:span><text:span text:style-name="T1019">, kdo byla ona žena? </text:span><text:span text:style-name="T1023">Nenechal ji snad k sobě přistoupit, nenechal ji, aby líbala jeho nohy, utřela je a pomazala? Přistoupila totiž k Pánu nečistá, vrátila se čistá. Přistoupila nemocná, vrátila se zdravá. Přistoupila s přiznáním, aby odešla s vyznáním.</text:span></text:p>
          </table:table-cell>
        </table:table-row>
        <table:table-row table:style-name="Tabulka1.1">
          <table:table-cell table:style-name="Tabulka1.A1" table:number-columns-spanned="2" office:value-type="string">
            <text:p text:style-name="P232"><text:span text:style-name="T112">DIE </text:span><text:span text:style-name="T113">X</text:span><text:span text:style-name="T114">X</text:span><text:span text:style-name="T115">I</text:span><text:span text:style-name="T114">V</text:span><text:span text:style-name="T112">. </text:span><text:span text:style-name="T115">J</text:span><text:span text:style-name="T116">U</text:span><text:span text:style-name="T113">L</text:span><text:span text:style-name="T116">I</text:span><text:span text:style-name="T117">I.</text:span></text:p>
            <text:p text:style-name="P247"><text:span text:style-name="T41">I</text:span><text:span text:style-name="T120">n</text:span><text:span text:style-name="T41"> F</text:span><text:span text:style-name="T120">esto</text:span><text:span text:style-name="T41"> </text:span><text:span text:style-name="T52">B</text:span><text:span text:style-name="T41">. </text:span><text:span text:style-name="T52">B</text:span><text:span text:style-name="T534">a</text:span><text:span text:style-name="T537">lduini</text:span><text:span text:style-name="T533">,</text:span></text:p>
            <text:p text:style-name="P55"><text:soft-page-break/><text:span text:style-name="T571">Abbatis et Confessoris</text:span>.</text:p>
            <text:p text:style-name="P53">iij. Lect. et M.</text:p>
          </table:table-cell>
          <table:covered-table-cell/>
        </table:table-row>
        <table:table-row table:style-name="Tabulka1.1">
          <table:table-cell table:style-name="Tabulka1.A1" office:value-type="string">
            <text:p text:style-name="P170">In I. Nocturno</text:p>
            <text:p text:style-name="P163">De libro Ecclesiástici.</text:p>
            <text:p text:style-name="P12">Lectio j. <text:span text:style-name="T572">Cap. 31.</text:span></text:p>
            <text:p text:style-name="P281">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1"/>
          </table:table-cell>
          <table:table-cell table:style-name="Tabulka1.A1" office:value-type="string">
            <text:p text:style-name="P64"/>
            <text:p text:style-name="P64"/>
            <text:p text:style-name="P64"/>
            <text:p text:style-name="P320">Blaze <text:span text:style-name="T574">muži</text:span>, který <text:span text:style-name="T574">shledán byl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text:p>
            <text:p text:style-name="P73"><text:span text:style-name="T573">(</text:span><text:span text:style-name="T170">ČEP</text:span><text:span text:style-name="T168">, </text:span><text:span text:style-name="T171">značně </text:span><text:span text:style-name="T169">upraveno</text:span><text:span text:style-name="T573">)</text:span></text:p>
          </table:table-cell>
        </table:table-row>
        <table:table-row table:style-name="Tabulka1.1">
          <table:table-cell table:style-name="Tabulka1.A1" office:value-type="string">
            <text:p text:style-name="P8">Lectio ij.</text:p>
            <text:p text:style-name="P358">B<text:span text:style-name="T587">alduínus</text:span> nóbili génere <text:span text:style-name="T744">ortus</text:span>, Rainárdi, Cassinénsis Abbátis ac sanctæ Románæ Ecclésiæ Cardinális frater germánus, mónachus Clarævallénsis, sancti Patris Bernárdi discípulus, et ab eo speciáli amóris prærogatíva diléctus, vir fuit singulári sanctitátis opinióne célebris‚ atque ab eódem sancto Doctóre Monastério sancti Pastóris‚ Ordinis Cisterciénsis in diœcési Reatína præféctus. Postquam beátus Abbas decem annos illud Cœnóbium rexísset, ac piíssimis móribus et Angélicæ conversatiónis exémplo mónachos suæ curæ commíssos informásset, sanctis opéribus et miráculis clarus ad cœlos evolávit, anno salútis millésimo centésimo quadragésimo, et in Cathedráli Reatína honorifice sepúltus, summa veneratióne cólitur.</text:p>
            <text:p text:style-name="P205"/>
          </table:table-cell>
          <table:table-cell table:style-name="Tabulka1.A1" office:value-type="string">
            <text:p text:style-name="P80"/>
            <text:p text:style-name="P332"><text:span text:style-name="T691">Balduin</text:span><text:span text:style-name="T744"> pocházel ze vznešeného rodu, byl rodným bratrem Rainarda, Opata </text:span><text:span text:style-name="T180">kláštera </text:span><text:span text:style-name="T325">na Monte Cassinu a Kardinála svaté Církve Římské. On sám byl mnichem v Clairvaux, učedník svatého Otce Bernarda, </text:span><text:span text:style-name="T326">od něhož se mu dostalo výsady obzvláštního zalíbení. Byl to muž </text:span><text:span text:style-name="T327">proslavený</text:span><text:span text:style-name="T326"> jedinečnou pověstí </text:span><text:span text:style-name="T327">své </text:span><text:span text:style-name="T326">svatosti </text:span><text:span text:style-name="T328">a sám svatý Učitel jej ustanovil představeným </text:span><text:span text:style-name="T181">kláštera </text:span><text:span text:style-name="T329">Cisterciáckého Řádu San Pastore v </text:span><text:span text:style-name="T182">italské </text:span><text:span text:style-name="T329">diecézi Rieti. Poté svatý Opat deset let vedl tento Klášter a nad</text:span><text:span text:style-name="T331">evše</text:span><text:span text:style-name="T329"> zbožnými mravy a svým Andělským chováním </text:span><text:span text:style-name="T330">přetvářel mnichy sobě do péče svěřené, proslaven svatými činy a zázraky vznesl se do nebes roku spásy 1140. Byl s poctami pohřben v katedrále v Rieti a </text:span><text:span text:style-name="T183">mezi věřícími </text:span><text:span text:style-name="T330">je chován v nejvyšší úctě</text:span><text:span text:style-name="T183">.</text:span></text:p>
          </table:table-cell>
        </table:table-row>
        <table:table-row table:style-name="Tabulka1.1">
          <table:table-cell table:style-name="Tabulka1.A1" office:value-type="string">
            <text:p text:style-name="P8">Lectio iij.</text:p>
            <text:p text:style-name="P359">E<text:span text:style-name="T587">xtat</text:span> officiosíssima sancti Bernárdi Abbátis epístola ad beátum Balduínum‚ tunc recénter ad Itáliam transmíssum, in qua hæc inter ália habet sanctus Pater: Sicut mater únicum amat fílium, ita te diligébam hæréntem láteri meo, placéntem cordi meo. Díligam et abséntem ne solátium meum ex te, et te non vídear dilexísse. Eras pernecessárius mihi; atque hinc vel máxime claret, quam sincére te díligam. Hódie nempe non te caruíssem, si quæsivíssem quæ mea sunt: nunc autem vides, quod, spretis utilitátibus meis, tuis compéndiis non invídi, ponens te útique ibi, unde aliquándo transponáris super ómnia bona Dómini tui.</text:p>
            <text:p text:style-name="P91"/>
          </table:table-cell>
          <table:table-cell table:style-name="Tabulka1.A1" office:value-type="string">
            <text:p text:style-name="P80"/>
            <text:p text:style-name="P409"><text:span text:style-name="T601">Zachoval</text:span><text:span text:style-name="T919"> se přelaskavý dopis</text:span><text:span text:style-name="T901"> </text:span><text:span text:style-name="T919">svatého Opata Bernarda, který napsal svatému Balduinovi nedlouho poté, co byl odeslán do Itálie, v němž mimo jiné svatý Otec praví: „Stejně jako matka miluje jediného syna, tak jsem i já miloval tebe, když jsi dlel po mém boku a přilnul k mému srdci. Budu tě milovat i nadále, když už zde nejsi, aby se snad nezdálo, že jsem měl rád pouze tvou pomoc a ne tebe. Byl jsi pro mě nesmírně důležitý, a zde se snad nejvíce ukáže, jak </text:span><text:span text:style-name="T920">opravdově</text:span><text:span text:style-name="T919"> tě miluji. Dnes bych se totiž bez tebe neobešel, kdybych se zeptal, co všechno je mé: nyní však vidíš, že pokud bych se mohl zříci své zodpovědnosti, nezáviděl bych ti, co jsi získal, </text:span><text:span text:style-name="T920">avšak</text:span><text:span text:style-name="T919"> vrátil bych tě tam, odkud jsi byl nedávno vzat. To by bylo nade všechny dary tvého Pána.</text:span></text:p>
          </table:table-cell>
        </table:table-row>
        <table:table-row table:style-name="Tabulka1.1">
          <table:table-cell table:style-name="Tabulka1.A1" table:number-columns-spanned="2" office:value-type="string">
            <text:p text:style-name="P175"><text:span text:style-name="T27">DIE</text:span><text:span text:style-name="T2"> </text:span><text:span text:style-name="T15">X</text:span><text:span text:style-name="T18">X</text:span><text:span text:style-name="T19">V</text:span><text:span text:style-name="T2">. </text:span><text:span text:style-name="T27">JULII</text:span></text:p>
            <text:p text:style-name="P223"><text:span text:style-name="T41">I</text:span><text:span text:style-name="T120">n</text:span><text:span text:style-name="T41"> F</text:span><text:span text:style-name="T120">esto</text:span><text:span text:style-name="T41"> </text:span><text:span text:style-name="T51">S</text:span><text:span text:style-name="T50">. </text:span><text:span text:style-name="T53">J</text:span><text:span text:style-name="T539">a</text:span><text:span text:style-name="T538">cob</text:span><text:span text:style-name="T539">i</text:span><text:span text:style-name="T536">,</text:span></text:p>
            <text:p text:style-name="P57"><text:soft-page-break/>Apostoli.</text:p>
            <text:p text:style-name="P108"><text:span text:style-name="T129">MM. m</text:span><text:span text:style-name="T131">aj</text:span><text:span text:style-name="T129">.</text:span></text:p>
          </table:table-cell>
          <table:covered-table-cell/>
        </table:table-row>
        <table:table-row table:style-name="Tabulka1.1">
          <table:table-cell table:style-name="Tabulka1.A1" office:value-type="string">
            <text:p text:style-name="P171">In I. Nocturno</text:p>
            <text:p text:style-name="P166">De <text:span text:style-name="T838">Epístola prima beáti Pauli Apóstoli</text:span></text:p>
            <text:p text:style-name="P168">ad Corínthios</text:p>
            <text:p text:style-name="P24">Lectio j. <text:span text:style-name="T572">Cap. 4.</text:span></text:p>
            <text:p text:style-name="P283">S<text:span text:style-name="T587">ic</text:span> nos exístimet homo ut minístros Christi: et dispensatóres mysteriórum Dei. Hic jam quæritur inter dispensatóres ut fidélis quis inveniátur. Mihi autem pro mínimo est ut a vobis júdicer, aut ab humáno die: sed neque meípsum júdico. Nihil enim mihi cónscius sum: sed non in hoc justificátus sum: qui autem júdicat me, Dóminus est. </text:p>
            <text:p text:style-name="P283"/>
          </table:table-cell>
          <table:table-cell table:style-name="Tabulka1.A1" office:value-type="string">
            <text:p text:style-name="P69"/>
            <text:p text:style-name="P69"/>
            <text:p text:style-name="P69"/>
            <text:p text:style-name="P69"/>
            <text:p text:style-name="P321"><text:span text:style-name="T587">Proto</text:span> ať nás všichni pokládají za služebníky Kristovy a správce Božích tajemství. Od správců se nežádá nic jiného, než aby byl každý shledán věrným. Mně tedy pramálo záleží na tom, soudíte-li mě vy nebo jakýkoliv lidský soud. Vždyť ani já nejsem soudcem sám nad sebou; ničeho si nejsem sice vědom, tím však ještě nejsem ospravedlněn, neboť mým soudcem je Pán. </text:p>
          </table:table-cell>
        </table:table-row>
        <table:table-row table:style-name="Tabulka1.1">
          <table:table-cell table:style-name="Tabulka1.A1" office:value-type="string">
            <text:p text:style-name="P24">Lectio ij.</text:p>
            <text:p text:style-name="P363">I<text:span text:style-name="T587">taque</text:span> nolíte ante tempus judicáre, quoadúsque véniat Dóminus: qui et illuminábit abscóndita tenebrárum, et manifestábit consília córdium: et tunc laus erit unicuíque a Deo. Hæc autem, fratres, transfigurávi in me et Apóllo, propter vos: ut in nobis discátis, ne supra quam scriptum est, unus advérsus álterum inflétur pro álio. Quis enim et discérnit? Quid autem habes quod non accepísti? Si autem accepísti, quid gloriáris Quasi non accéperis?</text:p>
            <text:p text:style-name="P363"/>
          </table:table-cell>
          <table:table-cell table:style-name="Tabulka1.A1" office:value-type="string">
            <text:p text:style-name="P86"/>
            <text:p text:style-name="P328"><text:span text:style-name="T587">Nevyslovujte</text:span> proto soudy předčasně, dokud Pán nepřijde. On vynese na světlo to, co je skryto ve tmě, a <text:span text:style-name="T839">vy</text:span>jeví záměry srdcí; tehdy se člověku dostane chvály od Boha. Toto jsem, bratří, kvůli vám vztáhl na sebe a na Apolla, abyste se na nás naučili, co znamená ‚ne nad to, co je psáno,‘ a nikdo se nepyšnil jedním z nás proti druhému. Kdo ti dal vyniknout? Máš <text:span text:style-name="T839">snad </text:span>něco, co bys nebyl dostal? A když jsi to dostal, proč se chlubíš, jako bys to nebyl dostal? </text:p>
          </table:table-cell>
        </table:table-row>
        <table:table-row table:style-name="Tabulka1.1">
          <table:table-cell table:style-name="Tabulka1.A1" office:value-type="string">
            <text:p text:style-name="P24">Lectio iij.</text:p>
            <text:p text:style-name="P363">J<text:span text:style-name="T587">am</text:span> saturáti estis, jam dívites facti estis: sine nobis regnátis: et útinam regnétis, ut et nos vobíscum regnémus. Puto enim quod Deus nos Apóstolos novíssimos osténdit, tamquam morti destinátos : quia spectáculum facti sumus mundo, et Angelis, et homínibus. Nos stulti propter Christum, vos autem prudéntes in Christo: nos infírmi, vos autem fortes: vos nóbiles, nos autem ignóbiles.</text:p>
            <text:p text:style-name="P363"/>
          </table:table-cell>
          <table:table-cell table:style-name="Tabulka1.A1" office:value-type="string">
            <text:p text:style-name="P86"/>
            <text:p text:style-name="P328"><text:span text:style-name="T587">Už</text:span> jste nasyceni, už jste zbohatli, vešli jste do Božího království, a my ne! Kéž byste skutečně vešli do království, abychom i my kralovali spolu s vámi! Skoro se mi zdá, že nás <text:span text:style-name="T839">A</text:span>poštoly Bůh určil na poslední místo, jako vydané na smrt; stali jsme se divadlem světu, <text:span text:style-name="T839">A</text:span>ndělům i lidem. My jsme blázni pro Krista, vy ovšem jste v Kristu rozumní; my jsme slabí, vy silní; vy slavní, my beze cti. </text:p>
          </table:table-cell>
        </table:table-row>
        <table:table-row table:style-name="Tabulka1.1">
          <table:table-cell table:style-name="Tabulka1.A1" office:value-type="string">
            <text:p text:style-name="P24">Lectio i<text:span text:style-name="T824">v</text:span>.</text:p>
            <text:p text:style-name="P363">U<text:span text:style-name="T587">sque</text:span> in hanc horam et esurímus, et sitímus, et nudi sumus, et cólaphis cædimur, et instabiles sumus, et laborámus operántes mánibus nostris: maledícimur, et benedícimus: persecutiónem pátimur, et sustinémus: blasphemámur, et obsecrámus: tamquam purgaménta hujus mundi facti sumus, ómnium peripséma usque adhuc. Non ut confúndam vos, hæc scribo, sed ut fílios meos charíssimos móneo.</text:p>
            <text:p text:style-name="P363"/>
          </table:table-cell>
          <table:table-cell table:style-name="Tabulka1.A1" office:value-type="string">
            <text:p text:style-name="P86"/>
            <text:p text:style-name="P328"><text:span text:style-name="T587">Až</text:span> do této chvíle trpíme hladem a žízní a nemáme co na sebe, jsme biti, jsme bez domova, s námahou pracujeme svýma rukama. Jsme-li tupeni, žehnáme, pronásledováni neklesáme, když nám zlořečí, odpovídáme laskavě. Až dosud jsme vyděděnci světa, na které se všechno svaluje. Nepíši to proto, abych vás zahanbil, ale abych vás jako své milované děti napomenul. <text:s/><text:span text:style-name="T213">(ČEP)</text:span></text:p>
          </table:table-cell>
        </table:table-row>
        <table:table-row table:style-name="Tabulka1.1">
          <table:table-cell table:style-name="Tabulka1.A1" office:value-type="string">
            <text:p text:style-name="P219">In II. Nocturno</text:p>
            <text:p text:style-name="P41">Lectio v.</text:p>
            <text:p text:style-name="P394"><text:soft-page-break/>J<text:span text:style-name="T587">acóbus</text:span> Zebedæi fílius Joánnis Apóstoli germánus frater, Galilæus‚ et ambo ab ipso Jesu Boanérges, id est, tonítrui fílii sunt appelláti. Is unus fuit ex tribus Apóstolis, quos Salvátor máxime diléxit, et testes esse vóluit suæ transfiguratiónis‚ et interésse miráculo, cum Archisynagógi fíliam a mórtuis excitavit, et adésse cum secéssit in montem Olivéti, Patrem oratúrus, ántequam a Judæis comprehenderétur.</text:p>
            <text:p text:style-name="P197"/>
          </table:table-cell>
          <table:table-cell table:style-name="Tabulka1.A1" office:value-type="string">
            <text:p text:style-name="P193"/>
            <text:p text:style-name="P193"/>
            <text:p text:style-name="P423"><text:soft-page-break/><text:span text:style-name="T706">Jakub</text:span><text:span text:style-name="T1067">, syn Zebedeův byl rodným bratrem Apoštola Jana, Galilej</text:span><text:span text:style-name="T1068">ec</text:span><text:span text:style-name="T1067">, a oba dva byli samotným Ježíšem nazýváni Boanerges, t</text:span><text:span text:style-name="T1069">edy</text:span><text:span text:style-name="T1067"> synové hromu. Jakub byl jedním ze třech Apoštolů, které Spasitel nejvíce miloval, a chtěl, aby byli svědky jeho proměnění, aby byli u zázraku, kdy vzkřísil z mrtvých dceru představeného synagogy, a byli s ním, když vystoupil na horu Olivetskou, aby se modlil k Otci předtím, než jej Židé zajali.</text:span></text:p>
          </table:table-cell>
        </table:table-row>
        <table:table-row table:style-name="Tabulka1.1">
          <table:table-cell table:style-name="Tabulka1.A1" office:value-type="string">
            <text:p text:style-name="P45">Lectio vj.</text:p>
            <text:p text:style-name="P397">P<text:span text:style-name="T587">ost</text:span> Jesu Christi ascénsum in cœlum, in Judæa et Samaría ejus divinitátem prædicans, plúrimos ad Christiánam fidem perdúxit. Mox in Hispániam proféctus, ibi áliquos ad Christum convértit, ex quorum número septem póstea Epíscopi a beáto Petro ordináti‚ in Hispániam primi dirécti sunt.</text:p>
            <text:p text:style-name="P218"/>
          </table:table-cell>
          <table:table-cell table:style-name="Tabulka1.A1" office:value-type="string">
            <text:p text:style-name="P193"/>
            <text:p text:style-name="P462"><text:span text:style-name="T587">Po</text:span> nanebevstoupení Ježíše Krista hlásal v Judsku a Samaří jeho božství a mnohé přivedl ke Křesťanské víře. Pak odešel do Hispánie, kde<text:span text:style-name="T745"> některé obrátil ke Kristu, sedm z nich pak svatý Petr vysvětil na Biskupy a byli jako první vysláni </text:span><text:span text:style-name="T192">opět</text:span><text:span text:style-name="T745"> do Hispánie. </text:span></text:p>
          </table:table-cell>
        </table:table-row>
        <table:table-row table:style-name="Tabulka1.1">
          <table:table-cell table:style-name="Tabulka1.A1" office:value-type="string">
            <text:p text:style-name="P45">Lectio vij.</text:p>
            <text:p text:style-name="P396">D<text:span text:style-name="T587">eínde</text:span> Jerosólymam revérsus, cum inter álios Hermógenem magum fídei veritáte imbuísset, Heródes Agríppa ad regnum elátus, ut a Judæis, grátiam iníret, Jacóbum líbere Jesum Christum Deum confiténtem cápitis supplício condemnávit. Quem eum is, qui eum dúxerat ad tribúnal, fórtiter martyrium subeúntem vidísset; statim se et ipse Christianum esse proféssus est.</text:p>
            <text:p text:style-name="P200"/>
          </table:table-cell>
          <table:table-cell table:style-name="Tabulka1.A1" office:value-type="string">
            <text:p text:style-name="P193"/>
            <text:p text:style-name="P450"><text:span text:style-name="T587">Pak</text:span> se vrátil do Jerusaléma, kde<text:span text:style-name="T746"> do pravdy víry ponořil </text:span>mimo jiné <text:span text:style-name="T746">mága Hermogena, pak se však dostal na trůn Herodes Agrippa, a ten, aby se vetřel do přízně Židů, Jakuba, který svobodně přiznal, že věří, že Ježíš Kristus je Bůh, odsoudil k hrdelnímu trestu. Když pak </text:span><text:span text:style-name="T184">voják</text:span><text:span text:style-name="T746">, který jej vedl k soudu, viděl, jak statečně se vydává k mučednictví, najednou i on sám vyznal, že je Křesťanem. </text:span></text:p>
          </table:table-cell>
        </table:table-row>
        <table:table-row table:style-name="Tabulka1.1">
          <table:table-cell table:style-name="Tabulka1.A1" office:value-type="string">
            <text:p text:style-name="P45">Lectio viij.</text:p>
            <text:p text:style-name="P396">A<text:span text:style-name="T587">d</text:span> suppl<text:span text:style-name="T747">í</text:span>cium cum raperéntur, pétiit ille a Jacóbo véniam: quem Jacóbus osculátus: Pax, inquit, tibi sit. Itaque utérque est secúri percússus, cum paulo ante Jacóbus paralyticum sanásset. Corpus ejus póstea Compostéllam translátum est hodiérno die; ipse tamen circa festum Paschæ primus Apostolórum Jerosólymis profúso sánguine testimónium Jesu Christo dedit.</text:p>
            <text:p text:style-name="P218"/>
          </table:table-cell>
          <table:table-cell table:style-name="Tabulka1.A1" office:value-type="string">
            <text:p text:style-name="P193"/>
            <text:p text:style-name="P461"><text:span text:style-name="T587">Když</text:span> <text:span text:style-name="T747">je </text:span><text:span text:style-name="T185">oba</text:span><text:span text:style-name="T747"> zajali a vedli na popraviště, požádal voják Jakuba, aby mu odpustil, načež jej Jakub políbí a praví: „Pokoj buď tobě.“ Jakub ještě uzdravil ochrnutého a pak byli oba sťati sekyrou. Jakubovo tělo bylo později přeneseno do Compostelly právě dnešního dne</text:span><text:span text:style-name="T185">, </text:span><text:span text:style-name="T186">kdy Církev slaví </text:span><text:span text:style-name="T187">tento svátek</text:span><text:span text:style-name="T747">. Sám Jakub totiž jako první z Apoštolů prolitím </text:span><text:span text:style-name="T193">své </text:span><text:span text:style-name="T747">krve vydal svědectví Ježíši Kristu někdy o Velikonocích.</text:span></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4">Matthæum</text:span><text:span text:style-name="T220">.</text:span><text:span text:style-name="T62"> </text:span></text:p>
            <text:p text:style-name="P105"><text:span text:style-name="T62">Lectio ix. Cap. </text:span><text:span text:style-name="T69">20</text:span><text:span text:style-name="T62">.</text:span></text:p>
            <text:p text:style-name="P377">I<text:span text:style-name="T587">n</text:span> illo témpore: Accéssit ad Jesum mater filiórum Zebedæi cum fíliis suis, adórans et petens áliquid ab eo. Et réliqua.</text:p>
            <text:p text:style-name="P144"/>
            <text:p text:style-name="P145">Homilía sancti Joánnis Chrysóstomi.</text:p>
            <text:p text:style-name="P31">Homilia 66. in Matth.</text:p>
            <text:p text:style-name="P378">N<text:span text:style-name="T587">on</text:span> turbétur quisquam, si ádeo imperféctos dícimus Apóstolos fuísse: nondum enim mystérium Crucis erat consummátum, nondum grátia Spíritus in corda ipsórum infúsa. <text:soft-page-break/>Quod si virtútem ipsórum díscere cupis, quales post datam grátiam Spíritus fúerint, consídera, et vidébis omnem ab illis pervérsam affectiónem fuísse superátam.</text:p>
            <text:p text:style-name="P144"/>
          </table:table-cell>
          <table:table-cell table:style-name="Tabulka1.A1" office:value-type="string">
            <text:p text:style-name="P75"/>
            <text:p text:style-name="P75"/>
            <text:p text:style-name="P75"/>
            <text:p text:style-name="P329"><text:span text:style-name="T587">Za</text:span> onoho času <text:span text:style-name="T748">přistoupila k Ježíšovi matka synů Zebedeových se svými syny, klaněla se mu, a něco od něj žádala</text:span>. A ostatní.</text:p>
            <text:p text:style-name="P75"/>
            <text:p text:style-name="P75"/>
            <text:p text:style-name="P75"/>
            <text:p text:style-name="P471"><text:span text:style-name="T587">Ať</text:span> se nikdo nepohoršuje, když říkáme, že Apoštolové byli tak nedokonalí. Tajemství Kříže totiž ještě nebylo dokonáno a milost Ducha ještě nebyla vlita do jejich srdcí. Kdo tedy <text:soft-page-break/>toužíš poznat jejich ctnosti, jací byli poté, co jim byla dána milost Ducha, považ, a uvidíš, že překonali všechny své zvrácené sklony.</text:p>
          </table:table-cell>
        </table:table-row>
        <table:table-row table:style-name="Tabulka1.1">
          <table:table-cell table:style-name="Tabulka1.A1" office:value-type="string">
            <text:p text:style-name="P21">Lectio x. </text:p>
            <text:p text:style-name="P379">V<text:span text:style-name="T587">ólumus</text:span>, <text:span text:style-name="T749">í</text:span>nquiunt, ut quodcúmque petiérimus, fácias nobis. Ad quod, Christus: Quid vultis? Respóndit: non ignórans certe, sed ut eos respondére cogat, et ulcus détegat, et ita medicaméntum appónat. Illi vero cum erubéscerent‚ et verecúndia prohiberéntur, quóniam humáno afféctu eo devénerant, seórsum ab áliis discípulis Christum accipiéntes, interrogavérunt. Progréssi sunt enim, inquit, ne illis manifésti fíerent: et ita demum ea, quæ volébant, dixérunt.</text:p>
            <text:p text:style-name="P144"/>
          </table:table-cell>
          <table:table-cell table:style-name="Tabulka1.A1" office:value-type="string">
            <text:p text:style-name="P75"/>
            <text:p text:style-name="P474"><text:span text:style-name="T693">Pravili</text:span><text:span text:style-name="T749">: „O cokoliv tě požádáme, chceme, abys to splnil.“ Na to jim Kristus řekl: „Co chcete?“ Právě takto odpověděl. I když zajisté věděl, co chtějí, chtěl je přimět, aby mu odpověděli, našel vřed, a takto chtěl přiložit lék. Oni se pak zastyděli a ostych je držel zpět, neboť byli vedeni lidskou žádostivostí, takže si </text:span><text:span text:style-name="T194">nakonec </text:span><text:span text:style-name="T749">Krista vzali stranou od ostatních učedníků a zeptali se jej. „Poodešli totiž,“ praví, „aby nemuseli mluvit otevřeně.“ A takto tedy vše, co chtěli, </text:span><text:span text:style-name="T188">Pánovi </text:span><text:span text:style-name="T749">řekli.</text:span></text:p>
          </table:table-cell>
        </table:table-row>
        <table:table-row table:style-name="Tabulka1.1">
          <table:table-cell table:style-name="Tabulka1.A1" office:value-type="string">
            <text:p text:style-name="P21">Lectio xj.</text:p>
            <text:p text:style-name="P261">V<text:span text:style-name="T587">olébant</text:span> autem, ut ego conjício, quóniam super duódecim sedes sessúros discípulos audiérunt, primátum hujus concéssus impetráre: et præpóni quidem se céteris sciébant; Petrum vero sibi præférri formidántes, dícere ausi sunt: Dic ut unus a dextris, alter a sinístris sédeat. Et urgent dicéntes: Dic. Quid ígitur ipse? Nescítis, ait, quid petátis: nescítis quam magnum hoc sit, quam mirábile‚ ac ipsas superióres excédens virtútes.</text:p>
            <text:p text:style-name="P144"/>
          </table:table-cell>
          <table:table-cell table:style-name="Tabulka1.A1" office:value-type="string">
            <text:p text:style-name="P75"/>
            <text:p text:style-name="P470"><text:span text:style-name="T692">Oni</text:span><text:span text:style-name="T750"> totiž chtěli, jak jsem si odvodil, neboť slyšeli o tom, že učedníci budou sedět na dvanácti stolicích, získat prvenství Pánovým souhlasem a tedy dozvědět se, jestli budou nadřízeni ostatním. Obávali se totiž, že jim bude nadřízen Petr, takže se odvážili </text:span><text:span text:style-name="T189">Pánovi </text:span><text:span text:style-name="T750">říct: „Řekni, ať jeden </text:span><text:span text:style-name="T189">z nás </text:span><text:span text:style-name="T332">sedí na pravici a druhý na levici.“ A </text:span><text:span text:style-name="T333">doléhali na něj </text:span><text:span text:style-name="T334">řkouce</text:span><text:span text:style-name="T333">: „Řekni.“ A co on na to? „Nevíte,“ řekl, „co žádáte.“ Nevíte totiž, jak veliká věc to je, jak podivuhodná </text:span><text:span text:style-name="T334">věc</text:span><text:span text:style-name="T333">, která převyšuje </text:span><text:span text:style-name="T335">vaše</text:span><text:span text:style-name="T333"> nejvyšší síly.</text:span></text:p>
          </table:table-cell>
        </table:table-row>
        <table:table-row table:style-name="Tabulka1.1">
          <table:table-cell table:style-name="Tabulka1.A1" office:value-type="string">
            <text:p text:style-name="P21">Lectio xij.</text:p>
            <text:p text:style-name="P381">E<text:span text:style-name="T587">t</text:span> adjécit: Potestis bíbere cálicem, quem ego bibitúrus sum, et baptísmo, quo ego baptízor‚ baptizári? Perpéndis‚ quómodo statim ab hac opinióne ipsos remóvit‚ contrária eis dísserens. Nam vos, inquit, de honóribus et de corónis mecum ágitis: ego vero de luctámine atque sudóre díssero. Non præmiórum hoc tempus est, nec illa glória mea modo apparébit: sed cædis ac periculórum tempus præsens est.</text:p>
            <text:p text:style-name="P144"/>
          </table:table-cell>
          <table:table-cell table:style-name="Tabulka1.A1" office:value-type="string">
            <text:p text:style-name="P75"/>
            <text:p text:style-name="P345">A dodal: „Můžete pít kalich, který já mám pít, a křtem, kterým já budu pokřtěn, <text:span text:style-name="T165">také</text:span> býti pokřtěni?“ <text:span text:style-name="T751">Považ, jak je </text:span><text:span text:style-name="T190">Pán </text:span><text:span text:style-name="T751">hned od jejich rozmaru odradil a řekl pravý opak toho, co oni. „Neboť vy,“ pravil, „se mnou mluvíte o poctách a korunách, já však o zápasech a potu.“ Toto není čas odměn, ani moje sláva nebude zjevena hned. Tento čas je totiž časem mučednictví a </text:span><text:span text:style-name="T191">mnoha </text:span><text:span text:style-name="T752">nebezpečenství.</text:span></text:p>
          </table:table-cell>
        </table:table-row>
        <table:table-row table:style-name="Tabulka1.1">
          <table:table-cell table:style-name="Tabulka1.A1" table:number-columns-spanned="2" office:value-type="string">
            <text:p text:style-name="P112"><text:span text:style-name="T2">D</text:span><text:span text:style-name="T7">IE</text:span><text:span text:style-name="T6"> </text:span><text:span text:style-name="T20">XXV</text:span><text:span text:style-name="T7">I.</text:span><text:span text:style-name="T2"> </text:span><text:span text:style-name="T3">JU</text:span><text:span text:style-name="T5">L</text:span><text:span text:style-name="T3">I</text:span><text:span text:style-name="T4">I.</text:span></text:p>
            <text:p text:style-name="P250"><text:span text:style-name="T41">I</text:span><text:span text:style-name="T120">n</text:span><text:span text:style-name="T41"> F</text:span><text:span text:style-name="T120">esto </text:span></text:p>
            <text:p text:style-name="P251"><text:span text:style-name="T54">S. A</text:span><text:span text:style-name="T126">nnæ, </text:span><text:span text:style-name="T54">M</text:span><text:span text:style-name="T126">atris </text:span><text:span text:style-name="T54">B.M.V.</text:span></text:p>
            <text:p text:style-name="P251"><text:span text:style-name="T147">in </text:span><text:span text:style-name="T118">A</text:span><text:span text:style-name="T148">ltovadense </text:span><text:span text:style-name="T118">M</text:span><text:span text:style-name="T148">onasterio</text:span><text:span text:style-name="T147">: </text:span><text:span text:style-name="T569">Serm</text:span><text:span text:style-name="T570">. </text:span><text:span text:style-name="T569">min.</text:span></text:p>
            <text:p text:style-name="P118"><draw:frame draw:style-name="fr1" draw:name="Obrázek3" text:anchor-type="char" svg:x="2.8299in" svg:y="0.0744in" svg:width="1.6252in" svg:height="0.0882in" draw:z-index="2"><draw:image xlink:href="Pictures/100007680000BD7500000A4246BB7A4D3A1BE866.emf" xlink:type="simple" xlink:show="embed" xlink:actuate="onLoad" draw:mime-type="image/x-emf"/><draw:image xlink:href="Pictures/10000001000008F30000007C7B1A35E31CC61A57.png" xlink:type="simple" xlink:show="embed" xlink:actuate="onLoad" draw:mime-type="image/png"/></draw:frame></text:p>
          </table:table-cell>
          <table:covered-table-cell/>
        </table:table-row>
        <table:table-row table:style-name="Tabulka1.1">
          <table:table-cell table:style-name="Tabulka1.A1" office:value-type="string">
            <text:p text:style-name="P158">In I. Nocturno</text:p>
            <text:p text:style-name="P165">De Parábolis Salomónis.</text:p>
            <text:p text:style-name="P16">Lectio j. <text:span text:style-name="T572">Cap. 31.</text:span></text:p>
            <text:p text:style-name="P284"><text:soft-page-break/>M<text:span text:style-name="T587">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xit, dedítque prædam domésticis suis, et cibária ancíllis suis.</text:p>
            <text:p text:style-name="P284"/>
          </table:table-cell>
          <table:table-cell table:style-name="Tabulka1.A1" office:value-type="string">
            <text:p text:style-name="P134"><text:s/></text:p>
            <text:p text:style-name="P70"/>
            <text:p text:style-name="P70"/>
            <text:p text:style-name="P322"><text:soft-page-break/><text:span text:style-name="T694">Zdatnou</text:span><text:span text:style-name="T840"> ž</text:span>enu kdo nalezne? Je daleko cennější než <text:span text:style-name="T840">cokoliv na světě</text:span>. Srdce jejího muže na ni spoléhá a nepostrádá <text:span text:style-name="T840">zisk</text:span>. Prokazuje mu <text:span text:style-name="T165">jen</text:span> dobro a žádné zlo po celý svůj život. Stará se o vlnu a o len, pracuje s chutí vlastníma rukama. Podobna obchodním lodím zdaleka při<text:span text:style-name="T841">n</text:span>á<text:span text:style-name="T841">š</text:span>í svůj chléb. Ještě za noci vstává dát potravu svému domu a příkazy služkám. </text:p>
          </table:table-cell>
        </table:table-row>
        <table:table-row table:style-name="Tabulka1.1">
          <table:table-cell table:style-name="Tabulka1.A1" office:value-type="string">
            <text:p text:style-name="P15">Lectio ij. </text:p>
            <text:p text:style-name="P362"><text:span text:style-name="T587">Considerávit</text:span> agrum, et emit eum: de fructu mánuum suárum plantávit víneam. Accínxit fortitúdine lumbos suos, et roborávit bráchium suum. Gustávit, et vidit, quia bona est negotiátio ejus: non exstinguétur in nocte lucérna ejus. Manum suam misit ad fórtia, et dígiti ejus apprehendérunt fusum. Manum suam apéruit ínopi, et palmas suas exténdit ad páuperem.</text:p>
            <text:p text:style-name="P209"/>
          </table:table-cell>
          <table:table-cell table:style-name="Tabulka1.A1" office:value-type="string">
            <text:p text:style-name="P85"/>
            <text:p text:style-name="P299"><text:span text:style-name="T587">Vyhlédne</text:span> si pole a <text:span text:style-name="T842">koupí</text:span> je, z ovoce svých rukou vysází vinici. Bedra si opáše silou a posílí své paže. Okusí <text:span text:style-name="T842">a vidí</text:span>, jak je dobré její podnikání. Její svítilna nehasne ani v noci. Vztahuje ruce po přeslenu, svými prsty se chápe vřetena. Dlaň má otevřenou pro utištěného a ruce vztahuje k ubožáku.</text:p>
          </table:table-cell>
        </table:table-row>
        <table:table-row table:style-name="Tabulka1.1">
          <table:table-cell table:style-name="Tabulka1.A1" office:value-type="string">
            <text:p text:style-name="P15">Lectio iij.</text:p>
            <text:p text:style-name="P364"><text:span text:style-name="T587">N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96"/>
          </table:table-cell>
          <table:table-cell table:style-name="Tabulka1.A1" office:value-type="string">
            <text:p text:style-name="P85"/>
            <text:p text:style-name="P300"><text:span text:style-name="T587">Nebojí</text:span> se o svůj dům, když sněží, celý její dům je oblečen do dvojího šatu. Zhotovuje si přikrývky. Z jemného plátna a šarlatu je její oděv. <text:span text:style-name="T842">Vznešený</text:span> je v branách její manžel, když zasedá se staršími země. Zhotovuje plátno na prodej a pásy dodává <text:span text:style-name="T842">kananejskému </text:span>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15">Lectio i<text:span text:style-name="T766">v</text:span>. </text:p>
            <text:p text:style-name="P362"><text:span text:style-name="T587">Considerávit</text:span> sémitas domus suæ, et panem otiósa non comédit. Surrexérunt fílii ejus, et beatíssimam prædicavérunt: vir ejus, et laudávit eam. Multæ fíliæ congregavérunt divítas: tu supergréssa es univérsas. Fallax grátia, et vana est pulchritúdo: múlier timens Dóminum, ipsa laudábitur. Date ei de fructu mánuum suárum: et laudent eam in portis ópera ejus.</text:p>
            <text:p text:style-name="P96"/>
          </table:table-cell>
          <table:table-cell table:style-name="Tabulka1.A1" office:value-type="string">
            <text:p text:style-name="P85"/>
            <text:p text:style-name="P312"><text:span text:style-name="T587">Pozorně</text:span> sleduje chod svého domu a chleba <text:s/><text:span text:style-name="T843">nikdy </text:span>nejí, <text:span text:style-name="T843">aniž by pracovala</text:span>. Její synové povstávají a blahořečí jí, též její manžel ji chválí: „<text:span text:style-name="T843">M</text:span>nohé dcery <text:span text:style-name="T843">shromažďovaly bohatství</text:span>, ale ty<text:span text:style-name="T843">s</text:span> je všechny předč<text:span text:style-name="T843">ila</text:span>.“ Klamavá je líbeznost, pomíjivá krása; žena, jež se bojí Hospodina, dojde chvály. Dejte jí z ovoce jejích rukou, ať ji chválí v branách její činy!</text:p>
          </table:table-cell>
        </table:table-row>
        <table:table-row table:style-name="Tabulka1.1">
          <table:table-cell table:style-name="Tabulka1.A1" office:value-type="string">
            <text:p text:style-name="P132">In II. Nocturno</text:p>
            <text:p text:style-name="P126">Sermo sancti Joánnis Damascéni.</text:p>
            <text:p text:style-name="P21">Or. 2. de Nat. B. Mariæ.</text:p>
            <text:p text:style-name="P21">Lectio v.</text:p>
            <text:p text:style-name="P347">P<text:span text:style-name="T672">ropónitur </text:span>nobis Annæ thálamus, <text:span text:style-name="T834">c</text:span>onjugális vitæ simul et virginitátis formam réferens, illam matris, hanc fíliæ: quarum áltera recens sterilitáte liberáta est, áltera autem aliquánto post, Christi partum ad nostræ natúræ conditiónem divíno opifício formátum, supra natúram <text:soft-page-break/>est editúra.</text:p>
            <text:p text:style-name="P347"/>
          </table:table-cell>
          <table:table-cell table:style-name="Tabulka1.A1" office:value-type="string">
            <text:p text:style-name="P75"/>
            <text:p text:style-name="P75"/>
            <text:p text:style-name="P75"/>
            <text:p text:style-name="P75"/>
            <text:p text:style-name="P476">V <text:span text:style-name="T755">tomto</text:span> čtení <text:span text:style-name="T844">j</text:span>e nám <text:span text:style-name="T755">předložena</text:span> svatební komnata Anny, která poukazuje na život manželský i panenský stav, manželství matky <text:span text:style-name="T1124">a </text:span>panenství dcery. Matka totiž právě <text:span text:style-name="T1136">byla </text:span>zbavena své neplodnosti, <text:span text:style-name="T1136">zatímco </text:span>dcera má za nějaký čas <text:span text:style-name="T753">nadpřirozeným způsobem porodit Krista, je</text:span><text:soft-page-break/><text:span text:style-name="T753">hož božský činitel </text:span><text:span text:style-name="T1136">se </text:span><text:span text:style-name="T753">nadpřirozeně přizpůsob</text:span><text:span text:style-name="T1136">í</text:span><text:span text:style-name="T753"> podmínkám naší přirozenosti.</text:span></text:p>
          </table:table-cell>
        </table:table-row>
        <table:table-row table:style-name="Tabulka1.1">
          <table:table-cell table:style-name="Tabulka1.A1" office:value-type="string">
            <text:p text:style-name="P19">Lectio vj.</text:p>
            <text:p text:style-name="P368">M<text:span text:style-name="T587">érito</text:span> ígitur Anna divíno Spíritu plena, læto hilaríque ánimo pérsonat: Congaudéte mecum, quæ promissiónis germen ex stérili ventre péperi, ac benedictiónis fructum ubéribus meis, ut optáveram‚ nútrio. Sterilitátis mœstítiam éxui, ac lætam fœcunditátis vestem índui. Congáudeat mecum hódie Anna illa, Phenénnæ adversária: et novum hoc atque inopinátum miráculum, quod in me gestum est, suo exemplo concélebret.</text:p>
            <text:p text:style-name="P213"/>
          </table:table-cell>
          <table:table-cell table:style-name="Tabulka1.A1" office:value-type="string">
            <text:p text:style-name="P75"/>
            <text:p text:style-name="P302"><text:span text:style-name="T695">Anna</text:span><text:span text:style-name="T754"> tedy opravdu byla naplněna Duchem svatým</text:span>, <text:span text:style-name="T754">když radostným a veselým hlasem zvolala: „Raduj</text:span><text:span text:style-name="T1136">t</text:span><text:span text:style-name="T754">e se se mnou, neboť jsem z neplodného lůna zrodila výhonek zaslíben</text:span><text:span text:style-name="T1136">í</text:span><text:span text:style-name="T754">, a plod požehnání jsem svými prsy kojila, jak jsem si přála. Svlékla jsem smutek neplodnosti a oblékla šťastné roucho plod</text:span><text:span text:style-name="T1124">­</text:span><text:span text:style-name="T754">nosti. Ať se se mnou dnes raduje ona </text:span><text:span text:style-name="T195">starozákonní</text:span><text:span text:style-name="T754"> Anna, protivnice Fenenny </text:span><text:span text:style-name="T1136">(</text:span><text:span text:style-name="T1137">viz Dominica ij. post Pent.)</text:span><text:span text:style-name="T754">, a tento nový a nečekaný zázrak, který se ve mně zrodil, ať svým příkladem také oslaví.</text:span></text:p>
          </table:table-cell>
        </table:table-row>
        <table:table-row table:style-name="Tabulka1.1">
          <table:table-cell table:style-name="Tabulka1.A1" office:value-type="string">
            <text:p text:style-name="P19">Lectio vij.</text:p>
            <text:p text:style-name="P372">E<text:span text:style-name="T587">xúltet</text:span> Sara seníli gáudio géstiens, meúmque ab sterilitáte concéptum præfigúrans. Cóncinant simul stériles et infœcúndæ visitatiónem meam admirábili modo cœlitus factam. Dicant item matres omnes hac fœcunditáte præditæ: Benedíctus qui orántibus id, quod optábant, largítus est, et fœcunditátem stérili dedit, ac felicíssimum illud germen Vírginis concéssit, quæ Mater Dei secúndum carnem fuit; cujus venter cœlum est, in qua habitávit is, qui nullo loco capi potest.</text:p>
            <text:p text:style-name="P98"/>
          </table:table-cell>
          <table:table-cell table:style-name="Tabulka1.A1" office:value-type="string">
            <text:p text:style-name="P75"/>
            <text:p text:style-name="P334"><text:span text:style-name="T616">Z</text:span><text:span text:style-name="T612">ajásej</text:span><text:span text:style-name="T369"> Sáro, </text:span><text:span text:style-name="T419">neboť</text:span><text:span text:style-name="T369"> jsi ve stáří mohla nosit radostný dar, a tím </text:span><text:span text:style-name="T491">jsi </text:span><text:span text:style-name="T369">předznamenala mé početí v neplodnosti. Nechť s námi zajásají neplodné a neúrodné nad mým navštívením, které podivuhodným způsobem učiněno bylo z nebes. Nechť </text:span><text:span text:style-name="T416">řeknou také všechny matky touto plodností obdarované: „Požehnaný, který modlícím se dal to, oč žádali, neplodné dal plodnost a udělil jí přešťastný výhonek Panny, z nějž se stala Matka Boží podle těla, jejíž lůno jest nebe, v němž přebýval ten, jehož žádné </text:span><text:span text:style-name="T376">jin</text:span><text:span text:style-name="T378">é</text:span><text:span text:style-name="T376"> </text:span><text:span text:style-name="T416">místo pojmouti nemůže.</text:span></text:p>
          </table:table-cell>
        </table:table-row>
        <table:table-row table:style-name="Tabulka1.1">
          <table:table-cell table:style-name="Tabulka1.A1" office:value-type="string">
            <text:p text:style-name="P19">Lectio viij.</text:p>
            <text:p text:style-name="P368">C<text:span text:style-name="T587">ónsonam</text:span> his nos quoque ipsi, quæ vocabátur stérilis, nunc autem virgínei thálami mater éxtitit, laudem offerámus. Dicámus ad eam cum Scriptúra: Quam beáta domus David, ex qua prodiísti‚ et venter in quo Deus sanctificatiónis arcam, hoc est, eam, a qua ipse sine semine concéptus est, fabricávit. Vere beáta es, ac ter beáta, quæ beatitúdine donátam a Deo infántem, hoc est, <text:span text:style-name="T717">M</text:span><text:span text:style-name="T587">aríam</text:span>, nómine quoque ipso magnópere venerándam peperísti.</text:p>
            <text:p text:style-name="P213"/>
          </table:table-cell>
          <table:table-cell table:style-name="Tabulka1.A1" office:value-type="string">
            <text:p text:style-name="P75"/>
            <text:p text:style-name="P440"><text:span text:style-name="T629">Společnou</text:span><text:span text:style-name="T473"> chválu nabídněme také té, o </text:span><text:span text:style-name="T474">níž</text:span><text:span text:style-name="T473"> říkali, že je neplodná, nyní však se ukázala býti panen</text:span><text:span text:style-name="T474">­</text:span><text:span text:style-name="T473">skou svatební komnatou. </text:span><text:span text:style-name="T475">Povězme jí totiž spolu s Písmem: „Jak blažený </text:span><text:span text:style-name="T476">jest </text:span><text:span text:style-name="T475">dům Davidův, z ně</text:span><text:span text:style-name="T487">ho</text:span><text:span text:style-name="T475">ž </text:span><text:span text:style-name="T476">js</text:span><text:span text:style-name="T477">i</text:span><text:span text:style-name="T476"> vzešla, a lůno, v němž Bůh </text:span><text:span text:style-name="T477">utvořil </text:span><text:span text:style-name="T476">schránu posvěcení, t</text:span><text:span text:style-name="T478">edy</text:span><text:span text:style-name="T476"> tu, z níž bez mužského semene </text:span><text:span text:style-name="T456">sám </text:span><text:span text:style-name="T476">byl počat. </text:span><text:span text:style-name="T479">Vpravdě blažená a třikrát blažená jsi </text:span><text:span text:style-name="T480">ty</text:span><text:span text:style-name="T479">, </text:span><text:span text:style-name="T474">jež</text:span><text:span text:style-name="T481"> jsi zrodila</text:span><text:span text:style-name="T482"> dítě, </text:span><text:span text:style-name="T481">kterým tě</text:span><text:span text:style-name="T482"> Bůh v blaženosti obdaroval, t</text:span><text:span text:style-name="T478">edy</text:span><text:span text:style-name="T482"> </text:span><text:span text:style-name="T718">M</text:span><text:span text:style-name="T630">ari</text:span><text:span text:style-name="T631">i</text:span><text:span text:style-name="T482">, </text:span><text:span text:style-name="T481">jež velkolepě velebená jest již </text:span><text:span text:style-name="T478">samotným </text:span><text:span text:style-name="T481">svým jménem</text:span><text:span text:style-name="T476">.“ </text:span></text:p>
          </table:table-cell>
        </table:table-row>
        <table:table-row table:style-name="Tabulka1.1">
          <table:table-cell table:style-name="Tabulka1.A1" office:value-type="string">
            <text:p text:style-name="P132">In III. Nocturno</text:p>
            <text:p text:style-name="P105"><text:span text:style-name="T220">Léctio sancti Evangélii </text:span><text:span text:style-name="T221">secúndum </text:span><text:span text:style-name="T223">Matthæum</text:span><text:span text:style-name="T220">.</text:span><text:span text:style-name="T62"> </text:span></text:p>
            <text:p text:style-name="P105"><text:span text:style-name="T62">Lectio ix. Cap. </text:span><text:span text:style-name="T63">1</text:span><text:span text:style-name="T62">.</text:span></text:p>
            <text:p text:style-name="P377"><text:span text:style-name="T587">In</text:span> illo témpore: Dixit Jesus discípulis suis parábolam hanc: Símile est regnum cælórum thesáuro abscóndito in agro. Et réliqua.</text:p>
            <text:p text:style-name="P144"/>
            <text:p text:style-name="P105"><text:span text:style-name="T159">Homil</text:span><text:span text:style-name="T160">í</text:span><text:span text:style-name="T159">a sancti </text:span><text:span text:style-name="T220">Gregórii Papæ.</text:span></text:p>
            <text:p text:style-name="P31">Homilía 11 in Evangelia.</text:p>
            <text:p text:style-name="P378"><text:span text:style-name="T587">C</text:span><text:span text:style-name="T715">œ</text:span><text:span text:style-name="T587">lórum</text:span> regnum, fratres caríssimi, idcírco terrénis rebus simile dícitur, ut, ex his quæ ánimus novit, surgat ad incógnita quæ non novit: quátenus exémplo visibílium se ad invisibília rápiat, et, per ea quæ usu dídicit quasi confricátus incaléscat; ut per hoc, quod scit notum <text:soft-page-break/>dilígere, discat et incógnita amáre. Ecce enim cælórum regnum thesáuro abscóndito in agro comparátur; quem, qui invénit homo, abscóndit, et præ gáudio illíus vadit, et vendit univérsa quæ habet, et emit agrum illum.</text:p>
            <text:p text:style-name="P144"/>
          </table:table-cell>
          <table:table-cell table:style-name="Tabulka1.A1" office:value-type="string">
            <text:p text:style-name="P75"/>
            <text:p text:style-name="P75"/>
            <text:p text:style-name="P75"/>
            <text:p text:style-name="P329"><text:span text:style-name="T587">Za</text:span> onoho času řekl Ježíš svým učedníkům toto podobenství: podobné je království nebeské pokladu skrytému v poli. A ostatní. </text:p>
            <text:p text:style-name="P75"/>
            <text:p text:style-name="P75"/>
            <text:p text:style-name="P75"/>
            <text:p text:style-name="P305"><text:span text:style-name="T614">Nebeské</text:span><text:span text:style-name="T403"> království, nejdražší bratři, se proto tak nazývá zde na zemi, protože </text:span><text:span text:style-name="T414">od </text:span><text:span text:style-name="T403">toho, co duch již zná, stoupá až k věcem neznámým, které ještě nepoznal. Takže příkladem věcí viditelných se unáší k těm neviditelným, a skrze to, co se používáním naučí, jako by oheň postupně vy</text:span><text:soft-page-break/><text:span text:style-name="T403">křesal. A skrze to, co zná a má rád, si i neznámé zamiluje. Hle, zde je nebeské království přirovnáno k </text:span><text:span text:style-name="T491">p</text:span><text:span text:style-name="T403">okladu skrytému v poli. Když jej člověk najde, opět jej ukryje, a s velikou radostí jde, prodá vše, co má, a to pole koupí. </text:span></text:p>
          </table:table-cell>
        </table:table-row>
        <table:table-row table:style-name="Tabulka1.1">
          <table:table-cell table:style-name="Tabulka1.A1" office:value-type="string">
            <text:p text:style-name="P21">Lectio x.</text:p>
            <text:p text:style-name="P380"><text:span text:style-name="T587">Qua</text:span> in re hoc quoque notándum est, quod invéntus thesáurus abscónditur, ut servétur: quia stúdium c<text:span text:style-name="T1125">oe</text:span>léstis desidérii a malígnis spirítibus custodíre non súfficit, qui hoc ab humánis láudibus non abscóndit. In præsénti étenim vita, quasi in via sumus, qua ad pátriam pérgimus. Malígni autem spíritus iter nostrum quasi quidam latrúnculi óbsident. Deprædári ergo desíderat, qui thesáurum públice portat in via.</text:p>
            <text:p text:style-name="P144"/>
          </table:table-cell>
          <table:table-cell table:style-name="Tabulka1.A1" office:value-type="string">
            <text:p text:style-name="P75"/>
            <text:p text:style-name="P438"><text:span text:style-name="T778">V této</text:span><text:span text:style-name="T466"> záležitosti stojí </text:span><text:span text:style-name="T478">zajisté</text:span><text:span text:style-name="T466"> za zmínku, že nalezený poklad je opět ukryt, aby byl v bezpečí. </text:span><text:span text:style-name="T483">S</text:span><text:span text:style-name="T466">vou snahu o dosažení nebeské touhy </text:span><text:span text:style-name="T483">totiž</text:span><text:span text:style-name="T466"> ne</text:span><text:span text:style-name="T487">dokáže</text:span><text:span text:style-name="T466"> </text:span><text:span text:style-name="T487">uhlídat</text:span><text:span text:style-name="T466"> od zlých duchů ten, </text:span><text:span text:style-name="T484">kdo</text:span><text:span text:style-name="T466"> se neskryje lidské chvále. </text:span><text:span text:style-name="T483">Neboť</text:span><text:span text:style-name="T466"> v tomto životě jsme jako na cestě, po které jdeme do nebeské vlasti. Zlí duchové však číhají na této cestě jako nějací lupiči. </text:span><text:span text:style-name="T485">A </text:span><text:span text:style-name="T466">ten, kdo </text:span><text:span text:style-name="T478">po</text:span><text:span text:style-name="T466"> cestě </text:span><text:span text:style-name="T484">zjevně a </text:span><text:span text:style-name="T466">otevřeně nosí své poklady, se vlastně chce </text:span><text:span text:style-name="T485">n</text:span><text:span text:style-name="T466">echat oloupit. </text:span></text:p>
          </table:table-cell>
        </table:table-row>
        <table:table-row table:style-name="Tabulka1.1">
          <table:table-cell table:style-name="Tabulka1.A1" office:value-type="string">
            <text:p text:style-name="P21">Lectio xj.</text:p>
            <text:p text:style-name="P377"><text:span text:style-name="T587">Hoc</text:span> autem dico, non ut próximi ópera nostra bona non vídeant, cum scriptum sit: Vídeant ópera vestra bona, et gloríficent Patrem vestrum qui in c<text:span text:style-name="T1125">oe</text:span>lis est; sed, ut per hoc quod ágimus, laudes extérius non quærámus. Sic autem sit opus in público, quátenus inténtio máneat in occúlto; ut, et de bono opere próximis præbeámus exémplum, et tamen per intentiónem, qua Deo soli plácere quærimus, semper optémus secrétum.</text:p>
            <text:p text:style-name="P144"/>
          </table:table-cell>
          <table:table-cell table:style-name="Tabulka1.A1" office:value-type="string">
            <text:p text:style-name="P75"/>
            <text:p text:style-name="P295"><text:span text:style-name="T613">To</text:span><text:span text:style-name="T404"> však neříkám proto, aby naši bližní neviděli naše dobrá díla, neboť je psáno: „Ať vidí vaše dobrá díla a oslavují vašeho Otce, který je </text:span><text:span text:style-name="T415">v </text:span><text:span text:style-name="T404">nebesích.“ Avšak tím, co děláme, nesmíme hledat vnější chválu. Takové tedy buď vaše dílo před lidmi, aby jeho úmysl zůstal skryt. Abychom tedy o dobrých skutcích mohli vydávat příklad svým bližním, je</text:span><text:span text:style-name="T415">jich</text:span><text:span text:style-name="T404"> úmysl, kterým se chceme líbit Bohu samotnému, vždy uchovejme v tajnosti. </text:span></text:p>
          </table:table-cell>
        </table:table-row>
        <table:table-row table:style-name="Tabulka1.1">
          <table:table-cell table:style-name="Tabulka1.A1" office:value-type="string">
            <text:p text:style-name="P21">Lectio xij.</text:p>
            <text:p text:style-name="P381"><text:span text:style-name="T587">Thesáurus</text:span> autem c<text:span text:style-name="T1125">oe</text:span>léste est desidérium; ager vero, in quo thesáurus abscónditur, disciplína stúdii c<text:span text:style-name="T1125">oe</text:span>léstis. Quem profécto agrum, vénditis ómnibus, cómparat, qui, voluptátibus carnis renúntians, cuncta sua terréna desidéria per disciplinæ c<text:span text:style-name="T1125">oe</text:span>léstis custódiam calcat: ut nihil jam quod caro blandítur, líbeat; nihil quod carnálem vitam trucídat, spíritus perhorréscat.</text:p>
            <text:p text:style-name="P144"/>
          </table:table-cell>
          <table:table-cell table:style-name="Tabulka1.A1" office:value-type="string">
            <text:p text:style-name="P75"/>
            <text:p text:style-name="P340"><text:span text:style-name="T714">Nebeský</text:span><text:span text:style-name="T798"> p</text:span><text:span text:style-name="T777">oklad </text:span>je totiž <text:span text:style-name="T216">naše </text:span>touha. Pole pak, v <text:span text:style-name="T1136">němž</text:span> je poklad ukryt, <text:span text:style-name="T1125">je </text:span>káz<text:span text:style-name="T844">eň</text:span> <text:span text:style-name="T1136">při</text:span><text:span text:style-name="T844"> </text:span>sna<text:span text:style-name="T1136">z</text:span><text:span text:style-name="T844">e</text:span> o nebe. Ten, kdo prodá vše, co má, a koupí to pole, je takový člověk, který zavrhne tužby těla, a všechny své pozemské touhy pošlape dodržováním nebeské <text:span text:style-name="T844">kázně</text:span>, aby se mu již nelíbilo nic, čím ho tělo utěšuje a jeho duch se neděsil toho, co zabíjí tělesný život. </text:p>
          </table:table-cell>
        </table:table-row>
        <table:table-row table:style-name="Tabulka1.1">
          <table:table-cell table:style-name="Tabulka1.A1" table:number-columns-spanned="2" office:value-type="string">
            <text:p text:style-name="P226"><text:span text:style-name="T2">DIE </text:span><text:span text:style-name="T13">X</text:span><text:span text:style-name="T21">X</text:span><text:span text:style-name="T14">V</text:span><text:span text:style-name="T21">II</text:span><text:span text:style-name="T2">. </text:span><text:span text:style-name="T9">J</text:span><text:span text:style-name="T11">U</text:span><text:span text:style-name="T13">L</text:span><text:span text:style-name="T11">I</text:span><text:span text:style-name="T12">I.</text:span></text:p>
            <text:p text:style-name="P247"><text:span text:style-name="T41">I</text:span><text:span text:style-name="T120">n</text:span><text:span text:style-name="T41"> F</text:span><text:span text:style-name="T120">esto</text:span><text:span text:style-name="T41"> </text:span><text:span text:style-name="T44">S</text:span><text:span text:style-name="T41">. </text:span><text:span text:style-name="T56">C</text:span><text:span text:style-name="T541">amilli </text:span><text:span text:style-name="T540">de </text:span><text:span text:style-name="T55">L</text:span><text:span text:style-name="T540">ellis</text:span><text:span text:style-name="T533">,</text:span></text:p>
            <text:p text:style-name="P55"><text:span text:style-name="T578">Confessoris</text:span>.</text:p>
            <text:p text:style-name="P53">iij. Lect. et M.</text:p>
          </table:table-cell>
          <table:covered-table-cell/>
        </table:table-row>
        <table:table-row table:style-name="Tabulka1.1">
          <table:table-cell table:style-name="Tabulka1.A1" office:value-type="string">
            <text:p text:style-name="P159">In I. Nocturno</text:p>
            <text:p text:style-name="P163">De libro Ecclesiástici.</text:p>
            <text:p text:style-name="P12">Lectio j. <text:span text:style-name="T572">Cap. 34.</text:span></text:p>
            <text:p text:style-name="P286">Q<text:span text:style-name="T587">ui</text:span> timet Dóminum nihil trepidábit, et non pavébit: Quóniam ipse est spes ejus. Timéntis Dóminum beáta est ánima ejus. Ad quem réspicit, et quis est fortitúdo ejus? Oculi Dó<text:soft-page-break/>mini super timéntes eum, protéctor poténtiæ‚ firmaméntum virtútis‚ tégimen ardóris, et umbráculum meridiáni, deprecátio offensiónis, et adjutórium casus, exáltans ánimam‚ et illúminans, ócu<text:span text:style-name="T1136">­</text:span>los‚ dans sanitátem, et vitam et benedictiónem.</text:p>
            <text:p text:style-name="P281"/>
          </table:table-cell>
          <table:table-cell table:style-name="Tabulka1.A1" office:value-type="string">
            <text:p text:style-name="P159"><text:s/></text:p>
            <text:p text:style-name="P64"/>
            <text:p text:style-name="P64"/>
            <text:p text:style-name="P323"><text:span text:style-name="T587">Kdo</text:span> se bojí Pána, tomu netřeba se <text:span text:style-name="T845">ničeho </text:span>strachovat ani se děsit, neboť on je jeho naděje. Duše toho, kdo se bojí Pána, je blahoslavená. Na koho upírá oči a kdo je jeho <text:span text:style-name="T756">síla</text:span>? Oči <text:soft-page-break/>Páně hledí na ty, kteří se ho bojí; obrana mocná, opora silná, záštita proti vedru, a stínidlo proti polednímu žáru, ochrana před úrazem, a pomoc proti pádu je ten, který povznáší duše, osvěcuje oči, dává zdraví a život a požehnání. <text:s/><text:span text:style-name="T573">(</text:span><text:span text:style-name="T196">Hejčl</text:span><text:span text:style-name="T168">, </text:span><text:span text:style-name="T169">upraveno</text:span><text:span text:style-name="T573">)</text:span></text:p>
          </table:table-cell>
        </table:table-row>
        <table:table-row table:style-name="Tabulka1.1">
          <table:table-cell table:style-name="Tabulka1.A1" office:value-type="string">
            <text:p text:style-name="P8">Lectio ij.</text:p>
            <text:p text:style-name="P358">C<text:span text:style-name="T587">amíllus</text:span> Bucclánici, Theatínæ diœcésis óppido ex nóbili Lelliórum família natus, adoléscens milítiam secútus, sæculi vítiis aliquándiu indúlsit, donec vigésimum quintum agens ætátis annum, abundantióri supérnæ grátiæ lumine et dulcédine perfúsus, anteáctæ vitæ sordes abstérgere, novúmque induére hóminem fírmiter decrévit. Unde ad Fratres Minóres, quos Cappucínos vocant, cónvolans‚ eórum número adscribi summis précibus exorávit. Verum majóra de eo divína disponénte providéntia illius religiónis suscéptum hábitum dimísit, et Romam proféctus in Nosocómium‚ quod insanabílium dícitur, recéptus est: cuius étiam administratiónem, ob exímias virtútes sibi demandátam, summa integritáte‚ ac sollicitúdine vere patérna perégit. Omnium ægrórum servum se réputans ac præcípue animárum in extrémis periclitántium levámini inténdens, præclaríssima præbuit admirábilis patiéntiæ, et heróicæ charitátis exémpla. Sacerdótio póstea initiátus, prima jecit congregatiónis Clericórum Regulárium infírmis ministrántium fundaménta‚ in quo salubérrimo promovéndo institúto cœlésti voce e simulácro emíssa Christi crucifíxi, manus étiam de ligno avúlsas admirándo prodígio protendéntis, mirabíliter confortátus, advérsas omnes constánti ánimo superávit difficultátes.</text:p>
            <text:p text:style-name="P205"/>
          </table:table-cell>
          <table:table-cell table:style-name="Tabulka1.A1" office:value-type="string">
            <text:p text:style-name="P80"/>
            <text:p text:style-name="P333"><text:span text:style-name="T696">Kamil</text:span><text:span text:style-name="T757"> se narodil v městečku Bucchianico v teatinské diecézi do šlechtické rodiny de Lellis. V mládí se chtěl stát vojákem, nějakou dobu se oddával světským neřestem, než jej v pětadvaceti letech prodchlo světlo </text:span><text:span text:style-name="T1127">ještě </text:span><text:span text:style-name="T757">hojn</text:span><text:span text:style-name="T1127">ější </text:span><text:span text:style-name="T757">božské milosti a sladkosti, očistil se od špíny minulého života a pevně se rozhodl, že obleče nového člověka. Takže se rozběhl k Menším Bratřím, které lidé nazývají Kapucíni, a všemožnými prosbami žádal, aby mohl rozšířit jejich řady. Vpravdě se božská prozřetelnost postarala o to, aby nemohl přijmout hábit této řehole, byl propuštěn, vydal se do Říma a byl přijat do Nemocnice, která se věnovala péči o nevyléčitelně nemocné, jejíž řízení mu nakonec bylo svěřeno díky jeho výjimečným ctnostem, nejvyšší poctivosti a péči vpravdě otcovské. Považoval se za služebníka všech nemocných a chtěl ulevit především duším v posledních chvílích života, proslavil se podivu-hodnou trpělivostí a příklady hrdinné lásky. Později přijal kněžské svěcení, položil základy kongregace Řeholních Kleriků, kteří se starali o nemocné, a ku pomoci tom</text:span><text:span text:style-name="T1127">u</text:span><text:span text:style-name="T757">to spásnému institutu se ozval nebeský hlas ze sochy ukřižovaného Krista, také ruce své odtrhl z Kříže a v úctyhodném zázraku je natáhl </text:span><text:span text:style-name="T197">ke Kamilovi</text:span><text:span text:style-name="T336"> a tím jej podivuhodným způsobem posílil, takže všechny obtíže překonal se stálostí ducha.</text:span></text:p>
          </table:table-cell>
        </table:table-row>
        <table:table-row table:style-name="Tabulka1.1">
          <table:table-cell table:style-name="Tabulka1.A1" office:value-type="string">
            <text:p text:style-name="P8">Lectio iij.</text:p>
            <text:p text:style-name="P366"><text:span text:style-name="T587">Mirum</text:span> est, qua alacritáte, nullis fractus labóribus, nullis detérritus vitæ perículis, diu noctúque ad suprémum usque spíritum ægrotántium cómmodis vigiláverit. Omnibus ómnia factus vilíssima quæque offícia hilári promptóque ánimo accipiébat, utque se libérius ómnium impénderet indigéntium necessitátibus, atque superimpénderet, generálem Ordinis præfectúram cœlíque delícias, quibus in contemplatióne defíxus affluébat‚ sponte dimísit. Tandem vigíliis, jejúniis‚ et assíduis attrítus labóribus‚ quinque moléstis æque ac diutúrnis morbis, quos misericórdias Dómini appellábat‚ fórtiter tolerátis, Romæ inter suavíssima Jesu et Mariæ nómina, ad ea verba: Mitis atque festívus Christi Jesu tibi aspéctus appáreat, obdormívit in Dómino‚ anno salútis millésimo sexcentésimo décimo quarto: quem <text:soft-page-break/>plúribus illústrem miráculis Benedíctus décimus quartus solémni ritu Sanctórum fastis adscrípsit.</text:p>
            <text:p text:style-name="P91"/>
          </table:table-cell>
          <table:table-cell table:style-name="Tabulka1.A1" office:value-type="string">
            <text:p text:style-name="P80"/>
            <text:p text:style-name="P335"><text:span text:style-name="T697">Obdivuhodné</text:span> <text:span text:style-name="T846">je, s jakou odhodlaností ve dne, v noci bděl – </text:span><text:span text:style-name="T219">a</text:span><text:span text:style-name="T1138"> </text:span><text:span text:style-name="T846">rád – při umírajících až do jejich posledního dechu, nezlomily jej žádné útrapy, neodradilo ani smrtelné nebezpečí. Všem se stal vším, i ty nejpodřadnější povinnosti přijímal hned a s radost</text:span><text:span text:style-name="T1138">­</text:span><text:span text:style-name="T846">ným duchem, a aby se ještě lépe mohl věnovat potřebám všech, kteří to potřebovali, a to až do krajnosti, opustil generální prefekturu Řádu pro potěšení nebeská, jimiž oplýval, když se oddával kontemplaci. Takto pak, zdrcen nočním bděním, posty a usilovnou prací, když statečně snášel pět obtížných a vleklých chorob, které nazýval „Božím milosrdenstvím,“ v Římě mezi nejsladšími jmény Ježíš a Maria, </text:span><text:span text:style-name="T1138">právě když zazněla </text:span><text:span text:style-name="T846">tato slova: „zjeví se ti tichá a oslavená tvář Ježíše Krista,“ zesnul v Pánu, roku spásy 1614. Proslaveného mnoha zázraky jej </text:span><text:soft-page-break/><text:span text:style-name="T846">pak Benedikt XIV. slavnostním obřadem připsal do kalendáře mezi Svaté.</text:span></text:p>
          </table:table-cell>
        </table:table-row>
        <table:table-row table:style-name="Tabulka1.1">
          <table:table-cell table:style-name="Tabulka1.A1" table:number-columns-spanned="2" office:value-type="string">
            <text:p text:style-name="P227"><text:span text:style-name="T2">DIE </text:span><text:span text:style-name="T13">X</text:span><text:span text:style-name="T21">X</text:span><text:span text:style-name="T14">V</text:span><text:span text:style-name="T21">I</text:span><text:span text:style-name="T22">I</text:span><text:span text:style-name="T21">I</text:span><text:span text:style-name="T2">. </text:span><text:span text:style-name="T9">J</text:span><text:span text:style-name="T11">U</text:span><text:span text:style-name="T13">L</text:span><text:span text:style-name="T11">I</text:span><text:span text:style-name="T12">I.</text:span></text:p>
            <text:p text:style-name="P248"><text:span text:style-name="T41">I</text:span><text:span text:style-name="T120">n</text:span><text:span text:style-name="T41"> F</text:span><text:span text:style-name="T120">esto</text:span><text:span text:style-name="T41"> </text:span><text:span text:style-name="T44">S</text:span><text:span text:style-name="T41">. </text:span><text:span text:style-name="T57">V</text:span><text:span text:style-name="T541">i</text:span><text:span text:style-name="T542">ncenti</text:span><text:span text:style-name="T541">i </text:span><text:span text:style-name="T542">a</text:span><text:span text:style-name="T540"> </text:span><text:span text:style-name="T57">P</text:span><text:span text:style-name="T542">au</text:span><text:span text:style-name="T540">l</text:span><text:span text:style-name="T542">o</text:span><text:span text:style-name="T533">,</text:span></text:p>
            <text:p text:style-name="P56"><text:span text:style-name="T578">Confessoris</text:span>.</text:p>
            <text:p text:style-name="P54">iij. Lect. et M.</text:p>
          </table:table-cell>
          <table:covered-table-cell/>
        </table:table-row>
        <table:table-row table:style-name="Tabulka1.1">
          <table:table-cell table:style-name="Tabulka1.A1" office:value-type="string">
            <text:p text:style-name="P159">In I. Nocturno</text:p>
            <text:p text:style-name="P163">De libro Ecclesiástici.</text:p>
            <text:p text:style-name="P12">Lectio j. <text:span text:style-name="T572">Cap. 31.</text:span></text:p>
            <text:p text:style-name="P281">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1"/>
          </table:table-cell>
          <table:table-cell table:style-name="Tabulka1.A1" office:value-type="string">
            <text:p text:style-name="P159"><text:s/></text:p>
            <text:p text:style-name="P64"/>
            <text:p text:style-name="P64"/>
            <text:p text:style-name="P317"><text:span text:style-name="T587">Blaze</text:span> <text:span text:style-name="T574">muži</text:span>, který <text:span text:style-name="T574">byl shledán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span text:style-name="T573">(</text:span><text:span text:style-name="T170">ČEP</text:span><text:span text:style-name="T168">, </text:span><text:span text:style-name="T171">značně </text:span><text:span text:style-name="T169">upraveno</text:span><text:span text:style-name="T573">)</text:span></text:p>
          </table:table-cell>
        </table:table-row>
        <table:table-row table:style-name="Tabulka1.1">
          <table:table-cell table:style-name="Tabulka1.A1" office:value-type="string">
            <text:p text:style-name="P17">Lectio ij.</text:p>
            <text:p text:style-name="P354">V<text:span text:style-name="T587">incéntius</text:span> a Paulo, natióne Gallus, Pódii non procul ab Aquis Tarbéllis in Aquitánia natus, jam tum a púero exímiam in páuperes charitátem præ se tulit. A custódia patérni gregis ad lítteras vocátus, et póstea sacerdótio insignítus, in Turcas incídit, qui captívum in Africam abduxérunt. Sed cum herum ipsum Christo lucrifecísset, ex bárbaris oris una cum eo, opitulánte Deípara se prorípiens, ad Apostólica límina iter instítuit; unde in Gálliam revérsus, animárum ministério indeféssus incúbuit. Primárius sacrórum miníster in Gálliæ trirémibus renuntiátus a rege, mirum quo zelo et ducum et rémigum salúti óperam posúerit. Moniálibus Visitatiónis a sancto Francísco Salésio præpósitus, tanta prudéntia per annos círciter quadragínta eam curam sustínuit, ut máxime comprobáverit judícium sanctíssimi Præsulis, qui sacerdótem Vincéntio digniórem nullum se nosse fatebátur. Evangelizándis paupéribus, præsértim rurícolis, tum se, tum alúmnos Congregatiónis, quam sub n<text:span text:style-name="T1126">ó</text:span>mine Presbyterórum Missiónis instítuit, perpétuo voto obstrínxit. Quantum autem augéndæ Cleri disciplínæ, et quantum amplificándæ fídei et pietáti allaboráverit‚ testántur, inter ália, erécta majórum Clericórum seminária, et multi verbi Dei præcónes non ad solas Gálliæ et Európæ províncias missi, sed et usque ad Bárbaros et Indos.</text:p>
            <text:p text:style-name="P365"/>
          </table:table-cell>
          <table:table-cell table:style-name="Tabulka1.A1" office:value-type="string">
            <text:p text:style-name="P80"/>
            <text:p text:style-name="P429"><text:span text:style-name="T602">Vincenc</text:span><text:span text:style-name="T901"> </text:span><text:span text:style-name="T921">z Pauly, národností Francouz, se narodil v</text:span><text:span text:style-name="T922">e vesničce Pouy nedaleko města Dax v Akvitánii, a již tehdy, od chlapeckého věku, se vyznačoval výjimečnou láskou k chudým. </text:span><text:span text:style-name="T923">Od starosti o otcova stáda byl povolán k učení a poté, </text:span><text:span text:style-name="T926">co</text:span><text:span text:style-name="T923"> byl vysvěcen na kněze, padl do zajetí Turkům, kteří jej odvlekli do Afriky. Avšak když Kristu získal samotného svého pána</text:span><text:span text:style-name="T982">, který jej vlastnil</text:span><text:span text:style-name="T1024">, od barbarských břehů spolu s ním, a za pomoci Bohorodičky, odplul, a učinil </text:span><text:span text:style-name="T1035">pouť</text:span><text:span text:style-name="T1024"> k apoštolským prahům. Odtud se vrátil zpět do Francie, a neúnavně se ponořil do </text:span><text:span text:style-name="T1035">péče</text:span><text:span text:style-name="T1024"> </text:span><text:span text:style-name="T1035">o </text:span><text:span text:style-name="T1024">duš</text:span><text:span text:style-name="T1035">e</text:span><text:span text:style-name="T1024">. </text:span><text:span text:style-name="T1025">Byl kaplanem veslařů na galérách pro celou Francii, </text:span><text:span text:style-name="T1035">a </text:span><text:span text:style-name="T1025">když jej král povolal zpět, </text:span><text:span text:style-name="T1035">byl </text:span><text:span text:style-name="T1025">udiven, s jakým zápalem se stará o spásu člověka, ať už se jedná o vévodu, nebo veslaře. </text:span><text:span text:style-name="T1026">Mniškám Navštívení od svatého Františka Saleského byl proboštem, a s takovou moudrostí asi čtyřicet let o ně pečoval, že se nanejvýš zalíbil </text:span><text:span text:style-name="T1027">úsudku přesvatého Biskupa, že prohla</text:span><text:span text:style-name="T1035">­</text:span><text:span text:style-name="T1027">šoval, že nezná lepšího kněze než Vincence. Věčným slibem hlásání Evangelia chudým, především rolní</text:span><text:span text:style-name="T1035">­</text:span><text:span text:style-name="T1027">kům, zavázal sebe i odchovance Kongregace, kterou založil pod jménem Kněží </text:span><text:span text:style-name="T1034">Misionářů</text:span><text:span text:style-name="T1027">. Jak mnoho pracoval pro </text:span><text:span text:style-name="T1028">větší kázeň Kléru a </text:span><text:span text:style-name="T1035">na</text:span><text:span text:style-name="T1028">kolik pro větší víru a zbožnost, nám ukazuje, mimo jiné, množství vystavěných seminářů pro v</text:span><text:span text:style-name="T1035">yš</text:span><text:span text:style-name="T1028">ší Kleriky, i množství kazatelů Božího slova poslaných nejen do provincií samotné Francie i ostatní Evropy, ale až k Barbarům a Indům. </text:span></text:p>
          </table:table-cell>
        </table:table-row>
        <table:table-row table:style-name="Tabulka1.1">
          <table:table-cell table:style-name="Tabulka1.A1" office:value-type="string">
            <text:p text:style-name="P17">Lectio iij.</text:p>
            <text:p text:style-name="P354"><text:soft-page-break/>N<text:span text:style-name="T587">ullum</text:span> fuit calamitátis genus, cui patérne non occúrrerit. Fidéles sub Turcárum jugo geméntes‚ infántes expósitos, vírgines periclitántes‚ moniáles dispérsas, ad trirémes damnátos, peregrínos infírmos, artífices inválidos, ipsósque mente captos, ac innúmeros mendícos subsídiis et hospítiis etiámnum superstítibus excépit ac pie fovit. Divérsas províncias peste, fame bellóque vastátas prolíxe refécit. Plúrima ad perquiréndos et sublevándos míseros sodalítia fundávit‚ inter quæ célebris matronárum cœtus, et late diffúsa sub nómine Charitátis puellárum Socíetas. Ipse vero hæc inter et ália gravíssima negótia, Deo júgiter inténtus, cunctis affábilis, ac sibi semper constans, simplex, rectus, húmilis, ab honóribus, divítiis ac delíciis semper abhórruit. Demum labóribus et sénio conféctus, anno supra millésimum sexcentésimo sexagésimo, ætátis suæ octogésimo quinto, Parísiis in domo sancti Lázari‚ quæ caput est Congregatiónis Missiónis, plácide obdormívit. Quem virtútibus, <text:span text:style-name="T1126">m</text:span>éritis ac miráculis clarum Clemens duodécimus inter Sanctos rétulit.</text:p>
            <text:p text:style-name="P365"/>
          </table:table-cell>
          <table:table-cell table:style-name="Tabulka1.A1" office:value-type="string">
            <text:p text:style-name="P80"/>
            <text:p text:style-name="P430"><text:soft-page-break/><text:span text:style-name="T603">Není</text:span><text:span text:style-name="T901"> </text:span><text:span text:style-name="T924">žádný druh pohromy, který by jej otcovským trestem nestihl. Když věřící úpěli pod jhem Turků, děti jim na pospas </text:span><text:span text:style-name="T925">dané</text:span><text:span text:style-name="T924">, panny <text:s/>v ohrožení, </text:span><text:span text:style-name="T925">vyhnané </text:span><text:span text:style-name="T924">mnišky, muži ods</text:span><text:span text:style-name="T925">o</text:span><text:span text:style-name="T924">uz</text:span><text:span text:style-name="T925">ené </text:span><text:span text:style-name="T924">ke službě na galérách, </text:span><text:span text:style-name="T1029">nemocné poutníky, tělesně i duševně postižené pouliční umělce a řemeslníky, </text:span><text:span text:style-name="T1030">a nesčetné žebráky </text:span><text:span text:style-name="T983">Vincenc </text:span><text:span text:style-name="T1030">obdarovával </text:span><text:span text:style-name="T1035">a</text:span><text:span text:style-name="T1030"> </text:span><text:span text:style-name="T1035">za</text:span><text:span text:style-name="T1030"> hosty, </text:span><text:span text:style-name="T1035">někdy</text:span><text:span text:style-name="T1030"> sotva živé, přijímal a </text:span><text:span text:style-name="T1029">laskavě </text:span><text:span text:style-name="T1030">se o ně </text:span><text:span text:style-name="T1029">staral. </text:span><text:span text:style-name="T1030">Různá území stižená morem, hladem nebo válkou velkolepě obnovil. </text:span><text:span text:style-name="T1031">Založil také několik bratrstev k</text:span><text:span text:style-name="T1032">u</text:span><text:span text:style-name="T1031"> </text:span><text:span text:style-name="T1032">pomoci a péči o ubohé, mezi nimi i slavný spolek <text:s/>žen, který se velmi rozšířil po jménem Společenství dívek </text:span><text:span text:style-name="T1034">křesťanské </text:span><text:span text:style-name="T1032">Lásky. On sám, uprostřed těchto i dalších svých předůležitých činností byl vždy zaměřen řádně na Boha, ke všem vlídný, a sám vždy </text:span><text:span text:style-name="T1035">pevný</text:span><text:span text:style-name="T1032">, prostý, přímý, pokorný, vždy se odvracel od poct, bohatství a potěšení. Nakonec útrapami a stářím sešlý </text:span><text:span text:style-name="T1033">pok</text:span><text:span text:style-name="T1034">ojně zesnul </text:span><text:span text:style-name="T1033">roku 1660, ve věku 85 let, v Paříži v domě svatého Lazara, který je ústředím Kongregace </text:span><text:span text:style-name="T1034">misionářů. Proslavil se ctnostmi, zásluhami i zázraky, proto jej Klement XII. zanesl mezi Svaté.</text:span></text:p>
          </table:table-cell>
        </table:table-row>
        <table:table-row table:style-name="Tabulka1.1">
          <table:table-cell table:style-name="Tabulka1.A1" table:number-columns-spanned="2" office:value-type="string">
            <text:p text:style-name="P227"><text:span text:style-name="T2">DIE </text:span><text:span text:style-name="T13">X</text:span><text:span text:style-name="T21">XI</text:span><text:span text:style-name="T22">X</text:span><text:span text:style-name="T2">. </text:span><text:span text:style-name="T9">J</text:span><text:span text:style-name="T11">U</text:span><text:span text:style-name="T13">L</text:span><text:span text:style-name="T11">I</text:span><text:span text:style-name="T12">I.</text:span></text:p>
            <text:p text:style-name="P248"><text:span text:style-name="T41">I</text:span><text:span text:style-name="T120">n</text:span><text:span text:style-name="T41"> F</text:span><text:span text:style-name="T120">esto</text:span><text:span text:style-name="T41"> </text:span><text:span text:style-name="T44">S</text:span><text:span text:style-name="T41">. </text:span><text:span text:style-name="T57">M</text:span><text:span text:style-name="T542">arthæ</text:span><text:span text:style-name="T533">,</text:span></text:p>
            <text:p text:style-name="P56"><text:span text:style-name="T758">Virginis</text:span>.</text:p>
            <text:p text:style-name="P54">iij. Lect. et M.</text:p>
          </table:table-cell>
          <table:covered-table-cell/>
        </table:table-row>
        <table:table-row table:style-name="Tabulka1.1">
          <table:table-cell table:style-name="Tabulka1.A1" office:value-type="string">
            <text:p text:style-name="P159">In I. Nocturno</text:p>
            <text:p text:style-name="P167">De Epístola <text:span text:style-name="T847">prima</text:span> beáti Pauli Apostóli</text:p>
            <text:p text:style-name="P167">ad Corínthios.</text:p>
            <text:p text:style-name="P16">Lectio j. <text:span text:style-name="T572">Cap. 7.</text:span></text:p>
            <text:p text:style-name="P285">D<text:span text:style-name="T587">e</text:span> virgínibus præcéptum Dómini non habeo: consílium autem do, tamquam misericórdiam consecútus a Dómino‚ ut sim fidélis. Exístimo ergo hoc bonum esse propter instántem necessitátem, quóniam bonum est hómini sic esse. Alligátus es uxóri? noli quærére solutiónem. Solútus es ab uxóre? noli quærére uxórem. Si autem accéperis uxórem: non peccásti. Et si núpserit virgo, non peccávit: tribulatiónem tamen carnis habébunt hujúsmodi. Ego autem vobis parco.</text:p>
            <text:p text:style-name="P284"/>
          </table:table-cell>
          <table:table-cell table:style-name="Tabulka1.A1" office:value-type="string">
            <text:p text:style-name="P159"><text:s/></text:p>
            <text:p text:style-name="P70"/>
            <text:p text:style-name="P70"/>
            <text:p text:style-name="P37"/>
            <text:p text:style-name="P424"><text:span text:style-name="T852">O pannách příkaz od Pána nemám, ale radu dávám jako člověk, jemuž se dostalo od Pána milosrdenství, abych byl spolehlivý rádce. Podle mého mínění tedy je dobré pro nynější utrpení, ano dobré pro člověka, aby zůstal tak, </text:span><text:span text:style-name="T984">jak je</text:span><text:span text:style-name="T852">. Jsi vázán k manželce? Nehledej rozloučení! Jsi bez manželky? Nehledej manželku! Oženíš-li se však, nehřešíš. </text:span><text:span text:style-name="T927">A</text:span><text:span text:style-name="T852"> vdá-li se panna, nehřeší. Avšak takoví </text:span><text:span text:style-name="T928">lidé</text:span><text:span text:style-name="T852"> budou míti tělesné útrapy. </text:span><text:span text:style-name="T928">A t</text:span><text:span text:style-name="T852">ěch já vás šetřím. </text:span></text:p>
            <text:p text:style-name="P74"><text:span text:style-name="T573">(</text:span><text:span text:style-name="T168">Col, </text:span><text:span text:style-name="T169">upraveno</text:span><text:span text:style-name="T573">)</text:span></text:p>
          </table:table-cell>
        </table:table-row>
        <table:table-row table:style-name="Tabulka1.1">
          <table:table-cell table:style-name="Tabulka1.A1" office:value-type="string">
            <text:p text:style-name="P17">Lectio ij.</text:p>
            <text:p text:style-name="P365">M<text:span text:style-name="T587">artha</text:span>, Christi Dómini hospítio clara, post ejus ascénsum in cœlum, cum germánis et multis Christiánis comprehénsa a Judæis, in navem sine velo, ac remígio impósita, Deo gubernánte, Massíliam appéllit. Eo miráculo finítimæ gentes in Christum credidérunt: Lazarúsque Massiliénsium, et Maximínus Aquénsium Epíscopus creátur. Mag<text:soft-page-break/>daléna vero oratióni assuéta, partem óptimam, quam elégerat, non relínquens, in vastam spelúncam se cóndidit. </text:p>
            <text:p text:style-name="P365"/>
          </table:table-cell>
          <table:table-cell table:style-name="Tabulka1.A1" office:value-type="string">
            <text:p text:style-name="P80"/>
            <text:p text:style-name="P336"><text:span text:style-name="T701">Marta</text:span><text:span text:style-name="T799"> </text:span><text:span text:style-name="T800">je</text:span> <text:span text:style-name="T848">slavná tím, že hostila Krista Pána. Po jeho nanebevstoupení ji </text:span><text:span text:style-name="T1129">spolu </text:span><text:span text:style-name="T848">s jejími sourozenci a mnoha Křesťany zajali Židé a posadili na loď bez plachty a kormidla. Božím řízením přistála loď v Marseille. Tímto zázrakem uvěřily okolní národy v Krista, Lazar byl ustanoven Biskupem v Marseille a Maximin Biskupem v Aix-en-Provence. </text:span><text:span text:style-name="T214">Marie </text:span><text:soft-page-break/><text:span text:style-name="T361">Magdaléna však </text:span><text:span text:style-name="T363">byla</text:span><text:span text:style-name="T361"> navyklá modlitbě </text:span><text:span text:style-name="T363">a </text:span><text:span text:style-name="T361">svůj úděl, který si sama vybrala, nikdy neopustila, a </text:span><text:span text:style-name="T362">usadila se ve veliké jeskyni. </text:span></text:p>
          </table:table-cell>
        </table:table-row>
        <table:table-row table:style-name="Tabulka1.203">
          <table:table-cell table:style-name="Tabulka1.A1" office:value-type="string">
            <text:p text:style-name="P17">Lectio iij.</text:p>
            <text:p text:style-name="P365">M<text:span text:style-name="T587">artha</text:span> autem, mirábili vitæ sanctitáte, Massiliénsium ánimos in sui amórem convértens, in locum remótum a viris se recépit, ubi cum áliquot fœminis pie vixit, ac demum, morte sua multo ante praedícta, miráculis clara migrávit ad Dóminum, quarto Kaléndas Augústi. Cujus corpus apud Taráscum magnam habet veneratiónem. </text:p>
            <text:p text:style-name="P365"/>
          </table:table-cell>
          <table:table-cell table:style-name="Tabulka1.A1" office:value-type="string">
            <text:p text:style-name="P80"/>
            <text:p text:style-name="P336"><text:span text:style-name="T701">Marta</text:span><text:span text:style-name="T849"> si však podivuhodnou svatostí svého života získala přízeň marseilleských, odebrala se na místo vzdálené od mužů, kde s několika ženami zbožně žila, až nakonec, poté, co s velkým předstihem předpověděla den své smrti, proslavena zázraky odešla k Pánu dne 29. července. Její tělo, uchované ve městě Tarascon-sur-Rhône, je předmětem velké úcty.</text:span></text:p>
          </table:table-cell>
        </table:table-row>
        <table:table-row table:style-name="Tabulka1.203">
          <table:table-cell table:style-name="Tabulka1.A1" table:number-columns-spanned="2" office:value-type="string">
            <text:p text:style-name="P227"><text:span text:style-name="T2">DIE </text:span><text:span text:style-name="T13">X</text:span><text:span text:style-name="T21">X</text:span><text:span text:style-name="T22">X</text:span><text:span text:style-name="T2">. </text:span><text:span text:style-name="T9">J</text:span><text:span text:style-name="T11">U</text:span><text:span text:style-name="T13">L</text:span><text:span text:style-name="T11">I</text:span><text:span text:style-name="T12">I.</text:span></text:p>
            <text:p text:style-name="P248"><text:span text:style-name="T41">I</text:span><text:span text:style-name="T120">n</text:span><text:span text:style-name="T41"> F</text:span><text:span text:style-name="T120">esto</text:span><text:span text:style-name="T41"> </text:span></text:p>
            <text:p text:style-name="P248"><text:span text:style-name="T44">S</text:span><text:span text:style-name="T41">. </text:span><text:span text:style-name="T57">H</text:span><text:span text:style-name="T541">i</text:span><text:span text:style-name="T542">eronym</text:span><text:span text:style-name="T541">i </text:span><text:span text:style-name="T57">A</text:span><text:span text:style-name="T542">emi</text:span><text:span text:style-name="T540">l</text:span><text:span text:style-name="T542">iani</text:span><text:span text:style-name="T533">,</text:span></text:p>
            <text:p text:style-name="P56"><text:span text:style-name="T578">Confessoris</text:span>.</text:p>
            <text:p text:style-name="P54">iij. Lect. et M.</text:p>
          </table:table-cell>
          <table:covered-table-cell/>
        </table:table-row>
        <table:table-row table:style-name="Tabulka1.203">
          <table:table-cell table:style-name="Tabulka1.A1" office:value-type="string">
            <text:p text:style-name="P159">In I. Nocturno</text:p>
            <text:p text:style-name="P163">De libro Ecclesiástici.</text:p>
            <text:p text:style-name="P12">Lectio j. <text:span text:style-name="T572">Cap. 31.</text:span></text:p>
            <text:p text:style-name="P281">B<text:span text:style-name="T587">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281"/>
          </table:table-cell>
          <table:table-cell table:style-name="Tabulka1.A1" office:value-type="string">
            <text:p text:style-name="P159"><text:s/></text:p>
            <text:p text:style-name="P64"/>
            <text:p text:style-name="P64"/>
            <text:p text:style-name="P317"><text:span text:style-name="T587">Blaze</text:span> <text:span text:style-name="T574">muži</text:span>, který <text:span text:style-name="T574">byl shledán </text:span>bez <text:span text:style-name="T574">poskvrny </text:span>a za zlatem se nepachtí. Kdo je takový? Abychom ho chválili! Neboť <text:span text:style-name="T575">podivuhodné věci </text:span>činil v<text:span text:style-name="T575">e</text:span> svém životě. Kdo obstál v pokušení a zůstal neporušený? Bude to jeho <text:span text:style-name="T575">slávou na věky</text:span>. Kdo se mohl dopouštět přestupků, ale nedopustil se jich, kdo mohl činit zlé, ale neučinil to? Jeho štěstí je zajištěno <text:span text:style-name="T577">v Pánu</text:span> a o jeho milosrdných činech bude vypravovat <text:span text:style-name="T577">celé </text:span>shromáždění <text:span text:style-name="T577">svatých</text:span>. <text:span text:style-name="T573">(</text:span><text:span text:style-name="T170">ČEP</text:span><text:span text:style-name="T168">, </text:span><text:span text:style-name="T171">značně </text:span><text:span text:style-name="T169">upraveno</text:span><text:span text:style-name="T573">)</text:span></text:p>
          </table:table-cell>
        </table:table-row>
        <table:table-row table:style-name="Tabulka1.203">
          <table:table-cell table:style-name="Tabulka1.A1" office:value-type="string">
            <text:p text:style-name="P8">Lectio ij.</text:p>
            <text:p text:style-name="P358">H<text:span text:style-name="T587">ierónymus</text:span> Æmiliánus, patrícia stirpe, Venétiis ortus, ab adolescéntia milítiæ addíctus, difficíllimis reipúblicæ tempóribus Castronóvo ad <text:span text:style-name="T760">Q</text:span>uarum in móntibus Tarvisínis præfícitur. Capta ab hóstibus arce, ipse in tetérrimum cárcerem detrúditur, unde a beatíssima Virgine, ejus précibus exoráta‚ mirabíliter liberátus, Venétias revérsus, cœpit pietátis stúdia impénsius cólere. In páuperes mire effúsus, sed puerórum præsértim misértus, qui paréntibus orbáti‚ egéni et sórdidi per urbem vagabántur, illos in aedes a se condúctas recépit, de suo aléndos et Christiánis móribus imbuéndos. Mox ópera beáti Cajetáni et Petri Caráfæ‚ qui póstmodum Paulus quartus fuit, in hospítium incurabílium addúctus est, in quo órphanos simul educáret, et ægrótis pari charitáte inservíret. Eorúmdem hortátu in próximam continéntem proféctus, Bríxiæ pri<text:soft-page-break/>mum, deínde Bérgomi nova eréxit orphánotrophía. Somáschæ demum subsístens, in húmili pago agri Bergoménsis sibi ac suis ibídem sedem constítuit, formámque indúxit congregatiónis, cui proptérea a Somáscha nomen factum, quam sub inde auctam et propagátam nedum orphanórum regímini et ecclesiárum cúltui, sed et adolescéntium institutióni addíctam sanctus Pius quintus inter religiósos Ordines adscrípsit.</text:p>
            <text:p text:style-name="P205"/>
          </table:table-cell>
          <table:table-cell table:style-name="Tabulka1.A1" office:value-type="string">
            <text:p text:style-name="P80"/>
            <text:p text:style-name="P332"><text:span text:style-name="T699">Jeroným</text:span><text:span text:style-name="T759"> Aemilián pocházel z patricijského pokolení z Benátek. Jako mladík vstoupil do armády a v časech přeobtížných pro republiku se stal velitelem pevnosti Castelnuovo v horách u Trevisa. Když ji nepřátelé dobyli, Jeronýma uvrhli do hrozného žaláře, odkud byl na přímluvu nejblahoslavenější Panny zázračně vysvobozen, navrátil se do Benátek a začal s velkým zápalem konat skutky zbožnosti. Věnoval se podivuhodným způsobem chudým, zejména se však slitovával nad chlapci, kteří přišli o rodiče, a chudí a špinaví se toulali po městě. Tyto chlapce přijímal do domů, které obdržel do správy, a ze svého je živil a vychovával v křesťanských mravech. Brzy nato jej svatý Kajetán a Petr Carafa, který se později stal papeže</text:span><text:span text:style-name="T1129">m</text:span><text:span text:style-name="T759"> Pavlem IV., přivedli do špitálu pro nevyléčitelně nemocné, kde mohl sirotky vzdělávat a nemocné vybavit podobně laskavou pé</text:span><text:soft-page-break/><text:span text:style-name="T759">čí. Na povzbuzení </text:span><text:span text:style-name="T1129">těchto dvou mužů </text:span><text:span text:style-name="T759">se vydal do Evropy, nejdříve do </text:span><text:span text:style-name="T199">města </text:span><text:span text:style-name="T759">Brescia, pak do Bergama, kde postavil nové sirotčince. Pak se usadil v malé vesničce Somascha v kraji Bergamském, kde sobě a svým druhům ustanovil sídlo, a založil kongregaci, která dostala jméno podle </text:span><text:span text:style-name="T198">v</text:span><text:span text:style-name="T200">esničky </text:span><text:span text:style-name="T337">Somascha, neboť právě odtud se </text:span><text:span text:style-name="T338">rozšiřovala </text:span><text:span text:style-name="T340">a rostla</text:span><text:span text:style-name="T338">. </text:span><text:span text:style-name="T339">Tato kongregace byla určena nejen k</text:span><text:span text:style-name="T338"> péč</text:span><text:span text:style-name="T339">i</text:span><text:span text:style-name="T338"> o sirotky a </text:span><text:span text:style-name="T340">chrámovou </text:span><text:span text:style-name="T338">bohoslužbu, ale také </text:span><text:span text:style-name="T339">jako institut pro mladé lidi. Pius V. ji </text:span><text:span text:style-name="T351">pak </text:span><text:span text:style-name="T339">zapsal mezi řeholní Řády.</text:span></text:p>
          </table:table-cell>
        </table:table-row>
        <table:table-row table:style-name="Tabulka1.203">
          <table:table-cell table:style-name="Tabulka1.A1" office:value-type="string">
            <text:p text:style-name="P8">Lectio iij.</text:p>
            <text:p text:style-name="P359">O<text:span text:style-name="T587">rphanis</text:span> colligéndis inténtus Mediolánum proficíscitur atque Ticínum, et utrobíque collectis agmínibus puerórum‚ nobílibus viris favéntibus, novas domos próvide constítuit. Inde Somáscham redux ómnibus ómnia factus a nullo abhorrébat ópere, quod in próximi bonum cedére prævidéret. Agrícolis immíxtus per agros sparsis, dum se illis in labóribus adjutórem præbet, mystéria fídei explicábat, puerórum cápita, porrígine fœda abstérgens curábat, putridísque rusticórum vulnéribus medebátur eo succéssu, ut grátia curatiónum donátus censerétur. In monte, qui Somáschæ ímminet, repérta specu, in illam se ábdidit, ubi se flagéllis cædens‚ dies íntegros jejúnus tránsigens‚ oratióni insístens, sui aliorúmque noxárum pœnas luébat. Tandem contrácto morbo, dum témpore contagiónis ægrotántibus inservíret, et vita functos própriis húmeris ad sepultúram deférret, pretiósam vitam pretiosióri morte finívit anno millésimo quingentésimo trigésimo séptimo, quem plúribus in vita et post mortem miráculis illústrem Clemens décimus tértius in númerum Sanctórum rétulit.</text:p>
            <text:p text:style-name="P91"/>
          </table:table-cell>
          <table:table-cell table:style-name="Tabulka1.A1" office:value-type="string">
            <text:p text:style-name="P80"/>
            <text:p text:style-name="P337"><text:span text:style-name="T700">Když</text:span><text:span text:style-name="T761"> chtěl jít sbírat sirotky do Milána, zastavil se také v Pavii, a v obou městech nasbíral zástupy chlapců, aby </text:span><text:span text:style-name="T201">jim</text:span><text:span text:style-name="T761"> za podpory vznešených mužů prozíravě postavil nové domy. Odtud se navrátil do </text:span><text:span text:style-name="T202">vesničky </text:span><text:span text:style-name="T341">Somascha, kde všem byl vším </text:span><text:span text:style-name="T352">a </text:span><text:span text:style-name="T341">neštítil se žádné</text:span><text:span text:style-name="T342">ho díla, o kterém věděl, že bude k dobru bližního. </text:span><text:span text:style-name="T343">Vmísil se mezi rolníky rozeseté na polích, když se jim při </text:span><text:span text:style-name="T350">pracích</text:span><text:span text:style-name="T343"> jejich ku pomoci nabízel, vykládal </text:span><text:span text:style-name="T367">jim </text:span><text:span text:style-name="T343">tajemství víry,</text:span><text:span text:style-name="T344"> </text:span><text:span text:style-name="T345">čistil a </text:span><text:span text:style-name="T344">uzdravoval </text:span><text:span text:style-name="T345">špinavé </text:span><text:span text:style-name="T344">hlavy</text:span><text:span text:style-name="T345"> </text:span><text:span text:style-name="T344">chlapců </text:span><text:span text:style-name="T345">plné lupů</text:span><text:span text:style-name="T344">, </text:span><text:span text:style-name="T346">zapáchající rány rolníků </text:span><text:span text:style-name="T347">léčil</text:span><text:span text:style-name="T346"> s takovým úspěchem, že </text:span><text:span text:style-name="T347">si o něm mysleli, že má dar uzdravování. Na hoře, která </text:span><text:span text:style-name="T353">se tyčí nad</text:span><text:span text:style-name="T347"> </text:span><text:span text:style-name="T203">vesničk</text:span><text:span text:style-name="T204">ou</text:span><text:span text:style-name="T203"> </text:span><text:span text:style-name="T347">Somascha, si našel jeskyni, do které se ukryl, a bičoval se tam, trávil celé dny v postech, vytrvával </text:span><text:span text:style-name="T367">na </text:span><text:span text:style-name="T347">modlitbách, </text:span><text:span text:style-name="T348">a tím sebe i jiné zbavoval trestů za hříchy. Nakonec se nakazil nemocí, a zatímco v </text:span><text:span text:style-name="T364">době, kdy byl</text:span><text:span text:style-name="T348"> nakažen, sloužil nemocným, a ty, kteří už ze života odešli, na vlastních ramenou </text:span><text:span text:style-name="T364">od</text:span><text:span text:style-name="T348">náš</text:span><text:span text:style-name="T364">e</text:span><text:span text:style-name="T348">l ku pohřbu, svůj drahý život zakončil smrtí ještě cennější roku 1537. </text:span><text:span text:style-name="T349">Proslavil se mnoha zázraky za života i po smrti, takže jej Klement XIII. připočetl k zástupu Svatých.</text:span></text:p>
          </table:table-cell>
        </table:table-row>
        <table:table-row table:style-name="Tabulka1.203">
          <table:table-cell table:style-name="Tabulka1.A1" table:number-columns-spanned="2" office:value-type="string">
            <text:p text:style-name="P227"><text:span text:style-name="T2">DIE </text:span><text:span text:style-name="T13">X</text:span><text:span text:style-name="T21">X</text:span><text:span text:style-name="T22">X</text:span><text:span text:style-name="T23">I</text:span><text:span text:style-name="T2">. </text:span><text:span text:style-name="T9">J</text:span><text:span text:style-name="T11">U</text:span><text:span text:style-name="T13">L</text:span><text:span text:style-name="T11">I</text:span><text:span text:style-name="T12">I.</text:span></text:p>
            <text:p text:style-name="P248"><text:span text:style-name="T41">I</text:span><text:span text:style-name="T120">n</text:span><text:span text:style-name="T41"> F</text:span><text:span text:style-name="T120">esto</text:span><text:span text:style-name="T41"> </text:span><text:span text:style-name="T44">S</text:span><text:span text:style-name="T41">. </text:span><text:span text:style-name="T58">I</text:span><text:span text:style-name="T543">gnatii</text:span><text:span text:style-name="T533">,</text:span></text:p>
            <text:p text:style-name="P56"><text:span text:style-name="T578">Confessoris</text:span>.</text:p>
            <text:p text:style-name="P54">iij. Lect. et M.</text:p>
          </table:table-cell>
          <table:covered-table-cell/>
        </table:table-row>
        <table:table-row table:style-name="Tabulka1.203">
          <table:table-cell table:style-name="Tabulka1.A1" office:value-type="string">
            <text:p text:style-name="P159">In I. Nocturno</text:p>
            <text:p text:style-name="P163">De libro Ecclesiástici.</text:p>
            <text:p text:style-name="P12">Lectio j. <text:span text:style-name="T572">Cap. 34.</text:span></text:p>
            <text:p text:style-name="P281">Q<text:span text:style-name="T587">ui</text:span> timet Dóminum nihil trepidábit, et non pavébit: quóniam ipse est spes ejus. Timéntis Dóminum beáta est ánima ejus. Ad quem réspicit‚ et quis est fortitúdo ejus? Oculi Dómini super timéntes eum, protéctor poténtiæ‚ firmaméntum vinctis, tégimen ardóris, et umbráculum meridiáni, deprecátio offensiónis, et adjutórium casus, exáltans ánimam‚ et illúminans óculos, dans sanitátem, et vitam et benedictiónem.</text:p>
            <text:p text:style-name="P281"><text:soft-page-break/></text:p>
          </table:table-cell>
          <table:table-cell table:style-name="Tabulka1.A1" office:value-type="string">
            <text:p text:style-name="P159"><text:s/></text:p>
            <text:p text:style-name="P64"/>
            <text:p text:style-name="P64"/>
            <text:p text:style-name="P324"><text:span text:style-name="T587">Kdo</text:span> se bojí Pána, tomu ne<text:span text:style-name="T850">ní </text:span>třeba se strachovat ani děsit se <text:span text:style-name="T850">ničeho</text:span>, neboť on je jeho naděje. Duše toho, kdo se bojí Pána je blahoslavená. Na koho upírá oči a kdo je <text:span text:style-name="T756">jeh</text:span>o <text:span text:style-name="T756">síla</text:span>? Oči Páně hledí na ty, kteří se ho bojí; obrana mocná, opora silná, záštita proti vedru, a stínidlo proti polednímu žáru, ochrana před úrazem, a pomoc proti pádu je ten, který povznáší duše, osvěcuje oči, dává zdraví a život a požehnání.</text:p>
            <text:p text:style-name="P72"><text:soft-page-break/><text:span text:style-name="T573">(</text:span><text:span text:style-name="T196">Hejčl</text:span><text:span text:style-name="T168">, </text:span><text:span text:style-name="T169">upraveno</text:span><text:span text:style-name="T573">)</text:span></text:p>
          </table:table-cell>
        </table:table-row>
        <table:table-row table:style-name="Tabulka1.203">
          <table:table-cell table:style-name="Tabulka1.A1" office:value-type="string">
            <text:p text:style-name="P8">Lectio ij.</text:p>
            <text:p text:style-name="P358">I<text:span text:style-name="T587">gnátius</text:span>, Loyólæ in Cantábria natus, in propugnatióne Pampelonénsi, accépto vúlnere, gráviter decúmbens, ex fortúita piórum librórum lectióne, ad Christi Sanctorúmque sectánda vestígia mirabíliter exársit. Ad montem Serrátum proféctus, ante Aram beatíssimæ Vírginis suspénsis armis, noctem éxcubans, sacræ milítiæ tyrocínium pósuit. Inde Manrésam secédens, præcláris ibi fuit illustratiónibus recreátus.</text:p>
            <text:p text:style-name="P205"/>
          </table:table-cell>
          <table:table-cell table:style-name="Tabulka1.A1" office:value-type="string">
            <text:p text:style-name="P80"/>
            <text:p text:style-name="P332"><text:span text:style-name="T698">Ignác</text:span><text:span text:style-name="T762"> se narodil v Loyole v Baskicku. V bitvě u Pamplony utržil ránu, která jej upoutala na lůžko, a příhodná četba zbožných knih jej podivuhodným způsobem podnítila k následování Krista a Svatých. Vydal se na pouť do Monserratu, kde před Oltářem nejblahoslavenější Panny zavěsil své zbra</text:span><text:span text:style-name="T1128">­</text:span><text:span text:style-name="T762">ně, probděl noc na modlitbách, a vstoupil do řad posvátného vojska. Odtud se uchýlil do </text:span><text:span text:style-name="T205">města </text:span><text:span text:style-name="T354">Manresa, kde byl </text:span><text:span text:style-name="T355">obnoven </text:span><text:span text:style-name="T354">pře</text:span><text:span text:style-name="T355">slavnými </text:span><text:span text:style-name="T356">zjeveními</text:span><text:span text:style-name="T355">.</text:span></text:p>
          </table:table-cell>
        </table:table-row>
        <table:table-row table:style-name="Tabulka1.203">
          <table:table-cell table:style-name="Tabulka1.A1" office:value-type="string">
            <text:p text:style-name="P8">Lectio iij.</text:p>
            <text:p text:style-name="P359">L<text:span text:style-name="T587">utétiae</text:span> Parisiórum, in monte Mártyrum prima Ordinis fundaménta jecit. Ethnicæ superstitióni, hæresíque bellum indíxit, apértis ubíque ad pietátem et lítteras gymnasiis. Templórum nitor, Catechísmi tradítio, conciónum ac Sacramentórum frequéntia ab ipso increméntum accepérunt. Dæmones fugávit, vultu radiánti conspéctus est, ac ætátis annum agens sexagésimum quintum, ad Dómini sui ampléxum migrávit. Hunc Gregórius decimus quintus, méritis et miráculis illústrem, fastis Sanctórum adscrípsit.</text:p>
            <text:p text:style-name="P91"/>
          </table:table-cell>
          <table:table-cell table:style-name="Tabulka1.A1" office:value-type="string">
            <text:p text:style-name="P80"/>
            <text:p text:style-name="P415"><text:span text:style-name="T604">Ve</text:span><text:span text:style-name="T858"> francouzské Paříži, na Montmartre, položil první základy </text:span><text:span text:style-name="T985">svého </text:span><text:span text:style-name="T1036">Řádu. </text:span><text:span text:style-name="T1037">V</text:span><text:span text:style-name="T1036">yhlásil válku </text:span><text:span text:style-name="T1037">p</text:span><text:span text:style-name="T1036">ohanským pověrám a </text:span><text:span text:style-name="T1038">bludům</text:span><text:span text:style-name="T1036">, a všude otevíral gymnázia k rozšíření zbožnosti i učenosti. </text:span><text:span text:style-name="T1037">Lesk chrámů, vyučování Katechismu, navštěvování kázání a časté přijímání Svátostí </text:span><text:span text:style-name="T1039">byly díky němu na vzestupu. Zaháněl zlé duchy, jeho tvář na pohled zářila, a když mu bylo šedesát pět let, odešel do náruče svého Pána. Řehoř XV. jej pak proslaveného zásluhami i zázraky </text:span><text:span text:style-name="T1040">zapsal mezi Svaté.</text:span></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family-generic="roman" style:font-pitch="variable"/>
    <style:font-face style:name="Linux Libertine S.O.Cist.4" svg:font-family="'Linux Libertine S.O.Cist.'" style:font-adornments="Běžné" style:font-family-generic="modern" style:font-pitch="variable"/>
    <style:font-face style:name="Linux Libertine S.O.Cist.:frac=1" svg:font-family="'Linux Libertine S.O.Cist.:frac=1'" style:font-adornments="Běžné"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nux Libertine S.O.Cist."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nux Libertine S.O.Cist."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3" style:page-number="auto"/>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1"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loext:opacity="0%" style:font-name="LTC Ornamental Initials" fo:font-family="'LTC Ornamental Initials'" style:font-style-name="Běžné"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30T10:04:22.213934393</meta:creation-date>
    <dc:date>2023-05-25T10:48:44.384000000</dc:date>
    <meta:editing-duration>P5DT17H59M29S</meta:editing-duration>
    <meta:editing-cycles>282</meta:editing-cycles>
    <meta:generator>LibreOffice/7.5.2.2$Windows_x86 LibreOffice_project/53bb9681a964705cf672590721dbc85eb4d0c3a2</meta:generator>
    <meta:document-statistic meta:table-count="1" meta:image-count="5" meta:object-count="0" meta:page-count="54" meta:paragraph-count="925" meta:word-count="30360" meta:character-count="196533" meta:non-whitespace-character-count="166821"/>
  </office:meta>
</office:document-meta>
</file>